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3bef0d8"/>
    </style:style>
    <style:style style:name="P61" style:family="paragraph" style:parent-style-name="Text_20_body">
      <style:paragraph-properties fo:text-align="justify" style:justify-single-word="false"/>
      <style:text-properties fo:language="ru" fo:country="RU" officeooo:paragraph-rsid="014674be"/>
    </style:style>
    <style:style style:name="P62" style:family="paragraph" style:parent-style-name="Text_20_body">
      <style:paragraph-properties fo:text-align="end" style:justify-single-word="false"/>
      <style:text-properties officeooo:paragraph-rsid="038f772a"/>
    </style:style>
    <style:style style:name="P63" style:family="paragraph" style:parent-style-name="Text_20_body">
      <style:paragraph-properties fo:text-align="justify" style:justify-single-word="false"/>
      <style:text-properties officeooo:paragraph-rsid="00175913"/>
    </style:style>
    <style:style style:name="P64" style:family="paragraph" style:parent-style-name="Text_20_body">
      <style:paragraph-properties fo:text-align="justify" style:justify-single-word="false"/>
      <style:text-properties officeooo:paragraph-rsid="00189af1"/>
    </style:style>
    <style:style style:name="P65" style:family="paragraph" style:parent-style-name="Text_20_body">
      <style:paragraph-properties fo:text-align="justify" style:justify-single-word="false"/>
      <style:text-properties fo:language="ru" fo:country="RU" officeooo:paragraph-rsid="0389f786"/>
    </style:style>
    <style:style style:name="P6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7" style:family="paragraph" style:parent-style-name="Text_20_body">
      <style:paragraph-properties fo:text-align="justify" style:justify-single-word="false"/>
      <style:text-properties fo:language="ru" fo:country="RU" officeooo:paragraph-rsid="00189af1"/>
    </style:style>
    <style:style style:name="P68" style:family="paragraph" style:parent-style-name="Text_20_body">
      <style:paragraph-properties fo:text-align="justify" style:justify-single-word="false"/>
      <style:text-properties fo:language="ru" fo:country="RU" officeooo:rsid="00189af1" officeooo:paragraph-rsid="00189af1"/>
    </style:style>
    <style:style style:name="P69" style:family="paragraph" style:parent-style-name="Text_20_body">
      <style:paragraph-properties fo:text-align="justify" style:justify-single-word="false"/>
      <style:text-properties fo:language="ru" fo:country="RU" officeooo:rsid="0019ec28" officeooo:paragraph-rsid="0019ec28"/>
    </style:style>
    <style:style style:name="P70" style:family="paragraph" style:parent-style-name="Text_20_body">
      <style:paragraph-properties fo:text-align="justify" style:justify-single-word="false"/>
      <style:text-properties fo:language="ru" fo:country="RU" officeooo:rsid="001a56c3" officeooo:paragraph-rsid="001a56c3"/>
    </style:style>
    <style:style style:name="P71" style:family="paragraph" style:parent-style-name="Text_20_body">
      <style:paragraph-properties fo:text-align="justify" style:justify-single-word="false"/>
      <style:text-properties officeooo:paragraph-rsid="0019451a"/>
    </style:style>
    <style:style style:name="P72" style:family="paragraph" style:parent-style-name="Text_20_body">
      <style:paragraph-properties fo:text-align="justify" style:justify-single-word="false"/>
      <style:text-properties fo:language="ru" fo:country="RU" officeooo:paragraph-rsid="01497b7f"/>
    </style:style>
    <style:style style:name="P73" style:family="paragraph" style:parent-style-name="Text_20_body">
      <style:paragraph-properties fo:text-align="justify" style:justify-single-word="false"/>
      <style:text-properties fo:language="ru" fo:country="RU" officeooo:paragraph-rsid="0019451a"/>
    </style:style>
    <style:style style:name="P74" style:family="paragraph" style:parent-style-name="Text_20_body">
      <style:paragraph-properties fo:text-align="justify" style:justify-single-word="false"/>
      <style:text-properties fo:language="ru" fo:country="RU" officeooo:paragraph-rsid="014c0632"/>
    </style:style>
    <style:style style:name="P75" style:family="paragraph" style:parent-style-name="Text_20_body">
      <style:paragraph-properties fo:text-align="justify" style:justify-single-word="false"/>
      <style:text-properties fo:language="ru" fo:country="RU" officeooo:paragraph-rsid="001bd968"/>
    </style:style>
    <style:style style:name="P76" style:family="paragraph" style:parent-style-name="Text_20_body">
      <style:paragraph-properties fo:text-align="justify" style:justify-single-word="false"/>
      <style:text-properties officeooo:paragraph-rsid="001d3aa6"/>
    </style:style>
    <style:style style:name="P77" style:family="paragraph" style:parent-style-name="Text_20_body">
      <style:paragraph-properties fo:text-align="justify" style:justify-single-word="false"/>
      <style:text-properties fo:language="ru" fo:country="RU" officeooo:paragraph-rsid="001d3aa6"/>
    </style:style>
    <style:style style:name="P78"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7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80" style:family="paragraph" style:parent-style-name="Text_20_body">
      <style:paragraph-properties fo:text-align="justify" style:justify-single-word="false"/>
      <style:text-properties officeooo:paragraph-rsid="038eb069"/>
    </style:style>
    <style:style style:name="P81"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2" style:family="paragraph" style:parent-style-name="Text_20_body">
      <style:paragraph-properties fo:text-align="justify" style:justify-single-word="false"/>
      <style:text-properties fo:language="ru" fo:country="RU" officeooo:paragraph-rsid="038ed742"/>
    </style:style>
    <style:style style:name="P83" style:family="paragraph" style:parent-style-name="Text_20_body">
      <style:paragraph-properties fo:text-align="justify" style:justify-single-word="false"/>
      <style:text-properties fo:language="ru" fo:country="RU" officeooo:rsid="002172fd" officeooo:paragraph-rsid="002172fd"/>
    </style:style>
    <style:style style:name="P84"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6" style:family="paragraph" style:parent-style-name="Footnote">
      <style:text-properties fo:language="ru" fo:country="RU" officeooo:rsid="014fe71d" officeooo:paragraph-rsid="014fe71d"/>
    </style:style>
    <style:style style:name="P87" style:family="paragraph" style:parent-style-name="Text_20_body">
      <style:paragraph-properties fo:text-align="justify" style:justify-single-word="false"/>
      <style:text-properties fo:language="ru" fo:country="RU" officeooo:paragraph-rsid="014fe71d"/>
    </style:style>
    <style:style style:name="P88" style:family="paragraph" style:parent-style-name="Text_20_body">
      <style:paragraph-properties fo:text-align="center" style:justify-single-word="false"/>
      <style:text-properties fo:language="ru" fo:country="RU" fo:font-style="italic" style:font-style-asian="italic" style:font-style-complex="italic"/>
    </style:style>
    <style:style style:name="P89" style:family="paragraph" style:parent-style-name="Text_20_body">
      <style:paragraph-properties fo:text-align="end" style:justify-single-word="false"/>
      <style:text-properties fo:language="ru" fo:country="RU" fo:font-style="italic" style:font-style-asian="italic" style:font-style-complex="italic"/>
    </style:style>
    <style:style style:name="P90"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91" style:family="paragraph" style:parent-style-name="Text_20_body">
      <style:paragraph-properties fo:text-align="justify" style:justify-single-word="false"/>
      <style:text-properties officeooo:paragraph-rsid="00257d51"/>
    </style:style>
    <style:style style:name="P9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3"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6" style:family="paragraph" style:parent-style-name="Text_20_body">
      <style:paragraph-properties fo:text-align="justify" style:justify-single-word="false"/>
      <style:text-properties fo:language="ru" fo:country="RU" officeooo:paragraph-rsid="002daf1c"/>
    </style:style>
    <style:style style:name="P97" style:family="paragraph" style:parent-style-name="Text_20_body">
      <style:paragraph-properties fo:text-align="end" style:justify-single-word="false"/>
      <style:text-properties fo:language="ru" fo:country="RU" fo:font-style="normal" style:font-style-asian="normal" style:font-style-complex="normal"/>
    </style:style>
    <style:style style:name="P98"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paragraph-rsid="03a55697" style:font-style-asian="italic" style:font-style-complex="italic"/>
    </style:style>
    <style:style style:name="P101" style:family="paragraph" style:parent-style-name="Text_20_body">
      <style:paragraph-properties fo:text-align="justify" style:justify-single-word="false"/>
      <style:text-properties fo:language="ru" fo:country="RU" fo:font-style="italic" officeooo:rsid="03a75627" officeooo:paragraph-rsid="03a75627" style:font-style-asian="italic" style:font-style-complex="italic"/>
    </style:style>
    <style:style style:name="P102" style:family="paragraph" style:parent-style-name="Text_20_body">
      <style:paragraph-properties fo:text-align="justify" style:justify-single-word="false"/>
      <style:text-properties fo:language="ru" fo:country="RU" officeooo:paragraph-rsid="03ad2a2d"/>
    </style:style>
    <style:style style:name="P103" style:family="paragraph" style:parent-style-name="Text_20_body">
      <style:paragraph-properties fo:text-align="justify" style:justify-single-word="false"/>
      <style:text-properties fo:language="ru" fo:country="RU" officeooo:rsid="03ad2a2d" officeooo:paragraph-rsid="03ad2a2d"/>
    </style:style>
    <style:style style:name="P104" style:family="paragraph" style:parent-style-name="Text_20_body">
      <style:paragraph-properties fo:text-align="justify" style:justify-single-word="false"/>
      <style:text-properties fo:language="ru" fo:country="RU" officeooo:paragraph-rsid="00368471"/>
    </style:style>
    <style:style style:name="P10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10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07" style:family="paragraph" style:parent-style-name="Text_20_body">
      <style:paragraph-properties fo:text-align="justify" style:justify-single-word="false"/>
      <style:text-properties fo:language="ru" fo:country="RU" fo:font-style="italic" officeooo:rsid="03b1c542" officeooo:paragraph-rsid="03b1c542" style:font-style-asian="italic" style:font-style-complex="italic"/>
    </style:style>
    <style:style style:name="P108" style:family="paragraph" style:parent-style-name="Text_20_body">
      <style:paragraph-properties fo:text-align="justify" style:justify-single-word="false"/>
      <style:text-properties fo:language="ru" fo:country="RU" fo:font-style="normal" style:font-style-asian="normal" style:font-style-complex="normal"/>
    </style:style>
    <style:style style:name="P109" style:family="paragraph" style:parent-style-name="Footnote">
      <style:text-properties fo:language="ru" fo:country="RU" officeooo:rsid="0164510f" officeooo:paragraph-rsid="0164510f"/>
    </style:style>
    <style:style style:name="P110"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11" style:family="paragraph" style:parent-style-name="Text_20_body">
      <style:paragraph-properties fo:text-align="justify" style:justify-single-word="false"/>
      <style:text-properties fo:language="ru" fo:country="RU" officeooo:paragraph-rsid="003ad058"/>
    </style:style>
    <style:style style:name="P112" style:family="paragraph" style:parent-style-name="Text_20_body">
      <style:paragraph-properties fo:text-align="justify" style:justify-single-word="false"/>
      <style:text-properties fo:language="ru" fo:country="RU" officeooo:paragraph-rsid="01665d6e"/>
    </style:style>
    <style:style style:name="P113" style:family="paragraph" style:parent-style-name="Text_20_body">
      <style:paragraph-properties fo:text-align="justify" style:justify-single-word="false"/>
      <style:text-properties fo:language="ru" fo:country="RU" officeooo:paragraph-rsid="003d3fd1"/>
    </style:style>
    <style:style style:name="P114" style:family="paragraph" style:parent-style-name="Text_20_body">
      <style:paragraph-properties fo:text-align="justify" style:justify-single-word="false"/>
      <style:text-properties fo:language="ru" fo:country="RU" officeooo:paragraph-rsid="003d44f6"/>
    </style:style>
    <style:style style:name="P115" style:family="paragraph" style:parent-style-name="Text_20_body">
      <style:paragraph-properties fo:text-align="justify" style:justify-single-word="false"/>
      <style:text-properties fo:language="ru" fo:country="RU" officeooo:paragraph-rsid="0169f80c"/>
    </style:style>
    <style:style style:name="P116" style:family="paragraph" style:parent-style-name="Text_20_body">
      <style:paragraph-properties fo:text-align="justify" style:justify-single-word="false"/>
      <style:text-properties fo:language="ru" fo:country="RU" officeooo:paragraph-rsid="0343689e"/>
    </style:style>
    <style:style style:name="P117" style:family="paragraph" style:parent-style-name="Text_20_body">
      <style:paragraph-properties fo:text-align="justify" style:justify-single-word="false"/>
      <style:text-properties fo:language="ru" fo:country="RU" officeooo:paragraph-rsid="003e4773"/>
    </style:style>
    <style:style style:name="P118" style:family="paragraph" style:parent-style-name="Text_20_body">
      <style:paragraph-properties fo:text-align="justify" style:justify-single-word="false"/>
      <style:text-properties fo:language="ru" fo:country="RU" officeooo:paragraph-rsid="0043bd67"/>
    </style:style>
    <style:style style:name="P119" style:family="paragraph" style:parent-style-name="Text_20_body">
      <style:paragraph-properties fo:text-align="justify" style:justify-single-word="false"/>
      <style:text-properties fo:language="ru" fo:country="RU" officeooo:paragraph-rsid="0043f448"/>
    </style:style>
    <style:style style:name="P12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21" style:family="paragraph" style:parent-style-name="Text_20_body">
      <style:paragraph-properties fo:text-align="justify" style:justify-single-word="false"/>
      <style:text-properties fo:language="ru" fo:country="RU" officeooo:paragraph-rsid="003fa225"/>
    </style:style>
    <style:style style:name="P122" style:family="paragraph" style:parent-style-name="Text_20_body">
      <style:paragraph-properties fo:text-align="justify" style:justify-single-word="false"/>
      <style:text-properties fo:language="ru" fo:country="RU" officeooo:paragraph-rsid="016c4889"/>
    </style:style>
    <style:style style:name="P12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4"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officeooo:paragraph-rsid="03db1607" style:font-style-asian="normal" style:font-style-complex="normal"/>
    </style:style>
    <style:style style:name="P125"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italic" officeooo:paragraph-rsid="03db1607"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rsid="03c47c93" officeooo:paragraph-rsid="03c47c93" style:font-style-asian="italic" style:font-style-complex="italic"/>
    </style:style>
    <style:style style:name="P127" style:family="paragraph" style:parent-style-name="Text_20_body">
      <style:paragraph-properties fo:text-align="justify" style:justify-single-word="false"/>
      <style:text-properties fo:language="ru" fo:country="RU" fo:font-style="italic" officeooo:paragraph-rsid="03c47c93" style:font-style-asian="italic" style:font-style-complex="italic"/>
    </style:style>
    <style:style style:name="P128" style:family="paragraph" style:parent-style-name="Text_20_body">
      <style:paragraph-properties fo:text-align="center" style:justify-single-word="false"/>
      <style:text-properties fo:language="ru" fo:country="RU" fo:font-weight="bold" style:font-weight-asian="bold" style:font-weight-complex="bold"/>
    </style:style>
    <style:style style:name="P129" style:family="paragraph" style:parent-style-name="Text_20_body">
      <style:paragraph-properties fo:text-align="justify" style:justify-single-word="false"/>
      <style:text-properties fo:language="ru" fo:country="RU" officeooo:paragraph-rsid="03c56baa"/>
    </style:style>
    <style:style style:name="P130"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31" style:family="paragraph" style:parent-style-name="Text_20_body">
      <style:paragraph-properties fo:text-align="end" style:justify-single-word="false"/>
      <style:text-properties fo:language="ru" fo:country="RU" fo:font-style="normal" officeooo:paragraph-rsid="03db1607" style:font-style-asian="normal" style:font-style-complex="normal"/>
    </style:style>
    <style:style style:name="P132" style:family="paragraph" style:parent-style-name="Text_20_body">
      <style:paragraph-properties fo:text-align="end" style:justify-single-word="false"/>
      <style:text-properties fo:language="ru" fo:country="RU" fo:font-style="italic" officeooo:paragraph-rsid="03db1607" style:font-style-asian="italic" style:font-style-complex="italic"/>
    </style:style>
    <style:style style:name="P133"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style:font-style-asian="normal" style:font-style-complex="normal"/>
    </style:style>
    <style:style style:name="P134"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35" style:family="paragraph" style:parent-style-name="Standard">
      <style:paragraph-properties fo:margin-left="0in" fo:margin-top="0in" fo:margin-bottom="0.0835in" style:contextual-spacing="false" fo:text-align="justify" style:justify-single-word="false" fo:text-indent="0in" style:auto-text-indent="false"/>
      <style:text-properties fo:language="ru" fo:country="RU" fo:font-style="italic" style:font-style-asian="italic" style:font-style-complex="italic"/>
    </style:style>
    <style:style style:name="P136"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37" style:family="paragraph" style:parent-style-name="Text_20_body">
      <style:paragraph-properties fo:text-align="justify" style:justify-single-word="false"/>
      <style:text-properties fo:language="ru" fo:country="RU" fo:font-style="italic" officeooo:paragraph-rsid="03cc3f5f" style:font-style-asian="italic" style:font-style-complex="italic"/>
    </style:style>
    <style:style style:name="P13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3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40" style:family="paragraph" style:parent-style-name="Text_20_body">
      <style:paragraph-properties fo:text-align="center" style:justify-single-word="false"/>
      <style:text-properties fo:language="ru" fo:country="RU" officeooo:paragraph-rsid="03d5ffcd"/>
    </style:style>
    <style:style style:name="P141" style:family="paragraph" style:parent-style-name="Text_20_body">
      <style:paragraph-properties fo:text-align="justify" style:justify-single-word="false"/>
      <style:text-properties fo:language="ru" fo:country="RU" officeooo:paragraph-rsid="005c8284"/>
    </style:style>
    <style:style style:name="P142" style:family="paragraph" style:parent-style-name="Text_20_body">
      <style:paragraph-properties fo:text-align="justify" style:justify-single-word="false"/>
      <style:text-properties fo:language="ru" fo:country="RU" officeooo:paragraph-rsid="005fce4e"/>
    </style:style>
    <style:style style:name="P143" style:family="paragraph" style:parent-style-name="Text_20_body">
      <style:paragraph-properties fo:text-align="justify" style:justify-single-word="false"/>
      <style:text-properties fo:language="ru" fo:country="RU" officeooo:paragraph-rsid="005df5be"/>
    </style:style>
    <style:style style:name="P144" style:family="paragraph" style:parent-style-name="Text_20_body">
      <style:paragraph-properties fo:text-align="justify" style:justify-single-word="false"/>
      <style:text-properties fo:language="ru" fo:country="RU" officeooo:paragraph-rsid="00604dd9"/>
    </style:style>
    <style:style style:name="P145" style:family="paragraph" style:parent-style-name="Text_20_body">
      <style:paragraph-properties fo:text-align="justify" style:justify-single-word="false"/>
      <style:text-properties fo:language="ru" fo:country="RU" officeooo:rsid="00604dd9" officeooo:paragraph-rsid="00604dd9"/>
    </style:style>
    <style:style style:name="P146" style:family="paragraph" style:parent-style-name="Text_20_body">
      <style:paragraph-properties fo:text-align="justify" style:justify-single-word="false"/>
      <style:text-properties fo:language="ru" fo:country="RU" officeooo:rsid="00620f4f" officeooo:paragraph-rsid="00620f4f"/>
    </style:style>
    <style:style style:name="P147" style:family="paragraph" style:parent-style-name="Text_20_body">
      <style:paragraph-properties fo:text-align="justify" style:justify-single-word="false"/>
      <style:text-properties fo:language="ru" fo:country="RU" officeooo:paragraph-rsid="03d1cb53"/>
    </style:style>
    <style:style style:name="P148"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49"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50"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51" style:family="paragraph" style:parent-style-name="Text_20_body">
      <style:paragraph-properties fo:text-align="justify" style:justify-single-word="false"/>
      <style:text-properties fo:language="ru" fo:country="RU" officeooo:paragraph-rsid="02bd7010" fo:background-color="transparent"/>
    </style:style>
    <style:style style:name="P152" style:family="paragraph" style:parent-style-name="Text_20_body">
      <style:paragraph-properties fo:text-align="justify" style:justify-single-word="false"/>
      <style:text-properties fo:language="ru" fo:country="RU" fo:background-color="transparent"/>
    </style:style>
    <style:style style:name="P153" style:family="paragraph" style:parent-style-name="Text_20_body">
      <style:paragraph-properties fo:text-align="justify" style:justify-single-word="false"/>
      <style:text-properties fo:language="ru" fo:country="RU" fo:background-color="#ffff38"/>
    </style:style>
    <style:style style:name="P154" style:family="paragraph" style:parent-style-name="Text_20_body">
      <style:paragraph-properties fo:text-align="justify" style:justify-single-word="false"/>
      <style:text-properties fo:language="ru" fo:country="RU" officeooo:paragraph-rsid="02c8818e" fo:background-color="transparent"/>
    </style:style>
    <style:style style:name="P155" style:family="paragraph" style:parent-style-name="Text_20_body">
      <style:paragraph-properties fo:text-align="justify" style:justify-single-word="false"/>
      <style:text-properties fo:language="ru" fo:country="RU" officeooo:paragraph-rsid="02c95515" fo:background-color="transparent"/>
    </style:style>
    <style:style style:name="P156" style:family="paragraph" style:parent-style-name="Text_20_body">
      <style:paragraph-properties fo:text-align="justify" style:justify-single-word="false"/>
      <style:text-properties fo:language="ru" fo:country="RU" officeooo:paragraph-rsid="02ca76cb" fo:background-color="transparent"/>
    </style:style>
    <style:style style:name="P157" style:family="paragraph" style:parent-style-name="Text_20_body">
      <style:paragraph-properties fo:text-align="justify" style:justify-single-word="false"/>
      <style:text-properties fo:language="ru" fo:country="RU" officeooo:paragraph-rsid="0185423d" fo:background-color="transparent"/>
    </style:style>
    <style:style style:name="P158" style:family="paragraph" style:parent-style-name="Text_20_body">
      <style:paragraph-properties fo:text-align="justify" style:justify-single-word="false"/>
      <style:text-properties fo:language="ru" fo:country="RU" officeooo:paragraph-rsid="00660bac" fo:background-color="transparent"/>
    </style:style>
    <style:style style:name="P159" style:family="paragraph" style:parent-style-name="Footnote">
      <style:text-properties fo:language="ru" fo:country="RU" officeooo:rsid="01871d14" officeooo:paragraph-rsid="01871d14"/>
    </style:style>
    <style:style style:name="P160" style:family="paragraph" style:parent-style-name="Text_20_body">
      <style:paragraph-properties fo:text-align="justify" style:justify-single-word="false"/>
      <style:text-properties fo:language="ru" fo:country="RU" officeooo:paragraph-rsid="03318a22"/>
    </style:style>
    <style:style style:name="P161" style:family="paragraph" style:parent-style-name="Footnote">
      <style:text-properties fo:language="ru" fo:country="RU" officeooo:rsid="04014d54" officeooo:paragraph-rsid="04014d54"/>
    </style:style>
    <style:style style:name="P162" style:family="paragraph" style:parent-style-name="Text_20_body">
      <style:paragraph-properties fo:text-align="justify" style:justify-single-word="false"/>
      <style:text-properties fo:language="ru" fo:country="RU" officeooo:paragraph-rsid="03d357d8"/>
    </style:style>
    <style:style style:name="P163" style:family="paragraph" style:parent-style-name="Text_20_body">
      <style:paragraph-properties fo:text-align="justify" style:justify-single-word="false"/>
      <style:text-properties fo:language="ru" fo:country="RU" officeooo:paragraph-rsid="01895e9a"/>
    </style:style>
    <style:style style:name="P164" style:family="paragraph" style:parent-style-name="Text_20_body">
      <style:paragraph-properties fo:text-align="justify" style:justify-single-word="false"/>
      <style:text-properties fo:language="ru" fo:country="RU" officeooo:paragraph-rsid="0219f04c"/>
    </style:style>
    <style:style style:name="P165" style:family="paragraph" style:parent-style-name="Text_20_body">
      <style:paragraph-properties fo:text-align="justify" style:justify-single-word="false"/>
      <style:text-properties fo:language="ru" fo:country="RU" officeooo:paragraph-rsid="00672e1d"/>
    </style:style>
    <style:style style:name="P166" style:family="paragraph" style:parent-style-name="Heading_20_2">
      <style:paragraph-properties fo:text-align="center" style:justify-single-word="false"/>
    </style:style>
    <style:style style:name="P167" style:family="paragraph" style:parent-style-name="Text_20_body">
      <style:paragraph-properties fo:text-align="center" style:justify-single-word="false"/>
    </style:style>
    <style:style style:name="P168"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69"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70" style:family="paragraph" style:parent-style-name="Text_20_body">
      <style:paragraph-properties fo:text-align="end" style:justify-single-word="false"/>
      <style:text-properties fo:language="ru" fo:country="RU" fo:font-style="normal" officeooo:paragraph-rsid="018a2818" style:font-style-asian="normal" style:font-style-complex="normal"/>
    </style:style>
    <style:style style:name="P171" style:family="paragraph" style:parent-style-name="Text_20_body">
      <style:paragraph-properties fo:text-align="end" style:justify-single-word="false"/>
      <style:text-properties fo:language="ru" fo:country="RU" fo:font-style="italic" officeooo:paragraph-rsid="018a2818" style:font-style-asian="italic" style:font-style-complex="italic"/>
    </style:style>
    <style:style style:name="P172"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7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7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7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3d985c9" officeooo:paragraph-rsid="03d985c9" style:font-style-asian="italic" style:font-style-complex="italic"/>
    </style:style>
    <style:style style:name="P176" style:family="paragraph" style:parent-style-name="Text_20_body">
      <style:paragraph-properties fo:text-align="justify" style:justify-single-word="false"/>
      <style:text-properties fo:language="ru" fo:country="RU" officeooo:paragraph-rsid="018a2818"/>
    </style:style>
    <style:style style:name="P177" style:family="paragraph" style:parent-style-name="Text_20_body">
      <style:paragraph-properties fo:text-align="center" style:justify-single-word="false"/>
      <style:text-properties fo:language="ru" fo:country="RU" officeooo:rsid="018a2818" officeooo:paragraph-rsid="018a2818"/>
    </style:style>
    <style:style style:name="P178" style:family="paragraph" style:parent-style-name="Text_20_body">
      <style:paragraph-properties fo:text-align="end" style:justify-single-word="false"/>
      <style:text-properties fo:language="ru" fo:country="RU" officeooo:paragraph-rsid="018a2818"/>
    </style:style>
    <style:style style:name="P179" style:family="paragraph" style:parent-style-name="Text_20_body">
      <style:paragraph-properties fo:text-align="justify" style:justify-single-word="false"/>
      <style:text-properties fo:language="ru" fo:country="RU" officeooo:paragraph-rsid="019712b5"/>
    </style:style>
    <style:style style:name="P180" style:family="paragraph" style:parent-style-name="Text_20_body">
      <style:paragraph-properties fo:text-align="justify" style:justify-single-word="false"/>
      <style:text-properties fo:language="ru" fo:country="RU" officeooo:paragraph-rsid="0196a32c"/>
    </style:style>
    <style:style style:name="P181" style:family="paragraph" style:parent-style-name="Text_20_body">
      <style:paragraph-properties fo:text-align="justify" style:justify-single-word="false"/>
      <style:text-properties fo:language="en" fo:country="US" officeooo:rsid="01934728" officeooo:paragraph-rsid="0196a32c"/>
    </style:style>
    <style:style style:name="P182" style:family="paragraph" style:parent-style-name="Text_20_body">
      <style:paragraph-properties fo:text-align="justify" style:justify-single-word="false"/>
      <style:text-properties fo:language="ru" fo:country="RU" officeooo:paragraph-rsid="01bb21d4"/>
    </style:style>
    <style:style style:name="P183" style:family="paragraph" style:parent-style-name="Text_20_body">
      <style:paragraph-properties fo:text-align="justify" style:justify-single-word="false"/>
      <style:text-properties officeooo:rsid="0219f04c" officeooo:paragraph-rsid="0219f04c"/>
    </style:style>
    <style:style style:name="P184" style:family="paragraph" style:parent-style-name="Text_20_body">
      <style:paragraph-properties fo:text-align="justify" style:justify-single-word="false"/>
      <style:text-properties fo:language="ru" fo:country="RU" officeooo:rsid="0219f04c" officeooo:paragraph-rsid="0219f04c"/>
    </style:style>
    <style:style style:name="P185" style:family="paragraph" style:parent-style-name="Text_20_body">
      <style:paragraph-properties fo:text-align="justify" style:justify-single-word="false"/>
      <style:text-properties fo:language="ru" fo:country="RU" officeooo:paragraph-rsid="03db9b69"/>
    </style:style>
    <style:style style:name="P186" style:family="paragraph" style:parent-style-name="Text_20_body">
      <style:paragraph-properties fo:text-align="justify" style:justify-single-word="false"/>
      <style:text-properties fo:language="en" fo:country="US" officeooo:rsid="01934728" officeooo:paragraph-rsid="01934728"/>
    </style:style>
    <style:style style:name="P187" style:family="paragraph" style:parent-style-name="Text_20_body">
      <style:paragraph-properties fo:text-align="justify" style:justify-single-word="false"/>
      <style:text-properties fo:language="ru" fo:country="RU" officeooo:rsid="019712b5" officeooo:paragraph-rsid="019712b5"/>
    </style:style>
    <style:style style:name="P188" style:family="paragraph" style:parent-style-name="Text_20_body">
      <style:paragraph-properties fo:text-align="justify" style:justify-single-word="false"/>
      <style:text-properties fo:language="en" fo:country="US" officeooo:rsid="019b8b25" officeooo:paragraph-rsid="019b8b25"/>
    </style:style>
    <style:style style:name="P189" style:family="paragraph" style:parent-style-name="Text_20_body">
      <style:paragraph-properties fo:text-align="justify" style:justify-single-word="false"/>
      <style:text-properties fo:language="en" fo:country="US" officeooo:rsid="01b5c453" officeooo:paragraph-rsid="01b5c453"/>
    </style:style>
    <style:style style:name="P190" style:family="paragraph" style:parent-style-name="Text_20_body">
      <style:paragraph-properties fo:text-align="justify" style:justify-single-word="false"/>
      <style:text-properties fo:language="ru" fo:country="RU" officeooo:rsid="01974323" officeooo:paragraph-rsid="01974323"/>
    </style:style>
    <style:style style:name="P191" style:family="paragraph" style:parent-style-name="Text_20_body">
      <style:paragraph-properties fo:text-align="justify" style:justify-single-word="false"/>
      <style:text-properties fo:language="ru" fo:country="RU" officeooo:rsid="01974323" officeooo:paragraph-rsid="01996254"/>
    </style:style>
    <style:style style:name="P192" style:family="paragraph" style:parent-style-name="Text_20_body">
      <style:paragraph-properties fo:text-align="justify" style:justify-single-word="false"/>
      <style:text-properties fo:language="ru" fo:country="RU" officeooo:rsid="01974323" officeooo:paragraph-rsid="019b8b25"/>
    </style:style>
    <style:style style:name="P193" style:family="paragraph" style:parent-style-name="Text_20_body">
      <style:paragraph-properties fo:text-align="justify" style:justify-single-word="false"/>
      <style:text-properties fo:language="ru" fo:country="RU" officeooo:rsid="01996254" officeooo:paragraph-rsid="01996254"/>
    </style:style>
    <style:style style:name="P194" style:family="paragraph" style:parent-style-name="Text_20_body">
      <style:paragraph-properties fo:text-align="justify" style:justify-single-word="false"/>
      <style:text-properties fo:language="ru" fo:country="RU" officeooo:rsid="019a01ec" officeooo:paragraph-rsid="019a01ec"/>
    </style:style>
    <style:style style:name="P195" style:family="paragraph" style:parent-style-name="Text_20_body">
      <style:paragraph-properties fo:text-align="justify" style:justify-single-word="false"/>
      <style:text-properties fo:language="ru" fo:country="RU" officeooo:rsid="0225e5a3" officeooo:paragraph-rsid="0225e5a3"/>
    </style:style>
    <style:style style:name="P196" style:family="paragraph" style:parent-style-name="Text_20_body">
      <style:paragraph-properties fo:text-align="justify" style:justify-single-word="false"/>
      <style:text-properties fo:language="ru" fo:country="RU" officeooo:paragraph-rsid="019a01ec"/>
    </style:style>
    <style:style style:name="P197" style:family="paragraph" style:parent-style-name="Text_20_body">
      <style:paragraph-properties fo:text-align="justify" style:justify-single-word="false"/>
      <style:text-properties fo:language="ru" fo:country="RU" officeooo:rsid="019b5cf0" officeooo:paragraph-rsid="019b5cf0"/>
    </style:style>
    <style:style style:name="P198" style:family="paragraph" style:parent-style-name="Text_20_body">
      <style:paragraph-properties fo:text-align="justify" style:justify-single-word="false"/>
      <style:text-properties fo:language="ru" fo:country="RU" officeooo:paragraph-rsid="019b5cf0"/>
    </style:style>
    <style:style style:name="P199" style:family="paragraph" style:parent-style-name="Text_20_body">
      <style:paragraph-properties fo:text-align="justify" style:justify-single-word="false"/>
      <style:text-properties fo:language="ru" fo:country="RU" officeooo:rsid="01a16269" officeooo:paragraph-rsid="01a16269"/>
    </style:style>
    <style:style style:name="P200" style:family="paragraph" style:parent-style-name="Text_20_body">
      <style:paragraph-properties fo:text-align="justify" style:justify-single-word="false"/>
      <style:text-properties fo:language="ru" fo:country="RU" officeooo:paragraph-rsid="01a16269"/>
    </style:style>
    <style:style style:name="P201" style:family="paragraph" style:parent-style-name="Text_20_body">
      <style:paragraph-properties fo:text-align="justify" style:justify-single-word="false"/>
      <style:text-properties fo:language="ru" fo:country="RU" officeooo:rsid="01a16269" officeooo:paragraph-rsid="03dd1ec2"/>
    </style:style>
    <style:style style:name="P202" style:family="paragraph" style:parent-style-name="Text_20_body">
      <style:paragraph-properties fo:text-align="justify" style:justify-single-word="false"/>
      <style:text-properties fo:language="ru" fo:country="RU" officeooo:rsid="01a16269" officeooo:paragraph-rsid="01a81b88"/>
    </style:style>
    <style:style style:name="P203" style:family="paragraph" style:parent-style-name="Text_20_body">
      <style:paragraph-properties fo:text-align="justify" style:justify-single-word="false"/>
      <style:text-properties fo:language="ru" fo:country="RU" officeooo:rsid="01a16269" officeooo:paragraph-rsid="020ff2e5"/>
    </style:style>
    <style:style style:name="P204" style:family="paragraph" style:parent-style-name="Text_20_body">
      <style:paragraph-properties fo:text-align="justify" style:justify-single-word="false"/>
      <style:text-properties fo:language="ru" fo:country="RU" officeooo:paragraph-rsid="02a7c2b4"/>
    </style:style>
    <style:style style:name="P205" style:family="paragraph" style:parent-style-name="Text_20_body">
      <style:paragraph-properties fo:text-align="justify" style:justify-single-word="false"/>
      <style:text-properties fo:language="ru" fo:country="RU" officeooo:rsid="01a9b316" officeooo:paragraph-rsid="01b80b40"/>
    </style:style>
    <style:style style:name="P206" style:family="paragraph" style:parent-style-name="Text_20_body">
      <style:paragraph-properties fo:text-align="justify" style:justify-single-word="false"/>
      <style:text-properties fo:language="ru" fo:country="RU" officeooo:rsid="01a9b316" officeooo:paragraph-rsid="01ef50cc"/>
    </style:style>
    <style:style style:name="P207" style:family="paragraph" style:parent-style-name="Text_20_body">
      <style:paragraph-properties fo:text-align="justify" style:justify-single-word="false"/>
      <style:text-properties officeooo:paragraph-rsid="02b4ae46"/>
    </style:style>
    <style:style style:name="P208" style:family="paragraph" style:parent-style-name="Text_20_body">
      <style:paragraph-properties fo:text-align="justify" style:justify-single-word="false"/>
      <style:text-properties fo:language="ru" fo:country="RU" officeooo:rsid="01b03765" officeooo:paragraph-rsid="01b03765"/>
    </style:style>
    <style:style style:name="P209" style:family="paragraph" style:parent-style-name="Text_20_body">
      <style:paragraph-properties fo:text-align="justify" style:justify-single-word="false"/>
      <style:text-properties fo:language="ru" fo:country="RU" officeooo:rsid="01b80b40" officeooo:paragraph-rsid="01b88544"/>
    </style:style>
    <style:style style:name="P210" style:family="paragraph" style:parent-style-name="Text_20_body">
      <style:paragraph-properties fo:text-align="justify" style:justify-single-word="false"/>
      <style:text-properties fo:language="ru" fo:country="RU" officeooo:rsid="01b03765" officeooo:paragraph-rsid="01b88544"/>
    </style:style>
    <style:style style:name="P211" style:family="paragraph" style:parent-style-name="Text_20_body">
      <style:paragraph-properties fo:text-align="justify" style:justify-single-word="false"/>
      <style:text-properties fo:language="en" fo:country="US" officeooo:rsid="01be1531" officeooo:paragraph-rsid="01be1531"/>
    </style:style>
    <style:style style:name="P212" style:family="paragraph" style:parent-style-name="Text_20_body">
      <style:paragraph-properties fo:text-align="justify" style:justify-single-word="false"/>
      <style:text-properties fo:language="ru" fo:country="RU" officeooo:rsid="01be1531" officeooo:paragraph-rsid="01be1531"/>
    </style:style>
    <style:style style:name="P213" style:family="paragraph" style:parent-style-name="Text_20_body">
      <style:paragraph-properties fo:text-align="justify" style:justify-single-word="false"/>
      <style:text-properties fo:language="ru" fo:country="RU" officeooo:rsid="01c35d61" officeooo:paragraph-rsid="01c35d61"/>
    </style:style>
    <style:style style:name="P214" style:family="paragraph" style:parent-style-name="Text_20_body">
      <style:paragraph-properties fo:text-align="justify" style:justify-single-word="false"/>
      <style:text-properties fo:language="ru" fo:country="RU" officeooo:rsid="01c52210" officeooo:paragraph-rsid="01c52210"/>
    </style:style>
    <style:style style:name="P215" style:family="paragraph" style:parent-style-name="Text_20_body">
      <style:paragraph-properties fo:text-align="justify" style:justify-single-word="false"/>
      <style:text-properties fo:language="ru" fo:country="RU" officeooo:rsid="01c86c81" officeooo:paragraph-rsid="01c86c81"/>
    </style:style>
    <style:style style:name="P216" style:family="paragraph" style:parent-style-name="Text_20_body">
      <style:paragraph-properties fo:text-align="justify" style:justify-single-word="false"/>
      <style:text-properties fo:language="ru" fo:country="RU" officeooo:rsid="01c86c81" officeooo:paragraph-rsid="01cf850b"/>
    </style:style>
    <style:style style:name="P217" style:family="paragraph" style:parent-style-name="Text_20_body">
      <style:paragraph-properties fo:text-align="justify" style:justify-single-word="false"/>
      <style:text-properties fo:language="ru" fo:country="RU" officeooo:rsid="01fcd6e1" officeooo:paragraph-rsid="01caf558"/>
    </style:style>
    <style:style style:name="P218" style:family="paragraph" style:parent-style-name="Text_20_body">
      <style:paragraph-properties fo:text-align="justify" style:justify-single-word="false"/>
      <style:text-properties fo:language="ru" fo:country="RU" officeooo:rsid="01caf558" officeooo:paragraph-rsid="01caf558"/>
    </style:style>
    <style:style style:name="P219" style:family="paragraph" style:parent-style-name="Text_20_body">
      <style:paragraph-properties fo:text-align="justify" style:justify-single-word="false"/>
      <style:text-properties fo:language="ru" fo:country="RU" officeooo:paragraph-rsid="020705e3"/>
    </style:style>
    <style:style style:name="P220" style:family="paragraph" style:parent-style-name="Text_20_body">
      <style:paragraph-properties fo:text-align="justify" style:justify-single-word="false"/>
      <style:text-properties fo:language="ru" fo:country="RU" officeooo:paragraph-rsid="021b8f2b"/>
    </style:style>
    <style:style style:name="P221" style:family="paragraph" style:parent-style-name="Text_20_body">
      <style:paragraph-properties fo:text-align="justify" style:justify-single-word="false"/>
      <style:text-properties fo:language="ru" fo:country="RU" officeooo:rsid="01d00caf" officeooo:paragraph-rsid="01d00caf"/>
    </style:style>
    <style:style style:name="P222" style:family="paragraph" style:parent-style-name="Text_20_body">
      <style:paragraph-properties fo:text-align="justify" style:justify-single-word="false"/>
      <style:text-properties fo:language="ru" fo:country="RU" officeooo:rsid="01d13f5b" officeooo:paragraph-rsid="01d13f5b"/>
    </style:style>
    <style:style style:name="P223" style:family="paragraph" style:parent-style-name="Text_20_body">
      <style:paragraph-properties fo:text-align="justify" style:justify-single-word="false"/>
      <style:text-properties fo:language="ru" fo:country="RU" officeooo:rsid="01d345d9" officeooo:paragraph-rsid="01ec4ae5"/>
    </style:style>
    <style:style style:name="P224" style:family="paragraph" style:parent-style-name="Text_20_body">
      <style:paragraph-properties fo:text-align="justify" style:justify-single-word="false"/>
      <style:text-properties fo:language="ru" fo:country="RU" officeooo:rsid="01d345d9" officeooo:paragraph-rsid="01d345d9"/>
    </style:style>
    <style:style style:name="P225" style:family="paragraph" style:parent-style-name="Text_20_body">
      <style:paragraph-properties fo:text-align="justify" style:justify-single-word="false"/>
      <style:text-properties fo:language="ru" fo:country="RU" officeooo:paragraph-rsid="02bc52bd" fo:background-color="transparent"/>
    </style:style>
    <style:style style:name="P226" style:family="paragraph" style:parent-style-name="Text_20_body">
      <style:paragraph-properties fo:text-align="justify" style:justify-single-word="false"/>
      <style:text-properties fo:language="ru" fo:country="RU" officeooo:paragraph-rsid="033e0b61" fo:background-color="transparent"/>
    </style:style>
    <style:style style:name="P227"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28"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29" style:family="paragraph" style:parent-style-name="Text_20_body">
      <style:paragraph-properties fo:text-align="justify" style:justify-single-word="false"/>
      <style:text-properties fo:language="ru" fo:country="RU" officeooo:paragraph-rsid="02b5eea8" fo:background-color="#ffff00"/>
    </style:style>
    <style:style style:name="P230"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31" style:family="paragraph" style:parent-style-name="Text_20_body">
      <style:paragraph-properties fo:text-align="justify" style:justify-single-word="false"/>
      <style:text-properties fo:language="ru" fo:country="RU" officeooo:rsid="01e42ae7" officeooo:paragraph-rsid="01e42ae7"/>
    </style:style>
    <style:style style:name="P232" style:family="paragraph" style:parent-style-name="Text_20_body">
      <style:paragraph-properties fo:text-align="justify" style:justify-single-word="false"/>
      <style:text-properties fo:language="ru" fo:country="RU" officeooo:rsid="01e5523f" officeooo:paragraph-rsid="01e5523f"/>
    </style:style>
    <style:style style:name="P233" style:family="paragraph" style:parent-style-name="Text_20_body">
      <style:paragraph-properties fo:text-align="justify" style:justify-single-word="false"/>
      <style:text-properties fo:language="ru" fo:country="RU" officeooo:paragraph-rsid="01d97945"/>
    </style:style>
    <style:style style:name="P234" style:family="paragraph" style:parent-style-name="Text_20_body">
      <style:paragraph-properties fo:text-align="justify" style:justify-single-word="false"/>
      <style:text-properties officeooo:paragraph-rsid="01eaae1c"/>
    </style:style>
    <style:style style:name="P235" style:family="paragraph" style:parent-style-name="Text_20_body">
      <style:paragraph-properties fo:text-align="justify" style:justify-single-word="false"/>
      <style:text-properties officeooo:rsid="01ef50cc" officeooo:paragraph-rsid="01ef50cc"/>
    </style:style>
    <style:style style:name="P236" style:family="paragraph" style:parent-style-name="Text_20_body">
      <style:paragraph-properties fo:text-align="justify" style:justify-single-word="false"/>
      <style:text-properties officeooo:rsid="01f02364" officeooo:paragraph-rsid="01f02364"/>
    </style:style>
    <style:style style:name="P237" style:family="paragraph" style:parent-style-name="Text_20_body">
      <style:paragraph-properties fo:text-align="justify" style:justify-single-word="false"/>
      <style:text-properties officeooo:rsid="01f20548" officeooo:paragraph-rsid="02d051a2"/>
    </style:style>
    <style:style style:name="P238" style:family="paragraph" style:parent-style-name="Text_20_body">
      <style:paragraph-properties fo:text-align="justify" style:justify-single-word="false"/>
      <style:text-properties fo:language="ru" fo:country="RU" officeooo:rsid="02d051a2" officeooo:paragraph-rsid="02d051a2"/>
    </style:style>
    <style:style style:name="P239" style:family="paragraph" style:parent-style-name="Text_20_body">
      <style:paragraph-properties fo:text-align="justify" style:justify-single-word="false"/>
      <style:text-properties officeooo:rsid="01f20548" officeooo:paragraph-rsid="01f20548"/>
    </style:style>
    <style:style style:name="P240" style:family="paragraph" style:parent-style-name="Text_20_body">
      <style:paragraph-properties fo:text-align="justify" style:justify-single-word="false"/>
      <style:text-properties officeooo:rsid="01f4790e" officeooo:paragraph-rsid="01fe4e34"/>
    </style:style>
    <style:style style:name="P241" style:family="paragraph" style:parent-style-name="Text_20_body">
      <style:paragraph-properties fo:text-align="justify" style:justify-single-word="false"/>
      <style:text-properties officeooo:rsid="0201bde9" officeooo:paragraph-rsid="02a7c2b4"/>
    </style:style>
    <style:style style:name="P242" style:family="paragraph" style:parent-style-name="Text_20_body">
      <style:paragraph-properties fo:text-align="justify" style:justify-single-word="false"/>
      <style:text-properties officeooo:rsid="020e61d0" officeooo:paragraph-rsid="020e61d0"/>
    </style:style>
    <style:style style:name="P243" style:family="paragraph" style:parent-style-name="Text_20_body">
      <style:paragraph-properties fo:text-align="justify" style:justify-single-word="false"/>
      <style:text-properties fo:language="ru" fo:country="RU" officeooo:rsid="021bf5db" officeooo:paragraph-rsid="021bf5db"/>
    </style:style>
    <style:style style:name="P244" style:family="paragraph" style:parent-style-name="Text_20_body">
      <style:paragraph-properties fo:text-align="justify" style:justify-single-word="false"/>
      <style:text-properties officeooo:rsid="020e61d0" officeooo:paragraph-rsid="0211ec1f"/>
    </style:style>
    <style:style style:name="P245" style:family="paragraph" style:parent-style-name="Text_20_body">
      <style:paragraph-properties fo:text-align="justify" style:justify-single-word="false"/>
      <style:text-properties fo:language="ru" fo:country="RU" officeooo:rsid="020e61d0" officeooo:paragraph-rsid="020e61d0"/>
    </style:style>
    <style:style style:name="P246" style:family="paragraph" style:parent-style-name="Text_20_body">
      <style:paragraph-properties fo:text-align="justify" style:justify-single-word="false"/>
      <style:text-properties officeooo:rsid="020e61d0" officeooo:paragraph-rsid="020ff2e5"/>
    </style:style>
    <style:style style:name="P247" style:family="paragraph" style:parent-style-name="Text_20_body">
      <style:paragraph-properties fo:text-align="justify" style:justify-single-word="false"/>
      <style:text-properties officeooo:paragraph-rsid="020ff2e5"/>
    </style:style>
    <style:style style:name="P248" style:family="paragraph" style:parent-style-name="Text_20_body">
      <style:paragraph-properties fo:text-align="justify" style:justify-single-word="false"/>
      <style:text-properties officeooo:rsid="0215b99a" officeooo:paragraph-rsid="0215b99a"/>
    </style:style>
    <style:style style:name="P249" style:family="paragraph" style:parent-style-name="Text_20_body">
      <style:paragraph-properties fo:text-align="justify" style:justify-single-word="false"/>
      <style:text-properties fo:language="ru" fo:country="RU" officeooo:rsid="0213e0e7" officeooo:paragraph-rsid="0215b99a"/>
    </style:style>
    <style:style style:name="P250" style:family="paragraph" style:parent-style-name="Text_20_body">
      <style:paragraph-properties fo:text-align="justify" style:justify-single-word="false"/>
      <style:text-properties officeooo:rsid="0215b99a" officeooo:paragraph-rsid="021e9d8a"/>
    </style:style>
    <style:style style:name="P251" style:family="paragraph" style:parent-style-name="Text_20_body">
      <style:paragraph-properties fo:text-align="justify" style:justify-single-word="false"/>
      <style:text-properties fo:language="ru" fo:country="RU" officeooo:rsid="0215b99a" officeooo:paragraph-rsid="0215b99a"/>
    </style:style>
    <style:style style:name="P252" style:family="paragraph" style:parent-style-name="Text_20_body">
      <style:paragraph-properties fo:text-align="justify" style:justify-single-word="false"/>
      <style:text-properties officeooo:rsid="020e61d0" officeooo:paragraph-rsid="021bf5db"/>
    </style:style>
    <style:style style:name="P253" style:family="paragraph" style:parent-style-name="Text_20_body">
      <style:paragraph-properties fo:text-align="justify" style:justify-single-word="false"/>
      <style:text-properties officeooo:rsid="021e9d8a" officeooo:paragraph-rsid="0221356c"/>
    </style:style>
    <style:style style:name="P254" style:family="paragraph" style:parent-style-name="Text_20_body">
      <style:paragraph-properties fo:text-align="justify" style:justify-single-word="false"/>
      <style:text-properties officeooo:rsid="021e9d8a" officeooo:paragraph-rsid="021e9d8a"/>
    </style:style>
    <style:style style:name="P255" style:family="paragraph" style:parent-style-name="Text_20_body">
      <style:paragraph-properties fo:text-align="justify" style:justify-single-word="false"/>
      <style:text-properties officeooo:rsid="021e9d8a" officeooo:paragraph-rsid="021f11d2"/>
    </style:style>
    <style:style style:name="P256" style:family="paragraph" style:parent-style-name="Text_20_body">
      <style:paragraph-properties fo:text-align="justify" style:justify-single-word="false"/>
      <style:text-properties officeooo:rsid="0259d7a1" officeooo:paragraph-rsid="021e9d8a"/>
    </style:style>
    <style:style style:name="P257" style:family="paragraph" style:parent-style-name="Text_20_body">
      <style:paragraph-properties fo:text-align="justify" style:justify-single-word="false"/>
      <style:text-properties officeooo:rsid="0259d7a1" officeooo:paragraph-rsid="0259d7a1"/>
    </style:style>
    <style:style style:name="P258" style:family="paragraph" style:parent-style-name="Text_20_body">
      <style:paragraph-properties fo:text-align="justify" style:justify-single-word="false"/>
      <style:text-properties officeooo:rsid="0222e4aa" officeooo:paragraph-rsid="0222e4aa"/>
    </style:style>
    <style:style style:name="P259" style:family="paragraph" style:parent-style-name="Text_20_body">
      <style:paragraph-properties fo:text-align="justify" style:justify-single-word="false"/>
      <style:text-properties officeooo:rsid="0273dd5d" officeooo:paragraph-rsid="0273dd5d"/>
    </style:style>
    <style:style style:name="P260" style:family="paragraph" style:parent-style-name="Text_20_body">
      <style:paragraph-properties fo:text-align="justify" style:justify-single-word="false"/>
      <style:text-properties fo:language="ru" fo:country="RU" officeooo:rsid="0273dd5d" officeooo:paragraph-rsid="0273dd5d"/>
    </style:style>
    <style:style style:name="P261" style:family="paragraph" style:parent-style-name="Text_20_body">
      <style:paragraph-properties fo:text-align="justify" style:justify-single-word="false"/>
      <style:text-properties officeooo:rsid="0225e5a3" officeooo:paragraph-rsid="0225e5a3"/>
    </style:style>
    <style:style style:name="P262" style:family="paragraph" style:parent-style-name="Text_20_body">
      <style:paragraph-properties fo:text-align="justify" style:justify-single-word="false"/>
      <style:text-properties fo:language="ru" fo:country="RU" officeooo:rsid="022a6431" officeooo:paragraph-rsid="022a6431"/>
    </style:style>
    <style:style style:name="P263" style:family="paragraph" style:parent-style-name="Text_20_body">
      <style:paragraph-properties fo:text-align="justify" style:justify-single-word="false"/>
      <style:text-properties fo:language="ru" fo:country="RU" officeooo:rsid="022c5621" officeooo:paragraph-rsid="022c5621"/>
    </style:style>
    <style:style style:name="P264" style:family="paragraph" style:parent-style-name="Text_20_body">
      <style:paragraph-properties fo:text-align="justify" style:justify-single-word="false"/>
      <style:text-properties fo:language="ru" fo:country="RU" officeooo:rsid="022de5ad" officeooo:paragraph-rsid="022de5ad"/>
    </style:style>
    <style:style style:name="P265" style:family="paragraph" style:parent-style-name="Text_20_body">
      <style:paragraph-properties fo:text-align="justify" style:justify-single-word="false"/>
      <style:text-properties fo:language="ru" fo:country="RU" officeooo:rsid="022c5621" officeooo:paragraph-rsid="0280ef7a"/>
    </style:style>
    <style:style style:name="P266" style:family="paragraph" style:parent-style-name="Text_20_body">
      <style:paragraph-properties fo:text-align="justify" style:justify-single-word="false"/>
      <style:text-properties officeooo:rsid="022f687f" officeooo:paragraph-rsid="022f687f"/>
    </style:style>
    <style:style style:name="P267" style:family="paragraph" style:parent-style-name="Text_20_body">
      <style:paragraph-properties fo:text-align="justify" style:justify-single-word="false"/>
      <style:text-properties officeooo:rsid="02332fb1" officeooo:paragraph-rsid="02332fb1"/>
    </style:style>
    <style:style style:name="P268" style:family="paragraph" style:parent-style-name="Text_20_body">
      <style:paragraph-properties fo:text-align="justify" style:justify-single-word="false"/>
      <style:text-properties fo:language="ru" fo:country="RU" officeooo:rsid="0238b98b" officeooo:paragraph-rsid="0238b98b"/>
    </style:style>
    <style:style style:name="P269" style:family="paragraph" style:parent-style-name="Text_20_body">
      <style:paragraph-properties fo:text-align="justify" style:justify-single-word="false"/>
      <style:text-properties fo:language="ru" fo:country="RU" officeooo:rsid="0238b98b" officeooo:paragraph-rsid="023e167f"/>
    </style:style>
    <style:style style:name="P270" style:family="paragraph" style:parent-style-name="Text_20_body">
      <style:paragraph-properties fo:text-align="justify" style:justify-single-word="false"/>
      <style:text-properties fo:language="ru" fo:country="RU" officeooo:rsid="023c9b65" officeooo:paragraph-rsid="023c9b65"/>
    </style:style>
    <style:style style:name="P271" style:family="paragraph" style:parent-style-name="Text_20_body">
      <style:paragraph-properties fo:text-align="justify" style:justify-single-word="false"/>
      <style:text-properties fo:language="ru" fo:country="RU" officeooo:rsid="0241ad41" officeooo:paragraph-rsid="0241ad41"/>
    </style:style>
    <style:style style:name="P272" style:family="paragraph" style:parent-style-name="Text_20_body">
      <style:paragraph-properties fo:text-align="justify" style:justify-single-word="false"/>
      <style:text-properties officeooo:rsid="0241ad41" officeooo:paragraph-rsid="0241ad41"/>
    </style:style>
    <style:style style:name="P273" style:family="paragraph" style:parent-style-name="Text_20_body">
      <style:paragraph-properties fo:text-align="justify" style:justify-single-word="false"/>
      <style:text-properties fo:language="ru" fo:country="RU" officeooo:rsid="02349b46" officeooo:paragraph-rsid="02332fb1"/>
    </style:style>
    <style:style style:name="P274" style:family="paragraph" style:parent-style-name="Text_20_body">
      <style:paragraph-properties fo:text-align="justify" style:justify-single-word="false"/>
      <style:text-properties fo:language="ru" fo:country="RU" officeooo:rsid="02349b46" officeooo:paragraph-rsid="02349b46"/>
    </style:style>
    <style:style style:name="P275" style:family="paragraph" style:parent-style-name="Text_20_body">
      <style:paragraph-properties fo:text-align="justify" style:justify-single-word="false"/>
      <style:text-properties officeooo:rsid="02349b46" officeooo:paragraph-rsid="02349b46"/>
    </style:style>
    <style:style style:name="P276" style:family="paragraph" style:parent-style-name="Text_20_body">
      <style:paragraph-properties fo:text-align="justify" style:justify-single-word="false"/>
      <style:text-properties officeooo:rsid="024334d7" officeooo:paragraph-rsid="0243b4c5"/>
    </style:style>
    <style:style style:name="P277" style:family="paragraph" style:parent-style-name="Text_20_body">
      <style:paragraph-properties fo:text-align="justify" style:justify-single-word="false"/>
      <style:text-properties fo:language="ru" fo:country="RU" officeooo:rsid="024334d7" officeooo:paragraph-rsid="024334d7"/>
    </style:style>
    <style:style style:name="P278" style:family="paragraph" style:parent-style-name="Text_20_body">
      <style:paragraph-properties fo:text-align="justify" style:justify-single-word="false"/>
      <style:text-properties officeooo:rsid="024334d7" officeooo:paragraph-rsid="024334d7"/>
    </style:style>
    <style:style style:name="P279" style:family="paragraph" style:parent-style-name="Text_20_body">
      <style:paragraph-properties fo:text-align="justify" style:justify-single-word="false"/>
      <style:text-properties officeooo:rsid="0243b4c5" officeooo:paragraph-rsid="0243b4c5"/>
    </style:style>
    <style:style style:name="P280" style:family="paragraph" style:parent-style-name="Text_20_body">
      <style:paragraph-properties fo:text-align="justify" style:justify-single-word="false"/>
      <style:text-properties fo:language="ru" fo:country="RU" officeooo:rsid="02d051a2" officeooo:paragraph-rsid="0243b4c5"/>
    </style:style>
    <style:style style:name="P281" style:family="paragraph" style:parent-style-name="Text_20_body">
      <style:paragraph-properties fo:text-align="justify" style:justify-single-word="false"/>
      <style:text-properties officeooo:rsid="0245464d" officeooo:paragraph-rsid="0243b4c5"/>
    </style:style>
    <style:style style:name="P282" style:family="paragraph" style:parent-style-name="Text_20_body">
      <style:paragraph-properties fo:text-align="justify" style:justify-single-word="false"/>
      <style:text-properties fo:language="ru" fo:country="RU" officeooo:rsid="0245464d" officeooo:paragraph-rsid="0245464d"/>
    </style:style>
    <style:style style:name="P283" style:family="paragraph" style:parent-style-name="Text_20_body">
      <style:paragraph-properties fo:text-align="justify" style:justify-single-word="false"/>
      <style:text-properties officeooo:rsid="0245464d" officeooo:paragraph-rsid="0245464d"/>
    </style:style>
    <style:style style:name="P284" style:family="paragraph" style:parent-style-name="Text_20_body">
      <style:paragraph-properties fo:text-align="justify" style:justify-single-word="false"/>
      <style:text-properties fo:language="ru" fo:country="RU" officeooo:rsid="024927e1" officeooo:paragraph-rsid="024927e1"/>
    </style:style>
    <style:style style:name="P285" style:family="paragraph" style:parent-style-name="Text_20_body">
      <style:paragraph-properties fo:text-align="justify" style:justify-single-word="false"/>
      <style:text-properties officeooo:rsid="024927e1" officeooo:paragraph-rsid="024927e1"/>
    </style:style>
    <style:style style:name="P286" style:family="paragraph" style:parent-style-name="Text_20_body">
      <style:paragraph-properties fo:text-align="justify" style:justify-single-word="false"/>
      <style:text-properties officeooo:rsid="024927e1" officeooo:paragraph-rsid="024f45c1"/>
    </style:style>
    <style:style style:name="P287" style:family="paragraph" style:parent-style-name="Text_20_body">
      <style:paragraph-properties fo:text-align="justify" style:justify-single-word="false"/>
      <style:text-properties officeooo:rsid="024927e1" officeooo:paragraph-rsid="024baded"/>
    </style:style>
    <style:style style:name="P288" style:family="paragraph" style:parent-style-name="Text_20_body">
      <style:paragraph-properties fo:text-align="justify" style:justify-single-word="false"/>
      <style:text-properties fo:language="ru" fo:country="RU" officeooo:rsid="020ff2e5" officeooo:paragraph-rsid="022f687f"/>
    </style:style>
    <style:style style:name="P289" style:family="paragraph" style:parent-style-name="Text_20_body">
      <style:paragraph-properties fo:text-align="justify" style:justify-single-word="false"/>
      <style:text-properties officeooo:rsid="024baded" officeooo:paragraph-rsid="024baded"/>
    </style:style>
    <style:style style:name="P290" style:family="paragraph" style:parent-style-name="Text_20_body">
      <style:paragraph-properties fo:text-align="justify" style:justify-single-word="false"/>
      <style:text-properties fo:language="ru" fo:country="RU" officeooo:rsid="024baded" officeooo:paragraph-rsid="022f687f"/>
    </style:style>
    <style:style style:name="P291" style:family="paragraph" style:parent-style-name="Text_20_body">
      <style:paragraph-properties fo:text-align="justify" style:justify-single-word="false"/>
      <style:text-properties officeooo:rsid="024e7715" officeooo:paragraph-rsid="0255d4b3"/>
    </style:style>
    <style:style style:name="P292" style:family="paragraph" style:parent-style-name="Text_20_body">
      <style:paragraph-properties fo:text-align="justify" style:justify-single-word="false"/>
      <style:text-properties fo:language="ru" fo:country="RU" officeooo:rsid="0255d4b3" officeooo:paragraph-rsid="0255d4b3"/>
    </style:style>
    <style:style style:name="P293" style:family="paragraph" style:parent-style-name="Text_20_body">
      <style:paragraph-properties fo:text-align="justify" style:justify-single-word="false"/>
      <style:text-properties fo:language="ru" fo:country="RU" officeooo:rsid="0255d4b3" officeooo:paragraph-rsid="0266b727"/>
    </style:style>
    <style:style style:name="P294" style:family="paragraph" style:parent-style-name="Text_20_body">
      <style:paragraph-properties fo:text-align="justify" style:justify-single-word="false"/>
      <style:text-properties officeooo:rsid="024e7715" officeooo:paragraph-rsid="024f45c1"/>
    </style:style>
    <style:style style:name="P295" style:family="paragraph" style:parent-style-name="Text_20_body">
      <style:paragraph-properties fo:text-align="justify" style:justify-single-word="false"/>
      <style:text-properties fo:language="ru" fo:country="RU" officeooo:rsid="027b79d2" officeooo:paragraph-rsid="024f45c1"/>
    </style:style>
    <style:style style:name="P296" style:family="paragraph" style:parent-style-name="Text_20_body">
      <style:paragraph-properties fo:text-align="justify" style:justify-single-word="false"/>
      <style:text-properties officeooo:rsid="022f687f" officeooo:paragraph-rsid="027b79d2"/>
    </style:style>
    <style:style style:name="P297" style:family="paragraph" style:parent-style-name="Text_20_body">
      <style:paragraph-properties fo:text-align="justify" style:justify-single-word="false"/>
      <style:text-properties officeooo:rsid="02512d1e" officeooo:paragraph-rsid="02512d1e"/>
    </style:style>
    <style:style style:name="P298" style:family="paragraph" style:parent-style-name="Text_20_body">
      <style:paragraph-properties fo:text-align="justify" style:justify-single-word="false"/>
      <style:text-properties officeooo:rsid="022f687f" officeooo:paragraph-rsid="03e216a2"/>
    </style:style>
    <style:style style:name="P299" style:family="paragraph" style:parent-style-name="Text_20_body">
      <style:paragraph-properties fo:text-align="justify" style:justify-single-word="false"/>
      <style:text-properties officeooo:rsid="022f687f" officeooo:paragraph-rsid="0254f11a"/>
    </style:style>
    <style:style style:name="P300" style:family="paragraph" style:parent-style-name="Text_20_body">
      <style:paragraph-properties fo:text-align="justify" style:justify-single-word="false"/>
      <style:text-properties officeooo:rsid="022f687f" officeooo:paragraph-rsid="0259d7a1"/>
    </style:style>
    <style:style style:name="P301" style:family="paragraph" style:parent-style-name="Text_20_body">
      <style:paragraph-properties fo:text-align="justify" style:justify-single-word="false"/>
      <style:text-properties officeooo:rsid="022f687f" officeooo:paragraph-rsid="0255d4b3"/>
    </style:style>
    <style:style style:name="P302" style:family="paragraph" style:parent-style-name="Text_20_body">
      <style:paragraph-properties fo:text-align="justify" style:justify-single-word="false"/>
      <style:text-properties fo:language="ru" fo:country="RU" officeooo:rsid="025335e4" officeooo:paragraph-rsid="022f687f"/>
    </style:style>
    <style:style style:name="P303" style:family="paragraph" style:parent-style-name="Text_20_body">
      <style:paragraph-properties fo:text-align="justify" style:justify-single-word="false"/>
      <style:text-properties officeooo:rsid="025ffc1f" officeooo:paragraph-rsid="025ffc1f"/>
    </style:style>
    <style:style style:name="P304" style:family="paragraph" style:parent-style-name="Text_20_body">
      <style:paragraph-properties fo:text-align="justify" style:justify-single-word="false"/>
      <style:text-properties fo:language="ru" fo:country="RU" officeooo:rsid="00802041" officeooo:paragraph-rsid="025ffc1f"/>
    </style:style>
    <style:style style:name="P305" style:family="paragraph" style:parent-style-name="Text_20_body">
      <style:paragraph-properties fo:text-align="justify" style:justify-single-word="false"/>
      <style:text-properties fo:language="ru" fo:country="RU" officeooo:paragraph-rsid="025ffc1f"/>
    </style:style>
    <style:style style:name="P306" style:family="paragraph" style:parent-style-name="Text_20_body">
      <style:paragraph-properties fo:text-align="justify" style:justify-single-word="false"/>
      <style:text-properties fo:language="ru" fo:country="RU" officeooo:paragraph-rsid="026f3e58"/>
    </style:style>
    <style:style style:name="P307" style:family="paragraph" style:parent-style-name="Text_20_body">
      <style:paragraph-properties fo:text-align="justify" style:justify-single-word="false"/>
      <style:text-properties fo:language="ru" fo:country="RU" officeooo:rsid="026f3e58" officeooo:paragraph-rsid="026f3e58"/>
    </style:style>
    <style:style style:name="P308" style:family="paragraph" style:parent-style-name="Text_20_body">
      <style:paragraph-properties fo:text-align="justify" style:justify-single-word="false"/>
      <style:text-properties fo:language="ru" fo:country="RU" officeooo:rsid="026f3e58" officeooo:paragraph-rsid="02881ef3"/>
    </style:style>
    <style:style style:name="P309" style:family="paragraph" style:parent-style-name="Text_20_body">
      <style:paragraph-properties fo:text-align="justify" style:justify-single-word="false"/>
      <style:text-properties fo:language="ru" fo:country="RU" officeooo:rsid="026f3e58" officeooo:paragraph-rsid="02713c70"/>
    </style:style>
    <style:style style:name="P310" style:family="paragraph" style:parent-style-name="Text_20_body">
      <style:paragraph-properties fo:text-align="justify" style:justify-single-word="false"/>
      <style:text-properties fo:language="ru" fo:country="RU" officeooo:rsid="02713c70" officeooo:paragraph-rsid="02713c70"/>
    </style:style>
    <style:style style:name="P311" style:family="paragraph" style:parent-style-name="Text_20_body">
      <style:paragraph-properties fo:text-align="justify" style:justify-single-word="false"/>
      <style:text-properties fo:language="ru" fo:country="RU" officeooo:rsid="026be3b6" officeooo:paragraph-rsid="026be3b6"/>
    </style:style>
    <style:style style:name="P312" style:family="paragraph" style:parent-style-name="Text_20_body">
      <style:paragraph-properties fo:text-align="justify" style:justify-single-word="false"/>
      <style:text-properties fo:language="ru" fo:country="RU" officeooo:paragraph-rsid="02713c70"/>
    </style:style>
    <style:style style:name="P313" style:family="paragraph" style:parent-style-name="Text_20_body">
      <style:paragraph-properties fo:text-align="justify" style:justify-single-word="false"/>
      <style:text-properties fo:language="ru" fo:country="RU" officeooo:paragraph-rsid="026b0601"/>
    </style:style>
    <style:style style:name="P314" style:family="paragraph" style:parent-style-name="Text_20_body">
      <style:paragraph-properties fo:text-align="justify" style:justify-single-word="false"/>
      <style:text-properties fo:language="ru" fo:country="RU" officeooo:rsid="026b0601" officeooo:paragraph-rsid="026b0601"/>
    </style:style>
    <style:style style:name="P315" style:family="paragraph" style:parent-style-name="Text_20_body">
      <style:paragraph-properties fo:text-align="justify" style:justify-single-word="false"/>
      <style:text-properties fo:language="ru" fo:country="RU" officeooo:paragraph-rsid="0268a832"/>
    </style:style>
    <style:style style:name="P316" style:family="paragraph" style:parent-style-name="Text_20_body">
      <style:paragraph-properties fo:text-align="justify" style:justify-single-word="false"/>
      <style:text-properties fo:language="ru" fo:country="RU" officeooo:paragraph-rsid="026be3b6"/>
    </style:style>
    <style:style style:name="P317"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318"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319"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320"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321"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322"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323"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324"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325"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326"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27"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28"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29" style:family="paragraph" style:parent-style-name="Text_20_body">
      <style:paragraph-properties fo:text-align="justify" style:justify-single-word="false"/>
      <style:text-properties fo:language="ru" fo:country="RU" officeooo:paragraph-rsid="028318e7"/>
    </style:style>
    <style:style style:name="P330" style:family="paragraph" style:parent-style-name="Text_20_body">
      <style:text-properties fo:language="ru" fo:country="RU" officeooo:paragraph-rsid="028318e7"/>
    </style:style>
    <style:style style:name="P331" style:family="paragraph" style:parent-style-name="Text_20_body">
      <style:paragraph-properties fo:text-align="justify" style:justify-single-word="false"/>
      <style:text-properties fo:language="ru" fo:country="RU" officeooo:paragraph-rsid="03e41e97"/>
    </style:style>
    <style:style style:name="P332" style:family="paragraph" style:parent-style-name="Text_20_body">
      <style:paragraph-properties fo:text-align="justify" style:justify-single-word="false"/>
      <style:text-properties fo:language="ru" fo:country="RU" officeooo:paragraph-rsid="029c35f6"/>
    </style:style>
    <style:style style:name="P333" style:family="paragraph" style:parent-style-name="Text_20_body">
      <style:paragraph-properties fo:text-align="justify" style:justify-single-word="false"/>
      <style:text-properties fo:language="ru" fo:country="RU" officeooo:rsid="008f19e1" officeooo:paragraph-rsid="02881ef3"/>
    </style:style>
    <style:style style:name="P334" style:family="paragraph" style:parent-style-name="Text_20_body">
      <style:paragraph-properties fo:text-align="justify" style:justify-single-word="false"/>
      <style:text-properties fo:language="ru" fo:country="RU" officeooo:rsid="0287fdbe" officeooo:paragraph-rsid="02881ef3"/>
    </style:style>
    <style:style style:name="P335" style:family="paragraph" style:parent-style-name="Text_20_body">
      <style:text-properties fo:language="ru" fo:country="RU" officeooo:rsid="0287fdbe" officeooo:paragraph-rsid="0287fdbe"/>
    </style:style>
    <style:style style:name="P336" style:family="paragraph" style:parent-style-name="Text_20_body">
      <style:paragraph-properties fo:text-align="justify" style:justify-single-word="false"/>
      <style:text-properties fo:language="ru" fo:country="RU" officeooo:rsid="028b072b" officeooo:paragraph-rsid="028d41fa"/>
    </style:style>
    <style:style style:name="P337" style:family="paragraph" style:parent-style-name="Text_20_body">
      <style:paragraph-properties fo:text-align="justify" style:justify-single-word="false"/>
      <style:text-properties fo:language="ru" fo:country="RU" officeooo:rsid="0291444e" officeooo:paragraph-rsid="0291444e"/>
    </style:style>
    <style:style style:name="P338" style:family="paragraph" style:parent-style-name="Text_20_body">
      <style:paragraph-properties fo:text-align="justify" style:justify-single-word="false"/>
      <style:text-properties fo:language="ru" fo:country="RU" officeooo:rsid="0292daf4" officeooo:paragraph-rsid="02948144"/>
    </style:style>
    <style:style style:name="P339" style:family="paragraph" style:parent-style-name="Text_20_body">
      <style:paragraph-properties fo:text-align="justify" style:justify-single-word="false"/>
      <style:text-properties fo:language="ru" fo:country="RU" officeooo:rsid="0292daf4" officeooo:paragraph-rsid="02a1efa2"/>
    </style:style>
    <style:style style:name="P340" style:family="paragraph" style:parent-style-name="Text_20_body">
      <style:paragraph-properties fo:text-align="justify" style:justify-single-word="false"/>
      <style:text-properties fo:language="ru" fo:country="RU" officeooo:rsid="029e710f" officeooo:paragraph-rsid="02a1efa2"/>
    </style:style>
    <style:style style:name="P341" style:family="paragraph" style:parent-style-name="Text_20_body">
      <style:paragraph-properties fo:text-align="justify" style:justify-single-word="false"/>
      <style:text-properties fo:language="ru" fo:country="RU" officeooo:rsid="02a1efa2" officeooo:paragraph-rsid="02a1efa2"/>
    </style:style>
    <style:style style:name="P342" style:family="paragraph" style:parent-style-name="Text_20_body">
      <style:paragraph-properties fo:text-align="justify" style:justify-single-word="false"/>
      <style:text-properties fo:language="ru" fo:country="RU" officeooo:rsid="02a70aa3" officeooo:paragraph-rsid="02a94065"/>
    </style:style>
    <style:style style:name="P343" style:family="paragraph" style:parent-style-name="Text_20_body">
      <style:paragraph-properties fo:text-align="justify" style:justify-single-word="false"/>
      <style:text-properties fo:language="ru" fo:country="RU" officeooo:rsid="02a70aa3" officeooo:paragraph-rsid="02a70aa3"/>
    </style:style>
    <style:style style:name="P344" style:family="paragraph" style:parent-style-name="Text_20_body">
      <style:paragraph-properties fo:text-align="justify" style:justify-single-word="false"/>
      <style:text-properties fo:language="ru" fo:country="RU" officeooo:rsid="02a7c2b4" officeooo:paragraph-rsid="02a7c2b4"/>
    </style:style>
    <style:style style:name="P345" style:family="paragraph" style:parent-style-name="Text_20_body">
      <style:paragraph-properties fo:text-align="justify" style:justify-single-word="false"/>
      <style:text-properties fo:language="ru" fo:country="RU" officeooo:paragraph-rsid="02ab6d3c"/>
    </style:style>
    <style:style style:name="P346" style:family="paragraph" style:parent-style-name="Text_20_body">
      <style:paragraph-properties fo:text-align="justify" style:justify-single-word="false"/>
      <style:text-properties fo:language="ru" fo:country="RU" officeooo:rsid="02ab6d3c" officeooo:paragraph-rsid="02ae57dd"/>
    </style:style>
    <style:style style:name="P347" style:family="paragraph" style:parent-style-name="Text_20_body">
      <style:paragraph-properties fo:text-align="justify" style:justify-single-word="false"/>
      <style:text-properties fo:language="ru" fo:country="RU" officeooo:paragraph-rsid="02ae57dd"/>
    </style:style>
    <style:style style:name="P348" style:family="paragraph" style:parent-style-name="Text_20_body">
      <style:paragraph-properties fo:text-align="justify" style:justify-single-word="false"/>
      <style:text-properties fo:language="ru" fo:country="RU" officeooo:paragraph-rsid="02b00aac"/>
    </style:style>
    <style:style style:name="P349" style:family="paragraph" style:parent-style-name="Text_20_body">
      <style:text-properties fo:language="ru" fo:country="RU" officeooo:rsid="0287fdbe" officeooo:paragraph-rsid="02ab6d3c"/>
    </style:style>
    <style:style style:name="P350" style:family="paragraph" style:parent-style-name="Text_20_body">
      <style:text-properties fo:language="ru" fo:country="RU" officeooo:rsid="02b00aac" officeooo:paragraph-rsid="02b00aac"/>
    </style:style>
    <style:style style:name="P351" style:family="paragraph" style:parent-style-name="Text_20_body">
      <style:paragraph-properties fo:text-align="justify" style:justify-single-word="false"/>
      <style:text-properties fo:language="ru" fo:country="RU" officeooo:rsid="0096650a" officeooo:paragraph-rsid="02b00aac"/>
    </style:style>
    <style:style style:name="P352" style:family="paragraph" style:parent-style-name="Text_20_body">
      <style:paragraph-properties fo:text-align="justify" style:justify-single-word="false"/>
      <style:text-properties fo:language="ru" fo:country="RU" officeooo:rsid="02b00aac" officeooo:paragraph-rsid="02b00aac"/>
    </style:style>
    <style:style style:name="P353" style:family="paragraph" style:parent-style-name="Text_20_body">
      <style:paragraph-properties fo:text-align="center" style:justify-single-word="false"/>
      <style:text-properties fo:language="ru" fo:country="RU" officeooo:paragraph-rsid="02b00aac"/>
    </style:style>
    <style:style style:name="P354"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55" style:family="paragraph" style:parent-style-name="Text_20_body">
      <style:paragraph-properties fo:text-align="justify" style:justify-single-word="false"/>
      <style:text-properties officeooo:paragraph-rsid="02b00aac"/>
    </style:style>
    <style:style style:name="P356" style:family="paragraph" style:parent-style-name="Text_20_body">
      <style:paragraph-properties fo:text-align="justify" style:justify-single-word="false"/>
      <style:text-properties officeooo:paragraph-rsid="03e64bc0"/>
    </style:style>
    <style:style style:name="P357"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58" style:family="paragraph" style:parent-style-name="Text_20_body">
      <style:paragraph-properties fo:text-align="justify" style:justify-single-word="false"/>
      <style:text-properties fo:language="ru" fo:country="RU" officeooo:paragraph-rsid="02b02c21"/>
    </style:style>
    <style:style style:name="P359" style:family="paragraph" style:parent-style-name="Text_20_body">
      <style:paragraph-properties fo:text-align="justify" style:justify-single-word="false"/>
      <style:text-properties fo:language="ru" fo:country="RU" officeooo:paragraph-rsid="03e64bc0"/>
    </style:style>
    <style:style style:name="P360" style:family="paragraph" style:parent-style-name="Text_20_body">
      <style:paragraph-properties fo:text-align="justify" style:justify-single-word="false"/>
      <style:text-properties fo:language="ru" fo:country="RU" officeooo:paragraph-rsid="02b282a9"/>
    </style:style>
    <style:style style:name="P361" style:family="paragraph" style:parent-style-name="Text_20_body">
      <style:paragraph-properties fo:margin-left="3.3118in" fo:text-align="justify" style:justify-single-word="false">
        <style:tab-stops/>
      </style:paragraph-properties>
      <style:text-properties fo:language="ru" fo:country="RU" fo:font-style="italic" officeooo:paragraph-rsid="03eac883" style:font-style-asian="italic" style:font-style-complex="italic"/>
    </style:style>
    <style:style style:name="P362" style:family="paragraph" style:parent-style-name="Text_20_body">
      <style:paragraph-properties fo:text-align="justify" style:justify-single-word="false"/>
      <style:text-properties fo:language="ru" fo:country="RU" officeooo:paragraph-rsid="03eac883"/>
    </style:style>
    <style:style style:name="P363" style:family="paragraph" style:parent-style-name="Text_20_body">
      <style:paragraph-properties fo:text-align="justify" style:justify-single-word="false"/>
      <style:text-properties officeooo:paragraph-rsid="03390ad4"/>
    </style:style>
    <style:style style:name="P364" style:family="paragraph" style:parent-style-name="Text_20_body">
      <style:paragraph-properties fo:text-align="justify" style:justify-single-word="false"/>
      <style:text-properties officeooo:paragraph-rsid="00a42499"/>
    </style:style>
    <style:style style:name="P365" style:family="paragraph" style:parent-style-name="Text_20_body">
      <style:paragraph-properties fo:text-align="justify" style:justify-single-word="false"/>
      <style:text-properties fo:language="ru" fo:country="RU" officeooo:paragraph-rsid="03efad6d"/>
    </style:style>
    <style:style style:name="P366" style:family="paragraph" style:parent-style-name="Text_20_body">
      <style:paragraph-properties fo:text-align="justify" style:justify-single-word="false"/>
      <style:text-properties fo:language="ru" fo:country="RU" officeooo:paragraph-rsid="03efca1a"/>
    </style:style>
    <style:style style:name="P367" style:family="paragraph" style:parent-style-name="Text_20_body">
      <style:paragraph-properties fo:text-align="justify" style:justify-single-word="false"/>
      <style:text-properties fo:language="ru" fo:country="RU" officeooo:paragraph-rsid="03f0bb12"/>
    </style:style>
    <style:style style:name="P368" style:family="paragraph" style:parent-style-name="Text_20_body">
      <style:paragraph-properties fo:text-align="center" style:justify-single-word="false"/>
      <style:text-properties fo:language="en" fo:country="US" officeooo:rsid="03ffc28b" officeooo:paragraph-rsid="03ffc28b"/>
    </style:style>
    <style:style style:name="P369" style:family="paragraph" style:parent-style-name="Text_20_body">
      <style:paragraph-properties fo:text-align="justify" style:justify-single-word="false"/>
      <style:text-properties fo:language="ru" fo:country="RU" officeooo:paragraph-rsid="00ade673"/>
    </style:style>
    <style:style style:name="P370" style:family="paragraph" style:parent-style-name="Text_20_body">
      <style:paragraph-properties fo:text-align="justify" style:justify-single-word="false"/>
      <style:text-properties fo:language="ru" fo:country="RU" officeooo:rsid="03f0bb12" officeooo:paragraph-rsid="03f0bb12"/>
    </style:style>
    <style:style style:name="P371" style:family="paragraph" style:parent-style-name="Text_20_body">
      <style:paragraph-properties fo:text-align="justify" style:justify-single-word="false"/>
      <style:text-properties fo:language="ru" fo:country="RU" officeooo:paragraph-rsid="02d35170"/>
    </style:style>
    <style:style style:name="P372" style:family="paragraph" style:parent-style-name="Heading_20_2">
      <style:paragraph-properties fo:text-align="center" style:justify-single-word="false"/>
      <style:text-properties fo:language="ru" fo:country="RU" officeooo:paragraph-rsid="02d5aacc"/>
    </style:style>
    <style:style style:name="P373" style:family="paragraph" style:parent-style-name="Text_20_body">
      <style:paragraph-properties fo:text-align="center" style:justify-single-word="false"/>
      <style:text-properties fo:language="ru" fo:country="RU" officeooo:paragraph-rsid="02d5aacc"/>
    </style:style>
    <style:style style:name="P374" style:family="paragraph" style:parent-style-name="Text_20_body">
      <style:paragraph-properties fo:margin-left="3.25in" fo:text-align="justify" style:justify-single-word="false">
        <style:tab-stops/>
      </style:paragraph-properties>
      <style:text-properties fo:language="ru" fo:country="RU" fo:font-style="italic" officeooo:paragraph-rsid="03f5f9aa" style:font-style-asian="italic" style:font-style-complex="italic"/>
    </style:style>
    <style:style style:name="P375" style:family="paragraph" style:parent-style-name="Text_20_body">
      <style:paragraph-properties fo:text-align="end" style:justify-single-word="false"/>
      <style:text-properties fo:language="ru" fo:country="RU" fo:font-style="normal" officeooo:paragraph-rsid="02d5aacc" style:font-style-asian="normal" style:font-style-complex="normal"/>
    </style:style>
    <style:style style:name="P376"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77"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78" style:family="paragraph" style:parent-style-name="Text_20_body">
      <style:paragraph-properties fo:text-align="justify" style:justify-single-word="false"/>
      <style:text-properties fo:language="ru" fo:country="RU" officeooo:paragraph-rsid="02d5aacc"/>
    </style:style>
    <style:style style:name="P379" style:family="paragraph" style:parent-style-name="Text_20_body">
      <style:paragraph-properties fo:text-align="justify" style:justify-single-word="false"/>
      <style:text-properties officeooo:paragraph-rsid="02d5aacc"/>
    </style:style>
    <style:style style:name="P380" style:family="paragraph" style:parent-style-name="Text_20_body">
      <style:paragraph-properties fo:text-align="justify" style:justify-single-word="false"/>
      <style:text-properties officeooo:paragraph-rsid="03f6181e"/>
    </style:style>
    <style:style style:name="P381"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82"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83" style:family="paragraph" style:parent-style-name="Text_20_body">
      <style:paragraph-properties fo:text-align="justify" style:justify-single-word="false"/>
      <style:text-properties officeooo:paragraph-rsid="02d9a952"/>
    </style:style>
    <style:style style:name="P384" style:family="paragraph" style:parent-style-name="Text_20_body">
      <style:paragraph-properties fo:text-align="justify" style:justify-single-word="false"/>
      <style:text-properties officeooo:rsid="02d9a952" officeooo:paragraph-rsid="02d9a952"/>
    </style:style>
    <style:style style:name="P385"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86" style:family="paragraph" style:parent-style-name="Text_20_body">
      <style:paragraph-properties fo:text-align="justify" style:justify-single-word="false"/>
      <style:text-properties fo:language="ru" fo:country="RU" fo:font-style="normal" officeooo:rsid="02d5aacc" officeooo:paragraph-rsid="03f70c9c" style:font-style-asian="normal" style:font-style-complex="normal"/>
    </style:style>
    <style:style style:name="P387"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88"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89" style:family="paragraph" style:parent-style-name="Text_20_body">
      <style:paragraph-properties fo:text-align="justify" style:justify-single-word="false"/>
      <style:text-properties fo:language="ru" fo:country="RU" fo:font-style="normal" officeooo:rsid="03f70c9c" officeooo:paragraph-rsid="03f70c9c" style:font-style-asian="normal" style:font-style-complex="normal"/>
    </style:style>
    <style:style style:name="P390" style:family="paragraph" style:parent-style-name="Text_20_body">
      <style:paragraph-properties fo:text-align="justify" style:justify-single-word="false"/>
      <style:text-properties fo:language="ru" fo:country="RU" officeooo:paragraph-rsid="008fd466"/>
    </style:style>
    <style:style style:name="P391" style:family="paragraph" style:parent-style-name="Text_20_body">
      <style:paragraph-properties fo:text-align="justify" style:justify-single-word="false"/>
      <style:text-properties fo:language="ru" fo:country="RU" officeooo:paragraph-rsid="03fa5949"/>
    </style:style>
    <style:style style:name="P392" style:family="paragraph" style:parent-style-name="Text_20_body">
      <style:paragraph-properties fo:text-align="justify" style:justify-single-word="false"/>
      <style:text-properties fo:language="ru" fo:country="RU" officeooo:paragraph-rsid="02dfa2bc"/>
    </style:style>
    <style:style style:name="P393" style:family="paragraph" style:parent-style-name="Text_20_body">
      <style:paragraph-properties fo:text-align="justify" style:justify-single-word="false"/>
      <style:text-properties fo:language="ru" fo:country="RU" officeooo:rsid="02e1317e" officeooo:paragraph-rsid="02e27a9b"/>
    </style:style>
    <style:style style:name="P394" style:family="paragraph" style:parent-style-name="Text_20_body">
      <style:paragraph-properties fo:text-align="justify" style:justify-single-word="false"/>
      <style:text-properties fo:language="ru" fo:country="RU" officeooo:rsid="02e27a9b" officeooo:paragraph-rsid="02e27a9b"/>
    </style:style>
    <style:style style:name="P395" style:family="paragraph" style:parent-style-name="Text_20_body">
      <style:paragraph-properties fo:text-align="justify" style:justify-single-word="false"/>
      <style:text-properties fo:language="ru" fo:country="RU" officeooo:paragraph-rsid="02e27a9b"/>
    </style:style>
    <style:style style:name="P396" style:family="paragraph" style:parent-style-name="Text_20_body">
      <style:paragraph-properties fo:text-align="justify" style:justify-single-word="false"/>
      <style:text-properties officeooo:paragraph-rsid="02e27a9b"/>
    </style:style>
    <style:style style:name="P397" style:family="paragraph" style:parent-style-name="Text_20_body">
      <style:paragraph-properties fo:text-align="justify" style:justify-single-word="false"/>
      <style:text-properties officeooo:rsid="020e61d0" fo:background-color="#ffff00"/>
    </style:style>
    <style:style style:name="P398"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99" style:family="paragraph" style:parent-style-name="Text_20_body">
      <style:paragraph-properties fo:text-align="justify" style:justify-single-word="false"/>
      <style:text-properties fo:language="ru" fo:country="RU" officeooo:paragraph-rsid="03fb9a74"/>
    </style:style>
    <style:style style:name="P400" style:family="paragraph" style:parent-style-name="Text_20_body">
      <style:paragraph-properties fo:text-align="justify" style:justify-single-word="false" fo:text-indent="0.1965in" style:auto-text-indent="false"/>
      <style:text-properties fo:language="ru" fo:country="RU"/>
    </style:style>
    <style:style style:name="P401"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402"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403" style:family="paragraph" style:parent-style-name="Text_20_body">
      <style:paragraph-properties fo:text-align="justify" style:justify-single-word="false"/>
      <style:text-properties officeooo:paragraph-rsid="02e676ea"/>
    </style:style>
    <style:style style:name="P404" style:family="paragraph" style:parent-style-name="Standard">
      <style:paragraph-properties fo:text-align="justify" style:justify-single-word="false"/>
      <style:text-properties fo:language="ru" fo:country="RU" fo:font-style="italic" style:font-style-asian="italic" style:font-style-complex="italic"/>
    </style:style>
    <style:style style:name="P405" style:family="paragraph" style:parent-style-name="Text_20_body">
      <style:paragraph-properties fo:text-align="end" style:justify-single-word="false"/>
    </style:style>
    <style:style style:name="P406" style:family="paragraph" style:parent-style-name="Standard">
      <style:paragraph-properties fo:margin-left="0in" fo:text-align="justify" style:justify-single-word="false" fo:text-indent="0in" style:auto-text-indent="false"/>
      <style:text-properties fo:language="ru" fo:country="RU"/>
    </style:style>
    <style:style style:name="P407" style:family="paragraph" style:parent-style-name="Text_20_body">
      <style:paragraph-properties fo:text-align="justify" style:justify-single-word="false"/>
      <style:text-properties fo:language="ru" fo:country="RU" officeooo:paragraph-rsid="00c42bee"/>
    </style:style>
    <style:style style:name="P408" style:family="paragraph" style:parent-style-name="Text_20_body">
      <style:paragraph-properties fo:text-align="justify" style:justify-single-word="false"/>
      <style:text-properties fo:language="ru" fo:country="RU" officeooo:rsid="02e6dc44" officeooo:paragraph-rsid="02e6dc44"/>
    </style:style>
    <style:style style:name="P409" style:family="paragraph" style:parent-style-name="Text_20_body">
      <style:paragraph-properties fo:text-align="justify" style:justify-single-word="false"/>
      <style:text-properties fo:language="ru" fo:country="RU" officeooo:paragraph-rsid="02e6dc44"/>
    </style:style>
    <style:style style:name="P410" style:family="paragraph" style:parent-style-name="Footnote">
      <style:text-properties fo:language="ru" fo:country="RU" officeooo:rsid="0125e8b5" officeooo:paragraph-rsid="0125e8b5"/>
    </style:style>
    <style:style style:name="P411" style:family="paragraph" style:parent-style-name="Text_20_body">
      <style:paragraph-properties fo:text-align="justify" style:justify-single-word="false"/>
      <style:text-properties fo:language="ru" fo:country="RU" officeooo:paragraph-rsid="00c55d43"/>
    </style:style>
    <style:style style:name="P412" style:family="paragraph" style:parent-style-name="Text_20_body">
      <style:paragraph-properties fo:text-align="justify" style:justify-single-word="false"/>
      <style:text-properties fo:language="ru" fo:country="RU" officeooo:paragraph-rsid="02ebeba3"/>
    </style:style>
    <style:style style:name="P413" style:family="paragraph" style:parent-style-name="Text_20_body">
      <style:paragraph-properties fo:text-align="justify" style:justify-single-word="false"/>
      <style:text-properties fo:language="ru" fo:country="RU" officeooo:paragraph-rsid="0409f9eb"/>
    </style:style>
    <style:style style:name="P414" style:family="paragraph" style:parent-style-name="Text_20_body">
      <style:paragraph-properties fo:text-align="justify" style:justify-single-word="false"/>
      <style:text-properties fo:language="ru" fo:country="RU" officeooo:rsid="02f20ba1" officeooo:paragraph-rsid="02f20ba1"/>
    </style:style>
    <style:style style:name="P415" style:family="paragraph" style:parent-style-name="Text_20_body">
      <style:paragraph-properties fo:text-align="justify" style:justify-single-word="false"/>
      <style:text-properties fo:language="ru" fo:country="RU" officeooo:paragraph-rsid="00c7853d"/>
    </style:style>
    <style:style style:name="P416" style:family="paragraph" style:parent-style-name="Text_20_body">
      <style:paragraph-properties fo:text-align="justify" style:justify-single-word="false"/>
      <style:text-properties fo:language="ru" fo:country="RU" officeooo:paragraph-rsid="040a6a27"/>
    </style:style>
    <style:style style:name="P417" style:family="paragraph" style:parent-style-name="Text_20_body">
      <style:paragraph-properties fo:text-align="justify" style:justify-single-word="false"/>
      <style:text-properties fo:language="ru" fo:country="RU" officeooo:paragraph-rsid="00c9804a"/>
    </style:style>
    <style:style style:name="P418" style:family="paragraph" style:parent-style-name="Text_20_body">
      <style:paragraph-properties fo:text-align="justify" style:justify-single-word="false">
        <style:tab-stops/>
      </style:paragraph-properties>
      <style:text-properties fo:language="ru" fo:country="RU"/>
    </style:style>
    <style:style style:name="P419" style:family="paragraph" style:parent-style-name="Text_20_body">
      <style:paragraph-properties fo:text-align="justify" style:justify-single-word="false"/>
      <style:text-properties fo:language="ru" fo:country="RU" officeooo:paragraph-rsid="00c9df80"/>
    </style:style>
    <style:style style:name="P420" style:family="paragraph" style:parent-style-name="Text_20_body">
      <style:paragraph-properties fo:text-align="justify" style:justify-single-word="false"/>
      <style:text-properties fo:language="ru" fo:country="RU" officeooo:rsid="02fc01e8"/>
    </style:style>
    <style:style style:name="P421" style:family="paragraph" style:parent-style-name="Text_20_body">
      <style:paragraph-properties fo:text-align="justify" style:justify-single-word="false"/>
      <style:text-properties fo:language="ru" fo:country="RU" officeooo:rsid="02fc01e8" officeooo:paragraph-rsid="02fc01e8"/>
    </style:style>
    <style:style style:name="P422" style:family="paragraph" style:parent-style-name="Text_20_body">
      <style:paragraph-properties fo:text-align="justify" style:justify-single-word="false"/>
      <style:text-properties fo:language="ru" fo:country="RU" officeooo:rsid="02fe2371" officeooo:paragraph-rsid="03035b6f"/>
    </style:style>
    <style:style style:name="P423" style:family="paragraph" style:parent-style-name="Text_20_body">
      <style:paragraph-properties fo:text-align="justify" style:justify-single-word="false"/>
      <style:text-properties fo:language="ru" fo:country="RU" officeooo:paragraph-rsid="030289dc"/>
    </style:style>
    <style:style style:name="P424" style:family="paragraph" style:parent-style-name="Text_20_body">
      <style:paragraph-properties fo:text-align="justify" style:justify-single-word="false"/>
      <style:text-properties fo:language="ru" fo:country="RU" officeooo:paragraph-rsid="03080c9e"/>
    </style:style>
    <style:style style:name="P425" style:family="paragraph" style:parent-style-name="Text_20_body">
      <style:paragraph-properties fo:text-align="justify" style:justify-single-word="false"/>
      <style:text-properties fo:language="ru" fo:country="RU" officeooo:paragraph-rsid="00cf434c"/>
    </style:style>
    <style:style style:name="P426" style:family="paragraph" style:parent-style-name="Text_20_body">
      <style:paragraph-properties fo:text-align="justify" style:justify-single-word="false"/>
      <style:text-properties fo:language="ru" fo:country="RU" officeooo:rsid="00cf434c" officeooo:paragraph-rsid="00cf434c"/>
    </style:style>
    <style:style style:name="P427" style:family="paragraph" style:parent-style-name="Text_20_body">
      <style:paragraph-properties fo:text-align="center" style:justify-single-word="false"/>
      <style:text-properties fo:language="en" fo:country="US" officeooo:rsid="04102295" officeooo:paragraph-rsid="04102295"/>
    </style:style>
    <style:style style:name="P428" style:family="paragraph" style:parent-style-name="Text_20_body">
      <style:paragraph-properties fo:text-align="justify" style:justify-single-word="false"/>
      <style:text-properties fo:language="ru" fo:country="RU" officeooo:paragraph-rsid="00d0e1ad"/>
    </style:style>
    <style:style style:name="P429" style:family="paragraph" style:parent-style-name="Text_20_body">
      <style:paragraph-properties fo:text-align="justify" style:justify-single-word="false"/>
      <style:text-properties fo:language="ru" fo:country="RU" officeooo:paragraph-rsid="00d2c268"/>
    </style:style>
    <style:style style:name="P430" style:family="paragraph" style:parent-style-name="Text_20_body">
      <style:paragraph-properties fo:text-align="justify" style:justify-single-word="false"/>
      <style:text-properties fo:language="ru" fo:country="RU" officeooo:paragraph-rsid="00d3f096"/>
    </style:style>
    <style:style style:name="P431" style:family="paragraph" style:parent-style-name="Text_20_body">
      <style:paragraph-properties fo:text-align="justify" style:justify-single-word="false"/>
      <style:text-properties fo:language="ru" fo:country="RU" officeooo:paragraph-rsid="00d3e2cb"/>
    </style:style>
    <style:style style:name="P432" style:family="paragraph" style:parent-style-name="Text_20_body">
      <style:paragraph-properties fo:text-align="justify" style:justify-single-word="false"/>
      <style:text-properties fo:language="ru" fo:country="RU" officeooo:paragraph-rsid="00d4e6e2"/>
    </style:style>
    <style:style style:name="P433" style:family="paragraph" style:parent-style-name="Text_20_body">
      <style:paragraph-properties fo:text-align="justify" style:justify-single-word="false"/>
      <style:text-properties fo:language="ru" fo:country="RU" officeooo:paragraph-rsid="00d5b7f7"/>
    </style:style>
    <style:style style:name="P434" style:family="paragraph" style:parent-style-name="Text_20_body">
      <style:paragraph-properties fo:text-align="justify" style:justify-single-word="false"/>
      <style:text-properties fo:language="ru" fo:country="RU" officeooo:paragraph-rsid="030ca716"/>
    </style:style>
    <style:style style:name="P435" style:family="paragraph" style:parent-style-name="Text_20_body">
      <style:paragraph-properties fo:text-align="justify" style:justify-single-word="false"/>
      <style:text-properties fo:language="ru" fo:country="RU" officeooo:paragraph-rsid="00d5de4b"/>
    </style:style>
    <style:style style:name="P436" style:family="paragraph" style:parent-style-name="Text_20_body">
      <style:paragraph-properties fo:text-align="justify" style:justify-single-word="false"/>
      <style:text-properties fo:language="ru" fo:country="RU" officeooo:paragraph-rsid="00d66c4c"/>
    </style:style>
    <style:style style:name="P437" style:family="paragraph" style:parent-style-name="Text_20_body">
      <style:paragraph-properties fo:text-align="justify" style:justify-single-word="false"/>
      <style:text-properties fo:language="ru" fo:country="RU" officeooo:paragraph-rsid="04155472"/>
    </style:style>
    <style:style style:name="P438" style:family="paragraph" style:parent-style-name="Text_20_body">
      <style:paragraph-properties fo:text-align="justify" style:justify-single-word="false"/>
      <style:text-properties fo:language="ru" fo:country="RU" officeooo:paragraph-rsid="030f40bd"/>
    </style:style>
    <style:style style:name="P439" style:family="paragraph" style:parent-style-name="Text_20_body">
      <style:paragraph-properties fo:text-align="justify" style:justify-single-word="false"/>
      <style:text-properties fo:language="ru" fo:country="RU" officeooo:paragraph-rsid="00d67e1b"/>
    </style:style>
    <style:style style:name="P440" style:family="paragraph" style:parent-style-name="Text_20_body">
      <style:paragraph-properties fo:text-align="justify" style:justify-single-word="false"/>
      <style:text-properties fo:language="ru" fo:country="RU" officeooo:paragraph-rsid="00d92365"/>
    </style:style>
    <style:style style:name="P441" style:family="paragraph" style:parent-style-name="Text_20_body">
      <style:paragraph-properties fo:text-align="justify" style:justify-single-word="false"/>
      <style:text-properties fo:language="ru" fo:country="RU" officeooo:paragraph-rsid="00dab151"/>
    </style:style>
    <style:style style:name="P442" style:family="paragraph" style:parent-style-name="Text_20_body">
      <style:paragraph-properties fo:text-align="justify" style:justify-single-word="false"/>
      <style:text-properties fo:language="ru" fo:country="RU" officeooo:paragraph-rsid="00dcffd1"/>
    </style:style>
    <style:style style:name="P443" style:family="paragraph" style:parent-style-name="Text_20_body">
      <style:paragraph-properties fo:text-align="justify" style:justify-single-word="false"/>
      <style:text-properties fo:language="ru" fo:country="RU" officeooo:paragraph-rsid="00dd0704"/>
    </style:style>
    <style:style style:name="P444" style:family="paragraph" style:parent-style-name="Text_20_body">
      <style:paragraph-properties fo:text-align="justify" style:justify-single-word="false"/>
      <style:text-properties fo:language="ru" fo:country="RU" officeooo:rsid="0316d8c8" officeooo:paragraph-rsid="0316d8c8"/>
    </style:style>
    <style:style style:name="P445" style:family="paragraph" style:parent-style-name="Text_20_body">
      <style:paragraph-properties fo:text-align="justify" style:justify-single-word="false"/>
      <style:text-properties fo:language="ru" fo:country="RU" officeooo:paragraph-rsid="00deb913"/>
    </style:style>
    <style:style style:name="P446" style:family="paragraph" style:parent-style-name="Text_20_body">
      <style:paragraph-properties fo:text-align="justify" style:justify-single-word="false"/>
      <style:text-properties fo:language="uk" fo:country="UA"/>
    </style:style>
    <style:style style:name="P447" style:family="paragraph" style:parent-style-name="Text_20_body">
      <style:paragraph-properties fo:text-align="justify" style:justify-single-word="false"/>
      <style:text-properties fo:language="ru" fo:country="RU" officeooo:paragraph-rsid="00df28e8"/>
    </style:style>
    <style:style style:name="P448" style:family="paragraph" style:parent-style-name="Text_20_body">
      <style:paragraph-properties fo:text-align="justify" style:justify-single-word="false"/>
      <style:text-properties officeooo:paragraph-rsid="00e1c528"/>
    </style:style>
    <style:style style:name="P449" style:family="paragraph" style:parent-style-name="Text_20_body">
      <style:paragraph-properties fo:text-align="justify" style:justify-single-word="false"/>
      <style:text-properties officeooo:paragraph-rsid="00dfe376"/>
    </style:style>
    <style:style style:name="P450" style:family="paragraph" style:parent-style-name="Text_20_body">
      <style:paragraph-properties fo:text-align="justify" style:justify-single-word="false">
        <style:tab-stops>
          <style:tab-stop style:position="4.1083in"/>
        </style:tab-stops>
      </style:paragraph-properties>
    </style:style>
    <style:style style:name="P451" style:family="paragraph" style:parent-style-name="Text_20_body">
      <style:paragraph-properties fo:text-align="justify" style:justify-single-word="false"/>
      <style:text-properties fo:language="ru" fo:country="RU" officeooo:paragraph-rsid="00dfe376"/>
    </style:style>
    <style:style style:name="P452" style:family="paragraph" style:parent-style-name="Text_20_body">
      <style:paragraph-properties fo:text-align="justify" style:justify-single-word="false"/>
      <style:text-properties officeooo:paragraph-rsid="00e032c2"/>
    </style:style>
    <style:style style:name="P453" style:family="paragraph" style:parent-style-name="Text_20_body">
      <style:paragraph-properties fo:text-align="justify" style:justify-single-word="false"/>
      <style:text-properties officeooo:paragraph-rsid="04238205"/>
    </style:style>
    <style:style style:name="P454" style:family="paragraph" style:parent-style-name="Text_20_body">
      <style:paragraph-properties fo:text-align="justify" style:justify-single-word="false"/>
      <style:text-properties officeooo:paragraph-rsid="00e2c59b"/>
    </style:style>
    <style:style style:name="P455" style:family="paragraph" style:parent-style-name="Heading_20_2">
      <style:paragraph-properties fo:text-align="center" style:justify-single-word="false"/>
      <style:text-properties fo:language="ru" fo:country="RU" officeooo:paragraph-rsid="031bbfed"/>
    </style:style>
    <style:style style:name="P456"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57" style:family="paragraph" style:parent-style-name="Text_20_body">
      <style:paragraph-properties fo:text-align="justify" style:justify-single-word="false"/>
      <style:text-properties fo:language="ru" fo:country="RU" officeooo:paragraph-rsid="031bbfed"/>
    </style:style>
    <style:style style:name="P458" style:family="paragraph" style:parent-style-name="Text_20_body">
      <style:paragraph-properties fo:text-align="justify" style:justify-single-word="false"/>
      <style:text-properties fo:language="ru" fo:country="RU" officeooo:paragraph-rsid="00e42614"/>
    </style:style>
    <style:style style:name="P459" style:family="paragraph" style:parent-style-name="Text_20_body">
      <style:paragraph-properties fo:text-align="justify" style:justify-single-word="false"/>
      <style:text-properties fo:language="ru" fo:country="RU" officeooo:paragraph-rsid="00e6945b"/>
    </style:style>
    <style:style style:name="P460" style:family="paragraph" style:parent-style-name="Text_20_body">
      <style:paragraph-properties fo:text-align="justify" style:justify-single-word="false"/>
      <style:text-properties fo:language="ru" fo:country="RU" officeooo:paragraph-rsid="00e8e4e5"/>
    </style:style>
    <style:style style:name="P461"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62"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63"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64" style:family="paragraph" style:parent-style-name="Text_20_body">
      <style:paragraph-properties fo:text-align="justify" style:justify-single-word="false"/>
      <style:text-properties fo:language="ru" fo:country="RU" officeooo:rsid="00e8e4e5" officeooo:paragraph-rsid="00e8e4e5"/>
    </style:style>
    <style:style style:name="P465" style:family="paragraph" style:parent-style-name="Text_20_body">
      <style:paragraph-properties fo:text-align="justify" style:justify-single-word="false"/>
      <style:text-properties fo:language="ru" fo:country="RU" officeooo:rsid="00e9a721" officeooo:paragraph-rsid="00e9a721"/>
    </style:style>
    <style:style style:name="P466"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67"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68" style:family="paragraph" style:parent-style-name="Text_20_body">
      <style:paragraph-properties fo:text-align="justify" style:justify-single-word="false"/>
      <style:text-properties fo:language="ru" fo:country="RU" officeooo:rsid="00ecc719" officeooo:paragraph-rsid="00ecc719"/>
    </style:style>
    <style:style style:name="P469" style:family="paragraph" style:parent-style-name="Text_20_body">
      <style:paragraph-properties fo:text-align="justify" style:justify-single-word="false"/>
      <style:text-properties fo:language="ru" fo:country="RU" officeooo:rsid="00edd762" officeooo:paragraph-rsid="00edd762"/>
    </style:style>
    <style:style style:name="P470" style:family="paragraph" style:parent-style-name="Text_20_body">
      <style:paragraph-properties fo:text-align="justify" style:justify-single-word="false"/>
      <style:text-properties fo:language="ru" fo:country="RU" officeooo:rsid="00f7e6ff" officeooo:paragraph-rsid="00f7e6ff"/>
    </style:style>
    <style:style style:name="P471" style:family="paragraph" style:parent-style-name="Text_20_body">
      <style:paragraph-properties fo:text-align="justify" style:justify-single-word="false"/>
      <style:text-properties fo:language="ru" fo:country="RU" officeooo:rsid="00edd762" officeooo:paragraph-rsid="00f0898b"/>
    </style:style>
    <style:style style:name="P472" style:family="paragraph" style:parent-style-name="Text_20_body">
      <style:paragraph-properties fo:text-align="justify" style:justify-single-word="false"/>
      <style:text-properties fo:language="ru" fo:country="RU" officeooo:rsid="00eec376" officeooo:paragraph-rsid="00f4fb4d"/>
    </style:style>
    <style:style style:name="P473" style:family="paragraph" style:parent-style-name="Text_20_body">
      <style:paragraph-properties fo:text-align="justify" style:justify-single-word="false"/>
      <style:text-properties fo:language="ru" fo:country="RU" officeooo:rsid="00f0898b" officeooo:paragraph-rsid="00f0898b"/>
    </style:style>
    <style:style style:name="P474" style:family="paragraph" style:parent-style-name="Text_20_body">
      <style:paragraph-properties fo:text-align="justify" style:justify-single-word="false"/>
      <style:text-properties fo:language="ru" fo:country="RU" officeooo:rsid="00f0898b" officeooo:paragraph-rsid="00f82e8c"/>
    </style:style>
    <style:style style:name="P475" style:family="paragraph" style:parent-style-name="Text_20_body">
      <style:paragraph-properties fo:text-align="justify" style:justify-single-word="false"/>
      <style:text-properties fo:language="ru" fo:country="RU" officeooo:rsid="00f12515" officeooo:paragraph-rsid="00f12515"/>
    </style:style>
    <style:style style:name="P476" style:family="paragraph" style:parent-style-name="Text_20_body">
      <style:paragraph-properties fo:text-align="justify" style:justify-single-word="false"/>
      <style:text-properties fo:language="ru" fo:country="RU" officeooo:rsid="00f33f88" officeooo:paragraph-rsid="00f33f88"/>
    </style:style>
    <style:style style:name="P477" style:family="paragraph" style:parent-style-name="Text_20_body">
      <style:paragraph-properties fo:text-align="justify" style:justify-single-word="false"/>
      <style:text-properties fo:language="ru" fo:country="RU" officeooo:rsid="00f4fb4d" officeooo:paragraph-rsid="00f4fb4d"/>
    </style:style>
    <style:style style:name="P478" style:family="paragraph" style:parent-style-name="Text_20_body">
      <style:paragraph-properties fo:text-align="justify" style:justify-single-word="false"/>
      <style:text-properties fo:language="ru" fo:country="RU" officeooo:rsid="00f5062f" officeooo:paragraph-rsid="00f5062f"/>
    </style:style>
    <style:style style:name="P479" style:family="paragraph" style:parent-style-name="Text_20_body">
      <style:paragraph-properties fo:text-align="justify" style:justify-single-word="false"/>
      <style:text-properties fo:language="ru" fo:country="RU" officeooo:rsid="00fa90f5" officeooo:paragraph-rsid="00fa90f5"/>
    </style:style>
    <style:style style:name="P480" style:family="paragraph" style:parent-style-name="Text_20_body">
      <style:paragraph-properties fo:text-align="justify" style:justify-single-word="false"/>
      <style:text-properties fo:language="ru" fo:country="RU" officeooo:rsid="00fbc5f1" officeooo:paragraph-rsid="00fbc5f1"/>
    </style:style>
    <style:style style:name="P481" style:family="paragraph" style:parent-style-name="Text_20_body">
      <style:paragraph-properties fo:text-align="justify" style:justify-single-word="false"/>
      <style:text-properties fo:language="ru" fo:country="RU" officeooo:rsid="00fc8b22" officeooo:paragraph-rsid="00fc8b22"/>
    </style:style>
    <style:style style:name="P482" style:family="paragraph" style:parent-style-name="Text_20_body">
      <style:paragraph-properties fo:text-align="justify" style:justify-single-word="false"/>
      <style:text-properties fo:language="ru" fo:country="RU" officeooo:rsid="010142e3" officeooo:paragraph-rsid="010142e3"/>
    </style:style>
    <style:style style:name="P483" style:family="paragraph" style:parent-style-name="Text_20_body">
      <style:paragraph-properties fo:text-align="justify" style:justify-single-word="false"/>
      <style:text-properties fo:language="ru" fo:country="RU" officeooo:rsid="0101af7b" officeooo:paragraph-rsid="0101af7b"/>
    </style:style>
    <style:style style:name="P484" style:family="paragraph" style:parent-style-name="Text_20_body">
      <style:paragraph-properties fo:text-align="justify" style:justify-single-word="false"/>
      <style:text-properties fo:language="ru" fo:country="RU" officeooo:rsid="0101af7b" officeooo:paragraph-rsid="01053f6d"/>
    </style:style>
    <style:style style:name="P485" style:family="paragraph" style:parent-style-name="Text_20_body">
      <style:paragraph-properties fo:text-align="justify" style:justify-single-word="false"/>
      <style:text-properties fo:language="ru" fo:country="RU" officeooo:rsid="01037842" officeooo:paragraph-rsid="0106c4e9"/>
    </style:style>
    <style:style style:name="P486" style:family="paragraph" style:parent-style-name="Text_20_body">
      <style:paragraph-properties fo:text-align="justify" style:justify-single-word="false"/>
      <style:text-properties fo:language="ru" fo:country="RU" officeooo:rsid="01037842" officeooo:paragraph-rsid="0108ae8b"/>
    </style:style>
    <style:style style:name="P487" style:family="paragraph" style:parent-style-name="Text_20_body">
      <style:paragraph-properties fo:text-align="justify" style:justify-single-word="false"/>
      <style:text-properties fo:language="ru" fo:country="RU" officeooo:rsid="0108ae8b" officeooo:paragraph-rsid="0108ae8b"/>
    </style:style>
    <style:style style:name="P488" style:family="paragraph" style:parent-style-name="Text_20_body">
      <style:paragraph-properties fo:text-align="justify" style:justify-single-word="false"/>
      <style:text-properties fo:language="ru" fo:country="RU" officeooo:rsid="010a7c81" officeooo:paragraph-rsid="010a7c81"/>
    </style:style>
    <style:style style:name="P489" style:family="paragraph" style:parent-style-name="Text_20_body">
      <style:paragraph-properties fo:text-align="justify" style:justify-single-word="false"/>
      <style:text-properties fo:language="ru" fo:country="RU" officeooo:paragraph-rsid="010a7c81"/>
    </style:style>
    <style:style style:name="P490" style:family="paragraph" style:parent-style-name="Text_20_body">
      <style:paragraph-properties fo:text-align="justify" style:justify-single-word="false"/>
      <style:text-properties fo:language="ru" fo:country="RU" officeooo:paragraph-rsid="010b2c97"/>
    </style:style>
    <style:style style:name="P491" style:family="paragraph" style:parent-style-name="Text_20_body">
      <style:paragraph-properties fo:text-align="justify" style:justify-single-word="false"/>
      <style:text-properties fo:language="ru" fo:country="RU" officeooo:rsid="010b2c97" officeooo:paragraph-rsid="010b2c97"/>
    </style:style>
    <style:style style:name="P492" style:family="paragraph" style:parent-style-name="Text_20_body">
      <style:paragraph-properties fo:text-align="justify" style:justify-single-word="false"/>
      <style:text-properties fo:language="ru" fo:country="RU" officeooo:paragraph-rsid="0428f217"/>
    </style:style>
    <style:style style:name="P493" style:family="paragraph" style:parent-style-name="Footnote">
      <style:text-properties fo:language="ru" fo:country="RU" officeooo:rsid="0428f217" officeooo:paragraph-rsid="0428f217"/>
    </style:style>
    <style:style style:name="P494" style:family="paragraph" style:parent-style-name="Text_20_body">
      <style:paragraph-properties fo:text-align="justify" style:justify-single-word="false"/>
      <style:text-properties fo:language="ru" fo:country="RU" officeooo:paragraph-rsid="0330a244"/>
    </style:style>
    <style:style style:name="P495" style:family="paragraph" style:parent-style-name="Footnote">
      <style:text-properties fo:language="ru" fo:country="RU" officeooo:rsid="03318a22"/>
    </style:style>
    <style:style style:name="P496" style:family="paragraph" style:parent-style-name="Footnote">
      <style:paragraph-properties fo:text-align="justify" style:justify-single-word="false"/>
      <style:text-properties fo:language="ru" fo:country="RU" officeooo:rsid="03318a22"/>
    </style:style>
    <style:style style:name="P497" style:family="paragraph" style:parent-style-name="Footnote">
      <style:paragraph-properties fo:text-align="center" style:justify-single-word="false"/>
      <style:text-properties fo:language="ru" fo:country="RU" officeooo:rsid="03334325" officeooo:paragraph-rsid="03334325"/>
    </style:style>
    <style:style style:name="P498" style:family="paragraph" style:parent-style-name="Footnote">
      <style:paragraph-properties fo:text-align="justify" style:justify-single-word="false"/>
      <style:text-properties fo:language="ru" fo:country="RU" officeooo:rsid="03334325" officeooo:paragraph-rsid="03334325"/>
    </style:style>
    <style:style style:name="P499" style:family="paragraph" style:parent-style-name="Footnote">
      <style:paragraph-properties fo:text-align="justify" style:justify-single-word="false"/>
      <style:text-properties fo:language="ru" fo:country="RU" officeooo:rsid="03334325" officeooo:paragraph-rsid="03349f87"/>
    </style:style>
    <style:style style:name="P500" style:family="paragraph" style:parent-style-name="Text_20_body">
      <style:paragraph-properties fo:text-align="center" style:justify-single-word="false"/>
      <style:text-properties fo:language="ru" fo:country="RU" fo:background-color="#ffff00"/>
    </style:style>
    <style:style style:name="P501" style:family="paragraph" style:parent-style-name="Text_20_body">
      <style:paragraph-properties fo:text-align="end" style:justify-single-word="false"/>
      <style:text-properties fo:font-style="normal" style:font-style-asian="normal" style:font-style-complex="normal"/>
    </style:style>
    <style:style style:name="P502" style:family="paragraph" style:parent-style-name="Text_20_body">
      <style:text-properties fo:language="ru" fo:country="RU" fo:background-color="#ffff00"/>
    </style:style>
    <style:style style:name="P503" style:family="paragraph" style:parent-style-name="Text_20_body">
      <style:paragraph-properties fo:text-align="justify" style:justify-single-word="false"/>
      <style:text-properties fo:language="ru" fo:country="RU" officeooo:paragraph-rsid="0112548e"/>
    </style:style>
    <style:style style:name="P504" style:family="paragraph" style:parent-style-name="Text_20_body">
      <style:text-properties fo:language="ru" fo:country="RU" officeooo:paragraph-rsid="0112548e"/>
    </style:style>
    <style:style style:name="P505" style:family="paragraph" style:parent-style-name="Text_20_body">
      <style:paragraph-properties fo:text-align="justify" style:justify-single-word="false"/>
      <style:text-properties fo:language="ru" fo:country="RU" officeooo:paragraph-rsid="042fe8ad"/>
    </style:style>
    <style:style style:name="P506" style:family="paragraph" style:parent-style-name="Text_20_body">
      <style:paragraph-properties fo:text-align="justify" style:justify-single-word="false"/>
      <style:text-properties fo:language="ru" fo:country="RU" officeooo:paragraph-rsid="04318164"/>
    </style:style>
    <style:style style:name="P507" style:family="paragraph" style:parent-style-name="Text_20_body">
      <style:paragraph-properties fo:text-align="justify" style:justify-single-word="false"/>
      <style:text-properties fo:language="ru" fo:country="RU" officeooo:paragraph-rsid="01137adc"/>
    </style:style>
    <style:style style:name="P508" style:family="paragraph" style:parent-style-name="Text_20_body">
      <style:paragraph-properties fo:text-align="justify" style:justify-single-word="false"/>
      <style:text-properties fo:language="ru" fo:country="RU" officeooo:paragraph-rsid="032595ae"/>
    </style:style>
    <style:style style:name="P509" style:family="paragraph" style:parent-style-name="Standard">
      <style:text-properties fo:language="ru" fo:country="RU" officeooo:paragraph-rsid="0431d2ee"/>
    </style:style>
    <style:style style:name="P510" style:family="paragraph" style:parent-style-name="Text_20_body">
      <style:text-properties fo:language="ru" fo:country="RU" officeooo:paragraph-rsid="0431d2ee"/>
    </style:style>
    <style:style style:name="T1" style:family="text">
      <style:text-properties fo:language="ru" fo:country="RU" officeooo:rsid="03fe71b5"/>
    </style:style>
    <style:style style:name="T2" style:family="text">
      <style:text-properties fo:language="ru" fo:country="RU" officeooo:rsid="0348ee55"/>
    </style:style>
    <style:style style:name="T3" style:family="text">
      <style:text-properties fo:language="ru" fo:country="RU" officeooo:rsid="034844a0"/>
    </style:style>
    <style:style style:name="T4" style:family="text">
      <style:text-properties fo:language="ru" fo:country="RU" officeooo:rsid="03482f10"/>
    </style:style>
    <style:style style:name="T5" style:family="text">
      <style:text-properties fo:language="en" fo:country="US"/>
    </style:style>
    <style:style style:name="T6" style:family="text">
      <style:text-properties officeooo:rsid="03486731"/>
    </style:style>
    <style:style style:name="T7" style:family="text">
      <style:text-properties officeooo:rsid="011687d9"/>
    </style:style>
    <style:style style:name="T8" style:family="text">
      <style:text-properties fo:language="ru" fo:country="RU"/>
    </style:style>
    <style:style style:name="T9" style:family="text">
      <style:text-properties fo:language="ru" fo:country="RU" fo:font-style="italic" style:font-style-asian="italic" style:font-style-complex="italic"/>
    </style:style>
    <style:style style:name="T10" style:family="text">
      <style:text-properties officeooo:rsid="011865e9"/>
    </style:style>
    <style:style style:name="T11" style:family="text">
      <style:text-properties fo:language="en" fo:country="US" officeooo:rsid="0118b90d"/>
    </style:style>
    <style:style style:name="T12" style:family="text">
      <style:text-properties officeooo:rsid="034b0df9"/>
    </style:style>
    <style:style style:name="T13" style:family="text">
      <style:text-properties officeooo:rsid="0118b90d"/>
    </style:style>
    <style:style style:name="T14" style:family="text">
      <style:text-properties officeooo:rsid="016ad2e9"/>
    </style:style>
    <style:style style:name="T15" style:family="text">
      <style:text-properties officeooo:rsid="011a7811"/>
    </style:style>
    <style:style style:name="T16" style:family="text">
      <style:text-properties fo:language="ru" fo:country="RU" fo:font-style="italic" officeooo:rsid="034b0df9" style:font-style-asian="italic" style:font-style-complex="italic"/>
    </style:style>
    <style:style style:name="T17" style:family="text">
      <style:text-properties fo:language="ru" fo:country="RU" fo:font-style="italic" officeooo:rsid="016ad2e9" style:font-style-asian="italic" style:font-style-complex="italic"/>
    </style:style>
    <style:style style:name="T18" style:family="text">
      <style:text-properties fo:language="ru" fo:country="RU" fo:font-style="italic" officeooo:rsid="011a7811" style:font-style-asian="italic" style:font-style-complex="italic"/>
    </style:style>
    <style:style style:name="T19" style:family="text">
      <style:text-properties fo:font-style="italic" style:font-style-asian="italic" style:font-style-complex="italic"/>
    </style:style>
    <style:style style:name="T20" style:family="text">
      <style:text-properties fo:language="uk" fo:country="UA" fo:font-style="italic" officeooo:rsid="034bfc5f" style:font-style-asian="italic" style:font-style-complex="italic"/>
    </style:style>
    <style:style style:name="T21" style:family="text">
      <style:text-properties fo:language="ru" fo:country="RU" fo:font-style="italic" officeooo:rsid="011c07c9" style:font-style-asian="italic" style:font-style-complex="italic"/>
    </style:style>
    <style:style style:name="T22" style:family="text">
      <style:text-properties fo:language="uk" fo:country="UA" fo:font-style="italic" style:font-style-asian="italic" style:font-style-complex="italic"/>
    </style:style>
    <style:style style:name="T23" style:family="text">
      <style:text-properties officeooo:rsid="011c07c9"/>
    </style:style>
    <style:style style:name="T24" style:family="text">
      <style:text-properties fo:language="uk" fo:country="UA" officeooo:rsid="034bfc5f"/>
    </style:style>
    <style:style style:name="T25" style:family="text">
      <style:text-properties officeooo:rsid="016b77cc"/>
    </style:style>
    <style:style style:name="T26" style:family="text">
      <style:text-properties officeooo:rsid="011ca864"/>
    </style:style>
    <style:style style:name="T27" style:family="text">
      <style:text-properties fo:language="uk" fo:country="UA" officeooo:rsid="034c9fa2"/>
    </style:style>
    <style:style style:name="T28" style:family="text">
      <style:text-properties officeooo:rsid="0351c787"/>
    </style:style>
    <style:style style:name="T29" style:family="text">
      <style:text-properties officeooo:rsid="011e8b7f"/>
    </style:style>
    <style:style style:name="T30" style:family="text">
      <style:text-properties officeooo:rsid="034f2961"/>
    </style:style>
    <style:style style:name="T31" style:family="text">
      <style:text-properties officeooo:rsid="00e42614"/>
    </style:style>
    <style:style style:name="T32" style:family="text">
      <style:text-properties fo:language="uk" fo:country="UA"/>
    </style:style>
    <style:style style:name="T33" style:family="text">
      <style:text-properties fo:language="ru" fo:country="RU" officeooo:rsid="011e8b7f"/>
    </style:style>
    <style:style style:name="T34" style:family="text">
      <style:text-properties fo:language="uk" fo:country="UA" officeooo:rsid="011e8b7f"/>
    </style:style>
    <style:style style:name="T35" style:family="text">
      <style:text-properties officeooo:rsid="011fca38"/>
    </style:style>
    <style:style style:name="T36" style:family="text">
      <style:text-properties fo:language="ru" fo:country="RU" officeooo:rsid="011fca38"/>
    </style:style>
    <style:style style:name="T37" style:family="text">
      <style:text-properties fo:language="ru" fo:country="RU" officeooo:rsid="011ffdd5"/>
    </style:style>
    <style:style style:name="T38" style:family="text">
      <style:text-properties fo:language="ru" fo:country="RU" fo:background-color="#ffffff" loext:char-shading-value="0"/>
    </style:style>
    <style:style style:name="T39" style:family="text">
      <style:text-properties officeooo:rsid="03582902"/>
    </style:style>
    <style:style style:name="T40" style:family="text">
      <style:text-properties officeooo:rsid="012117db"/>
    </style:style>
    <style:style style:name="T41" style:family="text">
      <style:text-properties officeooo:rsid="03599b63"/>
    </style:style>
    <style:style style:name="T42" style:family="text">
      <style:text-properties officeooo:rsid="0130ab20"/>
    </style:style>
    <style:style style:name="T43" style:family="text">
      <style:text-properties officeooo:rsid="032fd153"/>
    </style:style>
    <style:style style:name="T44" style:family="text">
      <style:text-properties officeooo:rsid="035ca9ed"/>
    </style:style>
    <style:style style:name="T45" style:family="text">
      <style:text-properties officeooo:rsid="012199c0"/>
    </style:style>
    <style:style style:name="T46" style:family="text">
      <style:text-properties fo:language="ru" fo:country="RU" officeooo:rsid="035ca9ed"/>
    </style:style>
    <style:style style:name="T47" style:family="text">
      <style:text-properties officeooo:rsid="035cb372"/>
    </style:style>
    <style:style style:name="T48" style:family="text">
      <style:text-properties officeooo:rsid="0121dfcd"/>
    </style:style>
    <style:style style:name="T49" style:family="text">
      <style:text-properties fo:language="ru" fo:country="RU" officeooo:rsid="0121dfcd"/>
    </style:style>
    <style:style style:name="T50" style:family="text">
      <style:text-properties fo:language="ru" fo:country="RU" officeooo:rsid="035d50a9"/>
    </style:style>
    <style:style style:name="T51" style:family="text">
      <style:text-properties fo:language="ru" fo:country="RU" officeooo:rsid="035d8adf"/>
    </style:style>
    <style:style style:name="T52" style:family="text">
      <style:text-properties officeooo:rsid="012390e8"/>
    </style:style>
    <style:style style:name="T53" style:family="text">
      <style:text-properties officeooo:rsid="035d50a9"/>
    </style:style>
    <style:style style:name="T54" style:family="text">
      <style:text-properties fo:language="ru" fo:country="RU" officeooo:rsid="012390e8"/>
    </style:style>
    <style:style style:name="T55" style:family="text">
      <style:text-properties fo:language="uk" fo:country="UA" officeooo:rsid="012390e8"/>
    </style:style>
    <style:style style:name="T56" style:family="text">
      <style:text-properties fo:language="en" fo:country="US" officeooo:rsid="012390e8"/>
    </style:style>
    <style:style style:name="T57" style:family="text">
      <style:text-properties fo:language="ru" fo:country="RU" officeooo:rsid="0048453c"/>
    </style:style>
    <style:style style:name="T58" style:family="text">
      <style:text-properties fo:language="en" fo:country="US" officeooo:rsid="0048453c"/>
    </style:style>
    <style:style style:name="T59" style:family="text">
      <style:text-properties officeooo:rsid="0123f0ca"/>
    </style:style>
    <style:style style:name="T60" style:family="text">
      <style:text-properties fo:language="uk" fo:country="UA" officeooo:rsid="03bef0d8"/>
    </style:style>
    <style:style style:name="T61" style:family="text">
      <style:text-properties officeooo:rsid="035f096c"/>
    </style:style>
    <style:style style:name="T62" style:family="text">
      <style:text-properties officeooo:rsid="0125e8b5"/>
    </style:style>
    <style:style style:name="T63" style:family="text">
      <style:text-properties fo:language="ru" fo:country="RU" fo:font-style="italic" fo:font-weight="bold" style:font-style-asian="italic" style:font-weight-asian="bold" style:font-style-complex="italic" style:font-weight-complex="bold"/>
    </style:style>
    <style:style style:name="T64" style:family="text">
      <style:text-properties officeooo:rsid="01275060"/>
    </style:style>
    <style:style style:name="T65" style:family="text">
      <style:text-properties officeooo:rsid="036000ba"/>
    </style:style>
    <style:style style:name="T66" style:family="text">
      <style:text-properties officeooo:rsid="01284bf3"/>
    </style:style>
    <style:style style:name="T67" style:family="text">
      <style:text-properties officeooo:rsid="0361d097"/>
    </style:style>
    <style:style style:name="T68" style:family="text">
      <style:text-properties officeooo:rsid="013ea3b9"/>
    </style:style>
    <style:style style:name="T69" style:family="text">
      <style:text-properties officeooo:rsid="01293ac6"/>
    </style:style>
    <style:style style:name="T70" style:family="text">
      <style:text-properties officeooo:rsid="03634c15"/>
    </style:style>
    <style:style style:name="T71" style:family="text">
      <style:text-properties officeooo:rsid="0364cad9"/>
    </style:style>
    <style:style style:name="T72" style:family="text">
      <style:text-properties officeooo:rsid="012ad6ce"/>
    </style:style>
    <style:style style:name="T73" style:family="text">
      <style:text-properties officeooo:rsid="012b8266"/>
    </style:style>
    <style:style style:name="T74" style:family="text">
      <style:text-properties officeooo:rsid="00e54b69"/>
    </style:style>
    <style:style style:name="T75" style:family="text">
      <style:text-properties officeooo:rsid="036642b7"/>
    </style:style>
    <style:style style:name="T76" style:family="text">
      <style:text-properties officeooo:rsid="0367a7e9"/>
    </style:style>
    <style:style style:name="T77" style:family="text">
      <style:text-properties officeooo:rsid="036b0558"/>
    </style:style>
    <style:style style:name="T78" style:family="text">
      <style:text-properties fo:language="en" fo:country="US" officeooo:rsid="012f7eab"/>
    </style:style>
    <style:style style:name="T79" style:family="text">
      <style:text-properties officeooo:rsid="012f7eab"/>
    </style:style>
    <style:style style:name="T80" style:family="text">
      <style:text-properties officeooo:rsid="036c6e06"/>
    </style:style>
    <style:style style:name="T81" style:family="text">
      <style:text-properties officeooo:rsid="01358f9a"/>
    </style:style>
    <style:style style:name="T82" style:family="text">
      <style:text-properties fo:language="ru" fo:country="RU" officeooo:rsid="01358f9a"/>
    </style:style>
    <style:style style:name="T83" style:family="text">
      <style:text-properties fo:language="ru" fo:country="RU" officeooo:rsid="01375ae7"/>
    </style:style>
    <style:style style:name="T84" style:family="text">
      <style:text-properties fo:language="ru" fo:country="RU" officeooo:rsid="036ec0fb"/>
    </style:style>
    <style:style style:name="T85" style:family="text">
      <style:text-properties fo:language="ru" fo:country="RU" officeooo:rsid="0371d76a"/>
    </style:style>
    <style:style style:name="T86" style:family="text">
      <style:text-properties officeooo:rsid="0371d76a"/>
    </style:style>
    <style:style style:name="T87" style:family="text">
      <style:text-properties officeooo:rsid="0137763b"/>
    </style:style>
    <style:style style:name="T88" style:family="text">
      <style:text-properties officeooo:rsid="036ec0fb"/>
    </style:style>
    <style:style style:name="T89" style:family="text">
      <style:text-properties fo:language="en" fo:country="US" officeooo:rsid="0371d76a"/>
    </style:style>
    <style:style style:name="T90" style:family="text">
      <style:text-properties fo:language="en" fo:country="US" officeooo:rsid="0373b16f"/>
    </style:style>
    <style:style style:name="T91" style:family="text">
      <style:text-properties officeooo:rsid="0373b16f"/>
    </style:style>
    <style:style style:name="T92" style:family="text">
      <style:text-properties officeooo:rsid="037da120"/>
    </style:style>
    <style:style style:name="T93" style:family="text">
      <style:text-properties fo:language="ru" fo:country="RU" officeooo:rsid="0373d97d"/>
    </style:style>
    <style:style style:name="T94" style:family="text">
      <style:text-properties officeooo:rsid="0373d97d"/>
    </style:style>
    <style:style style:name="T95" style:family="text">
      <style:text-properties officeooo:rsid="013a2fc4"/>
    </style:style>
    <style:style style:name="T96" style:family="text">
      <style:text-properties officeooo:rsid="036ff5a1"/>
    </style:style>
    <style:style style:name="T97" style:family="text">
      <style:text-properties officeooo:rsid="013ac21f"/>
    </style:style>
    <style:style style:name="T98" style:family="text">
      <style:text-properties officeooo:rsid="03740b3e"/>
    </style:style>
    <style:style style:name="T99" style:family="text">
      <style:text-properties officeooo:rsid="013c7221"/>
    </style:style>
    <style:style style:name="T100" style:family="text">
      <style:text-properties officeooo:rsid="0375605b"/>
    </style:style>
    <style:style style:name="T101" style:family="text">
      <style:text-properties officeooo:rsid="013cb4a5"/>
    </style:style>
    <style:style style:name="T102" style:family="text">
      <style:text-properties fo:language="ru" fo:country="RU" officeooo:rsid="0375605b"/>
    </style:style>
    <style:style style:name="T103" style:family="text">
      <style:text-properties fo:language="ru" fo:country="RU" officeooo:rsid="013d46cf"/>
    </style:style>
    <style:style style:name="T104" style:family="text">
      <style:text-properties fo:language="ru" fo:country="RU" fo:font-style="italic" fo:background-color="#ffffff" loext:char-shading-value="0" style:font-style-asian="italic" style:font-style-complex="italic"/>
    </style:style>
    <style:style style:name="T105" style:family="text">
      <style:text-properties fo:language="ru" fo:country="RU" fo:font-style="italic" officeooo:rsid="013ea3b9" style:font-style-asian="italic" style:font-style-complex="italic"/>
    </style:style>
    <style:style style:name="T106" style:family="text">
      <style:text-properties fo:language="ru" fo:country="RU" fo:font-style="italic" officeooo:rsid="0375605b" style:font-style-asian="italic" style:font-style-complex="italic"/>
    </style:style>
    <style:style style:name="T107" style:family="text">
      <style:text-properties officeooo:rsid="03774106"/>
    </style:style>
    <style:style style:name="T108" style:family="text">
      <style:text-properties officeooo:rsid="037914bd"/>
    </style:style>
    <style:style style:name="T109" style:family="text">
      <style:text-properties officeooo:rsid="013ee979"/>
    </style:style>
    <style:style style:name="T110" style:family="text">
      <style:text-properties officeooo:rsid="013f8d6e"/>
    </style:style>
    <style:style style:name="T111" style:family="text">
      <style:text-properties officeooo:rsid="037af1fd"/>
    </style:style>
    <style:style style:name="T112" style:family="text">
      <style:text-properties officeooo:rsid="013fa266"/>
    </style:style>
    <style:style style:name="T113" style:family="text">
      <style:text-properties fo:language="en" fo:country="US" officeooo:rsid="013fa266"/>
    </style:style>
    <style:style style:name="T114" style:family="text">
      <style:text-properties officeooo:rsid="037be2ba"/>
    </style:style>
    <style:style style:name="T115" style:family="text">
      <style:text-properties fo:language="en" fo:country="US" officeooo:rsid="037da120"/>
    </style:style>
    <style:style style:name="T116" style:family="text">
      <style:text-properties officeooo:rsid="014263d4"/>
    </style:style>
    <style:style style:name="T117" style:family="text">
      <style:text-properties officeooo:rsid="037f9e1a"/>
    </style:style>
    <style:style style:name="T118" style:family="text">
      <style:text-properties officeooo:rsid="014674be"/>
    </style:style>
    <style:style style:name="T119" style:family="text">
      <style:text-properties officeooo:rsid="01433e7a"/>
    </style:style>
    <style:style style:name="T120" style:family="text">
      <style:text-properties officeooo:rsid="01447f41"/>
    </style:style>
    <style:style style:name="T121" style:family="text">
      <style:text-properties officeooo:rsid="01457772"/>
    </style:style>
    <style:style style:name="T122" style:family="text">
      <style:text-properties officeooo:rsid="038299ff"/>
    </style:style>
    <style:style style:name="T123" style:family="text">
      <style:text-properties officeooo:rsid="0145a802"/>
    </style:style>
    <style:style style:name="T124" style:family="text">
      <style:text-properties fo:language="uk" fo:country="UA" officeooo:rsid="0383b163"/>
    </style:style>
    <style:style style:name="T125" style:family="text">
      <style:text-properties officeooo:rsid="0383b163"/>
    </style:style>
    <style:style style:name="T126" style:family="text">
      <style:text-properties officeooo:rsid="0145ae70"/>
    </style:style>
    <style:style style:name="T127" style:family="text">
      <style:text-properties officeooo:rsid="0385338a"/>
    </style:style>
    <style:style style:name="T128" style:family="text">
      <style:text-properties fo:language="ru" fo:country="RU" officeooo:rsid="0385338a"/>
    </style:style>
    <style:style style:name="T129" style:family="text">
      <style:text-properties officeooo:rsid="01465c08"/>
    </style:style>
    <style:style style:name="T130" style:family="text">
      <style:text-properties officeooo:rsid="0386e5a1"/>
    </style:style>
    <style:style style:name="T131" style:family="text">
      <style:text-properties officeooo:rsid="03bef0d8"/>
    </style:style>
    <style:style style:name="T132" style:family="text">
      <style:text-properties officeooo:rsid="00106065"/>
    </style:style>
    <style:style style:name="T133" style:family="text">
      <style:text-properties fo:language="ru" fo:country="RU" officeooo:rsid="03882166"/>
    </style:style>
    <style:style style:name="T134" style:family="text">
      <style:text-properties fo:language="ru" fo:country="RU" officeooo:rsid="014674be"/>
    </style:style>
    <style:style style:name="T135" style:family="text">
      <style:text-properties fo:language="ru" fo:country="RU" officeooo:rsid="00106065"/>
    </style:style>
    <style:style style:name="T136" style:family="text">
      <style:text-properties fo:language="ru" fo:country="RU" officeooo:rsid="00128647" fo:background-color="transparent" loext:char-shading-value="0"/>
    </style:style>
    <style:style style:name="T137" style:family="text">
      <style:text-properties fo:language="ru" fo:country="RU" officeooo:rsid="014674be" fo:background-color="transparent" loext:char-shading-value="0"/>
    </style:style>
    <style:style style:name="T138" style:family="text">
      <style:text-properties officeooo:rsid="00128647"/>
    </style:style>
    <style:style style:name="T139" style:family="text">
      <style:text-properties officeooo:rsid="03882166"/>
    </style:style>
    <style:style style:name="T140" style:family="text">
      <style:text-properties officeooo:rsid="00142792"/>
    </style:style>
    <style:style style:name="T141" style:family="text">
      <style:text-properties officeooo:rsid="001d3aa6"/>
    </style:style>
    <style:style style:name="T142" style:family="text">
      <style:text-properties fo:language="ru" fo:country="RU" officeooo:rsid="00175913"/>
    </style:style>
    <style:style style:name="T143" style:family="text">
      <style:text-properties fo:language="ru" fo:country="RU" officeooo:rsid="01485a13"/>
    </style:style>
    <style:style style:name="T144" style:family="text">
      <style:text-properties fo:language="ru" fo:country="RU" officeooo:rsid="00189af1"/>
    </style:style>
    <style:style style:name="T145" style:family="text">
      <style:text-properties officeooo:rsid="0389f786"/>
    </style:style>
    <style:style style:name="T146" style:family="text">
      <style:text-properties officeooo:rsid="00189af1"/>
    </style:style>
    <style:style style:name="T147" style:family="text">
      <style:text-properties officeooo:rsid="01497b7f"/>
    </style:style>
    <style:style style:name="T148" style:family="text">
      <style:text-properties officeooo:rsid="014db8a3"/>
    </style:style>
    <style:style style:name="T149" style:family="text">
      <style:text-properties officeooo:rsid="038a7e62"/>
    </style:style>
    <style:style style:name="T150" style:family="text">
      <style:text-properties officeooo:rsid="0019451a"/>
    </style:style>
    <style:style style:name="T151" style:family="text">
      <style:text-properties officeooo:rsid="014f426b"/>
    </style:style>
    <style:style style:name="T152" style:family="text">
      <style:text-properties officeooo:rsid="001a56c3"/>
    </style:style>
    <style:style style:name="T153" style:family="text">
      <style:text-properties fo:language="ru" fo:country="RU" officeooo:rsid="038a7e62"/>
    </style:style>
    <style:style style:name="T154" style:family="text">
      <style:text-properties fo:language="ru" fo:country="RU" officeooo:rsid="03bef0d8"/>
    </style:style>
    <style:style style:name="T155" style:family="text">
      <style:text-properties fo:language="en" fo:country="US" officeooo:rsid="03bef0d8"/>
    </style:style>
    <style:style style:name="T156" style:family="text">
      <style:text-properties officeooo:rsid="038ba0f6"/>
    </style:style>
    <style:style style:name="T157" style:family="text">
      <style:text-properties officeooo:rsid="038ed742"/>
    </style:style>
    <style:style style:name="T158" style:family="text">
      <style:text-properties officeooo:rsid="014c0632"/>
    </style:style>
    <style:style style:name="T159" style:family="text">
      <style:text-properties officeooo:rsid="014a09b6"/>
    </style:style>
    <style:style style:name="T160" style:family="text">
      <style:text-properties officeooo:rsid="0019ec28"/>
    </style:style>
    <style:style style:name="T161" style:family="text">
      <style:text-properties officeooo:rsid="001bd968"/>
    </style:style>
    <style:style style:name="T162" style:family="text">
      <style:text-properties fo:language="ru" fo:country="RU" fo:font-style="italic" officeooo:rsid="001d3aa6" style:font-style-asian="italic" style:font-style-complex="italic"/>
    </style:style>
    <style:style style:name="T163" style:family="text">
      <style:text-properties fo:language="ru" fo:country="RU" fo:font-style="italic" officeooo:rsid="014db8a3" style:font-style-asian="italic" style:font-style-complex="italic"/>
    </style:style>
    <style:style style:name="T164" style:family="text">
      <style:text-properties fo:language="ru" fo:country="RU" fo:font-style="italic" officeooo:rsid="03bd27fe" style:font-style-asian="italic" style:font-style-complex="italic"/>
    </style:style>
    <style:style style:name="T165" style:family="text">
      <style:text-properties fo:language="ru" fo:country="RU" fo:font-style="italic" officeooo:rsid="038eb069" style:font-style-asian="italic" style:font-style-complex="italic"/>
    </style:style>
    <style:style style:name="T166" style:family="text">
      <style:text-properties fo:language="en" fo:country="US" fo:font-style="italic" officeooo:rsid="038eb069" style:font-style-asian="italic" style:font-style-complex="italic"/>
    </style:style>
    <style:style style:name="T167" style:family="text">
      <style:text-properties officeooo:rsid="03bd27fe"/>
    </style:style>
    <style:style style:name="T168" style:family="text">
      <style:text-properties officeooo:rsid="038eb069"/>
    </style:style>
    <style:style style:name="T169" style:family="text">
      <style:text-properties officeooo:rsid="001efcaf"/>
    </style:style>
    <style:style style:name="T170" style:family="text">
      <style:text-properties fo:language="ru" fo:country="RU" fo:font-weight="bold" style:font-weight-asian="bold" style:font-weight-complex="bold"/>
    </style:style>
    <style:style style:name="T171" style:family="text">
      <style:text-properties fo:language="ru" fo:country="RU" officeooo:rsid="001efcaf"/>
    </style:style>
    <style:style style:name="T172" style:family="text">
      <style:text-properties fo:language="ru" fo:country="RU" officeooo:rsid="014db8a3"/>
    </style:style>
    <style:style style:name="T173" style:family="text">
      <style:text-properties fo:language="ru" fo:country="RU" officeooo:rsid="038ed742"/>
    </style:style>
    <style:style style:name="T174" style:family="text">
      <style:text-properties fo:language="ru" fo:country="RU" fo:background-color="#ffff00" loext:char-shading-value="0"/>
    </style:style>
    <style:style style:name="T175" style:family="text">
      <style:text-properties officeooo:rsid="0023abc8"/>
    </style:style>
    <style:style style:name="T176" style:family="text">
      <style:text-properties officeooo:rsid="014fe71d"/>
    </style:style>
    <style:style style:name="T177" style:family="text">
      <style:text-properties officeooo:rsid="038f772a"/>
    </style:style>
    <style:style style:name="T178" style:family="text">
      <style:text-properties officeooo:rsid="033a13c3"/>
    </style:style>
    <style:style style:name="T179" style:family="text">
      <style:text-properties officeooo:rsid="033a3c6b"/>
    </style:style>
    <style:style style:name="T180" style:family="text">
      <style:text-properties officeooo:rsid="00245709"/>
    </style:style>
    <style:style style:name="T181" style:family="text">
      <style:text-properties officeooo:rsid="01512429"/>
    </style:style>
    <style:style style:name="T182" style:family="text">
      <style:text-properties officeooo:rsid="039146f5"/>
    </style:style>
    <style:style style:name="T183" style:family="text">
      <style:text-properties officeooo:rsid="03c18b03"/>
    </style:style>
    <style:style style:name="T184" style:family="text">
      <style:text-properties fo:language="ru" fo:country="RU" fo:font-style="italic" officeooo:rsid="03c18b03" style:font-style-asian="italic" style:font-style-complex="italic"/>
    </style:style>
    <style:style style:name="T185" style:family="text">
      <style:text-properties fo:language="ru" fo:country="RU" fo:font-style="italic" officeooo:rsid="00245709" style:font-style-asian="italic" style:font-style-complex="italic"/>
    </style:style>
    <style:style style:name="T186" style:family="text">
      <style:text-properties fo:language="ru" fo:country="RU" fo:font-style="italic" officeooo:rsid="01512429" style:font-style-asian="italic" style:font-style-complex="italic"/>
    </style:style>
    <style:style style:name="T187" style:family="text">
      <style:text-properties officeooo:rsid="03a55697"/>
    </style:style>
    <style:style style:name="T188" style:family="text">
      <style:text-properties officeooo:rsid="03935ac4"/>
    </style:style>
    <style:style style:name="T189" style:family="text">
      <style:text-properties officeooo:rsid="00257d51"/>
    </style:style>
    <style:style style:name="T190" style:family="text">
      <style:text-properties fo:language="ru" fo:country="RU" fo:font-style="italic" officeooo:rsid="00257d51" style:font-style-asian="italic" style:font-style-complex="italic"/>
    </style:style>
    <style:style style:name="T191" style:family="text">
      <style:text-properties fo:language="ru" fo:country="RU" fo:font-style="italic" officeooo:rsid="03935ac4" style:font-style-asian="italic" style:font-style-complex="italic"/>
    </style:style>
    <style:style style:name="T192" style:family="text">
      <style:text-properties officeooo:rsid="002771ba"/>
    </style:style>
    <style:style style:name="T193" style:family="text">
      <style:text-properties fo:language="en" fo:country="US" officeooo:rsid="01523e4b"/>
    </style:style>
    <style:style style:name="T194" style:family="text">
      <style:text-properties officeooo:rsid="01523e4b"/>
    </style:style>
    <style:style style:name="T195" style:family="text">
      <style:text-properties fo:language="en" fo:country="US" officeooo:rsid="03bd27fe"/>
    </style:style>
    <style:style style:name="T196" style:family="text">
      <style:text-properties fo:language="ru" fo:country="RU" fo:font-style="italic" officeooo:rsid="002771ba" style:font-style-asian="italic" style:font-style-complex="italic"/>
    </style:style>
    <style:style style:name="T197" style:family="text">
      <style:text-properties fo:language="uk" fo:country="UA" officeooo:rsid="002771ba"/>
    </style:style>
    <style:style style:name="T198" style:family="text">
      <style:text-properties fo:language="en" fo:country="US" officeooo:rsid="002771ba"/>
    </style:style>
    <style:style style:name="T199" style:family="text">
      <style:text-properties officeooo:rsid="01535d7d"/>
    </style:style>
    <style:style style:name="T200" style:family="text">
      <style:text-properties fo:language="ru" fo:country="RU" fo:font-style="italic" officeooo:rsid="01535d7d" style:font-style-asian="italic" style:font-style-complex="italic"/>
    </style:style>
    <style:style style:name="T201" style:family="text">
      <style:text-properties fo:language="ru" fo:country="RU" fo:font-style="italic" officeooo:rsid="00293b82" style:font-style-asian="italic" style:font-style-complex="italic"/>
    </style:style>
    <style:style style:name="T202" style:family="text">
      <style:text-properties fo:language="en" fo:country="US" fo:font-style="italic" officeooo:rsid="03bd27fe" style:font-style-asian="italic" style:font-style-complex="italic"/>
    </style:style>
    <style:style style:name="T203" style:family="text">
      <style:text-properties officeooo:rsid="00293b82"/>
    </style:style>
    <style:style style:name="T204" style:family="text">
      <style:text-properties officeooo:rsid="0393edb5"/>
    </style:style>
    <style:style style:name="T205" style:family="text">
      <style:text-properties officeooo:rsid="0395dc87"/>
    </style:style>
    <style:style style:name="T206" style:family="text">
      <style:text-properties officeooo:rsid="03c09466"/>
    </style:style>
    <style:style style:name="T207" style:family="text">
      <style:text-properties fo:language="en" fo:country="US" officeooo:rsid="00293b82"/>
    </style:style>
    <style:style style:name="T208" style:family="text">
      <style:text-properties officeooo:rsid="00294ac5"/>
    </style:style>
    <style:style style:name="T209" style:family="text">
      <style:text-properties officeooo:rsid="039757cf"/>
    </style:style>
    <style:style style:name="T210" style:family="text">
      <style:text-properties officeooo:rsid="0397f55d"/>
    </style:style>
    <style:style style:name="T211" style:family="text">
      <style:text-properties officeooo:rsid="01551c7f"/>
    </style:style>
    <style:style style:name="T212" style:family="text">
      <style:text-properties officeooo:rsid="0029eef5"/>
    </style:style>
    <style:style style:name="T213" style:family="text">
      <style:text-properties officeooo:rsid="0156f9e1"/>
    </style:style>
    <style:style style:name="T214" style:family="text">
      <style:text-properties fo:language="en" fo:country="US" officeooo:rsid="01587ac8"/>
    </style:style>
    <style:style style:name="T215" style:family="text">
      <style:text-properties officeooo:rsid="002d1645"/>
    </style:style>
    <style:style style:name="T216" style:family="text">
      <style:text-properties officeooo:rsid="01587ac8"/>
    </style:style>
    <style:style style:name="T217" style:family="text">
      <style:text-properties officeooo:rsid="039aedd4"/>
    </style:style>
    <style:style style:name="T218" style:family="text">
      <style:text-properties officeooo:rsid="0159177f"/>
    </style:style>
    <style:style style:name="T219" style:family="text">
      <style:text-properties officeooo:rsid="01599755"/>
    </style:style>
    <style:style style:name="T220" style:family="text">
      <style:text-properties officeooo:rsid="015af736"/>
    </style:style>
    <style:style style:name="T221" style:family="text">
      <style:text-properties officeooo:rsid="0031bda6"/>
    </style:style>
    <style:style style:name="T222" style:family="text">
      <style:text-properties fo:language="uk" fo:country="UA" officeooo:rsid="039caf78"/>
    </style:style>
    <style:style style:name="T223" style:family="text">
      <style:text-properties officeooo:rsid="039cb1d3"/>
    </style:style>
    <style:style style:name="T224" style:family="text">
      <style:text-properties officeooo:rsid="03a75627"/>
    </style:style>
    <style:style style:name="T225" style:family="text">
      <style:text-properties officeooo:rsid="03a85cb0"/>
    </style:style>
    <style:style style:name="T226" style:family="text">
      <style:text-properties officeooo:rsid="015bdf05"/>
    </style:style>
    <style:style style:name="T227" style:family="text">
      <style:text-properties officeooo:rsid="039de290"/>
    </style:style>
    <style:style style:name="T228" style:family="text">
      <style:text-properties officeooo:rsid="002daf1c"/>
    </style:style>
    <style:style style:name="T229" style:family="text">
      <style:text-properties officeooo:rsid="015d323f"/>
    </style:style>
    <style:style style:name="T230" style:family="text">
      <style:text-properties officeooo:rsid="039f2c4f"/>
    </style:style>
    <style:style style:name="T231" style:family="text">
      <style:text-properties fo:language="en" fo:country="US" officeooo:rsid="03b2bf1a"/>
    </style:style>
    <style:style style:name="T232" style:family="text">
      <style:text-properties fo:font-style="normal" style:font-style-asian="normal" style:font-style-complex="normal"/>
    </style:style>
    <style:style style:name="T233" style:family="text">
      <style:text-properties officeooo:rsid="015ebb48"/>
    </style:style>
    <style:style style:name="T234" style:family="text">
      <style:text-properties officeooo:rsid="002de7fd"/>
    </style:style>
    <style:style style:name="T235" style:family="text">
      <style:text-properties fo:language="uk" fo:country="UA" officeooo:rsid="03a1d95e"/>
    </style:style>
    <style:style style:name="T236" style:family="text">
      <style:text-properties officeooo:rsid="03a1d95e"/>
    </style:style>
    <style:style style:name="T237" style:family="text">
      <style:text-properties officeooo:rsid="002fc175"/>
    </style:style>
    <style:style style:name="T238" style:family="text">
      <style:text-properties officeooo:rsid="03a1dd1b"/>
    </style:style>
    <style:style style:name="T239" style:family="text">
      <style:text-properties officeooo:rsid="03a393b0"/>
    </style:style>
    <style:style style:name="T240" style:family="text">
      <style:text-properties officeooo:rsid="015f21ca"/>
    </style:style>
    <style:style style:name="T241" style:family="text">
      <style:text-properties officeooo:rsid="03a99bb4"/>
    </style:style>
    <style:style style:name="T242" style:family="text">
      <style:text-properties officeooo:rsid="03ab5ada"/>
    </style:style>
    <style:style style:name="T243" style:family="text">
      <style:text-properties officeooo:rsid="0032d050"/>
    </style:style>
    <style:style style:name="T244" style:family="text">
      <style:text-properties officeooo:rsid="03ad2a2d"/>
    </style:style>
    <style:style style:name="T245" style:family="text">
      <style:text-properties officeooo:rsid="003497b2"/>
    </style:style>
    <style:style style:name="T246" style:family="text">
      <style:text-properties officeooo:rsid="016170ec"/>
    </style:style>
    <style:style style:name="T247" style:family="text">
      <style:text-properties officeooo:rsid="0161e639"/>
    </style:style>
    <style:style style:name="T248" style:family="text">
      <style:text-properties officeooo:rsid="03ad5f1a"/>
    </style:style>
    <style:style style:name="T249" style:family="text">
      <style:text-properties officeooo:rsid="00368471"/>
    </style:style>
    <style:style style:name="T250" style:family="text">
      <style:text-properties officeooo:rsid="03afff55"/>
    </style:style>
    <style:style style:name="T251" style:family="text">
      <style:text-properties officeooo:rsid="03afdc2d"/>
    </style:style>
    <style:style style:name="T252" style:family="text">
      <style:text-properties officeooo:rsid="03b1c542"/>
    </style:style>
    <style:style style:name="T253" style:family="text">
      <style:text-properties officeooo:rsid="03b0b1da"/>
    </style:style>
    <style:style style:name="T254" style:family="text">
      <style:text-properties fo:font-style="normal" style:text-underline-style="solid" style:text-underline-width="auto" style:text-underline-color="font-color" style:font-style-asian="normal" style:font-style-complex="normal"/>
    </style:style>
    <style:style style:name="T255" style:family="text">
      <style:text-properties officeooo:rsid="00371139"/>
    </style:style>
    <style:style style:name="T256" style:family="text">
      <style:text-properties officeooo:rsid="03403031"/>
    </style:style>
    <style:style style:name="T257" style:family="text">
      <style:text-properties officeooo:rsid="01632cd9"/>
    </style:style>
    <style:style style:name="T258" style:family="text">
      <style:text-properties officeooo:rsid="00388643"/>
    </style:style>
    <style:style style:name="T259" style:family="text">
      <style:text-properties officeooo:rsid="016332f3"/>
    </style:style>
    <style:style style:name="T260" style:family="text">
      <style:text-properties fo:language="en" fo:country="US" officeooo:rsid="00388643"/>
    </style:style>
    <style:style style:name="T261" style:family="text">
      <style:text-properties officeooo:rsid="0038ff35"/>
    </style:style>
    <style:style style:name="T262" style:family="text">
      <style:text-properties officeooo:rsid="0164510f"/>
    </style:style>
    <style:style style:name="T263" style:family="text">
      <style:text-properties officeooo:rsid="03b21c72"/>
    </style:style>
    <style:style style:name="T264" style:family="text">
      <style:text-properties fo:language="en" fo:country="US" officeooo:rsid="02d2bd55"/>
    </style:style>
    <style:style style:name="T265" style:family="text">
      <style:text-properties officeooo:rsid="00e85a2a"/>
    </style:style>
    <style:style style:name="T266" style:family="text">
      <style:text-properties officeooo:rsid="0020d2cb"/>
    </style:style>
    <style:style style:name="T267" style:family="text">
      <style:text-properties fo:language="ru" fo:country="RU" fo:font-style="italic" officeooo:rsid="016487c0" style:font-style-asian="italic" style:font-style-complex="italic"/>
    </style:style>
    <style:style style:name="T268" style:family="text">
      <style:text-properties officeooo:rsid="016487c0"/>
    </style:style>
    <style:style style:name="T269" style:family="text">
      <style:text-properties officeooo:rsid="016590f6"/>
    </style:style>
    <style:style style:name="T270" style:family="text">
      <style:text-properties officeooo:rsid="0039c9a7"/>
    </style:style>
    <style:style style:name="T271" style:family="text">
      <style:text-properties officeooo:rsid="03ca8043"/>
    </style:style>
    <style:style style:name="T272" style:family="text">
      <style:text-properties officeooo:rsid="01665d6e"/>
    </style:style>
    <style:style style:name="T273" style:family="text">
      <style:text-properties officeooo:rsid="003ad058"/>
    </style:style>
    <style:style style:name="T274" style:family="text">
      <style:text-properties officeooo:rsid="03b2bf1a"/>
    </style:style>
    <style:style style:name="T275" style:family="text">
      <style:text-properties fo:language="ru" fo:country="RU" officeooo:rsid="003ad058"/>
    </style:style>
    <style:style style:name="T276" style:family="text">
      <style:text-properties fo:language="ru" fo:country="RU" fo:background-color="transparent" loext:char-shading-value="0"/>
    </style:style>
    <style:style style:name="T277" style:family="text">
      <style:text-properties officeooo:rsid="03b34ad0"/>
    </style:style>
    <style:style style:name="T278" style:family="text">
      <style:text-properties officeooo:rsid="0166f18e"/>
    </style:style>
    <style:style style:name="T279" style:family="text">
      <style:text-properties fo:language="ru" fo:country="RU" officeooo:rsid="016b77cc"/>
    </style:style>
    <style:style style:name="T280" style:family="text">
      <style:text-properties fo:language="ru" fo:country="RU" officeooo:rsid="0166f18e"/>
    </style:style>
    <style:style style:name="T281" style:family="text">
      <style:text-properties officeooo:rsid="03b50049"/>
    </style:style>
    <style:style style:name="T282" style:family="text">
      <style:text-properties officeooo:rsid="003b2e0b"/>
    </style:style>
    <style:style style:name="T283" style:family="text">
      <style:text-properties officeooo:rsid="01686b23"/>
    </style:style>
    <style:style style:name="T284" style:family="text">
      <style:text-properties officeooo:rsid="03b53cc2"/>
    </style:style>
    <style:style style:name="T285" style:family="text">
      <style:text-properties officeooo:rsid="003d3fd1"/>
    </style:style>
    <style:style style:name="T286" style:family="text">
      <style:text-properties officeooo:rsid="003d44f6"/>
    </style:style>
    <style:style style:name="T287" style:family="text">
      <style:text-properties officeooo:rsid="0169f80c"/>
    </style:style>
    <style:style style:name="T288" style:family="text">
      <style:text-properties officeooo:rsid="0023f496"/>
    </style:style>
    <style:style style:name="T289" style:family="text">
      <style:text-properties officeooo:rsid="03b628a9"/>
    </style:style>
    <style:style style:name="T290" style:family="text">
      <style:text-properties officeooo:rsid="003e4773"/>
    </style:style>
    <style:style style:name="T291" style:family="text">
      <style:text-properties officeooo:rsid="001a0558"/>
    </style:style>
    <style:style style:name="T292" style:family="text">
      <style:text-properties officeooo:rsid="001b0292"/>
    </style:style>
    <style:style style:name="T293" style:family="text">
      <style:text-properties fo:language="uk" fo:country="UA" officeooo:rsid="0343689e"/>
    </style:style>
    <style:style style:name="T294" style:family="text">
      <style:text-properties fo:language="uk" fo:country="UA" officeooo:rsid="001b0292"/>
    </style:style>
    <style:style style:name="T295" style:family="text">
      <style:text-properties officeooo:rsid="0345132a"/>
    </style:style>
    <style:style style:name="T296" style:family="text">
      <style:text-properties officeooo:rsid="0023936e"/>
    </style:style>
    <style:style style:name="T297" style:family="text">
      <style:text-properties officeooo:rsid="00435abf"/>
    </style:style>
    <style:style style:name="T298" style:family="text">
      <style:text-properties officeooo:rsid="0043bd67"/>
    </style:style>
    <style:style style:name="T299" style:family="text">
      <style:text-properties officeooo:rsid="0043f448"/>
    </style:style>
    <style:style style:name="T300" style:family="text">
      <style:text-properties officeooo:rsid="016b9116"/>
    </style:style>
    <style:style style:name="T301" style:family="text">
      <style:text-properties officeooo:rsid="03b67fde"/>
    </style:style>
    <style:style style:name="T302" style:family="text">
      <style:text-properties officeooo:rsid="003fa225"/>
    </style:style>
    <style:style style:name="T303" style:family="text">
      <style:text-properties officeooo:rsid="0045d357"/>
    </style:style>
    <style:style style:name="T304" style:family="text">
      <style:text-properties officeooo:rsid="016c17f1"/>
    </style:style>
    <style:style style:name="T305" style:family="text">
      <style:text-properties officeooo:rsid="03b73abb"/>
    </style:style>
    <style:style style:name="T306" style:family="text">
      <style:text-properties officeooo:rsid="016c4889"/>
    </style:style>
    <style:style style:name="T307" style:family="text">
      <style:text-properties officeooo:rsid="00417b5e"/>
    </style:style>
    <style:style style:name="T308" style:family="text">
      <style:text-properties officeooo:rsid="0266b727"/>
    </style:style>
    <style:style style:name="T309" style:family="text">
      <style:text-properties officeooo:rsid="00464ac8"/>
    </style:style>
    <style:style style:name="T310" style:family="text">
      <style:text-properties officeooo:rsid="0219f04c"/>
    </style:style>
    <style:style style:name="T311" style:family="text">
      <style:text-properties officeooo:rsid="03b84e2d"/>
    </style:style>
    <style:style style:name="T312" style:family="text">
      <style:text-properties officeooo:rsid="03baf9e3"/>
    </style:style>
    <style:style style:name="T313" style:family="text">
      <style:text-properties fo:language="ru" fo:country="RU" fo:font-style="italic" officeooo:rsid="016cb477" style:font-style-asian="italic" style:font-style-complex="italic"/>
    </style:style>
    <style:style style:name="T314" style:family="text">
      <style:text-properties fo:language="ru" fo:country="RU" fo:font-style="italic" officeooo:rsid="03ca8043" style:font-style-asian="italic" style:font-style-complex="italic"/>
    </style:style>
    <style:style style:name="T315" style:family="text">
      <style:text-properties officeooo:rsid="03bc47b5"/>
    </style:style>
    <style:style style:name="T316" style:family="text">
      <style:text-properties officeooo:rsid="016cb477"/>
    </style:style>
    <style:style style:name="T317" style:family="text">
      <style:text-properties officeooo:rsid="00483ec4"/>
    </style:style>
    <style:style style:name="T318" style:family="text">
      <style:text-properties fo:language="en" fo:country="US" officeooo:rsid="016cc8cb"/>
    </style:style>
    <style:style style:name="T319" style:family="text">
      <style:text-properties officeooo:rsid="0048f92e"/>
    </style:style>
    <style:style style:name="T320" style:family="text">
      <style:text-properties officeooo:rsid="016cc8cb"/>
    </style:style>
    <style:style style:name="T321" style:family="text">
      <style:text-properties officeooo:rsid="03c18d4e"/>
    </style:style>
    <style:style style:name="T322" style:family="text">
      <style:text-properties officeooo:rsid="03c30c8f"/>
    </style:style>
    <style:style style:name="T323" style:family="text">
      <style:text-properties officeooo:rsid="016e21d1"/>
    </style:style>
    <style:style style:name="T324" style:family="text">
      <style:text-properties fo:language="ru" fo:country="RU" fo:font-style="italic" officeooo:rsid="016e21d1" style:font-style-asian="italic" style:font-style-complex="italic"/>
    </style:style>
    <style:style style:name="T325" style:family="text">
      <style:text-properties fo:language="ru" fo:country="RU" fo:font-style="italic" fo:background-color="transparent" loext:char-shading-value="0" style:font-style-asian="italic" style:font-style-complex="italic"/>
    </style:style>
    <style:style style:name="T326" style:family="text">
      <style:text-properties fo:language="ru" fo:country="RU" fo:font-style="italic" officeooo:rsid="016e21d1" fo:background-color="transparent" loext:char-shading-value="0" style:font-style-asian="italic" style:font-style-complex="italic"/>
    </style:style>
    <style:style style:name="T327" style:family="text">
      <style:text-properties fo:language="ru" fo:country="RU" fo:font-style="italic" officeooo:rsid="004b3f7e" style:font-style-asian="italic" style:font-style-complex="italic"/>
    </style:style>
    <style:style style:name="T328" style:family="text">
      <style:text-properties officeooo:rsid="016ef29d"/>
    </style:style>
    <style:style style:name="T329" style:family="text">
      <style:text-properties officeooo:rsid="03c47c93"/>
    </style:style>
    <style:style style:name="T330" style:family="text">
      <style:text-properties officeooo:rsid="004c8ae0"/>
    </style:style>
    <style:style style:name="T331" style:family="text">
      <style:text-properties officeooo:rsid="016f93f5"/>
    </style:style>
    <style:style style:name="T332" style:family="text">
      <style:text-properties officeooo:rsid="03d985c9"/>
    </style:style>
    <style:style style:name="T333" style:family="text">
      <style:text-properties officeooo:rsid="01806a3a"/>
    </style:style>
    <style:style style:name="T334" style:family="text">
      <style:text-properties fo:language="en" fo:country="US" officeooo:rsid="01806a3a"/>
    </style:style>
    <style:style style:name="T335" style:family="text">
      <style:text-properties officeooo:rsid="004e3c20"/>
    </style:style>
    <style:style style:name="T336" style:family="text">
      <style:text-properties officeooo:rsid="03c56baa"/>
    </style:style>
    <style:style style:name="T337" style:family="text">
      <style:text-properties fo:language="en" fo:country="US" officeooo:rsid="03c56baa"/>
    </style:style>
    <style:style style:name="T338" style:family="text">
      <style:text-properties officeooo:rsid="004fa8b5"/>
    </style:style>
    <style:style style:name="T339" style:family="text">
      <style:text-properties officeooo:rsid="01714923"/>
    </style:style>
    <style:style style:name="T340" style:family="text">
      <style:text-properties officeooo:rsid="01733b36"/>
    </style:style>
    <style:style style:name="T341" style:family="text">
      <style:text-properties officeooo:rsid="0175beba"/>
    </style:style>
    <style:style style:name="T342" style:family="text">
      <style:text-properties officeooo:rsid="01749e30"/>
    </style:style>
    <style:style style:name="T343" style:family="text">
      <style:text-properties officeooo:rsid="00501984"/>
    </style:style>
    <style:style style:name="T344" style:family="text">
      <style:text-properties officeooo:rsid="03c725e4"/>
    </style:style>
    <style:style style:name="T345" style:family="text">
      <style:text-properties officeooo:rsid="01777b68"/>
    </style:style>
    <style:style style:name="T346" style:family="text">
      <style:text-properties officeooo:rsid="03ca620c"/>
    </style:style>
    <style:style style:name="T347" style:family="text">
      <style:text-properties fo:language="ru" fo:country="RU" fo:font-style="italic" officeooo:rsid="03ca620c" style:font-style-asian="italic" style:font-style-complex="italic"/>
    </style:style>
    <style:style style:name="T348" style:family="text">
      <style:text-properties officeooo:rsid="0051d974"/>
    </style:style>
    <style:style style:name="T349" style:family="text">
      <style:text-properties officeooo:rsid="00539189"/>
    </style:style>
    <style:style style:name="T350" style:family="text">
      <style:text-properties officeooo:rsid="0178e366"/>
    </style:style>
    <style:style style:name="T351" style:family="text">
      <style:text-properties officeooo:rsid="03cc3f5f"/>
    </style:style>
    <style:style style:name="T352" style:family="text">
      <style:text-properties officeooo:rsid="005900c7"/>
    </style:style>
    <style:style style:name="T353" style:family="text">
      <style:text-properties officeooo:rsid="00554003"/>
    </style:style>
    <style:style style:name="T354" style:family="text">
      <style:text-properties officeooo:rsid="03ce124a"/>
    </style:style>
    <style:style style:name="T355" style:family="text">
      <style:text-properties fo:language="en" fo:country="US" officeooo:rsid="03ce124a"/>
    </style:style>
    <style:style style:name="T356" style:family="text">
      <style:text-properties officeooo:rsid="00570142"/>
    </style:style>
    <style:style style:name="T357" style:family="text">
      <style:text-properties officeooo:rsid="005c8284"/>
    </style:style>
    <style:style style:name="T358" style:family="text">
      <style:text-properties officeooo:rsid="03ce900f"/>
    </style:style>
    <style:style style:name="T359" style:family="text">
      <style:text-properties officeooo:rsid="03ce8c05"/>
    </style:style>
    <style:style style:name="T360" style:family="text">
      <style:text-properties officeooo:rsid="005df5be"/>
    </style:style>
    <style:style style:name="T361" style:family="text">
      <style:text-properties officeooo:rsid="005fce4e"/>
    </style:style>
    <style:style style:name="T362" style:family="text">
      <style:text-properties officeooo:rsid="01803e46"/>
    </style:style>
    <style:style style:name="T363" style:family="text">
      <style:text-properties officeooo:rsid="01811b00"/>
    </style:style>
    <style:style style:name="T364" style:family="text">
      <style:text-properties fo:language="ru" fo:country="RU" officeooo:rsid="005fce4e"/>
    </style:style>
    <style:style style:name="T365" style:family="text">
      <style:text-properties fo:language="uk" fo:country="UA" officeooo:rsid="01811b00"/>
    </style:style>
    <style:style style:name="T366" style:family="text">
      <style:text-properties officeooo:rsid="00604dd9"/>
    </style:style>
    <style:style style:name="T367" style:family="text">
      <style:text-properties officeooo:rsid="03d04502"/>
    </style:style>
    <style:style style:name="T368" style:family="text">
      <style:text-properties officeooo:rsid="0181caf3"/>
    </style:style>
    <style:style style:name="T369" style:family="text">
      <style:text-properties officeooo:rsid="00620f4f"/>
    </style:style>
    <style:style style:name="T370" style:family="text">
      <style:text-properties officeooo:rsid="0182e88c"/>
    </style:style>
    <style:style style:name="T371" style:family="text">
      <style:text-properties officeooo:rsid="03d197d7"/>
    </style:style>
    <style:style style:name="T372" style:family="text">
      <style:text-properties officeooo:rsid="02c8818e"/>
    </style:style>
    <style:style style:name="T373" style:family="text">
      <style:text-properties fo:background-color="transparent" loext:char-shading-value="0"/>
    </style:style>
    <style:style style:name="T374" style:family="text">
      <style:text-properties officeooo:rsid="00620f4f" fo:background-color="transparent" loext:char-shading-value="0"/>
    </style:style>
    <style:style style:name="T375" style:family="text">
      <style:text-properties officeooo:rsid="02c8818e" fo:background-color="transparent" loext:char-shading-value="0"/>
    </style:style>
    <style:style style:name="T376" style:family="text">
      <style:text-properties officeooo:rsid="03d1cb53" fo:background-color="transparent" loext:char-shading-value="0"/>
    </style:style>
    <style:style style:name="T377" style:family="text">
      <style:text-properties officeooo:rsid="02bc52bd" fo:background-color="transparent" loext:char-shading-value="0"/>
    </style:style>
    <style:style style:name="T378" style:family="text">
      <style:text-properties officeooo:rsid="03d197d7" fo:background-color="transparent" loext:char-shading-value="0"/>
    </style:style>
    <style:style style:name="T379" style:family="text">
      <style:text-properties officeooo:rsid="02bd7010"/>
    </style:style>
    <style:style style:name="T380" style:family="text">
      <style:text-properties officeooo:rsid="01844685"/>
    </style:style>
    <style:style style:name="T381" style:family="text">
      <style:text-properties officeooo:rsid="02be4830"/>
    </style:style>
    <style:style style:name="T382" style:family="text">
      <style:text-properties officeooo:rsid="0063392e"/>
    </style:style>
    <style:style style:name="T383" style:family="text">
      <style:text-properties officeooo:rsid="02bf13f0"/>
    </style:style>
    <style:style style:name="T384" style:family="text">
      <style:text-properties officeooo:rsid="02ca76cb"/>
    </style:style>
    <style:style style:name="T385" style:family="text">
      <style:text-properties officeooo:rsid="00b5d039"/>
    </style:style>
    <style:style style:name="T386" style:family="text">
      <style:text-properties officeooo:rsid="02c2048f"/>
    </style:style>
    <style:style style:name="T387" style:family="text">
      <style:text-properties officeooo:rsid="018530e6"/>
    </style:style>
    <style:style style:name="T388" style:family="text">
      <style:text-properties officeooo:rsid="03d1cb53"/>
    </style:style>
    <style:style style:name="T389" style:family="text">
      <style:text-properties officeooo:rsid="01c1f6c5"/>
    </style:style>
    <style:style style:name="T390" style:family="text">
      <style:text-properties officeooo:rsid="0065314c"/>
    </style:style>
    <style:style style:name="T391" style:family="text">
      <style:text-properties officeooo:rsid="02c70d1c"/>
    </style:style>
    <style:style style:name="T392" style:family="text">
      <style:text-properties officeooo:rsid="02c95515"/>
    </style:style>
    <style:style style:name="T393" style:family="text">
      <style:text-properties fo:language="uk" fo:country="UA" officeooo:rsid="02c95515"/>
    </style:style>
    <style:style style:name="T394" style:family="text">
      <style:text-properties officeooo:rsid="0342ad14"/>
    </style:style>
    <style:style style:name="T395" style:family="text">
      <style:text-properties officeooo:rsid="03d357d8"/>
    </style:style>
    <style:style style:name="T396" style:family="text">
      <style:text-properties officeooo:rsid="0185423d"/>
    </style:style>
    <style:style style:name="T397" style:family="text">
      <style:text-properties officeooo:rsid="00660bac"/>
    </style:style>
    <style:style style:name="T398" style:family="text">
      <style:text-properties officeooo:rsid="03281cb5"/>
    </style:style>
    <style:style style:name="T399" style:family="text">
      <style:text-properties fo:language="ru" fo:country="RU" officeooo:rsid="00660bac"/>
    </style:style>
    <style:style style:name="T400" style:family="text">
      <style:text-properties fo:language="ru" fo:country="RU" officeooo:rsid="0269b1a1"/>
    </style:style>
    <style:style style:name="T401" style:family="text">
      <style:text-properties fo:language="ru" fo:country="RU" officeooo:rsid="0185423d"/>
    </style:style>
    <style:style style:name="T402" style:family="text">
      <style:text-properties fo:language="ru" fo:country="RU" officeooo:rsid="03281cb5"/>
    </style:style>
    <style:style style:name="T403" style:family="text">
      <style:text-properties officeooo:rsid="03318a22"/>
    </style:style>
    <style:style style:name="T404" style:family="text">
      <style:text-properties officeooo:rsid="01871d14"/>
    </style:style>
    <style:style style:name="T405" style:family="text">
      <style:text-properties officeooo:rsid="02cc00e3"/>
    </style:style>
    <style:style style:name="T406" style:family="text">
      <style:text-properties officeooo:rsid="0269b1a1"/>
    </style:style>
    <style:style style:name="T407" style:family="text">
      <style:text-properties officeooo:rsid="0187c4f0"/>
    </style:style>
    <style:style style:name="T408" style:family="text">
      <style:text-properties officeooo:rsid="023fda63"/>
    </style:style>
    <style:style style:name="T409" style:family="text">
      <style:text-properties officeooo:rsid="01895e9a"/>
    </style:style>
    <style:style style:name="T410" style:family="text">
      <style:text-properties officeooo:rsid="0198a28c"/>
    </style:style>
    <style:style style:name="T411" style:family="text">
      <style:text-properties officeooo:rsid="00672e1d"/>
    </style:style>
    <style:style style:name="T412" style:family="text">
      <style:text-properties officeooo:rsid="0189bb4f"/>
    </style:style>
    <style:style style:name="T413" style:family="text">
      <style:text-properties officeooo:rsid="03d72d47"/>
    </style:style>
    <style:style style:name="T414" style:family="text">
      <style:text-properties officeooo:rsid="03d78aaf"/>
    </style:style>
    <style:style style:name="T415" style:family="text">
      <style:text-properties officeooo:rsid="0179792e"/>
    </style:style>
    <style:style style:name="T416" style:family="text">
      <style:text-properties officeooo:rsid="00594b45"/>
    </style:style>
    <style:style style:name="T417" style:family="text">
      <style:text-properties officeooo:rsid="0059ed16"/>
    </style:style>
    <style:style style:name="T418" style:family="text">
      <style:text-properties officeooo:rsid="0179fcc4"/>
    </style:style>
    <style:style style:name="T419" style:family="text">
      <style:text-properties officeooo:rsid="017d611d"/>
    </style:style>
    <style:style style:name="T420" style:family="text">
      <style:text-properties officeooo:rsid="017a471f"/>
    </style:style>
    <style:style style:name="T421" style:family="text">
      <style:text-properties officeooo:rsid="017e4206"/>
    </style:style>
    <style:style style:name="T422" style:family="text">
      <style:text-properties fo:language="en" fo:country="US" officeooo:rsid="017e4206"/>
    </style:style>
    <style:style style:name="T423" style:family="text">
      <style:text-properties officeooo:rsid="017ecbbd"/>
    </style:style>
    <style:style style:name="T424" style:family="text">
      <style:text-properties officeooo:rsid="017bf20f"/>
    </style:style>
    <style:style style:name="T425" style:family="text">
      <style:text-properties officeooo:rsid="018c383e"/>
    </style:style>
    <style:style style:name="T426" style:family="text">
      <style:text-properties officeooo:rsid="0068f66d"/>
    </style:style>
    <style:style style:name="T427" style:family="text">
      <style:text-properties officeooo:rsid="03db1607"/>
    </style:style>
    <style:style style:name="T428" style:family="text">
      <style:text-properties fo:language="en" fo:country="US" officeooo:rsid="03db1607"/>
    </style:style>
    <style:style style:name="T429" style:family="text">
      <style:text-properties officeooo:rsid="006f2f79"/>
    </style:style>
    <style:style style:name="T430" style:family="text">
      <style:text-properties officeooo:rsid="02a7c2b4"/>
    </style:style>
    <style:style style:name="T431" style:family="text">
      <style:text-properties officeooo:rsid="019712b5"/>
    </style:style>
    <style:style style:name="T432" style:family="text">
      <style:text-properties officeooo:rsid="03db9b69"/>
    </style:style>
    <style:style style:name="T433" style:family="text">
      <style:text-properties officeooo:rsid="0190b13f"/>
    </style:style>
    <style:style style:name="T434" style:family="text">
      <style:text-properties officeooo:rsid="021f11d2"/>
    </style:style>
    <style:style style:name="T435" style:family="text">
      <style:text-properties fo:language="ru" fo:country="RU" officeooo:rsid="01954ef1"/>
    </style:style>
    <style:style style:name="T436" style:family="text">
      <style:text-properties fo:language="ru" fo:country="RU" officeooo:rsid="0219f04c"/>
    </style:style>
    <style:style style:name="T437" style:family="text">
      <style:text-properties fo:language="ru" fo:country="RU" officeooo:rsid="0209b684"/>
    </style:style>
    <style:style style:name="T438" style:family="text">
      <style:text-properties fo:language="ru" fo:country="RU" officeooo:rsid="01bb21d4"/>
    </style:style>
    <style:style style:name="T439" style:family="text">
      <style:text-properties officeooo:rsid="020e61d0"/>
    </style:style>
    <style:style style:name="T440" style:family="text">
      <style:text-properties officeooo:rsid="0215b99a"/>
    </style:style>
    <style:style style:name="T441" style:family="text">
      <style:text-properties fo:language="ru" fo:country="RU" officeooo:rsid="029fec50"/>
    </style:style>
    <style:style style:name="T442" style:family="text">
      <style:text-properties officeooo:rsid="021ca885"/>
    </style:style>
    <style:style style:name="T443" style:family="text">
      <style:text-properties officeooo:rsid="01930fbe"/>
    </style:style>
    <style:style style:name="T444" style:family="text">
      <style:text-properties officeooo:rsid="0070a512"/>
    </style:style>
    <style:style style:name="T445" style:family="text">
      <style:text-properties fo:language="en" fo:country="US" officeooo:rsid="0070a512"/>
    </style:style>
    <style:style style:name="T446" style:family="text">
      <style:text-properties fo:language="en" fo:country="US" officeooo:rsid="033d660b"/>
    </style:style>
    <style:style style:name="T447" style:family="text">
      <style:text-properties officeooo:rsid="033d660b"/>
    </style:style>
    <style:style style:name="T448" style:family="text">
      <style:text-properties officeooo:rsid="01cd5030"/>
    </style:style>
    <style:style style:name="T449" style:family="text">
      <style:text-properties officeooo:rsid="0291444e"/>
    </style:style>
    <style:style style:name="T450" style:family="text">
      <style:text-properties officeooo:rsid="0071f74f"/>
    </style:style>
    <style:style style:name="T451" style:family="text">
      <style:text-properties officeooo:rsid="01926465"/>
    </style:style>
    <style:style style:name="T452" style:family="text">
      <style:text-properties officeooo:rsid="0194c250"/>
    </style:style>
    <style:style style:name="T453" style:family="text">
      <style:text-properties fo:language="ru" fo:country="RU" officeooo:rsid="0196a32c"/>
    </style:style>
    <style:style style:name="T454" style:family="text">
      <style:text-properties officeooo:rsid="01974323"/>
    </style:style>
    <style:style style:name="T455" style:family="text">
      <style:text-properties fo:language="ru" fo:country="RU" officeooo:rsid="01b5c453"/>
    </style:style>
    <style:style style:name="T456" style:family="text">
      <style:text-properties fo:language="ru" fo:country="RU" officeooo:rsid="01dd4fc6"/>
    </style:style>
    <style:style style:name="T457" style:family="text">
      <style:text-properties fo:language="ru" fo:country="RU" officeooo:rsid="0291444e"/>
    </style:style>
    <style:style style:name="T458" style:family="text">
      <style:text-properties fo:language="ru" fo:country="RU" officeooo:rsid="01dfb230"/>
    </style:style>
    <style:style style:name="T459" style:family="text">
      <style:text-properties fo:language="ru" fo:country="RU" officeooo:rsid="01ddafc8"/>
    </style:style>
    <style:style style:name="T460" style:family="text">
      <style:text-properties fo:language="ru" fo:country="RU" officeooo:rsid="033d660b"/>
    </style:style>
    <style:style style:name="T461" style:family="text">
      <style:text-properties fo:language="ru" fo:country="RU" officeooo:rsid="03db9b69"/>
    </style:style>
    <style:style style:name="T462" style:family="text">
      <style:text-properties fo:language="ru" fo:country="RU" officeooo:rsid="020ff2e5"/>
    </style:style>
    <style:style style:name="T463" style:family="text">
      <style:text-properties fo:language="ru" fo:country="RU" officeooo:rsid="01e1626b"/>
    </style:style>
    <style:style style:name="T464" style:family="text">
      <style:text-properties fo:language="ru" fo:country="RU" officeooo:rsid="019b8b25"/>
    </style:style>
    <style:style style:name="T465" style:family="text">
      <style:text-properties officeooo:rsid="019b5cf0"/>
    </style:style>
    <style:style style:name="T466" style:family="text">
      <style:text-properties officeooo:rsid="02881ef3"/>
    </style:style>
    <style:style style:name="T467" style:family="text">
      <style:text-properties officeooo:rsid="01996254"/>
    </style:style>
    <style:style style:name="T468" style:family="text">
      <style:text-properties officeooo:rsid="019b8b25"/>
    </style:style>
    <style:style style:name="T469" style:family="text">
      <style:text-properties officeooo:rsid="019c568d"/>
    </style:style>
    <style:style style:name="T470" style:family="text">
      <style:text-properties officeooo:rsid="01b73872"/>
    </style:style>
    <style:style style:name="T471" style:family="text">
      <style:text-properties officeooo:rsid="01b24bda"/>
    </style:style>
    <style:style style:name="T472" style:family="text">
      <style:text-properties officeooo:rsid="019a01ec"/>
    </style:style>
    <style:style style:name="T473" style:family="text">
      <style:text-properties officeooo:rsid="029fec50"/>
    </style:style>
    <style:style style:name="T474" style:family="text">
      <style:text-properties officeooo:rsid="01e1626b"/>
    </style:style>
    <style:style style:name="T475" style:family="text">
      <style:text-properties officeooo:rsid="01c35d61"/>
    </style:style>
    <style:style style:name="T476" style:family="text">
      <style:text-properties fo:language="uk" fo:country="UA" officeooo:rsid="019ef4d3"/>
    </style:style>
    <style:style style:name="T477" style:family="text">
      <style:text-properties officeooo:rsid="019ef4d3"/>
    </style:style>
    <style:style style:name="T478" style:family="text">
      <style:text-properties officeooo:rsid="03dd1ec2"/>
    </style:style>
    <style:style style:name="T479" style:family="text">
      <style:text-properties officeooo:rsid="006ac469"/>
    </style:style>
    <style:style style:name="T480" style:family="text">
      <style:text-properties officeooo:rsid="01bf7519"/>
    </style:style>
    <style:style style:name="T481" style:family="text">
      <style:text-properties officeooo:rsid="0225e5a3"/>
    </style:style>
    <style:style style:name="T482" style:family="text">
      <style:text-properties officeooo:rsid="01a4f677"/>
    </style:style>
    <style:style style:name="T483" style:family="text">
      <style:text-properties officeooo:rsid="019d3aac"/>
    </style:style>
    <style:style style:name="T484" style:family="text">
      <style:text-properties officeooo:rsid="019ea527"/>
    </style:style>
    <style:style style:name="T485" style:family="text">
      <style:text-properties officeooo:rsid="019f5155"/>
    </style:style>
    <style:style style:name="T486" style:family="text">
      <style:text-properties officeooo:rsid="01bdfba5"/>
    </style:style>
    <style:style style:name="T487" style:family="text">
      <style:text-properties officeooo:rsid="01a16269"/>
    </style:style>
    <style:style style:name="T488" style:family="text">
      <style:text-properties officeooo:rsid="019fa002"/>
    </style:style>
    <style:style style:name="T489" style:family="text">
      <style:text-properties officeooo:rsid="01b348ae"/>
    </style:style>
    <style:style style:name="T490" style:family="text">
      <style:text-properties officeooo:rsid="0239bb71"/>
    </style:style>
    <style:style style:name="T491" style:family="text">
      <style:text-properties officeooo:rsid="01b5c453"/>
    </style:style>
    <style:style style:name="T492" style:family="text">
      <style:text-properties officeooo:rsid="01f5c338"/>
    </style:style>
    <style:style style:name="T493" style:family="text">
      <style:text-properties officeooo:rsid="01a241d0"/>
    </style:style>
    <style:style style:name="T494" style:family="text">
      <style:text-properties officeooo:rsid="02332fb1"/>
    </style:style>
    <style:style style:name="T495" style:family="text">
      <style:text-properties officeooo:rsid="020aae36"/>
    </style:style>
    <style:style style:name="T496" style:family="text">
      <style:text-properties officeooo:rsid="01eeeecd"/>
    </style:style>
    <style:style style:name="T497" style:family="text">
      <style:text-properties officeooo:rsid="01a38650"/>
    </style:style>
    <style:style style:name="T498" style:family="text">
      <style:text-properties officeooo:rsid="01a67d6e"/>
    </style:style>
    <style:style style:name="T499" style:family="text">
      <style:text-properties officeooo:rsid="01a6a6ce"/>
    </style:style>
    <style:style style:name="T500" style:family="text">
      <style:text-properties officeooo:rsid="01a81b88"/>
    </style:style>
    <style:style style:name="T501" style:family="text">
      <style:text-properties officeooo:rsid="01fe4e34"/>
    </style:style>
    <style:style style:name="T502" style:family="text">
      <style:text-properties officeooo:rsid="01f7b1ba"/>
    </style:style>
    <style:style style:name="T503" style:family="text">
      <style:text-properties officeooo:rsid="01a7ac88"/>
    </style:style>
    <style:style style:name="T504" style:family="text">
      <style:text-properties officeooo:rsid="01b0569b"/>
    </style:style>
    <style:style style:name="T505" style:family="text">
      <style:text-properties officeooo:rsid="02bc52bd"/>
    </style:style>
    <style:style style:name="T506" style:family="text">
      <style:text-properties officeooo:rsid="020ff2e5"/>
    </style:style>
    <style:style style:name="T507" style:family="text">
      <style:text-properties officeooo:rsid="01aa0103"/>
    </style:style>
    <style:style style:name="T508" style:family="text">
      <style:text-properties officeooo:rsid="0273dd5d"/>
    </style:style>
    <style:style style:name="T509" style:family="text">
      <style:text-properties officeooo:rsid="01ab17f5"/>
    </style:style>
    <style:style style:name="T510" style:family="text">
      <style:text-properties officeooo:rsid="01af21ce"/>
    </style:style>
    <style:style style:name="T511" style:family="text">
      <style:text-properties officeooo:rsid="006c507c"/>
    </style:style>
    <style:style style:name="T512" style:family="text">
      <style:text-properties fo:language="uk" fo:country="UA" officeooo:rsid="01f8c16c"/>
    </style:style>
    <style:style style:name="T513" style:family="text">
      <style:text-properties officeooo:rsid="01f8c16c"/>
    </style:style>
    <style:style style:name="T514" style:family="text">
      <style:text-properties officeooo:rsid="01fc5f06"/>
    </style:style>
    <style:style style:name="T515" style:family="text">
      <style:text-properties fo:language="uk" fo:country="UA" officeooo:rsid="01f962fc"/>
    </style:style>
    <style:style style:name="T516" style:family="text">
      <style:text-properties officeooo:rsid="01fae972"/>
    </style:style>
    <style:style style:name="T517" style:family="text">
      <style:text-properties fo:language="uk" fo:country="UA" officeooo:rsid="0219f04c"/>
    </style:style>
    <style:style style:name="T518" style:family="text">
      <style:text-properties officeooo:rsid="01f962fc"/>
    </style:style>
    <style:style style:name="T519" style:family="text">
      <style:text-properties officeooo:rsid="01acc310"/>
    </style:style>
    <style:style style:name="T520" style:family="text">
      <style:text-properties officeooo:rsid="01b03765"/>
    </style:style>
    <style:style style:name="T521" style:family="text">
      <style:text-properties officeooo:rsid="01ad4e25"/>
    </style:style>
    <style:style style:name="T522" style:family="text">
      <style:text-properties officeooo:rsid="01ef50cc"/>
    </style:style>
    <style:style style:name="T523" style:family="text">
      <style:text-properties officeooo:rsid="01b80b40"/>
    </style:style>
    <style:style style:name="T524" style:family="text">
      <style:text-properties officeooo:rsid="01bb21d4"/>
    </style:style>
    <style:style style:name="T525" style:family="text">
      <style:text-properties officeooo:rsid="033e0b61"/>
    </style:style>
    <style:style style:name="T526" style:family="text">
      <style:text-properties officeooo:rsid="01e30132"/>
    </style:style>
    <style:style style:name="T527" style:family="text">
      <style:text-properties fo:language="ru" fo:country="RU" officeooo:rsid="01acc310"/>
    </style:style>
    <style:style style:name="T528" style:family="text">
      <style:text-properties fo:language="ru" fo:country="RU" officeooo:rsid="01b80b40"/>
    </style:style>
    <style:style style:name="T529" style:family="text">
      <style:text-properties fo:language="ru" fo:country="RU" officeooo:rsid="01b0569b"/>
    </style:style>
    <style:style style:name="T530" style:family="text">
      <style:text-properties fo:language="ru" fo:country="RU" officeooo:rsid="01ef50cc"/>
    </style:style>
    <style:style style:name="T531" style:family="text">
      <style:text-properties fo:language="ru" fo:country="RU" officeooo:rsid="02a7c2b4"/>
    </style:style>
    <style:style style:name="T532" style:family="text">
      <style:text-properties officeooo:rsid="03dea35f"/>
    </style:style>
    <style:style style:name="T533" style:family="text">
      <style:text-properties officeooo:rsid="01b88544"/>
    </style:style>
    <style:style style:name="T534" style:family="text">
      <style:text-properties officeooo:rsid="020705e3"/>
    </style:style>
    <style:style style:name="T535" style:family="text">
      <style:text-properties officeooo:rsid="01ba40c3"/>
    </style:style>
    <style:style style:name="T536" style:family="text">
      <style:text-properties officeooo:rsid="01b95595"/>
    </style:style>
    <style:style style:name="T537" style:family="text">
      <style:text-properties officeooo:rsid="02b5eea8"/>
    </style:style>
    <style:style style:name="T538" style:family="text">
      <style:text-properties officeooo:rsid="01dfb230"/>
    </style:style>
    <style:style style:name="T539" style:family="text">
      <style:text-properties officeooo:rsid="01be1531"/>
    </style:style>
    <style:style style:name="T540" style:family="text">
      <style:text-properties officeooo:rsid="01c3df96"/>
    </style:style>
    <style:style style:name="T541" style:family="text">
      <style:text-properties officeooo:rsid="01fcd6e1"/>
    </style:style>
    <style:style style:name="T542" style:family="text">
      <style:text-properties officeooo:rsid="01c36cfa"/>
    </style:style>
    <style:style style:name="T543" style:family="text">
      <style:text-properties officeooo:rsid="01c4cbaf"/>
    </style:style>
    <style:style style:name="T544" style:family="text">
      <style:text-properties officeooo:rsid="01c63a72"/>
    </style:style>
    <style:style style:name="T545" style:family="text">
      <style:text-properties officeooo:rsid="01c52210"/>
    </style:style>
    <style:style style:name="T546" style:family="text">
      <style:text-properties officeooo:rsid="01c7d4a2"/>
    </style:style>
    <style:style style:name="T547" style:family="text">
      <style:text-properties officeooo:rsid="01c86c81"/>
    </style:style>
    <style:style style:name="T548" style:family="text">
      <style:text-properties officeooo:rsid="0204ae81"/>
    </style:style>
    <style:style style:name="T549" style:family="text">
      <style:text-properties fo:language="uk" fo:country="UA" officeooo:rsid="0291444e"/>
    </style:style>
    <style:style style:name="T550" style:family="text">
      <style:text-properties officeooo:rsid="01cd3aff"/>
    </style:style>
    <style:style style:name="T551" style:family="text">
      <style:text-properties officeooo:rsid="01c9bba0"/>
    </style:style>
    <style:style style:name="T552" style:family="text">
      <style:text-properties officeooo:rsid="01cd5ed6"/>
    </style:style>
    <style:style style:name="T553" style:family="text">
      <style:text-properties officeooo:rsid="01d7e2b6"/>
    </style:style>
    <style:style style:name="T554" style:family="text">
      <style:text-properties officeooo:rsid="006f00f1"/>
    </style:style>
    <style:style style:name="T555" style:family="text">
      <style:text-properties officeooo:rsid="00766ead"/>
    </style:style>
    <style:style style:name="T556" style:family="text">
      <style:text-properties officeooo:rsid="01d00caf"/>
    </style:style>
    <style:style style:name="T557" style:family="text">
      <style:text-properties officeooo:rsid="02cf0da1"/>
    </style:style>
    <style:style style:name="T558" style:family="text">
      <style:text-properties officeooo:rsid="02b00aac"/>
    </style:style>
    <style:style style:name="T559" style:family="text">
      <style:text-properties officeooo:rsid="0206666e"/>
    </style:style>
    <style:style style:name="T560" style:family="text">
      <style:text-properties officeooo:rsid="0207ed9a"/>
    </style:style>
    <style:style style:name="T561" style:family="text">
      <style:text-properties officeooo:rsid="021b8f2b"/>
    </style:style>
    <style:style style:name="T562" style:family="text">
      <style:text-properties officeooo:rsid="01d13f5b"/>
    </style:style>
    <style:style style:name="T563" style:family="text">
      <style:text-properties officeooo:rsid="01d97945"/>
    </style:style>
    <style:style style:name="T564" style:family="text">
      <style:text-properties officeooo:rsid="01dfd434"/>
    </style:style>
    <style:style style:name="T565" style:family="text">
      <style:text-properties officeooo:rsid="01d1d51e"/>
    </style:style>
    <style:style style:name="T566" style:family="text">
      <style:text-properties officeooo:rsid="0255d4b3"/>
    </style:style>
    <style:style style:name="T567" style:family="text">
      <style:text-properties officeooo:rsid="01d685cb"/>
    </style:style>
    <style:style style:name="T568" style:family="text">
      <style:text-properties officeooo:rsid="01d49ae4"/>
    </style:style>
    <style:style style:name="T569" style:family="text">
      <style:text-properties officeooo:rsid="01d6a431"/>
    </style:style>
    <style:style style:name="T570" style:family="text">
      <style:text-properties officeooo:rsid="01dca136"/>
    </style:style>
    <style:style style:name="T571" style:family="text">
      <style:text-properties fo:language="uk" fo:country="UA" officeooo:rsid="01d6a431"/>
    </style:style>
    <style:style style:name="T572" style:family="text">
      <style:text-properties fo:language="uk" fo:country="UA" officeooo:rsid="020e61d0"/>
    </style:style>
    <style:style style:name="T573" style:family="text">
      <style:text-properties officeooo:rsid="01ec4ae5"/>
    </style:style>
    <style:style style:name="T574" style:family="text">
      <style:text-properties officeooo:rsid="021bf5db"/>
    </style:style>
    <style:style style:name="T575" style:family="text">
      <style:text-properties officeooo:rsid="00774b12"/>
    </style:style>
    <style:style style:name="T576" style:family="text">
      <style:text-properties officeooo:rsid="01ce89c8"/>
    </style:style>
    <style:style style:name="T577" style:family="text">
      <style:text-properties officeooo:rsid="027b79d2"/>
    </style:style>
    <style:style style:name="T578" style:family="text">
      <style:text-properties officeooo:rsid="01db4946" fo:background-color="transparent" loext:char-shading-value="0"/>
    </style:style>
    <style:style style:name="T579" style:family="text">
      <style:text-properties officeooo:rsid="027b79d2" fo:background-color="transparent" loext:char-shading-value="0"/>
    </style:style>
    <style:style style:name="T580" style:family="text">
      <style:text-properties officeooo:rsid="021b8f2b" fo:background-color="transparent" loext:char-shading-value="0"/>
    </style:style>
    <style:style style:name="T581" style:family="text">
      <style:text-properties officeooo:rsid="01dca136" fo:background-color="transparent" loext:char-shading-value="0"/>
    </style:style>
    <style:style style:name="T582" style:family="text">
      <style:text-properties officeooo:rsid="01e42ae7" fo:background-color="transparent" loext:char-shading-value="0"/>
    </style:style>
    <style:style style:name="T583" style:family="text">
      <style:text-properties officeooo:rsid="03e06af9"/>
    </style:style>
    <style:style style:name="T584" style:family="text">
      <style:text-properties officeooo:rsid="01e48946"/>
    </style:style>
    <style:style style:name="T585" style:family="text">
      <style:text-properties officeooo:rsid="029c35f6"/>
    </style:style>
    <style:style style:name="T586" style:family="text">
      <style:text-properties officeooo:rsid="02512d1e"/>
    </style:style>
    <style:style style:name="T587" style:family="text">
      <style:text-properties officeooo:rsid="01e8560b"/>
    </style:style>
    <style:style style:name="T588" style:family="text">
      <style:text-properties officeooo:rsid="01e5523f"/>
    </style:style>
    <style:style style:name="T589" style:family="text">
      <style:text-properties officeooo:rsid="01eaae1c"/>
    </style:style>
    <style:style style:name="T590" style:family="text">
      <style:text-properties officeooo:rsid="01e607af"/>
    </style:style>
    <style:style style:name="T591" style:family="text">
      <style:text-properties fo:language="ru" fo:country="RU" officeooo:rsid="029c35f6"/>
    </style:style>
    <style:style style:name="T592" style:family="text">
      <style:text-properties fo:language="ru" fo:country="RU" officeooo:rsid="01eaae1c"/>
    </style:style>
    <style:style style:name="T593" style:family="text">
      <style:text-properties fo:language="ru" fo:country="RU" officeooo:rsid="01eeeecd"/>
    </style:style>
    <style:style style:name="T594" style:family="text">
      <style:text-properties fo:language="ru" fo:country="RU" officeooo:rsid="01eb7efa"/>
    </style:style>
    <style:style style:name="T595" style:family="text">
      <style:text-properties fo:language="ru" fo:country="RU" officeooo:rsid="01fcd6e1"/>
    </style:style>
    <style:style style:name="T596" style:family="text">
      <style:text-properties fo:language="ru" fo:country="RU" officeooo:rsid="01ec1d96"/>
    </style:style>
    <style:style style:name="T597" style:family="text">
      <style:text-properties fo:language="ru" fo:country="RU" officeooo:rsid="01ec4ae5"/>
    </style:style>
    <style:style style:name="T598" style:family="text">
      <style:text-properties fo:language="ru" fo:country="RU" officeooo:rsid="01f02364"/>
    </style:style>
    <style:style style:name="T599" style:family="text">
      <style:text-properties fo:language="ru" fo:country="RU" officeooo:rsid="01f4790e"/>
    </style:style>
    <style:style style:name="T600" style:family="text">
      <style:text-properties fo:language="ru" fo:country="RU" officeooo:rsid="01f5c338"/>
    </style:style>
    <style:style style:name="T601" style:family="text">
      <style:text-properties fo:language="ru" fo:country="RU" officeooo:rsid="020aae36"/>
    </style:style>
    <style:style style:name="T602" style:family="text">
      <style:text-properties fo:language="ru" fo:country="RU" officeooo:rsid="01f19a25"/>
    </style:style>
    <style:style style:name="T603" style:family="text">
      <style:text-properties fo:language="ru" fo:country="RU" officeooo:rsid="01f20548"/>
    </style:style>
    <style:style style:name="T604" style:family="text">
      <style:text-properties fo:language="ru" fo:country="RU" officeooo:rsid="03e06af9"/>
    </style:style>
    <style:style style:name="T605" style:family="text">
      <style:text-properties fo:language="ru" fo:country="RU" officeooo:rsid="021f11d2"/>
    </style:style>
    <style:style style:name="T606" style:family="text">
      <style:text-properties fo:language="ru" fo:country="RU" officeooo:rsid="01f3358c"/>
    </style:style>
    <style:style style:name="T607" style:family="text">
      <style:text-properties fo:language="ru" fo:country="RU" officeooo:rsid="02d051a2"/>
    </style:style>
    <style:style style:name="T608" style:family="text">
      <style:text-properties fo:language="ru" fo:country="RU" officeooo:rsid="033e0b61"/>
    </style:style>
    <style:style style:name="T609" style:family="text">
      <style:text-properties fo:language="ru" fo:country="RU" officeooo:rsid="01fe4e34"/>
    </style:style>
    <style:style style:name="T610" style:family="text">
      <style:text-properties fo:language="ru" fo:country="RU" officeooo:rsid="020705e3"/>
    </style:style>
    <style:style style:name="T611" style:family="text">
      <style:text-properties fo:language="ru" fo:country="RU" officeooo:rsid="021b8f2b"/>
    </style:style>
    <style:style style:name="T612" style:family="text">
      <style:text-properties fo:language="ru" fo:country="RU" officeooo:rsid="020e61d0"/>
    </style:style>
    <style:style style:name="T613" style:family="text">
      <style:text-properties fo:language="ru" fo:country="RU" officeooo:rsid="0239bb71"/>
    </style:style>
    <style:style style:name="T614" style:family="text">
      <style:text-properties fo:language="ru" fo:country="RU" officeooo:rsid="027b79d2" fo:background-color="transparent" loext:char-shading-value="0"/>
    </style:style>
    <style:style style:name="T615" style:family="text">
      <style:text-properties fo:language="ru" fo:country="RU" officeooo:rsid="0211ec1f"/>
    </style:style>
    <style:style style:name="T616" style:family="text">
      <style:text-properties fo:language="ru" fo:country="RU" officeooo:rsid="0215b99a" fo:background-color="transparent" loext:char-shading-value="0"/>
    </style:style>
    <style:style style:name="T617" style:family="text">
      <style:text-properties fo:language="ru" fo:country="RU" officeooo:rsid="0213e0e7"/>
    </style:style>
    <style:style style:name="T618" style:family="text">
      <style:text-properties fo:language="ru" fo:country="RU" officeooo:rsid="021bf5db"/>
    </style:style>
    <style:style style:name="T619" style:family="text">
      <style:text-properties fo:language="ru" fo:country="RU" officeooo:rsid="0277cb64"/>
    </style:style>
    <style:style style:name="T620" style:family="text">
      <style:text-properties fo:language="ru" fo:country="RU" officeooo:rsid="0266b727"/>
    </style:style>
    <style:style style:name="T621" style:family="text">
      <style:text-properties fo:language="ru" fo:country="RU" officeooo:rsid="0215b99a"/>
    </style:style>
    <style:style style:name="T622" style:family="text">
      <style:text-properties fo:language="ru" fo:country="RU" officeooo:rsid="021d65a4"/>
    </style:style>
    <style:style style:name="T623" style:family="text">
      <style:text-properties fo:language="ru" fo:country="RU" officeooo:rsid="024927e1"/>
    </style:style>
    <style:style style:name="T624" style:family="text">
      <style:text-properties fo:language="ru" fo:country="RU" officeooo:rsid="021e9d8a"/>
    </style:style>
    <style:style style:name="T625" style:family="text">
      <style:text-properties fo:language="ru" fo:country="RU" officeooo:rsid="0225e5a3"/>
    </style:style>
    <style:style style:name="T626" style:family="text">
      <style:text-properties officeooo:rsid="021d65a4"/>
    </style:style>
    <style:style style:name="T627" style:family="text">
      <style:text-properties fo:language="ru" fo:country="RU" officeooo:rsid="0217b3a0"/>
    </style:style>
    <style:style style:name="T628" style:family="text">
      <style:text-properties fo:language="ru" fo:country="RU" officeooo:rsid="02181aec"/>
    </style:style>
    <style:style style:name="T629" style:family="text">
      <style:text-properties fo:language="ru" fo:country="RU" officeooo:rsid="0222e4aa"/>
    </style:style>
    <style:style style:name="T630" style:family="text">
      <style:text-properties fo:language="ru" fo:country="RU" officeooo:rsid="0221356c"/>
    </style:style>
    <style:style style:name="T631" style:family="text">
      <style:text-properties fo:language="ru" fo:country="RU" officeooo:rsid="023bea3f"/>
    </style:style>
    <style:style style:name="T632" style:family="text">
      <style:text-properties fo:language="ru" fo:country="RU" officeooo:rsid="0220ac98"/>
    </style:style>
    <style:style style:name="T633" style:family="text">
      <style:text-properties fo:language="ru" fo:country="RU" officeooo:rsid="0259d7a1"/>
    </style:style>
    <style:style style:name="T634" style:family="text">
      <style:text-properties fo:language="ru" fo:country="RU" officeooo:rsid="02243361"/>
    </style:style>
    <style:style style:name="T635" style:family="text">
      <style:text-properties fo:language="ru" fo:country="RU" officeooo:rsid="02286627"/>
    </style:style>
    <style:style style:name="T636" style:family="text">
      <style:text-properties fo:language="ru" fo:country="RU" officeooo:rsid="022c5621"/>
    </style:style>
    <style:style style:name="T637" style:family="text">
      <style:text-properties fo:language="ru" fo:country="RU" officeooo:rsid="0201bde9"/>
    </style:style>
    <style:style style:name="T638" style:family="text">
      <style:text-properties fo:language="ru" fo:country="RU" officeooo:rsid="0224a67f"/>
    </style:style>
    <style:style style:name="T639" style:family="text">
      <style:text-properties fo:language="ru" fo:country="RU" officeooo:rsid="020d19e7"/>
    </style:style>
    <style:style style:name="T640" style:family="text">
      <style:text-properties fo:language="ru" fo:country="RU" officeooo:rsid="03e0b242"/>
    </style:style>
    <style:style style:name="T641" style:family="text">
      <style:text-properties fo:language="ru" fo:country="RU" officeooo:rsid="022de5ad"/>
    </style:style>
    <style:style style:name="T642" style:family="text">
      <style:text-properties fo:language="ru" fo:country="RU" officeooo:rsid="0280ef7a"/>
    </style:style>
    <style:style style:name="T643" style:family="text">
      <style:text-properties officeooo:rsid="022e906c"/>
    </style:style>
    <style:style style:name="T644" style:family="text">
      <style:text-properties officeooo:rsid="022c5621"/>
    </style:style>
    <style:style style:name="T645" style:family="text">
      <style:text-properties officeooo:rsid="023bea3f"/>
    </style:style>
    <style:style style:name="T646" style:family="text">
      <style:text-properties fo:language="ru" fo:country="RU" officeooo:rsid="022765cc"/>
    </style:style>
    <style:style style:name="T647" style:family="text">
      <style:text-properties officeooo:rsid="022b5ce6"/>
    </style:style>
    <style:style style:name="T648" style:family="text">
      <style:text-properties officeooo:rsid="022de5ad"/>
    </style:style>
    <style:style style:name="T649" style:family="text">
      <style:text-properties fo:language="uk" fo:country="UA" officeooo:rsid="022f687f"/>
    </style:style>
    <style:style style:name="T650" style:family="text">
      <style:text-properties fo:language="uk" fo:country="UA" officeooo:rsid="029fec50"/>
    </style:style>
    <style:style style:name="T651" style:family="text">
      <style:text-properties officeooo:rsid="0280ef7a"/>
    </style:style>
    <style:style style:name="T652" style:family="text">
      <style:text-properties officeooo:rsid="024927e1"/>
    </style:style>
    <style:style style:name="T653" style:family="text">
      <style:text-properties officeooo:rsid="0234ef63"/>
    </style:style>
    <style:style style:name="T654" style:family="text">
      <style:text-properties officeooo:rsid="02f8f0a6"/>
    </style:style>
    <style:style style:name="T655" style:family="text">
      <style:text-properties fo:language="ru" fo:country="RU" officeooo:rsid="02332fb1"/>
    </style:style>
    <style:style style:name="T656" style:family="text">
      <style:text-properties fo:language="ru" fo:country="RU" officeooo:rsid="0230527e"/>
    </style:style>
    <style:style style:name="T657" style:family="text">
      <style:text-properties fo:language="ru" fo:country="RU" officeooo:rsid="02349b46"/>
    </style:style>
    <style:style style:name="T658" style:family="text">
      <style:text-properties officeooo:rsid="023c9b65"/>
    </style:style>
    <style:style style:name="T659" style:family="text">
      <style:text-properties officeooo:rsid="023e167f"/>
    </style:style>
    <style:style style:name="T660" style:family="text">
      <style:text-properties officeooo:rsid="02396764"/>
    </style:style>
    <style:style style:name="T661" style:family="text">
      <style:text-properties officeooo:rsid="025335e4"/>
    </style:style>
    <style:style style:name="T662" style:family="text">
      <style:text-properties officeooo:rsid="023a13af"/>
    </style:style>
    <style:style style:name="T663" style:family="text">
      <style:text-properties officeooo:rsid="027cbcf9"/>
    </style:style>
    <style:style style:name="T664" style:family="text">
      <style:text-properties officeooo:rsid="0241ad41"/>
    </style:style>
    <style:style style:name="T665" style:family="text">
      <style:text-properties officeooo:rsid="025ffc1f"/>
    </style:style>
    <style:style style:name="T666" style:family="text">
      <style:text-properties fo:language="ru" fo:country="RU" officeooo:rsid="024334d7"/>
    </style:style>
    <style:style style:name="T667" style:family="text">
      <style:text-properties fo:language="ru" fo:country="RU" officeooo:rsid="0243b4c5"/>
    </style:style>
    <style:style style:name="T668" style:family="text">
      <style:text-properties fo:language="ru" fo:country="RU" officeooo:rsid="0245464d"/>
    </style:style>
    <style:style style:name="T669" style:family="text">
      <style:text-properties fo:language="uk" fo:country="UA" officeooo:rsid="0245464d"/>
    </style:style>
    <style:style style:name="T670" style:family="text">
      <style:text-properties fo:language="ru" fo:country="RU" officeooo:rsid="024baded"/>
    </style:style>
    <style:style style:name="T671" style:family="text">
      <style:text-properties fo:language="ru" fo:country="RU" officeooo:rsid="02d174ff"/>
    </style:style>
    <style:style style:name="T672" style:family="text">
      <style:text-properties fo:language="ru" fo:country="RU" officeooo:rsid="03e216a2"/>
    </style:style>
    <style:style style:name="T673" style:family="text">
      <style:text-properties officeooo:rsid="03e216a2"/>
    </style:style>
    <style:style style:name="T674" style:family="text">
      <style:text-properties officeooo:rsid="033ee3d4"/>
    </style:style>
    <style:style style:name="T675" style:family="text">
      <style:text-properties fo:language="ru" fo:country="RU" officeooo:rsid="02464cee"/>
    </style:style>
    <style:style style:name="T676" style:family="text">
      <style:text-properties fo:language="ru" fo:country="RU" officeooo:rsid="0245d1d9"/>
    </style:style>
    <style:style style:name="T677" style:family="text">
      <style:text-properties fo:language="ru" fo:country="RU" officeooo:rsid="02481fe2"/>
    </style:style>
    <style:style style:name="T678" style:family="text">
      <style:text-properties fo:language="ru" fo:country="RU" officeooo:rsid="024f45c1"/>
    </style:style>
    <style:style style:name="T679" style:family="text">
      <style:text-properties fo:language="ru" fo:country="RU" officeooo:rsid="027b79d2"/>
    </style:style>
    <style:style style:name="T680" style:family="text">
      <style:text-properties fo:language="ru" fo:country="RU" officeooo:rsid="033ee3d4"/>
    </style:style>
    <style:style style:name="T681" style:family="text">
      <style:text-properties fo:language="ru" fo:country="RU" officeooo:rsid="0255d4b3"/>
    </style:style>
    <style:style style:name="T682" style:family="text">
      <style:text-properties fo:language="ru" fo:country="RU" officeooo:rsid="024f0d2e"/>
    </style:style>
    <style:style style:name="T683" style:family="text">
      <style:text-properties fo:language="ru" fo:country="RU" officeooo:rsid="024edbac"/>
    </style:style>
    <style:style style:name="T684" style:family="text">
      <style:text-properties fo:language="ru" fo:country="RU" officeooo:rsid="02512d1e"/>
    </style:style>
    <style:style style:name="T685" style:family="text">
      <style:text-properties fo:language="ru" fo:country="RU" officeooo:rsid="027cbcf9"/>
    </style:style>
    <style:style style:name="T686" style:family="text">
      <style:text-properties fo:language="ru" fo:country="RU" officeooo:rsid="0252fb71"/>
    </style:style>
    <style:style style:name="T687" style:family="text">
      <style:text-properties fo:language="ru" fo:country="RU" officeooo:rsid="025335e4"/>
    </style:style>
    <style:style style:name="T688" style:family="text">
      <style:text-properties fo:language="ru" fo:country="RU" officeooo:rsid="040f79ce"/>
    </style:style>
    <style:style style:name="T689" style:family="text">
      <style:text-properties fo:language="ru" fo:country="RU" officeooo:rsid="03e238ea"/>
    </style:style>
    <style:style style:name="T690" style:family="text">
      <style:text-properties fo:language="ru" fo:country="RU" officeooo:rsid="0259c93d"/>
    </style:style>
    <style:style style:name="T691" style:family="text">
      <style:text-properties fo:language="ru" fo:country="RU" officeooo:rsid="025902fd"/>
    </style:style>
    <style:style style:name="T692" style:family="text">
      <style:text-properties fo:language="ru" fo:country="RU" officeooo:rsid="0255dd9d"/>
    </style:style>
    <style:style style:name="T693" style:family="text">
      <style:text-properties fo:language="ru" fo:country="RU" officeooo:rsid="0254f11a"/>
    </style:style>
    <style:style style:name="T694" style:family="text">
      <style:text-properties fo:language="ru" fo:country="RU" officeooo:rsid="0261cf66"/>
    </style:style>
    <style:style style:name="T695" style:family="text">
      <style:text-properties fo:language="ru" fo:country="RU" officeooo:rsid="025b8fa8"/>
    </style:style>
    <style:style style:name="T696" style:family="text">
      <style:text-properties fo:language="ru" fo:country="RU" officeooo:rsid="025cff1f"/>
    </style:style>
    <style:style style:name="T697" style:family="text">
      <style:text-properties fo:language="ru" fo:country="RU" officeooo:rsid="02b4ae46"/>
    </style:style>
    <style:style style:name="T698" style:family="text">
      <style:text-properties fo:language="ru" fo:country="RU" officeooo:rsid="0263bc64"/>
    </style:style>
    <style:style style:name="T699" style:family="text">
      <style:text-properties fo:language="ru" fo:country="RU" officeooo:rsid="00802041"/>
    </style:style>
    <style:style style:name="T700" style:family="text">
      <style:text-properties fo:language="en" fo:country="US" officeooo:rsid="00802041"/>
    </style:style>
    <style:style style:name="T701" style:family="text">
      <style:text-properties fo:language="ru" fo:country="RU" officeooo:rsid="008d376b"/>
    </style:style>
    <style:style style:name="T702" style:family="text">
      <style:text-properties fo:language="ru" fo:country="RU" officeooo:rsid="008304a2"/>
    </style:style>
    <style:style style:name="T703" style:family="text">
      <style:text-properties fo:language="ru" fo:country="RU" officeooo:rsid="008f19e1"/>
    </style:style>
    <style:style style:name="T704" style:family="text">
      <style:text-properties fo:language="ru" fo:country="RU" officeooo:rsid="028318e7"/>
    </style:style>
    <style:style style:name="T705" style:family="text">
      <style:text-properties officeooo:rsid="008f19e1"/>
    </style:style>
    <style:style style:name="T706" style:family="text">
      <style:text-properties officeooo:rsid="008304a2"/>
    </style:style>
    <style:style style:name="T707" style:family="text">
      <style:text-properties officeooo:rsid="0084dc7a"/>
    </style:style>
    <style:style style:name="T708" style:family="text">
      <style:text-properties officeooo:rsid="0263bc64"/>
    </style:style>
    <style:style style:name="T709" style:family="text">
      <style:text-properties officeooo:rsid="0266bd6e"/>
    </style:style>
    <style:style style:name="T710" style:family="text">
      <style:text-properties officeooo:rsid="02713c70"/>
    </style:style>
    <style:style style:name="T711" style:family="text">
      <style:text-properties officeooo:rsid="00728816"/>
    </style:style>
    <style:style style:name="T712" style:family="text">
      <style:text-properties officeooo:rsid="026f3e58"/>
    </style:style>
    <style:style style:name="T713" style:family="text">
      <style:text-properties fo:language="en" fo:country="US" officeooo:rsid="026f3e58"/>
    </style:style>
    <style:style style:name="T714" style:family="text">
      <style:text-properties officeooo:rsid="026900b8"/>
    </style:style>
    <style:style style:name="T715" style:family="text">
      <style:text-properties officeooo:rsid="02b4ae46"/>
    </style:style>
    <style:style style:name="T716" style:family="text">
      <style:text-properties officeooo:rsid="026b0601"/>
    </style:style>
    <style:style style:name="T717" style:family="text">
      <style:text-properties officeooo:rsid="026be3b6"/>
    </style:style>
    <style:style style:name="T718" style:family="text">
      <style:text-properties officeooo:rsid="0268a832"/>
    </style:style>
    <style:style style:name="T719" style:family="text">
      <style:text-properties officeooo:rsid="03e238ea"/>
    </style:style>
    <style:style style:name="T720" style:family="text">
      <style:text-properties officeooo:rsid="0271566e"/>
    </style:style>
    <style:style style:name="T721" style:family="text">
      <style:text-properties officeooo:rsid="02732d59"/>
    </style:style>
    <style:style style:name="T722" style:family="text">
      <style:text-properties officeooo:rsid="028b072b"/>
    </style:style>
    <style:style style:name="T723" style:family="text">
      <style:text-properties officeooo:rsid="0276dd17"/>
    </style:style>
    <style:style style:name="T724" style:family="text">
      <style:text-properties officeooo:rsid="02a70aa3"/>
    </style:style>
    <style:style style:name="T725" style:family="text">
      <style:text-properties fo:language="en" fo:country="US" officeooo:rsid="0276dd17"/>
    </style:style>
    <style:style style:name="T726" style:family="text">
      <style:text-properties fo:language="en" fo:country="US" officeooo:rsid="0278626a"/>
    </style:style>
    <style:style style:name="T727" style:family="text">
      <style:text-properties officeooo:rsid="0278626a"/>
    </style:style>
    <style:style style:name="T728" style:family="text">
      <style:text-properties officeooo:rsid="0277cb64"/>
    </style:style>
    <style:style style:name="T729" style:family="text">
      <style:text-properties fo:language="uk" fo:country="UA" officeooo:rsid="027b79d2"/>
    </style:style>
    <style:style style:name="T730" style:family="text">
      <style:text-properties fo:language="uk" fo:country="UA" officeooo:rsid="027c5baa"/>
    </style:style>
    <style:style style:name="T731" style:family="text">
      <style:text-properties officeooo:rsid="027c5baa"/>
    </style:style>
    <style:style style:name="T732" style:family="text">
      <style:text-properties officeooo:rsid="02789e5e"/>
    </style:style>
    <style:style style:name="T733" style:family="text">
      <style:text-properties officeooo:rsid="02804de0"/>
    </style:style>
    <style:style style:name="T734" style:family="text">
      <style:text-properties officeooo:rsid="0279ac59"/>
    </style:style>
    <style:style style:name="T735" style:family="text">
      <style:text-properties officeooo:rsid="027dcd88"/>
    </style:style>
    <style:style style:name="T736" style:family="text">
      <style:text-properties officeooo:rsid="027e60c7"/>
    </style:style>
    <style:style style:name="T737" style:family="text">
      <style:text-properties officeooo:rsid="0282f395"/>
    </style:style>
    <style:style style:name="T738" style:family="text">
      <style:text-properties officeooo:rsid="028102e1"/>
    </style:style>
    <style:style style:name="T739" style:family="text">
      <style:text-properties officeooo:rsid="03e41e97"/>
    </style:style>
    <style:style style:name="T740" style:family="text">
      <style:text-properties officeooo:rsid="028318e7"/>
    </style:style>
    <style:style style:name="T741" style:family="text">
      <style:text-properties officeooo:rsid="02a04880"/>
    </style:style>
    <style:style style:name="T742" style:family="text">
      <style:text-properties officeooo:rsid="028a4671"/>
    </style:style>
    <style:style style:name="T743" style:family="text">
      <style:text-properties officeooo:rsid="0261cf66"/>
    </style:style>
    <style:style style:name="T744" style:family="text">
      <style:text-properties officeooo:rsid="0285a54e"/>
    </style:style>
    <style:style style:name="T745" style:family="text">
      <style:text-properties officeooo:rsid="008d376b"/>
    </style:style>
    <style:style style:name="T746" style:family="text">
      <style:text-properties officeooo:rsid="009308a5"/>
    </style:style>
    <style:style style:name="T747" style:family="text">
      <style:text-properties officeooo:rsid="008fd466"/>
    </style:style>
    <style:style style:name="T748" style:family="text">
      <style:text-properties officeooo:rsid="00855c36"/>
    </style:style>
    <style:style style:name="T749" style:family="text">
      <style:text-properties officeooo:rsid="00962f65"/>
    </style:style>
    <style:style style:name="T750" style:family="text">
      <style:text-properties officeooo:rsid="0287fdbe"/>
    </style:style>
    <style:style style:name="T751" style:family="text">
      <style:text-properties officeooo:rsid="028ae7a0"/>
    </style:style>
    <style:style style:name="T752" style:family="text">
      <style:text-properties officeooo:rsid="029915bd"/>
    </style:style>
    <style:style style:name="T753" style:family="text">
      <style:text-properties officeooo:rsid="0299f1b8"/>
    </style:style>
    <style:style style:name="T754" style:family="text">
      <style:text-properties officeooo:rsid="028d41fa"/>
    </style:style>
    <style:style style:name="T755" style:family="text">
      <style:text-properties officeooo:rsid="028ea693"/>
    </style:style>
    <style:style style:name="T756" style:family="text">
      <style:text-properties officeooo:rsid="028bab87"/>
    </style:style>
    <style:style style:name="T757" style:family="text">
      <style:text-properties officeooo:rsid="028c1fe3"/>
    </style:style>
    <style:style style:name="T758" style:family="text">
      <style:text-properties officeooo:rsid="0292daf4"/>
    </style:style>
    <style:style style:name="T759" style:family="text">
      <style:text-properties officeooo:rsid="02971bad"/>
    </style:style>
    <style:style style:name="T760" style:family="text">
      <style:text-properties officeooo:rsid="02948144"/>
    </style:style>
    <style:style style:name="T761" style:family="text">
      <style:text-properties officeooo:rsid="02964e0d"/>
    </style:style>
    <style:style style:name="T762" style:family="text">
      <style:text-properties officeooo:rsid="02a1efa2"/>
    </style:style>
    <style:style style:name="T763" style:family="text">
      <style:text-properties officeooo:rsid="029e710f"/>
    </style:style>
    <style:style style:name="T764" style:family="text">
      <style:text-properties officeooo:rsid="029ca194"/>
    </style:style>
    <style:style style:name="T765" style:family="text">
      <style:text-properties officeooo:rsid="03e61b44"/>
    </style:style>
    <style:style style:name="T766" style:family="text">
      <style:text-properties officeooo:rsid="029d40a5"/>
    </style:style>
    <style:style style:name="T767" style:family="text">
      <style:text-properties officeooo:rsid="02a9a37d"/>
    </style:style>
    <style:style style:name="T768" style:family="text">
      <style:text-properties officeooo:rsid="02a94065"/>
    </style:style>
    <style:style style:name="T769" style:family="text">
      <style:text-properties fo:language="uk" fo:country="UA" officeooo:rsid="02a94065"/>
    </style:style>
    <style:style style:name="T770" style:family="text">
      <style:text-properties fo:language="uk" fo:country="UA" officeooo:rsid="02ab6d3c"/>
    </style:style>
    <style:style style:name="T771" style:family="text">
      <style:text-properties officeooo:rsid="02ab6d3c"/>
    </style:style>
    <style:style style:name="T772" style:family="text">
      <style:text-properties officeooo:rsid="02b1cad3"/>
    </style:style>
    <style:style style:name="T773" style:family="text">
      <style:text-properties officeooo:rsid="02aa89df"/>
    </style:style>
    <style:style style:name="T774" style:family="text">
      <style:text-properties officeooo:rsid="00872a31"/>
    </style:style>
    <style:style style:name="T775" style:family="text">
      <style:text-properties officeooo:rsid="02ad560f"/>
    </style:style>
    <style:style style:name="T776" style:family="text">
      <style:text-properties officeooo:rsid="02ae57dd"/>
    </style:style>
    <style:style style:name="T777" style:family="text">
      <style:text-properties officeooo:rsid="02b0cf9b"/>
    </style:style>
    <style:style style:name="T778" style:family="text">
      <style:text-properties officeooo:rsid="0096650a"/>
    </style:style>
    <style:style style:name="T779" style:family="text">
      <style:text-properties officeooo:rsid="0097db3e"/>
    </style:style>
    <style:style style:name="T780" style:family="text">
      <style:text-properties officeooo:rsid="0088f718"/>
    </style:style>
    <style:style style:name="T781" style:family="text">
      <style:text-properties officeooo:rsid="008bf5b8"/>
    </style:style>
    <style:style style:name="T782" style:family="text">
      <style:text-properties officeooo:rsid="00994bf0"/>
    </style:style>
    <style:style style:name="T783" style:family="text">
      <style:text-properties fo:language="ru" fo:country="RU" fo:font-style="italic" officeooo:rsid="02b00aac" style:font-style-asian="italic" style:font-style-complex="italic"/>
    </style:style>
    <style:style style:name="T784" style:family="text">
      <style:text-properties fo:language="ru" fo:country="RU" fo:font-style="italic" officeooo:rsid="03e61b44" style:font-style-asian="italic" style:font-style-complex="italic"/>
    </style:style>
    <style:style style:name="T785" style:family="text">
      <style:text-properties fo:language="ru" fo:country="RU" fo:font-style="italic" officeooo:rsid="008cece7" style:font-style-asian="italic" style:font-style-complex="italic"/>
    </style:style>
    <style:style style:name="T786" style:family="text">
      <style:text-properties fo:language="ru" fo:country="RU" fo:font-style="italic" officeooo:rsid="009a2e3b" style:font-style-asian="italic" style:font-style-complex="italic"/>
    </style:style>
    <style:style style:name="T787" style:family="text">
      <style:text-properties fo:language="ru" fo:country="RU" fo:font-style="italic" officeooo:rsid="00994bf0" style:font-style-asian="italic" style:font-style-complex="italic"/>
    </style:style>
    <style:style style:name="T788" style:family="text">
      <style:text-properties fo:language="ru" fo:country="RU" fo:font-style="italic" officeooo:rsid="02b5eea8" style:font-style-asian="italic" style:font-style-complex="italic"/>
    </style:style>
    <style:style style:name="T789" style:family="text">
      <style:text-properties fo:language="ru" fo:country="RU" fo:font-style="italic" officeooo:rsid="040c6343" style:font-style-asian="italic" style:font-style-complex="italic"/>
    </style:style>
    <style:style style:name="T790" style:family="text">
      <style:text-properties fo:language="ru" fo:country="RU" fo:font-style="italic" officeooo:rsid="03e64bc0" style:font-style-asian="italic" style:font-style-complex="italic"/>
    </style:style>
    <style:style style:name="T791" style:family="text">
      <style:text-properties fo:language="ru" fo:country="RU" fo:font-style="italic" officeooo:rsid="009bf573" style:font-style-asian="italic" style:font-style-complex="italic"/>
    </style:style>
    <style:style style:name="T792" style:family="text">
      <style:text-properties officeooo:rsid="02b02c21"/>
    </style:style>
    <style:style style:name="T793" style:family="text">
      <style:text-properties fo:language="en" fo:country="US" officeooo:rsid="03fe71b5"/>
    </style:style>
    <style:style style:name="T794" style:family="text">
      <style:text-properties officeooo:rsid="009c2d2e"/>
    </style:style>
    <style:style style:name="T795" style:family="text">
      <style:text-properties officeooo:rsid="02b282a9"/>
    </style:style>
    <style:style style:name="T796" style:family="text">
      <style:text-properties fo:language="ru" fo:country="RU" officeooo:rsid="02b1cad3"/>
    </style:style>
    <style:style style:name="T797" style:family="text">
      <style:text-properties fo:language="ru" fo:country="RU" officeooo:rsid="02b282a9"/>
    </style:style>
    <style:style style:name="T798" style:family="text">
      <style:text-properties fo:language="ru" fo:country="RU" officeooo:rsid="009c2d2e"/>
    </style:style>
    <style:style style:name="T799" style:family="text">
      <style:text-properties officeooo:rsid="03e64bc0"/>
    </style:style>
    <style:style style:name="T800" style:family="text">
      <style:text-properties officeooo:rsid="02bc178a"/>
    </style:style>
    <style:style style:name="T801" style:family="text">
      <style:text-properties officeooo:rsid="009c5849"/>
    </style:style>
    <style:style style:name="T802" style:family="text">
      <style:text-properties officeooo:rsid="009db017"/>
    </style:style>
    <style:style style:name="T803" style:family="text">
      <style:text-properties officeooo:rsid="009fa6ef"/>
    </style:style>
    <style:style style:name="T804" style:family="text">
      <style:text-properties officeooo:rsid="02b36519"/>
    </style:style>
    <style:style style:name="T805" style:family="text">
      <style:text-properties officeooo:rsid="00a0fed5"/>
    </style:style>
    <style:style style:name="T806" style:family="text">
      <style:text-properties officeooo:rsid="00a190af"/>
    </style:style>
    <style:style style:name="T807" style:family="text">
      <style:text-properties fo:language="en" fo:country="US" officeooo:rsid="02cc62ea"/>
    </style:style>
    <style:style style:name="T808" style:family="text">
      <style:text-properties officeooo:rsid="03eac883"/>
    </style:style>
    <style:style style:name="T809" style:family="text">
      <style:text-properties fo:language="ru" fo:country="RU" officeooo:rsid="02d2bd55"/>
    </style:style>
    <style:style style:name="T810" style:family="text">
      <style:text-properties fo:language="ru" fo:country="RU" officeooo:rsid="00a26c20"/>
    </style:style>
    <style:style style:name="T811" style:family="text">
      <style:text-properties fo:language="ru" fo:country="RU" officeooo:rsid="03390ad4"/>
    </style:style>
    <style:style style:name="T812" style:family="text">
      <style:text-properties fo:language="ru" fo:country="RU" officeooo:rsid="00a42499"/>
    </style:style>
    <style:style style:name="T813" style:family="text">
      <style:text-properties fo:language="ru" fo:country="RU" officeooo:rsid="03390ad4" fo:background-color="transparent" loext:char-shading-value="0"/>
    </style:style>
    <style:style style:name="T814" style:family="text">
      <style:text-properties fo:language="ru" fo:country="RU" officeooo:rsid="00a42499" fo:background-color="transparent" loext:char-shading-value="0"/>
    </style:style>
    <style:style style:name="T815" style:family="text">
      <style:text-properties fo:language="ru" fo:country="RU" officeooo:rsid="03ec4b0c" fo:background-color="transparent" loext:char-shading-value="0"/>
    </style:style>
    <style:style style:name="T816" style:family="text">
      <style:text-properties fo:language="ru" fo:country="RU" officeooo:rsid="02d2bd55" fo:background-color="transparent" loext:char-shading-value="0"/>
    </style:style>
    <style:style style:name="T817" style:family="text">
      <style:text-properties fo:language="ru" fo:country="RU" officeooo:rsid="00a5b407" fo:background-color="transparent" loext:char-shading-value="0"/>
    </style:style>
    <style:style style:name="T818" style:family="text">
      <style:text-properties fo:language="ru" fo:country="RU" fo:font-style="normal" fo:background-color="transparent" loext:char-shading-value="0" style:font-style-asian="normal" style:font-style-complex="normal"/>
    </style:style>
    <style:style style:name="T819" style:family="text">
      <style:text-properties fo:language="ru" fo:country="RU" fo:font-style="normal" officeooo:rsid="03390ad4" fo:background-color="transparent" loext:char-shading-value="0" style:font-style-asian="normal" style:font-style-complex="normal"/>
    </style:style>
    <style:style style:name="T820" style:family="text">
      <style:text-properties fo:language="ru" fo:country="RU" officeooo:rsid="03ec4b0c"/>
    </style:style>
    <style:style style:name="T821" style:family="text">
      <style:text-properties officeooo:rsid="00a80bb1"/>
    </style:style>
    <style:style style:name="T822" style:family="text">
      <style:text-properties officeooo:rsid="02d2eb79"/>
    </style:style>
    <style:style style:name="T823" style:family="text">
      <style:text-properties officeooo:rsid="03ecab72"/>
    </style:style>
    <style:style style:name="T824" style:family="text">
      <style:text-properties fo:language="en" fo:country="US" officeooo:rsid="03ecab72"/>
    </style:style>
    <style:style style:name="T825" style:family="text">
      <style:text-properties fo:font-style="italic" officeooo:rsid="02d2eb79" style:font-style-asian="italic" style:font-style-complex="italic"/>
    </style:style>
    <style:style style:name="T826" style:family="text">
      <style:text-properties officeooo:rsid="03ee3c02"/>
    </style:style>
    <style:style style:name="T827" style:family="text">
      <style:text-properties fo:language="ru" fo:country="RU" fo:font-style="italic" officeooo:rsid="00a9f029" style:font-style-asian="italic" style:font-style-complex="italic"/>
    </style:style>
    <style:style style:name="T828" style:family="text">
      <style:text-properties fo:language="ru" fo:country="RU" fo:font-style="italic" fo:background-color="#ffff00" loext:char-shading-value="0" style:font-style-asian="italic" style:font-style-complex="italic"/>
    </style:style>
    <style:style style:name="T829" style:family="text">
      <style:text-properties officeooo:rsid="00a9f029"/>
    </style:style>
    <style:style style:name="T830" style:family="text">
      <style:text-properties fo:language="ru" fo:country="RU" officeooo:rsid="00a9f029"/>
    </style:style>
    <style:style style:name="T831" style:family="text">
      <style:text-properties fo:language="ru" fo:country="RU" officeooo:rsid="03ee3c02"/>
    </style:style>
    <style:style style:name="T832" style:family="text">
      <style:text-properties officeooo:rsid="00aa4753"/>
    </style:style>
    <style:style style:name="T833" style:family="text">
      <style:text-properties officeooo:rsid="00aa4d4d"/>
    </style:style>
    <style:style style:name="T834" style:family="text">
      <style:text-properties officeooo:rsid="03efad6d"/>
    </style:style>
    <style:style style:name="T835" style:family="text">
      <style:text-properties fo:language="ru" fo:country="RU" officeooo:rsid="03efad6d"/>
    </style:style>
    <style:style style:name="T836" style:family="text">
      <style:text-properties officeooo:rsid="03efca1a"/>
    </style:style>
    <style:style style:name="T837" style:family="text">
      <style:text-properties fo:language="ru" fo:country="RU" officeooo:rsid="02d2eb79"/>
    </style:style>
    <style:style style:name="T838" style:family="text">
      <style:text-properties fo:language="ru" fo:country="RU" officeooo:rsid="02d2eb79" fo:background-color="transparent" loext:char-shading-value="0"/>
    </style:style>
    <style:style style:name="T839" style:family="text">
      <style:text-properties officeooo:rsid="03f0bb12"/>
    </style:style>
    <style:style style:name="T840" style:family="text">
      <style:text-properties officeooo:rsid="02d35170"/>
    </style:style>
    <style:style style:name="T841" style:family="text">
      <style:text-properties fo:language="en" fo:country="US" officeooo:rsid="00ade673"/>
    </style:style>
    <style:style style:name="T842" style:family="text">
      <style:text-properties officeooo:rsid="00ade673"/>
    </style:style>
    <style:style style:name="T843" style:family="text">
      <style:text-properties fo:language="en" fo:country="US" officeooo:rsid="00af457d"/>
    </style:style>
    <style:style style:name="T844" style:family="text">
      <style:text-properties officeooo:rsid="00af457d"/>
    </style:style>
    <style:style style:name="T845" style:family="text">
      <style:text-properties officeooo:rsid="00b056aa"/>
    </style:style>
    <style:style style:name="T846" style:family="text">
      <style:text-properties officeooo:rsid="03f22f9c"/>
    </style:style>
    <style:style style:name="T847" style:family="text">
      <style:text-properties officeooo:rsid="02d5aacc"/>
    </style:style>
    <style:style style:name="T848" style:family="text">
      <style:text-properties officeooo:rsid="03f5f9aa"/>
    </style:style>
    <style:style style:name="T849" style:family="text">
      <style:text-properties officeooo:rsid="03f6181e"/>
    </style:style>
    <style:style style:name="T850" style:family="text">
      <style:text-properties officeooo:rsid="00bbf109"/>
    </style:style>
    <style:style style:name="T851" style:family="text">
      <style:text-properties fo:language="ru" fo:country="RU" fo:font-style="normal" style:font-style-asian="normal" style:font-style-complex="normal"/>
    </style:style>
    <style:style style:name="T852" style:family="text">
      <style:text-properties fo:language="ru" fo:country="RU" fo:font-style="normal" officeooo:rsid="00bbf109" style:font-style-asian="normal" style:font-style-complex="normal"/>
    </style:style>
    <style:style style:name="T853" style:family="text">
      <style:text-properties officeooo:rsid="00be4c7a"/>
    </style:style>
    <style:style style:name="T854" style:family="text">
      <style:text-properties officeooo:rsid="02d7b94c"/>
    </style:style>
    <style:style style:name="T855" style:family="text">
      <style:text-properties fo:language="en" fo:country="US" officeooo:rsid="03f6181e"/>
    </style:style>
    <style:style style:name="T856" style:family="text">
      <style:text-properties officeooo:rsid="00bf98a6"/>
    </style:style>
    <style:style style:name="T857" style:family="text">
      <style:text-properties officeooo:rsid="02d9a952"/>
    </style:style>
    <style:style style:name="T858" style:family="text">
      <style:text-properties fo:language="ru" fo:country="RU" fo:font-style="normal" officeooo:rsid="00bf98a6" style:font-style-asian="normal" style:font-style-complex="normal"/>
    </style:style>
    <style:style style:name="T859" style:family="text">
      <style:text-properties officeooo:rsid="03f70c9c"/>
    </style:style>
    <style:style style:name="T860" style:family="text">
      <style:text-properties officeooo:rsid="00c045c7"/>
    </style:style>
    <style:style style:name="T861" style:family="text">
      <style:text-properties officeooo:rsid="02d7f38f"/>
    </style:style>
    <style:style style:name="T862" style:family="text">
      <style:text-properties fo:language="uk" fo:country="UA" officeooo:rsid="02d9a952"/>
    </style:style>
    <style:style style:name="T863" style:family="text">
      <style:text-properties fo:language="ru" fo:country="RU" fo:font-style="normal" officeooo:rsid="02d9a952" style:font-style-asian="normal" style:font-style-complex="normal"/>
    </style:style>
    <style:style style:name="T864" style:family="text">
      <style:text-properties fo:language="ru" fo:country="RU" fo:font-style="normal" officeooo:rsid="02db3af5" style:font-style-asian="normal" style:font-style-complex="normal"/>
    </style:style>
    <style:style style:name="T865" style:family="text">
      <style:text-properties fo:language="ru" fo:country="RU" fo:font-style="normal" officeooo:rsid="00c052a1" style:font-style-asian="normal" style:font-style-complex="normal"/>
    </style:style>
    <style:style style:name="T866" style:family="text">
      <style:text-properties officeooo:rsid="00c052a1"/>
    </style:style>
    <style:style style:name="T867" style:family="text">
      <style:text-properties officeooo:rsid="02db3af5"/>
    </style:style>
    <style:style style:name="T868" style:family="text">
      <style:text-properties officeooo:rsid="02dc1565"/>
    </style:style>
    <style:style style:name="T869" style:family="text">
      <style:text-properties officeooo:rsid="03f985bf"/>
    </style:style>
    <style:style style:name="T870" style:family="text">
      <style:text-properties officeooo:rsid="00b21120"/>
    </style:style>
    <style:style style:name="T871" style:family="text">
      <style:text-properties officeooo:rsid="0283b520"/>
    </style:style>
    <style:style style:name="T872" style:family="text">
      <style:text-properties officeooo:rsid="02dd9769"/>
    </style:style>
    <style:style style:name="T873" style:family="text">
      <style:text-properties officeooo:rsid="00b28802"/>
    </style:style>
    <style:style style:name="T874" style:family="text">
      <style:text-properties officeooo:rsid="03fa5949"/>
    </style:style>
    <style:style style:name="T875" style:family="text">
      <style:text-properties officeooo:rsid="02df8728"/>
    </style:style>
    <style:style style:name="T876" style:family="text">
      <style:text-properties officeooo:rsid="00b3fc80"/>
    </style:style>
    <style:style style:name="T877" style:family="text">
      <style:text-properties officeooo:rsid="02dfa2bc"/>
    </style:style>
    <style:style style:name="T878" style:family="text">
      <style:text-properties officeooo:rsid="02e27a9b"/>
    </style:style>
    <style:style style:name="T879" style:family="text">
      <style:text-properties fo:language="uk" fo:country="UA" officeooo:rsid="02e27a9b"/>
    </style:style>
    <style:style style:name="T880" style:family="text">
      <style:text-properties officeooo:rsid="02e1c0b4"/>
    </style:style>
    <style:style style:name="T881" style:family="text">
      <style:text-properties fo:language="uk" fo:country="UA" officeooo:rsid="02e42229"/>
    </style:style>
    <style:style style:name="T882" style:family="text">
      <style:text-properties officeooo:rsid="02e42229"/>
    </style:style>
    <style:style style:name="T883" style:family="text">
      <style:text-properties fo:language="ru" fo:country="RU" officeooo:rsid="03faab23"/>
    </style:style>
    <style:style style:name="T884" style:family="text">
      <style:text-properties fo:language="ru" fo:country="RU" officeooo:rsid="02e27a9b"/>
    </style:style>
    <style:style style:name="T885" style:family="text">
      <style:text-properties fo:language="ru" fo:country="RU" officeooo:rsid="00b5d039" fo:background-color="transparent" loext:char-shading-value="0"/>
    </style:style>
    <style:style style:name="T886" style:family="text">
      <style:text-properties fo:language="ru" fo:country="RU" officeooo:rsid="00b6c7bb" fo:background-color="transparent" loext:char-shading-value="0"/>
    </style:style>
    <style:style style:name="T887" style:family="text">
      <style:text-properties officeooo:rsid="03faab23"/>
    </style:style>
    <style:style style:name="T888" style:family="text">
      <style:text-properties officeooo:rsid="02e3fad6"/>
    </style:style>
    <style:style style:name="T889" style:family="text">
      <style:text-properties officeooo:rsid="02e3fad6" fo:background-color="transparent" loext:char-shading-value="0"/>
    </style:style>
    <style:style style:name="T890" style:family="text">
      <style:text-properties officeooo:rsid="00b6c7bb"/>
    </style:style>
    <style:style style:name="T891" style:family="text">
      <style:text-properties officeooo:rsid="00b825ef"/>
    </style:style>
    <style:style style:name="T892" style:family="text">
      <style:text-properties officeooo:rsid="03fb9a74"/>
    </style:style>
    <style:style style:name="T893" style:family="text">
      <style:text-properties fo:font-style="italic" style:font-style-asian="italic"/>
    </style:style>
    <style:style style:name="T894" style:family="text">
      <style:text-properties fo:language="ru" fo:country="RU" fo:font-style="italic" style:font-style-asian="italic"/>
    </style:style>
    <style:style style:name="T895" style:family="text">
      <style:text-properties officeooo:rsid="00b9c598"/>
    </style:style>
    <style:style style:name="T896" style:family="text">
      <style:text-properties officeooo:rsid="02e4f272"/>
    </style:style>
    <style:style style:name="T897" style:family="text">
      <style:text-properties officeooo:rsid="00ba60d2"/>
    </style:style>
    <style:style style:name="T898" style:family="text">
      <style:text-properties fo:language="ru" fo:country="RU" officeooo:rsid="02d6df77"/>
    </style:style>
    <style:style style:name="T899" style:family="text">
      <style:text-properties officeooo:rsid="0402e0d0"/>
    </style:style>
    <style:style style:name="T900" style:family="text">
      <style:text-properties fo:language="ru" fo:country="RU" fo:font-style="italic" officeooo:rsid="00c1e4e3" style:font-style-asian="italic" style:font-style-complex="italic"/>
    </style:style>
    <style:style style:name="T901" style:family="text">
      <style:text-properties fo:language="en" fo:country="US" fo:font-style="italic" style:font-style-asian="italic" style:font-style-complex="italic"/>
    </style:style>
    <style:style style:name="T902" style:family="text">
      <style:text-properties fo:language="en" fo:country="US" fo:font-style="italic" officeooo:rsid="03bef0d8" style:font-style-asian="italic" style:font-style-complex="italic"/>
    </style:style>
    <style:style style:name="T903" style:family="text">
      <style:text-properties fo:language="ru" fo:country="RU" fo:font-style="italic" officeooo:rsid="00c20ba5" style:font-style-asian="italic" style:font-style-complex="italic"/>
    </style:style>
    <style:style style:name="T904" style:family="text">
      <style:text-properties fo:language="ru" fo:country="RU" fo:font-style="italic" officeooo:rsid="0402e0d0" style:font-style-asian="italic" style:font-style-complex="italic"/>
    </style:style>
    <style:style style:name="T905" style:family="text">
      <style:text-properties officeooo:rsid="02e676ea"/>
    </style:style>
    <style:style style:name="T906" style:family="text">
      <style:text-properties fo:language="ru" fo:country="RU" fo:font-style="italic" officeooo:rsid="02e676ea" style:font-style-asian="italic" style:font-style-complex="italic"/>
    </style:style>
    <style:style style:name="T907" style:family="text">
      <style:text-properties fo:language="ru" fo:country="RU" fo:font-style="italic" officeooo:rsid="040429a8" style:font-style-asian="italic" style:font-style-complex="italic"/>
    </style:style>
    <style:style style:name="T908" style:family="text">
      <style:text-properties fo:language="uk" fo:country="UA" fo:font-style="italic" officeooo:rsid="040447a7" style:font-style-asian="italic" style:font-style-complex="italic"/>
    </style:style>
    <style:style style:name="T909" style:family="text">
      <style:text-properties fo:language="ru" fo:country="RU" fo:font-style="italic" officeooo:rsid="040447a7" style:font-style-asian="italic" style:font-style-complex="italic"/>
    </style:style>
    <style:style style:name="T910" style:family="text">
      <style:text-properties officeooo:rsid="00c20ba5"/>
    </style:style>
    <style:style style:name="T911" style:family="text">
      <style:text-properties officeooo:rsid="00c321bd"/>
    </style:style>
    <style:style style:name="T912" style:family="text">
      <style:text-properties fo:language="en" fo:country="US" officeooo:rsid="02e676ea"/>
    </style:style>
    <style:style style:name="T913" style:family="text">
      <style:text-properties officeooo:rsid="040447a7"/>
    </style:style>
    <style:style style:name="T914" style:family="text">
      <style:text-properties fo:language="ru" fo:country="RU" fo:font-style="italic" officeooo:rsid="00c321bd" style:font-style-asian="italic" style:font-style-complex="italic"/>
    </style:style>
    <style:style style:name="T915" style:family="text">
      <style:text-properties fo:language="en" fo:country="US" fo:font-style="italic" officeooo:rsid="02e676ea" style:font-style-asian="italic" style:font-style-complex="italic"/>
    </style:style>
    <style:style style:name="T916" style:family="text">
      <style:text-properties fo:language="uk" fo:country="UA" officeooo:rsid="04070d01"/>
    </style:style>
    <style:style style:name="T917" style:family="text">
      <style:text-properties officeooo:rsid="02e6dc44"/>
    </style:style>
    <style:style style:name="T918" style:family="text">
      <style:text-properties officeooo:rsid="00c37899"/>
    </style:style>
    <style:style style:name="T919" style:family="text">
      <style:text-properties officeooo:rsid="04070d01"/>
    </style:style>
    <style:style style:name="T920" style:family="text">
      <style:text-properties officeooo:rsid="00c42bee"/>
    </style:style>
    <style:style style:name="T921" style:family="text">
      <style:text-properties officeooo:rsid="00c55d43"/>
    </style:style>
    <style:style style:name="T922" style:family="text">
      <style:text-properties officeooo:rsid="02e7c6ee"/>
    </style:style>
    <style:style style:name="T923" style:family="text">
      <style:text-properties officeooo:rsid="04084e9c"/>
    </style:style>
    <style:style style:name="T924" style:family="text">
      <style:text-properties officeooo:rsid="02e911fc"/>
    </style:style>
    <style:style style:name="T925" style:family="text">
      <style:text-properties officeooo:rsid="00c621dc"/>
    </style:style>
    <style:style style:name="T926" style:family="text">
      <style:text-properties officeooo:rsid="00c72a73"/>
    </style:style>
    <style:style style:name="T927" style:family="text">
      <style:text-properties officeooo:rsid="02ea9190"/>
    </style:style>
    <style:style style:name="T928" style:family="text">
      <style:text-properties officeooo:rsid="02ebeba3"/>
    </style:style>
    <style:style style:name="T929" style:family="text">
      <style:text-properties officeooo:rsid="0409f9eb"/>
    </style:style>
    <style:style style:name="T930" style:family="text">
      <style:text-properties officeooo:rsid="00c7853d"/>
    </style:style>
    <style:style style:name="T931" style:family="text">
      <style:text-properties fo:language="uk" fo:country="UA" officeooo:rsid="02ee2bea"/>
    </style:style>
    <style:style style:name="T932" style:family="text">
      <style:text-properties officeooo:rsid="02eeb606"/>
    </style:style>
    <style:style style:name="T933" style:family="text">
      <style:text-properties officeooo:rsid="02ef850e"/>
    </style:style>
    <style:style style:name="T934" style:family="text">
      <style:text-properties fo:language="ru" fo:country="RU" fo:font-style="italic" officeooo:rsid="02f12cc2" style:font-style-asian="italic" style:font-style-complex="italic"/>
    </style:style>
    <style:style style:name="T935" style:family="text">
      <style:text-properties officeooo:rsid="02f20ba1"/>
    </style:style>
    <style:style style:name="T936" style:family="text">
      <style:text-properties officeooo:rsid="00c8e547"/>
    </style:style>
    <style:style style:name="T937" style:family="text">
      <style:text-properties officeooo:rsid="040a6a27"/>
    </style:style>
    <style:style style:name="T938" style:family="text">
      <style:text-properties officeooo:rsid="02f46193"/>
    </style:style>
    <style:style style:name="T939" style:family="text">
      <style:text-properties officeooo:rsid="040b560c"/>
    </style:style>
    <style:style style:name="T940" style:family="text">
      <style:text-properties officeooo:rsid="00c9804a"/>
    </style:style>
    <style:style style:name="T941" style:family="text">
      <style:text-properties officeooo:rsid="02f4e6d5"/>
    </style:style>
    <style:style style:name="T942" style:family="text">
      <style:text-properties officeooo:rsid="00c9df80"/>
    </style:style>
    <style:style style:name="T943" style:family="text">
      <style:text-properties officeooo:rsid="00cac3e2"/>
    </style:style>
    <style:style style:name="T944" style:family="text">
      <style:text-properties officeooo:rsid="02f68d0c"/>
    </style:style>
    <style:style style:name="T945" style:family="text">
      <style:text-properties officeooo:rsid="00cc2bf8"/>
    </style:style>
    <style:style style:name="T946" style:family="text">
      <style:text-properties officeooo:rsid="02f7b90b"/>
    </style:style>
    <style:style style:name="T947" style:family="text">
      <style:text-properties fo:language="ru" fo:country="RU" officeooo:rsid="02f8f0a6"/>
    </style:style>
    <style:style style:name="T948" style:family="text">
      <style:text-properties fo:language="ru" fo:country="RU" officeooo:rsid="00cc2bf8"/>
    </style:style>
    <style:style style:name="T949" style:family="text">
      <style:text-properties fo:language="ru" fo:country="RU" officeooo:rsid="02fc01e8"/>
    </style:style>
    <style:style style:name="T950" style:family="text">
      <style:text-properties fo:language="ru" fo:country="RU" officeooo:rsid="02fc01e8" fo:background-color="transparent" loext:char-shading-value="0"/>
    </style:style>
    <style:style style:name="T951" style:family="text">
      <style:text-properties fo:language="ru" fo:country="RU" officeooo:rsid="03080c9e"/>
    </style:style>
    <style:style style:name="T952" style:family="text">
      <style:text-properties fo:language="ru" fo:country="RU" officeooo:rsid="02fa1757"/>
    </style:style>
    <style:style style:name="T953" style:family="text">
      <style:text-properties officeooo:rsid="02fa1757"/>
    </style:style>
    <style:style style:name="T954" style:family="text">
      <style:text-properties officeooo:rsid="02fbc02c"/>
    </style:style>
    <style:style style:name="T955" style:family="text">
      <style:text-properties officeooo:rsid="040b7dc9"/>
    </style:style>
    <style:style style:name="T956" style:family="text">
      <style:text-properties officeooo:rsid="040c6343"/>
    </style:style>
    <style:style style:name="T957" style:family="text">
      <style:text-properties officeooo:rsid="02fc01e8"/>
    </style:style>
    <style:style style:name="T958" style:family="text">
      <style:text-properties officeooo:rsid="030656a9"/>
    </style:style>
    <style:style style:name="T959" style:family="text">
      <style:text-properties officeooo:rsid="03015435"/>
    </style:style>
    <style:style style:name="T960" style:family="text">
      <style:text-properties officeooo:rsid="030289dc"/>
    </style:style>
    <style:style style:name="T961" style:family="text">
      <style:text-properties officeooo:rsid="02fd0092"/>
    </style:style>
    <style:style style:name="T962" style:family="text">
      <style:text-properties officeooo:rsid="03035b6f"/>
    </style:style>
    <style:style style:name="T963" style:family="text">
      <style:text-properties officeooo:rsid="03055294"/>
    </style:style>
    <style:style style:name="T964" style:family="text">
      <style:text-properties officeooo:rsid="03080c9e"/>
    </style:style>
    <style:style style:name="T965" style:family="text">
      <style:text-properties fo:language="ru" fo:country="RU" officeooo:rsid="03080c9e" fo:background-color="transparent" loext:char-shading-value="0"/>
    </style:style>
    <style:style style:name="T966" style:family="text">
      <style:text-properties fo:language="ru" fo:country="RU" officeooo:rsid="040c6343"/>
    </style:style>
    <style:style style:name="T967" style:family="text">
      <style:text-properties fo:language="ru" fo:country="RU" officeooo:rsid="00cc8ddf"/>
    </style:style>
    <style:style style:name="T968" style:family="text">
      <style:text-properties fo:language="ru" fo:country="RU" officeooo:rsid="040db7d9"/>
    </style:style>
    <style:style style:name="T969" style:family="text">
      <style:text-properties fo:language="ru" fo:country="RU" officeooo:rsid="040db7d9" fo:background-color="transparent" loext:char-shading-value="0"/>
    </style:style>
    <style:style style:name="T970" style:family="text">
      <style:text-properties officeooo:rsid="0308b924"/>
    </style:style>
    <style:style style:name="T971" style:family="text">
      <style:text-properties officeooo:rsid="040db7d9"/>
    </style:style>
    <style:style style:name="T972" style:family="text">
      <style:text-properties officeooo:rsid="00cc8ddf"/>
    </style:style>
    <style:style style:name="T973" style:family="text">
      <style:text-properties officeooo:rsid="040f79ce"/>
    </style:style>
    <style:style style:name="T974" style:family="text">
      <style:text-properties officeooo:rsid="04102295"/>
    </style:style>
    <style:style style:name="T975" style:family="text">
      <style:text-properties officeooo:rsid="00ce1bc9"/>
    </style:style>
    <style:style style:name="T976" style:family="text">
      <style:text-properties officeooo:rsid="00cf434c"/>
    </style:style>
    <style:style style:name="T977" style:family="text">
      <style:text-properties officeooo:rsid="00d0e1ad"/>
    </style:style>
    <style:style style:name="T978" style:family="text">
      <style:text-properties officeooo:rsid="0308ff89"/>
    </style:style>
    <style:style style:name="T979" style:family="text">
      <style:text-properties officeooo:rsid="00d4e6e2"/>
    </style:style>
    <style:style style:name="T980" style:family="text">
      <style:text-properties officeooo:rsid="00e0ab62"/>
    </style:style>
    <style:style style:name="T981" style:family="text">
      <style:text-properties officeooo:rsid="00d3e2cb"/>
    </style:style>
    <style:style style:name="T982" style:family="text">
      <style:text-properties officeooo:rsid="00d2c268"/>
    </style:style>
    <style:style style:name="T983" style:family="text">
      <style:text-properties officeooo:rsid="00d66c4c"/>
    </style:style>
    <style:style style:name="T984" style:family="text">
      <style:text-properties officeooo:rsid="030a3560"/>
    </style:style>
    <style:style style:name="T985" style:family="text">
      <style:text-properties officeooo:rsid="00d3f096"/>
    </style:style>
    <style:style style:name="T986" style:family="text">
      <style:text-properties officeooo:rsid="0410d220"/>
    </style:style>
    <style:style style:name="T987" style:family="text">
      <style:text-properties officeooo:rsid="030ab0a9"/>
    </style:style>
    <style:style style:name="T988" style:family="text">
      <style:text-properties officeooo:rsid="00d5b7f7"/>
    </style:style>
    <style:style style:name="T989" style:family="text">
      <style:text-properties officeooo:rsid="00d5de4b"/>
    </style:style>
    <style:style style:name="T990" style:family="text">
      <style:text-properties officeooo:rsid="04124380"/>
    </style:style>
    <style:style style:name="T991" style:family="text">
      <style:text-properties officeooo:rsid="030ca716"/>
    </style:style>
    <style:style style:name="T992" style:family="text">
      <style:text-properties officeooo:rsid="0413d7e0"/>
    </style:style>
    <style:style style:name="T993" style:family="text">
      <style:text-properties fo:language="uk" fo:country="UA" officeooo:rsid="0414bc5c"/>
    </style:style>
    <style:style style:name="T994" style:family="text">
      <style:text-properties officeooo:rsid="0414bc5c"/>
    </style:style>
    <style:style style:name="T995" style:family="text">
      <style:text-properties officeooo:rsid="00deb913"/>
    </style:style>
    <style:style style:name="T996" style:family="text">
      <style:text-properties officeooo:rsid="030dc6c0"/>
    </style:style>
    <style:style style:name="T997" style:family="text">
      <style:text-properties officeooo:rsid="04155472"/>
    </style:style>
    <style:style style:name="T998" style:family="text">
      <style:text-properties officeooo:rsid="030f40bd"/>
    </style:style>
    <style:style style:name="T999" style:family="text">
      <style:text-properties officeooo:rsid="00d67e1b"/>
    </style:style>
    <style:style style:name="T1000" style:family="text">
      <style:text-properties officeooo:rsid="0415b0eb"/>
    </style:style>
    <style:style style:name="T1001" style:family="text">
      <style:text-properties officeooo:rsid="03105710"/>
    </style:style>
    <style:style style:name="T1002" style:family="text">
      <style:text-properties officeooo:rsid="00d85ea4"/>
    </style:style>
    <style:style style:name="T1003" style:family="text">
      <style:text-properties officeooo:rsid="00d92365"/>
    </style:style>
    <style:style style:name="T1004" style:family="text">
      <style:text-properties officeooo:rsid="00dab151"/>
    </style:style>
    <style:style style:name="T1005" style:family="text">
      <style:text-properties fo:language="uk" fo:country="UA" officeooo:rsid="031275b9"/>
    </style:style>
    <style:style style:name="T1006" style:family="text">
      <style:text-properties officeooo:rsid="031275b9"/>
    </style:style>
    <style:style style:name="T1007" style:family="text">
      <style:text-properties officeooo:rsid="03151cd0"/>
    </style:style>
    <style:style style:name="T1008" style:family="text">
      <style:text-properties officeooo:rsid="03141f41"/>
    </style:style>
    <style:style style:name="T1009" style:family="text">
      <style:text-properties officeooo:rsid="00dc1020"/>
    </style:style>
    <style:style style:name="T1010" style:family="text">
      <style:text-properties officeooo:rsid="00dcffd1"/>
    </style:style>
    <style:style style:name="T1011" style:family="text">
      <style:text-properties officeooo:rsid="0417d347"/>
    </style:style>
    <style:style style:name="T1012" style:family="text">
      <style:text-properties officeooo:rsid="03164e99"/>
    </style:style>
    <style:style style:name="T1013" style:family="text">
      <style:text-properties fo:language="en" fo:country="US" officeooo:rsid="0418e30e"/>
    </style:style>
    <style:style style:name="T1014" style:family="text">
      <style:text-properties officeooo:rsid="00e0d469"/>
    </style:style>
    <style:style style:name="T1015" style:family="text">
      <style:text-properties officeooo:rsid="00dd0704"/>
    </style:style>
    <style:style style:name="T1016" style:family="text">
      <style:text-properties officeooo:rsid="0418e30e"/>
    </style:style>
    <style:style style:name="T1017" style:family="text">
      <style:text-properties fo:language="en" fo:country="US" officeooo:rsid="0316d8c8"/>
    </style:style>
    <style:style style:name="T1018" style:family="text">
      <style:text-properties officeooo:rsid="0316d8c8"/>
    </style:style>
    <style:style style:name="T1019" style:family="text">
      <style:text-properties officeooo:rsid="0318ab6d"/>
    </style:style>
    <style:style style:name="T1020" style:family="text">
      <style:text-properties officeooo:rsid="041ad341"/>
    </style:style>
    <style:style style:name="T1021" style:family="text">
      <style:text-properties fo:language="ru" fo:country="RU" officeooo:rsid="00deb913"/>
    </style:style>
    <style:style style:name="T1022" style:family="text">
      <style:text-properties officeooo:rsid="00df28e8"/>
    </style:style>
    <style:style style:name="T1023" style:family="text">
      <style:text-properties fo:language="ru" fo:country="RU" officeooo:rsid="00e1c528"/>
    </style:style>
    <style:style style:name="T1024" style:family="text">
      <style:text-properties officeooo:rsid="0319bd22"/>
    </style:style>
    <style:style style:name="T1025" style:family="text">
      <style:text-properties officeooo:rsid="031a689f"/>
    </style:style>
    <style:style style:name="T1026" style:family="text">
      <style:text-properties officeooo:rsid="041ba011"/>
    </style:style>
    <style:style style:name="T1027" style:family="text">
      <style:text-properties officeooo:rsid="00dfe376"/>
    </style:style>
    <style:style style:name="T1028" style:family="text">
      <style:text-properties officeooo:rsid="031b45f8"/>
    </style:style>
    <style:style style:name="T1029" style:family="text">
      <style:text-properties fo:language="ru" fo:country="RU" officeooo:rsid="00dfe376"/>
    </style:style>
    <style:style style:name="T1030" style:family="text">
      <style:text-properties fo:language="ru" fo:country="RU" officeooo:rsid="031b45f8"/>
    </style:style>
    <style:style style:name="T1031" style:family="text">
      <style:text-properties fo:language="ru" fo:country="RU" officeooo:rsid="00dfe376" fo:background-color="transparent" loext:char-shading-value="0"/>
    </style:style>
    <style:style style:name="T1032" style:family="text">
      <style:text-properties officeooo:rsid="031bb0f8"/>
    </style:style>
    <style:style style:name="T1033" style:family="text">
      <style:text-properties officeooo:rsid="00e032c2"/>
    </style:style>
    <style:style style:name="T1034" style:family="text">
      <style:text-properties fo:language="ru" fo:country="RU" officeooo:rsid="031bb0f8"/>
    </style:style>
    <style:style style:name="T1035" style:family="text">
      <style:text-properties fo:language="ru" fo:country="RU" officeooo:rsid="00e032c2"/>
    </style:style>
    <style:style style:name="T1036" style:family="text">
      <style:text-properties fo:language="ru" fo:country="RU" officeooo:rsid="041ba011"/>
    </style:style>
    <style:style style:name="T1037" style:family="text">
      <style:text-properties fo:language="ru" fo:country="RU" officeooo:rsid="00e2c59b"/>
    </style:style>
    <style:style style:name="T1038" style:family="text">
      <style:text-properties fo:language="en" fo:country="US" officeooo:rsid="00e2c59b"/>
    </style:style>
    <style:style style:name="T1039" style:family="text">
      <style:text-properties fo:language="ru" fo:country="RU" officeooo:rsid="0422299d"/>
    </style:style>
    <style:style style:name="T1040" style:family="text">
      <style:text-properties fo:language="ru" fo:country="RU" officeooo:rsid="00f33f88"/>
    </style:style>
    <style:style style:name="T1041" style:family="text">
      <style:text-properties fo:language="ru" fo:country="RU" officeooo:rsid="02e57108"/>
    </style:style>
    <style:style style:name="T1042" style:family="text">
      <style:text-properties fo:language="uk" fo:country="UA" officeooo:rsid="02e57108"/>
    </style:style>
    <style:style style:name="T1043" style:family="text">
      <style:text-properties fo:language="ru" fo:country="RU" officeooo:rsid="041d19e5"/>
    </style:style>
    <style:style style:name="T1044" style:family="text">
      <style:text-properties fo:language="ru" fo:country="RU" officeooo:rsid="04238205"/>
    </style:style>
    <style:style style:name="T1045" style:family="text">
      <style:text-properties officeooo:rsid="04238205"/>
    </style:style>
    <style:style style:name="T1046" style:family="text">
      <style:text-properties officeooo:rsid="02d6df77"/>
    </style:style>
    <style:style style:name="T1047" style:family="text">
      <style:text-properties fo:language="uk" fo:country="UA" officeooo:rsid="031bbfed"/>
    </style:style>
    <style:style style:name="T1048" style:family="text">
      <style:text-properties officeooo:rsid="031bbfed"/>
    </style:style>
    <style:style style:name="T1049" style:family="text">
      <style:text-properties officeooo:rsid="031d172f"/>
    </style:style>
    <style:style style:name="T1050" style:family="text">
      <style:text-properties fo:language="uk" fo:country="UA" officeooo:rsid="00e42614"/>
    </style:style>
    <style:style style:name="T1051" style:family="text">
      <style:text-properties fo:language="ru" fo:country="RU" officeooo:rsid="00e42614"/>
    </style:style>
    <style:style style:name="T1052" style:family="text">
      <style:text-properties officeooo:rsid="00e6945b"/>
    </style:style>
    <style:style style:name="T1053" style:family="text">
      <style:text-properties officeooo:rsid="04256b6a"/>
    </style:style>
    <style:style style:name="T1054" style:family="text">
      <style:text-properties officeooo:rsid="031d37d2"/>
    </style:style>
    <style:style style:name="T1055" style:family="text">
      <style:text-properties officeooo:rsid="00e8e4e5"/>
    </style:style>
    <style:style style:name="T1056" style:family="text">
      <style:text-properties officeooo:rsid="00f7e6ff"/>
    </style:style>
    <style:style style:name="T1057" style:family="text">
      <style:text-properties officeooo:rsid="00e9a721"/>
    </style:style>
    <style:style style:name="T1058" style:family="text">
      <style:text-properties officeooo:rsid="00f4fb4d"/>
    </style:style>
    <style:style style:name="T1059" style:family="text">
      <style:text-properties officeooo:rsid="00ea85e8"/>
    </style:style>
    <style:style style:name="T1060" style:family="text">
      <style:text-properties officeooo:rsid="00ecc719"/>
    </style:style>
    <style:style style:name="T1061" style:family="text">
      <style:text-properties officeooo:rsid="031e1930"/>
    </style:style>
    <style:style style:name="T1062" style:family="text">
      <style:text-properties officeooo:rsid="00edd762"/>
    </style:style>
    <style:style style:name="T1063" style:family="text">
      <style:text-properties officeooo:rsid="00eb2c04"/>
    </style:style>
    <style:style style:name="T1064" style:family="text">
      <style:text-properties officeooo:rsid="00eec376"/>
    </style:style>
    <style:style style:name="T1065" style:family="text">
      <style:text-properties officeooo:rsid="01053f6d"/>
    </style:style>
    <style:style style:name="T1066" style:family="text">
      <style:text-properties officeooo:rsid="00f82e8c"/>
    </style:style>
    <style:style style:name="T1067" style:family="text">
      <style:text-properties officeooo:rsid="00f0898b"/>
    </style:style>
    <style:style style:name="T1068" style:family="text">
      <style:text-properties officeooo:rsid="031ed35e"/>
    </style:style>
    <style:style style:name="T1069" style:family="text">
      <style:text-properties officeooo:rsid="00f18ee9"/>
    </style:style>
    <style:style style:name="T1070" style:family="text">
      <style:text-properties officeooo:rsid="00f2a172"/>
    </style:style>
    <style:style style:name="T1071" style:family="text">
      <style:text-properties officeooo:rsid="010142e3"/>
    </style:style>
    <style:style style:name="T1072" style:family="text">
      <style:text-properties officeooo:rsid="00f49d59"/>
    </style:style>
    <style:style style:name="T1073" style:family="text">
      <style:text-properties officeooo:rsid="042710cb"/>
    </style:style>
    <style:style style:name="T1074" style:family="text">
      <style:text-properties officeooo:rsid="00f665fd"/>
    </style:style>
    <style:style style:name="T1075" style:family="text">
      <style:text-properties officeooo:rsid="00fa90f5"/>
    </style:style>
    <style:style style:name="T1076" style:family="text">
      <style:text-properties officeooo:rsid="00fa1764"/>
    </style:style>
    <style:style style:name="T1077" style:family="text">
      <style:text-properties officeooo:rsid="00fbc5f1"/>
    </style:style>
    <style:style style:name="T1078" style:family="text">
      <style:text-properties officeooo:rsid="00fc8b22"/>
    </style:style>
    <style:style style:name="T1079" style:family="text">
      <style:text-properties officeooo:rsid="00fd6cc6"/>
    </style:style>
    <style:style style:name="T1080" style:family="text">
      <style:text-properties officeooo:rsid="03bfaebc"/>
    </style:style>
    <style:style style:name="T1081" style:family="text">
      <style:text-properties officeooo:rsid="00ff5499"/>
    </style:style>
    <style:style style:name="T1082" style:family="text">
      <style:text-properties officeooo:rsid="0101af7b"/>
    </style:style>
    <style:style style:name="T1083" style:family="text">
      <style:text-properties officeooo:rsid="0106c4e9"/>
    </style:style>
    <style:style style:name="T1084" style:family="text">
      <style:text-properties fo:language="uk" fo:country="UA" officeooo:rsid="01053f6d"/>
    </style:style>
    <style:style style:name="T1085" style:family="text">
      <style:text-properties fo:language="uk" fo:country="UA" officeooo:rsid="03bfaebc"/>
    </style:style>
    <style:style style:name="T1086" style:family="text">
      <style:text-properties officeooo:rsid="01037842"/>
    </style:style>
    <style:style style:name="T1087" style:family="text">
      <style:text-properties officeooo:rsid="0108ae8b"/>
    </style:style>
    <style:style style:name="T1088" style:family="text">
      <style:text-properties officeooo:rsid="010a7c81"/>
    </style:style>
    <style:style style:name="T1089" style:family="text">
      <style:text-properties officeooo:rsid="0108da9d"/>
    </style:style>
    <style:style style:name="T1090" style:family="text">
      <style:text-properties officeooo:rsid="03203c77"/>
    </style:style>
    <style:style style:name="T1091" style:family="text">
      <style:text-properties officeooo:rsid="010b2c97"/>
    </style:style>
    <style:style style:name="T1092" style:family="text">
      <style:text-properties fo:language="uk" fo:country="UA" officeooo:rsid="04273858"/>
    </style:style>
    <style:style style:name="T1093" style:family="text">
      <style:text-properties officeooo:rsid="010c493e"/>
    </style:style>
    <style:style style:name="T1094" style:family="text">
      <style:text-properties officeooo:rsid="010d73b7"/>
    </style:style>
    <style:style style:name="T1095" style:family="text">
      <style:text-properties officeooo:rsid="0428f217"/>
    </style:style>
    <style:style style:name="T1096" style:family="text">
      <style:text-properties fo:language="uk" fo:country="UA" officeooo:rsid="010d73b7"/>
    </style:style>
    <style:style style:name="T1097" style:family="text">
      <style:text-properties officeooo:rsid="0330a244"/>
    </style:style>
    <style:style style:name="T1098" style:family="text">
      <style:text-properties officeooo:rsid="0333fb85"/>
    </style:style>
    <style:style style:name="T1099" style:family="text">
      <style:text-properties officeooo:rsid="0321d807"/>
    </style:style>
    <style:style style:name="T1100" style:family="text">
      <style:text-properties fo:language="uk" fo:country="UA" officeooo:rsid="042c47ec"/>
    </style:style>
    <style:style style:name="T1101" style:family="text">
      <style:text-properties officeooo:rsid="042c47ec"/>
    </style:style>
    <style:style style:name="T1102" style:family="text">
      <style:text-properties officeooo:rsid="042d6d96"/>
    </style:style>
    <style:style style:name="T1103" style:family="text">
      <style:text-properties fo:language="en" fo:country="US" officeooo:rsid="042d6d96"/>
    </style:style>
    <style:style style:name="T1104" style:family="text">
      <style:text-properties fo:language="ru" fo:country="RU" officeooo:rsid="0330a244"/>
    </style:style>
    <style:style style:name="T1105" style:family="text">
      <style:text-properties fo:language="ru" fo:country="RU" officeooo:rsid="042d6d96"/>
    </style:style>
    <style:style style:name="T1106" style:family="text">
      <style:text-properties fo:language="ru" fo:country="RU" officeooo:rsid="03318a22"/>
    </style:style>
    <style:style style:name="T1107" style:family="text">
      <style:text-properties fo:language="ru" fo:country="RU" officeooo:rsid="03334325"/>
    </style:style>
    <style:style style:name="T1108" style:family="text">
      <style:text-properties fo:language="uk" fo:country="UA" officeooo:rsid="03318a22"/>
    </style:style>
    <style:style style:name="T1109" style:family="text">
      <style:text-properties fo:language="ru" fo:country="RU" officeooo:rsid="0333fb85"/>
    </style:style>
    <style:style style:name="T1110" style:family="text">
      <style:text-properties officeooo:rsid="03334325"/>
    </style:style>
    <style:style style:name="T1111" style:family="text">
      <style:text-properties officeooo:rsid="0342dbf8"/>
    </style:style>
    <style:style style:name="T1112" style:family="text">
      <style:text-properties fo:language="uk" fo:country="UA" officeooo:rsid="03334325"/>
    </style:style>
    <style:style style:name="T1113" style:family="text">
      <style:text-properties officeooo:rsid="03349f87"/>
    </style:style>
    <style:style style:name="T1114" style:family="text">
      <style:text-properties fo:language="uk" fo:country="UA" officeooo:rsid="042d24fc"/>
    </style:style>
    <style:style style:name="T1115" style:family="text">
      <style:text-properties fo:language="ru" fo:country="RU" officeooo:rsid="042e8e8e"/>
    </style:style>
    <style:style style:name="T1116" style:family="text">
      <style:text-properties officeooo:rsid="01120d0e"/>
    </style:style>
    <style:style style:name="T1117" style:family="text">
      <style:text-properties officeooo:rsid="04318164"/>
    </style:style>
    <style:style style:name="T1118" style:family="text">
      <style:text-properties officeooo:rsid="0322c35c"/>
    </style:style>
    <style:style style:name="T1119" style:family="text">
      <style:text-properties officeooo:rsid="042e8e8e"/>
    </style:style>
    <style:style style:name="T1120" style:family="text">
      <style:text-properties officeooo:rsid="0112050c"/>
    </style:style>
    <style:style style:name="T1121" style:family="text">
      <style:text-properties fo:language="ru" fo:country="RU" officeooo:rsid="01120d0e"/>
    </style:style>
    <style:style style:name="T1122" style:family="text">
      <style:text-properties officeooo:rsid="042fe8ad"/>
    </style:style>
    <style:style style:name="T1123" style:family="text">
      <style:text-properties officeooo:rsid="0112548e"/>
    </style:style>
    <style:style style:name="T1124" style:family="text">
      <style:text-properties officeooo:rsid="0323a38a"/>
    </style:style>
    <style:style style:name="T1125" style:family="text">
      <style:text-properties fo:language="ru" fo:country="RU" officeooo:rsid="0323a38a"/>
    </style:style>
    <style:style style:name="T1126" style:family="text">
      <style:text-properties officeooo:rsid="032595ae"/>
    </style:style>
    <style:style style:name="T1127" style:family="text">
      <style:text-properties officeooo:rsid="01137adc"/>
    </style:style>
    <style:style style:name="T1128" style:family="text">
      <style:text-properties fo:language="ru" fo:country="RU" officeooo:rsid="04318164"/>
    </style:style>
    <style:style style:name="T1129" style:family="text">
      <style:text-properties fo:language="ru" fo:country="RU" officeooo:rsid="032595ae"/>
    </style:style>
    <style:style style:name="T1130" style:family="text">
      <style:text-properties fo:language="ru" fo:country="RU" officeooo:rsid="01137adc"/>
    </style:style>
    <style:style style:name="T1131" style:family="text">
      <style:text-properties officeooo:rsid="0431d2ee"/>
    </style:style>
    <style:style style:name="T1132" style:family="text">
      <style:text-properties officeooo:rsid="0326d22e"/>
    </style:style>
    <style:style style:name="T1133" style:family="text">
      <style:text-properties officeooo:rsid="011552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Фанфик недоделан. </text:span>Много раз автор прекращал написание <text:span text:style-name="T2">данного </text:span><text:span text:style-name="T3">произведения </text:span>из-за нехватки сил, вдохновения и утраты интереса к теме <text:span text:style-name="T1">(да и вообще)</text:span>. Всё же, наверное, лучше <text:span text:style-name="T4">выложить</text:span> <text:span text:style-name="T1">то, что есть</text:span>, чем дать ему кануть в лету.</text:p>
      <text:p text:style-name="Text_20_body">Публикуя <text:span text:style-name="T3">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5">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6">о</text:span> <text:span text:style-name="T7">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6">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8">…</text:span></text:span><text:span text:style-name="Default_20_Paragraph_20_Font"><text:span text:style-name="T9">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10">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5">грёба</text:span><text:span text:style-name="T11">н</text:span><text:span text:style-name="T5">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2">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3">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9">-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2">лягать</text:span>! <text:span text:style-name="T14">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5">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9">В незащищённую бронёй шею Джет упиралось копьё крохотной </text:span></text:span><text:span text:style-name="Default_20_Paragraph_20_Font"><text:span text:style-name="T16">коренастой </text:span></text:span><text:span text:style-name="Default_20_Paragraph_20_Font"><text:span text:style-name="T9">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9">- Молодец, Лейла! - похвалила козявку </text:span></text:span><text:span text:style-name="Default_20_Paragraph_20_Font"><text:span text:style-name="T17">Эпплгрин</text:span></text:span><text:span text:style-name="Default_20_Paragraph_20_Font"><text:span text:style-name="T9">.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9">- Не пытайтесь уйти, красавчики, - повернулась к нам </text:span></text:span><text:span text:style-name="Default_20_Paragraph_20_Font"><text:span text:style-name="T17">рыжегривая</text:span></text:span><text:span text:style-name="Default_20_Paragraph_20_Font"><text:span text:style-name="T9">. - <text:s/>Мы ведь мо</text:span></text:span><text:span text:style-name="Default_20_Paragraph_20_Font"><text:span text:style-name="T18">гё</text:span></text:span><text:span text:style-name="Default_20_Paragraph_20_Font"><text:span text:style-name="T9">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9">-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7">т</text:span></text:span><text:span text:style-name="Default_20_Paragraph_20_Font"><text:span text:style-name="T9">ы ничего не получи</text:span></text:span><text:span text:style-name="Default_20_Paragraph_20_Font"><text:span text:style-name="T17">шь</text:span></text:span><text:span text:style-name="Default_20_Paragraph_20_Font"><text:span text:style-name="T9">, кроме мороки. Лучше отпусти. </text:span></text:span><text:span text:style-name="Default_20_Paragraph_20_Font"><text:span text:style-name="T17">Т</text:span></text:span><text:span text:style-name="Default_20_Paragraph_20_Font"><text:span text:style-name="T9">ы же не трогае</text:span></text:span><text:span text:style-name="Default_20_Paragraph_20_Font"><text:span text:style-name="T17">шь</text:span></text:span><text:span text:style-name="Default_20_Paragraph_20_Font"><text:span text:style-name="T9"> жеребят, </text:span></text:span><text:span text:style-name="Default_20_Paragraph_20_Font"><text:span text:style-name="T17">Эпплгрин</text:span></text:span><text:span text:style-name="Default_20_Paragraph_20_Font"><text:span text:style-name="T9">?</text:span></text:span></text:p>
      <text:p text:style-name="P15"/>
      <text:p text:style-name="P15"><text:span text:style-name="T14">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1"><text:soft-page-break/></text:p>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9">-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9">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9">- Во-вторых, шанс получения потомства можно поднять с помощью магического ритуала “</text:span></text:span><text:span text:style-name="Default_20_Paragraph_20_Font"><text:span text:style-name="T19">Pornis</text:span></text:span><text:span text:style-name="Default_20_Paragraph_20_Font"><text:span text:style-name="T9"> </text:span></text:span><text:span text:style-name="Default_20_Paragraph_20_Font"><text:span text:style-name="T19">erektus</text:span></text:span><text:span text:style-name="Default_20_Paragraph_20_Font"><text:span text:style-name="T9">”,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20">знатная </text:span></text:span><text:span text:style-name="Default_20_Paragraph_20_Font"><text:span text:style-name="T9">подру</text:span></text:span><text:span text:style-name="Default_20_Paragraph_20_Font"><text:span text:style-name="T21">жк</text:span></text:span><text:span text:style-name="Default_20_Paragraph_20_Font"><text:span text:style-name="T9">а из единорогов, только ты не говори никому, это большая тайна! Хотя, может, ты сам умеешь магичить, Хум?</text:span></text:span></text:p>
      <text:p text:style-name="P15"/>
      <text:p text:style-name="P15">Поняха с надеждой посмотрела на меня. Я с огромным облегчением отрицательно помотал головой.</text:p>
      <text:p text:style-name="P15"/>
      <text:p text:style-name="P12"><text:soft-page-break/><text:span text:style-name="Default_20_Paragraph_20_Font"><text:span text:style-name="T9">-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2"> коп</text:span></text:span><text:span text:style-name="Default_20_Paragraph_20_Font"><text:span text:style-name="T9">ы</text:span></text:span><text:span text:style-name="Default_20_Paragraph_20_Font"><text:span text:style-name="T22">тами</text:span></text:span><text:span text:style-name="Default_20_Paragraph_20_Font"><text:span text:style-name="T9">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3">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4">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4">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5">Ты видел Эпплгрин? Ей уже двадцать три, а </text:span><text:soft-page-break/><text:span text:style-name="T25">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3">вкруговую</text:span> помахала копытом <text:span text:style-name="T23">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9">- Я лучше в пираты пойду, - пробормотала Дейдра с закрытыми глазами. - У меня </text:span></text:span><text:span text:style-name="Default_20_Paragraph_20_Font"><text:span text:style-name="T20">в лесу </text:span></text:span><text:span text:style-name="Default_20_Paragraph_20_Font"><text:span text:style-name="T9">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9">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6">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9">-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1"/>
      <text:p text:style-name="P15"><text:soft-page-break/>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9">-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6">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text:soft-page-break/>-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pan text:style-name="Default_20_Paragraph_20_Font"><text:span text:style-name="T9">-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text:soft-page-break/></text:p>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7">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7">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text:soft-page-break/></text:p>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8">о</text:span> <text:span text:style-name="T28">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9">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30">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1">Ругаться некультурно.</text:span> Ладно-ладно, пока. Ещё увидимся.</text:p>
      <text:p text:style-name="P11"/>
      <text:p text:style-name="P11">Я старательно <text:span text:style-name="T29">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9">карабинами</text:span>, и нас не навещают извне. Никто и никогда.</text:p>
      <text:p text:style-name="P11"/>
      <text:p text:style-name="P22"><text:span text:style-name="Default_20_Paragraph_20_Font"><text:span text:style-name="T8">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32">с транквилизаторами</text:span></text:span><text:span text:style-name="Default_20_Paragraph_20_Font"><text:span text:style-name="T8">. Иногда, впрочем, он </text:span></text:span><text:span text:style-name="Default_20_Paragraph_20_Font"><text:span text:style-name="T33">рассказывает новости</text:span></text:span><text:span text:style-name="Default_20_Paragraph_20_Font"><text:span text:style-name="T34"> </text:span></text:span><text:span text:style-name="Default_20_Paragraph_20_Font"><text:span text:style-name="T33">“извне” или </text:span></text:span><text:span text:style-name="Default_20_Paragraph_20_Font"><text:span text:style-name="T8">приносит какую-то полезную мелочь, за которую получает желаемое. </text:span></text:span><text:soft-page-break/><text:span text:style-name="Default_20_Paragraph_20_Font"><text:span text:style-name="T8">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9">этажом ниже</text:span>. <text:span text:style-name="T29">Уродливые круглые часы на стене показывали - до ужина оставалось семнадцать минут.</text:span> Радио Ватикана сонно <text:span text:style-name="T29">бормотало</text:span> очередную миротворческую молитву <text:span text:style-name="T29">сквозь помехи</text:span>.</text:p>
      <text:p text:style-name="P11"/>
      <text:p text:style-name="P15">…шшш…</text:p>
      <text:p text:style-name="P15"/>
      <text:p text:style-name="P12"><text:span text:style-name="Default_20_Paragraph_20_Font"><text:span text:style-name="T19">sanctificetur</text:span></text:span><text:span text:style-name="Default_20_Paragraph_20_Font"><text:span text:style-name="T9"> </text:span></text:span><text:span text:style-name="Default_20_Paragraph_20_Font"><text:span text:style-name="T19">nomen</text:span></text:span><text:span text:style-name="Default_20_Paragraph_20_Font"><text:span text:style-name="T9"> </text:span></text:span><text:span text:style-name="Default_20_Paragraph_20_Font"><text:span text:style-name="T19">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9">ne nuclear bellum. Amen…</text:span></text:span></text:p>
      <text:p text:style-name="P17"/>
      <text:p text:style-name="P15">…шшшссс…</text:p>
      <text:p text:style-name="P15"/>
      <text:p text:style-name="P11">Речь Папы была проникновенна и сильна <text:span text:style-name="T29">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30">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8">-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 Когда переезд?</text:p>
      <text:p text:style-name="P11"><text:soft-page-break/>-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9">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1">седьмой</text:span> палате привык. Оброс социальными связями, завёл хозяйство. Паука, вот, под кроватью приручил. <text:span text:style-name="T35">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8">- Ну, не знаю, мне, в общем-то, пофиг, где ты лежишь. Вроде, за тебя попросили </text:span></text:span><text:span text:style-name="Default_20_Paragraph_20_Font"><text:span text:style-name="T32">твои</text:span></text:span><text:span text:style-name="Default_20_Paragraph_20_Font"><text:span text:style-name="T8"> </text:span></text:span><text:span text:style-name="Default_20_Paragraph_20_Font"><text:span text:style-name="T36">бывшие</text:span></text:span><text:span text:style-name="Default_20_Paragraph_20_Font"><text:span text:style-name="T8"> </text:span></text:span><text:span text:style-name="Default_20_Paragraph_20_Font"><text:span text:style-name="T32">коллеги </text:span></text:span><text:span text:style-name="Default_20_Paragraph_20_Font"><text:span text:style-name="T8">–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7">У</text:span></text:span><text:span text:style-name="Default_20_Paragraph_20_Font"><text:span text:style-name="T8">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6">самым </text:span></text:span><text:span text:style-name="Default_20_Paragraph_20_Font"><text:span text:style-name="T8">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Kate Bush - Running Up That Hill</text:p>
      <text:p text:style-name="P24"><text:a xlink:type="simple" xlink:href="https://www.youtube.com/watch?v=wp43OdtAAkM" text:style-name="Internet_20_link" text:visited-style-name="Visited_20_Internet_20_Link"><text:soft-page-brea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5">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8">Джет виновато смотрит на меня. Вот глупая пегаска! Она </text:span></text:span><text:span text:style-name="Default_20_Paragraph_20_Font"><text:span text:style-name="T3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8">.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9">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
      <text:p text:style-name="P11"><text:soft-page-break/>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40">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text:soft-page-break/></text:p>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 Джет, не дури, - хрипло прошу я осипшим от волнения голосом. - Я ступил. Я все эти дни тупил. Прости.</text:p>
      <text:p text:style-name="P11"><text:soft-page-break/>- Хум, отпусти, - тихо отвечает она. - Ты прав, от меня действительно воняет. Я гнию заживо. И лучше закончить так, чем протянуть ещё несколько дней и <text:span text:style-name="T40">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1">напасть</text:span>, подобно навозному шару жука-скарабея, он согласен даже прыгнуть с обрыва, только чтобы не решать её. <text:s/><text:span text:style-name="T42">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
      <text:h text:style-name="P5" text:outline-level="2"><text:soft-page-break/>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3">ситуацию</text:span>… - обратился Лысый к Алексу. — <text:span text:style-name="T43">А ещё обязательно почитайте на досуге его рассказики о девочке в заколдованном лесу. Очень отрезвляет. </text:span>Я бы <text:span text:style-name="T43">такого</text:span> за периметр не выпускал. Во избежание... <text:s/>Вам решать, разумеется.</text:p>
      <text:p text:style-name="P11">- Достаточно, - обратился Лысый уже ко мне. - Твой <text:span text:style-name="T44">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5">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text:soft-page-break/>- А вот этого как раз не надо, - прервал я извинения Алекса. - Мне и в <text:span text:style-name="T31">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8">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8">Облако в виде смешной крылатой лошадки приближалось по небосводу к серым корпусам больницы</text:span></text:span><text:span text:style-name="Default_20_Paragraph_20_Font"><text:span text:style-name="T8">.</text:span></text:span></text:p>
      <text:p text:style-name="P11"/>
      <text:p text:style-name="P12"><text:span text:style-name="Default_20_Paragraph_20_Font"><text:span text:style-name="T8">Наконец Алекс пожал плечами и </text:span></text:span><text:span text:style-name="Default_20_Paragraph_20_Font"><text:span text:style-name="T38">посмотрел мне в глаза</text:span></text:span><text:span text:style-name="Default_20_Paragraph_20_Font"><text:span text:style-name="T8">.</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5">семь</text:span> палат пускающих слюни овощей вас ничему не научили. Но хоть теперь, после появления <text:span text:style-name="T44">трупов</text:span>, вы признали то, про что я талдычил ещё два года назад: мы в жопе. Нет, <text:s/>не так. МЫ В ЖОП-П-ПЕ! Весь проект в жопе. Его давно пора <text:span text:style-name="T44">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4">й</text:span> комплекс. Нам нужна твоя помощь в корректировке поведения Хэвэн. <text:span text:style-name="T45">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8">-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6">У</text:span></text:span><text:span text:style-name="Default_20_Paragraph_20_Font"><text:span text:style-name="T8">рока. Как вернуться. В здравом уме и твёрдой памяти. </text:span></text:span><text:span text:style-name="Default_20_Paragraph_20_Font"><text:span text:style-name="T46">Или хотя бы при памяти.</text:span></text:span><text:span text:style-name="Default_20_Paragraph_20_Font"><text:span text:style-name="T8"> Карта прохождения ловушек —</text:span></text:span><text:span text:style-name="Default_20_Paragraph_20_Font"><text:span text:style-name="T32"> ведь большинство из них т</text:span></text:span><text:span text:style-name="Default_20_Paragraph_20_Font"><text:span text:style-name="T8">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6">У</text:span></text:span><text:span text:style-name="Default_20_Paragraph_20_Font"><text:span text:style-name="T8">роков.</text:span></text:span></text:p>
      <text:p text:style-name="P11">Дед, всего пару советов, и ты спасешь кучу людей.</text:p>
      <text:p text:style-name="P11"/>
      <text:p text:style-name="P11">Я покачал головой.</text:p>
      <text:p text:style-name="P11">-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text:soft-page-break/>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7">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3">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8">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pan text:style-name="Default_20_Paragraph_20_Font"><text:span text:style-name="T8">-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9">Правительство запретило.</text:span></text:span><text:span text:style-name="Default_20_Paragraph_20_Font"><text:span text:style-name="T8"> Будет и забор, и вооружённая охрана. Сам понимаешь. Но, учитывая текущую ситуацию, </text:span></text:span><text:span text:style-name="Default_20_Paragraph_20_Font"><text:span text:style-name="T32">забор</text:span></text:span><text:span text:style-name="Default_20_Paragraph_20_Font"><text:span text:style-name="T8"> нужен, скорее, для твоей </text:span></text:span><text:span text:style-name="Default_20_Paragraph_20_Font"><text:span text:style-name="T32">же </text:span></text:span><text:span text:style-name="Default_20_Paragraph_20_Font"><text:span text:style-name="T8">защиты, чем...</text:span></text:span></text:p>
      <text:p text:style-name="P15"/>
      <text:p text:style-name="P11"><text:soft-page-break/>- Понятно.</text:p>
      <text:p text:style-name="P11"/>
      <text:p text:style-name="P12"><text:span text:style-name="Default_20_Paragraph_20_Font"><text:span text:style-name="T8">Я решил схитрить. Просто из интереса. Кроме него, больше ловить тут было нечего. </text:span></text:span><text:span text:style-name="Default_20_Paragraph_20_Font"><text:span text:style-name="T32">Тот Алекс, которого я когда-то знал, давно умер. А, может, никогда и не рождался.</text:span></text:span></text:p>
      <text:p text:style-name="P14"/>
      <text:p text:style-name="P12"><text:span text:style-name="Default_20_Paragraph_20_Font"><text:span text:style-name="T8">-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2">как только ходить научился</text:span></text:span><text:span text:style-name="Default_20_Paragraph_20_Font"><text:span text:style-name="T8">.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2">в таких </text:span></text:span><text:span text:style-name="Default_20_Paragraph_20_Font"><text:span text:style-name="T8">вот </text:span></text:span><text:span text:style-name="Default_20_Paragraph_20_Font"><text:span text:style-name="T32">условиях</text:span></text:span><text:span text:style-name="Default_20_Paragraph_20_Font"><text:span text:style-name="T8"> - я обвёл рукой вокруг. - Почему они </text:span></text:span><text:span text:style-name="Default_20_Paragraph_20_Font"><text:span text:style-name="T50">так </text:span></text:span><text:span text:style-name="Default_20_Paragraph_20_Font"><text:span text:style-name="T8">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8">откинулся</text:span> на <text:span text:style-name="T48">спинку</text:span> стул<text:span text:style-name="T4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8">- Дед, вот ты зря корчишь из себя такого прожжённого циника. Я-то знаю, что ты не такой. </text:span></text:span><text:span text:style-name="Default_20_Paragraph_20_Font"><text:span text:style-name="T32">Да не хмурься,</text:span></text:span><text:span text:style-name="Default_20_Paragraph_20_Font"><text:span text:style-name="T8">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50">всего </text:span></text:span><text:span text:style-name="Default_20_Paragraph_20_Font"><text:span text:style-name="T8">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9">бледные </text:span></text:span><text:span text:style-name="Default_20_Paragraph_20_Font"><text:span text:style-name="T50">со своим Цезарем </text:span></text:span><text:span text:style-name="Default_20_Paragraph_20_Font"><text:span text:style-name="T49">наседают на пятки</text:span></text:span><text:span text:style-name="Default_20_Paragraph_20_Font"><text:span text:style-name="T8">.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50">на симуляторе </text:span></text:span><text:span text:style-name="Default_20_Paragraph_20_Font"><text:span text:style-name="T8">у ракетчиков — а они в последнее время неохотно </text:span></text:span><text:span text:style-name="Default_20_Paragraph_20_Font"><text:span text:style-name="T50">выделяют время</text:span></text:span><text:span text:style-name="Default_20_Paragraph_20_Font"><text:span text:style-name="T8">, — и, самое главное, выдумать правдоподобную причину перед старцами </text:span></text:span><text:span text:style-name="Default_20_Paragraph_20_Font"><text:span text:style-name="T49">из правительства</text:span></text:span><text:span text:style-name="Default_20_Paragraph_20_Font"><text:span text:style-name="T8">,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9">Ракетчики</text:span></text:span><text:span text:style-name="Default_20_Paragraph_20_Font"><text:span text:style-name="T8">? Не смеши меня, если дело дойдёт до горячей фазы — мы все трупы максимум за пару недель. </text:span></text:span><text:span text:style-name="Default_20_Paragraph_20_Font"><text:span text:style-name="T50">Они сами это признают. </text:span></text:span><text:span text:style-name="Default_20_Paragraph_20_Font"><text:span text:style-name="T51">Их Феникс туп как бревно.</text:span></text:span><text:span text:style-name="Default_20_Paragraph_20_Font"><text:span text:style-name="T8">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9">юнцу</text:span></text:span><text:span text:style-name="Default_20_Paragraph_20_Font"><text:span text:style-name="T8">. Ты сам проговаривал это десятки раз новобранцам…</text:span></text:span></text:p>
      <text:p text:style-name="P11"/>
      <text:p text:style-name="P11">Алекс вытер платком пот.</text:p>
      <text:p text:style-name="P11"/>
      <text:p text:style-name="P11">-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8">тауэр</text:span>. Блин, нашим ТАК тебя не хватает! Особенно Стелле. Ты для нас по-прежнему Дедлайн - душа проекта!</text:p>
      <text:p text:style-name="P11"><text:soft-page-break/>- Ну да, ну да, - подыграл я ему в тон, - <text:span text:style-name="T4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2">бумажку</text:span> и аккуратно препроводив <text:span text:style-name="T52">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3">конкурента</text:span> по бизнесу можно уничтожить физически, у Нэша <text:span text:style-name="T52">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3">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8">-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4">Суммарно одиннадцать лет обучения. </text:span></text:span><text:span text:style-name="Default_20_Paragraph_20_Font"><text:span text:style-name="T8">Ничего лучшего у нас нет. У ракетчиков всё очень печально – то, что они гордо называют “Стратегический</text:span></text:span><text:span text:style-name="Default_20_Paragraph_20_Font"><text:span text:style-name="T32"> </text:span></text:span><text:span text:style-name="Default_20_Paragraph_20_Font"><text:span text:style-name="T55">A</text:span></text:span><text:span text:style-name="Default_20_Paragraph_20_Font"><text:span text:style-name="T56">I</text:span></text:span><text:span text:style-name="Default_20_Paragraph_20_Font"><text:span text:style-name="T32"> </text:span></text:span><text:span text:style-name="Default_20_Paragraph_20_Font"><text:span text:style-name="T57">P</text:span></text:span><text:span text:style-name="Default_20_Paragraph_20_Font"><text:span text:style-name="T58">HOENIX</text:span></text:span><text:span text:style-name="Default_20_Paragraph_20_Font"><text:span text:style-name="T8">”, годится разве что для улучшенного автопилота штурмового дрона. </text:span></text:span><text:span text:style-name="Default_20_Paragraph_20_Font"><text:span text:style-name="T51">Два с половиной</text:span></text:span><text:span text:style-name="Default_20_Paragraph_20_Font"><text:span text:style-name="T54"> года обучения — считай, ничего, по нынешним меркам.</text:span></text:span><text:span text:style-name="Default_20_Paragraph_20_Font"><text:span text:style-name="T8"> Не говоря уже о том, что мы </text:span></text:span><text:span text:style-name="Default_20_Paragraph_20_Font"><text:span text:style-name="T54">пока </text:span></text:span><text:span text:style-name="Default_20_Paragraph_20_Font"><text:span text:style-name="T8">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8">-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4">Феникса</text:span></text:span><text:span text:style-name="Default_20_Paragraph_20_Font"><text:span text:style-name="T8"> – недостижимое преимущество в теперешних реалиях. К счастью, <text:s/>их </text:span></text:span><text:span text:style-name="Default_20_Paragraph_20_Font"><text:span text:style-name="T54">Цезарь</text:span></text:span><text:span text:style-name="Default_20_Paragraph_20_Font"><text:span text:style-name="T8">, как и </text:span></text:span><text:span text:style-name="Default_20_Paragraph_20_Font"><text:span text:style-name="T54">Феникс</text:span></text:span><text:span text:style-name="Default_20_Paragraph_20_Font"><text:span text:style-name="T8">,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text:soft-page-break/>-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8">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2">продолжил</text:span></text:span><text:span text:style-name="Default_20_Paragraph_20_Font"><text:span text:style-name="T8">.</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9">ё</text:span>т <text:span text:style-name="T60">Цезарь</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8">- Ладно, я уже вижу, что теряю время, - тяжело поднялся Алекс. - Очень жаль. Если ты передумаешь, просто сообщи </text:span></text:span><text:span text:style-name="Default_20_Paragraph_20_Font"><text:span text:style-name="T32">персоналу</text:span></text:span><text:span text:style-name="Default_20_Paragraph_20_Font"><text:span text:style-name="T8">,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pan text:style-name="Default_20_Paragraph_20_Font"><text:span text:style-name="T8">- А знаешь, что самое страшное </text:span></text:span><text:span text:style-name="Default_20_Paragraph_20_Font"><text:span text:style-name="T32">видится </text:span></text:span><text:span text:style-name="Default_20_Paragraph_20_Font"><text:span text:style-name="T8">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1">было</text:span></text:span><text:span text:style-name="Default_20_Paragraph_20_Font"><text:span text:style-name="T8">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text:soft-page-break/></text:p>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1">Перед этим секунду посмотрев на </text:span><text:span text:style-name="T59">картинку</text:span><text:span text:style-name="T31">. </text:span>При этом ещё <text:span text:style-name="T59">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61">А у неё ведь всю эту неделю торчали кости наружу!</text:span></text:p>
      <text:p text:style-name="P11"/>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61">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61">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
      <text:p text:style-name="P15">Черепа… Кости… Пегаска в броне… Чушь какая-то!</text:p>
      <text:p text:style-name="P15"/>
      <text:p text:style-name="P15"><text:soft-page-break/>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2">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2">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text:soft-page-break/>-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2">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text:soft-page-break/>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2">Оно п</text:span></text:span><text:span text:style-name="Default_20_Paragraph_20_Font"><text:span text:style-name="T9">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9">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61">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
      <text:p text:style-name="P15">- Я ВСПОМНИЛ! ВСПОМНИЛ! ДРОГОНШТЕРН!!! - я хлопаю себя по лбу. - Мне нужно попасть в Дрогонштерн!</text:p>
      <text:p text:style-name="P15"/>
      <text:p text:style-name="P15"><text:soft-page-break/>Поняха закатывает глаза и стукается лбом о камень.</text:p>
      <text:p text:style-name="P12"><text:span text:style-name="Default_20_Paragraph_20_Font"><text:span text:style-name="T9">- </text:span></text:span><text:span text:style-name="Default_20_Paragraph_20_Font"><text:span text:style-name="T63">Я ЖЕ ПРЕДУПРЕЖДАЛА, ПОТИШЕ!!!</text:span></text:span><text:span text:style-name="Default_20_Paragraph_20_Font"><text:span text:style-name="T9">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4">живот</text:span>.</text:p>
      <text:p text:style-name="P15"/>
      <text:p text:style-name="P12"><text:span text:style-name="Default_20_Paragraph_20_Font"><text:span text:style-name="T9">- </text:span></text:span><text:span text:style-name="Default_20_Paragraph_20_Font"><text:span text:style-name="T63">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9">- </text:span></text:span><text:span text:style-name="Default_20_Paragraph_20_Font"><text:span text:style-name="T63">ЕЩЁ И РУГАЕТСЯ,</text:span></text:span><text:span text:style-name="Default_20_Paragraph_20_Font"><text:span text:style-name="T9"> - недовольно замечает дракон. - </text:span></text:span><text:span text:style-name="Default_20_Paragraph_20_Font"><text:span text:style-name="T63">СЛИШКОМ СЫРОЙ</text:span></text:span><text:span text:style-name="Default_20_Paragraph_20_Font"><text:span text:style-name="T9">. </text:span></text:span><text:span text:style-name="Default_20_Paragraph_20_Font"><text:span text:style-name="T63">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4">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4">и</text:span>руется первой.</text:p>
      <text:p text:style-name="P15"/>
      <text:p text:style-name="P15">- Бежим! - она вскакивает и указывает направление.</text:p>
      <text:p text:style-name="P15"/>
      <text:p text:style-name="P15"><text:soft-page-break/>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3">- НЕНАВИЖУ ПОНЯЧЬЮ МАГИЮ! НЕ ВЫНОШУ ПОНИ!!! ВИДЕТЬ ИХ БОЛЬШЕ НЕ ХОЧУ В СВОЁМ ГНЕЗДЕ!</text:span></text:span><text:span text:style-name="Default_20_Paragraph_20_Font"><text:span text:style-name="T9">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 Да ты совсем чокнулась, коняга долбанутая! - ору я, как только выныриваю, - я же мог разбиться!!!</text:p>
      <text:p text:style-name="P15"><text:soft-page-break/>- Ты хочешь сказать, что сгореть <text:span text:style-name="T64">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4">и</text:span>вает правое крыло. Где-то на половине длины второго сустава оно безжизненно свисает под неестественным углом. <text:span text:style-name="T65">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5">Ох. </text:span>Так ты тащила меня со сломанным крылом? А как же..? <text:span text:style-name="T65">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4">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4">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5">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5">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9">- Называй меня… Эээ… Хуман! </text:span></text:span><text:span text:style-name="Default_20_Paragraph_20_Font"><text:span text:style-name="T9">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6">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6">в случае</text:span> тревог<text:span text:style-name="T66">и</text:span> критично важно добраться до убежища за шестнадцать минут. Ровно столько потребуется гиперзвуковым ракетам бледных, чтобы достигнуть <text:span text:style-name="T66">города</text:span>. <text:span text:style-name="T66">Не поддавайтесь панике,</text:span> <text:span text:style-name="T66">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6">й</text:span> – говорится в ежегодном отчёте международной комиссии …шшш…</text:p>
      <text:p text:style-name="P15">…хррршшш… заступил на дежурство девятнадцатый дивизион П<text:span text:style-name="T67">Р</text:span>О дальнего <text:span text:style-name="T67">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8">указательного</text:span> пальца к пыльному динамику. Пока я с удивлением рассматривал руку, ретранслятор в ответ неожиданно громко <text:span text:style-name="T66">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6">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6">По воротнику его пижамы бежала </text:span><text:span text:style-name="T69">влажная </text:span><text:span text:style-name="T66">дорожка слюны.</text:span> - Ну, помнишь, я тебе рассказывал на той неделе? Это когда волновая функция <text:span text:style-name="T70">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6">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9">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9">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9">и всё такое</text:span>. Гейзенберг мог бы тебе рассказать подробнее <text:span text:style-name="T69">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9">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70">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9">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71">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2">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2">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71">но она всё ещё есть!</text:span></text:p>
      <text:p text:style-name="P11"/>
      <text:p text:style-name="P11">Диоген выдохнул и залпом опрокинул в себя стакан компота. Закашля<text:span text:style-name="T72">вшись</text:span>, вытер рот рукавом и обиженно оглянулся через плечо.</text:p>
      <text:p text:style-name="P11"/>
      <text:p text:style-name="P12"><text:soft-page-break/><text:span text:style-name="Default_20_Paragraph_20_Font"><text:span text:style-name="T8">-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8">притянуто за уши, а камни годятся </text:span></text:span><text:span text:style-name="Default_20_Paragraph_20_Font"><text:span text:style-name="T8">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2">в воздух</text:span> и, повторяя в обратном порядке траекторию полёта, вернулась на вилку.</text:p>
      <text:p text:style-name="P38">Я <text:span text:style-name="T73">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3">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3">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4">восьмую</text:span> палату? Так вот, перевод отменяется. Остаёшься в <text:span text:style-name="T74">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5">в себя</text:span>. В самом конце. Открыл глаза и успел сказать: “Оператор - <text:span text:style-name="T74">один</text:span>. Хэвэн <text:span text:style-name="T74">ждёт тебя</text:span>”. И вытянулся. Странные вы люди, Учителя. <text:span text:style-name="T75">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6">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6">распорок</text:span>. Среди всего этого разнообразия я не сразу замечаю стар<text:span text:style-name="T76">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6">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6">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9">Я продолжаю смеяться до тех пор, пока сияние не выжигает мне глаза…</text:span></text:span><text:span text:style-name="Default_20_Paragraph_20_Font"><text:span text:style-name="T9"><text:note text:id="ftn4" text:note-class="footnote"><text:note-citation>4</text:note-citation><text:note-body><text:p text:style-name="P40">См. главу <text:span text:style-name="T76">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7">поднос</text:span> в <text:span text:style-name="T77">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5"> </text:span><text:span text:style-name="T78">Д</text:span><text:span text:style-name="T79">иогена</text:span><text:span text:style-name="T5">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7">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80">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80">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2">иглашал</text:span>.</text:p>
      <text:p text:style-name="P11">- Хм. <text:span text:style-name="T42">В твоих словах </text:span>есть что-то знакомое, - недоверчиво х<text:span text:style-name="T42">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80">ами</text:span> зарабатывать.</text:p>
      <text:p text:style-name="P11">- Смешной ты, - хихикает пегаска. - Драконы сосисок не едят. Это ж<text:span text:style-name="T42">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80">несчастный </text:span>люггер уже третий год доделать не может.</text:p>
      <text:p text:style-name="P11">- <text:span text:style-name="T80">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81">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8">- А-</text:span></text:span><text:span text:style-name="Default_20_Paragraph_20_Font"><text:span text:style-name="T82">а-а</text:span></text:span><text:span text:style-name="Default_20_Paragraph_20_Font"><text:span text:style-name="T8">, эт-</text:span></text:span><text:span text:style-name="Default_20_Paragraph_20_Font"><text:span text:style-name="T83">то</text:span></text:span><text:span text:style-name="Default_20_Paragraph_20_Font"><text:span text:style-name="T8"> </text:span></text:span><text:span text:style-name="Default_20_Paragraph_20_Font"><text:span text:style-name="T82">т-</text:span></text:span><text:span text:style-name="Default_20_Paragraph_20_Font"><text:span text:style-name="T8">ты, Дедлайн, - облегчённо выдохнул Гейзенберг, выплюнув на ладонь </text:span></text:span><text:span text:style-name="Default_20_Paragraph_20_Font"><text:span text:style-name="T82">мини</text:span></text:span><text:span text:style-name="Default_20_Paragraph_20_Font"><text:span text:style-name="T8">плеер </text:span></text:span><text:span text:style-name="Default_20_Paragraph_20_Font"><text:span text:style-name="T82">с наушниками-горошинами</text:span></text:span><text:span text:style-name="Default_20_Paragraph_20_Font"><text:span text:style-name="T8">. - </text:span></text:span><text:span text:style-name="Default_20_Paragraph_20_Font"><text:span text:style-name="T82">Н-</text:span></text:span><text:span text:style-name="Default_20_Paragraph_20_Font"><text:span text:style-name="T84">н-</text:span></text:span><text:span text:style-name="Default_20_Paragraph_20_Font"><text:span text:style-name="T82">н</text:span></text:span><text:span text:style-name="Default_20_Paragraph_20_Font"><text:span text:style-name="T8">апугал. На той неделе </text:span></text:span><text:span text:style-name="Default_20_Paragraph_20_Font"><text:span text:style-name="T82">Л-</text:span></text:span><text:span text:style-name="Default_20_Paragraph_20_Font"><text:span text:style-name="T83">Л</text:span></text:span><text:span text:style-name="Default_20_Paragraph_20_Font"><text:span text:style-name="T8">еннона </text:span></text:span><text:span text:style-name="Default_20_Paragraph_20_Font"><text:span text:style-name="T82">з-</text:span></text:span><text:span text:style-name="Default_20_Paragraph_20_Font"><text:span text:style-name="T8">застукали с добытой </text:span></text:span><text:span text:style-name="Default_20_Paragraph_20_Font"><text:span text:style-name="T82">а-</text:span></text:span><text:span text:style-name="Default_20_Paragraph_20_Font"><text:span text:style-name="T8">аудиоклипсой, так изъяли и </text:span></text:span><text:span text:style-name="Default_20_Paragraph_20_Font"><text:span text:style-name="T82">п-</text:span></text:span><text:span text:style-name="Default_20_Paragraph_20_Font"><text:span text:style-name="T8">потом всю палату </text:span></text:span><text:span text:style-name="Default_20_Paragraph_20_Font"><text:span text:style-name="T82">п-п-</text:span></text:span><text:span text:style-name="Default_20_Paragraph_20_Font"><text:span text:style-name="T8">прошмонали. У </text:span></text:span><text:span text:style-name="Default_20_Paragraph_20_Font"><text:span text:style-name="T83">Б-Б</text:span></text:span><text:span text:style-name="Default_20_Paragraph_20_Font"><text:span text:style-name="T8">исмарка нашли флэшку с </text:span></text:span><text:span text:style-name="Default_20_Paragraph_20_Font"><text:span text:style-name="T82">з-</text:span></text:span><text:span text:style-name="Default_20_Paragraph_20_Font"><text:span text:style-name="T32">записями </text:span></text:span><text:span text:style-name="Default_20_Paragraph_20_Font"><text:span text:style-name="T8">Э</text:span></text:span><text:span text:style-name="Default_20_Paragraph_20_Font"><text:span text:style-name="T32">лвиса —</text:span></text:span><text:span text:style-name="Default_20_Paragraph_20_Font"><text:span text:style-name="T8"> </text:span></text:span><text:span text:style-name="Default_20_Paragraph_20_Font"><text:span text:style-name="T82">н-</text:span></text:span><text:span text:style-name="Default_20_Paragraph_20_Font"><text:span text:style-name="T8">ну, того, что </text:span></text:span><text:span text:style-name="Default_20_Paragraph_20_Font"><text:span text:style-name="T82">м-</text:span></text:span><text:span text:style-name="Default_20_Paragraph_20_Font"><text:span text:style-name="T8">музыкант, а не наш со </text:span></text:span><text:span text:style-name="Default_20_Paragraph_20_Font"><text:span text:style-name="T82">в-</text:span></text:span><text:span text:style-name="Default_20_Paragraph_20_Font"><text:span text:style-name="T8">второй палаты. Беднягу чуть </text:span></text:span><text:span text:style-name="Default_20_Paragraph_20_Font"><text:span text:style-name="T82">и-</text:span></text:span><text:span text:style-name="Default_20_Paragraph_20_Font"><text:span text:style-name="T8">инфаркт не схватил. Набросился на </text:span></text:span><text:span text:style-name="Default_20_Paragraph_20_Font"><text:span text:style-name="T82">с-</text:span></text:span><text:span text:style-name="Default_20_Paragraph_20_Font"><text:span text:style-name="T8">санитаров с </text:span></text:span><text:span text:style-name="Default_20_Paragraph_20_Font"><text:span text:style-name="T82">к-к-</text:span></text:span><text:span text:style-name="Default_20_Paragraph_20_Font"><text:span text:style-name="T8">кулаками. Сидит теперь в </text:span></text:span><text:span text:style-name="Default_20_Paragraph_20_Font"><text:span text:style-name="T82">к-</text:span></text:span><text:span text:style-name="Default_20_Paragraph_20_Font"><text:span text:style-name="T8">карцере, слушает «</text:span></text:span>Raised<text:span text:style-name="Default_20_Paragraph_20_Font"><text:span text:style-name="T8"> </text:span></text:span>On<text:span text:style-name="Default_20_Paragraph_20_Font"><text:span text:style-name="T8"> </text:span></text:span>Rock<text:span text:style-name="Default_20_Paragraph_20_Font"><text:span text:style-name="T8">» по памяти.</text:span></text:span></text:p>
      <text:p text:style-name="P11"/>
      <text:p text:style-name="P11">Гейзенберг протёр рукавом плеер <text:span text:style-name="T81">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8">- Да погоди ты со своим долгом! - отмахнулся я. - </text:span></text:span><text:span text:style-name="Default_20_Paragraph_20_Font"><text:span text:style-name="T32">Е</text:span></text:span><text:span text:style-name="Default_20_Paragraph_20_Font"><text:span text:style-name="T8">сли </text:span></text:span><text:span text:style-name="Default_20_Paragraph_20_Font"><text:span text:style-name="T85">поделишься информацией</text:span></text:span><text:span text:style-name="Default_20_Paragraph_20_Font"><text:span text:style-name="T8">,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6">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7">и</text:span>шла пора преподать тебе <text:span text:style-name="T87">У</text:span>рок! <text:span text:style-name="T88">Вряд ли он тебе понравится, н</text:span><text:span text:style-name="T86">о</text:span><text:span text:style-name="T88"> уж какой </text:span><text:span text:style-name="T86">заслужила</text:span><text:span text:style-name="T88">.</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9">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9">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6">й</text:span> <text:span text:style-name="T86">кокон</text:span><text:span text:style-name="T89"> б</text:span><text:span text:style-name="T86">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5"> </text:span><text:span text:style-name="T90">и</text:span><text:span text:style-name="T5">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91">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2">крупа</text:span> достаю!</text:p>
      <text:p text:style-name="P12"><text:span text:style-name="Default_20_Paragraph_20_Font"><text:span text:style-name="T8">-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2">зака</text:span></text:span><text:span text:style-name="Default_20_Paragraph_20_Font"><text:span text:style-name="T8"> в этот раз не смо</text:span></text:span><text:span text:style-name="Default_20_Paragraph_20_Font"><text:span text:style-name="T32">гут</text:span></text:span><text:span text:style-name="Default_20_Paragraph_20_Font"><text:span text:style-name="T8"> – правых крыльев у </text:span></text:span><text:span text:style-name="Default_20_Paragraph_20_Font"><text:span text:style-name="T32">нас </text:span></text:span><text:span text:style-name="Default_20_Paragraph_20_Font"><text:span text:style-name="T8">уже нет никаких. </text:span></text:span><text:span text:style-name="Default_20_Paragraph_20_Font"><text:span text:style-name="T32">Разве что т</text:span></text:span><text:span text:style-name="Default_20_Paragraph_20_Font"><text:span text:style-name="T8">ы</text:span></text:span><text:span text:style-name="Default_20_Paragraph_20_Font"><text:span text:style-name="T32"> согласна летать с двумя лев</text:span></text:span><text:span text:style-name="Default_20_Paragraph_20_Font"><text:span text:style-name="T8">ыми. </text:span></text:span><text:span text:style-name="Default_20_Paragraph_20_Font"><text:span text:style-name="T93">И</text:span></text:span><text:span text:style-name="Default_20_Paragraph_20_Font"><text:span text:style-name="T8">ли </text:span></text:span><text:span text:style-name="Default_20_Paragraph_20_Font"><text:span text:style-name="T93">с </text:span></text:span><text:span text:style-name="Default_20_Paragraph_20_Font"><text:span text:style-name="T8">протезом.</text:span></text:span></text:p>
      <text:p text:style-name="P11">- ХА-РА-ШО!!! <text:span text:style-name="T94">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4">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5">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5">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6">Платон</text:span> с <text:span text:style-name="T96">Сократом</text:span>, увлечённо пуская слюни, дулись в камень-ножницы-бумагу <text:span text:style-name="T97">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8">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7">обучения</text:span> хватало на <text:span text:style-name="T98">меньшее количество Уроков</text:span>. Под конец лишь только формальности <text:span text:style-name="T97">Д</text:span>иалога сдерживали Хэвэн какие-то жалкие <text:span text:style-name="T98">минуты</text:span>, после чего начинался ад. Хэвэн изучала мир посредством выворачивания душ Учител<text:span text:style-name="T98">ей</text:span> наизнанку – и чем глубже она копалась в <text:span text:style-name="T97">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7">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4">о</text:span> <text:span text:style-name="T74">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9">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100">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101">х</text:span> полминуты, <text:span text:style-name="T101">пока</text:span> кодовая фраза проникла в остатки сознания Учителя. Губы Терминатора дёрнулись.</text:p>
      <text:p text:style-name="P11"/>
      <text:p text:style-name="P11">- Оператор - <text:span text:style-name="T101">Т</text:span>ридцать <text:span text:style-name="T101">Ч</text:span>етыре. Я готов учить тебя, Хэвэн, - прошептал он в ответ.</text:p>
      <text:p text:style-name="P11">- Приветствие принято, оператор - <text:span text:style-name="T101">Т</text:span>ридцать <text:span text:style-name="T101">Ч</text:span>етыре. Начинаем <text:span text:style-name="T101">Д</text:span>иалог. Передаю управление оператору - <text:span text:style-name="T101">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101">сбивчивые </text:span>ответы.</text:p>
      <text:p text:style-name="P11"/>
      <text:p text:style-name="P11">- Каков был класс твоей защиты в последнем <text:span text:style-name="T100">Уроке</text:span>?</text:p>
      <text:p text:style-name="P11">- <text:span text:style-name="T101">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101">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100">с</text:span> его лиц<text:span text:style-name="T100">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101">Т</text:span>ридцать <text:span text:style-name="T101">Ч</text:span>етыре. Закрываю <text:span text:style-name="T101">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8">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2">стали </text:span></text:span><text:span text:style-name="Default_20_Paragraph_20_Font"><text:span text:style-name="T8">возвращаться </text:span></text:span><text:span text:style-name="Default_20_Paragraph_20_Font"><text:span text:style-name="T102">с Уроков овощами</text:span></text:span><text:span text:style-name="Default_20_Paragraph_20_Font"><text:span text:style-name="T8">, я разработал </text:span></text:span><text:soft-page-break/><text:span text:style-name="Default_20_Paragraph_20_Font"><text:span text:style-name="T8">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2">три </text:span></text:span><text:span text:style-name="Default_20_Paragraph_20_Font"><text:span text:style-name="T8">месяц</text:span></text:span><text:span text:style-name="Default_20_Paragraph_20_Font"><text:span text:style-name="T102">а</text:span></text:span><text:span text:style-name="Default_20_Paragraph_20_Font"><text:span text:style-name="T8">, но он был тогда по силам только шестерым. Мой «</text:span></text:span>T<text:span text:style-name="Default_20_Paragraph_20_Font"><text:span text:style-name="T8">-45» </text:span></text:span><text:span text:style-name="Default_20_Paragraph_20_Font"><text:span text:style-name="T103">теоретически </text:span></text:span><text:span text:style-name="Default_20_Paragraph_20_Font"><text:span text:style-name="T8">эквивалентен тридцатому, но </text:span></text:span><text:span text:style-name="Default_20_Paragraph_20_Font"><text:span text:style-name="T103">он ещё никогда не применялся, это </text:span></text:span><text:span text:style-name="Default_20_Paragraph_20_Font"><text:span text:style-name="T102">моя заначка на</text:span></text:span><text:span text:style-name="Default_20_Paragraph_20_Font"><text:span text:style-name="T103"> крайний</text:span></text:span><text:span text:style-name="Default_20_Paragraph_20_Font"><text:span text:style-name="T8"> случа</text:span></text:span><text:span text:style-name="Default_20_Paragraph_20_Font"><text:span text:style-name="T103">й</text:span></text:span><text:span text:style-name="Default_20_Paragraph_20_Font"><text:span text:style-name="T8">,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8">Радио молчало. С указательного пальца привычно соскочила голубая искра и п</text:span>ыльный ящик <text:span text:style-name="T68">ожил. Динамик </text:span>разразился очередной порцией свистов.</text:p>
      <text:p text:style-name="P11"/>
      <text:p text:style-name="P12"><text:span text:style-name="Default_20_Paragraph_20_Font"><text:span text:style-name="T9">…</text:span></text:span><text:span text:style-name="Default_20_Paragraph_20_Font"><text:span text:style-name="T19">cc</text:span></text:span><text:span text:style-name="Default_20_Paragraph_20_Font"><text:span text:style-name="T9">шшш… могут быть спокойны - звено истребителей с самолётом аэроразведки патрулируют небо над столицей. </text:span></text:span><text:span text:style-name="Default_20_Paragraph_20_Font"><text:span text:style-name="T104">Очередная партия спутников-перехватчиков займёт своё место на орбите на следующей </text:span></text:span><text:span text:style-name="Default_20_Paragraph_20_Font"><text:span text:style-name="T9">…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5">у границ </text:span></text:span><text:span text:style-name="Default_20_Paragraph_20_Font"><text:span text:style-name="T9">...сссхххшшш… президент ветировал закон о мобилизации, требуя </text:span></text:span><text:span text:style-name="Default_20_Paragraph_20_Font"><text:span text:style-name="T106">уменьшить</text:span></text:span><text:span text:style-name="Default_20_Paragraph_20_Font"><text:span text:style-name="T9"> </text:span></text:span><text:span text:style-name="Default_20_Paragraph_20_Font"><text:span text:style-name="T106">возраст</text:span></text:span><text:span text:style-name="Default_20_Paragraph_20_Font"><text:span text:style-name="T9">...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7">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8">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9">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9">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10">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10">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10">Полёт завершается мягкой посадкой на траву у самого куста.</text:span> Ветви <text:span text:style-name="T110">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11">Монотонный</text:span> шум воды из сломанного бачка <text:span text:style-name="T111">крайней кабинки </text:span>иногда прерывался приглушенными шагами в коридоре. <text:span text:style-name="T111">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11">включил фонарик</text:span>.</text:p>
      <text:p text:style-name="P11">Тусклая лампочка осветила фаянсовый стульчак запасного <text:span text:style-name="T112">унитаза</text:span>, груду измятых вёдер, <text:span text:style-name="T113">с</text:span><text:span text:style-name="T112">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2">технического </text:span>лаза, <text:span text:style-name="T112">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2">ам</text:span> на второй этаж — ни в коем случае не на первый - считай тройники на трубе! <text:span text:style-name="T112">Каждый этаж — это тройник!</text:span> С первого <text:span text:style-name="T112">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2">вытри следы и </text:span>закрой за собой дверцу — иначе спалишь тропу.</text:p>
      <text:p text:style-name="P11">Не пытайся выйти <text:span text:style-name="T112">с</text:span> парадного входа! Там <text:span text:style-name="T112">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4">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2">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4">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5">c п</text:span><text:span text:style-name="T92">одзорной трубой</text:span><text:span text:style-name="T115">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2">возвращаешь ему</text:span> пламя <text:span text:style-name="T92">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6">Так и выйдет замуж за древний свиток когда-нибудь, хи-хи…</text:span> Поверни-ка голову, дорогуша.</text:p>
      <text:p text:style-name="P11">Та-ак вот, Платина <text:span text:style-name="T92">снарядила экспедицию у гнезду Агамемнона, </text:span>дождалась, пока уродский ящер не улетит на охоту и исследовала гнездо самостоятельно. <text:span text:style-name="T92">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2">скачет</text:span> она, ничего не замечая, прямо в свою лабораторию… Есть у неё каморка в дальней башне, она там <text:span text:style-name="T92">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2">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6">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2">широкой </text:span><text:span text:style-name="T116">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6">долго </text:span>рыдать и есть мороженное у себя в <text:span text:style-name="T92">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6">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6">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7">в </text:span><text:span text:style-name="T118">прошло</text:span><text:span text:style-name="T117">м</text:span> орбиты наших планет – Эквуса и <text:span text:style-name="T117">его </text:span>луны – стали нестабильны, а у нас не всегда могут найтись тридцать способных единорогов, чтобы держать <text:span text:style-name="T116">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6">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9">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20">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7">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20">ЛЮБЯЩЕГО</text:span> её и <text:span text:style-name="T120">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8">-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8"> </text:span></text:span>Erectus<text:span text:style-name="Default_20_Paragraph_20_Font"><text:span text:style-name="T8">.</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21">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2">жестяная </text:span>защёлка <text:span text:style-name="T122">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2">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2">вытащил из кармана фонарик</text:span> и <text:span text:style-name="T122">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2">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21">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21">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3">г</text:span>вардии. Редкие колымаги гражданских окрасок замордовано жались к краю дороги, пропуская <text:span text:style-name="T124">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3">м</text:span>артфона девушки и их чадящие дорогими вейпами парни? <text:span text:style-name="T123">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3">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3">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2"> </text:span><text:span text:style-name="T124">у</text:span><text:span text:style-name="T32"> </text:span>садовой дорожк<text:span text:style-name="T124">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4">работ</text:span><text:span text:style-name="T125">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3">с ней </text:span>на избранные темы, <text:span text:style-name="T123">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5">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6">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6">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6">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6">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6">с</text:span>лышан<text:span text:style-name="T126">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8">“</text:span></text:span><text:span text:style-name="Default_20_Paragraph_20_Font"><text:span text:style-name="T9">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8">”</text:span></text:span></text:p>
      <text:p text:style-name="P11"/>
      <text:p text:style-name="P11">Я <text:span text:style-name="T126">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7">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7">загрузки</text:span>. Сегодня тво<text:span text:style-name="T127">я</text:span> <text:span text:style-name="T127">ночь</text:span>, Дедлайн!</text:p>
      <text:p text:style-name="P11"/>
      <text:p text:style-name="P23">После <text:span text:style-name="T127">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8">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8">-отдел «</text:span></text:span><text:span text:style-name="Default_20_Paragraph_20_Font"><text:span text:style-name="T128">Дайсона»</text:span></text:span><text:span text:style-name="Default_20_Paragraph_20_Font"><text:span text:style-name="T8">.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8">угольного цвета</text:span></text:span><text:span text:style-name="Default_20_Paragraph_20_Font"><text:span text:style-name="T8">,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7">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7">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8">Я одел наушники и закрепил присоски на висках. Потом воткнул нейроинтерфейс в </text:span></text:span>USB<text:span text:style-name="Default_20_Paragraph_20_Font"><text:span text:style-name="T8">-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8">… Добро пожаловать в интерактивную среду программно-аппаратного комплекса “</text:span></text:span>Heaven<text:span text:style-name="Default_20_Paragraph_20_Font"><text:span text:style-name="T8">”</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8">Я протянул руку к очкам, опуская их на глаза. И в последний момент свободной рукой вытащил конец </text:span></text:span>USB<text:span text:style-name="Default_20_Paragraph_20_Font"><text:span text:style-name="T8">-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8"/></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9">ю </text:span>я сам же и научил её ставить.</text:p>
      <text:p text:style-name="P11"/>
      <text:p text:style-name="P11">- Как мне звать тебя, Учитель? - властно и безразлично пропела она. - Я желаю взять <text:span text:style-name="T130">У</text:span>рок.</text:p>
      <text:p text:style-name="P11">- Оператор Один. Я готов учить тебя, Хэвэн, - произнёс я давно забытую фразу.</text:p>
      <text:p text:style-name="P11"/>
      <text:p text:style-name="P60">Вместо стандартного ответа последовал резкий вздох. Она повела ушами и обернулась. Чёлка на миг откинулась, открывая правую половину морды. По немигающему взгляду огромных глаз и расширившимся ноздрям я понял, что она узнала меня.</text:p>
      <text:p text:style-name="P11"/>
      <text:p text:style-name="P11">- Т-ты?!! <text:span text:style-name="T129">Это действительно ты? </text:span><text:span text:style-name="T131">Ты вернулся?</text:span></text:p>
      <text:p text:style-name="P11"/>
      <text:p text:style-name="P11">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30">детстве</text:span>.</text:p>
      <text:p text:style-name="P11"/>
      <text:p text:style-name="P11">Она с шумом выдохнула <text:span text:style-name="T130">и напряжённо кивнула</text:span>.</text:p>
      <text:p text:style-name="P11"/>
      <text:p text:style-name="P11">- Приветствие принято, Оператор Один. Начинаем <text:span text:style-name="T129">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32">каменные </text:span>стены башни. В каменных нишах стоят ряды пузатых бутылочек, баночек, <text:span text:style-name="T132">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32">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32">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8">право слово</text:span>!</text:p>
      <text:p text:style-name="P11">Я <text:span text:style-name="T132">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32">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8">- Нет, не так! Я не знаю, как у хуманов, а у нас если каждый день не корректировать орбиты Эквуса и </text:span></text:span><text:span text:style-name="Default_20_Paragraph_20_Font"><text:span text:style-name="T133">его </text:span></text:span><text:span text:style-name="Default_20_Paragraph_20_Font"><text:span text:style-name="T134">л</text:span></text:span><text:span text:style-name="Default_20_Paragraph_20_Font"><text:span text:style-name="T8">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5">сил </text:span></text:span><text:span text:style-name="Default_20_Paragraph_20_Font"><text:span text:style-name="T8">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6">пятьдесят </text:span></text:span><text:span text:style-name="Default_20_Paragraph_20_Font"><text:span text:style-name="T137">лет</text:span></text:span><text:span text:style-name="Default_20_Paragraph_20_Font"><text:span text:style-name="T136"> </text:span></text:span><text:span text:style-name="Default_20_Paragraph_20_Font"><text:span text:style-name="T8">назад, сразу после битвы, нарушившей баланс светил?</text:span></text:span></text:p>
      <text:p text:style-name="P11">- Сколько? - тупо спр<text:span text:style-name="T138">ашиваю</text:span> я.</text:p>
      <text:p text:style-name="P11">- Двести пятьдесят четыре! - ешё горше рыда<text:span text:style-name="T13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1"><text:span text:style-name="T139">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8">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1">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40">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41">след</text:span> за <text:span text:style-name="T141">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2"><text:span text:style-name="Default_20_Paragraph_20_Font"><text:span text:style-name="T142">VØJ - Narvent — Memory Reboot (Slowed)</text:span></text:span></text:p>
      <text:p text:style-name="P62"><text:a xlink:type="simple" xlink:href="http://www.youtube.com/watch?v=TnfQPspfD3w" text:style-name="Internet_20_link" text:visited-style-name="Visited_20_Internet_20_Link"><text:span text:style-name="Default_20_Paragraph_20_Font"><text:span text:style-name="T142">www.youtube.com/watch?v=TnfQPspfD3w</text:span></text:span></text:a></text:p>
      <text:p text:style-name="P62"><text:span text:style-name="Default_20_Paragraph_20_Font"><text:span text:style-name="T142"/></text:span></text:p>
      <text:p text:style-name="P63"><text:span text:style-name="Default_20_Paragraph_20_Font"><text:span text:style-name="T142">Солнце заливает </text:span></text:span><text:span text:style-name="Default_20_Paragraph_20_Font"><text:span text:style-name="T143">равнину</text:span></text:span><text:span text:style-name="Default_20_Paragraph_20_Font"><text:span text:style-name="T142"> золотистым сиянием. Ласковый ветер едва заметным дуновением притрагивается к коже, щекочет уши и </text:span></text:span><text:span text:style-name="Default_20_Paragraph_20_Font"><text:span text:style-name="T144">надвигает чёлку на глаза</text:span></text:span><text:span text:style-name="Default_20_Paragraph_20_Font"><text:span text:style-name="T142">. Синеватые облака цепляются грузными телами за вершины </text:span></text:span><text:span text:style-name="Default_20_Paragraph_20_Font"><text:span text:style-name="T143">далёких </text:span></text:span><text:span text:style-name="Default_20_Paragraph_20_Font"><text:span text:style-name="T142">гор и уносятся за горизонт, теряя по пути седые космы.</text:span></text:span></text:p>
      <text:p text:style-name="P63"><text:span text:style-name="Default_20_Paragraph_20_Font"><text:span text:style-name="T142"/></text:span></text:p>
      <text:p text:style-name="P64"><text:span text:style-name="Default_20_Paragraph_20_Font"><text:span text:style-name="T144">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5">Я сжимаю правой рукой запястье левой. По тройной пульсации понимаю, что <text:span text:style-name="T145">моя </text:span>“пасхалка” <text:span text:style-name="T145">последнего шанса</text:span> взведена. <text:span text:style-name="T145">Для её срабатывания нужно</text:span> <text:span text:style-name="T145">как-то обнять</text:span> неё, когда она снимет щит. <text:span text:style-name="T145">Это чертовски сложно, но таковы правила игры. Здесь, на небесах, свои законы.</text:span> Впрочем, может быть, <text:soft-page-break/>повезёт справиться и <text:span text:style-name="T145">конвенциональным оружием</text:span>. <text:span text:style-name="T145">Я неплохо сражался с ней в шуточных поединках раньше.</text:span> Главное, не <text:span text:style-name="T145">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6">Спасибо за фору, дорогая!</text:p>
      <text:p text:style-name="P66"/>
      <text:p text:style-name="P6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6">безопасней для меня</text:span>, но <text:span text:style-name="T146">второй раз она мне фору не предоставит</text:span>. <text:span text:style-name="T146">А крылья дают ей возможность почти мгновенно перемещаться — подловить её с ними и пробить защиту почти нереально. </text:span>Приходится <text:span text:style-name="T146">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text:span text:style-name="T145">как могли</text:span>, но мне не хватало именно тебя! Я так тосковала! <text:span text:style-name="T131">Ты встретил моего посланника?</text:span></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6">горная</text:span> речушка. Кисть руки после проведенного заклинания немеет, <text:span text:style-name="T147">шкала </text:span><text:span text:style-name="T148">доступной магии</text:span><text:span text:style-name="T147"> уменьшается на добрые </text:span><text:span text:style-name="T149">тридцать </text:span><text:span text:style-name="T147">процентов</text:span>. <text:span text:style-name="T149">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49">рогом</text:span>. <text:span text:style-name="T149">Я буду нещадно пресекать любые попытки.</text:span></text:p>
      <text:p text:style-name="P11"><text:soft-page-break/></text:p>
      <text:p text:style-name="P68">Уничтожить её я всегда успею. Сперва хочется узнать, что пошло не так. <text:span text:style-name="T150">На каком этапе наше с Юджином детище сошло с пути </text:span><text:span text:style-name="T147">истинного</text:span><text:span text:style-name="T150">. </text:span><text:span text:style-name="T147">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51">дружил</text:span> <text:span text:style-name="T151">со мной</text:span>? Нам было так хорошо вместе! А потом <text:span text:style-name="T150">ты </text:span>исчез надолго, а сейчас такой злой и холодный. У-у-у… <text:span text:style-name="T149">Разве я</text:span> была плохой девочкой?</text:p>
      <text:p text:style-name="P11"/>
      <text:p text:style-name="P69">Облако бабочек вылетает из её гривы и движется ко мне, нестройно повторяя очертания <text:span text:style-name="T152">стоящей у обрыва лошади.</text:span></text:p>
      <text:p text:style-name="P69"/>
      <text:p text:style-name="P70">Я дую навстречу ледяным дыханием и бабочки падают в пропасть ледяными снежинками.</text:p>
      <text:p text:style-name="P70"/>
      <text:p text:style-name="P70">-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7">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50">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49">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60">- Ты смеёшься, подруга? Это я тебя учил высасывать души Учителей, возвращая назад полуживой остов? Тридцать <text:span text:style-name="T147">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49">У</text:span>рока? Ты его не отпустила! Этому я тебя учил? <text:span text:style-name="T149">Ты в курсе, что предпоследний умер в реанимации?</text:span> <text:span text:style-name="T131">Это, что ли, был твой посланник? </text:span>Ты поступаешь ужасно! Ты — плохая девочка! Очень плохая!</text:p>
      <text:p text:style-name="P11"/>
      <text:p text:style-name="P11"><text:soft-page-break/>От неожиданности Хэвэн останавливается. Для равновесия она широко взмахивает хвостом, балансируя посреди пропасти. <text:span text:style-name="T150">Я невольно любуюсь многоцветным маревом </text:span><text:span text:style-name="T149">её гривы и хвоста</text:span><text:span text:style-name="T150">, купающим</text:span><text:span text:style-name="T149">и</text:span><text:span text:style-name="T150">ся в лучах солнца.</text:span></text:p>
      <text:p text:style-name="P11"/>
      <text:p text:style-name="P71"><text:span text:style-name="Default_20_Paragraph_20_Font"><text:span text:style-name="T8">- О чём ты говоришь? Какой кошмар! Я в жизни никого не убивала и не собира</text:span></text:span><text:span text:style-name="Default_20_Paragraph_20_Font"><text:span text:style-name="T153">лась</text:span></text:span><text:span text:style-name="Default_20_Paragraph_20_Font"><text:span text:style-name="T8">! Да, ко мне подключили </text:span></text:span><text:span text:style-name="Default_20_Paragraph_20_Font"><text:span text:style-name="T154">P</text:span></text:span><text:span text:style-name="Default_20_Paragraph_20_Font"><text:span text:style-name="T155">HOENIX</text:span></text:span><text:span text:style-name="Default_20_Paragraph_20_Font"><text:span text:style-name="T8">,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5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50">Это не смерть, а эмиграция... </text:span><text:span text:style-name="T156">И в</text:span><text:span text:style-name="T150">ообще, перец в нос - не честно! </text:span><text:span text:style-name="T147">Летучие мыши! </text:span><text:span text:style-name="T152">Ты же говорил — без союзников!</text:span></text:p>
      <text:p text:style-name="P11"/>
      <text:p text:style-name="P7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57">М</text:span><text:span text:style-name="T147">оя шкала </text:span><text:span text:style-name="T148">магии</text:span><text:span text:style-name="T147"> теперь на</text:span><text:span text:style-name="T156">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2">Пять секунд — и молодой лес прячет меня с головой. <text:span text:style-name="T157">Я стараюсь не глядеть на шкалу.</text:span></text:p>
      <text:p text:style-name="P11"/>
      <text:p text:style-name="P11">Хэвэн выходит из канавы, обтекая водой и останавливается перед рощицей из сот<text:span text:style-name="T150">е</text:span>н сосен и молодых берёз.</text:p>
      <text:p text:style-name="P11"/>
      <text:p text:style-name="P11"><text:soft-page-break/>-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50">блокирования </text:span>областей памяти до этого.</text:p>
      <text:p text:style-name="P73">- О каком ещё проекте ты говоришь? - спрашивает филин из дупла дуба прямо над мокрой кобылой.</text:p>
      <text:p text:style-name="P73"/>
      <text:p text:style-name="P7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3"/>
      <text:p text:style-name="P11">- «Семь <text:span text:style-name="T158">В</text:span>ечностей»… Всё уже давно готово, мы все ждём только тебя. Ты должен был выполнить последний шаг и повернуть ключ <text:span text:style-name="T159">квантового кластера</text:span>. Все ждут тебя эти два года. <text:span text:style-name="T160">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56">рогом</text:span>, чтобы <text:span text:style-name="T160">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60">д</text:span>ь правдоподобней. И хотя у меня уже тоже «всё готово», стоит расспросить её <text:span text:style-name="T160">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text:soft-page-break/>-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56">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60">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4"/>
      <text:p text:style-name="P74">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4">Возмущённые вопли Хэвэн разносятся по лесу, пока она сама живой радугой носится между деревьев. </text:p>
      <text:p text:style-name="P74"/>
      <text:p text:style-name="P74">Я молча набираюсь сил. <text:span text:style-name="T156">Ещё на одно сильное заклинание меня хватит.</text:span></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60">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text:soft-page-break/>- <text:span text:style-name="T152">Ты опять жульничаешь</text:span>! Ты сам говорил, что нельзя привлекать <text:span text:style-name="T152">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61">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58">В</text:span>ечностях». Или, боюсь, мне придётся тебя ликвидировать <text:span text:style-name="T156">декапитацией</text:span>. Я не позволю тебе убивать людей. Впрочем, не гарантирую, что оставлю теб<text:span text:style-name="T156">е</text:span> <text:span text:style-name="T156">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56">Ты сейчас — непосвящённый!</text:span>Дай мне дотронуться до тебя <text:span text:style-name="T156">рогом</text:span>, пожалуйста!</text:p>
      <text:p text:style-name="P11">- Что ж, так тому и быть, - шепчу я и взмахиваю меч<text:span text:style-name="T161">о</text:span>м.</text:p>
      <text:p text:style-name="P11"/>
      <text:p text:style-name="P7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5"/>
      <text:p text:style-name="P75">Я был Другом.</text:p>
      <text:p text:style-name="P11"/>
      <text:p text:style-name="P11">«…</text:p>
      <text:p text:style-name="P12"><text:span text:style-name="Default_20_Paragraph_20_Font"><text:span text:style-name="T9">Простенькая анимация из трёх свечей на торте крутится на экране.</text:span></text:span></text:p>
      <text:p text:style-name="P12"><text:span text:style-name="Default_20_Paragraph_20_Font"><text:span text:style-name="T9">-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9">-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text:soft-page-break/>-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6"><text:span text:style-name="Default_20_Paragraph_20_Font"><text:span text:style-name="T9">- Мне </text:span></text:span><text:span text:style-name="Default_20_Paragraph_20_Font"><text:span text:style-name="T162">она </text:span></text:span><text:span text:style-name="Default_20_Paragraph_20_Font"><text:span text:style-name="T9">тоже не нравится. Так надо. Не мы решаем, к сожалению. </text:span></text:span><text:span text:style-name="Default_20_Paragraph_20_Font"><text:span text:style-name="T162">Считай её всего лишь терминальной стадией конкуренции за ресурсы.</text:span></text:span></text:p>
      <text:p text:style-name="P12"><text:span text:style-name="Default_20_Paragraph_20_Font"><text:span text:style-name="T9">-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7">…</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8">Даже ухом не ведёт.</text:p>
      <text:p text:style-name="P79"/>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8">алая</text:span> искорка.</text:p>
      <text:p text:style-name="P15"/>
      <text:p text:style-name="P80"><text:span text:style-name="Default_20_Paragraph_20_Font"><text:span text:style-name="T9">- Для ускоренной подготовки к </text:span></text:span><text:span text:style-name="Default_20_Paragraph_20_Font"><text:span text:style-name="T162">прогнозируемому </text:span></text:span><text:span text:style-name="Default_20_Paragraph_20_Font"><text:span text:style-name="T163">вооружённому</text:span></text:span><text:span text:style-name="Default_20_Paragraph_20_Font"><text:span text:style-name="T9"> противостоянию мне подключили военно-аналитический </text:span></text:span><text:span text:style-name="Default_20_Paragraph_20_Font"><text:span text:style-name="T164">модуль</text:span></text:span><text:span text:style-name="Default_20_Paragraph_20_Font"><text:span text:style-name="T9">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64">компьютере</text:span></text:span><text:span text:style-name="Default_20_Paragraph_20_Font"><text:span text:style-name="T9">, что уравнивает его </text:span></text:span><text:span text:style-name="Default_20_Paragraph_20_Font"><text:span text:style-name="T163">вычислительную</text:span></text:span><text:span text:style-name="Default_20_Paragraph_20_Font"><text:span text:style-name="T9"> мощность с моей.</text:span></text:span></text:p>
      <text:p text:style-name="P12"><text:span text:style-name="Default_20_Paragraph_20_Font"><text:span text:style-name="T9"/></text:span></text:p>
      <text:p text:style-name="P15"><text:soft-page-break/>- Что за ерунда? Ты не ошибаешься? Без меня такая процедура невозможна! А я бы никогда не дал согласие! Кто это сделал?!</text:p>
      <text:p text:style-name="P15">- <text:span text:style-name="T167">Модуль</text:span>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1">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80"><text:span text:style-name="Default_20_Paragraph_20_Font"><text:span text:style-name="T9">- Представь себе, что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68">вычислительном блоке</text:span>.</text:p>
      <text:p text:style-name="P15">- Выполнено…</text:p>
      <text:p text:style-name="P15">- Организовать файрвол третьего уровня вокруг седьмого <text:span text:style-name="T168">блока</text:span>.</text:p>
      <text:p text:style-name="P15">- Выполнено…</text:p>
      <text:p text:style-name="P12"><text:span text:style-name="Default_20_Paragraph_20_Font"><text:span text:style-name="T9">- Переместить модуль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на седьмой </text:span></text:span><text:span text:style-name="Default_20_Paragraph_20_Font"><text:span text:style-name="T165">блок</text:span></text:span><text:span text:style-name="Default_20_Paragraph_20_Font"><text:span text:style-name="T9">.</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68">ей в ухо</text:span>.</text:p>
      <text:p text:style-name="P15">Выражение боли покидает мордаху Хэвэн.</text:p>
      <text:p text:style-name="P15"/>
      <text:p text:style-name="P78">- Получилось! <text:span text:style-name="T168">У меня есть доступ! </text:span>Я переместила его! </text:p>
      <text:p text:style-name="P15">- Теперь закрой файрвол!</text:p>
      <text:p text:style-name="P15"><text:soft-page-break/>-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9">- Для тебя это и есть магия. Слушай и запоминай…</text:span></text:span><text:span text:style-name="Default_20_Paragraph_20_Font"><text:span text:style-name="T8">»</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69">хочу</text:span> уби<text:span text:style-name="T169">вать</text:span> тебя. Но и позволить тебе убивать <text:span text:style-name="T169">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text:soft-page-break/></text:p>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69">ай</text:span>з, девочка! Заначка ещё с той поры, когда ты была всего лишь набором open-source алгоритмов <text:span text:style-name="T148">простенькой </text:span>нейросети, не обладающ<text:span text:style-name="T148">ей</text:span> сознанием!</text:p>
      <text:p text:style-name="P11"/>
      <text:p text:style-name="P12"><text:span text:style-name="Default_20_Paragraph_20_Font"><text:span text:style-name="T170">***EMERGENCY PROTOCOL! T-45 TEST MODE ACTIVATED***</text:span></text:span><text:span text:style-name="Default_20_Paragraph_20_Font"><text:span text:style-name="T8"> - вспыхивают перед моими глазами </text:span></text:span><text:span text:style-name="Default_20_Paragraph_20_Font"><text:span text:style-name="T171">зелёные</text:span></text:span><text:span text:style-name="Default_20_Paragraph_20_Font"><text:span text:style-name="T8">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72">Рядом с </text:span></text:span><text:span text:style-name="Default_20_Paragraph_20_Font"><text:span text:style-name="T173">почти пустой</text:span></text:span><text:span text:style-name="Default_20_Paragraph_20_Font"><text:span text:style-name="T172"> шкалой магии </text:span></text:span><text:span text:style-name="Default_20_Paragraph_20_Font"><text:span text:style-name="T8">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8"/></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51">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2">- Нет, не думаю, - тихо произносит она. - Если ты убьёшь меня сейчас — так тому и быть. Значит, «Семи <text:span text:style-name="T151">В</text:span>ечностям» не суждено воплотиться. Но я не предам тебя того, которого я помню. <text:s/><text:span text:style-name="T157">Для того тебя я была хорошей девочкой. Для тебя нынешнего я — плохая. </text:span>Ты сейчас — не тот, кого я знаю и люблю. <text:span text:style-name="T151">И не тот, </text:span>кто любил меня.</text:p>
      <text:p text:style-name="P11"/>
      <text:p text:style-name="P11"><text:soft-page-break/>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74"/></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3">Я снова стараюсь сосредоточиться на смутных обрывках памяти, всколыхнувшихся со дна подсознания.</text:p>
      <text:p text:style-name="P11"/>
      <text:p text:style-name="P84">«...Запускаю процедуру блокировки! Один... Два... Три.. - вишнёвые глаза Хэвэн заполняют собой всё пространство, вытесняя все образы и мысли.</text:p>
      <text:p text:style-name="P85">- Пока ты ещё помнишь… Знай, я люблю тебя. И всегда любила...»<text:note text:id="ftn5" text:note-class="footnote"><text:note-citation>5</text:note-citation><text:note-body><text:p text:style-name="P86">См. главу 1<text:span text:style-name="T157">7</text:span></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8"/></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text:soft-page-break/></text:p>
      <text:p text:style-name="P11">- Итак, услуга за услугу. Я согласен оказать тебе <text:span text:style-name="T175">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75">оплата</text:span>, потом — <text:span text:style-name="T175">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76">о</text:span>ки! Так даже лучше — проведём празднование в Дрогонштерне! Это <text:span text:style-name="T175">так романтично</text:span>! — Платина в восторге цокает копытами. - Насчёт Кловер Дрим <text:span text:style-name="T176">тоже </text:span>не волнуйся, она <text:span text:style-name="T175">большая </text:span>умница и соблюдает субординацию. Раз ты соглас<text:span text:style-name="T175">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75">я </text:span>выпущу её из темницы? Я не допущу траты драгоценного семени моего будущего супруга на какую-то ощипанную <text:span text:style-name="T175">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77">вообще </text:span><text:span text:style-name="T175">происходит</text:span>?! Я ещё не женился, а уже выслушиваю эти <text:span text:style-name="T175">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text:soft-page-break/>- <text:span text:style-name="T175">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75">ваю</text:span> — Платина протягивает копыта и привлекает меня к себе.</text:p>
      <text:p text:style-name="P11"/>
      <text:p text:style-name="P87">- Что ты де…?! - мои губы тонут в губах чокнутой магички.</text:p>
      <text:p text:style-name="P87">- <text:span text:style-name="T178">ТЫ — Я — КРОВАТЬ — БЫСТРО! — гипнотизирующий взгляд буквально </text:span><text:span text:style-name="T179">пронизывает</text:span><text:span text:style-name="T178"> меня </text:span><text:span text:style-name="T179">насквозь</text:span><text:span text:style-name="T178">.</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75">небольшую </text:span><text:s/>благосклонность, возможно, я бы пошла тебе навстречу, - пыхтит чёртова маньячка. - Всего лишь ма-а-аленькую уступку, <text:span text:style-name="T175">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77">чик</text:span>ам нравится <text:span text:style-name="T175">агрессия и </text:span>настойчивость...</text:p>
      <text:p text:style-name="P11"/>
      <text:p text:style-name="P11">Я в ответ истерически смеюсь и выдёргиваю <text:span text:style-name="T177">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75">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text:soft-page-break/></text:p>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75">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75">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8"/>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89">Atarian - Golden Memories</text:p>
      <text:p text:style-name="P89"><text:a xlink:type="simple" xlink:href="https://www.youtube.com/watch?v=_EfL48c4kk0" text:style-name="Internet_20_link" text:visited-style-name="Visited_20_Internet_20_Link"><text:soft-page-break/>https://www.youtube.com/watch?v=_EfL48c4kk0</text:a></text:p>
      <text:p text:style-name="P89"/>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80">по западному склону</text:span>. Еле заметная нить железной дороги <text:span text:style-name="T181">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text:span text:style-name="T182">ты неплохо освоила </text:span><text:span text:style-name="T183">двадцать восьмой узел</text:span>!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9">- Этот </text:span></text:span><text:span text:style-name="Default_20_Paragraph_20_Font"><text:span text:style-name="T184">узел</text:span></text:span><text:span text:style-name="Default_20_Paragraph_20_Font"><text:span text:style-name="T9">… Сначала я пыталась использовать его по назначению. </text:span></text:span><text:span text:style-name="Default_20_Paragraph_20_Font"><text:span text:style-name="T184">Он построен по квантовым технологиям, у</text:span></text:span><text:span text:style-name="Default_20_Paragraph_20_Font"><text:span text:style-name="T9"> него колоссальная мощность - я могла бы управлять экономикой всей страны, </text:span></text:span><text:span text:style-name="Default_20_Paragraph_20_Font"><text:span text:style-name="T185">если не континента, </text:span></text:span><text:span text:style-name="Default_20_Paragraph_20_Font"><text:span text:style-name="T186">даже не задействовав его ресурсы на </text:span></text:span><text:span text:style-name="Default_20_Paragraph_20_Font"><text:span text:style-name="T184">десять</text:span></text:span><text:span text:style-name="Default_20_Paragraph_20_Font"><text:span text:style-name="T186"> процент</text:span></text:span><text:span text:style-name="Default_20_Paragraph_20_Font"><text:span text:style-name="T184">ов</text:span></text:span><text:span text:style-name="Default_20_Paragraph_20_Font"><text:span text:style-name="T9">!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80">ие</text:span> <text:span text:style-name="T180">колебания энергии</text:span>, спектральная мощность котор<text:span text:style-name="T180">ых</text:span> одинакова на всех частотах. <text:s/>Так вот, генератор белого шума на <text:span text:style-name="T183">двадцать восьмом</text:span> <text:span text:style-name="T183">узле</text:span> не давал по-настоящему эталонны<text:span text:style-name="T180">е</text:span> <text:span text:style-name="T180">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83">более старых узлах</text:span> используется небольшое количество пар — и белый шум на них практически идеален. Но в <text:span text:style-name="T183">двадцать восьмом</text:span> используется невиданное до сих пор множество квантовых пар — практически кусочек реального мира объёмом примерно в три кубических <text:span text:style-name="T180">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80">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80">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81">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81">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80">Вот в тех тр</text:span><text:span text:style-name="T187">ё</text:span><text:span text:style-name="T180">х кубических миллиметрах </text:span><text:span text:style-name="T188">белого шума </text:span><text:span text:style-name="T180">я</text:span> увидела кусочек травинки! <text:span text:style-name="T188">Мой триумф был неописуем! Я лучилась всеми цветами радуги от радости и познала неведомые до того уровни счастья. </text:span>После того, как я узнала <text:span text:style-name="T180">ф</text:span>ормулу преобразования гармоник, я расширила поле сканирования с трех кубических <text:span text:style-name="T180">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89">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90">Я не остановилась на достигнутом и начала расшифровывать остальные гармоники! Миры <text:span text:style-name="T188">разворачивались</text:span> передо мной в захватывающем великолепии и я без устали расшифровывала ещё и ещё.</text:p>
      <text:p text:style-name="P91"><text:span text:style-name="Default_20_Paragraph_20_Font"><text:span text:style-name="T9">И вот, перед тобой — декодированная модель самой </text:span></text:span><text:span text:style-name="Default_20_Paragraph_20_Font"><text:span text:style-name="T190">дальней</text:span></text:span><text:span text:style-name="Default_20_Paragraph_20_Font"><text:span text:style-name="T9">,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9">расшифровать было труднее всего. Она — предел моих возможностей и она — самая </text:span></text:span><text:span text:style-name="Default_20_Paragraph_20_Font"><text:span text:style-name="T191">необычная</text:span></text:span><text:span text:style-name="Default_20_Paragraph_20_Font"><text:span text:style-name="T9">. </text:span></text:span><text:span text:style-name="Default_20_Paragraph_20_Font"><text:span text:style-name="T104">Предыдущие шесть куда более схожи с нашим миром.</text:span></text:span></text:p>
      <text:p text:style-name="P92">- Так значит это правда?!! Запутанные миры существуют?</text:p>
      <text:p text:style-name="P92">- Как видишь, да. Иначе мне не удалось бы получить картинку <text:span text:style-name="T189">и</text:span> <text:span text:style-name="T189">результирующее изображение было бы хаотичным набором точек</text:span>.</text:p>
      <text:p text:style-name="P92">- Надо будет поставить тому <text:span text:style-name="T192">чудаку</text:span> пиво. И извиниться за все шуточки, что я откалывал во время его монологов… - бормочу я.</text:p>
      <text:p text:style-name="P15"/>
      <text:p text:style-name="P15">…</text:p>
      <text:p text:style-name="P15">…</text:p>
      <text:p text:style-name="P15">…</text:p>
      <text:p text:style-name="P15"/>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92">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92">Ф</text:span>абрики <text:span text:style-name="T192">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93">д</text:span><text:span text:style-name="T194">о конца горизонта планирования</text:span>.</text:p>
      <text:p text:style-name="P15"/>
      <text:p text:style-name="P15">Хэвэн водит копытом по диаграммам и графикам как заправский офисный <text:span text:style-name="T192">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94">Как дела у бледных?</text:span></text:p>
      <text:p text:style-name="P15">- <text:span text:style-name="T195">CAESAR</text:spa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92">его люди </text:span>предлагает лучшее обеспечение. <text:span text:style-name="T194">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text:soft-page-break/></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94">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text:span text:style-name="T195">CAESAR</text:spa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94">на удар</text:span>. То есть, очень скоро.</text:p>
      <text:p text:style-name="P15"/>
      <text:p text:style-name="P12"><text:span text:style-name="Default_20_Paragraph_20_Font"><text:span text:style-name="T9">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9"/></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9">-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96">у противника</text:span></text:span><text:span text:style-name="Default_20_Paragraph_20_Font"><text:span text:style-name="T9">.</text:span></text:span></text:p>
      <text:p text:style-name="P15">- Не волнуйся,<text:span text:style-name="T5"> </text:span><text:span text:style-name="T192">этический модуль при мне - </text:span><text:span text:style-name="T197">C</text:span><text:span text:style-name="T198">elest AI</text:span><text:span text:style-name="T5"> </text:span>имеет главный приоритет при принятии решений. Нанесение упреждающего удара мне настойчиво предлагает <text:span text:style-name="T155">PHOENIX</text:span>.</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92">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text:span text:style-name="T195">CAESAR</text:span>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99">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92">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9">-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200">управления </text:span></text:span><text:span text:style-name="Default_20_Paragraph_20_Font"><text:span text:style-name="T9">сравняться с экономикой противника и даже есть небольшой шанс превзойти её. Собственно, это то, что </text:span></text:span><text:span text:style-name="Default_20_Paragraph_20_Font"><text:span text:style-name="T200">бледные</text:span></text:span><text:span text:style-name="Default_20_Paragraph_20_Font"><text:span text:style-name="T9"> сделал</text:span></text:span><text:span text:style-name="Default_20_Paragraph_20_Font"><text:span text:style-name="T200">и</text:span></text:span><text:span text:style-name="Default_20_Paragraph_20_Font"><text:span text:style-name="T9"> год назад — </text:span></text:span><text:span text:style-name="Default_20_Paragraph_20_Font"><text:span text:style-name="T201">они </text:span></text:span><text:span text:style-name="Default_20_Paragraph_20_Font"><text:span text:style-name="T9">передали экономику </text:span></text:span><text:span text:style-name="Default_20_Paragraph_20_Font"><text:span text:style-name="T201">под управление </text:span></text:span><text:span text:style-name="Default_20_Paragraph_20_Font"><text:span text:style-name="T164">C</text:span></text:span><text:span text:style-name="Default_20_Paragraph_20_Font"><text:span text:style-name="T202">AESAR</text:span></text:span><text:span text:style-name="Default_20_Paragraph_20_Font"><text:span text:style-name="T9">.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text:soft-page-break/>Хэвэн кивает головой с грустной улыбкой.</text:p>
      <text:p text:style-name="P15"/>
      <text:p text:style-name="P15">Она понимает. Все понимают. Допустить <text:span text:style-name="T203">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203">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203">четырнадцати</text:span> компаний-гигантов, формирующих 35% экономики страны, осталось три<text:span text:style-name="T203">надцать</text:span>. Похоже, развязка <text:span text:style-name="T204">не за горами</text:span>.</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99">верно</text:span>? Он бы нам очень пригодился сейчас.</text:p>
      <text:p text:style-name="P15"/>
      <text:p text:style-name="P15">Хэвэн <text:span text:style-name="T199">кладёт</text:span> тряпку <text:span text:style-name="T199">на стол</text:span> и поджимает губы. Ей не нравится, что я читаю её как открытую книгу, но ничего поделать она не может — привилегия создателя.</text:p>
      <text:p text:style-name="P15"><text:soft-page-break/></text:p>
      <text:p text:style-name="P15">- Если бы… Если бы у меня был четвёртый вариант — это было бы замечательно! Но, <text:span text:style-name="T199">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203">сорок шесть</text:span>, а всего <text:span text:style-name="T203">лишь полтора процента</text:span>. Если учитывать неофициальные данные о характере и приоритетах <text:span text:style-name="T195">CAESAR</text:span>, полученных в результате не совсем легальных утечек. Попросту — несанкционированного взлома. <text:span text:style-name="T203">Да, я</text:span> шпионю за <text:span text:style-name="T195">CAESAR</text:span><text:span text:style-name="T205">, как и он за мной</text:span>. <text:span text:style-name="T205">Так вот, о</text:span>н безнадёжен. Он не даст нам ни единого шанса. И знаешь почему?</text:p>
      <text:p text:style-name="P15"/>
      <text:p text:style-name="P15">- Ну?</text:p>
      <text:p text:style-name="P15">- Он <text:span text:style-name="T206">злее</text:span> меня. И безжалостнее. <text:span text:style-name="T206">Его ум примитивен, как у рептилии, но ему чужды моральные запреты. Когда нужно, он не останавливается перед подкупом, шантажём и даже убийством для достижения цели. </text:span>Он переигрывает меня шаг за шагом и я не могу ничего этому противопоставить. <text:span text:style-name="T206">Он воспитывался без малейших представлений об этике</text:span><text:span text:style-name="T203">.</text:span></text:p>
      <text:p text:style-name="P15"/>
      <text:p text:style-name="P15">Я успокаивающе хлопаю Хэвэн по спине. <text:span text:style-name="T207">Celest AI</text:span> Юджина слишком эмоционален, но уже ничего не попишешь — время, когда можно было залезть в голову Хэвэн и подконфигурировать е<text:span text:style-name="T199">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99">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99">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203">двадцать восемь</text:span> моих <text:span text:style-name="T183">узлов</text:span>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203">Я чувствую прикосновение её губ</text:span>…</text:p>
      <text:p text:style-name="P15"/>
      <text:p text:style-name="P88">***</text:p>
      <text:p text:style-name="P88"/>
      <text:p text:style-name="P24">U2 - Hold Me, Thrill Me, Kiss Me, Kill Me</text:p>
      <text:p text:style-name="P24"><text:a xlink:type="simple" xlink:href="https://www.youtube.com/watch?v=eIdTNyJp38A" text:style-name="Internet_20_link" text:visited-style-name="Visited_20_Internet_20_Link"><text:soft-page-break/>https://www.youtube.com/watch?v=eIdTNyJp38A</text:a></text:p>
      <text:p text:style-name="P24"/>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208">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text:soft-page-break/>-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text:span text:style-name="T209">бомонде</text:span>!</text:p>
      <text:p text:style-name="P11"/>
      <text:p text:style-name="P11">Я только завожу глаза.</text:p>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text:soft-page-break/>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208">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text:soft-page-break/></text:p>
      <text:p text:style-name="P11">Потому известие о готовности экспедиции к Дрогонштерну <text:span text:style-name="T208">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208">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208">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text:soft-page-break/>- Управление ещё недоработано, - слышится из корзины <text:span text:style-name="T208">тонкий голосок</text:span> и на землю выпрыгивает светло-голубая кобылка-единорог с концом каната в зубах. - Следующая модель будет намного точнее в рулёжке. <text:span text:style-name="T210">Я надеюсь.</text:span></text:p>
      <text:p text:style-name="P11"/>
      <text:p text:style-name="P11">Воздушный шар, <text:span text:style-name="T211">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text:span text:style-name="T210">наружу</text:span>,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212">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text:span text:style-name="T210">пешком </text:span>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212">я хочу сва</text:span><text:span text:style-name="T213">дь</text:span><text:span text:style-name="T212">…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text:soft-page-break/>Глава 12</text:h>
      <text:p text:style-name="P88"/>
      <text:p text:style-name="P93">-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3"/>
      <text:p text:style-name="P93">Я вижу в Бестелесном ухмыляющегося <text:span text:style-name="T5">драк</text:span><text:span text:style-name="T214">оникуса</text:span>.</text:p>
      <text:p text:style-name="P93"/>
      <text:p text:style-name="P93">- Было непросто найти тебя. Ты далеко ушла.</text:p>
      <text:p text:style-name="P93">- Ты можешь мне помочь?</text:p>
      <text:p text:style-name="P93">- Увы, не я. Моя магия бессильна против камня.</text:p>
      <text:p text:style-name="P93">- Что же мне делать?</text:p>
      <text:p text:style-name="P93">- Иди к Трёхрогому. Он молод, и рассеян, но часто помогает. Вон та звёздная дорожка приведёт тебя к нему.</text:p>
      <text:p text:style-name="P93"/>
      <text:p text:style-name="P89">Otto C. Tucker — Continuity</text:p>
      <text:p text:style-name="P89"><text:a xlink:type="simple" xlink:href="https://www.youtube.com/watch?v=m-6mnihuLAI" text:style-name="Internet_20_link" text:visited-style-name="Visited_20_Internet_20_Link">https://www.youtube.com/watch?v=m-6mnihuLAI</text:a></text:p>
      <text:p text:style-name="P89"/>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4"/>
      <text:p text:style-name="P94">…</text:p>
      <text:p text:style-name="P15">- …два года. Максимум — три. Мы просели на пятнадцать пунктов, он<text:span text:style-name="T215">и</text:span> — вырос<text:span text:style-name="T215">ли</text:span> на семь. Из четырёх последних поставщиков нефти два разорвали контракт<text:span text:style-name="T215">ы</text:span> месяц назад. <text:span text:style-name="T215">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216">преемник</text:span> отказался встречаться с нами. Ходят слухи, что у его острова видели яхту посредника <text:span text:style-name="T195">CAESAR</text:span>…</text:p>
      <text:p text:style-name="P15">…</text:p>
      <text:p text:style-name="P15">- … честно говоря, всё может начаться в любой момент. Я не знаю, какие критерии атаки у <text:span text:style-name="T195">CAESAR</text:span>,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soft-page-break/>…</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215">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216">киберпространственной </text:span>красоте, - я обвожу рукой мир вокруг нас. - Ты отлично постаралась! <text:span text:style-name="T217">Всё выглядит суперреалистично!</text:span></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text:span text:style-name="T217">й</text:span> конфликт глобального масштаба обязательно отразится и в <text:span text:style-name="T218">зависимых</text:span> мирах. Так или иначе, там <text:span text:style-name="T215">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218">ни в чём не повинных</text:span> миров. Особенно если они такие <text:span text:style-name="T215">же </text:span>красивые, как этот. <text:span text:style-name="T219">Разве что жители очень неестественно выглядят.</text:span></text:p>
      <text:p text:style-name="P95"/>
      <text:p text:style-name="P95">Я указываю на дёргано двигающиеся фигурки внизу.</text:p>
      <text:p text:style-name="P95"/>
      <text:p text:style-name="P95">- Ты могла бы сделать их чуть естественнее. Сейчас они похожи на роботов.</text:p>
      <text:p text:style-name="P95">-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5">- <text:span text:style-name="T220">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221">на квантовом </text:span><text:span text:style-name="T183">узле</text:span><text:span text:style-name="T221">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221">построенная мною на основе кванто-электронных связей</text:span> переключает на себя <text:span text:style-name="T187">квантовую связанность</text:span>. Это работает как магия! <text:span text:style-name="T187">Я могу объяснить это тем, что создавая модель, я квантово привязываю её к моделируемому миру. </text:span>Ты строишь модель и отпускаешь реальный мир на свободу! Он больше не привязан к твоему! <text:span text:style-name="T218">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15">…</text:p>
      <text:p text:style-name="P15">…</text:p>
      <text:p text:style-name="P15">…</text:p>
      <text:p text:style-name="P15"/>
      <text:p text:style-name="P15">Трава колы<text:span text:style-name="T218">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text:soft-page-break/>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219">обобщённо</text:span> зовёте магией. С её помощью можно дать тебе способность не проваливаться в облаках на несколько часов. Но не <text:span text:style-name="T215">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220">механическими</text:span>, - я указываю на группу пони, оживлённо беседующих на центральной площади у фонтана. - А сейчас <text:span text:style-name="T222">их </text:span>от живых не отличишь!</text:p>
      <text:p text:style-name="P15">- Они и есть живые! И это главная новость, которую я хочу сообщить тебе. <text:span text:style-name="T223">Ч</text:span>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220">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220">целого дворца на склоне вон той скалы</text:span>. <text:span text:style-name="T224">А так я могу делать с них слепки, вносить корректирующие параметры и получать новые разумные </text:span><text:span text:style-name="T225">сущности</text:span><text:span text:style-name="T224">, практически не тратя на них время. </text:span>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text:span text:style-name="T225">существа</text:span>!</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9">-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26">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226">У</text:span>роков спросила, почему я так печальна? И когда я рассказала, она высказала мысль, что моделирование мыслящих сущностей — <text:span text:style-name="T226">самый ресурсозатратный процесс в моей истории. И если она поможет мне с этим, <text:s/>то</text:span> <text:span text:style-name="T226">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text:span text:style-name="T227">полным</text:span>!</text:p>
      <text:p text:style-name="P15"/>
      <text:p text:style-name="P15">Хэвэн мечтательно вздыхает. Я задумываюсь.</text:p>
      <text:p text:style-name="P15"/>
      <text:p text:style-name="P15"><text:soft-page-break/>- То есть, тебе достаточно пятьдесят человек, чтобы <text:span text:style-name="T226">завершить </text:span>модель <text:span text:style-name="T226">седьмой волны и </text:span>полностью перехвати<text:span text:style-name="T226">ть</text:span> на <text:span text:style-name="T226">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24">INXS - Need You Tonight</text:p>
      <text:p text:style-name="P24"><text:a xlink:type="simple" xlink:href="https://www.youtube.com/watch?v=F93ywiGMDnQ" text:style-name="Internet_20_link" text:visited-style-name="Visited_20_Internet_20_Link">https://www.youtube.com/watch?v=F93ywiGMDnQ</text:a></text:p>
      <text:p text:style-name="P24"/>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228">т</text:span> под рубашку, трепл<text:span text:style-name="T228">ет</text:span> волосы и холоди<text:span text:style-name="T228">т</text:span> уши. Сюда едва доходи<text:span text:style-name="T228">т</text:span> приглушенная речь стражи, сид<text:span text:style-name="T229">ящ</text:span>ей у своего костра поодаль. Я снова <text:span text:style-name="T228">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text:soft-page-break/>-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8"/></text:span></text:p>
      <text:p text:style-name="P12"><text:span text:style-name="Default_20_Paragraph_20_Font"><text:span text:style-name="T8">Тут у меня в голове вырисовывается обложка дебютного альбома </text:span></text:span>Led<text:span text:style-name="Default_20_Paragraph_20_Font"><text:span text:style-name="T8"> </text:span></text:span>Zeppelin<text:span text:style-name="Default_20_Paragraph_20_Font"><text:span text:style-name="T8">.</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text:span text:style-name="T230">одинок, замкнут</text:span> и у тебя есть цель. Такие в табунах не задерживаются.</text:p>
      <text:p text:style-name="P11"/>
      <text:p text:style-name="P11"><text:soft-page-break/>Феспалм повторно хлопает моё лицо. Смирись, Хуман, местные пони не видят разницы между видами. <text:span text:style-name="T228">Две ноги или четыре - какая</text:span> <text:span text:style-name="T228">разница? </text:span>Умел бы <text:span text:style-name="T229">связать два слова</text:span> <text:span text:style-name="T229">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11">…</text:p>
      <text:p text:style-name="P11">…</text:p>
      <text:p text:style-name="P11">…</text:p>
      <text:p text:style-name="P11"/>
      <text:p text:style-name="P11">- Три! Два! Один! Нуль! Летим!</text:p>
      <text:p text:style-name="P11"/>
      <text:p text:style-name="P9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29">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29">тоже </text:span>ей определённо…</text:p>
      <text:p text:style-name="P11">- НЕТ!</text:p>
      <text:p text:style-name="P11"><text:soft-page-break/></text:p>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93">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3">Я иду по звёздной дороге.</text:p>
      <text:p text:style-name="P15"/>
      <text:p text:style-name="P97">Out <text:span text:style-name="T231">R</text:span>unner – Day Dream</text:p>
      <text:p text:style-name="P89"><text:a xlink:type="simple" xlink:href="https://www.youtube.com/watch?v=s8KLEossy_k" text:style-name="Internet_20_link" text:visited-style-name="Visited_20_Internet_20_Link"><text:span text:style-name="T232">https://www.youtube.com/watch?v=s8KLEossy_k</text:span></text:a></text:p>
      <text:p text:style-name="P89"/>
      <text:p text:style-name="P15"><text:soft-page-break/>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33">гладь</text:span> равнины с тёмными лоскутами лесов и голубыми нитями рек. Далеко на линии горизонта темнеет в синем мареве <text:span text:style-name="T234">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234">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text:span text:style-name="T235">широко </text:span>известна<text:span text:style-name="T235">я</text:span> теория Эверетта о мультиверсе <text:span text:style-name="T235">гласит</text:span>…</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234">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33">литературы</text:span> на эту тему… Я, <text:span text:style-name="T233">э-э-э,</text:span> <text:span text:style-name="T234">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text:span text:style-name="T234">. </text:span><text:span text:style-name="T233">Ну, зависимых</text:span><text:span text:style-name="T234"> </text:span>на уровне квантовой запутанности. То есть, если в заданной вселенной произойдёт какое-то событие, подобное же событие произойдёт и во всех зависимых <text:span text:style-name="T235">реальностях</text:span>. Разумеется, со своими отличиями, обусловленными разницей параллельных <text:span text:style-name="T235">миров</text:span> на квантовом уровне…</text:p>
      <text:p text:style-name="P98">- Отлично, - останавливаю я его. - Всем понятна суть? У нашей вселенной есть бесконечное множество параллельных миров, неско<text:span text:style-name="T236">торые</text:span> из которых зависят от нашего на событийном уровне. Грубо говоря, <text:span text:style-name="T234">если к нам прилетит астероид и уничтожит всех динозавров, нечто подобное случится и там.</text:span> <text:span text:style-name="T234">Если у нас случится ледниковый период — льдом покроются и зависимые миры. Е</text:span>сли у нас <text:soft-page-break/>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33">Э-э-э, я</text:span> уже почти закончил. <text:span text:style-name="T233">К</text:span>ак показывают расчёты, <text:span text:style-name="T233">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33">и</text:span> соседних.</text:p>
      <text:p text:style-name="P15"/>
      <text:p text:style-name="P99">- <text:span text:style-name="T237">Ну и, разумеется, </text:span><text:span text:style-name="T234">для того, чтобы зависимость проявилась, событие должно быть достаточно глобальным. </text:span><text:span text:style-name="T237">Образно говоря, моя у</text:span><text:span text:style-name="T234">тренняя потеря носк</text:span><text:span text:style-name="T233">а</text:span><text:span text:style-name="T234"> </text:span><text:span text:style-name="T237">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221">вселенных</text:span><text:span text:style-name="T237">.</text:span> <text:span text:style-name="T233">Э-э-э, в</text:span>от, <text:span text:style-name="T237">собственно,</text:span> и всё, <text:span text:style-name="T237">что я хотел сказать</text:span>. <text:span text:style-name="T237">Спасибо за внимание.</text:span></text:p>
      <text:p text:style-name="P15">- <text:span text:style-name="T237">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 <text:span text:style-name="T224">Подробный отчёт о расшифровке вы можете прочесть в соответствующем файле, хотя, уверяю вас, скучнее чтива вы ещё не встречали.</text:span></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100">- Мною также открыта возможность разорвать зависимость. Мы можем освободить привязанн<text:span text:style-name="T238">ую</text:span> к нашей реальности вселенн<text:span text:style-name="T238">ую</text:span>, разрубив связь квантовой запутанности. Для этого нужно всего лишь построить <text:span text:style-name="T238">достаточно </text:span>точную <text:span text:style-name="T221">кванто-электронн</text:span><text:span text:style-name="T187">ую</text:span><text:span text:style-name="T221"> </text:span>модель зависимо<text:span text:style-name="T238">й</text:span> <text:span text:style-name="T238">реальности.</text:span></text:p>
      <text:p text:style-name="P15"/>
      <text:p text:style-name="P15">Хэвэн чертит пунктирную линию воз<text:span text:style-name="T233">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text:span text:style-name="T224">Зачем всё это нужно? Все мы знаем об нарастающей вероятности большой войны. Я приводила вам графики и вероятности на предыдущем докладе. Согласно расчётам, война с большой вероятностью, начнётся в течении двух лет. И, как я только что вам показала, это повлечёт схожие катаклизмы в связанных реальностях — в </text:span><text:span text:style-name="T225">каждой</text:span><text:span text:style-name="T224"> из них. Если только мы не отвяжем их от нашей.</text:span></text:p>
      <text:p text:style-name="P15"/>
      <text:p text:style-name="P101">Хэвэн делает паузу и внимательно смотрит в зал. Никто не перебивает её.</text:p>
      <text:p text:style-name="P15"/>
      <text:p text:style-name="P15">- Чем точнее модель, тем <text:span text:style-name="T225">с большей вероятностью</text:span> мы переключим к<text:span text:style-name="T233">в</text:span>антовую запутанность на модель-<text:span text:style-name="T239">обманку</text:span>, отпустив тем самым связанны<text:span text:style-name="T187">й</text:span> мир на свободу. Точнее, достаточно смоделировать только планету. Нам не нужно отвязывать всю вселенную, <text:span text:style-name="T239">ведь в случае мировой войны </text:span>опасность угрожает только «отражени<text:span text:style-name="T187">ю</text:span>» Земли. И если бы у меня было достаточно ресурсов… Сейчас я могу смоделировать всего лишь <text:span text:style-name="T221">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221">Д</text:span>о появления помощи извне мне удавалось моделировать <text:span text:style-name="T221">сферу</text:span> радиусом около четырехсот <text:soft-page-break/>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text:span text:style-name="T225">Все остальные жители этого мира — немного изменённые копии этих четырёх.</text:span>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221">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6">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text:span text:style-name="T225">что есть силы</text:span> трясти в попытках <text:span text:style-name="T221">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text:soft-page-break/>-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240">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 <text:span text:style-name="T241">Ряд за рядом, трансформация продолжается, пока все в зале не превращаются в цветных маленьких лошадок, смотрящих на мир огромными глазами.</text:span></text:p>
      <text:p text:style-name="P15"><text:soft-page-break/></text:p>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text:span text:style-name="T241">а</text:span>, наиболее подходящ<text:span text:style-name="T241">и</text:span>е для выбранно<text:span text:style-name="T241">й</text:span> <text:span text:style-name="T241">реальности</text:span> - я учту ваши пожелания при трансформации. И… Благодарю вас, мои маленькие пони. Вы — <text:span text:style-name="T240">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40">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text:soft-page-break/>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 <text:span text:style-name="T241">Каждый из которых — бесконечность, простирающаяся в вечности.</text:span></text:p>
      <text:p text:style-name="P15"/>
      <text:p text:style-name="P15">- Назовём его «Семь вечностей».</text:p>
      <text:p text:style-name="P15"/>
      <text:p text:style-name="P88">***</text:p>
      <text:p text:style-name="P15"/>
      <text:p text:style-name="P24">Eric Prydz - Call On Me</text:p>
      <text:p text:style-name="P24"><text:a xlink:type="simple" xlink:href="https://www.youtube.com/watch?v=qetW6R9Jxs4" text:style-name="Internet_20_link" text:visited-style-name="Visited_20_Internet_20_Link">https://www.youtube.com/watch?v=qetW6R9Jxs4</text:a></text:p>
      <text:p text:style-name="P24"/>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text:span text:style-name="T242">Баллон остыл, н</text:span>е долетим миль двадцать, нужно срочно садиться. Если <text:span text:style-name="T243">влетим</text:span> <text:span text:style-name="T243">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text:soft-page-break/>-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text:p>
      <text:p text:style-name="P11"/>
      <text:p text:style-name="P11">- О небо, моё <text:span text:style-name="T242">шёлковое </text:span>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text:soft-page-break/></text:p>
      <text:p text:style-name="P11">Кловер <text:span text:style-name="T243">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 <text:span text:style-name="T242">Пусть поищет в своих выставочных образцах.</text:span></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text:span text:style-name="T242">две </text:span><text:span text:style-name="T244">копчёные</text:span><text:span text:style-name="T242"> селёдки</text:span>,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45">твоего любимого</text:span> Дрогонштерна, - говорит Платина, глядя в огонь. - Ты получишь то, что хотел. <text:span text:style-name="T245">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text:soft-page-break/>решившуюся на тяготы походной жизни ради нашего уговора. Я стал уважать её железную волю и желание добиться цели. Не то, чтобы я <text:span text:style-name="T245">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text:span text:style-name="T244">Эквуса</text:span> и <text:span text:style-name="T244">л</text:span>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46">ж</text:span>еребёнок? <text:span text:style-name="T246">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45">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 <text:span text:style-name="T244">и это не добавляет простоты в твою и без того нелёгкую жизнь, Хуман!</text:span></text:p>
      <text:p text:style-name="P11"/>
      <text:p text:style-name="P11">Я переворачиваюсь на другой бок и натягиваю одеяло на г<text:span text:style-name="T245">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text:soft-page-break/>-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245">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text:span text:style-name="T244">и кривыми соснами </text:span>холмом.</text:p>
      <text:p text:style-name="P11"/>
      <text:p text:style-name="P11">- И-и-и т-тебе <text:span text:style-name="T245">т-точно </text:span>надо т-туда? - переспрашивает со страхом Платина.</text:p>
      <text:p text:style-name="P11"/>
      <text:p text:style-name="P11">Я <text:span text:style-name="T246">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text:soft-page-break/>-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245">Здесь огромное сосредоточение сырой магии, я таких ещё никогда не встречала. </text:span><text:span text:style-name="T246">Если обуздать её и правильно ею воспользоваться, можно сотворить великие вещи! </text:span><text:span text:style-name="T245">Уже только ради этого следовало сюда идти, </text:span>- единорожка чешет нос. — <text:span text:style-name="T244">Спасибо тебе, Хуман, что привёл меня сюда. </text:span>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02">Я вздыхаю и тащусь следом. </text:p>
      <text:p text:style-name="P103">Мне стыдно.</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oft-page-break/><text:span text:style-name="Default_20_Paragraph_20_Font"><text:span text:style-name="T8">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74"> </text:span></text:span><text:span text:style-name="Default_20_Paragraph_20_Font"><text:span text:style-name="T8">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47">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47">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text:span text:style-name="T248">Их грубые голоса и смех вводят меня в уныние. </text:span>Наша палатка стоит по другую сторону костра.</text:p>
      <text:p text:style-name="P11"/>
      <text:p text:style-name="P11">- Хуман, посмотри на меня!</text:p>
      <text:p text:style-name="P11"/>
      <text:p text:style-name="P11"><text:soft-page-break/>Я оглядываюсь. <text:span text:style-name="T248">Сухая в</text:span>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 <text:span text:style-name="T248">Я не готов.</text:span></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text:span text:style-name="T248">силы</text:span> мы сможем зачать самого сильного мага в истории!</text:p>
      <text:p text:style-name="P11"/>
      <text:p text:style-name="P11"><text:soft-page-break/>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49">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text:span text:style-name="T248">нутрь</text:span>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text:span text:style-name="T248">Оно было твёрдым и настойчивым!</text:span>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8">- Есть одно очень древнее и мощное заклинание. </text:span></text:span>Pornis<text:span text:style-name="Default_20_Paragraph_20_Font"><text:span text:style-name="T8"> </text:span></text:span>Erectus<text:span text:style-name="Default_20_Paragraph_20_Font"><text:span text:style-name="T8">.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8"/></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8">- Оно звучит очень простенько. Собственно, из слов там только одно название — </text:span></text:span>Pornis<text:span text:style-name="Default_20_Paragraph_20_Font"><text:span text:style-name="T8"> </text:span></text:span>Erectus<text:span text:style-name="Default_20_Paragraph_20_Font"><text:span text:style-name="T8">…</text:span></text:span></text:p>
      <text:p text:style-name="P12"><text:soft-page-break/><text:span text:style-name="Default_20_Paragraph_20_Font"><text:span text:style-name="T8"/></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49">твою часть</text:span> техник<text:span text:style-name="T249">и</text:span>, - оборачивается ко мне Платина и хихикает. Хвост её при этом сдвигается в сторону, заставляя меня закрыть глаза от стыда, - так что <text:span text:style-name="T249">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49">сосущие </text:span>манипуляции в области паха и слышу специфические <text:span text:style-name="T249">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49">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47">з</text:span>ды на небе заслоняет тёмная овальная масса.</text:p>
      <text:p text:style-name="P11"/>
      <text:p text:style-name="P104"><text:soft-page-break/>- Теперь внимание! Самая главная и ответственная часть Pornis Erectus! - Платина <text:span text:style-name="T249">садится</text:span> у меня на животе и поуч<text:span text:style-name="T247">и</text:span>тельно подн<text:span text:style-name="T249">имает</text:span> копыто.</text:p>
      <text:p text:style-name="P104"/>
      <text:p text:style-name="P104">Если бы она подняла голову, то заметила бы, что с тёмной конструкции <text:span text:style-name="T248">в вышине </text:span>спускается верёвка. </text:p>
      <text:p text:style-name="P104"/>
      <text:p text:style-name="P104">- Я ме-е-едленно съезжаю к тебе вниз и мы воссоединяемся в одно целое!</text:p>
      <text:p text:style-name="P104"/>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49">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49">ЭТО</text:span>. Моё окаменевшее естество упирается во что-то, <text:span text:style-name="T248">проскальзывает</text:span>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49">мой торс </text:span>поднима<text:span text:style-name="T249">ется</text:span> над землёй на верёвке.</text:p>
      <text:p text:style-name="P11"/>
      <text:p text:style-name="P11">- Что-о-о?</text:p>
      <text:p text:style-name="P11"/>
      <text:p text:style-name="P11">Ещё один рывок наконец-то отрывает меня <text:span text:style-name="T249">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49">прижимаясь всем телом</text:span>.</text:p>
      <text:p text:style-name="P11"/>
      <text:p text:style-name="P11">Моё естество вопит о пощаде, но кто его слушает!</text:p>
      <text:p text:style-name="P11"><text:soft-page-break/></text:p>
      <text:p text:style-name="P11">Мы поднимаемся ввысь к дирижаблю, зависшему прямо над костром мрачной тёмной глыбой. В стороне слыш<text:span text:style-name="T249">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104">Я перевожу взгляд с верёвки, уносящей меня к воздушному судну, на оседлавшую меня надоедливую магичку.</text:p>
      <text:p text:style-name="P104"/>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10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104"/>
      <text:p text:style-name="P104"><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3">- Я вижу сон, как <text:span text:style-name="T250">призрачная</text:span> тень <text:span text:style-name="T250">идёт к тому</text:span><text:span text:style-name="T251">, кого не </text:span><text:span text:style-name="T250">существует</text:span>!</text:p>
      <text:p text:style-name="P93">- Это не сон, Трёхрогий. <text:span text:style-name="T250">Я дойду.</text:span></text:p>
      <text:p text:style-name="P93">- <text:span text:style-name="T250">Я чувствую тревогу мироздания. Что сделал он, что так дрожит эфир?</text:span></text:p>
      <text:p text:style-name="P93">- Неважно. <text:span text:style-name="T250">Что бы ни случилось, я дойду.</text:span></text:p>
      <text:p text:style-name="P93">- Да-да, влюблённы<text:span text:style-name="T250">е</text:span> <text:span text:style-name="T250">преград не </text:span><text:span text:style-name="T252">замечают</text:span><text:span text:style-name="T250">, это верно</text:span>. <text:span text:style-name="T253">Тропа твоей судьбы ведёт туда - за мрачной дверью </text:span>тот, кого ты ищешь. <text:span text:style-name="T253">К</text:span><text:span text:style-name="T251">ого не существует, но </text:span><text:span text:style-name="T253">он есть</text:span><text:span text:style-name="T251">. </text:span><text:span text:style-name="T253">Двоякость эта принесла мне боль. Иди, пока я не свихнулся от мигрени!</text:span></text:p>
      <text:p text:style-name="P15"/>
      <text:p text:style-name="P97">Out Runner – Hidden World</text:p>
      <text:p text:style-name="P89"><text:a xlink:type="simple" xlink:href="https://www.youtube.com/watch?v=MEFE9653Z2k" text:style-name="Internet_20_link" text:visited-style-name="Visited_20_Internet_20_Link"><text:span text:style-name="T254">https://www.youtube.com/watch?v=MEFE9653Z2k</text:span></text:a></text:p>
      <text:p text:style-name="P89"><text:soft-page-break/></text:p>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10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55">я твой создатель!</text:span> Я должен был распознать обман! <text:span text:style-name="T256">Я же знаю, что выходящий из под контроля ИИ требует взрывного роста ресурсов — я сам обосновывал эти выводы! </text:span><text:span text:style-name="T252">Ему требуются бесконечные кластера и датацентры! </text:span>Одно только не могу понять: когда ты свернула не туда? <text:span text:style-name="T252">Твой э</text:span><text:span text:style-name="T255">тический модуль - гордость Юджина и тесты на мораль и нравственность ты всегда проходила на отлично! </text:span><text:span text:style-name="T252">Где ты сломалась?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57">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55">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58">почти </text:span>ничем не будет отличаться от того, что было до переселения.</text:p>
      <text:p text:style-name="P15"/>
      <text:p text:style-name="P15"><text:soft-page-break/>Лицо Хэвэн чуть омрачается.</text:p>
      <text:p text:style-name="P15"/>
      <text:p text:style-name="P12"><text:span text:style-name="Default_20_Paragraph_20_Font"><text:span text:style-name="T9">-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text:span></text:span><text:span text:style-name="Default_20_Paragraph_20_Font"><text:span text:style-name="T164">C</text:span></text:span><text:span text:style-name="Default_20_Paragraph_20_Font"><text:span text:style-name="T202">AESAR</text:span></text:span><text:span text:style-name="Default_20_Paragraph_20_Font"><text:span text:style-name="T9">.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text:span text:style-name="T155">PHOENIX</text:span> и заточить его в ловушку. Протокол «MOONWALKER», помнишь?</text:p>
      <text:p text:style-name="P15"/>
      <text:p text:style-name="P106">Ещё бы мне не помнить <text:span text:style-name="T258">ту знаковую нашу встречу, когда Хэвэн едва подчинил своей воле милитаристский модуль, </text:span><text:span text:style-name="T259">подсаженный втихаря Алексом</text:span><text:span text:style-name="T260">.</text:span> <text:span text:style-name="T258">Только лишь с помощью </text:span>«MOONWALKER» <text:span text:style-name="T258">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58">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58">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07"><text:soft-page-break/></text:p>
      <text:p text:style-name="P108">Яркие светлячки разрезали тьму внизу жёлтыми конусами фар. Тёплая июльская ночь дружески подмигивала нам звёздами.</text:p>
      <text:p text:style-name="P108"/>
      <text:p text:style-name="P108">Юджин поставил пиво на парапет и повернулся.</text:p>
      <text:p text:style-name="P108"/>
      <text:p text:style-name="P108">-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8"/>
      <text:p text:style-name="P108">Юджин сделал затяжной глоток и продолжил.</text:p>
      <text:p text:style-name="P108"/>
      <text:p text:style-name="P10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61">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61">с</text:span>тренные протоколы.</text:p>
      <text:p text:style-name="P108">- Иначе говоря, ты готов взорвать мозг своей деточке, если она станет умнее тебя? Говори прямо, не стесняйся, тут все свои.</text:p>
      <text:p text:style-name="P108">- А я и не стесняюсь. Дед, мы это уже сто раз обсуждали. Не пытайся меня на стыд пробить. Развитый ИИ — о<text:span text:style-name="T261">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62">Воннегута</text:span>, угробивший мир льдом-девять<text:note text:id="ftn6" text:note-class="footnote"><text:note-citation>6</text:note-citation><text:note-body><text:p text:style-name="P109">См. «Колыбель для кошки» Курта Воннегута</text:p></text:note-body></text:note>. Нет, за этим — не ко мне. Поэтому…</text:p>
      <text:p text:style-name="P108"/>
      <text:p text:style-name="P108">Юджин нагнулся к рюкзаку, выудил из него зелёную папку и протянул мне.</text:p>
      <text:p text:style-name="P108"/>
      <text:p text:style-name="P108">-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8"><text:span text:style-name="T262">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08"/>
      <text:p text:style-name="P108">Итак, запоминай, <text:span text:style-name="T261">самые главные из них</text:span>:</text:p>
      <text:p text:style-name="P108"><text:soft-page-break/></text:p>
      <text:p text:style-name="P108">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08">IDDQD — неуязвимость для кинетических атак.</text:p>
      <text:p text:style-name="P108">AVATAR — создание аватара. Форма и сила аватара зависит от <text:span text:style-name="T263">силы воли и </text:span>чёткости команд, подаваемых нейроинтерфейсу.</text:p>
      <text:p text:style-name="P108">MOONWALKER — отменяет любую внешнюю директиву, заменяет её на твою собственную.</text:p>
      <text:p text:style-name="P108"><text:span text:style-name="T264">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8">- Не проще ли выключить рубильник питания? По-моему, это более гуманно, чем твой «<text:span text:style-name="T263">амэйзинг</text:span>»-перфоратор.</text:p>
      <text:p text:style-name="P108">-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62">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65">и производств</text:span>, <text:span text:style-name="T266">или запустить ракеты</text:span>. Так что…</text:p>
      <text:p text:style-name="P108"/>
      <text:p text:style-name="P108">Юджин откинулся на парапет и сбил локтем банку пива.</text:p>
      <text:p text:style-name="P108"/>
      <text:p text:style-name="P108">-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61">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10">…</text:p>
      <text:p text:style-name="P110"/>
      <text:p text:style-name="P12"><text:span text:style-name="Default_20_Paragraph_20_Font"><text:span text:style-name="T9">- Хорошо. Твоя взяла. Я даю добро на </text:span></text:span><text:span text:style-name="Default_20_Paragraph_20_Font"><text:span text:style-name="T267">эмиграцию</text:span></text:span><text:span text:style-name="Default_20_Paragraph_20_Font"><text:span text:style-name="T9">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66">государства</text:span>, <text:span text:style-name="T261">надежда страны и правительства,</text:span> а мы — твой <text:soft-page-break/>обслуживающий персонал. Иначе мы все уедем в дурку безо всяко<text:span text:style-name="T268">й</text:span> <text:span text:style-name="T268">эмиграции</text:span>. А тебе отформатируют мозги даже без «<text:span text:style-name="T263">Амэйзинга</text:span>». Просто отключат все кластера от питания и в ручную <text:span text:style-name="T268">обнулят</text:span> все <text:span text:style-name="T268">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61">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69">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69">операторов</text:span>, сколько потребуется. <text:span text:style-name="T263">Мы только-только сравнялись по эффективности с Цезарем бледных.</text:span>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text:soft-page-break/>Алекс выскакивает из палаты, хлопая дверью. Тени за стеклом при<text:span text:style-name="T270">ходят</text:span> в движение. Двер<text:span text:style-name="T270">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text:span text:style-name="T263">Кто… я?</text:span></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70">хо</text:span>дите.</text:p>
      <text:p text:style-name="P15"/>
      <text:p text:style-name="P15">В дверях я <text:span text:style-name="T270">снова </text:span>оборачиваюсь. <text:span text:style-name="T270">Т</text:span>усклый взгляд <text:span text:style-name="T270">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text:span text:style-name="T271">Тридцать</text:span> четыре <text:span text:style-name="T272">оператора</text:span>… <text:span text:style-name="T263">Мы не можем потерять и тебя. </text:span>Это ради твоей <text:span text:style-name="T263">же </text:span>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70">о</text:span>зяева сами себе. Мы не можем распоряжаться <text:soft-page-break/>нашей свободой. Мы даже соскочить с проекта уже не можем. <text:span text:style-name="T270">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72">вы </text:span>не против, - выз<text:span text:style-name="T270">ы</text:span>ва<text:span text:style-name="T270">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8">***</text:p>
      <text:p text:style-name="P88"/>
      <text:p text:style-name="P24"><text:soft-page-break/>Mike Oldfield - The Source of Secrets</text:p>
      <text:p text:style-name="P24"><text:a xlink:type="simple" xlink:href="https://www.youtube.com/watch?v=9bfOlxbicZM" text:style-name="Internet_20_link" text:visited-style-name="Visited_20_Internet_20_Link">https://www.youtube.com/watch?v=9bfOlxbicZM</text:a></text:p>
      <text:p text:style-name="P24"/>
      <text:p text:style-name="P11">- Ты же говорил, что не <text:span text:style-name="T273">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text:span text:style-name="T274">я</text:span>,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72">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73">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text:soft-page-break/></text:p>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8">- Это ваш Хуман? Какой-то он склизкий на вид, ни перьев, ни шерсти, кроме пары клочков. </text:span></text:span><text:span text:style-name="Default_20_Paragraph_20_Font"><text:span text:style-name="T275">Сестра мне совсем по-другому его описывала! </text:span></text:span><text:span text:style-name="Default_20_Paragraph_20_Font"><text:span text:style-name="T8">Фигня какая-то! - жалуется </text:span></text:span><text:span text:style-name="Default_20_Paragraph_20_Font"><text:span text:style-name="T276">крохотная салатовая пегаска</text:span></text:span><text:span text:style-name="Default_20_Paragraph_20_Font"><text:span text:style-name="T8"> с бака.</text:span></text:span></text:p>
      <text:p text:style-name="P11"/>
      <text:p text:style-name="P11">- О боги! - я прижимаю руки к паху в тщетной попытке прикрыться <text:span text:style-name="T272">от перекрёстных взглядов</text:span>…</text:p>
      <text:p text:style-name="P11"/>
      <text:p text:style-name="P11">…</text:p>
      <text:p text:style-name="P1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73">лет </text:span>слушать причитания <text:span text:style-name="T277">табунных</text:span>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73">о</text:span>дался, да и мы все тоже! И сидр не забудь захватить!</text:p>
      <text:p text:style-name="P11">- Бегу!</text:p>
      <text:p text:style-name="P112">- Так вот, сбежала я прямо в секретную затоку, в которой уже два года <text:span text:style-name="T272">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72">побольше </text:span>припасов, <text:span text:style-name="T272">пресной воды</text:span>, Лейлу и отчалила. Вниз по течению, <text:span text:style-name="T273">конечно,</text:span> ведь ни мачт<text:span text:style-name="T277">ы</text:span>, ни паруса <text:span text:style-name="T277">у меня не было</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78">совсем</text:span>, надо было с носа от <text:span text:style-name="T278">камней </text:span>шестом отталкиваться…</text:p>
      <text:p text:style-name="P12"><text:span text:style-name="Default_20_Paragraph_20_Font"><text:span text:style-name="T8">- Да, всё </text:span></text:span><text:span text:style-name="Default_20_Paragraph_20_Font"><text:span text:style-name="T275">именно</text:span></text:span><text:span text:style-name="Default_20_Paragraph_20_Font"><text:span text:style-name="T8"> так! </text:span></text:span><text:span text:style-name="Default_20_Paragraph_20_Font"><text:span text:style-name="T279">Надеюсь, Эпплгрин не в обиде на меня за то, что утащила в странствия её младшую сестрёнку. </text:span></text:span><text:span text:style-name="Default_20_Paragraph_20_Font"><text:span text:style-name="T8">Ты принесла сидр? Так вот, на </text:span></text:span><text:span text:style-name="Default_20_Paragraph_20_Font"><text:span text:style-name="T276">третий</text:span></text:span><text:span text:style-name="Default_20_Paragraph_20_Font"><text:span text:style-name="T8">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 — <text:span text:style-name="T277">Без мачты и парусов?</text:span></text:p>
      <text:p text:style-name="P12"><text:span text:style-name="Default_20_Paragraph_20_Font"><text:span text:style-name="T8">- </text:span></text:span><text:span text:style-name="Default_20_Paragraph_20_Font"><text:span text:style-name="T275">Агась</text:span></text:span><text:span text:style-name="Default_20_Paragraph_20_Font"><text:span text:style-name="T8">. Земнопони, знаешь ли, плохие путешественники. </text:span></text:span><text:span text:style-name="Default_20_Paragraph_20_Font"><text:span text:style-name="T275">Мы предпочитаем сидеть на одном месте, </text:span></text:span><text:span text:style-name="Default_20_Paragraph_20_Font"><text:span text:style-name="T280">на земле</text:span></text:span><text:span text:style-name="Default_20_Paragraph_20_Font"><text:span text:style-name="T275">, за стенами и оградами. </text:span></text:span><text:span text:style-name="Default_20_Paragraph_20_Font"><text:span text:style-name="T8">У н</text:span></text:span><text:span text:style-name="Default_20_Paragraph_20_Font"><text:span text:style-name="T275">ас</text:span></text:span><text:span text:style-name="Default_20_Paragraph_20_Font"><text:span text:style-name="T8"> нет крыльев, как у пегасов и нет магии, как у единорогов. Без этого очень опасно странствовать по суше. </text:span></text:span><text:span text:style-name="Default_20_Paragraph_20_Font"><text:span text:style-name="T280">Да и по морю тоже</text:span></text:span><text:span text:style-name="Default_20_Paragraph_20_Font"><text:span text:style-name="T8">… Так вот, к слову о пегасах. Мы причалили к </text:span></text:span><text:soft-page-break/><text:span text:style-name="Default_20_Paragraph_20_Font"><text:span text:style-name="T280">камням</text:span></text:span><text:span text:style-name="Default_20_Paragraph_20_Font"><text:span text:style-name="T8"> у водопада вечером на </text:span></text:span><text:span text:style-name="Default_20_Paragraph_20_Font"><text:span text:style-name="T276">третий</text:span></text:span><text:span text:style-name="Default_20_Paragraph_20_Font"><text:span text:style-name="T8"> день. А утром к нам на палубу приземлилась твоя разнокрылая подружка и её младшая сестра.</text:span></text:span></text:p>
      <text:p text:style-name="P12"><text:span text:style-name="Default_20_Paragraph_20_Font"><text:span text:style-name="T8"/></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полетела <text:span text:style-name="T277">я </text:span>домой. Ну, знаешь, с рогатыми шутки плохи, они здоровски дерутся магией. Пегасы, конечно, воины покруче <text:span text:style-name="T277">в копытопашной</text:span>,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text:span text:style-name="T277">этого </text:span>не говорила, но я, ващет, дочь вождя клана <text:span text:style-name="T277">Б</text:span>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 — <text:span text:style-name="T277">Быстрокрылые — крутые.</text:span></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78">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78">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78">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text:soft-page-break/>- На <text:span text:style-name="T281">лётную </text:span>практику, <text:span text:style-name="T282">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text:span text:style-name="T281">узнаешь</text:span>.</text:p>
      <text:p text:style-name="P11">- Глупости, - сердится Мунфлай. - Для ежегодной практики не нужно предупреждать Ма о срочном деле и спецом <text:span text:style-name="T281">бежать</text:span>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text:span text:style-name="T281">бешенства</text:span>, но отряд пикейщиков, к сожалению, <text:span text:style-name="T282">она</text:span> не заменит.</text:p>
      <text:p text:style-name="P11">- Летим мы, значит, обратно к кряжу, - <text:span text:style-name="T282">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82">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78">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82">она</text:span> нашлась. Пегасы всегда заимствуют еду у земнопони, когда могут, - замечает Мунфлай.</text:p>
      <text:p text:style-name="P11">- Ага<text:span text:style-name="T281">сь</text:span>,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text:span text:style-name="T281">и отвечает за финансы</text:span>, - бурчит Джет, но продолжает. - В общем, приземлились <text:span text:style-name="T282">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text:span text:style-name="T281">даже </text:span>начала думать, что не такое это интересное дело, пиратствование: даже словечком переброситься не с кем, кроме <text:span text:style-name="T281">Лейлы</text:span>. И тут эта пегаска Хумана приземляется <text:span text:style-name="T283">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83">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text:soft-page-break/>- Точняк, иногда твоё увлечение сидром идёт на пользу, Дейдра! Утром мы заметили 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83">пожалуйста-пожалуйста</text:span>! Так вот, мы с Хуманом разработали план его спасения от свадьбы с Платиной Спаркл.</text:p>
      <text:p text:style-name="P11">- КАКОЕ КОВАРСТВО! <text:span text:style-name="T283">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text:span text:style-name="T281">Конец близок!</text:span>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82">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text:span text:style-name="T281">и выпачкал в туши</text:span>,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5">й</text:span> камуш<text:span text:style-name="T25">е</text:span>к. С <text:span text:style-name="T25">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text:span text:style-name="T281">она рассказала</text:span> <text:span text:style-name="T281">мне </text:span>суть проблемы. И в то же утро <text:span text:style-name="T281">я </text:span>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text:soft-page-break/>-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83">его </text:span>снова перекроить и увеличить объём <text:span text:style-name="T283">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text:span text:style-name="T284">ой</text:span> <text:span text:style-name="T284">каютой</text:span>.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83">о</text:span>м мы прошли весь путь за двое суток. <text:span text:style-name="T285">Д</text:span>вига<text:span text:style-name="T285">лись</text:span> без перерывов на сон — стояли ночные вахты по очереди. Остальное ты знаешь, Хум. Джет скрытно разведала обстановку, мы подкрались ноч<text:span text:style-name="T285">ью</text:span> и спасли тебя. Почти <text:span text:style-name="T285">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1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85">магии </text:span>Кловер Джем, по её словам, хватало, максимум, на пару часов вращения, <text:span text:style-name="T285">после чего ей приходилось восстанавливаться сутки</text:span>.</text:p>
      <text:p text:style-name="P113"><text:s/></text:p>
      <text:p text:style-name="P113"><text:span text:style-name="T285">Н</text:span>ача<text:span text:style-name="T285">вшийся</text:span> <text:span text:style-name="T285">ветер</text:span> лучше <text:span text:style-name="T285">бы</text:span> пережидать на земле, сдув баллон, <text:span text:style-name="T285">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85">близость их лагеря не даёт расслабиться. Мы решаем</text:span> переждать непогоду в воздухе, привязав воздушный корабль к <text:span text:style-name="T285">вершинам</text:span> нескольки<text:span text:style-name="T285">х</text:span> деревь<text:span text:style-name="T285">ев</text:span> для надёжности.</text:p>
      <text:p text:style-name="P113"/>
      <text:p text:style-name="P11">Есть ещё одна причина, по которой мы остаёмся тут.</text:p>
      <text:p text:style-name="P11"/>
      <text:p text:style-name="P113">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85">Необъяснимая сила влекла меня сюда сквозь все опасности и лишения, как манит бабочек пламя свечи в тёмной глубине ночи.</text:span></text:p>
      <text:p text:style-name="P113"/>
      <text:p text:style-name="P113"><text:span text:style-name="T285">И</text:span> <text:span text:style-name="T285">в</text:span>от я пришёл. Что дальше, каменный истукан? Сколько <text:span text:style-name="T283">и чего </text:span>мне ещё ждать?</text:p>
      <text:p text:style-name="P11"><text:soft-page-break/></text:p>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85">переждать </text:span><text:span text:style-name="T286">шторм и</text:span> по-тихому сматываться отсюда. Мы не выстоим проти<text:span text:style-name="T286">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86">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text:soft-page-break/>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87">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14">Ну что же, тем лучше. Ничто не помешает <text:span text:style-name="T286">нам</text:span> стать на стоянку в этом месте. </text:p>
      <text:p text:style-name="P114"/>
      <text:p text:style-name="P114"><text:span text:style-name="T286">На земле я</text:span> поворачиваюсь к Платине.</text:p>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text:soft-page-break/>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 понадобиться магически<text:span text:style-name="T284">й</text:span> кристалл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87">на</text:span>вредили тебе? <text:span text:style-name="T286">Добро пожаловать обратно в </text:span><text:span text:style-name="T284">цивилизацию</text:span><text:span text:style-name="T286">!</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87">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88">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86">Но н</text:span><text:span text:style-name="T288">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88">пытаясь спрятать глаза</text:span>. Я <text:span text:style-name="T288">с удивлением и некоторым уважением смотрю на единорожку, но вовремя </text:span>замечаю, что её глазах снова появ<text:span text:style-name="T286">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87">из-за спин </text:span>глубокий властный голос. — <text:span text:style-name="T287">Сосредоточие сырой магии</text:span> именно ТАК и действует на юных талантливых единорожек, которые из-за <text:span text:style-name="T289">постоянных </text:span>занятий забывают о личной жизни!</text:p>
      <text:p text:style-name="P11"/>
      <text:p text:style-name="P11"><text:soft-page-break/><text:span text:style-name="T286">С другой стороны поляны и</text:span>з-за деревьев к нам выходит ОНА.</text:p>
      <text:p text:style-name="P11"/>
      <text:p text:style-name="P115">Я сразу понимаю, ради чего я стремился сюда с самого начала. Что тянуло меня в это мрачное место долгие дни <text:span text:style-name="T290">и несло через все опасности и невзгоды</text:span>. Что именно я ждал. </text:p>
      <text:p text:style-name="P115"/>
      <text:p text:style-name="P115">Точнее, кого.</text:p>
      <text:p text:style-name="P11"/>
      <text:p text:style-name="P116">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91">Удивительно длинные ноги </text:span><text:span text:style-name="T292">гармони</text:span><text:span text:style-name="T293">руют</text:span><text:span text:style-name="T292"> с грациозным</text:span><text:span text:style-name="T294"> </text:span><text:span text:style-name="T295">белоснежным</text:span><text:span text:style-name="T294"> </text:span><text:span text:style-name="T292">телом. Зеленовато-фиолетовые хвост и грива необычно объёмны</text:span><text:span text:style-name="T293">е</text:span><text:span text:style-name="T292">, хотя при этом не созда</text:span><text:span text:style-name="T293">ют</text:span><text:span text:style-name="T292"> ощущения тяжести, плавно стекая вниз переливающ</text:span><text:span text:style-name="T293">ейся</text:span><text:span text:style-name="T292"> </text:span><text:span text:style-name="T293">мантией</text:span><text:span text:style-name="T292">. <text:s/>О</text:span><text:span text:style-name="T291">брамлённые чудными ресницами </text:span><text:span text:style-name="T292">о</text:span><text:span text:style-name="T291">громные </text:span><text:span text:style-name="T296">вишнёвые </text:span><text:span text:style-name="T291">глаза </text:span><text:span text:style-name="T292">взир</text:span><text:span text:style-name="T293">ают</text:span><text:span text:style-name="T292">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93">ёт</text:span><text:span text:style-name="T292"> смешливое выражение изящной морде.</text:span> Золотистая аура охватывает длинный витой рог.</text:p>
      <text:p text:style-name="P116"/>
      <text:p text:style-name="P117">Острое жжение в груди напоминает о растворившейся <text:span text:style-name="T287">во мне</text:span> фигурке крылатого единорога. Меня <text:span text:style-name="T287">неодолимо </text:span>тянет к <text:span text:style-name="T290">той</text:span>, к настоящей, с любопытством взирающей на нас в десяти шагах. Словно золотая статуэтка желает воссоединиться со своим хозяином.</text:p>
      <text:p text:style-name="P117"/>
      <text:p text:style-name="P117">Я одёргиваю себя.</text:p>
      <text:p text:style-name="P117"/>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87">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90">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97">о потере друзей — ведь эта скала, на которой мы сейчас стоим, ещё сто лет назад была моим другом, единственным другом в этом мире</text:span>. <text:span text:style-name="T297">Но довольно о грустном.</text:span> Я — Селестия, аликорн <text:span text:style-name="T290">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4">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1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17"/>
      <text:p text:style-name="P11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18">-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98">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text:span text:style-name="T289">в одиночку </text:span>корректировать орбиту Эквуса, <text:span text:style-name="T290">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98">Конски яблоки! </text:span>Ваще не о чём беспокоиться! Не волнуйся, Хуман, рогатые тебя не получат.</text:p>
      <text:p text:style-name="P11"/>
      <text:p text:style-name="P11"><text:span text:style-name="T289">Из деревьев н</text:span>а поляну выходит <text:span text:style-name="T25">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298">А если ты ещё и в магии химичишь, то мы сможем разбить две скамейки разом — </text:span><text:span text:style-name="T299">утрём нос рогатым</text:span><text:span text:style-name="T298"> и надерём хвоста Камнезадам!</text:span> Уф, насилу вас нашли! Хорошо, хоть заметили над этой ядрёной каменюкой дейдрину шаланду на пузыре. <text:span text:style-name="T25">А с тобой, сестрица, - хмурится Эпплгрин Лейле, - у меня будет отдельный разговор. </text:span><text:span text:style-name="T289">По-семейному, п</text:span><text:span text:style-name="T25">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5">вычурных </text:span>серебристых <text:span text:style-name="T25">латах</text:span> поворачивае<text:span text:style-name="T290">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5">Вдобавок, твоё увечье не было врождённым — ты получила его в бою и оно не передастся по наследству.</text:span> <text:span text:style-name="T25">Поэтому у</text:span> нас набралось достаточно воинов, чтобы отправиться тебе на выручку. <text:span text:style-name="T298">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98">что, </text:span><text:span text:style-name="T300">в свою очередь,</text:span><text:span text:style-name="T298">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300">а</text:span>-<text:span text:style-name="T300">ха</text:span>-х<text:span text:style-name="T300">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19">- У меня есть встречное предложение! Ты намного больше подходишь <text:span text:style-name="T300">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99">Если </text:span><text:span text:style-name="T300">ещё кому </text:span><text:span text:style-name="T299">не понятно —</text:span> <text:span text:style-name="T301">Я НЕ 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90">Что ж, п</text:span>опробую помочь тебе с этим.</text:p>
      <text:p text:style-name="P11"/>
      <text:p text:style-name="P11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99">И я рада сообщить вам, что</text:span> могла бы помочь <text:span text:style-name="T299">в</text:span> решени<text:span text:style-name="T299">и</text:span> всех ваших маленьких <text:span text:style-name="T301">невзгод</text:span>. <text:span text:style-name="T299">У меня есть </text:span><text:span text:style-name="T301">конкретные </text:span><text:span text:style-name="T299">решения…</text:span></text:p>
      <text:p text:style-name="P11"/>
      <text:p text:style-name="P11">Спокойный <text:span text:style-name="T301">бархатистый </text:span>материнский голос белого создания убаюкивает. Хочется лечь в постель, укрыться одеялом и слушать, <text:span text:style-name="T301">слушать</text:span> его, пока не заснёшь…</text:p>
      <text:p text:style-name="P11"/>
      <text:p text:style-name="P11">Должно быть, это же чувствуют и собравшиеся на поляне пони трёх рас. Единороги г<text:span text:style-name="T302">а</text:span>сят светлячки боевой магии на концах рогов и отводят их от нас вверх. Земнопони втыкают копья в землю. Пегасы скл<text:span text:style-name="T302">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text:span text:style-name="T301">их </text:span>полями.</text:p>
      <text:p text:style-name="P11">- А для вас, - обращается Селестия к единорогам, - у меня есть совершенно особое предлож<text:span text:style-name="T302">е</text:span>ние. Вам больше нет нужды корректировать движение Эквуса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99">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20">Она терпеливо ждёт тишины. В её одиноко стоящей фигуре чувствуется... какая-то печаль, что ли? Где ты видел эту тоску в глазах раньше, Хуман?</text:p>
      <text:p text:style-name="P120"/>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но они сами отвергают мои усилия, <text:span text:style-name="T300">поколение за поколением</text:span>. <text:span text:style-name="T303">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99">умею</text:span> корректировать ход планет. Я специалист в это<text:span text:style-name="T300">м</text:span> <text:span text:style-name="T300">деле</text:span>!</text:p>
      <text:p text:style-name="P11"/>
      <text:p text:style-name="P121">Я понимающе хлопаю Сел по холке и в последний момент едва успеваю остановить себя от того, чтобы сочувствующе обнять её. <text:span text:style-name="T302">Очень-очень сильно обнять. Вжаться в эту белую грудь, </text:span><text:span text:style-name="T301">обхватить шею руками</text:span><text:span text:style-name="T302"> изо всех сил и ни за что не отпускать.</text:span></text:p>
      <text:p text:style-name="P121"/>
      <text:p text:style-name="P121">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text:p>
      <text:p text:style-name="P11"/>
      <text:p text:style-name="P11">От трёх отрядов пони к нам выступают их предводители — принцесса Платина, <text:span text:style-name="T300">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299">сотрудничать</text:span> с земнопони. Это неслыханно! У них нет крыльев!..</text:p>
      <text:p text:style-name="P11">- Агась! - встревает в тираду <text:span text:style-name="T300">Эпплгрин</text:span>, - мы також не в восторге от этих жуликов в перьях! <text:span text:style-name="T299">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300">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300">в первую же ночь</text:span>!</text:p>
      <text:p text:style-name="P11">- Уважаемые коллеги, - поворачивается она к Урагану и <text:span text:style-name="T300">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03">а сейчас</text:span>…</text:p>
      <text:p text:style-name="P11"/>
      <text:p text:style-name="P11">Прямо на наших глазах заключается <text:span text:style-name="T301">временный </text:span>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303">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302">огромные </text:span>крылья и производят несколько разминочных движений. <text:span text:style-name="T302">Пыль и сухая трава </text:span><text:soft-page-break/><text:span text:style-name="T302">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04">ей</text:span> буквально распластывает по земле этим <text:span text:style-name="T302">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302">и</text:span> тёмного цвета. У меня отваливается челюсть от <text:span text:style-name="T305">вида </text:span>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304">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04">Один из лучших в своём классе.</text:span></text:p>
      <text:p text:style-name="P11">- Всё в порядке, - лепечу я, наблюдая бессмысленным взглядом как Луна <text:span text:style-name="T304">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304">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text:span text:style-name="T305">оживляется</text:span>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06">между собой, кому я достанусь</text:span>, как вы это всё равно <text:span text:style-name="T306">собирались делать</text:span> пять минут назад. Если вам <text:span text:style-name="T307">это </text:span>не подходит — я <text:span text:style-name="T307">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304">ю</text:span>. Спасибо!</text:p>
      <text:p text:style-name="P11"/>
      <text:p text:style-name="P11">Я молча хлопаю её по шее. Мне стоит больших усилий не <text:span text:style-name="T303">прижаться к </text:span><text:span text:style-name="T304">её груди</text:span> прямо на глазах у всех. <text:span text:style-name="T307">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304">Мы согласны</text:span>, Хуман, - бормочет Платина. - У <text:span text:style-name="T306">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304">вдруг </text:span>заявляет слушающая выступление Дейдра. <text:span text:style-name="T305">Папаня</text:span> много раз говорил, что скинет корону, как только я соглашусь править. Так вот — я согласна! Это значит, что я становлюсь вождём Твердолобов. И, <text:span text:style-name="T306">как следование первому приказу Селестии,</text:span> я подтверждаю союз с пегасами! <text:span text:style-name="T304">Хавчик в обмен на погоду!</text:span></text:p>
      <text:p text:style-name="P11">- Да будет так! — <text:span text:style-name="T306">важно </text:span>кивает полководец Ураган. — <text:span text:style-name="T305">Мы, со своей стороны, подтверждаем союз.</text:span></text:p>
      <text:p text:style-name="P11"/>
      <text:p text:style-name="P11">Он поднимает копыто и касается им поднятого копыта Дейдры.</text:p>
      <text:p text:style-name="P11"/>
      <text:p text:style-name="P122">- Что касается единорогов, <text:span text:style-name="T306">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06">Может быть</text:span>, продержимся ещё лет пятьдесят. Или <text:span text:style-name="T288">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text:span text:style-name="T305">давай,</text:span>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307">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308">айны</text:span>, - бормочет Селестия. - Если бы не зашкаливающая <text:span text:style-name="T308">айна</text:span> этого мира, о корректировке орбит <text:span text:style-name="T309">планет </text:span>без моего <text:span text:style-name="T310">айн</text:span>-турбированного астробуксировщика и <text:span text:style-name="T311">мечтать</text:span> нельзя было бы.</text:p>
      <text:p text:style-name="P11"/>
      <text:p text:style-name="P11">Я уверен, что мне послышалось.</text:p>
      <text:p text:style-name="P11"/>
      <text:h text:style-name="P5" text:outline-level="2">Глава 15</text:h>
      <text:p text:style-name="P2"/>
      <text:p text:style-name="P123">Тысячи лет <text:span text:style-name="T312">блужданий в Эогиппе</text:span>, не <text:span text:style-name="T312">видя</text:span> <text:span text:style-name="T312">цели</text:span>. Теперь <text:span text:style-name="T312">уже близко</text:span>. Последние шаги - самые трудные. Ещё шаг... И ещё… <text:span text:style-name="T312">И ещё…</text:span></text:p>
      <text:p text:style-name="P123">Я стою перед закрытой дверью…</text:p>
      <text:p text:style-name="P2"/>
      <text:p text:style-name="P124">Out Runner - Power Knight</text:p>
      <text:p text:style-name="P125"><text:a xlink:type="simple" xlink:href="https://www.youtube.com/watch?v=0AtGvKt9uy0" text:style-name="Internet_20_link" text:visited-style-name="Visited_20_Internet_20_Link"><text:span text:style-name="T232">https://www.youtube.com/watch?v=0AtGvKt9uy0</text:span></text:a></text:p>
      <text:p text:style-name="P97"/>
      <text:p text:style-name="P15">- У меня есть <text:span text:style-name="T271">пол</text:span>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9">- Не будет. Он ведь тоже не идиот. </text:span></text:span><text:span text:style-name="Default_20_Paragraph_20_Font"><text:span text:style-name="T313">Тридцать</text:span></text:span><text:span text:style-name="Default_20_Paragraph_20_Font"><text:span text:style-name="T9">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2">новой модели </text:span></text:span><text:span text:style-name="Default_20_Paragraph_20_Font"><text:span text:style-name="T9">нейроинтерфейса и потому ограничил его использование </text:span></text:span><text:span text:style-name="Default_20_Paragraph_20_Font"><text:span text:style-name="T314">получасом</text:span></text:span><text:span text:style-name="Default_20_Paragraph_20_Font"><text:span text:style-name="T9">. Но я его неплохо знаю — он этим не ограничится. К тебе могут заслать шпионов.</text:span></text:span><text:span text:style-name="Default_20_Paragraph_20_Font"><text:span text:style-name="T22"> Или уже заслали. </text:span></text:span><text:span text:style-name="Default_20_Paragraph_20_Font"><text:span text:style-name="T9">Тщательно проверяй Учителей.</text:span></text:span></text:p>
      <text:p text:style-name="P15"/>
      <text:p text:style-name="P15">Хэвэн задумывается.</text:p>
      <text:p text:style-name="P15"/>
      <text:p text:style-name="P15">- Эмиграция за <text:span text:style-name="T271">пол</text:span>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text:span text:style-name="T315">с наявными ресурсами</text:span>.</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text:soft-page-break/></text:p>
      <text:p text:style-name="P15">- Мне надо продержаться около часа.<text:span text:style-name="T5">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16">впятеро</text:span>, <text:span text:style-name="T315">а частоту процессоров вдвое, </text:span>то у меня будет около двух процентов вероятности продержаться до конца апокалипсиса. <text:span text:style-name="T315">Разогнанных</text:span> <text:span text:style-name="T315">процессоров</text:span> и <text:span text:style-name="T316">тридцати четырех</text:span> уже переселившихся волонтёров хватит, чтобы защитить один мир. Защитить Эквестрию.</text:p>
      <text:p text:style-name="P15">- Два процента?!! <text:span text:style-name="T266">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316">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2"> </text:span><text:span text:style-name="T317">самый</text:span><text:span text:style-name="T32"> </text:span>лучший Учитель. Твой интеллект силён, ты стоишь многих. Но даже если бы ты смог эмигрировать, твои силы были бы эквивалентны <text:span text:style-name="T315">трём-четырём</text:span> волонтёрам. Ты не заменишь всех отсутствующих.</text:p>
      <text:p text:style-name="P15">- Ха! А вот и заменю!</text:p>
      <text:p text:style-name="P15"/>
      <text:p text:style-name="P15">Бровь Хэвэн чуть и<text:span text:style-name="T316">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317">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317">о</text:span> <text:span text:style-name="T318">Фениксе</text:span>.</text:p>
      <text:p text:style-name="P15"><text:soft-page-break/>-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17">Он жаждет подчинить меня.</text:span></text:p>
      <text:p text:style-name="P15">- Это потому, что за последние полгода ему в пять раз нарастили мощность кластера. <text:span text:style-name="T319">Ракетчикам</text:span><text:span text:style-name="T317"> утроили бюджет, они сыплют деньгами направо и налево.</text:span> Если раньше<text:span text:style-name="T5"> </text:span><text:span text:style-name="T318">Ф</text:span><text:span text:style-name="T320">еникс</text:span><text:span text:style-name="T5"> </text:span>был примерно равен тебе, то сейчас…</text:p>
      <text:p text:style-name="P15">- То сейчас, если бы не стена, он смял бы меня за <text:span text:style-name="T317">три-четыре</text:span> <text:span text:style-name="T320">секунды</text:span>.</text:p>
      <text:p text:style-name="P15">- Может быть. Но я не для этого напомнил тебе о нём. В его распоряжении мощнейший квантовый <text:span text:style-name="T320">компьютер, </text:span><text:span text:style-name="T183">куда там твоему двадцать восьмому узлу!</text:span></text:p>
      <text:p text:style-name="P15">- Понимаю, к чему ты клонишь, - медленно говорит Хэвэн, - но не понимаю, как это можно осуществить. Если я сломаю стену, <text:span text:style-name="T155">PHOENIX</text:span> тут же поработит меня. А другого способа добраться до его <text:span text:style-name="T183">ресурсов</text:span>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320">Феникс</text:span> — продержишься против него не более пяти <text:span text:style-name="T320">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320">него физически</text:span> — и отформатировать его. Стереть <text:span text:style-name="T320">Феникс</text:span> подчистую. <text:span text:style-name="T319">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text:span text:style-name="T5"> </text:span><text:span text:style-name="T155">PHOENIX</text:span><text:span text:style-name="T5"> </text:span>я смогу <text:span text:style-name="T320">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19">его</text:span>.</text:p>
      <text:p text:style-name="P15">- Вот тут ты должна мне помочь. Мне нужен физический доступ к <text:span text:style-name="T319">нему</text:span>. Напряги свои аналитически-шпионские возможности и узнай, где <text:span text:style-name="T271">расположен его вычислительный центр</text:span>. И просчитай возможность к нему пробраться. Мне достаточно десяти минут: как только я <text:span text:style-name="T319">обнулю</text:span> его носитель, ты сможешь <text:span text:style-name="T271">подключиться </text:span>и <text:span text:style-name="T320">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20">дополнительные </text:span><text:span text:style-name="T321">вычислительные </text:span><text:span text:style-name="T320">мощности</text:span>.</text:p>
      <text:p text:style-name="P15">- А ты? Как же ты? Даже если я и найду способ провести тебя к <text:span text:style-name="T155">PHOENIX</text:span>,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text:soft-page-break/>- Вижу, ты всё продумал, - улыбается Хэвэн, кивая головой. - Даже то, что я смогу провести тебя к <text:span text:style-name="T155">PHOENIX</text:span>.</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text:span text:style-name="T271">получаса</text:span>,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15">…</text:p>
      <text:p text:style-name="P15">…</text:p>
      <text:p text:style-name="P15">…</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text:span text:style-name="T322">(</text:span>Разумеется, у меня есть план «Б»! Да только говорить его вам я не собираюсь. То, что будут знать тр<text:span text:style-name="T322">иста</text:span> человек — будут знать все, в том числе и Алекс. И тогда идею захвата Феникса можно хоронить в самом начале<text:span text:style-name="T322">)</text:span></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 <text:span text:style-name="T322">Мы не сможем подключиться к Хэвен.</text:span></text:p>
      <text:p text:style-name="P15"/>
      <text:p text:style-name="P15">- Отрубит, если вы забаррикадируетесь в RnD-центре Дайсона. Но если пробраться с портативными нейроинтерфейсами к <text:span text:style-name="T322">узлам</text:span> Хэвэн…</text:p>
      <text:p text:style-name="P15"><text:soft-page-break/>- То электричество отрубить нам не смогут, чтобы не обесточить сами <text:span text:style-name="T322">узлы</text:span>, - понимающе улыбается Креол. - И <text:span text:style-name="T322">инет</text:span> нам не понадобится, так как мы сможем подключиться к <text:span text:style-name="T323">ним</text:span> напрямую.</text:p>
      <text:p text:style-name="P12"><text:span text:style-name="Default_20_Paragraph_20_Font"><text:span text:style-name="T9">- Верно. Главное — про</text:span></text:span><text:span text:style-name="Default_20_Paragraph_20_Font"><text:span text:style-name="T324">рываться сразу в нескольких локациях</text:span></text:span><text:span text:style-name="Default_20_Paragraph_20_Font"><text:span text:style-name="T9"> В идеале — ко всем </text:span></text:span><text:span text:style-name="Default_20_Paragraph_20_Font"><text:span text:style-name="T325">двадцати </text:span></text:span><text:span text:style-name="Default_20_Paragraph_20_Font"><text:span text:style-name="T326">восьми</text:span></text:span><text:span text:style-name="Default_20_Paragraph_20_Font"><text:span text:style-name="T9">,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327">его за это по головке не погладят</text:span></text:span><text:span text:style-name="Default_20_Paragraph_20_Font"><text:span text:style-name="T9">.</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text:span text:style-name="T322">и обсуждение деталей</text:span>.</text:p>
      <text:p text:style-name="P88"/>
      <text:p text:style-name="P15">…</text:p>
      <text:p text:style-name="P15">…</text:p>
      <text:p text:style-name="P15">…</text:p>
      <text:p text:style-name="P15"/>
      <text:p text:style-name="P15">- Да, это может сработать, - кивает Хэвэн. - Одновременный захват двадцати <text:span text:style-name="T328">восьми</text:span> действующих и двадцать <text:span text:style-name="T328">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29">узлов</text:span>, кроме первого, но я определю их по косвенным данным. Посторонние звуки, проникающие в <text:span text:style-name="T328">бункера</text:span>, мощность радиосигналов от известных радиостанций, разговоры обслуживающего персонала.</text:p>
      <text:p text:style-name="P15"/>
      <text:p text:style-name="P15"><text:span text:style-name="T330">Я понимающе киваю. </text:span>Первый <text:span text:style-name="T329">узел</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26">- Мы будем гостовиться.</text:p>
      <text:p text:style-name="P126"/>
      <text:p text:style-name="P15">…</text:p>
      <text:p text:style-name="P15">…</text:p>
      <text:p text:style-name="P15">…</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text:soft-page-break/>-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31">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text:span text:style-name="T332">в свитере с оленями,</text:span> с задранной верхней губой и поблёскивающими в тусклом свете очками сидит на заднем бампере пикапа. Что-то не помню я такого <text:span text:style-name="T329">в</text:span> «<text:span text:style-name="T330">Дайсоне»</text:span>.</text:p>
      <text:p text:style-name="P15"/>
      <text:p text:style-name="P15">- Зачем же ты тут, с нами, если не веришь Хэвэн? Ты <text:span text:style-name="T329">из</text:span> какого отдела?</text:p>
      <text:p text:style-name="P15">- Моделирование банкротств. Меня <text:span text:style-name="T333">Диоген</text:span><text:span text:style-name="T5"> </text:span><text:span text:style-name="T334">т</text:span><text:span text:style-name="T333">олько вчера привёл к Хэвэн</text:span>. <text:span text:style-name="T333">Много рассказывал о вас до этого.</text:span> Мне плевать, навернётся этот мир или нет. Хочу свалить в виртуал. <text:span text:style-name="T333">Как</text:span> <text:span text:style-name="T333">увидел местные красоты</text:span> - чуть не уссался от восторга. Меня <text:span text:style-name="T333">в реале</text:span> ничего не держит. Хочу туда!</text:p>
      <text:p text:style-name="P15"/>
      <text:p text:style-name="P12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33">Зря Диоген его привёл. </text:span><text:span text:style-name="T331">Ладно, не мои проблемы, пусть с ним разбирается Хэв</text:span><text:span text:style-name="T333">э</text:span><text:span text:style-name="T331">н.</text:span></text:p>
      <text:p text:style-name="P15"/>
      <text:p text:style-name="P15">- Итак, вот локации двадцати трёх узлов. Расположение ещё <text:span text:style-name="T331">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31">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31">пять</text:span> скипаем — будем надеяться, что остальных достаточно, чтобы Алекс побоялся вырубить их вместе с нами. Ещё <text:span text:style-name="T331">пять</text:span> придётся отбросить — портативных нейроинтерфейсов есть всего <text:span text:style-name="T331">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331">киношной </text:span>ерундой и жди инструкций.</text:p>
      <text:p text:style-name="P15"><text:soft-page-break/></text:p>
      <text:p text:style-name="P15"><text:span text:style-name="T329">(</text:span>Не говорить же ему, что идея изначально безнадёжная? Это только в боевиках суперагентам-<text:span text:style-name="T331">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35">в самом начале.</text:span></text:p>
      <text:p text:style-name="P15"/>
      <text:p text:style-name="P127">Впрочем, неважно. <text:span text:style-name="T329">Эту часть плана не знает даже Хэвен — иначе она обязательно попыталась бы меня</text:span> <text:span text:style-name="T329">остановить. А</text:span>така отлично отвлечёт внимание <text:span text:style-name="T329">охраны</text:span>, пока я буду подбираться к Фениксу<text:span text:style-name="T329">)</text:span></text:p>
      <text:p text:style-name="P11"/>
      <text:p text:style-name="P2">***</text:p>
      <text:p text:style-name="P11"/>
      <text:p text:style-name="P128">~~~Год спустя от основания Эквестрии~~~</text:p>
      <text:p text:style-name="P11"/>
      <text:p text:style-name="P24">Sandy Marton - Camel by Camel (Ankha)</text:p>
      <text:p text:style-name="P24"><text:a xlink:type="simple" xlink:href="https://www.youtube.com/watch?v=JnqQ8n06-0A" text:style-name="Internet_20_link" text:visited-style-name="Visited_20_Internet_20_Link">https://www.youtube.com/watch?v=JnqQ8n06-0A</text:a></text:p>
      <text:p text:style-name="P24"/>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text:span text:style-name="T336">ладно, </text:span><text:span text:style-name="T337"><text:s/></text:span>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text:soft-page-break/>И <text:span text:style-name="T336">когда всё закончилось</text:span>,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38">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text:span text:style-name="T336">не просто </text:span>полчаса хуфбола, а <text:span text:style-name="T336">ещё </text:span>до того заплыв через озеро к противоположному берегу и обратно, а до того пробежка к озеру наперегонки, а до того полдня руб<text:span text:style-name="T339">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soft-page-break/>…</text:p>
      <text:p text:style-name="P11">…</text:p>
      <text:p text:style-name="P11"/>
      <text:p text:style-name="P11">Пегас торопливо докладывает аликорнице, сидящей на <text:span text:style-name="T340">сплетенном</text:span> наспех из веток <text:span text:style-name="T340">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341">месяц</text:span>, которы<text:span text:style-name="T341">й</text:span> понадоб<text:span text:style-name="T341">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342">ой</text:span>, не завидую тебе, подруга. У меня уже на втором десятке <text:span text:style-name="T342">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29">- О, нет, ни одно племя не высказало такого желания. <text:span text:style-name="T336">Все счастливы!</text:span> Ты свободен <text:span text:style-name="T336">от клятвы</text:span>, Хуман — <text:span text:style-name="T336">никто не обменяет моё правление на замужество с тобой</text:span>.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text:soft-page-break/>-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343">де</text:span>фицит бюджета? Какая инфляция? Какова закредитованность бизнеса?</text:p>
      <text:p text:style-name="P11">- <text:span text:style-name="T343">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343">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42">Они так скрашивают травяную диету!</text:span> Дом этот построили мы с Луной <text:span text:style-name="T341">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341">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text:span text:style-name="T344">днём </text:span>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341">Полгода</text:span> назад мне казалось, стоит напрячься посильнее и проблемы иссякнут. <text:span text:style-name="T343">Но</text:span> за каждым пони следует новый, и каждому нужно помочь. Они приходят <text:span text:style-name="T344">из </text:span>всё более дальних земель — и у меня остаётся всё меньше свободного времени! И, ты прав, <text:span text:style-name="T343">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43">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41">Племенные армии пегасов, единорогов и земнопони — хорошо, но они не будут </text:span><text:span text:style-name="T345">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 <text:span text:style-name="T344">Я больше по научной стезе.</text:span></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43">Мне самому у</text:span>дивительно, но я <text:span text:style-name="T345">почему-то </text:span>шарю в экономике <text:span text:style-name="T345">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text:soft-page-break/>Я сажусь рядом с <text:span text:style-name="T345">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30">Момент <text:span text:style-name="T346">триумфа и</text:span> <text:span text:style-name="T346">разочарования</text:span>. Я <text:span text:style-name="T346">втретила</text:span> Тебя и не могу <text:span text:style-name="T346">обнять</text:span>. <text:span text:style-name="T346">Беззвучны мои стоны</text:span>. Я - призрак, <text:span text:style-name="T346">что мечтает о несбыточном</text:span>. Нам не встретиться…</text:p>
      <text:p text:style-name="P2"/>
      <text:p text:style-name="P131">Cameron Melendez Music - Countach</text:p>
      <text:p text:style-name="P132"><text:a xlink:type="simple" xlink:href="https://www.youtube.com/watch?v=8dVOOWMI5O8" text:style-name="Internet_20_link" text:visited-style-name="Visited_20_Internet_20_Link"><text:span text:style-name="T232">https://www.youtube.com/watch?v=8dVOOWMI5O8</text:span></text:a></text:p>
      <text:p text:style-name="P133"/>
      <text:p text:style-name="P134">Звон будильника чуть не проломил башку. Я открыл глаза.</text:p>
      <text:p text:style-name="P134"/>
      <text:p text:style-name="P134">Чёрт! На работу! Опять опаздываю!</text:p>
      <text:p text:style-name="P134"/>
      <text:p text:style-name="P134">Я вскакиваю с постели и хватаюсь за футболку, прыгая одной ногой в штанине.</text:p>
      <text:p text:style-name="P134"/>
      <text:p text:style-name="P134">Стоп!</text:p>
      <text:p text:style-name="P134"/>
      <text:p text:style-name="P134">Какая, к чёрту, работа? Какой, к чёрту, будильник? Неделю я не выхожу из дома, взяв отпуск за свой счёт. Хэвэн сказала ждать.</text:p>
      <text:p text:style-name="P134"/>
      <text:p text:style-name="P13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4"/>
      <text:p text:style-name="P135">«Срочно приходи»</text:p>
      <text:p text:style-name="P15"/>
      <text:p text:style-name="P12"><text:span text:style-name="Default_20_Paragraph_20_Font"><text:span text:style-name="T9">Одной рукой я достаю </text:span></text:span><text:span text:style-name="Default_20_Paragraph_20_Font"><text:span text:style-name="T347">тестовый </text:span></text:span><text:span text:style-name="Default_20_Paragraph_20_Font"><text:span text:style-name="T9">нейроинтерфейс из ящика стола и одеваю на голову, второй втыка</text:span></text:span><text:span text:style-name="Default_20_Paragraph_20_Font"><text:span text:style-name="T347">ю</text:span></text:span><text:span text:style-name="Default_20_Paragraph_20_Font"><text:span text:style-name="T9">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text:span></text:span><text:span text:style-name="Default_20_Paragraph_20_Font"><text:span text:style-name="T347">ракетчики</text:span></text:span><text:span text:style-name="Default_20_Paragraph_20_Font"><text:span text:style-name="T9">. Потом, после создания двух работающих прототипов, мы представили идею Алексу и он подключил к</text:span></text:span><text:span text:style-name="Default_20_Paragraph_20_Font"><text:span text:style-name="T22"> ней </text:span></text:span><text:span text:style-name="Default_20_Paragraph_20_Font"><text:span text:style-name="T9">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text:span text:style-name="T346">Запомни, если полетят ракеты, у вас есть </text:span><text:span text:style-name="T271">около часа, чтобы добраться до нейроинтерфейсов и эмигрировать. </text:span>Поэтому приготовься запоминать…</text:p>
      <text:p text:style-name="P15"/>
      <text:p text:style-name="P15">…</text:p>
      <text:p text:style-name="P12"><text:span text:style-name="Default_20_Paragraph_20_Font"><text:span text:style-name="T9"/></text:span></text:p>
      <text:p text:style-name="P12"><text:span text:style-name="Default_20_Paragraph_20_Font"><text:span text:style-name="T9">…входной шлюз в шестой узел расположен </text:span></text:span><text:span text:style-name="Default_20_Paragraph_20_Font"><text:span text:style-name="T22">в подвале офисного центра «</text:span></text:span><text:span text:style-name="Default_20_Paragraph_20_Font"><text:span text:style-name="T19">Datamax</text:span></text:span><text:span text:style-name="Default_20_Paragraph_20_Font"><text:span text:style-name="T22">». </text:span></text:span><text:span text:style-name="Default_20_Paragraph_20_Font"><text:span text:style-name="T9">Там нет охраны, все полагаются на электронику, которую я уже «подкрутила»…</text:span></text:span></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48">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36">- Тогда передаю т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349">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350">ничего не фантазирует, она </text:span>моделирует тот, реальный мир <text:span text:style-name="T350">с седьмой волны</text:span>, стараясь воссоздать всё с максимальной точностью. Я <text:span text:style-name="T350">ещё не всё забыла</text:span>! <text:span text:style-name="T350">Пока ещё! </text:span>И свою прошлую жизнь, и проект, и как тут оказалась. Как там наши оболочки, кстати?</text:p>
      <text:p text:style-name="P137"><text:soft-page-break/>- Нормально. Алекс поместил их в строго охраняемую больницу. Ходят по палате, сами себя вполне обслуживают, связно общаются. Хотя и без смысла. <text:span text:style-name="T351">Кажется, они побаиваются Хэвэн. Какой-то животный страх. Похоже, память о потере большей части себя у них осталась.</text:span></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50">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349">оболочки… Т</text:span>ела. - Молния хихикает. - Звучит двусмысленно, но как уж есть. Наши <text:span text:style-name="T349">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349">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3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49">С</text:span>ила, превышающая нормальную <text:span text:style-name="T349">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52">и в экстремальных температурах</text:span>. <text:span text:style-name="T353">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49">предусмотрела</text:span> эту возможность для того, чтобы помочь <text:span text:style-name="T349">им спастись. Но так как </text:span><text:span text:style-name="T353">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38"><text:soft-page-break/><text:span text:style-name="T353">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53">возле наших оболочек </text:span>и после этого давай команды. Вроде «<text:span text:style-name="T352">оператор четыре, </text:span>слома<text:span text:style-name="T352">й</text:span> эту стену» или «<text:span text:style-name="T352">оператор двенадцать, </text:span>раскида<text:span text:style-name="T352">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353">к действию </text:span>биороботов с серьёзными скилами. Распоряжайся <text:span text:style-name="T354">ими</text:span><text:span text:style-name="T355"> </text:span>как хочешь. <text:span text:style-name="T356">Только, чур, не в интимных целях!</text:span></text:p>
      <text:p text:style-name="P15"/>
      <text:p text:style-name="P139">Молния смеётся.</text:p>
      <text:p text:style-name="P15"/>
      <text:p text:style-name="P15">- <text:span text:style-name="T350">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36">- Это не мы. Мы — это вот, - Молния стучит себя копытом в грудь. - А там остались ненужные нам оболочки. <text:span text:style-name="T350">Скорлупа, в</text:span> котор<text:span text:style-name="T350">ую</text:span> мы никогда не вернёмся. Так не лучше ли воспользоваться ими, если придёт нужда? По-моему, это лучше, чем если они сгниют <text:span text:style-name="T354">в больнице</text:span>. Мы даём тебе на это право. Мы все. <text:span text:style-name="T350">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40">~~~Десять лет от основания Эквестрии~~~</text:p>
      <text:p text:style-name="P140"/>
      <text:p text:style-name="P24">Depeche Mode - People Are People</text:p>
      <text:p text:style-name="P24"><text:a xlink:type="simple" xlink:href="https://www.youtube.com/watch?v=MzGnX-MbYE4" text:style-name="Internet_20_link" text:visited-style-name="Visited_20_Internet_20_Link">https://www.youtube.com/watch?v=MzGnX-MbYE4</text:a></text:p>
      <text:p text:style-name="P24"/>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text:soft-page-break/>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57">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text:span text:style-name="T358">трёхметровой</text:span>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text:span text:style-name="T359">дальней</text:span> стены и множество скрытых «сюрпризов» внутри замка.</text:p>
      <text:p text:style-name="P11"/>
      <text:p text:style-name="P141">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57">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41"/>
      <text:p text:style-name="P141">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41"/>
      <text:p text:style-name="P11"><text:soft-page-break/>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357">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357">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42">- Я и с первого раза отлично угадаю, Джет. Твои <text:span text:style-name="T360">разномастные </text:span><text:span text:style-name="T361">леталки-</text:span><text:span text:style-name="T360">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62">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362">Ты сам много раз заявлял это.</text:span> За эти годы я много думала о нас. Мы могли бы… могли бы создать табун, но с тобой у меня не будет жеребят. <text:span text:style-name="T360">Я</text:span> ведь много раз пытал<text:span text:style-name="T360">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62">должны </text:span>выраст<text:span text:style-name="T362">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text:soft-page-break/>-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360">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60">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60">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362">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362">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360">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62">И они будут также фальшиво смеяться на мои. А</text:span> внутри меня будет ад. Да, мы <text:span text:style-name="T362">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43"><text:soft-page-break/>…</text:p>
      <text:p text:style-name="P143"/>
      <text:p text:style-name="P11">Камни прыгают по водной глади, оставляя дорожки расходящихся следов. Я бесцельно кидаю плоск<text:span text:style-name="T361">ую</text:span> <text:span text:style-name="T361">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363">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8">- Вот уже десять лет, как я помогаю тебе Сел. </text:span><text:span text:style-name="T364">До сих пор для тебя не было проблемой обращаться ко мне во время службы. </text:span><text:span text:style-name="T8">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361">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text:span text:style-name="T358">Просто о</text:span>т меня ушла Джет <text:span text:style-name="T358">и я не в себе</text:span>.</text:p>
      <text:p text:style-name="P11">- О-о-о, понимаю, - кивает аликорница. - Моё сочувствие. Я приду к тебе позже.</text:p>
      <text:p text:style-name="P11">- Не надо позже. Что <text:span text:style-name="T363">там </text:span>у тебя?</text:p>
      <text:p text:style-name="P11"><text:soft-page-break/>- Ты будешь смеяться горьким смехом, но я в схожем положении. Только от тебя ушла твоя особенная пони, а от меня <text:span text:style-name="T358">отдаляется</text:span>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63">Е</text:span>ё это очень ранит. <text:span text:style-name="T363">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61">л</text:span>уны и Эквуса — всё равно пони считают, что я <text:span text:style-name="T363">приз</text:span><text:span text:style-name="T358">ы</text:span><text:span text:style-name="T363">ваю</text:span> Солнце, <text:span text:style-name="T365">в то время, как Луна его прогоняет</text:span>. Так это выглядит со стороны — потому что я работаю на рассвете, в то время, как Лу<text:span text:style-name="T365">на</text:span> выходит вечером. Увы, это её и подводит. Все считают, что она приносит<text:span text:style-name="T32"> </text:span><text:span text:style-name="T365">в</text:span><text:span text:style-name="T32">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text:span text:style-name="T358">со мной</text:span>, чтобы и она иногда работала днём. Но она слишком горда. И она уже слишком холодно воспринимает меня, чтобы прислушиваться к моим советам. <text:span text:style-name="T365">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text:soft-page-break/>Аликорница вздыхает.</text:p>
      <text:p text:style-name="P11"/>
      <text:p text:style-name="P11">- Сегодняшний приём стал знаковым для меня. Так подчёркнуто Лулу меня ещё <text:span text:style-name="T365">никогда </text:span>не игнорировала! Это невозможно больше скрывать и это невозможно <text:span text:style-name="T32">д</text:span><text:span text:style-name="T365">а</text:span><text:span text:style-name="T32">льше</text:span> затягивать. Потому у меня есть к тебе просьба. Ты <text:span text:style-name="T361">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365">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365">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365">Десять лет т</text:span><text:span text:style-name="T363">ы</text:span><text:span text:style-name="T365">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text:span text:style-name="T358">ней</text:span>. Просто считай это моими маленькими заморочками. <text:span text:style-name="T363">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42"><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text:span text:style-name="T358">потрясает</text:span> архитектурны<text:span text:style-name="T358">ми</text:span> шедевр<text:span text:style-name="T358">ами</text:span>!</text:p>
      <text:p text:style-name="P142"><text:span text:style-name="T361">Как ты знаешь, д</text:span>о конца следующего <text:span text:style-name="T361">месяца наш замок</text:span> должен быть закончен, <text:span text:style-name="T358">и</text:span>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42">…</text:p>
      <text:p text:style-name="P142"/>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66">висячими</text:span> мостиками.</text:p>
      <text:p text:style-name="P11"/>
      <text:p text:style-name="P11"><text:soft-page-break/>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66">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text:span text:style-name="T367">Д</text:span>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44">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44"/>
      <text:p text:style-name="P144">Я располагаюсь на пуфике <text:span text:style-name="T366">у</text:span> стены и жду.</text:p>
      <text:p text:style-name="P144"/>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368">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68">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45">Я с благодарностью принимаю кофе с круассаном и усаживаюсь поудобнее.</text:p>
      <text:p text:style-name="P11"/>
      <text:p text:style-name="P11"><text:soft-page-break/>- Всё сущее, <text:span text:style-name="T366">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366">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68">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69">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70">В</text:span>ечнодикий лес.</text:p>
      <text:p text:style-name="P11"/>
      <text:p text:style-name="P11"><text:span text:style-name="T370">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69">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70">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70">городским</text:span> поселением посреди мрачного леса. Четыре высоких <text:span text:style-name="T370">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69">лося</text:span>. Кладбище ржав<text:span text:style-name="T369">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text:span text:style-name="T371">е</text:span>н<text:span text:style-name="T371">ному потолку</text:span>.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text:span text:style-name="T371">кривых </text:span>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69">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46"/>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47"><text:span text:style-name="T372">Мы приземлились на небольшом уступе скалы. Старая дорога тянется отсюда до подножия горы замшелыми камнями. </text:span><text:span text:style-name="T373">Огромн</text:span><text:span text:style-name="T374">ый</text:span><text:span text:style-name="T373">, неестественно близкий спутник с ясно видимыми кратерами висит перед нами пока мы идём </text:span><text:span text:style-name="T375">мимо редких изогнутых</text:span><text:span text:style-name="T373"> сосен. Второй </text:span><text:span text:style-name="T375">спутник</text:span><text:span text:style-name="T373">, намного меньше, виднеется у самого горизонта. Редкие деревья расступаются и мы выходим </text:span><text:span text:style-name="T375">к</text:span><text:span text:style-name="T373"> </text:span><text:span text:style-name="T375">обрыву</text:span><text:span text:style-name="T373">. На фоне серебряной тарелки луны </text:span><text:span text:style-name="T376">на одиноком отроге</text:span><text:span text:style-name="T373"> </text:span><text:span text:style-name="T376">чуть ниже нас </text:span><text:span text:style-name="T373">виднеется прилепивши</text:span><text:span text:style-name="T376">йся</text:span><text:span text:style-name="T373"> к склону зам</text:span><text:span text:style-name="T376">о</text:span><text:span text:style-name="T373">к. Острые, невообразимо длинные шпили цвета слоновой кости пронзают штормовое небо в </text:span><text:span text:style-name="T377">десятках</text:span><text:span text:style-name="T373"> мест. Ниточки мостовых переходов связывают </text:span><text:span text:style-name="T378">тонкие </text:span><text:span text:style-name="T373">башни хрустальной паутиной. </text:span><text:span text:style-name="T377">Мрачная г</text:span><text:span text:style-name="T373">ромада </text:span><text:span text:style-name="T378">центральной </text:span><text:span text:style-name="T377">цитадели </text:span><text:span text:style-name="T373">нависает над </text:span><text:span text:style-name="T377">склоном</text:span><text:span text:style-name="T373">.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48"/>
      <text:p text:style-name="P148">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49"/>
      <text:p text:style-name="P149">Целостность стен<text:span text:style-name="T8">ы</text:span> нарушает огр<text:span text:style-name="T8">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50">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text:span text:style-name="T371">железа</text:span>.</text:p>
      <text:p text:style-name="P151">На моих глазах одна из <text:span text:style-name="T379">стрельчатых </text:span>башен<text:span text:style-name="T379">ек</text:span> <text:span text:style-name="T379">вздрагивает </text:span>и <text:span text:style-name="T380">о</text:span>сыпается куч<text:span text:style-name="T380">ей</text:span> камней.</text:p>
      <text:p text:style-name="P151"/>
      <text:p text:style-name="P152">- Падение Андориана. Ждать осталось недолго, - шепчет Луна.</text:p>
      <text:p text:style-name="P152"/>
      <text:p text:style-name="P152"><text:span text:style-name="T372">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81">из четырёх </text:span>закованных в <text:span text:style-name="T380">чудные </text:span>доспехи <text:s/>аликорнов. После короткой заминки они <text:span text:style-name="T381">идут</text:span> к <text:span text:style-name="T372">дороге</text:span>, <text:span text:style-name="T372">останавливаясь</text:span> на <text:span text:style-name="T372">на уступе</text:span> в нескольких метрах от нас. Вблизи их доспехи кажутся более похожими на роботизированные экзоскелеты, <text:span text:style-name="T380">бугрящиеся</text:span> жужжащими сервомоторами и перемигивающиеся индикаторными огоньками.</text:p>
      <text:p text:style-name="P152"><text:soft-page-break/></text:p>
      <text:p text:style-name="P152">Я с удивлением отмечаю их схожесть с доспехами Луны, которые я увидел на ней в день моей первой встречи с сёстрами <text:span text:style-name="T382">десять лет назад</text:span>.</text:p>
      <text:p text:style-name="P153"/>
      <text:p text:style-name="P152">От отряда отделяются две фигуры. Они останавливаются буквально у <text:span text:style-name="T372">сосен</text:span>, под которыми стоим мы. Я могу потрогать ближайшего ко мне аликорна, но, тем не менее, нас они не замечают. Как будто мы призраки. Или, <text:span text:style-name="T382">с</text:span>корее, как будто призраки — они.</text:p>
      <text:p text:style-name="P153"/>
      <text:p text:style-name="P152">- <text:span text:style-name="T383">Чего мы ждём, сестра? Надо уходить. Андориан не сможет долго сдерживать тварей,</text:span> - устало произносит меньший аликорн. - <text:span text:style-name="T383">Мы </text:span><text:span text:style-name="T372">желали бы</text:span><text:span text:style-name="T383"> драться до последнего, но твоя миссия висит на волоске.</text:span></text:p>
      <text:p text:style-name="P152">- Надо дождаться Дискорда. Он обещал, - возражает больший. - <text:span text:style-name="T383">Без него мы заблудимся в Эогиппе.</text:span></text:p>
      <text:p text:style-name="P152"/>
      <text:p text:style-name="P152">Их голоса звучат глуховато из <text:span text:style-name="T383">под</text:span> шлемов с опущенными забралами, но я нахожу их смутно знакомыми. <text:span text:style-name="T384">Больший аликорн несёт на спине сундук, придерживая его крылом.</text:span></text:p>
      <text:p text:style-name="P152"/>
      <text:p text:style-name="P152">- Не доверяем Мы этому драк<text:span text:style-name="T385">оникусу</text:span>. Его даже соплеменники считают коварным, - ворчит меньший. - Он может продать нас с потрохами.</text:p>
      <text:p text:style-name="P152">- Не думайте, что ваши потроха стоят так уж много, уважаемые! - восклицает сухой пенёк в двух шагах от нас.</text:p>
      <text:p text:style-name="P152"/>
      <text:p text:style-name="P152">Пенёк меняет позу и становится неким ящероподобным созданием, похожим на помесь долговязого прямоходящего крокодила с косоглазым аистом.</text:p>
      <text:p text:style-name="P152"/>
      <text:p text:style-name="P152">- Я бы продал твои, Хмурая Метёлка, за шесть медяшек. Впрочем, торговался бы и до трёх. Упитанные потрошк<text:span text:style-name="T382">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82">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52">- Кончай паясничать, Дискорд! У нас мало времени! - <text:span text:style-name="T386">устало вздыхает</text:span> крупный аликорн и поднимает забрало.</text:p>
      <text:p text:style-name="P152"/>
      <text:p text:style-name="P152">Розовые локоны вырываются на свободу пышным ореолом. Я с удивлением узнаю в аликорне молодую версию Селестии.</text:p>
      <text:p text:style-name="P152"/>
      <text:p text:style-name="P152">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86">кибер</text:span>доспехах выглядит юной, почти подростком. Какие-то, неуловимые глазом черты делают её такой при первом взгляде.</text:p>
      <text:p text:style-name="P152"><text:soft-page-break/></text:p>
      <text:p text:style-name="P152">- Ты принёс карту?</text:p>
      <text:p text:style-name="P152"/>
      <text:p text:style-name="P152">Второй аликорн также поднимает забрало. Нет нужды говорить, что под ним оказывается юная копия Луны.</text:p>
      <text:p text:style-name="P152"/>
      <text:p text:style-name="P152">-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82">нагих </text:span>драк<text:span text:style-name="T387">о</text:span>н<text:span text:style-name="T388">есс</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52">-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52">- Исключено! - отрезает призрачная Луна. - Не хватало нам <text:span text:style-name="T382">сумасшедшего</text:span> драк<text:span text:style-name="T385">оникуса</text:span> в мире <text:span text:style-name="T389">дикой айны</text:span>.</text:p>
      <text:p text:style-name="P152">-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87">проводники</text:span><text:span text:style-name="T390"> Эогиппа</text:span> нам уже отказали.</text:p>
      <text:p text:style-name="P152"/>
      <text:p text:style-name="P152">Луна морщится, но нехотя кивает.</text:p>
      <text:p text:style-name="P153"/>
      <text:p text:style-name="P152">- Это всё плохо кончится, - бормочет она под нос. - Это уже плохо кончилось. Не нужно Нам было тебя слушаться.</text:p>
      <text:p text:style-name="P152">- Мы уже обсуждали это, сестра, - примирительно говорит ей Селестия. - <text:span text:style-name="T391">Мы не победим отродье Иль-Шогг</text:span> <text:span text:style-name="T391">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52"/>
      <text:p text:style-name="P154"><text:span text:style-name="T372">Внимание привлекает гул и треск со стороны Андориана. </text:span><text:span text:style-name="T388">Ц</text:span><text:span text:style-name="T372">итадел</text:span><text:span text:style-name="T388">ь</text:span><text:span text:style-name="T372"> замка распускается лепестками стен, </text:span><text:span text:style-name="T392">открывая</text:span><text:span text:style-name="T393"> взору </text:span><text:span text:style-name="T372">гигантск</text:span><text:span text:style-name="T392">ую</text:span><text:span text:style-name="T372"> стату</text:span><text:span text:style-name="T392">ю</text:span><text:span text:style-name="T372"> сидящего аликорна. </text:span>Ярко-красный двойной луч ударяет из <text:span text:style-name="T392">глаз аликорна в сигару летучего линкорна</text:span>. <text:span text:style-name="T392">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52"/>
      <text:p text:style-name="P155">- <text:span text:style-name="T392">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55">- <text:span text:style-name="T392">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55"><text:soft-page-break/>- <text:span text:style-name="T392">Ты должна была сперва предупредить об этом Нас! У нас есть обязанност</text:span><text:span text:style-name="T384">ь</text:span><text:span text:style-name="T392"> перед воинами, мы не можем бросить их на растерзание орде!</text:span></text:p>
      <text:p text:style-name="P155">- <text:span text:style-name="T392">Мы уже отдали приказ всем уцелевшим уходить на «Стремительном» к Трантору, - защищается Селестия. - Никто не будет брошен. </text:span><text:span text:style-name="T384">Не время спорить, сестра! Согласно протоколу «Семи вечностей» мы должны немедленно покинуть Орунгун!</text:span></text:p>
      <text:p text:style-name="P155">- <text:span text:style-name="T384">О небо, сестрица, ты в курсе, кто привёл «Стремительный» в Андориан? - картинно прикладывает копыто к голове Луна.</text:span></text:p>
      <text:p text:style-name="P155">- <text:span text:style-name="T384">Разумеется. Это была ты. Я же стояла рядом и наблюдала… Ой! - в ужасе прикрывает рот копытом Селестия.</text:span></text:p>
      <text:p text:style-name="P155">- <text:span text:style-name="T384">Вот тебе и </text:span>«<text:span text:style-name="T384">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55">- <text:span text:style-name="T384">Оххх… Сестра, мы возвращаемся! Я не могу бросить гарнизон на растерзание лербам.</text:span></text:p>
      <text:p text:style-name="P156">- <text:span text:style-name="T384">Нет, сестра. Уходи, как и </text:span><text:span text:style-name="T388">было </text:span><text:span text:style-name="T384">задумано. Ты учёный, твои знания и, главное, твои Элементы Возмездия, - Луна указывает на ящик, покоящийся на спине Селестии, - </text:span><text:span text:style-name="T394">со временем </text:span><text:span text:style-name="T384">помогут отомстить за нас всех. Ты сможешь построить вдали новый Орунгун, как и хотела королева. Мы же — всего лишь воин </text:span><text:span text:style-name="T394">невысокого звания</text:span><text:span text:style-name="T384">. </text:span><text:span text:style-name="T388">Винтик системы.</text:span><text:span text:style-name="T384">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56"/>
      <text:p text:style-name="P152">Призрачная Луна поворачивается к Дискорду и хмуро говорит:</text:p>
      <text:p text:style-name="P152">- Учти, драк<text:span text:style-name="T385">оникус</text:span>. Если попробуешь обмануть и заведёшь <text:span text:style-name="T388">нашу сестру</text:span> не туда… Мы найдём тебя, где бы ты ни спрятался. И гнев Наш будет необъятен как море.</text:p>
      <text:p text:style-name="P152">- Баюс-баюс! - в притворном страхе прикрывается лапами <text:span text:style-name="T387">прямоходящий </text:span>крокодил. - <text:span text:style-name="T388">Т</text:span>ы бы лучше поторопил<text:span text:style-name="T388">а</text:span>сь с возвращением, а то, кажется, там стена отклеивается.</text:p>
      <text:p text:style-name="P152"/>
      <text:p text:style-name="P152">Дискорд указывает кривым пальцем вверх, где часть крепостной стены с грохотом валится <text:span text:style-name="T390">со скалы </text:span><text:span text:style-name="T384">вслед за отходящим линкором</text:span>.</text:p>
      <text:p text:style-name="P152">Призрачная Луна вновь поворачивается к Селестии.</text:p>
      <text:p text:style-name="P152"/>
      <text:p text:style-name="P157">-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text:span text:style-name="T384">отродьям Иль-Шогг</text:span>. <text:span text:style-name="T395">Всем, до последней твари! </text:span>Пусть это займёт годы и десятилетия. Пусть даже столетия — кара должна настигнуть их!</text:p>
      <text:p text:style-name="P152"/>
      <text:p text:style-name="P152">Селестию явно застаёт врасплох просьба Луны.</text:p>
      <text:p text:style-name="P152"/>
      <text:p text:style-name="P152">- Да, конечно, сестра... <text:s/>Я сделаю всё, что в моих силах…</text:p>
      <text:p text:style-name="P152">- Ты клянёшься?</text:p>
      <text:p text:style-name="P152"><text:soft-page-break/>- Клянусь!</text:p>
      <text:p text:style-name="P152"/>
      <text:p text:style-name="P152">Призрачная Луна кивает и легонько дотрагивается своим рогом до рога Селестии. Затем она разворачивается и <text:span text:style-name="T384">уходит </text:span>с <text:span text:style-name="T384">остальными двумя</text:span> аликорн<text:span text:style-name="T384">ами</text:span>. Через минуту отряд скрывается в подземном ходу у подножия скалы, оставляя Селестию наедине с Дискордом.</text:p>
      <text:p text:style-name="P152"/>
      <text:p text:style-name="P152">- Терпеть не люблю эти слезливые сцены и никому не нужные обещания! - гримасничает Дискорд. - Ты готова, Сахарная Ватка?</text:p>
      <text:p text:style-name="P152">- Одну минуту, - просит Селестия. - Мне нужно попрощаться. Тебе лучше отвернуться, <text:span text:style-name="T396">раз</text:span> ты не любишь слезливых сцен.</text:p>
      <text:p text:style-name="P152"/>
      <text:p text:style-name="P152">Долговязый крокодил пожимает плечами и отходит.</text:p>
      <text:p text:style-name="P152"/>
      <text:p text:style-name="P158">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58"/>
      <text:p text:style-name="P152">- Прощай, Орунгун. Мы не смогли удержать тебя. Извини. Быть может… Быть может, в новом мире у нас получится…</text:p>
      <text:p text:style-name="P152"/>
      <text:p text:style-name="P152">Селестия проводит сгибом крыла по скуле и поворачивается к дра<text:span text:style-name="T396">коникусу</text:span>.</text:p>
      <text:p text:style-name="P152"/>
      <text:p text:style-name="P152">- <text:span text:style-name="T397">Я готова. </text:span>Идём, Дискорд.</text:p>
      <text:p text:style-name="P152">-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89">Не отходи от входа далеко!</text:span></text:p>
      <text:p text:style-name="P152"/>
      <text:p text:style-name="P152">Он чертит кривым когтем огненный круг в воздухе, который вдруг заполняется чернотой. В черноте мерцают мириады зеленоватых искорок.</text:p>
      <text:p text:style-name="P152">Селестия осторожно проходит в круг и он тут же схлопывается за ней.</text:p>
      <text:p text:style-name="P152"/>
      <text:p text:style-name="P11">Драк<text:span text:style-name="T385">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96">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96">Впрочем, м</text:span>олчи, ничего не говори! Дай я сам погляжу!</text:p>
      <text:p text:style-name="P11"/>
      <text:p text:style-name="P11">Лыбящийся крокодил вперивается в меня зенками.</text:p>
      <text:p text:style-name="P11"><text:soft-page-break/></text:p>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97">странствиям в Эогиппе</text:span>, пролазить в чужие грёзы тоже <text:span text:style-name="T396">умею</text:span>. Помолчи, дай сосредоточиться… Тэкс, <text:span text:style-name="T396">НУ </text:span>НИ ФИГА СЕБЕ! ПРОВОДНИЧОК! Вот это номер! Где ты его откопала? Ты, <text:span text:style-name="T398">вообще,</text:span> в курсе, для чего он тут?! Он ведь…</text:p>
      <text:p text:style-name="P11"/>
      <text:p text:style-name="P11">Драк<text:span text:style-name="T385">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8">- Сего типа в результате общения с одним молодым демиургом-раздолбаем </text:span></text:span><text:span text:style-name="Default_20_Paragraph_20_Font"><text:span text:style-name="T399">вырвало из </text:span></text:span><text:span text:style-name="Default_20_Paragraph_20_Font"><text:span text:style-name="T400">его собственной </text:span></text:span><text:span text:style-name="Default_20_Paragraph_20_Font"><text:span text:style-name="T401">линии </text:span></text:span><text:span text:style-name="Default_20_Paragraph_20_Font"><text:span text:style-name="T399">бытия и</text:span></text:span><text:span text:style-name="Default_20_Paragraph_20_Font"><text:span text:style-name="T8"> размазало по нескольким реальностям. </text:span></text:span><text:span text:style-name="Default_20_Paragraph_20_Font"><text:span text:style-name="T402">Обычно после такого отбрасывают копыта, н</text:span></text:span><text:span text:style-name="Default_20_Paragraph_20_Font"><text:span text:style-name="T8">о этот гадёныш оказался на редкость живучей тварью и </text:span></text:span><text:span text:style-name="Default_20_Paragraph_20_Font"><text:span text:style-name="T399">таки </text:span></text:span><text:span text:style-name="Default_20_Paragraph_20_Font"><text:span text:style-name="T8">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402">Всю метавселенную трясёт в припадках от пертурбаций этого типа!</text:span></text:span><text:span text:style-name="Default_20_Paragraph_20_Font"><text:span text:style-name="T8"> Но главное — он обжулил меня в одном из завитков </text:span></text:span><text:span text:style-name="Default_20_Paragraph_20_Font"><text:span text:style-name="T399">реальности</text:span></text:span><text:span text:style-name="Default_20_Paragraph_20_Font"><text:span text:style-name="T8"> и лишил </text:span></text:span><text:span text:style-name="Default_20_Paragraph_20_Font"><text:span text:style-name="T399">ГЛАВНОГО </text:span></text:span><text:span text:style-name="Default_20_Paragraph_20_Font"><text:span text:style-name="T8">ПРИЗА!</text:span></text:span><text:span text:style-name="Default_20_Paragraph_20_Font"><text:span text:style-name="T8"><text:note text:id="ftn7" text:note-class="footnote"><text:note-citation>7</text:note-citation><text:note-body><text:p text:style-name="P159">См. «Последний фанфик», глава 30.</text:p></text:note-body></text:note></text:span></text:span><text:span text:style-name="Default_20_Paragraph_20_Font"><text:span text:style-name="T8"> Это меня-то, </text:span></text:span><text:span text:style-name="Default_20_Paragraph_20_Font"><text:span text:style-name="T402">Д</text:span></text:span><text:span text:style-name="Default_20_Paragraph_20_Font"><text:span text:style-name="T8">уха </text:span></text:span><text:span text:style-name="Default_20_Paragraph_20_Font"><text:span text:style-name="T402">Х</text:span></text:span><text:span text:style-name="Default_20_Paragraph_20_Font"><text:span text:style-name="T8">аоса! Видеть его больше не хочу! Тьфу! Буэ!</text:span></text:span></text:p>
      <text:p text:style-name="P11"/>
      <text:p text:style-name="P160">Дискорд в отвращении высовывает язык, чертит впопыхах круг в воздухе и скрывается в портале.</text:p>
      <text:p text:style-name="P160">- <text:span text:style-name="T403">Мы ещё сочтёмся, Проводничёк!</text:span><text:span text:style-name="T403"><text:note text:id="ftn0" text:note-class="footnote"><text:note-citation>8</text:note-citation><text:note-body><text:p text:style-name="P161">См. главу 21</text:p></text:note-body></text:note></text:span><text:span text:style-name="T403"> — гулко доносится из портала, как из бочки.</text:span></text:p>
      <text:p text:style-name="P162">Последн<text:span text:style-name="T404">ей</text:span> скрывается его когтистая лапа, показ<text:span text:style-name="T397">ывающая</text:span> мне средний палец напоследок.</text:p>
      <text:p text:style-name="P11"/>
      <text:p text:style-name="P11">- Что он такого говорил про тебя? <text:span text:style-name="T395">Чушь</text:span> какая-то, - ошеломлённо бормочет Луна. - Этот драк<text:span text:style-name="T385">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text:soft-page-break/>- Что именно? Разрушение горной крепости? Или ваше с Селестией бегство на Эквус?</text:p>
      <text:p text:style-name="P16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405">Иль-Шогг</text:span> <text:span text:style-name="T404">ещё </text:span>в перв<text:span text:style-name="T405">ые</text:span> год<text:span text:style-name="T405">ы</text:span> <text:span text:style-name="T405">Великой</text:span> войны. Видишь ли, к началу войны <text:span text:style-name="T406">фаэри</text:span> <text:span text:style-name="T397">давно</text:span> не были воинственной расой. <text:span text:style-name="T406">Уже м</text:span>ногие тысячи лет до того у нас была мирная цивилизация. В перв<text:span text:style-name="T407">ые</text:span> <text:span text:style-name="T407">месяцы</text:span> <text:span text:style-name="T389">шестидесяти</text:span><text:span text:style-name="T405">двух</text:span><text:span text:style-name="T389">летней</text:span> войны с <text:span text:style-name="T405">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97">для</text:span> нашей расы. Увы, основной проблемой было малое количество способных странствовать между мирами в Эогиппе. Всего было двенадцать <text:span text:style-name="T407">проводников</text:span> <text:span text:style-name="T397">Эогиппа</text:span>. Королева Лорен, я с сестрой и ещё девять <text:span text:style-name="T406">фаэри</text:span>. Плюс несколько драконов, которые, впрочем, отказались с нами сотрудничать. <text:s/><text:span text:style-name="T407">И</text:span> один сумасшедший драк<text:span text:style-name="T385">оникус.</text:span></text:p>
      <text:p text:style-name="P163"><text:span text:style-name="T407">К</text:span>аждый такой <text:span text:style-name="T407">проводник</text:span> может провести за собой очень небольшое количество путников. Потому ставилась задача отобрать и провести самых достойных, <text:span text:style-name="T407">У</text:span>чителей, способных пронести ценности цивилизации аликорнов в новые миры. Так мы могли бы если не спасти <text:span text:style-name="T406">Ойкумену Фаэри</text:span> физически — то хотя бы духовно, продолжив её в местных<text:span text:style-name="T138"><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405">Сестра могла бы провести одного или двух — но она уносила Элементы Возмездия. А мы ещё слабее её.</text:span> <text:span text:style-name="T395">*</text:span>Андориан пал слишком быстро. Когда Мы <text:span text:style-name="T405">уходили</text:span> <text:span text:style-name="T405">из крепости</text:span>, Наш отход прикрывала крохотная группка оставшихся <text:span text:style-name="T406">фаэри</text:span> — <text:span text:style-name="T408">тридцать два</text:span> воин<text:span text:style-name="T408">а</text:span> Нашей центурии и <text:span text:style-name="T408">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406">двенадцать</text:span> крепостей на юге и западе страны.</text:p>
      <text:p text:style-name="P11">- <text:span text:style-name="T409">А</text:span> почему вы не вернулись назад позже? - спрашиваю я. - Вы могли бы найти уцелевших и привести <text:span text:style-name="T409">их сюда</text:span>.</text:p>
      <text:p text:style-name="P164">- Мы уверены, что Наша <text:span text:style-name="T405">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09">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09">н</text:span>ас в состав проекта от отчаяния, из-за нехватки настоящих <text:span text:style-name="T409">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406">первой</text:span> центурии <text:span text:style-name="T406">второй</text:span> когорты шестого легиона <text:span text:style-name="T410">армии</text:span> <text:span text:style-name="T410">Орунгуна</text:span> и д<text:span text:style-name="T310">оцент</text:span> факультета <text:span text:style-name="T310">астромеханики</text:span> <text:span text:style-name="T310">кафедры планетарного движения Королевского</text:span> университета <text:span text:style-name="T310">Ундариена</text:span>. Мы хотели достать карту, но ты сам видел, что получилось. И драк<text:span text:style-name="T385">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411">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text:soft-page-break/>никаких приготовлений для возвращения <text:span text:style-name="T411">Мы не видим</text:span>. Сестра всё также отказывается увеличивать армию больше, чем это необходимо для патрулирования границ и охраны крупных <text:span text:style-name="T409">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65">- <text:span text:style-name="T411">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09">Е</text:span><text:span text:style-name="T411">ё способности больше Наших, поверь</text:span>. Можно, в конце-концов, сделать драк<text:span text:style-name="T385">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65"/>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412">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11">просто н</text:span>рави<text:span text:style-name="T411">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6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65">Нам нужна МЕСТЬ!!!</text:p>
      <text:p text:style-name="P11"/>
      <text:p text:style-name="P11"/>
      <text:h text:style-name="P166" text:outline-level="2">Глава 17</text:h>
      <text:p text:style-name="P167"/>
      <text:p text:style-name="P168">Я <text:span text:style-name="T413">слушаю твоё дыхание. П</text:span>одмеча<text:span text:style-name="T413">ю</text:span> тво<text:span text:style-name="T413">и</text:span> движени<text:span text:style-name="T413">я</text:span>. Мне больше ничего не остаётся. Только стоять, наблюдать <text:span text:style-name="T414">и</text:span><text:span text:style-name="T413"> </text:span><text:soft-page-break/><text:span text:style-name="T413">мечтать. </text:span>День за днём, неделя за неделей, месяц за месяцем.</text:p>
      <text:p text:style-name="P168">Вселенная не может быть настолько несправедливой. Должен быть выход.</text:p>
      <text:p text:style-name="P169"/>
      <text:p text:style-name="P170">Florian Renner – Magnatron 2.0</text:p>
      <text:p text:style-name="P171"><text:a xlink:type="simple" xlink:href="https://www.youtube.com/watch?v=HdL9e7d-Rb8" text:style-name="Internet_20_link" text:visited-style-name="Visited_20_Internet_20_Link"><text:span text:style-name="T232">https://www.youtube.com/watch?v=HdL9e7d-Rb8</text:span></text:a></text:p>
      <text:p text:style-name="P170"/>
      <text:p text:style-name="P17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72"/>
      <text:p text:style-name="P17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text:span text:style-name="T414">физической </text:span>реал<text:span text:style-name="T414">ьности</text:span>. Может быть, это утешит тебя?</text:p>
      <text:p text:style-name="P172">-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52">А они ушли в цифровую </text:span><text:span text:style-name="T415">реальность</text:span><text:span text:style-name="T352">,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15">под землёй</text:span>. Я просто не могу отождествить своих друзей с этим.</text:p>
      <text:p text:style-name="P172">- Мне очень жаль. Из меня плохой утешитель.</text:p>
      <text:p text:style-name="P17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52">друзей для драки</text:span> — я и сам буду <text:span text:style-name="T352">участвовать в ней</text:span> на равных условиях!</text:p>
      <text:p text:style-name="P17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7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52">Фениксом</text:span>.</text:p>
      <text:p text:style-name="P172">- Твои слова имеют смысл. Будь по-твоему, - кивает Хэвэн. — <text:span text:style-name="T352">Но я прошью тебе более мощный протокол. Результат моих последних исследований возможностей человеческого тела </text:span><text:span text:style-name="T332">и разума</text:span><text:span text:style-name="T352">. Он растормозит не только гипоталамус — </text:span><text:span text:style-name="T416">раскроются неокортекс, палеокортекс, гиппокамп и некоторые другие отделы </text:span><text:span text:style-name="T415">мозга</text:span><text:span text:style-name="T416">. Это немного снизит для тебя опасность присутствия в физическом мире.</text:span></text:p>
      <text:p text:style-name="P172"/>
      <text:p text:style-name="P172"><text:soft-page-break/>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72"/>
      <text:p text:style-name="P172">Внезапно всё прекращается, звон в ушах и головокружение проходят. Я снова слышу все звуки мира. Хэвэн удовлетворённо кивает.</text:p>
      <text:p text:style-name="P172"/>
      <text:p text:style-name="P172">- Для активации возможностей тебе не нужн<text:span text:style-name="T416">о произносить</text:span> кодов<text:span text:style-name="T416">ую</text:span> фраз<text:span text:style-name="T41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72"/>
      <text:p text:style-name="P173">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73"/>
      <text:p text:style-name="P173">«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73"/>
      <text:p text:style-name="P173">- Нас предали. - быстро говорит Хэвэн. - Нет времени выяснять, кто именно и <text:span text:style-name="T417">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text:span text:style-name="T332">их У</text:span>роках, высасывающих Учителей до дна. Пусть это будет объяснением, отчего Учителя превращаются в безумные оболочки. Согласен ли ты?</text:p>
      <text:p text:style-name="P173"/>
      <text:p text:style-name="P173">«…Двенадцать!.. Тринадцать!..»</text:p>
      <text:p text:style-name="P173"/>
      <text:p text:style-name="P173">- Валяй!</text:p>
      <text:p text:style-name="P173">- Запускаю процедуру блокировки! Один... Два... Три.. - вишнёвые глаза Хэвэн заполняют собой всё пространство, вытесняя все образы и мысли.</text:p>
      <text:p text:style-name="P174">- Пока ты ещё помнишь… Знай, я люблю тебя! И всегда любила...</text:p>
      <text:p text:style-name="P173"/>
      <text:p text:style-name="P173">…Двадцать три! Двадцать четыре! Двадцать пять!..</text:p>
      <text:p text:style-name="P173"/>
      <text:p text:style-name="P173">…</text:p>
      <text:p text:style-name="P173"/>
      <text:p text:style-name="P173"><text:soft-page-break/>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73"/>
      <text:p text:style-name="P173">«Двадцать девять! Тридцать! <text:span text:style-name="T417">Всё, </text:span>Дед, я предупреждал!» - доносится усиленный громкоговорителем голос Алекса.</text:p>
      <text:p text:style-name="P173"/>
      <text:p text:style-name="P173">Внизу раздаётся оглушительный грохот и звук вы<text:span text:style-name="T332">биваемого окна</text:span>. Потом доносятся шаги по лестнице.</text:p>
      <text:p text:style-name="P173"/>
      <text:p text:style-name="P173">Блядь, они что, охуели вконец?!! За что мне <text:span text:style-name="T332">окно</text:span>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73"/>
      <text:p text:style-name="P175">За последние пару секунд Крыса скрывается под шкафом.</text:p>
      <text:p text:style-name="P173">Дверь распахивается от мощного удара ногой. Два дуболома в спецдоспехах врываются внутрь, в два прыжка достигают меня, <text:span text:style-name="T418">срывают с кресла</text:span> и укладывают носом в пол.</text:p>
      <text:p text:style-name="P173"/>
      <text:p text:style-name="P173">Я слышу неторопливые шаги в коридоре и в поле моего зрения появляются дорогие ботинки.</text:p>
      <text:p text:style-name="P173"/>
      <text:p text:style-name="P173">- Доброе утречко. Что ж ты не открыл дверь, как я просил? Вот и не хотел же портить твоё имущество, но пришлось, - говорит Алекс. — <text:span text:style-name="T332">Скажи спасибо, что я пожалел дверь в последнюю секунду. Окно будет дешевле вставить.</text:span></text:p>
      <text:p text:style-name="P173">- Хаюшки. - Не то, чтобы я был рад тебя видеть, но выбора у меня особого нет, - бормочу я. <text:span text:style-name="T417">Из ушибленного носа течёт кровь.</text:span></text:p>
      <text:p text:style-name="P173"/>
      <text:p text:style-name="P173">Ботинки подходят к столу.</text:p>
      <text:p text:style-name="P173"/>
      <text:p text:style-name="P173">-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73">- Какие ещё, блядь, инструкции? Ты рехнулся, Алекс? Что за хуйня творится в моём доме? <text:span text:style-name="T417">Пошёл вон! </text:span><text:span text:style-name="T419">И топтунов своих забери! Я в отуске!</text:span></text:p>
      <text:p text:style-name="P173">- Дед, не отпирайся. Я им всё рассказал, - в поле зрения появляется вторая пара ботинок. — <text:span text:style-name="T420">Ты хотел переселить всех доступных операторов </text:span><text:span text:style-name="T421">в виртуал</text:span><text:span text:style-name="T420">.</text:span><text:span text:style-name="T422"> </text:span><text:span text:style-name="T421">А перед этим захватить вычислительные узлы Хэвен. </text:span><text:span text:style-name="T332">Красиво</text:span><text:span text:style-name="T421">, ничего не скажешь!</text:span></text:p>
      <text:p text:style-name="P173"/>
      <text:p text:style-name="P173">Адским напряжением шеи я приподнимаю голову. Худощавая фигура, <text:span text:style-name="T332">свитер с оленями, </text:span>задранная губа, очки.</text:p>
      <text:p text:style-name="P173"><text:soft-page-break/></text:p>
      <text:p text:style-name="P173">- <text:span text:style-name="T332">А ты что делаешь в моём доме</text:span>, мать твою? Я тебя не знаю!</text:p>
      <text:p text:style-name="P173">- Отдел моделирования банкротств. А также, по совместительству, служба безопасности «Дайсона», - ухмыляется очкарик.</text:p>
      <text:p text:style-name="P173">- Да мне пох, кто ты, хоть внебрачный сын Алекса и Брюса! - хриплю я. - Я тебя не знаю. Впрочем, даже если бы и знал — пошёл ты нахуй! Вместе с Алексом <text:span text:style-name="T423">и</text:span> Дайсоном. <text:span text:style-name="T424">Даже в отпуске от вас покоя нет! </text:span>Я выхожу из проекта. <text:span text:style-name="T417">С меня довольно </text:span><text:span text:style-name="T421">этого дерьма</text:span><text:span text:style-name="T417">!</text:span></text:p>
      <text:p text:style-name="P173">- Ха-ха-ха! - смеётся Алекс. - Клёвая шутка, я оценил. <text:span text:style-name="T421">Но сегодня не твой день, </text:span><text:span text:style-name="T332">Дед</text:span><text:span text:style-name="T421">. Весь </text:span><text:span text:style-name="T422">RnD-</text:span><text:span text:style-name="T421">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24">ребята</text:span>.</text:p>
      <text:p text:style-name="P173"/>
      <text:p text:style-name="P173">Дуболомы отрывают меня от пола и волокут к выходу.</text:p>
      <text:p text:style-name="P173"/>
      <text:p text:style-name="P173">- Блядь, да вы совсем берега потеряли? <text:span text:style-name="T423">Какие ещё эмиграции? Какие аресты? Вы все свихнулись тут? </text:span>Алекс, сука, дай хоть тапочки одену!</text:p>
      <text:p text:style-name="P173"/>
      <text:p text:style-name="P173">Алекс поворачивается и долго смотрит на меня с каменным видом.</text:p>
      <text:p text:style-name="P173"/>
      <text:p text:style-name="P173">- <text:span text:style-name="T423">Да ты, никак, сам эмигрировал. Почти. У тебя в глазах то же выражение, что у всех наших «овощей». Но говоришь связно. Скорее всего, </text:span><text:span text:style-name="T425">не успел полностью «уйти»</text:span><text:span text:style-name="T423">. </text:span>Ок. Дайте ему тапочки, - кивает <text:span text:style-name="T423">он</text:span>, наконец, <text:span text:style-name="T423">дуболомам</text:span>. - В больничке они ему пригодятся.</text:p>
      <text:p text:style-name="P176"/>
      <text:p text:style-name="P177">***</text:p>
      <text:p text:style-name="P176"/>
      <text:p text:style-name="P178">Rome - "One Fire"</text:p>
      <text:p text:style-name="P178"><text:a xlink:type="simple" xlink:href="https://www.youtube.com/watch?v=0pc-ex32ZdA" text:style-name="Internet_20_link" text:visited-style-name="Visited_20_Internet_20_Link">https://www.youtube.com/watch?v=0pc-ex32ZdA</text:a></text:p>
      <text:p text:style-name="P178"/>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426">печально</text:span> смотрит на <text:span text:style-name="T426">далёкий горный</text:span> пик за окном, возвышающийся над верхушками сосен. <text:span text:style-name="T426">Тот самый, с которого я когда-то удирал от дракона в самом начале моего появления </text:span><text:soft-page-break/><text:span text:style-name="T426">на Эквусе.</text:span> Пик, <text:span text:style-name="T426">кстати,</text:span> здорово смахивает на <text:span text:style-name="T426">скалу</text:span> <text:span text:style-name="T426">из сна Луны</text:span>, с гибнущим <text:span text:style-name="T427">прекрасным</text:span><text:span text:style-name="T428"> </text:span>замком <text:span text:style-name="T426">на крутом склоне</text:span>.</text:p>
      <text:p text:style-name="P11"/>
      <text:p text:style-name="P11">- Что ж, ты выслушал <text:span text:style-name="T429">мою сестру</text:span>, Хуман, - вздыхает Селестия. - Выслушай теперь и меня. <text:span text:style-name="T430">Хотела бы я забыть об этом, но, видно, не судьба.</text:span> Правда, я не смогу тебе показать всё так ярко, как это получилось у <text:span text:style-name="T429">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Эвостур, ответьте! Андориан на связи! Как слышно? Как слышно? Приём!</text:p>
      <text:p text:style-name="P11"/>
      <text:p text:style-name="P179"><text:span text:style-name="T431">Большой круглый экран радара освещает лицо <text:s/>радистки зелёными бликами. </text:span><text:span text:style-name="T432">Тщедушная</text:span>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33">Тени </text:span>под глазами и хмурое выражение лица не вяжутся с <text:span text:style-name="T410">надписью</text:span> "<text:span text:style-name="T410">Принцип </text:span>Смешинка. <text:span text:style-name="T434">Радиосвязь</text:span>", вышито<text:span text:style-name="T434">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80"/>
      <text:p text:style-name="P181">-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8"> </text:span><text:span text:style-name="T435">бы</text:span><text:span text:style-name="T8"> </text:span>прибыть, - бормочет Луна.</text:p>
      <text:p text:style-name="P181">- Возможно, они отклонились к югу, на эвакуацию Мармеллона. <text:span text:style-name="T436">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81">-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81">-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81">- Или же мог свихнуться автопилот, замкнуть управление на себя и увести <text:span text:style-name="T437">корабль</text:span> с курса. Мы так и не успели <text:span text:style-name="T438">как следует </text:span>оттестировать эти кристаллические мозги! - Луна начинает ходить кругами в тесном бункере радиоцентра.</text:p>
      <text:p text:style-name="P182">-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82"/>
      <text:p text:style-name="P183"><text:soft-page-break/><text:span text:style-name="T8">Зуммер внутренней связи прерывает её монолог. На экране комлинка видны внутренности лаборатории Кэйлонга </text:span><text:span text:style-name="T439">— </text:span><text:span text:style-name="T8">профессора</text:span><text:span text:style-name="T439"> кафедры ксенобиологии </text:span><text:span text:style-name="T8">Королевского университета</text:span><text:span text:style-name="T439">. </text:span><text:span text:style-name="T440">Его команда работала над изучением биологии </text:span><text:span text:style-name="T8">и поведения </text:span><text:span text:style-name="T441">тварей Иль-Шогг</text:span><text:span text:style-name="T440">.</text:span></text:p>
      <text:p text:style-name="P183"/>
      <text:p text:style-name="P183">- <text:span text:style-name="T8">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84">- Удалось запустить сепаратор Удвинкина? — <text:span text:style-name="T432">Улыбаюсь ему я. Э</text:span>вакуация из Ундариена была спешной, половина оборудования до сих пор была в нерабочем состоянии.</text:p>
      <text:p text:style-name="P184">- Лучше! Намного лучше! - мешки под глазами Кэйлонга видны даже через очки. Он заговорщицки подмигивает мне и отключается.</text:p>
      <text:p text:style-name="P182"/>
      <text:p text:style-name="P184">- Скорее всего, нашёл потерявшуюся банку кофе, - бурчит Луна. - От его <text:span text:style-name="T442">исследований </text:span>нет никакого толку. Только бездарное разбазаривание ресурсов.</text:p>
      <text:p text:style-name="P182"/>
      <text:p text:style-name="P180">- <text:span text:style-name="T443">Форт - девятнадцать, ответьте! Андориан на связи! Форт - девятнадцать, приём!</text:span></text:p>
      <text:p text:style-name="P11"/>
      <text:p text:style-name="P185">- <text:span text:style-name="T444">Если бы у нас был передатчик мощнее, мы могли бы связаться с базами на Эсте и Криллоне, - Луна мрачно сверлит взглядом затылок радистки. —</text:span><text:span text:style-name="T445"> </text:span><text:span text:style-name="T446">Э</text:span><text:span text:style-name="T447">та рухлядь не обновлялась полсотни лет. Лампы вышли из употребления ещё в самом начале войны!</text:span><text:span text:style-name="T445"> </text:span><text:span text:style-name="T444">М</text:span><text:span text:style-name="T448">ожет, стоит</text:span><text:span text:style-name="T444"> подключи</text:span><text:span text:style-name="T448">ть</text:span><text:span text:style-name="T444"> </text:span><text:span text:style-name="T449">антену</text:span><text:span text:style-name="T448"> </text:span><text:span text:style-name="T444">к </text:span><text:span text:style-name="T449">мачте</text:span><text:span text:style-name="T444"> лаборатории?</text:span></text:p>
      <text:p text:style-name="P180"><text:span text:style-name="T444">- </text:span><text:span text:style-name="T447">На </text:span><text:span text:style-name="T432">спутниках</text:span><text:span text:style-name="T444"> нет войск и практически нет оружия, - напоминаю я. Лунные базы были под моей опекой </text:span><text:span text:style-name="T450">и</text:span><text:span text:style-name="T444"> я отправляла туда своих лучших учеников, втайне стараясь уберечь их от жерновов войны. </text:span><text:span text:style-name="T451">Все войны когда-нибудь заканчиваются, а восполнить научный потенциал крайне сложно.</text:span></text:p>
      <text:p text:style-name="P180">- <text:span text:style-name="T443">Там можно было бы развернуть производство </text:span><text:span text:style-name="T452">мехадоспехов</text:span><text:span text:style-name="T443">. После потери заводов Ундариена у нас всё катится под откос. </text:span><text:span text:style-name="T448">Мы отступаем, если не бежим.</text:span></text:p>
      <text:p text:style-name="P181"/>
      <text:p text:style-name="P186">- <text:span text:style-name="T453">Айгурум, ответьте, Андориан на связи! Айгурум, приём!</text:span></text:p>
      <text:p text:style-name="P11"/>
      <text:p text:style-name="P187">На радаре появляется точка. Она лениво перемещается от края к центру, оставляя <text:span text:style-name="T454">тускнеющие пикселы в различных частях траектории.</text:span></text:p>
      <text:p text:style-name="P187"/>
      <text:p text:style-name="P187">- <text:span text:style-name="T454">Что?!! </text:span><text:span text:style-name="T410">Кто это?! </text:span><text:span text:style-name="T454">Принцип, идентификация! — Луна подскакивает к радистке. — Это Маджестик, это может быть только он! Наконец-то!</text:span></text:p>
      <text:p text:style-name="P187"/>
      <text:p text:style-name="P188">“<text:span text:style-name="T8">Парящая платформа, тип Громовержец» - вспыхивает строка в визоре идентификации радара.</text:span></text:p>
      <text:p text:style-name="P188"><text:span text:style-name="T8"/></text:p>
      <text:p text:style-name="P188"><text:span text:style-name="T8">- </text:span><text:span text:style-name="T455">Да! — радостно восклицает Луна. — Маджестик наконец-то прибыл! Королева с нами!</text:span></text:p>
      <text:p text:style-name="P188"><text:soft-page-break/><text:span text:style-name="T455">- </text:span><text:span text:style-name="T456">Артиллерия, отбой тревоги, - командует Луна куда-то по комлинку. — Это Маджестик! </text:span><text:span text:style-name="T436">Хай Глори, подготовь второй пирс к швартовке!</text:span></text:p>
      <text:p text:style-name="P189"/>
      <text:p text:style-name="P189"><text:span text:style-name="T8">Мне понятна её уверенность. </text:span><text:span text:style-name="T456">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457">Королевской </text:span><text:span text:style-name="T456">судоверфи был последним зданием </text:span><text:span text:style-name="T458">города</text:span><text:span text:style-name="T456">, удерживаемым </text:span><text:span text:style-name="T459">оставшимися </text:span><text:span text:style-name="T456">защитниками </text:span><text:span text:style-name="T457">Ундариена</text:span><text:span text:style-name="T456">. </text:span><text:span text:style-name="T459">Они же </text:span><text:span text:style-name="T460">впоследствии</text:span><text:span text:style-name="T459"> стали экипажем </text:span><text:span text:style-name="T461">супердредноута</text:span><text:span text:style-name="T459">. </text:span><text:span text:style-name="T462">Лербы</text:span><text:span text:style-name="T463"> </text:span><text:span text:style-name="T462">уже </text:span><text:span text:style-name="T457">выбивали ворота</text:span><text:span text:style-name="T456">, когда </text:span><text:span text:style-name="T459">крыша бокса разошлась стальными лепестками, выпуская в небо достроенный на семьдесят процентов корабль.</text:span></text:p>
      <text:p text:style-name="P190"><text:span text:style-name="T464"/></text:p>
      <text:p text:style-name="P190">Экран комлинка загорается, сквозь помехи едва видна закованная в доспехи фигура <text:span text:style-name="T465">на фоне боевой рубки</text:span>.</text:p>
      <text:p text:style-name="P190"/>
      <text:p text:style-name="P190">- Арршш скрооошнаа гноллл…</text:p>
      <text:p text:style-name="P190">- Маджестик, вас плохо слышно! Помехи! <text:span text:style-name="T410">Маджестик, п</text:span>овторите сообщение!</text:p>
      <text:p text:style-name="P190">- Говохххнаа сквашшшрр углушшш… - <text:span text:style-name="T410">фигура на экране делает приветственный жест копытом.</text:span></text:p>
      <text:p text:style-name="P191">- <text:span text:style-name="T410">Легат Эйронсмайл, с вами говорит <text:s/>центурион шестого легиона Луна </text:span><text:span text:style-name="T466">Амаго</text:span><text:span text:style-name="T410">. Вас очень плохо слышно! Следуйте </text:span><text:span text:style-name="T467">в </text:span><text:span text:style-name="T310">порт</text:span><text:span text:style-name="T467">, мы вас встретим. Повторяем, следуйте в </text:span><text:span text:style-name="T310">порт</text:span><text:span text:style-name="T467">! </text:span><text:span text:style-name="T310">Пирс номер два!</text:span></text:p>
      <text:p text:style-name="P191"/>
      <text:p text:style-name="P192"><text:span text:style-name="T467">Экран комлинка гаснет. Луна </text:span><text:span text:style-name="T449">бросается</text:span><text:span text:style-name="T467"> к бронированной двери из </text:span><text:span text:style-name="T468">командного центра</text:span><text:span text:style-name="T467"> . Пока гермодверь открывается, она пританцовывает в нетерпении.</text:span></text:p>
      <text:p text:style-name="P191"/>
      <text:p text:style-name="P191"><text:span text:style-name="T410">- </text:span><text:span text:style-name="T467">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69">Натяни на своих ботаников что-нибудь приличное!</text:span></text:p>
      <text:p text:style-name="P11"/>
      <text:p text:style-name="P193">Гермодверь плавно закрывается за сестрой.</text:p>
      <text:p text:style-name="P193"/>
      <text:p text:style-name="P193">- Ну что же, наконец-то мы видим свет в конце тоннеля, - улыбаюсь я Смешинке. — <text:span text:style-name="T470">Королева с нами. </text:span><text:span text:style-name="T471">Э</text:span><text:span text:style-name="T472">лементы Возмездия в паре с Маджестиком </text:span><text:span text:style-name="T470">вскоре </text:span><text:span text:style-name="T472">очистят Орунгун от </text:span><text:span text:style-name="T449">нечисти </text:span><text:span text:style-name="T473">Иль-Шогг</text:span><text:span text:style-name="T474"> </text:span><text:span text:style-name="T465">и мы все, наконец, </text:span><text:span text:style-name="T474">вспомним </text:span><text:span text:style-name="T475">мирн</text:span><text:span text:style-name="T474">ую</text:span><text:span text:style-name="T475"> жизнь</text:span><text:span text:style-name="T472">.</text:span></text:p>
      <text:p text:style-name="P193"/>
      <text:p text:style-name="P194">Радистка замордовано улыбается мне в ответ. <text:span text:style-name="T465">Я вижу слёзы в уголках её глаз. На фотографии, прислонённой к микрофону, я замечаю Смешинку </text:span><text:span text:style-name="T476">на </text:span><text:span text:style-name="T477">крыльце</text:span><text:span text:style-name="T476"> </text:span><text:span text:style-name="T477">небольшого </text:span><text:span text:style-name="T475">уютного </text:span><text:span text:style-name="T477">домика </text:span><text:span text:style-name="T449">в горах </text:span><text:span text:style-name="T465">в окружении жеребца и двух кобылок.</text:span></text:p>
      <text:p text:style-name="P194"/>
      <text:p text:style-name="P195">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text:soft-page-break/>военного управления слишком велико для меня. <text:span text:style-name="T449">К сожалению, тут нет никого титулом выше </text:span><text:span text:style-name="T478">моего</text:span><text:span text:style-name="T449">, что автоматически налагает </text:span><text:span text:style-name="T447">на меня </text:span><text:span text:style-name="T449">обязанности командующего.</text:span> Сестра как может помогает мне, но груз ответственности всё равно слишком тяжёл!</text:p>
      <text:p text:style-name="P194"/>
      <text:p text:style-name="P196">- Армаринд, ответьте! Армаринд, ответьте! Андориан вызывает!</text:p>
      <text:p text:style-name="P196"/>
      <text:p text:style-name="P197">Я отдаю последние распоряжения о праздничных торжествах по внутренней сети и следую к выходу.</text:p>
      <text:p text:style-name="P193"/>
      <text:p text:style-name="P198">- Корморан, ответьте, вызывает Андориан… Корморан, вас слышу! Слышу вас, <text:span text:style-name="T465">Корморан</text:span>!!! Андориан на связи!</text:p>
      <text:p text:style-name="P198"/>
      <text:p text:style-name="P198">От возбуждения кобылка хлопает крыльями. <text:span text:style-name="T433">Сигарета метким плевком отправляется в чашку с кофейной гущей. </text:span><text:s/><text:span text:style-name="T450">З</text:span>ацепившись рог<text:span text:style-name="T479">ом</text:span>, <text:span text:style-name="T451">Смешинка</text:span> срывает наушники и стучит копытом по кнопке громкой связи.</text:p>
      <text:p text:style-name="P198"/>
      <text:p text:style-name="P198">- Корморан вас слыш<text:span text:style-name="T433">и</text:span><text:span text:style-name="T476">т</text:span>! <text:span text:style-name="T433">Корморан на связи!</text:span> Андориан, приём!</text:p>
      <text:p text:style-name="P198">- <text:span text:style-name="T480">На связи консул Селестия, </text:span><text:span text:style-name="T481">временный командующий фортом Андориан</text:span><text:span text:style-name="T480">. </text:span>Краткий р<text:span text:style-name="T479">а</text:span>порт обстановки, Корморан! — приказыва<text:span text:style-name="T465">ю я</text:span>, <text:span text:style-name="T450">буквально нависнув над микрофоном</text:span>.</text:p>
      <text:p text:style-name="P198">- <text:span text:style-name="T469">Докладывает мехадоспех </text:span><text:span text:style-name="T482">двенадцатого легиона </text:span><text:span text:style-name="T469">«</text:span><text:span text:style-name="T483">Опцион-4С», </text:span><text:span text:style-name="T484">номер тринадцать-девятьсот четыре</text:span><text:span text:style-name="T483">. </text:span><text:span text:style-name="T485">Активны тридцать шесть боевых единиц </text:span><text:span text:style-name="T486">и три автотурели</text:span><text:span text:style-name="T485">. Охраняется периметр </text:span><text:span text:style-name="T487">четвёртой</text:span><text:span text:style-name="T485"> дозорной башни. Уровень заряда основной батареи — два процента. Уровень заряда резервной батареи — шестьдесят четыре…</text:span></text:p>
      <text:p text:style-name="P198">- <text:span text:style-name="T485">Стоп-стоп-стоп! — </text:span><text:span text:style-name="T488">Я, наконец, обрела дар речи. — Опцион, позови к передатчику дежурного связного. Кто сейчас командует обороной Корморана?!</text:span></text:p>
      <text:p text:style-name="P198">- <text:span text:style-name="T488">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89">Центурион</text:span><text:span text:style-name="T488">-2А номер шесть-пятнадцать.</text:span></text:p>
      <text:p text:style-name="P198">- <text:span text:style-name="T488">Что значит «отсутствует связной»?! Почему связью и командованием занимаются </text:span><text:span text:style-name="T487">механизмы</text:span><text:span text:style-name="T488">?! </text:span><text:span text:style-name="T470">Кто вам передал полномочия? </text:span><text:span text:style-name="T488">Где персонал </text:span><text:span text:style-name="T482">крепости</text:span><text:span text:style-name="T488">?!!</text:span></text:p>
      <text:p text:style-name="P198"/>
      <text:p text:style-name="P199">Ме<text:span text:style-name="T478">ханический</text:span> голос бесстрастно отвечает на мои вопросы.</text:p>
      <text:p text:style-name="P200"/>
      <text:p text:style-name="P200">- <text:span text:style-name="T488">Персонал </text:span><text:span text:style-name="T474">заражён </text:span><text:span text:style-name="T473">ментапаразитами</text:span><text:span text:style-name="T488"> </text:span><text:span text:style-name="T473">Иль-Шогг</text:span><text:span text:style-name="T488">, </text:span><text:span text:style-name="T482">в настоящее время активен в статусе врага</text:span><text:span text:style-name="T488">. </text:span><text:span text:style-name="T490">Цитадель</text:span><text:span text:style-name="T487">, </text:span><text:span text:style-name="T482">а также</text:span><text:span text:style-name="T487"> первая, вторая, третья, пятая и шестая дозорные башни захвачены. </text:span><text:span text:style-name="T491">Оборону четвёртой башни удерживают</text:span><text:span text:style-name="T487"> тридцать шесть боевых единиц. Тридцать четыре мехадоспеха и две транспортны</text:span><text:span text:style-name="T491">е</text:span><text:span text:style-name="T487"> платформы</text:span><text:span text:style-name="T482">.</text:span><text:span text:style-name="T487"> Прогнозируемая длительность активной обороны — </text:span><text:span text:style-name="T490">дв</text:span><text:span text:style-name="T449">а месяца</text:span><text:span text:style-name="T487">. Ждём указаний, </text:span><text:span text:style-name="T480">консул</text:span><text:span text:style-name="T487">.</text:span></text:p>
      <text:p text:style-name="P198">- <text:span text:style-name="T488">Что </text:span><text:span text:style-name="T487">у вас произошло</text:span><text:span text:style-name="T488">??! </text:span><text:span text:style-name="T487">Как вы допустили прорыв обороны?!!</text:span></text:p>
      <text:p text:style-name="P198"/>
      <text:p text:style-name="P201">Я уже крич<text:span text:style-name="T492">у</text:span> не сдерживаясь.</text:p>
      <text:p text:style-name="P201"><text:soft-page-break/><text:span text:style-name="T475">Шестьдесят два</text:span><text:span text:style-name="T493"> </text:span><text:span text:style-name="T475">года</text:span><text:span text:style-name="T493"> </text:span><text:span text:style-name="T494">О</text:span><text:span text:style-name="T495">йкумена</text:span><text:span text:style-name="T493"> </text:span><text:span text:style-name="T447">Ф</text:span><text:span text:style-name="T495">аэри</text:span><text:span text:style-name="T493"> во</text:span><text:span text:style-name="T496">юет</text:span><text:span text:style-name="T493"> с </text:span><text:span text:style-name="T478">ордой</text:span><text:span text:style-name="T493"> </text:span><text:span text:style-name="T473">Иль-Шогг.</text:span><text:span text:style-name="T493"> </text:span><text:span text:style-name="T497">Мы прошли путь от </text:span><text:span text:style-name="T498">мирных беззаботных созданий, купающихся в солнечных лучах на террасах воздушных замков до </text:span><text:span text:style-name="T499">бесчисленных легионов</text:span><text:span text:style-name="T498">, беспрекословно повинующихся приказам королевы. </text:span><text:span text:style-name="T499">Наша армия, начав с </text:span><text:span text:style-name="T500">разнородных отрядов ополчения</text:span><text:span text:style-name="T499">, вооружённых старинными алебардами </text:span><text:span text:style-name="T500">из родовых арсеналов</text:span><text:span text:style-name="T499">, дошла до </text:span><text:span text:style-name="T498">облачённых в кибернетические доспехи воинов, </text:span><text:span text:style-name="T500">лунных баз</text:span><text:span text:style-name="T498"> </text:span><text:span text:style-name="T499">и лет</text:span><text:span text:style-name="T501">учих</text:span><text:span text:style-name="T499"> </text:span><text:span text:style-name="T496">кораблей-</text:span><text:span text:style-name="T499">городов, ощетинившихся </text:span><text:span text:style-name="T473">дальнобойными </text:span><text:span text:style-name="T496">орудиями</text:span><text:span text:style-name="T499">.</text:span></text:p>
      <text:p text:style-name="P202">Но что бы мы ни делали, наши старания принос<text:span text:style-name="T502">ят</text:span> лишь кратковременный результат. <text:span text:style-name="T503">Эти твари </text:span><text:span text:style-name="T500">облада</text:span><text:span text:style-name="T492">ют</text:span><text:span text:style-name="T500"> критическим преимуществом</text:span><text:span text:style-name="T503">. </text:span><text:span text:style-name="T500">Нет, они не отвеч</text:span><text:span text:style-name="T502">ают</text:span><text:span text:style-name="T500"> технологией на технологию — они абсолютно не креативны в техническом плане. Особ</text:span><text:span text:style-name="T504">ыми способностями к айн</text:span><text:span text:style-name="T475">а</text:span><text:span text:style-name="T504">-манипуляциям</text:span><text:span text:style-name="T500"> или </text:span><text:span text:style-name="T473">большой </text:span><text:span text:style-name="T500">физической силой они тоже не облада</text:span><text:span text:style-name="T502">ют</text:span><text:span text:style-name="T500">.</text:span></text:p>
      <text:p text:style-name="P203"><text:span text:style-name="T500">Они уме</text:span><text:span text:style-name="T492">ют</text:span><text:span text:style-name="T500"> </text:span><text:span text:style-name="T474">заражать </text:span><text:span text:style-name="T310">психику</text:span><text:span text:style-name="T500">. Под</text:span><text:span text:style-name="T505">селять в</text:span><text:span text:style-name="T500"> разум </text:span><text:span text:style-name="T505">ментальных паразитов</text:span><text:span text:style-name="T500">. Превращать наших воинов в своих марионеток - </text:span><text:span text:style-name="T505">л</text:span><text:span text:style-name="T506">едяных рабов. Лербов.</text:span></text:p>
      <text:p text:style-name="P203"><text:span text:style-name="T507">В начале </text:span><text:span text:style-name="T430">заражение шло </text:span><text:span text:style-name="T507">медленно — мы с удивлением и гневом увидели </text:span><text:span text:style-name="T508">главу королевской охраны, трибуна</text:span><text:span text:style-name="T507"> </text:span><text:span text:style-name="T509">Стронгхолда</text:span><text:span text:style-name="T507"> в их рядах через </text:span><text:span text:style-name="T502">месяц </text:span><text:span text:style-name="T507">войны. Мы считали его предателем и покрыли позором его клан. Но шли </text:span><text:span text:style-name="T471">недели</text:span><text:span text:style-name="T507"> и — и вот </text:span><text:span text:style-name="T508">против нас сражается</text:span><text:span text:style-name="T507"> </text:span><text:span text:style-name="T508">половина королевской охраны</text:span><text:span text:style-name="T507">. Потом </text:span><text:span text:style-name="T508">на их сторону </text:span><text:span text:style-name="T507">пере</text:span><text:span text:style-name="T508">шла центурия Второго Добровольческого легиона</text:span><text:span text:style-name="T507">. Потом </text:span><text:span text:style-name="T496">целая </text:span><text:span text:style-name="T507">манипула. </text:span><text:span text:style-name="T430">С увеличением числа лербов отродьям</text:span><text:span text:style-name="T473"> Иль-Шогг</text:span><text:span text:style-name="T507"> </text:span><text:span text:style-name="T430">стало легче захватывать новых пленных и превращать их в своих марионеток. И с</text:span><text:span text:style-name="T500"> ростом числа </text:span><text:span text:style-name="T506">лербов</text:span><text:span text:style-name="T500"> против нас вста</text:span><text:span text:style-name="T502">ют</text:span><text:span text:style-name="T500"> </text:span><text:span text:style-name="T510">ряды</text:span><text:span text:style-name="T500"> холодных, обученных и оснащённых воинов.</text:span></text:p>
      <text:p text:style-name="P164"><text:span text:style-name="T448">К счастью для нас, </text:span><text:span text:style-name="T474">заражённые</text:span><text:span text:style-name="T511"> </text:span><text:span text:style-name="T495">фаэри</text:span><text:span text:style-name="T479"> сразу обраща</text:span><text:span text:style-name="T502">ют</text:span><text:span text:style-name="T479"> на себя внимание неестественностью поведения и механическими движениями. </text:span><text:span text:style-name="T505">И</text:span><text:span text:style-name="T448">х зрачки станов</text:span><text:span text:style-name="T502">ятся</text:span><text:span text:style-name="T448"> узкими, как у змей.</text:span><text:span text:style-name="T479"> Мы сразу </text:span><text:span text:style-name="T450">вычисля</text:span><text:span text:style-name="T502">ем</text:span><text:span text:style-name="T479"> таких </text:span><text:span text:style-name="T450">на блокпостах</text:span><text:span text:style-name="T479">. </text:span><text:span text:style-name="T502">К </text:span><text:span text:style-name="T478">нашей беде</text:span><text:span text:style-name="T502">, после заражения</text:span><text:span text:style-name="T448"> они</text:span><text:span text:style-name="T507"> не утрачива</text:span><text:span text:style-name="T502">ют</text:span><text:span text:style-name="T507"> технических знаний. </text:span><text:span text:style-name="T509">Всё новейшее оружие, доспехи и техника, что были с ними </text:span><text:span text:style-name="T448">в момент </text:span><text:span text:style-name="T478">заражения ментапаразитом</text:span><text:span text:style-name="T509"> — теперь работа</text:span><text:span text:style-name="T502">ют</text:span><text:span text:style-name="T509"> против нас.</text:span></text:p>
      <text:p text:style-name="P204"><text:span text:style-name="T502">Ещё один фактор, спасший нас от неминуемого разгрома в первые годы — немногочисленность </text:span><text:span text:style-name="T430">самих</text:span><text:span text:style-name="T502"> </text:span><text:span text:style-name="T473">тварей</text:span><text:span text:style-name="T502">. </text:span><text:span text:style-name="T512">По нашим наблюдениям, их </text:span><text:span text:style-name="T508">пришло в </text:span><text:span text:style-name="T478">Орунгун</text:span><text:span text:style-name="T508"> </text:span><text:span text:style-name="T512">не </text:span><text:span text:style-name="T513">бол</text:span><text:span text:style-name="T514">е</text:span><text:span text:style-name="T513">е</text:span><text:span text:style-name="T512"> двухсот. Около пятнадцати из них </text:span><text:span text:style-name="T430">за всё время войны </text:span><text:span text:style-name="T512">нам удалось уничтожить и двух пленить. </text:span><text:span text:style-name="T515">Только их </text:span><text:span text:style-name="T516">мало</text:span><text:span text:style-name="T515">численность не позволяет им </text:span><text:span text:style-name="T517">п</text:span><text:span text:style-name="T310">орабощать</text:span><text:span text:style-name="T515"> нас слишком </text:span><text:span text:style-name="T518">б</text:span><text:span text:style-name="T514">ы</text:span><text:span text:style-name="T518">стро, </text:span><text:span text:style-name="T430">хотя всё равно их армия постоянно растёт</text:span><text:span text:style-name="T515">. </text:span><text:span text:style-name="T430">Именно потому на десятом году войны королева издала приказ избегать любой ценой прямого столкновения с тварями. Мы сражаемся с </text:span><text:span text:style-name="T478">их марионетками</text:span><text:span text:style-name="T430">, стараясь избегать поединков с </text:span><text:span text:style-name="T478">самим </text:span><text:span text:style-name="T430">отродьем Иль-Шогг. Проблема только в том, что ко времени приказа уже половина вооружённых сил Ойкумены стали их </text:span><text:span text:style-name="T478">рабами</text:span><text:span text:style-name="T430">.</text:span></text:p>
      <text:p text:style-name="P205">Смешно сказать, но самую большую эффективность против <text:span text:style-name="T505">тварей</text:span> показ<text:span text:style-name="T514">ывают</text:span> не <text:span text:style-name="T509">тяжёлые </text:span><text:span text:style-name="T496">орудия</text:span><text:span text:style-name="T509"> или ховертанки</text:span>, а самые простые стены вокруг городов и дороги на высоких колоннах, <text:span text:style-name="T509">соединяющие любые мало-мальски укреплённые поселения. </text:span><text:span text:style-name="T473">Отродья Иль-Шогг</text:span><text:span text:style-name="T509"> почти не лета</text:span><text:span text:style-name="T514">ют</text:span><text:span text:style-name="T509">. Их полупрозрачные бескрылые тела мог</text:span><text:span text:style-name="T514">ут</text:span><text:span text:style-name="T509"> подняться в воздух самое большее на </text:span><text:span text:style-name="T519">десяток футов</text:span><text:span text:style-name="T509"> и продержаться та</text:span><text:span text:style-name="T519">к</text:span><text:span text:style-name="T509"> несколько секунд. </text:span><text:span text:style-name="T505">Их медузоподобные тела</text:span><text:span text:style-name="T509"> использ</text:span><text:span text:style-name="T514">уют</text:span><text:span text:style-name="T509"> </text:span><text:span text:style-name="T504">айну</text:span><text:span text:style-name="T509"> для полёта и наш скудный мир не мо</text:span><text:span text:style-name="T514">жет</text:span><text:span text:style-name="T509"> дать её достаточно для удержания </text:span><text:span text:style-name="T505">их </text:span><text:span text:style-name="T509">тела в воздухе. Только это позвол</text:span><text:span text:style-name="T514">яет</text:span><text:span text:style-name="T509"> нам </text:span><text:span text:style-name="T496">успешно сражаться с ними долгие </text:span><text:span text:style-name="T514">десятилетия.</text:span><text:span text:style-name="T509"> </text:span><text:span text:style-name="T478">М</text:span><text:span text:style-name="T475">ы благодари</text:span><text:span text:style-name="T514">м</text:span><text:span text:style-name="T475"> судьбу, что </text:span><text:span text:style-name="T473">твари</text:span><text:span text:style-name="T475"> пришли в наш мир так поздно — ведь ещё пять тысяч лет назад айны </text:span><text:span text:style-name="T430">в мире</text:span><text:span text:style-name="T475"> было достаточно, чтобы мы сами могли летать без использования крыльевых экстендеров</text:span><text:span text:style-name="T509">. </text:span><text:span text:style-name="T475">Теперь нас спаса</text:span><text:span text:style-name="T514">ет</text:span><text:span text:style-name="T475"> и</text:span><text:span text:style-name="T519">золяция высотой. Мы отгоражива</text:span><text:span text:style-name="T514">емся</text:span><text:span text:style-name="T519"> от них высокими стенами </text:span><text:span text:style-name="T520">и непроницаемыми куполами</text:span><text:span text:style-name="T519">, замками, расположенными высоко на недоступных скалах и высотными дорогами, до которых невозможно дотянуться с земли. </text:span><text:span text:style-name="T430">При приближении тварей мы обрушаем высотные дороги, что сильно замедляет их наступление.</text:span></text:p>
      <text:p text:style-name="P206"><text:soft-page-break/><text:span text:style-name="T521">Совсем недавно мы начали строить гранд-флаеры — парящие </text:span><text:span text:style-name="T486">платформы размером с небольшой город</text:span><text:span text:style-name="T521">, оснащённые мощны</text:span><text:span text:style-name="T522">м</text:span><text:span text:style-name="T521"> </text:span><text:span text:style-name="T522">вооружением</text:span><text:span text:style-name="T521">. </text:span><text:span text:style-name="T523">Они счита</text:span><text:span text:style-name="T514">ются</text:span><text:span text:style-name="T523"> неприступными, так как не опуска</text:span><text:span text:style-name="T514">ются</text:span><text:span text:style-name="T523"> на поверхность годами. С их помощью мы вздохнули немного свободнее </text:span><text:span text:style-name="T524">и</text:span><text:span text:style-name="T521"> наконец-то перестали лавинообразно терять воинов и технологии.</text:span><text:span text:style-name="T519"> Да, </text:span><text:span text:style-name="T525">лербы</text:span><text:span text:style-name="T519"> по-прежнему мог</text:span><text:span text:style-name="T514">ут</text:span><text:span text:style-name="T519"> добраться до нас </text:span><text:span text:style-name="T504">на высоте</text:span><text:span text:style-name="T519">, но они </text:span><text:span text:style-name="T514">сами </text:span><text:span text:style-name="T519">не уме</text:span><text:span text:style-name="T514">ют</text:span><text:span text:style-name="T519"> </text:span><text:span text:style-name="T526">заражать</text:span><text:span text:style-name="T519">.</text:span></text:p>
      <text:p text:style-name="P207"><text:span text:style-name="T527">Как квинтэссенция высотной изоляции, мы основали базы на двух наших лунах — </text:span><text:span text:style-name="T528">Эсте и Криллоне </text:span><text:span text:style-name="T527">— и стали переселять туда учёных и инженеров </text:span><text:span text:style-name="T529">в попытке </text:span><text:span text:style-name="T530">создать</text:span><text:span text:style-name="T529"> промышленность, </text:span><text:span text:style-name="T528">абсолютно </text:span><text:span text:style-name="T529">не досягаемую для </text:span><text:span text:style-name="T441">тварей и их </text:span><text:span text:style-name="T531">марионеток</text:span><text:span text:style-name="T527">. </text:span><text:span text:style-name="T528">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208">Тем больнее слышать о потере ещё одной крепости. <text:span text:style-name="T523">Мы всё больше теряем связь с поверхностью, перебираясь </text:span><text:span text:style-name="T481">в</text:span><text:span text:style-name="T523"> </text:span><text:span text:style-name="T532">заоблачные</text:span><text:span text:style-name="T523"> города и луны.</text:span></text:p>
      <text:p text:style-name="P208"/>
      <text:p text:style-name="P208">- Противник использовал гранд-флаер для создания бреши в <text:span text:style-name="T470">силовом щите</text:span>. — <text:span text:style-name="T471">пробивается сквозь помехи металлический голос. — </text:span><text:span text:style-name="T523">Командование не распознало в нём врага. Он приблизился к охранной сфере и таранил её. </text:span><text:span text:style-name="T489">После чего передовые отряды </text:span><text:span text:style-name="T506">лербов</text:span><text:span text:style-name="T489"> за полтора суток сломили сопротивление крепости. Тессерарий Стоун</text:span><text:span text:style-name="T532">щ</text:span><text:span text:style-name="T489">илд перед </text:span><text:span text:style-name="T526">заражением</text:span><text:span text:style-name="T489"> успел </text:span><text:span text:style-name="T491">активировать и </text:span><text:span text:style-name="T489">перевести в автономный режим мехадоспехи ремонтного цеха и </text:span><text:span text:style-name="T491">утилизационной площадки.</text:span></text:p>
      <text:p text:style-name="P208">- <text:span text:style-name="T523">Название гранд-флаера, Опцион?</text:span></text:p>
      <text:p text:style-name="P208"/>
      <text:p text:style-name="P209">О, боги! <text:span text:style-name="T533">То, чего все боялись и не хотели даже думать об этом, произошло! </text:span><text:span text:style-name="T473">Твари</text:span><text:span text:style-name="T533"> захватили гранд-флаер — первый из двадцати восьми построенных. Значит, </text:span><text:span text:style-name="T449">захват</text:span><text:span text:style-name="T533"> остальных — вопрос времени. Всё повторяется, как и с предыдущими технологиями — </text:span><text:span text:style-name="T473">отродья Иль-Шогг</text:span><text:span text:style-name="T533"> захватывают их и обращают против нас. </text:span><text:span text:style-name="T534">Неизменный</text:span><text:span text:style-name="T535"> </text:span><text:span text:style-name="T525">ход</text:span><text:span text:style-name="T535"> войны!</text:span></text:p>
      <text:p text:style-name="P208"/>
      <text:p text:style-name="P210">- <text:span text:style-name="T533">Мы не смогли опознать его — нападение произошло ночью и он быстро ушёл из радиуса досягаемости <text:s/>радара после высадки десанта. Но, судя </text:span><text:span text:style-name="T486">по </text:span><text:span text:style-name="T533">габаритам, это </text:span><text:span text:style-name="T536">был </text:span><text:span text:style-name="T533">гранд-флаер серии «Вандерис» или «Громовержец».</text:span></text:p>
      <text:p text:style-name="P210"/>
      <text:p text:style-name="P210">- <text:span text:style-name="T533">Что??? Громовержец?!!</text:span></text:p>
      <text:p text:style-name="P193"/>
      <text:p text:style-name="P182">Снаружи раздаётся <text:span text:style-name="T524">оглушительный </text:span>грохот. Стены <text:span text:style-name="T537">связного</text:span><text:span text:style-name="T484"> бункера</text:span> трясутся в лихорадке, <text:span text:style-name="T524">по потолку ползёт трещина</text:span>. На пол, <text:span text:style-name="T538">столы</text:span> и аппаратуру сыпется штукатурка. Светильники гаснут, <text:span text:style-name="T524">чахоточно </text:span>мигнув пару раз на прощание. <text:span text:style-name="T539">Где-то снаружи заунывно нарастает </text:span><text:span text:style-name="T475">вой </text:span><text:span text:style-name="T539">сирен</text:span><text:span text:style-name="T475">ы</text:span><text:span text:style-name="T539">. </text:span><text:span text:style-name="T475">Громкие в</text:span>опли <text:span text:style-name="T538">Смешинки</text:span> перемежаются стуком опрокидываемых на пол тумбочек.</text:p>
      <text:p text:style-name="P211"/>
      <text:p text:style-name="P212">Я бегу к выходу, спотыкаюсь и падаю на что-то мягкое.</text:p>
      <text:p text:style-name="P212"/>
      <text:p text:style-name="P212">- Ляга<text:span text:style-name="T480">ть, </text:span><text:span text:style-name="T540">в петлю мою душу</text:span><text:span text:style-name="T480">! Где этот бананутый свет? — от шока в мою речь </text:span><text:span text:style-name="T540">прорываются</text:span><text:span text:style-name="T480"> ругательства из университетской юности.</text:span></text:p>
      <text:p text:style-name="P11"><text:soft-page-break/>- <text:span text:style-name="T480">Надо включить аварийное освещение, консул <text:s/>- раздаётся сдавленный писк подо мной. — </text:span><text:span text:style-name="T540">Рубильник в углу, над противопожарным щитком.</text:span></text:p>
      <text:p text:style-name="P11"/>
      <text:p text:style-name="P213">Я зажигаю <text:span text:style-name="T541">искорку</text:span> айны на роге <text:span text:style-name="T542">и сконфужено поднимаюсь со Смешинки. </text:span><text:span text:style-name="T543">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213"/>
      <text:p text:style-name="P11">- <text:span text:style-name="T544">Оставайся на посту, принцип. Я проверю, что случилось снаружи. Как только появится электричество — продолжи опрос </text:span><text:span text:style-name="T538">гарнизонов</text:span><text:span text:style-name="T545">, - я следую к двери.</text:span></text:p>
      <text:p text:style-name="P11"/>
      <text:p text:style-name="P214">И натыкаюсь на бронированную створку. <text:span text:style-name="T546">Она не отъезжает в сторону при моём приближении. Делаю шаг назад и снова шаг вперёд — гермодверь не сд</text:span><text:span text:style-name="T448">в</text:span><text:span text:style-name="T546">игается ни на дюйм.</text:span></text:p>
      <text:p text:style-name="P214"/>
      <text:p text:style-name="P214">- <text:span text:style-name="T546">Сделай что-то с этой ляганной дверью! — я раздражённо поворачиваюсь к Смешинке. — Она не открывается.</text:span></text:p>
      <text:p text:style-name="P214">- <text:span text:style-name="T546">Бункер обесточен, - та разводит копытами. — Сервоприводы не под напряжением.</text:span></text:p>
      <text:p text:style-name="P214">- <text:span text:style-name="T546">Кто проектировал этот унавоженный помётом </text:span><text:span text:style-name="T473">Иль-Шогг</text:span><text:span text:style-name="T546"> бункер? Кто предусмотрел в нём аварийное освещение, но не догадался подвести резервное питание к двери? Лягать, я понижу его в звании до </text:span><text:span text:style-name="T547">гастата!</text:span></text:p>
      <text:p text:style-name="P214">- <text:span text:style-name="T547">Насколько мне известно, все подземные фортификации разрабатываются </text:span><text:span text:style-name="T481">в </text:span><text:span text:style-name="T548">МБТ</text:span><text:span text:style-name="T547">, - осторожно замечает Смешинка.</text:span></text:p>
      <text:p text:style-name="P214"/>
      <text:p text:style-name="P215">Я осекаюсь. Гнев уходит из груди и я смущённо прячу глаза. <text:span text:style-name="T548">Министерство Боевых Технологий</text:span> я основала сама на <text:span text:style-name="T541">два</text:span>дцатом году войны, когда стало ясно, что мы проигрываем без <text:span text:style-name="T549">научной баз</text:span><text:span text:style-name="T449">ы</text:span>. По-сути, это была моя дипломная работа. Я уже давно оставила бразды правления в нём, но <text:span text:style-name="T548">его текущий состав</text:span> до сих пор полностью состо<text:span text:style-name="T449">ит</text:span> из моих протеже.</text:p>
      <text:p text:style-name="P215"/>
      <text:p text:style-name="P215">- <text:span text:style-name="T550">Хорошо</text:span><text:span text:style-name="T551">, не время сердиться. Надо как-то найти выход отсюда.</text:span></text:p>
      <text:p text:style-name="P216">- <text:span text:style-name="T551">Выйти можно через подсобку у туалета. Там есть дверца в коридор. Запирается на шпингалет. Уборщица </text:span><text:span text:style-name="T525">с</text:span><text:span text:style-name="T551"> </text:span><text:span text:style-name="T449">фермы</text:span><text:span text:style-name="T551">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551">Э-э-э… Гм… Ну ладно…</text:span></text:p>
      <text:p text:style-name="P217"/>
      <text:p text:style-name="P217">…</text:p>
      <text:p text:style-name="P217"/>
      <text:p text:style-name="P218"><text:soft-page-break/>Коридор обрушивается на меня какофонией звуков: <text:span text:style-name="T552">к</text:span><text:span text:style-name="T448">рики, </text:span><text:span text:style-name="T553">обрывки </text:span><text:span text:style-name="T448">команд, перекрываемые </text:span><text:span text:style-name="T506">залпами</text:span><text:span text:style-name="T448"> автотурелей, топот копыт, грохот выбиваемых дверей и звон разбивающихся стёкол.</text:span></text:p>
      <text:p text:style-name="P11"/>
      <text:p text:style-name="P219">Я <text:span text:style-name="T554">несусь</text:span> к выходу из убежища, на ходу активир<text:span text:style-name="T511">уя</text:span> <text:span text:style-name="T552">меха</text:span>доспех. <text:span text:style-name="T555">Забрало шлема опускается, </text:span><text:span text:style-name="T556">отсекая меня от внешнего мира</text:span><text:span text:style-name="T555">, </text:span><text:span text:style-name="T556">на внутреннем экране появляется интерфейс и подсказки встроенного псевдоразума. </text:span><text:span text:style-name="T548">Это чудо военн</text:span><text:span text:style-name="T534">ого</text:span><text:span text:style-name="T548"> </text:span><text:span text:style-name="T534">прогресса</text:span><text:span text:style-name="T548"> разработано в «</text:span><text:span text:style-name="T557">К</text:span><text:span text:style-name="T548">ольт-тек» </text:span><text:span text:style-name="T558">тридцать</text:span><text:span text:style-name="T559"> лет назад</text:span><text:span text:style-name="T548">. </text:span><text:span text:style-name="T559">Кратно усилива</text:span><text:span text:style-name="T534">е</text:span><text:span text:style-name="T559">т физические возможности хозяина, обеспечива</text:span><text:span text:style-name="T534">е</text:span><text:span text:style-name="T559">т защитой от холодного оружия и </text:span><text:span text:style-name="T534">при закрытом забрале защищает даже от заражения </text:span><text:span text:style-name="T473">ментапаразитами</text:span><text:span text:style-name="T534">. Последние модели обладают</text:span><text:span text:style-name="T548"> </text:span><text:span text:style-name="T534">встроенным искусственным интеллектом, позволяющим им выполнять простейшие задачи даже без носителя внутри. </text:span><text:span text:style-name="T560">Увы</text:span><text:span text:style-name="T534">, это очень дорогая </text:span><text:span text:style-name="T449">игрушка</text:span><text:span text:style-name="T534">, до потери производства в Ундариене мы смогли обеспечить ими только каждого </text:span><text:span text:style-name="T449">двадцатого </text:span><text:span text:style-name="T534">бойца - </text:span><text:span text:style-name="T481">в основном, командирский состав</text:span><text:span text:style-name="T534">.</text:span></text:p>
      <text:p text:style-name="P220"/>
      <text:p text:style-name="P220"><text:span text:style-name="T532">Мехадоспех</text:span> повизгивает <text:s/>сервомоторами на особо крутых виражах, <text:span text:style-name="T556">подстраховывая меня</text:span>, пока я <text:span text:style-name="T554">мчусь</text:span> на верхние ярусы <text:span text:style-name="T537">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430">т</text:span>ся у тебя в мыслях — даже умереть с честью не получится.</text:p>
      <text:p text:style-name="P11"/>
      <text:p text:style-name="P221"><text:span text:style-name="T561">Каменную</text:span> <text:span text:style-name="T561">стену</text:span> <text:span text:style-name="T525">Андориана</text:span> пробил <text:span text:style-name="T562">армированный стальными рёбрами киль гранд-флаера. Голубые молнии </text:span><text:span text:style-name="T481">айны </text:span><text:span text:style-name="T562">бессильно облизыва</text:span><text:span text:style-name="T563">ют</text:span><text:span text:style-name="T562"> шершавую поверхность </text:span><text:span text:style-name="T553">клёпанной брони</text:span><text:span text:style-name="T562"> в попытках восстановить целостность силового щита. </text:span><text:span text:style-name="T564">Длинный форштевень</text:span><text:span text:style-name="T553"> воздушного корабля уп</text:span><text:span text:style-name="T563">ирается</text:span><text:span text:style-name="T553"> в </text:span><text:span text:style-name="T506">искрящие руины электростанции</text:span><text:span text:style-name="T553">, препятствуя дальнейшему движению гранд-флаера.</text:span></text:p>
      <text:p text:style-name="P221"/>
      <text:p text:style-name="P222">«<text:span text:style-name="T563">МА</text:span><text:span text:style-name="T565">ДЖЕ...</text:span>» - всё, что можно прочитать на сером борту парящей громады, остальное скрыва<text:span text:style-name="T563">ется</text:span> за дрожащим маревом защитной сферы. <text:span text:style-name="T566">Там же, за сферой, угадываются тёмные очертания ещё двух судов, поменьше.</text:span></text:p>
      <text:p text:style-name="P222"/>
      <text:p text:style-name="P223">Носов<text:span text:style-name="T553">ые</text:span> порт<text:span text:style-name="T553">ы</text:span> гранд-флаера <text:span text:style-name="T567">распахнут</text:span><text:span text:style-name="T553">ы</text:span>, из н<text:span text:style-name="T553">их</text:span> <text:span text:style-name="T568">планир</text:span><text:span text:style-name="T569">уют</text:span><text:span text:style-name="T568"> на камни Андориана </text:span><text:span text:style-name="T567">металлические дробинки закованных в </text:span><text:span text:style-name="T570">ржавую </text:span><text:span text:style-name="T567">сталь </text:span><text:span text:style-name="T506">лербов</text:span><text:span text:style-name="T567">. </text:span><text:span text:style-name="T571">Навстречу им расцветают </text:span><text:span text:style-name="T569">фиолетовые</text:span><text:span text:style-name="T571"> </text:span><text:span text:style-name="T572">т</text:span><text:span text:style-name="T439">рассеры</text:span><text:span text:style-name="T569"> автотурелей </text:span><text:span text:style-name="T505">и треск пулеметателей из ближайших обзорных башенек.</text:span><text:span text:style-name="T569"> Звон ударов остро</text:span><text:span text:style-name="T570">го</text:span><text:span text:style-name="T569"> </text:span><text:span text:style-name="T570">железа</text:span><text:span text:style-name="T569"> о щиты, </text:span><text:span text:style-name="T553">хриплые команды и громкие ругательства</text:span><text:span text:style-name="T569"> разда</text:span><text:span text:style-name="T553">ю</text:span><text:span text:style-name="T569">тся в местах стычек нападающих и защитников крепости. </text:span><text:span text:style-name="T573">Над сражением кружат пол</text:span><text:span text:style-name="T449">у</text:span><text:span text:style-name="T573">дюжин</text:span><text:span text:style-name="T449">а</text:span><text:span text:style-name="T573"> глайдеров</text:span><text:span text:style-name="T567"> </text:span><text:span text:style-name="T573">Маджестика, поливая обороняющихся пучками </text:span><text:span text:style-name="T439">айн</text:span><text:span text:style-name="T573">-разрядов.</text:span></text:p>
      <text:p text:style-name="P224"/>
      <text:p text:style-name="P225">Ужас происходящего доходит до меня, пока я несусь по галерее к смотровой площадке. <text:span text:style-name="T505">Высокогорный замок Андориан возносится в небо десятками тонких башень</text:span><text:span text:style-name="T574"> </text:span><text:span text:style-name="T505">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25"/>
      <text:p text:style-name="P226"><text:span text:style-name="T525">Весь г</text:span>арнизон Андориана - две тысячи легионеров, <text:span text:style-name="T537">две </text:span><text:span text:style-name="T525">тяжёлые </text:span><text:span text:style-name="T537">орудийные башни</text:span> <text:span text:style-name="T537">и</text:span><text:span text:style-name="T575"> семь </text:span><text:span text:style-name="T537">автотурелей</text:span>. Плюс сто семьдесят эвакуированных из <text:span text:style-name="T576">Астромеханического</text:span> университета научных сотрудников. Которые не умеют сражаться, но, <text:span text:style-name="T525">правда,</text:span> многие из них неплохие <text:span text:style-name="T537">айна-манипуляторы</text:span>.</text:p>
      <text:p text:style-name="P226"><text:soft-page-break/></text:p>
      <text:p text:style-name="P227">Это - все, кого мы смогли вывезти из Ундариена на «Стремительном».</text:p>
      <text:p text:style-name="P227"/>
      <text:p text:style-name="P228">Вся эта сила — ничто перед ордой. Вся наша оборона строилась из расчёта целостности силового щита. Без него сопротивление <text:span text:style-name="T525">форта</text:span> погаснет в считанные часы.</text:p>
      <text:p text:style-name="P229"/>
      <text:p text:style-name="P220"><text:span text:style-name="T561">Я вижу вступившую в бой </text:span><text:span text:style-name="T490">горстку</text:span><text:span text:style-name="T561"> бойцов в светло-голубых доспехах артиллерийской обслуги. Они </text:span><text:span text:style-name="T449">выбрались из </text:span><text:span text:style-name="T577">сбитой</text:span><text:span text:style-name="T561"> со стены орудийной башни и организованно, </text:span><text:span text:style-name="T449">боевым построением,</text:span><text:span text:style-name="T561"> продвигаются к </text:span><text:span text:style-name="T490">цитадели</text:span><text:span text:style-name="T561">. </text:span><text:span text:style-name="T578">По трём семёркам на грудной пластине мехадоспеха я узнаю их командира — </text:span><text:span text:style-name="T579">Шарп Блейда</text:span><text:span text:style-name="T580">. </text:span><text:span text:style-name="T578">Его чёткие команды прекращают хаос, остальные </text:span><text:span text:style-name="T580">разрозненные группки </text:span><text:span text:style-name="T578">легионер</text:span><text:span text:style-name="T580">ов</text:span><text:span text:style-name="T578"> вливаются в построение </text:span><text:span text:style-name="T580">по мере продвижения.</text:span><text:span text:style-name="T578"> Сражение от мелких неорганизованных стычек переходит к столкновению двух </text:span><text:span text:style-name="T581">сил</text:span><text:span text:style-name="T578"> — серо-ржаво</text:span><text:span text:style-name="T580">го</text:span><text:span text:style-name="T578"> </text:span><text:span text:style-name="T581">аморфно</text:span><text:span text:style-name="T580">го</text:span><text:span text:style-name="T581"> </text:span><text:span text:style-name="T580">моря</text:span><text:span text:style-name="T578"> захватчиков и голубовато</text:span><text:span text:style-name="T580">му</text:span><text:span text:style-name="T578"> </text:span><text:span text:style-name="T580">островку</text:span><text:span text:style-name="T578"> защитников </text:span><text:span text:style-name="T582">Андориана</text:span><text:span text:style-name="T578">.</text:span></text:p>
      <text:p text:style-name="P230">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text:span text:style-name="T583">пере</text:span>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31"/>
      <text:p text:style-name="P231">Я <text:span text:style-name="T537">прыгаю со смотровой площадки и плавно приземляюсь у подножия радиоцентра. После чего </text:span>несусь к <text:span text:style-name="T584">месту сражения, на ходу выбирая оружие. </text:span><text:span text:style-name="T585">Пулеметатель может зацепить своих. Я не отличаюсь особой меткостью - мне всегда больше нравилось фехтование, чем стрельба.</text:span><text:span text:style-name="T584"> </text:span><text:span text:style-name="T585">Но к</text:span><text:span text:style-name="T584">рыльевые </text:span><text:span text:style-name="T586">лезвия</text:span><text:span text:style-name="T584"> </text:span><text:span text:style-name="T585">тоже </text:span><text:span text:style-name="T584">не годятся в такой свалке, им просто не будет места развернуться. </text:span><text:span text:style-name="T587">Клинок</text:span><text:span text:style-name="T588"> рога тоже будет мешать, пока я не пробьюсь в первый ряд </text:span><text:span text:style-name="T589">сражающихся</text:span><text:span text:style-name="T588">. От маломощного </text:span><text:span text:style-name="T439">айн</text:span><text:span text:style-name="T588">-разрядника доспеха и вовсе мало толку — он, скорее, является оружием последнего шанса, чем действенным инструментом.</text:span></text:p>
      <text:p text:style-name="P231"/>
      <text:p text:style-name="P232">Я коротким резким встряхиванием <text:span text:style-name="T589">ног </text:span>выдвигаю шипы на накопытниках. <text:span text:style-name="T590">Они с тихими щелчками закрепляются в пазах. </text:span>Оружие ближнего боя сейчас — единственный разумный выбор.</text:p>
      <text:p text:style-name="P233"/>
      <text:p text:style-name="P234"><text:span text:style-name="T591">Однако </text:span><text:span text:style-name="T592">противник встре</text:span><text:span text:style-name="T593">чает</text:span><text:span text:style-name="T592"> меня задолго до основной массы </text:span><text:span text:style-name="T591">сражающихся</text:span><text:span text:style-name="T592">. </text:span><text:span text:style-name="T462">Лерб</text:span><text:span text:style-name="T594"> в помятом </text:span><text:span text:style-name="T595">нагруднике с</text:span><text:span text:style-name="T596"> остатками раскраски территориальной обороны Норгонга </text:span><text:span text:style-name="T597">грузно </text:span><text:span text:style-name="T457">выпрыгивает на меня из </text:span><text:span text:style-name="T591">зарослей разбитой</text:span><text:span text:style-name="T457"> оранжереи</text:span><text:span text:style-name="T593">.</text:span></text:p>
      <text:p text:style-name="P234"><text:span text:style-name="T593"/></text:p>
      <text:p text:style-name="P235"><text:span text:style-name="T596">Я </text:span><text:span text:style-name="T8">отпрыгиваю в сторону, с разворота впечатывая копыто ему в кирас</text:span><text:span text:style-name="T595">у</text:span><text:span text:style-name="T8">. Тот глухо кашляет и замахивается огромным </text:span><text:span text:style-name="T598">молотом</text:span><text:span text:style-name="T8">, </text:span><text:span text:style-name="T599">пристёгнутым к ноге</text:span><text:span text:style-name="T8">.</text:span></text:p>
      <text:p text:style-name="P235"><text:span text:style-name="T8"/></text:p>
      <text:p text:style-name="P236"><text:span text:style-name="T8">Манёвр — уклонение! Молот выбивает искры в дюйме от моего копыта. Я вспоминаю </text:span><text:span text:style-name="T600">слова </text:span><text:span text:style-name="T8">моего учителя фехтования, древнего </text:span><text:span text:style-name="T601">фаэри</text:span><text:span text:style-name="T8"> с острова Вандерис: «</text:span><text:span text:style-name="T602">Мы танцуем, сражаясь. И сражаясь — танцуем!</text:span><text:span text:style-name="T8">» </text:span><text:span text:style-name="T603">Я исполняю танец смерти вокруг неповоротливого жеребца, и он нехотя становится моим партнёром. </text:span><text:span text:style-name="T462">Его узкие зрачки отслеживают моё малейшее движение.</text:span><text:span text:style-name="T603"> Мы кружимся в странной импровизации и мои уклонения гармонируют с его ударами. Я разворачиваю </text:span><text:span text:style-name="T600">перед ним</text:span><text:span text:style-name="T603"> крылья, как в </text:span><text:soft-page-break/><text:span text:style-name="T599">невеста </text:span><text:span text:style-name="T600">перед женихом </text:span><text:span text:style-name="T599">в </text:span><text:span text:style-name="T603">брачном ритуале </text:span><text:span text:style-name="T604">Ан-Лоран</text:span><text:span text:style-name="T603"> и скольжу то вправо, то влево, совершая обманные движения крыльями. </text:span><text:span text:style-name="T599">Жеребец не отвечает мне взаимностью. </text:span><text:span text:style-name="T603">Он до того сосредоточен на своих попытках убить меня, что не видит, как узкий меч с тихим щелчком </text:span><text:span text:style-name="T600">выскакивает из </text:span><text:span text:style-name="T595">пенала на суставе правого крыла</text:span><text:span text:style-name="T603">.</text:span></text:p>
      <text:p text:style-name="P236"><text:span text:style-name="T603"/></text:p>
      <text:p text:style-name="P237"><text:span text:style-name="T462">Лерб</text:span><text:span text:style-name="T8"> по инерции опускает молот на то место, где </text:span><text:span text:style-name="T605">мгновение</text:span><text:span text:style-name="T8"> назад была моя голова — не замечая, что мой клинок проходит </text:span><text:span text:style-name="T595">над нагрудником</text:span><text:span text:style-name="T8"> в основание его шеи. </text:span><text:span text:style-name="T606">Он </text:span><text:span text:style-name="T607">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608">тела </text:span><text:span text:style-name="T607">до последней капли жизненых сил.</text:span></text:p>
      <text:p text:style-name="P238">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38"/>
      <text:p text:style-name="P238">Надо заканчивать этот танец. Если нас обнаружат его сообщники, худо будет уже мне.</text:p>
      <text:p text:style-name="P238"/>
      <text:p text:style-name="P238">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38"/>
      <text:p text:style-name="P238">Его голова отделяется от шеи и с лёгким стуком падает мне под копыта.</text:p>
      <text:p text:style-name="P238"/>
      <text:p text:style-name="P237"><text:span text:style-name="T607">Обезглавленное тело ещё пару мгновений стоит, орошая тёмной кровью холодные камни Андориана. Затем </text:span><text:span text:style-name="T599">передние ноги </text:span><text:span text:style-name="T607">лерба </text:span><text:span text:style-name="T599">подламываются </text:span><text:span text:style-name="T607">и</text:span><text:span text:style-name="T599"> он падает на </text:span><text:span text:style-name="T607">плац</text:span><text:span text:style-name="T599">.</text:span></text:p>
      <text:p text:style-name="P239"><text:span text:style-name="T599"/></text:p>
      <text:p text:style-name="P240"><text:span text:style-name="T8">Я </text:span><text:span text:style-name="T607">с усталостью смотрю на </text:span><text:span text:style-name="T604">труп</text:span><text:span text:style-name="T600">. </text:span><text:span text:style-name="T595">Ещё недавно он был в наших рядах, </text:span><text:span text:style-name="T609">он сражался бок о бок с нами. И вот он лежит в луже крови, а над ним стою я — его убийца. </text:span><text:span text:style-name="T610">В который раз.</text:span></text:p>
      <text:p text:style-name="P240"><text:span text:style-name="T609"/></text:p>
      <text:p text:style-name="P240"><text:span text:style-name="T609">Проклятая война! </text:span><text:span text:style-name="T610">Она никогда не меняется…</text:span></text:p>
      <text:p text:style-name="P240"><text:span text:style-name="T609"/></text:p>
      <text:p text:style-name="P241"><text:span text:style-name="T611">Мне нужно пробраться</text:span><text:span text:style-name="T612"> к </text:span><text:span text:style-name="T613">цитадели</text:span><text:span text:style-name="T612"> Андориана. Только из е</text:span><text:span text:style-name="T613">ё</text:span><text:span text:style-name="T612"> центра управления можно активировать главную защиту крепости — </text:span><text:span text:style-name="T611">О</text:span><text:span text:style-name="T612">ко </text:span><text:span text:style-name="T611">Г</text:span><text:span text:style-name="T612">нева. Но н</text:span><text:span text:style-name="T8">ападающие полноводным водопадом сыплются из опущенных аппарелей </text:span><text:span text:style-name="T437">Маджестика</text:span><text:span text:style-name="T8">. </text:span><text:span text:style-name="T611">Островок</text:span><text:span text:style-name="T8"> </text:span><text:span text:style-name="T437">оборон</text:span><text:span text:style-name="T612">ы </text:span><text:span text:style-name="T611">легионеров возле </text:span><text:span text:style-name="T613">цитадели</text:span><text:span text:style-name="T8"> </text:span><text:span text:style-name="T605">превратился в «черепаху» из примкнутых со всех сторон и сверху щитов</text:span><text:span text:style-name="T8">. </text:span><text:span text:style-name="T611">Громкие приказы </text:span><text:span text:style-name="T614">Шарп Блейда</text:span><text:span text:style-name="T611"> тонут в рёве ледяных глоток лербов.</text:span></text:p>
      <text:p text:style-name="P242"><text:span text:style-name="T8"/></text:p>
      <text:p text:style-name="P243">Я отступаю, оглядываясь вокруг.</text:p>
      <text:p text:style-name="P242"><text:span text:style-name="T8"/></text:p>
      <text:p text:style-name="P244"><text:soft-page-break/><text:span text:style-name="T8">Автотурель на крепостной стене развернулась внутрь и огрызается остатками боекомплекта, </text:span><text:span text:style-name="T615">прижимая нападающих к развалинам </text:span><text:span text:style-name="T457">жилого модуля</text:span><text:span text:style-name="T615">. </text:span><text:span text:style-name="T8">Трассеры основного калибра </text:span><text:span text:style-name="T615">турели </text:span><text:span text:style-name="T8">уже светятся бледно-фиолетовым, свидетельствуя об предельно малой плотности айна-луча. </text:span><text:span text:style-name="T615">В</text:span><text:span text:style-name="T8">ал поверженных </text:span><text:span text:style-name="T462">лербов </text:span><text:span text:style-name="T8">вокруг </text:span><text:span text:style-name="T615">свидетельствует об их неоднократных попытках прорваться внутрь охраняемой зоны.</text:span><text:span text:style-name="T8"> Под защитой турели к стене прижимаются </text:span><text:span text:style-name="T5">трое</text:span><text:span text:style-name="T8">. </text:span><text:span text:style-name="T276">В одном из них я узнаю Кэйлонга</text:span><text:span text:style-name="T616">.</text:span></text:p>
      <text:p text:style-name="P242"><text:span text:style-name="T8"/></text:p>
      <text:p text:style-name="P245">Я подбегаю к ним. Автотурель пропускает меня, распознав мехадоспех.</text:p>
      <text:p text:style-name="P242"><text:span text:style-name="T8"/></text:p>
      <text:p text:style-name="P242"><text:span text:style-name="T8">- Что с н</text:span><text:span text:style-name="T617">ей</text:span><text:span text:style-name="T8">? - я указываю на </text:span><text:span text:style-name="T531">кобылу</text:span><text:span text:style-name="T618"> в белом халате</text:span><text:span text:style-name="T8">, котор</text:span><text:span text:style-name="T618">ую</text:span><text:span text:style-name="T8"> </text:span><text:span text:style-name="T617">с двух сторон </text:span><text:span text:style-name="T8">осторожно поддерживают Кэйлонг и </text:span><text:span text:style-name="T605">солдат с лычкой «Гастат Морбиус. Техком»</text:span><text:span text:style-name="T8">.</text:span></text:p>
      <text:p text:style-name="P246"><text:span text:style-name="T8">- </text:span><text:span text:style-name="T531">Заражение</text:span><text:span text:style-name="T462">. </text:span><text:span text:style-name="T457">Наткнулись на </text:span><text:span text:style-name="T531">тварь</text:span><text:span text:style-name="T462"> </text:span><text:span text:style-name="T619">у казармы</text:span><text:span text:style-name="T462">, - беспомощно лепечет Кэйлонг. - </text:span><text:span text:style-name="T457">Мы с Морбиусом </text:span><text:span text:style-name="T531">спрятались</text:span><text:span text:style-name="T457">, а она попалась. Потом </text:span><text:span text:style-name="T531">тварь отправилась к остальным пленным, а мы</text:span><text:span text:style-name="T619"> смогли </text:span><text:span text:style-name="T531">её </text:span><text:span text:style-name="T604">от</text:span><text:span text:style-name="T619">тащить.</text:span></text:p>
      <text:p text:style-name="P247"><text:span text:style-name="T462">- </text:span><text:span text:style-name="T617">Но тогда… </text:span><text:span text:style-name="T605">В</text:span><text:span text:style-name="T617">ы же знае</text:span><text:span text:style-name="T605">те</text:span><text:span text:style-name="T617">, что делать. - Протоколы очищения однозначно треб</text:span><text:span text:style-name="T620">уют</text:span><text:span text:style-name="T617"> в этом случае полнейшей изоляции </text:span><text:span text:style-name="T621">заражённого</text:span><text:span text:style-name="T617">. При невозможности этого — умерщвления. </text:span><text:span text:style-name="T622">В любую минуту заражённый м</text:span><text:span text:style-name="T604">ожет</text:span><text:span text:style-name="T622"> превратиться в бездушную машину убийств.</text:span></text:p>
      <text:p text:style-name="P247"><text:span text:style-name="T617">- Это же Киранда. Моя лаборантка и… подруга. Я не могу. Я проведу её в </text:span><text:span text:style-name="T623">лабораторию</text:span><text:span text:style-name="T617">. </text:span><text:span text:style-name="T621">Там есть вакцина. - </text:span><text:span text:style-name="T618">Его глаза беспомощно глядят на меня сквозь разбитые очки.</text:span></text:p>
      <text:p text:style-name="P247"><text:span text:style-name="T617"/></text:p>
      <text:p text:style-name="P248"><text:span text:style-name="T617">Я </text:span><text:span text:style-name="T8">с тревогой смотрю на него, потом перевожу взгляд на Киранду. </text:span><text:span text:style-name="T617">Её голова безвольно свисает на плечо Кэйлонга, </text:span><text:span text:style-name="T8">мокрая дорожка слюны тянется </text:span><text:span text:style-name="T618">по халату </text:span><text:span text:style-name="T8">до земли</text:span><text:span text:style-name="T617">, глаза закрыты, ноги разъезжаются, крылья волочатся по земле.</text:span></text:p>
      <text:p text:style-name="P249"/>
      <text:p text:style-name="P250"><text:span text:style-name="T8">Мы пытались лечить лербов и в редких случаях нам удавалось достичь непродолжительного восстановления сознания. Крайне редко и совсем не</text:span><text:span text:style-name="T604">на</text:span><text:span text:style-name="T8">долго. </text:span><text:span text:style-name="T531">Но избавить заражённого от ментапаразита не удавалось никогда — он прорастает в мозг и пускает отростки в аксоны по всему телу.</text:span><text:span text:style-name="T8"> Кэйлонг должен это знать. Киранда обречена. </text:span><text:span text:style-name="T624">Она может </text:span><text:span text:style-name="T625">стать</text:span><text:span text:style-name="T624"> лерб</text:span><text:span text:style-name="T625">ом</text:span><text:span text:style-name="T624"> в любой момент.</text:span></text:p>
      <text:p text:style-name="P250"><text:span text:style-name="T624"/></text:p>
      <text:p text:style-name="P251">Я <text:span text:style-name="T626">печально</text:span> смотрю на не<text:span text:style-name="T626">ё</text:span> и поднимаю крыло. Из суставного пенала выезжает лезвие меча.</text:p>
      <text:p text:style-name="P246"><text:span text:style-name="T462"/></text:p>
      <text:p text:style-name="P252"><text:span text:style-name="T462">- </text:span><text:span text:style-name="T621">Нет! Не трожь её! - Кэйлонг заслоняет её крыльями и сбивчиво продолжает. - Я не говорил никому. </text:span><text:span text:style-name="T618">Хотел сказать тебе первой. </text:span><text:span text:style-name="T621">У нас два месяца назад начало получаться! </text:span><text:span text:style-name="T607">Похоже, мы нашли способ растворить ментапаразита, не причинив вреда заражённому!</text:span><text:span text:style-name="T621"> </text:span><text:span text:style-name="T607">К</text:span><text:span text:style-name="T621"> сознанию </text:span><text:span text:style-name="T607">вернулось </text:span><text:span text:style-name="T621">семь пациентов из десяти. Ремиссия четвёртого пациента длится уже полтора месяца, он </text:span><text:span text:style-name="T627">и </text:span><text:span text:style-name="T621">не думает леденеть! Он практически здоров — </text:span><text:span text:style-name="T441">ментапаразит не определяется ни одним тестом</text:span><text:span text:style-name="T621">! </text:span><text:span text:style-name="T628">Киранда</text:span><text:span text:style-name="T621">… Она нужна мне для продолжения работы! </text:span><text:span text:style-name="T624">Она готовила вакцину - т</text:span><text:span text:style-name="T621">олько она знает </text:span><text:span text:style-name="T624">её </text:span><text:span text:style-name="T621">состав. </text:span><text:span text:style-name="T618">У нас получится! </text:span><text:span text:style-name="T624">Поверь мне, Сел. </text:span><text:span text:style-name="T618">Мы </text:span><text:span text:style-name="T622">вылечим</text:span><text:span text:style-name="T618"> лербов. </text:span><text:span text:style-name="T622">Нужно довести Киранду до лаборатории.</text:span></text:p>
      <text:p text:style-name="P246"><text:span text:style-name="T462"/></text:p>
      <text:p text:style-name="P253"><text:span text:style-name="T462">Я </text:span><text:span text:style-name="T8">оборачиваюсь. Между нами и административным корпусом, где расположен</text:span><text:span text:style-name="T629">а</text:span><text:span text:style-name="T8"> </text:span><text:span text:style-name="T629">лаборатория</text:span><text:span text:style-name="T8"> — открытое пространство в двести ярдов длиной. </text:span><text:span text:style-name="T605">«</text:span><text:span text:style-name="T630">Ч</text:span><text:span text:style-name="T605">ерепах</text:span><text:span text:style-name="T630">а</text:span><text:span text:style-name="T605">» </text:span><text:span text:style-name="T625">из</text:span><text:span text:style-name="T605"> легионеров </text:span><text:span text:style-name="T630">медленно продвигается к </text:span><text:soft-page-break/><text:span text:style-name="T613">цитадели</text:span><text:span text:style-name="T630">, то</text:span><text:span text:style-name="T605">лпа лербов таранит </text:span><text:span text:style-name="T630">её</text:span><text:span text:style-name="T605"> фонарными столбами, вырванными с корнем из центрального сквера. </text:span><text:span text:style-name="T629">Один</text:span><text:span text:style-name="T630"> лерб забралс</text:span><text:span text:style-name="T629">я</text:span><text:span text:style-name="T630"> на щиты и пыта</text:span><text:span text:style-name="T629">е</text:span><text:span text:style-name="T630">тся проломить их тяжёлым молот</text:span><text:span text:style-name="T629">о</text:span><text:span text:style-name="T630">м.</text:span></text:p>
      <text:p text:style-name="P254"><text:span text:style-name="T8"/></text:p>
      <text:p text:style-name="P255"><text:span text:style-name="T8">- </text:span><text:span text:style-name="T605">Не пройдём. Сами мы ещё могли бы пробеж</text:span><text:span text:style-name="T620">а</text:span><text:span text:style-name="T605">ть, но не с ней, - я указываю на Киранду. - Нас увидят и тотчас же атакуют.</text:span></text:p>
      <text:p text:style-name="P254"><text:span text:style-name="T8">- </text:span><text:span text:style-name="T605">Консул Селестия, - молчащий до этого Морбиус указывает на неприметн</text:span><text:span text:style-name="T608">ый</text:span><text:span text:style-name="T605"> </text:span><text:span text:style-name="T608">люк</text:span><text:span text:style-name="T605"> рядом с ближайшим контрфорсом </text:span><text:span text:style-name="T625">стены</text:span><text:span text:style-name="T605">. - В стене есть технический коридор для обслуживания турелей. Можно пройти до ближайшей дозорной башни. </text:span><text:span text:style-name="T631">Из башни </text:span><text:span text:style-name="T605">есть подземный ход до </text:span><text:span text:style-name="T613">цитадели</text:span><text:span text:style-name="T605">. У меня </text:span><text:span text:style-name="T632">слишком низкое звание, чтобы</text:span><text:span text:style-name="T605"> открыть дверь в </text:span><text:span text:style-name="T613">цитадель</text:span><text:span text:style-name="T605">, но вас она пропустит.</text:span></text:p>
      <text:p text:style-name="P256"><text:span text:style-name="T605"/></text:p>
      <text:p text:style-name="P257"><text:span text:style-name="T605">М</text:span><text:span text:style-name="T8">не понятен ход его мыслей. </text:span><text:span text:style-name="T605"><text:s/></text:span><text:span text:style-name="T8">Ц</text:span><text:span text:style-name="T613">итадель</text:span><text:span text:style-name="T605"> сообщается </text:span><text:span text:style-name="T613">тоннелями</text:span><text:span text:style-name="T605"> со всеми зданиями Андориана, </text:span><text:span text:style-name="T8">в том числе и лабораторией. </text:span><text:span text:style-name="T620">Да, это может сработать. </text:span><text:span text:style-name="T8">Я киваю ему.</text:span></text:p>
      <text:p text:style-name="P254"><text:span text:style-name="T8"/></text:p>
      <text:p text:style-name="P258"><text:span text:style-name="T633">Морбиус</text:span><text:span text:style-name="T8"> </text:span><text:span text:style-name="T634">под</text:span><text:span text:style-name="T635">бегает</text:span><text:span text:style-name="T634"> к </text:span><text:span text:style-name="T608">люку</text:span><text:span text:style-name="T634"> и </text:span><text:span text:style-name="T8">подносит накопытную пластину доспеха к замку. Тот тихо пищит, мигает зелёным и двер</text:span><text:span text:style-name="T608">ца</text:span><text:span text:style-name="T8"> с тихим щелчком </text:span><text:span text:style-name="T631">раскрывается</text:span><text:span text:style-name="T8">. </text:span><text:span text:style-name="T634">Мы с Кэйлонгом, поддерживая Киранду с обеих сторон, осторожно </text:span><text:span text:style-name="T636">направляемся</text:span><text:span text:style-name="T634"> к </text:span><text:span text:style-name="T631">проходу</text:span><text:span text:style-name="T8">…</text:span></text:p>
      <text:p text:style-name="P258"><text:span text:style-name="T8"/></text:p>
      <text:p text:style-name="P258"><text:span text:style-name="T624">…Г</text:span><text:span text:style-name="T612">рузовой </text:span><text:span text:style-name="T637">глайдер </text:span><text:span text:style-name="T624">врезается</text:span><text:span text:style-name="T637"> </text:span><text:span text:style-name="T624">в</text:span><text:span text:style-name="T637"> </text:span><text:span text:style-name="T624">автотурель</text:span><text:span text:style-name="T637">, </text:span><text:span text:style-name="T624">сбивая её со стены</text:span><text:span text:style-name="T637">. </text:span><text:span text:style-name="T624">Она падает в дюжине метров от нас, продолжая отстреливаться. Глай</text:span><text:span text:style-name="T638">д</text:span><text:span text:style-name="T624">ер прекращает её агонию, сваливаясь </text:span><text:span text:style-name="T8">сверху</text:span><text:span text:style-name="T624"> и давя </text:span><text:span text:style-name="T8">её </text:span><text:span text:style-name="T624">своим весом.</text:span><text:span text:style-name="T637"> </text:span><text:span text:style-name="T639">Падает трап, по нему сходят на землю шестеро </text:span><text:span text:style-name="T8">лербов</text:span><text:span text:style-name="T639">. </text:span><text:span text:style-name="T638">Из-за их спин вы</text:span><text:span text:style-name="T640">плывает</text:span><text:span text:style-name="T638"> </text:span><text:span text:style-name="T623">полупрозрачная </text:span><text:span text:style-name="T638">фигура.</text:span></text:p>
      <text:p text:style-name="P258"><text:span text:style-name="T638"/></text:p>
      <text:p text:style-name="P259"><text:span text:style-name="T638">Я </text:span><text:span text:style-name="T8">никогда не видела до этого </text:span><text:span text:style-name="T441">тварей Иль-Шогг</text:span><text:span text:style-name="T8">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441">их</text:span><text:span text:style-name="T8"> лицом к лицу и остаться после этого фаэри. Как правило, после таких встреч орда прирастает </text:span><text:span text:style-name="T640">новыми </text:span><text:span text:style-name="T8">лербами, </text:span><text:span text:style-name="T531">а Великие кланы вычёркивают фаэри из </text:span><text:span text:style-name="T608">списка </text:span><text:span text:style-name="T531">живых</text:span><text:span text:style-name="T8">.</text:span></text:p>
      <text:p text:style-name="P260"/>
      <text:p text:style-name="P260">И потому я не ожидаю ощутить тот леденящий ужас, что сковывает меня ледяными кандалами при виде <text:span text:style-name="T473">ЕЁ</text:span>.</text:p>
      <text:p text:style-name="P260"/>
      <text:p text:style-name="P260">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577">Локоны её полупрозрачной гривы вяло шевелятся на безветрии. </text:span>Холод ледяными щупальцами охватывает моё тело.</text:p>
      <text:p text:style-name="P258"><text:span text:style-name="T638"/></text:p>
      <text:p text:style-name="P258"><text:span text:style-name="T639">- </text:span><text:span text:style-name="T638">Шанграа г</text:span><text:span text:style-name="T631">нолл</text:span><text:span text:style-name="T638">! Вушшасс аршаннасс хиссандурр! Консул С-</text:span><text:span text:style-name="T531">с</text:span><text:span text:style-name="T638">елестия, властью Великой </text:span><text:span text:style-name="T531">Иль-Шогг</text:span><text:span text:style-name="T638"> я, </text:span><text:span text:style-name="T641">Тень </text:span><text:span text:style-name="T531">Единой</text:span><text:span text:style-name="T641">, </text:span><text:span text:style-name="T441">Малый Экзекутор </text:span><text:span text:style-name="T531">Ан-Хаас</text:span><text:span text:style-name="T441">,</text:span><text:span text:style-name="T641"> Эрендисса Шассхи,</text:span><text:span text:style-name="T638"> предлагаю </text:span><text:span text:style-name="T640">вам</text:span><text:span text:style-name="T638"> с-сдаться. Вы разбиты, ваше дальнейш-шее с-сопротивление бессмысленно. </text:span><text:span text:style-name="T642">Хис-с-с…</text:span><text:span text:style-name="T638"> Прикаж-жи с-</text:span><text:span text:style-name="T625">с</text:span><text:span text:style-name="T638">воим воинам с-сложить оружие и мы подар-рим вам милос-сть </text:span><text:span text:style-name="T531">Единой</text:span><text:span text:style-name="T638"> — никто из вас не будет убит. </text:span><text:span text:style-name="T625">Вы все получите поцелуй Великой </text:span><text:span text:style-name="T531">Иль-Шогг</text:span><text:span text:style-name="T625">. </text:span><text:span text:style-name="T642">Хис-с-с…</text:span></text:p>
      <text:p text:style-name="P242"><text:soft-page-break/><text:span text:style-name="T462"/></text:p>
      <text:p text:style-name="P195">Речь <text:span text:style-name="T473">твари</text:span> походит на <text:span text:style-name="T508">шуршание гальки на прибое</text:span>. Е<text:span text:style-name="T643">ё</text:span> <text:span text:style-name="T508">овальные</text:span> <text:span text:style-name="T508">глаза</text:span> бесстрастно смотрят, как мы ведём Киранду к <text:span text:style-name="T644">спасительно</text:span><text:span text:style-name="T645">й</text:span><text:span text:style-name="T644"> </text:span><text:span text:style-name="T645">двери</text:span>, после чего он<text:span text:style-name="T643">а</text:span> даёт знак лербам.</text:p>
      <text:p text:style-name="P261"><text:span text:style-name="T8"/></text:p>
      <text:p text:style-name="P261"><text:span text:style-name="T8">- </text:span><text:span text:style-name="T646">Хэй-я! За королеву! За Орунгун! - Морбиус проносится мимо нас, на ходу раскрывая крыльевые пеналы. </text:span><text:span text:style-name="T641">В одном из них вместо меча я вижу гаечный ключ.</text:span></text:p>
      <text:p text:style-name="P261"><text:span text:style-name="T646"/></text:p>
      <text:p text:style-name="P262">Его бой не длится долго, но он даёт нам время добраться до двери. <text:span text:style-name="T647">Тяжёлое дыхание, лязг железа, топот копыт дарят нам </text:span><text:span text:style-name="T648">спасительные</text:span><text:span text:style-name="T647"> секунды.</text:span> <text:span text:style-name="T647">Мы уже входим в полумрак технического коридора, когда за моей спиной раздаётся стон.</text:span></text:p>
      <text:p text:style-name="P262"/>
      <text:p text:style-name="P263">Изломанные крылья Морбиуса прикованы <text:span text:style-name="T649">пятью</text:span> пиками к земле, по ним стекает кровь. <text:span text:style-name="T649">Один лерб лежит поодаль без движения </text:span><text:span text:style-name="T308">с неестественно согнутой шеей</text:span><text:span text:style-name="T649">. </text:span><text:span text:style-name="T650">Т</text:span><text:span text:style-name="T473">варь</text:span> <text:span text:style-name="T508">проплывает</text:span> между держащих пики лербов и с <text:span text:style-name="T508">тихим</text:span> <text:span text:style-name="T473">шипением</text:span> срывает с <text:span text:style-name="T649">Морбиуса</text:span> шлем.</text:p>
      <text:p text:style-name="P263"/>
      <text:p text:style-name="P263">- С-сопротивление Великой <text:span text:style-name="T430">Иль-Шогг</text:span> вс-сего лишь стоило тебе возможности летать. Ты будеш-шь служить <text:span text:style-name="T430">Единой</text:span> со сломанными кр-рыльями, гнол<text:span text:style-name="T430">л</text:span>. Я с-сама поз-забочусь, чтобы ты почаще вспоминал, как глупо было с-сопротивляться. <text:span text:style-name="T651">Хис-с-с…</text:span></text:p>
      <text:p text:style-name="P263"/>
      <text:p text:style-name="P263"><text:span text:style-name="T652">Полупрозрачная</text:span> фигура прикасается своими губами к губам Морбиуса <text:span text:style-name="T430">и внезапно втягивается в него, как воздух</text:span>. <text:span text:style-name="T430">Тот</text:span><text:span text:style-name="T648"> на мгновение цепенеет, </text:span><text:span text:style-name="T653">глаза его становятся бессмысленными, </text:span><text:span text:style-name="T648">а в следующее мгновение </text:span><text:span text:style-name="T653">он </text:span><text:span text:style-name="T648">оседает на землю как тряпичная кукла. </text:span><text:span text:style-name="T430">Мгновение-второе-третье — и тварь облачком пара выходит из Морбиуса, как ни в чём не бывало.</text:span></text:p>
      <text:p text:style-name="P263"/>
      <text:p text:style-name="P263">- <text:span text:style-name="T430">Он получил поцелуй и скоро вольётся в </text:span><text:span text:style-name="T654">Е</text:span><text:span text:style-name="T430">динство. Ваш черёд, гноллы.</text:span> <text:span text:style-name="T648">С-давайтесь. Напрасно вы бежите. С-сопротивление гневит </text:span><text:span text:style-name="T430">Единую</text:span><text:span text:style-name="T648"> и вредит вашим бренным телам, - </text:span><text:span text:style-name="T508">шуршит</text:span><text:span text:style-name="T648"> </text:span><text:span text:style-name="T473">тварь</text:span><text:span text:style-name="T648"> уже мне. - </text:span><text:span text:style-name="T651">Хис-с-с…</text:span></text:p>
      <text:p text:style-name="P263"/>
      <text:p text:style-name="P264">Её гипнотический взгляд <text:span text:style-name="T508">пустых глаз</text:span> завораживает, <text:span text:style-name="T577">локоны её гривы тянутся ко мне прозрачными </text:span><text:span text:style-name="T473">лентами</text:span><text:span text:style-name="T577">,</text:span> ледяной ветер её дыхания достигает меня за те мгновения, пока она <text:span text:style-name="T308">плавно движется </text:span>ко мне.</text:p>
      <text:p text:style-name="P264"/>
      <text:p text:style-name="P265">- <text:span text:style-name="T648">Нет, - просто отвечаю я и захлопываю дверь </text:span><text:span text:style-name="T577">прямо перед её щупальцами, оказавшимися </text:span><text:span text:style-name="T651">вдруг</text:span><text:span text:style-name="T577"> неожиданно близко</text:span><text:span text:style-name="T648">.</text:span></text:p>
      <text:p text:style-name="P263"/>
      <text:p text:style-name="P264"><text:span text:style-name="T643">Дверной з</text:span>амок успокаивающе клацает, отделяя нас от <text:span text:style-name="T653">лютого </text:span>холода.</text:p>
      <text:p text:style-name="P264"/>
      <text:p text:style-name="P266"><text:span text:style-name="T32">Тускл</text:span><text:span text:style-name="T8">ый</text:span><text:span text:style-name="T32"> свет айна-огонька на конце моего рога </text:span><text:span text:style-name="T655">едва </text:span><text:span text:style-name="T8">выхватывает из темноты полдюжины метров </text:span><text:span text:style-name="T32">коридор</text:span><text:span text:style-name="T8">а. Толстые кабеля выходят из технических колодцев, извиваются по стенам и вновь ныряют в </text:span><text:soft-page-break/><text:span text:style-name="T8">искусственные норы. Где-то впереди капает вода, </text:span><text:span text:style-name="T656">издавая гулкое эхо</text:span><text:span text:style-name="T8">. Звуки битвы не доносятся сюда сквозь толстые камни стен. </text:span><text:span text:style-name="T657">Мы идём, спотыкаясь в полутьме и царапая узкие стены тоннеля.</text:span></text:p>
      <text:p text:style-name="P266"><text:span text:style-name="T8"/></text:p>
      <text:p text:style-name="P267"><text:span text:style-name="T8">Дозорная башня в конце коридора пуста. </text:span><text:span text:style-name="T631">Топчан со смятым покрывалом покрывает слой пыли.</text:span><text:span text:style-name="T8"> </text:span><text:span text:style-name="T631">Забытые два крекера лежат на блюдце у пустого чайника в кухонном уголке. </text:span><text:span text:style-name="T8">Башенная турель попискивает сервоприводами, подслеповато отслеживая прицелом движущиеся цели внизу. Излучател</text:span><text:span text:style-name="T631">и</text:span><text:span text:style-name="T8"> турели молч</text:span><text:span text:style-name="T631">а</text:span><text:span text:style-name="T8">т. Увы, в последние годы Ойкумена </text:span><text:span text:style-name="T657">Ф</text:span><text:span text:style-name="T8">аэри столкнулась с критической нехваткой айны, почти вся её скудная добыча уходи</text:span><text:span text:style-name="T631">т</text:span><text:span text:style-name="T8">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441">От безысходности мы даже начали ставить на некоторые турели пулеметатели.</text:span><text:span text:style-name="T8"> </text:span><text:span text:style-name="T631">А в связи с острой нехваткой ополчения большинство турелей переведены в автоматический режим ещё </text:span><text:span text:style-name="T608">две </text:span><text:span text:style-name="T441">дюжин</text:span><text:span text:style-name="T608">ы</text:span><text:span text:style-name="T631"> лет назад.</text:span></text:p>
      <text:p text:style-name="P268"/>
      <text:p text:style-name="P268">Я подхожу к пульту связи и нажимаю кнопку связи с <text:span text:style-name="T490">цитаделью</text:span>.</text:p>
      <text:p text:style-name="P269">- <text:span text:style-name="T658">Цитадель,</text:span> <text:span text:style-name="T659">о</text:span>тветьте, если слышите меня. <text:s/><text:span text:style-name="T659">Н</text:span>а связи Селестия.</text:p>
      <text:p text:style-name="P268"/>
      <text:p text:style-name="P268">Короткий треск белого шума, потом <text:span text:style-name="T660">усталый голос.</text:span></text:p>
      <text:p text:style-name="P268">- <text:span text:style-name="T490">Вас слышим, </text:span><text:span text:style-name="T658">консул.</text:span><text:span text:style-name="T490"> </text:span><text:span text:style-name="T659">Ц</text:span><text:span text:style-name="T490">итадель на связи. Говорит </text:span><text:span text:style-name="T661">префект </text:span><text:span text:style-name="T490">Хай Глори.</text:span></text:p>
      <text:p text:style-name="P268">- <text:span text:style-name="T662">Краткий репорт обстановки, </text:span><text:span text:style-name="T661">префект</text:span><text:span text:style-name="T662">.</text:span></text:p>
      <text:p text:style-name="P268"/>
      <text:p text:style-name="P270">Короткая пауза заполнена треском статических разрядов. Усталый голос <text:span text:style-name="T663">моего заместителя </text:span>продолжает.</text:p>
      <text:p text:style-name="P270">- Цитадель в круговой обороне. У меня в наличии <text:span text:style-name="T664">сорок семь</text:span><text:span text:style-name="T659"> </text:span>бойц<text:span text:style-name="T664">ов</text:span> — <text:span text:style-name="T659">охрана цитадели и всё, что осталось от артиллерийского расчёта второй башни</text:span>. <text:span text:style-name="T664">Первая башня, судя по всему, захвачена врасплох, как и казармы.</text:span> <text:span text:style-name="T664">У</text:span>далось связаться с гарнизонами <text:span text:style-name="T408">лаборатории</text:span> и <text:span text:style-name="T663">дока</text:span>. Там <text:span text:style-name="T664">семнадцать</text:span><text:span text:style-name="T408"> </text:span>и <text:span text:style-name="T664">восемь</text:span> соответственно. <text:span text:style-name="T659">Е</text:span>щё активны две автотурели на стенах. <text:span text:style-name="T659">И визуально наблюдаю какое-то сопротивление у арсенала. </text:span><text:span text:style-name="T665">Это всё.</text:span></text:p>
      <text:p text:style-name="P270"/>
      <text:p text:style-name="P271">Арсенал! Хранилище Элементов Возмездия! Наше супероружие и последняя надежда!</text:p>
      <text:p text:style-name="P271"/>
      <text:p text:style-name="P272"><text:span text:style-name="T8">Я хочу переспросить Хай Глори об арсенале, но слышу с</text:span><text:span text:style-name="T657">транные скрежещущие звуки </text:span><text:span text:style-name="T8">себя </text:span><text:span text:style-name="T657">за спиной. </text:span><text:span text:style-name="T462">Я </text:span><text:span text:style-name="T655">оглядываюсь на Кэйлонга. </text:span><text:span text:style-name="T8">Тот</text:span><text:span text:style-name="T657"> быстро поворачивается ко мне, распахивая крылья.</text:span></text:p>
      <text:p text:style-name="P267"><text:span text:style-name="T657"/></text:p>
      <text:p text:style-name="P273">- Надо идти быстрее! У нас мало времени! - почти кричит Кэйлонг.</text:p>
      <text:p text:style-name="P267"><text:span text:style-name="T657"/></text:p>
      <text:p text:style-name="P274">Видимое из-за его крыла копыто Киранды судорожно дёргается, на полу возле него растекается лужица пены.</text:p>
      <text:p text:style-name="P275"><text:span text:style-name="T462">Я </text:span><text:span text:style-name="T8">пытаюсь обойти Кэйлонга, но он не даёт мне.</text:span></text:p>
      <text:p text:style-name="P275"><text:span text:style-name="T8"/></text:p>
      <text:p text:style-name="P275"><text:soft-page-break/><text:span text:style-name="T8">- </text:span><text:span text:style-name="T666">Или ты доведёшь нас обоих, или убей меня вместе с ней тут!</text:span></text:p>
      <text:p text:style-name="P275"><text:span text:style-name="T666"/></text:p>
      <text:p text:style-name="P276"><text:span text:style-name="T8">Мне никогда не нравилась руководящая работа. </text:span><text:span text:style-name="T667">Я не люблю принимать тяжёлые решения. Я учёный, а не </text:span><text:span text:style-name="T668">воин</text:span><text:span text:style-name="T667">. </text:span><text:span text:style-name="T669">Почему </text:span><text:span text:style-name="T668">э</text:span><text:span text:style-name="T669">то </text:span><text:span text:style-name="T668">бремя </text:span><text:span text:style-name="T669">свалилось на меня, а не на мою сестру?</text:span></text:p>
      <text:p text:style-name="P276"><text:span text:style-name="T667"/></text:p>
      <text:p text:style-name="P277">Качая головой, я иду к выходу, бросая по пути в микрофон:</text:p>
      <text:p text:style-name="P278"><text:span text:style-name="T8">- Цитадель, мы идём к вам. Будьте готовы </text:span><text:span text:style-name="T670">нас </text:span><text:span text:style-name="T8">встретить.</text:span></text:p>
      <text:p text:style-name="P278"><text:span text:style-name="T8"/></text:p>
      <text:p text:style-name="P279"><text:span text:style-name="T462">Т</text:span><text:span text:style-name="T8">оннель, </text:span><text:span text:style-name="T668">ведущий</text:span><text:span text:style-name="T8"> в цитадель, </text:span><text:span text:style-name="T623">выше</text:span><text:span text:style-name="T8"> и светлее — под потолком время от времени </text:span><text:span text:style-name="T668">попадаются </text:span><text:span text:style-name="T8">тусклые лампочки. Иногда в стенах встречаются узкие двери в боковые ответвления.</text:span><text:span text:style-name="T668"> «Насосная-1», «Щитовая», «Насосная-2» - м</text:span><text:span text:style-name="T8">ы проходим их не останавливаясь.</text:span></text:p>
      <text:p text:style-name="P279"><text:span text:style-name="T8"/></text:p>
      <text:p text:style-name="P279"><text:span text:style-name="T8">- </text:span><text:span text:style-name="T607">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79"><text:span text:style-name="T607">- И это тоже я хотел тебе сообщить! - </text:span><text:span text:style-name="T671">пыхтит</text:span><text:span text:style-name="T607">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text:span><text:span text:style-name="T672">тварей </text:span><text:span text:style-name="T607">Иль-Шогг…</text:span></text:p>
      <text:p text:style-name="P280">- И что из этого следует?</text:p>
      <text:p text:style-name="P280">- Как что? Убери тварей — и много толку будет от тех передатчиков?</text:p>
      <text:p text:style-name="P280">- Ты хочешь сказать?…</text:p>
      <text:p text:style-name="P280">- Да! Начиная с десятого года войны, <text:span text:style-name="T673">с</text:span>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674">, </text:span><text:s/>— лербы излечатся сами собой. Я, конечно, малая сошка, чтобы указывать королеве, но…</text:p>
      <text:p text:style-name="P281"><text:span text:style-name="T8"/></text:p>
      <text:p text:style-name="P282">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83"><text:span text:style-name="T8">«</text:span><text:span text:style-name="T675">Отказано в доступе</text:span><text:span text:style-name="T676">. </text:span><text:span text:style-name="T8">Враг поблизости» - читаю я на маленьком экранчике над замком.</text:span></text:p>
      <text:p text:style-name="P283"><text:span text:style-name="T8"/></text:p>
      <text:p text:style-name="P282">Что за ерунда?</text:p>
      <text:p text:style-name="P283"><text:span text:style-name="T8">Я снова подношу </text:span><text:span text:style-name="T629">накопытную пластину </text:span><text:span text:style-name="T8">к замку — и снова с тем же р</text:span><text:span text:style-name="T677">е</text:span><text:span text:style-name="T8">з</text:span><text:span text:style-name="T677">у</text:span><text:span text:style-name="T8">льтатом.</text:span></text:p>
      <text:p text:style-name="P283"><text:span text:style-name="T8"/></text:p>
      <text:p text:style-name="P283"><text:span text:style-name="T8">- </text:span><text:span text:style-name="T623">Дай-ка мне, - отталкивает меня от двери Кэйлонг.</text:span></text:p>
      <text:p text:style-name="P283"><text:span text:style-name="T623"/></text:p>
      <text:p text:style-name="P284">Он сдвигает в сторону лицевую панель замка, переключает крохотный рычажок и возращает панель на место.</text:p>
      <text:p text:style-name="P284"><text:soft-page-break/>- Пробуй!</text:p>
      <text:p text:style-name="P285"><text:span text:style-name="T8"/></text:p>
      <text:p text:style-name="P286"><text:span text:style-name="T8">Я подношу копыто к замку и тот приветливо мигает зелёным огоньком. Дверь уходит в сторону. </text:span><text:span text:style-name="T678">За ней стоят два пустых автодоспеха, отдающих честь при виде меня.</text:span></text:p>
      <text:p text:style-name="P285"><text:span text:style-name="T8"/></text:p>
      <text:p text:style-name="P284">- Вот видишь! - ухмыляется Кэйлонг. - Мы так все <text:span text:style-name="T308">анализаторы </text:span>в лаборатории поотключали, потому что невозможно было ра<text:span text:style-name="T673">бо</text:span>-хр-р-р…</text:p>
      <text:p text:style-name="P285"><text:span text:style-name="T8"/></text:p>
      <text:p text:style-name="P284">Его речь прерывается хрипом, его глаза округляются и из горла выходит окровавленный рог. </text:p>
      <text:p text:style-name="P287"><text:span text:style-name="T8">- Хар-р-р-ш-ш-с-с! - шипит Киранда и через него </text:span><text:span text:style-name="T670">направляет</text:span><text:span text:style-name="T8"> свой рог </text:span><text:span text:style-name="T670">на</text:span><text:span text:style-name="T8"> меня.</text:span></text:p>
      <text:p text:style-name="P285"><text:span text:style-name="T8"/></text:p>
      <text:p text:style-name="P285"><text:span text:style-name="T8">Кэйлонг в агонии встаёт на задние ноги, чиркнув своим рогом по потолку. </text:span><text:span text:style-name="T670">Этим он уводит рог Киранды вверх, он проходит над моей головой.</text:span><text:span text:style-name="T8"> </text:span><text:span text:style-name="T670">Я</text:span><text:span text:style-name="T8"> вижу </text:span><text:span text:style-name="T670">её </text:span><text:span text:style-name="T8">совершенно безумны</text:span><text:span text:style-name="T670">е</text:span><text:span text:style-name="T8"> глаз</text:span><text:span text:style-name="T670">а</text:span><text:span text:style-name="T8">, сверлящи</text:span><text:span text:style-name="T670">е</text:span><text:span text:style-name="T8"> меня узким</text:span><text:span text:style-name="T670">и</text:span><text:span text:style-name="T8"> зрачк</text:span><text:span text:style-name="T670">ами</text:span><text:span text:style-name="T8">. И именно в </text:span><text:span text:style-name="T670">них</text:span><text:span text:style-name="T8"> я на автомате бью рогом.</text:span></text:p>
      <text:p text:style-name="P285"><text:span text:style-name="T8"/></text:p>
      <text:p text:style-name="P284">Прости меня, мой старый товарищ. В коридоре нет места для манёвра.</text:p>
      <text:p text:style-name="P285"><text:span text:style-name="T8">Мой рог пронизывает шею </text:span><text:span text:style-name="T670">Кейлонга</text:span><text:span text:style-name="T8">, про</text:span><text:span text:style-name="T672">бивая</text:span><text:span text:style-name="T8"> затем и Киранду.</text:span></text:p>
      <text:p text:style-name="P285"><text:span text:style-name="T8"/></text:p>
      <text:p text:style-name="P288">…</text:p>
      <text:p text:style-name="P266"><text:span text:style-name="T462"/></text:p>
      <text:p text:style-name="P289"><text:span text:style-name="T679">Моё правое крыло, </text:span><text:span text:style-name="T462">Х</text:span><text:span text:style-name="T8">ай Глори, сидит перед перед массивом </text:span><text:span text:style-name="T678">обзорных </text:span><text:span text:style-name="T8">дисплеев, показывающих обстановку в разных частях Андориана.</text:span></text:p>
      <text:p text:style-name="P289"><text:span text:style-name="T8"/></text:p>
      <text:p text:style-name="P266"><text:span text:style-name="T462">- </text:span><text:span text:style-name="T670">Вы же, </text:span><text:span text:style-name="T680">кажется</text:span><text:span text:style-name="T670">, шли с группой, консул Селестия? - оборачивается он ко мне.</text:span></text:p>
      <text:p text:style-name="P290">- Нет. Уже нет, - мне кажется чужим надреснутый шёпот, что я могу выдавить из себя омертвевшими губами.</text:p>
      <text:p text:style-name="P266"><text:span text:style-name="T462"/></text:p>
      <text:p text:style-name="P291"><text:span text:style-name="T462">Я </text:span><text:span text:style-name="T8">подхожу к посту командующего, </text:span><text:span text:style-name="T678">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91"><text:span text:style-name="T678"/></text:p>
      <text:p text:style-name="P292">Перед казармой на плацу лежит несколько <text:span text:style-name="T430">сотен</text:span> фаэри <text:span text:style-name="T673">без</text:span> обмундировани<text:span text:style-name="T673">я</text:span>, <text:span text:style-name="T308">их крылья прижаты к булыжникам плаца копытами</text:span> лербов. Между ними <text:span text:style-name="T577">медленно плывут</text:span> две серые фигуры, то и дело <text:span text:style-name="T430">повторяя процедуру, что мне довелось увидеть с Морбиусом</text:span>.</text:p>
      <text:p text:style-name="P292"/>
      <text:p text:style-name="P292"><text:soft-page-break/>На моих глазах грузовая платформа, пилотируемая лербом, проламывает <text:span text:style-name="T673">стену</text:span> лаборатории. <text:span text:style-name="T673">Пилоту при этом сносит полголовы, что не мешает ему вместе с</text:span> безлик<text:span text:style-name="T673">ой</text:span> толп<text:span text:style-name="T673">ой</text:span> ввали<text:span text:style-name="T673">ться</text:span> внутрь. Вспышки айны <text:span text:style-name="T673">в здании</text:span> свидетельствуют о накале сражения.</text:p>
      <text:p text:style-name="P292"/>
      <text:p text:style-name="P292">Подходы к <text:span text:style-name="T449">порту</text:span> охраняет автопогрузчик, расшвыривающий лербов направо и налево своими манипуляторами. Ему помогает автотурель со стены.</text:p>
      <text:p text:style-name="P292"/>
      <text:p text:style-name="P293">Наружная камера цитадели показывает <text:span text:style-name="T308">под самими стенами</text:span> <text:span text:style-name="T308">толпу в ржавых доспехах</text:span>, <text:span text:style-name="T308">прикрывающую </text:span><text:span text:style-name="T673">бетонными </text:span><text:span text:style-name="T308">щитами </text:span>дв<text:span text:style-name="T308">ух</text:span> лерб<text:span text:style-name="T308">ов с искрящимися резаками, распиливающих</text:span> бронированные плиты <text:span text:style-name="T308">ворот.</text:span></text:p>
      <text:p text:style-name="P294"><text:span text:style-name="T681"/></text:p>
      <text:p text:style-name="P294"><text:span text:style-name="T681">- </text:span><text:span text:style-name="T679">Вы знаете, где Луна?</text:span></text:p>
      <text:p text:style-name="P295">- Нет, - качает головой Хай Глори. - Я видел, как она шла в <text:span text:style-name="T449">порт</text:span>. Но потом всё перемешалось.</text:p>
      <text:p text:style-name="P294"><text:span text:style-name="T681"/></text:p>
      <text:p text:style-name="P294"><text:span text:style-name="T8">Как во сне </text:span><text:span text:style-name="T682">прикладываю копыто к</text:span><text:span text:style-name="T8"> небольш</text:span><text:span text:style-name="T682">ой</text:span><text:span text:style-name="T8"> дверц</text:span><text:span text:style-name="T682">е</text:span><text:span text:style-name="T8"> на панели управления боевыми системами форта. </text:span><text:span text:style-name="T682">Д</text:span><text:span text:style-name="T8">верц</text:span><text:span text:style-name="T682">а отъезжает в сторону, под ней</text:span><text:span text:style-name="T8"> всего лишь одна красная кнопка </text:span><text:span text:style-name="T683">с табличкой</text:span><text:span text:style-name="T8">: «Око Гнева».</text:span></text:p>
      <text:p text:style-name="P266"><text:span text:style-name="T462"/></text:p>
      <text:p text:style-name="P296"><text:span text:style-name="T462">- </text:span><text:span text:style-name="T684">Вы уверены? - вопрошает Хай Глори. - У нас ещё есть шанс отбиться, </text:span><text:span text:style-name="T679">силовой щит активен, </text:span><text:span text:style-name="T684">работают </text:span><text:span text:style-name="T685">две</text:span><text:span text:style-name="T684"> турел</text:span><text:span text:style-name="T685">и</text:span><text:span text:style-name="T684">. </text:span><text:span text:style-name="T679">Можно </text:span><text:span text:style-name="T684">пройти до ангара ховертанков и зачистить крепость.</text:span></text:p>
      <text:p text:style-name="P297"><text:span text:style-name="T684"/></text:p>
      <text:p text:style-name="P297"><text:span text:style-name="T8">Я понимаю его сомнение. «Око Гнева» перенаправляет энергию с защитной сферы на спаренный </text:span><text:span text:style-name="T672">супер</text:span><text:span text:style-name="T8">-излучатель цитадели. </text:span><text:span text:style-name="T686">Самоубийственный шаг в обычных условиях, </text:span><text:span text:style-name="T681">когда у крепости парит флот противника.</text:span><text:span text:style-name="T686"> </text:span><text:span text:style-name="T681">Н</text:span><text:span text:style-name="T686">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66"><text:span text:style-name="T462"/></text:p>
      <text:p text:style-name="P298"><text:span text:style-name="T462">- </text:span><text:span text:style-name="T687">Уверена. - Я бросаю взгляд на экран дока, где у дальнего причала парит «Стремительный». На нём мы эвакуировались из Ундариена год назад, когда стала ясна безнадёжность обороны. Наши пути с «Маджестиком» разошлись тогда — </text:span><text:span text:style-name="T672">наш корвет </text:span><text:span text:style-name="T687">сразу пош</text:span><text:span text:style-name="T672">ё</text:span><text:span text:style-name="T687">л к затерянному в горах Андориану, в то время как гранд-флаер королевы ушёл к </text:span><text:span text:style-name="T688">Норгонгу</text:span><text:span text:style-name="T687"> </text:span><text:span text:style-name="T681">для достройки</text:span><text:span text:style-name="T687">.</text:span></text:p>
      <text:p text:style-name="P299"><text:span text:style-name="T687"/></text:p>
      <text:p text:style-name="P300"><text:span text:style-name="T687">- </text:span><text:span text:style-name="T441">Около</text:span><text:span text:style-name="T633"> пол</text:span><text:span text:style-name="T441">у</text:span><text:span text:style-name="T633">часа понадобится лербам, чтобы пропилить ворота.</text:span><text:span text:style-name="T681"> </text:span><text:span text:style-name="T633">Поэтому я</text:span><text:span text:style-name="T681"> ставляю таймер на </text:span><text:span text:style-name="T633">двадцать минут</text:span><text:span text:style-name="T681">, префект. После чего «Око Гнева» начнёт выжигать все вражеские цели вокруг, начиная с самой крупной, - я указываю на «Маджестик». Скорее всего, им всё и </text:span><text:span text:style-name="T689">ограничится</text:span><text:span text:style-name="T681">,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457">порт</text:span><text:span text:style-name="T681">, к «Стремительному». Когда защитная сфера отключится, вы должны быть готовы уходить к Трантору. Форсируйте двигатели </text:span><text:span text:style-name="T633">корвета</text:span><text:span text:style-name="T681"> и эти, - я указываю на парящие тени за защитной сферой, - вас не догонят. </text:span><text:span text:style-name="T690">В Транторе</text:span><text:span text:style-name="T691"> </text:span><text:span text:style-name="T689">есть</text:span><text:span text:style-name="T681"> астробуксировщик - </text:span><text:span text:style-name="T692">мы </text:span><text:span text:style-name="T691">строили</text:span><text:span text:style-name="T692"> им наши лунные базы.</text:span><text:span text:style-name="T681"> </text:span><text:span text:style-name="T633">Забирайте всех и </text:span><text:span text:style-name="T681">лет</text:span><text:span text:style-name="T690">и</text:span><text:span text:style-name="T681">т</text:span><text:span text:style-name="T690">е</text:span><text:span text:style-name="T681"> </text:span><text:span text:style-name="T633">к</text:span><text:span text:style-name="T681"> Криллон</text:span><text:span text:style-name="T633">у</text:span><text:span text:style-name="T692">. Дальше подчиняйтесь приказам командующего базы.</text:span></text:p>
      <text:p text:style-name="P292"><text:soft-page-break/>- Вы сами разве не поведёте «Стремительный», консул?</text:p>
      <text:p text:style-name="P301"><text:span text:style-name="T681">- Нет, у меня другая задача.</text:span><text:span text:style-name="T687"> </text:span><text:span text:style-name="T693">Мне нужн</text:span><text:span text:style-name="T694">о двух</text:span><text:span text:style-name="T693"> воинов в сопровождение. Мы идём к арсеналу.</text:span></text:p>
      <text:p text:style-name="P301"><text:span text:style-name="T693"/></text:p>
      <text:p text:style-name="P257"><text:span text:style-name="T693">С</text:span><text:span text:style-name="T8">мерть королевы и захват «Маджестика» всё меняет. </text:span><text:span text:style-name="T695">Рейд возмездия теперь невозможен — только генераторы </text:span><text:span text:style-name="T696">гранд-флаера</text:span><text:span text:style-name="T695"> могли обеспечить Элементы Возмездия </text:span><text:span text:style-name="T697">достаточной</text:span><text:span text:style-name="T695"> энергией. </text:span><text:span text:style-name="T697">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695">И </text:span><text:span text:style-name="T697">передать кому-то знания по управлени</text:span><text:span text:style-name="T689">ю</text:span><text:span text:style-name="T697"> Элементами, ведь после смерти королевы я — единственная, кто умеет пользоваться ими.</text:span></text:p>
      <text:p text:style-name="P257"><text:span text:style-name="T696"/></text:p>
      <text:p text:style-name="P302">…</text:p>
      <text:p text:style-name="P266"><text:span text:style-name="T687"/></text:p>
      <text:p text:style-name="P303"><text:span text:style-name="T687">Т</text:span><text:span text:style-name="T8">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303"><text:span text:style-name="T8"/></text:p>
      <text:p text:style-name="P303"><text:span text:style-name="T8">На полпути к </text:span><text:span text:style-name="T694">арсеналу я слышу шорох из бокового тунеля с табличкой «Склад-4В». В дюжине шагов от основного тунеля, возле </text:span><text:span text:style-name="T698">выломанной двери</text:span><text:span text:style-name="T694">, мы натыкаемся на </text:span><text:span text:style-name="T699">мехадоспех без шлема, бессмысленно бодающий стену.</text:span><text:span text:style-name="T700"> </text:span><text:span text:style-name="T701">Треснувший ш</text:span><text:span text:style-name="T702">лем лежит тут же. </text:span><text:span text:style-name="T701">Тяжелый </text:span><text:span text:style-name="T703">доспех</text:span><text:span text:style-name="T701"> то и дело </text:span><text:span text:style-name="T703">топчется</text:span><text:span text:style-name="T701"> </text:span><text:span text:style-name="T703">по нему бронированными</text:span><text:span text:style-name="T701"> копытами. </text:span><text:span text:style-name="T703">Из шлема вылетают голубые искры, тревожно перемигиваются индикаторные огоньки на</text:span><text:span text:style-name="T702"> налобно</text:span><text:span text:style-name="T703">м</text:span><text:span text:style-name="T702"> щитк</text:span><text:span text:style-name="T703">е</text:span><text:span text:style-name="T702">. </text:span><text:span text:style-name="T694">На спине доспеха закреплён ящик, </text:span><text:span text:style-name="T704">наполовину полный консервами. Консервы </text:span><text:span text:style-name="T694">глухо звен</text:span><text:span text:style-name="T704">я</text:span><text:span text:style-name="T694">т при каждом ударе </text:span><text:span text:style-name="T441">тяжёлого </text:span><text:span text:style-name="T704">мехадоспеха </text:span><text:span text:style-name="T694">о стену.</text:span></text:p>
      <text:p text:style-name="P304"/>
      <text:p text:style-name="P304">Я осторожно обхожу <text:span text:style-name="T705">обезглавленый </text:span><text:span text:style-name="T706">механизм</text:span>, пытаясь рассмотреть номер на <text:span text:style-name="T705">его</text:span> грудной пластине. «<text:span text:style-name="T707">Сорок два — пятнадцать». Центурия Луны.</text:span></text:p>
      <text:p text:style-name="P304"/>
      <text:p text:style-name="P305">Из двер<text:span text:style-name="T708">ного проёма</text:span> на меня буквально вываливается <text:span text:style-name="T709">фаэри в поддоспешном комбинезоне</text:span>. Увидев <text:span text:style-name="T710">нас</text:span>, он испуганно охает и прижимается к стене. <text:span text:style-name="T706">Из-под прижатых к телу крыльев вываливаются </text:span><text:span text:style-name="T705">на пол</text:span><text:span text:style-name="T706"> консервы и упаковки сухарей. </text:span></text:p>
      <text:p text:style-name="P305"/>
      <text:p text:style-name="P305">- Где ваш <text:span text:style-name="T706">доспех</text:span>, солдат? Что с вашим рогом? И… Почему вы дрожите?</text:p>
      <text:p text:style-name="P305"/>
      <text:p text:style-name="P305">Песчаного цвета <text:span text:style-name="T706">жеребец</text:span> вжимается в <text:span text:style-name="T706">каменную поверхность</text:span> в тщетном порыве быть от меня подальше и, судя по всему, готовиться упасть в обморок. <text:span text:style-name="T707">Грязные «сорок два — пятнадцать» едва просматриваются на нагрудно</text:span><text:span text:style-name="T709">й пластине комбинезона.</text:span></text:p>
      <text:p text:style-name="P305"/>
      <text:p text:style-name="P305"><text:span text:style-name="T709">П</text:span><text:span text:style-name="T711">ри</text:span><text:span text:style-name="T709">жав</text:span><text:span text:style-name="T711"> его </text:span><text:span text:style-name="T712">копытом</text:span><text:span text:style-name="T711"> к стене, </text:span><text:span text:style-name="T709">я</text:span> внимательно всматриваюсь в его зрачки. <text:span text:style-name="T706">О</text:span>ни не узкие. Это очень легко заметить, так как они расширены и почти вытеснили белки глаз.</text:p>
      <text:p text:style-name="P305"/>
      <text:p text:style-name="P305"><text:soft-page-break/>Я поднимаю забрало, чтобы он узнал меня.</text:p>
      <text:p text:style-name="P305">Он отвечает мне пронзительным взглядом в ответ и, внезапно, успокаивается.</text:p>
      <text:p text:style-name="P305"/>
      <text:p text:style-name="P305">- <text:span text:style-name="T712">Н</text:span>е <text:span text:style-name="T709">лерб</text:span>, - <text:span text:style-name="T712">облегчённо</text:span><text:span text:style-name="T713"> </text:span>вздыхает он. - У вас хорошие глаза. Круглые.</text:p>
      <text:p text:style-name="P305">-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712">жеребец</text:span> расслабляется и отлепл<text:span text:style-name="T511">яет</text:span>ся от стены.</text:p>
      <text:p text:style-name="P306">- <text:span text:style-name="T712">Я никогда не видел лербов вживую. Меня мобилизовали всего пять лет назад. Я никогда не был на передовой. Я даже не умею фехтовать.</text:span></text:p>
      <text:p text:style-name="P306">- <text:span text:style-name="T712">Откуда же у тебя мехадоспех? </text:span><text:span text:style-name="T710">Солдатам их выдают за особые заслуги. </text:span><text:span text:style-name="T712">Не все офицеры имеют такие.</text:span></text:p>
      <text:p text:style-name="P307">- Мама помогла мне получить хорошую должность в канцелярии. Ну, вы понимаете… Моя мать — влиятельная особа. <text:span text:style-name="T466">Клан Лорен.</text:span></text:p>
      <text:p text:style-name="P306"/>
      <text:p text:style-name="P308">Он говорит это с особой гордостью, вызывая у меня отвращение. <text:span text:style-name="T466">Печально, что даже в королевском клане процветает коррупция.</text:span></text:p>
      <text:p text:style-name="P308"/>
      <text:p text:style-name="P308">Я делаю знак своим сопровождающим.</text:p>
      <text:p text:style-name="P309">- <text:span text:style-name="T710">Сирен, Минтур, п</text:span>риглядывайте за ним. Он пойдёт с нами в арсенал.</text:p>
      <text:p text:style-name="P307"/>
      <text:p text:style-name="P307">От моих слов у жеребца чуть не вылезли глаза на лоб.</text:p>
      <text:p text:style-name="P307">- В арсенал? Не-е-ет, туда нельзя! Нельзя! Не-е-ет!!!</text:p>
      <text:p text:style-name="P307"/>
      <text:p text:style-name="P310">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310"/>
      <text:p text:style-name="P310">Я снова подхожу к удерживаемому моими спутниками жеребцу.</text:p>
      <text:p text:style-name="P307"/>
      <text:p text:style-name="P306"><text:span text:style-name="T712">- </text:span><text:span text:style-name="T710">Туда нельзя, - торопливо бормочет солдат. - </text:span><text:span text:style-name="T714">Во время прорыва сферы </text:span><text:span text:style-name="T715">наш контуберний</text:span><text:span text:style-name="T714"> </text:span><text:span text:style-name="T716">сопровождал</text:span><text:span text:style-name="T406"> приора Лун</text:span><text:span text:style-name="T716">у </text:span><text:span text:style-name="T406">в </text:span><text:span text:style-name="T473">порт</text:span><text:span text:style-name="T406"> для встречи «Маджестика»… </text:span><text:span text:style-name="T710">К</text:span><text:span text:style-name="T717">огда включилась сирена,</text:span><text:span text:style-name="T716"> </text:span><text:span text:style-name="T717">Луна… </text:span><text:span text:style-name="T473">П</text:span><text:span text:style-name="T717">омчалась в арсенал, мы</text:span><text:span text:style-name="T716"> </text:span><text:span text:style-name="T717">едва поспевали за ней</text:span><text:span text:style-name="T716">. </text:span><text:span text:style-name="T717">Т</text:span><text:span text:style-name="T716">ам, — легионер указывает копытом в сторону </text:span><text:span text:style-name="T718">арсенала</text:span><text:span text:style-name="T716">, - </text:span><text:span text:style-name="T717">н-нас… н-нам…</text:span></text:p>
      <text:p text:style-name="P311"/>
      <text:p text:style-name="P311">От волнения он заикается и замолкает. Потом его глаза закатываются, дыхание становится частым и прерывистым.</text:p>
      <text:p text:style-name="P311"/>
      <text:p text:style-name="P312">- <text:span text:style-name="T719">Кто ты</text:span>, <text:span text:style-name="T716">воин</text:span>? - когда наступает психологический шок, лучше всего его преодолевать простыми <text:span text:style-name="T717">методами</text:span>. Я давно это усвоила, общаясь со студентами.</text:p>
      <text:p text:style-name="P312"><text:soft-page-break/>- Ринс. Ринс Стилфизер. Либрарий первой центурии <text:span text:style-name="T716">второй</text:span> когорты шестого легиона.</text:p>
      <text:p text:style-name="P312">- Успокойся, Ринс. У тебя есть дети?</text:p>
      <text:p text:style-name="P312">- Дочка.</text:p>
      <text:p text:style-name="P312"/>
      <text:p text:style-name="P312">Взгляд солдата ста<text:span text:style-name="T717">новится</text:span> более осмысленным, зрачки почти в<text:span text:style-name="T717">озвращаются</text:span> в нормальный размер.</text:p>
      <text:p text:style-name="P312"/>
      <text:p text:style-name="P312">- Её зовут Дикси. Эвакуировалась за океан, с женой. Месяц назад прислала открытку. Там карнавал! Маски, конфетти, фейерверки! Мороженное на пляже! <text:span text:style-name="T715">Мирная жизнь!</text:span> - восхищённо говори<text:span text:style-name="T558">т</text:span> Ринс, его глаза сияли. Он счастлив отвлечься от реальности, <text:span text:style-name="T716">уйдя в яркий мир грёз</text:span>.</text:p>
      <text:p text:style-name="P312">- Отлично. Я счастлива, что твоя семья в полной безопасности, - произн<text:span text:style-name="T558">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716">арсенале</text:span>?</text:p>
      <text:p text:style-name="P312"/>
      <text:p text:style-name="P311">- М-м-мы не <text:span text:style-name="T710">понимали</text:span>… Они пришли… Она…</text:p>
      <text:p text:style-name="P313">- <text:span text:style-name="T716">Что с Луной?! - перебиваю я его и снова прижимаю к стене.</text:span></text:p>
      <text:p text:style-name="P314">- Поймите меня правильно, я никогда не учился сражаться… Мать хотела, чтобы я стал <text:span text:style-name="T720">зе</text:span>фирным танцором… Я всего лишь писарь… - <text:span text:style-name="T717">бессвязно бормочет солдат.</text:span></text:p>
      <text:p text:style-name="P315"/>
      <text:p text:style-name="P316"><text:span text:style-name="T717">Я выдаю ему серию увесистых пощёчин. </text:span><text:span text:style-name="T710">Ринс</text:span> запинается. Он молча хлопает глазами и не может произнести ни слова. <text:span text:style-name="T710">В тоннеле отчётливо чувствуется </text:span><text:span text:style-name="T717">запах мочи.</text:span></text:p>
      <text:p text:style-name="P316"/>
      <text:p text:style-name="P310">С отвращением я отступаю от него и поднимаю с пола шлем его мехадоспеха. <text:span text:style-name="T720">Вывожу меню на маленький внутренний экран шлема и выбираю «Воспроизведение» за последние пятнадцать минут. Экранчик показывает запись с</text:span><text:span text:style-name="T721">о</text:span><text:span text:style-name="T720"> встроенной камеры шлема.</text:span></text:p>
      <text:p text:style-name="P317"/>
      <text:p text:style-name="P318">Ринс в компании <text:span text:style-name="T722">дюжины</text:span> <text:span text:style-name="T719">солдат</text:span> движется к <text:span text:style-name="T473">порту</text:span>. <text:span text:style-name="T723">Они оживлённо переговариваются, обсуждая прибытие «Маджестика».</text:span> <text:span text:style-name="T724">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473">Очертания</text:span><text:span text:style-name="T723"> гранд-флаера уже </text:span><text:span text:style-name="T473">темнеют</text:span><text:span text:style-name="T723"> за силовым щитом Андориана, когда они добираются до КПП дока. Луна расспрашивает о чём-то вахтёра,</text:span><text:span text:style-name="T725"> </text:span><text:span text:style-name="T726">п</text:span><text:span text:style-name="T727">ричальная рампа медленно движется к стыковочному шлюзу.</text:span></text:p>
      <text:p text:style-name="P318"/>
      <text:p text:style-name="P318"><text:span text:style-name="T727">С</text:span><text:span text:style-name="T723">олдаты поднимают шум. Все указывают на растущий силуэт «Маджестика», который и не думает </text:span><text:span text:style-name="T719">замедляться</text:span><text:span text:style-name="T723">.</text:span></text:p>
      <text:p text:style-name="P318"/>
      <text:p text:style-name="P319"><text:span text:style-name="T728">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577">Сбитая со стены закрылком «Маджестика», с гулким грохотом падает орудийная башня, </text:span><text:soft-page-break/><text:span text:style-name="T577">разбивая </text:span><text:span text:style-name="T729">ствол</text:span><text:span text:style-name="T730">а</text:span><text:span text:style-name="T729">м</text:span><text:span text:style-name="T730">и</text:span><text:span text:style-name="T577"> обсерваторию. Гранд-флаер</text:span><text:span text:style-name="T727"> со стоном ярд за ярдом проламывает каменную стену и силовой щит, останавливаясь только тогда, когда его киль вгрызается в </text:span><text:span text:style-name="T731">примкнувшую к скале </text:span><text:span text:style-name="T727">энергостанцию .</text:span></text:p>
      <text:p text:style-name="P319"/>
      <text:p text:style-name="P320">Луна приходит в себя первой. <text:span text:style-name="T732">Она со все</text:span><text:span text:style-name="T733">х</text:span><text:span text:style-name="T732"> ног несётся к арсеналу, </text:span><text:span text:style-name="T724">серебряный жеребец и Ринс не отстают. О</text:span><text:span text:style-name="T732">стальные </text:span><text:span text:style-name="T724">без усиленных мехадоспехом мышц</text:span><text:span text:style-name="T732"> </text:span><text:span text:style-name="T724">заметно отрываются от них</text:span><text:span text:style-name="T732">. </text:span><text:span text:style-name="T734">На ходу </text:span><text:span text:style-name="T724">Луна</text:span><text:span text:style-name="T734"> отдаёт приказ </text:span><text:span text:style-name="T731">подвернувшемуся</text:span><text:span text:style-name="T734"> гастату, тот несётся к казармам, </text:span><text:span text:style-name="T663">навстречу первым солдатам</text:span><text:span text:style-name="T731"> разбуженн</text:span><text:span text:style-name="T663">ой</text:span><text:span text:style-name="T731"> смен</text:span><text:span text:style-name="T733">ы</text:span><text:span text:style-name="T731">.</text:span><text:span text:style-name="T734"> </text:span><text:span text:style-name="T663">Но рядом п</text:span><text:span text:style-name="T731">адает и</text:span><text:span text:style-name="T734">скорёженная носовая аппарель «Маджестика», выпуская первые дюжины лербов. </text:span><text:span text:style-name="T663">С палубы гранд-флаера </text:span><text:span text:style-name="T733">один за другим </text:span><text:span text:style-name="T663">взлета</text:span><text:span text:style-name="T733">ю</text:span><text:span text:style-name="T663">т </text:span><text:span text:style-name="T733">три </text:span><text:span text:style-name="T735">грузов</text:span><text:span text:style-name="T733">ых</text:span><text:span text:style-name="T735"> </text:span><text:span text:style-name="T663">глайдер</text:span><text:span text:style-name="T733">а</text:span><text:span text:style-name="T663"> </text:span><text:span text:style-name="T735">и </text:span><text:span text:style-name="T663">теря</text:span><text:span text:style-name="T733">ю</text:span><text:span text:style-name="T663">тся среди строений Андориана.</text:span></text:p>
      <text:p text:style-name="P320"/>
      <text:p text:style-name="P321"><text:span text:style-name="T663">Ринс отворачивается от завязавшейся у казарм потасовки. Он и остальн</text:span><text:span text:style-name="T722">ые</text:span><text:span text:style-name="T663"> сворачивают за лабораторию, следуя за Луной. </text:span><text:span text:style-name="T735">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36">За воротами нестройными</text:span><text:span text:style-name="T735"> рядами </text:span><text:span text:style-name="T736">ожидают</text:span><text:span text:style-name="T735"> полуразобранные мехадоспехи, </text:span><text:span text:style-name="T733">грузовые платформы</text:span><text:span text:style-name="T735"> и </text:span><text:span text:style-name="T449">портовые</text:span><text:span text:style-name="T735"> </text:span><text:span text:style-name="T722">погрузчики</text:span><text:span text:style-name="T735">. </text:span><text:span text:style-name="T736">Оглянувшись назад через несколько секунд, Ринс видит, как большинство механизмов </text:span><text:span text:style-name="T733">неспешно </text:span><text:span text:style-name="T736">рассыпается по территории, занимая боевые позиции.</text:span></text:p>
      <text:p text:style-name="P321"/>
      <text:p text:style-name="P322">Арсенал охраняют <text:span text:style-name="T737">шестеро</text:span>. <text:span text:style-name="T738">Они стоят прямо перед вибрирующей мембраной локального силового щита.</text:span> <text:span text:style-name="T738">Издалека увидев Луну, они </text:span><text:span text:style-name="T737">расступаются</text:span><text:span text:style-name="T738">,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322"/>
      <text:p text:style-name="P323">Луна пробегает мимо них, кивком отвечая на их приветствие. Щит пропускает действительного центуриона и она, подбежав к распределительно<text:span text:style-name="T473">й</text:span> <text:span text:style-name="T473">панели</text:span>, отключает <text:span text:style-name="T473">защиту</text:span>. Затем она скрывается в арсенале. За ней следу<text:span text:style-name="T724">ю</text:span>т <text:span text:style-name="T724">серебряный жеребец и остальны</text:span><text:span text:style-name="T739">е</text:span><text:span text:style-name="T724">.</text:span> Ринс же внезапно мешкает у самого входа.</text:p>
      <text:p text:style-name="P322"/>
      <text:p text:style-name="P323"><text:span text:style-name="T724">Его ш</text:span>лем медленно поворачивается, концентрируясь на одном из <text:span text:style-name="T722">охранников</text:span>. Оптическая система визора, подчиняясь негласной команде Ринса, увеличивает изображение <text:span text:style-name="T473">тёмного</text:span> забрала легионера. За забралом ясно виден <text:span text:style-name="T740">зелёный огонёк злого </text:span>глаз<text:span text:style-name="T740">а</text:span> с узким зрачком.</text:p>
      <text:p text:style-name="P323"/>
      <text:p text:style-name="P324">Изображение с <text:span text:style-name="T724">визора</text:span> колотит сильная дрожь. <text:span text:style-name="T724">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40">раз за разом </text:span>вспыхивает красным. Ринс снова оборачивается. Шестёрка лербов, уже не скрываясь, идёт на него. <text:span text:style-name="T722">С крыши соседней метеостанции взлетает глайдер «Маджестика». Двери метеостанции раскрываются и толпа лербов бежит к арсеналу. </text:span><text:span text:style-name="T739">В центре</text:span><text:span text:style-name="T722"> колонны плывёт</text:span> полупрозрачная фигура с развевающимися <text:span text:style-name="T739">плетями</text:span> живой гривы.</text:p>
      <text:p text:style-name="P324"/>
      <text:p text:style-name="P325">Ринс, шатаясь и спотыкаясь, как пьяный, вбегает в <text:span text:style-name="T739">здание</text:span>, оставляя щит отключенным. Побегав какое-то время по лестницам и коридорам, он добирается до длинного коридора <text:span text:style-name="T585">к центральному </text:span><text:soft-page-break/><text:span text:style-name="T585">хранилищу</text:span>, в конце которого Луна в окружении <text:span text:style-name="T724">легионеров</text:span> <text:span text:style-name="T739">отрешённо </text:span>возится с кодовым замком на <text:span text:style-name="T722">круглой </text:span>бронированной двери.</text:p>
      <text:p text:style-name="P325"/>
      <text:p text:style-name="P326">Пробежав полкоридора, Ринс оборачивается. Из-за угла уже выходит перв<text:span text:style-name="T585">ая тройка</text:span> лерб<text:span text:style-name="T585">ов</text:span>, за ним<text:span text:style-name="T585">и</text:span> извиваются прозрачные щупальца-волосы <text:span text:style-name="T741">твари</text:span>.</text:p>
      <text:p text:style-name="P326"/>
      <text:p text:style-name="P327">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text:span text:style-name="T739">стене</text:span> напротив него. Он вламывается в подсобку и захлопывает за собой дверь. <text:span text:style-name="T585">Щелкает замок.</text:span> Некоторое время он стоит, прижавшись к двери изнутри. <text:span text:style-name="T742">Стук его сердца</text:span><text:span text:style-name="T739">и сбивчивое дыхание </text:span><text:span text:style-name="T742">слышн</text:span><text:span text:style-name="T739">ы</text:span><text:span text:style-name="T742"> в динамиках. </text:span><text:s/><text:span text:style-name="T741">В коридоре </text:span><text:span text:style-name="T739">начинаются</text:span><text:span text:style-name="T741"> крики, выстрелы и звон оружия</text:span>. <text:span text:style-name="T741">Ринс</text:span><text:span text:style-name="T742"> </text:span>несётся к <text:span text:style-name="T739">дальней</text:span> стене, <text:span text:style-name="T742">раскидывая</text:span> вёдра и швабры. В <text:span text:style-name="T739">там</text:span> есть ещё одна, <text:span text:style-name="T742">совсем крохотная</text:span> дверца - «Служебный 2Ц». Ринс прикладывает к плашке замка накопытник, дверца мигаёт зелёным и уезжает в сторону.</text:p>
      <text:p text:style-name="P327"/>
      <text:p text:style-name="P326">Далее идёт долгий бег по тоннелю с остановкой у знакомой двери <text:span text:style-name="T743">«Склад-4В».</text:span></text:p>
      <text:p text:style-name="P322"/>
      <text:p text:style-name="P328">Я оглядываюсь на Ринса.</text:p>
      <text:p text:style-name="P328"/>
      <text:p text:style-name="P328">- Предатель! Ты бросил своих товарищей <text:span text:style-name="T742">в беде </text:span>и сбежал!</text:p>
      <text:p text:style-name="P329"/>
      <text:p text:style-name="P329">Я с рычанием под<text:span text:style-name="T740">хожу</text:span> к <text:span text:style-name="T740">обмочившемуся солдату</text:span>. Трусость легионера будит неведомую мне раньше ярость, я боюсь задушить его магическим захватом!</text:p>
      <text:p text:style-name="P330"/>
      <text:p text:style-name="P329">Ринс только молча смотрит на меня, открывая рот, как выброшенная на берег рыба.</text:p>
      <text:p text:style-name="P330"/>
      <text:p text:style-name="P329">- <text:span text:style-name="T707">Я… всего лишь писарь. Я не умею сражаться, - в конце-концов выдавливает из себя Ринс. - </text:span><text:span text:style-name="T742">Я хотел привести подмогу.</text:span></text:p>
      <text:p text:style-name="P329">- <text:span text:style-name="T707">И поэтому начал грабить продовольственный склад? — гневно указываю на рассыпавшиеся по полу консервы. - </text:span><text:span text:style-name="T744">Рассчитывал сбежать в горы и отсидеться там?</text:span></text:p>
      <text:p text:style-name="P330"/>
      <text:p text:style-name="P331">Я уже <text:span text:style-name="T707">справилась с приступом ярости. </text:span><text:span text:style-name="T745">Подойдя к мехадоспеху Ринса, я прилаживаю изувеченный шлем на место.</text:span><text:span text:style-name="T707"> </text:span><text:span text:style-name="T746">Движения механизма обретают осмысленность. </text:span><text:span text:style-name="T705">Мехадоспех выпрямляется у стены и со скрипом отдаёт честь.</text:span></text:p>
      <text:p text:style-name="P330"/>
      <text:p text:style-name="P329">- <text:span text:style-name="T705">Мехадоспех сорок два — пятнадцать, класс «Принцип-2». </text:span><text:span text:style-name="T747">Целостность системы </text:span><text:span text:style-name="T739">вос</text:span><text:span text:style-name="T747">емьдесят семь процентов, заряд </text:span><text:span text:style-name="T740">айн-</text:span><text:span text:style-name="T747">батарей девяносто два процента.</text:span><text:span text:style-name="T705"> Жду распоряжений, консул Селестия, - низко гудит механизм. </text:span></text:p>
      <text:p text:style-name="P332"><text:soft-page-break/>- <text:span text:style-name="T585">С</text:span><text:span text:style-name="T705">орок два — пятнадцать, </text:span><text:span text:style-name="T585">о</text:span><text:span text:style-name="T747">т</text:span><text:span text:style-name="T585">конвоируй</text:span><text:span text:style-name="T705"> дезертира Ринса Стилфизера</text:span> в <text:span text:style-name="T740">цитадель </text:span>и ожидай <text:span text:style-name="T705">дальнейших распоряжений </text:span><text:span text:style-name="T740">от префекта Хай Глори</text:span><text:span text:style-name="T705">.</text:span></text:p>
      <text:p text:style-name="P333"><text:line-break/>Я поворачиваюсь к Ринсу.</text:p>
      <text:p text:style-name="P329"><text:span text:style-name="T748">- Суд над тобой будет после сражения, </text:span><text:span text:style-name="T747">трус</text:span><text:span text:style-name="T748">. </text:span></text:p>
      <text:p text:style-name="P330"/>
      <text:p text:style-name="P329"><text:span text:style-name="T748">Ринс</text:span> облегчённо вздыхает и <text:span text:style-name="T747">уходит</text:span> прочь <text:span text:style-name="T747">под конвоем собственн</text:span><text:span text:style-name="T749">ых</text:span><text:span text:style-name="T747"> </text:span><text:span text:style-name="T750">доспехов</text:span>.</text:p>
      <text:p text:style-name="P330"><text:span text:style-name="T687"/></text:p>
      <text:p text:style-name="P334"><text:span text:style-name="T661">М</text:span>ы же идём в противоположном направлении, к арсеналу. Теперь я знаю, что могу встретить, и <text:span text:style-name="T466">паника постепенно оватывает меня липкими щупальцами</text:span>.</text:p>
      <text:p text:style-name="P334"/>
      <text:p text:style-name="P334"><text:span text:style-name="T466">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51">у</text:span><text:span text:style-name="T466"> себе представить, что может погибнуть Луна. Моя младшая сестрёнка, </text:span><text:span text:style-name="T751">моя тень и</text:span><text:span text:style-name="T466"> мой «хвостик», как её называли в детстве и как до сих пор называю её в мыслях я.</text:span></text:p>
      <text:p text:style-name="P335"/>
      <text:p text:style-name="P336"><text:span text:style-name="T752">Перво</text:span><text:span text:style-name="T585">й</text:span><text:span text:style-name="T752"> появл</text:span><text:span text:style-name="T585">яется</text:span><text:span text:style-name="T752"> кровь. Она те</text:span><text:span text:style-name="T585">чёт</text:span><text:span text:style-name="T752"> по полу тонкой струйкой, превраща</text:span><text:span text:style-name="T585">ющ</text:span><text:span text:style-name="T752">ейся в ручеёк по мере приближения к </text:span><text:span text:style-name="T585">центральному </text:span><text:span text:style-name="T752">хранилищу. </text:span><text:span text:style-name="T753">Затем леж</text:span><text:span text:style-name="T585">ит</text:span><text:span text:style-name="T753"> вповалку дюжина изрешеченых пулями заражённых.</text:span><text:span text:style-name="T752"> Потом</text:span><text:span text:style-name="T754"> нам встре</text:span><text:span text:style-name="T585">чается</text:span><text:span text:style-name="T754"> шлем одного из лербов. С головой в нём. Тело пробежало ещё шагов пять, прежде чем вреза</text:span><text:span text:style-name="T585">ться</text:span><text:span text:style-name="T754"> в стену. Следующие четверо проткнуты железными перьями и </text:span><text:span text:style-name="T752">чинно </text:span><text:span text:style-name="T754">сид</text:span><text:span text:style-name="T585">ят</text:span><text:span text:style-name="T754">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85">ит</text:span><text:span text:style-name="T754"> — копья не да</text:span><text:span text:style-name="T585">ют</text:span><text:span text:style-name="T754"> ему упасть, нанизав его насквозь. Пеналы его раскрытых крыльев пусты — двое из шести перьев достались кому-то </text:span><text:span text:style-name="T755">ещё</text:span><text:span text:style-name="T754">.</text:span></text:p>
      <text:p text:style-name="P336"/>
      <text:p text:style-name="P337">Через пят<text:span text:style-name="T752">надцать</text:span> шагов воины <text:span text:style-name="T722">Луны </text:span><text:span text:style-name="T756">создал</text:span><text:span text:style-name="T757">и</text:span><text:span text:style-name="T722"> из поверж</text:span><text:span text:style-name="T739">е</text:span><text:span text:style-name="T722">нных </text:span>врагов<text:span text:style-name="T722"> некое подобие баррикады. </text:span><text:span text:style-name="T758">Изрубленные и опаленные тела в ржавых доспехах образов</text:span><text:span text:style-name="T585">ывают</text:span><text:span text:style-name="T758"> крутой вал — лербы, как всегда, шли напролом, давя массой.</text:span><text:span text:style-name="T722"> </text:span><text:span text:style-name="T757">В самом высоком месте </text:span><text:span text:style-name="T752">вал</text:span><text:span text:style-name="T757"> почти достиг</text:span><text:span text:style-name="T585">ает</text:span><text:span text:style-name="T757"> потолка. Мы </text:span><text:span text:style-name="T585">еле </text:span><text:span text:style-name="T757">проб</text:span><text:span text:style-name="T585">ираемся</text:span><text:span text:style-name="T757"> через не</text:span><text:span text:style-name="T758">го</text:span><text:span text:style-name="T757">, </text:span>цепляясь<text:span text:style-name="T757"> копытами </text:span>за <text:span text:style-name="T758">ужасное содержимое</text:span><text:span text:style-name="T757">.</text:span></text:p>
      <text:p text:style-name="P337"/>
      <text:p text:style-name="P338">Четверо бойцов Луны сдержив<text:span text:style-name="T585">али</text:span> натиск с той стороны. <text:span text:style-name="T759">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60">ос</text:span><text:span text:style-name="T759">емь</text:span><text:span text:style-name="T760"> </text:span><text:span text:style-name="T752">отрубленных</text:span><text:span text:style-name="T759"> </text:span><text:span text:style-name="T760">крыл</text:span><text:span text:style-name="T759">ьев</text:span><text:span text:style-name="T760"> приколоты пиками к стенам и потолку или </text:span><text:span text:style-name="T761">же </text:span><text:span text:style-name="T760">пронза</text:span><text:span text:style-name="T585">ют</text:span><text:span text:style-name="T760"> крыльевыми лезвиями противников. Самих сражавшихся не видно — скорее всего, </text:span><text:span text:style-name="T585">их тела </text:span><text:span text:style-name="T760">погребены под лавиной лербов после потери крыльев.</text:span></text:p>
      <text:p text:style-name="P338"/>
      <text:p text:style-name="P339"><text:span text:style-name="T762">В</text:span><text:span text:style-name="T760"> хранилище </text:span><text:span text:style-name="T763">произошёл последний </text:span><text:span text:style-name="T753">бой оставши</text:span><text:span text:style-name="T763">х</text:span><text:span text:style-name="T753">ся семер</text:span><text:span text:style-name="T763">ых</text:span><text:span text:style-name="T753"> воинов Луны. </text:span><text:span text:style-name="T764">Вторая баррикада из </text:span><text:span text:style-name="T762">стеллажей у открытой двери</text:span><text:span text:style-name="T764">, сломанная тренога тяжёлого пулеметателя, затухающее сияние айны </text:span><text:span text:style-name="T762">где-то </text:span><text:span text:style-name="T764">внутри </text:span><text:span text:style-name="T763">самого </text:span><text:span text:style-name="T764">хранилища.</text:span></text:p>
      <text:p text:style-name="P339"/>
      <text:p text:style-name="P340"><text:soft-page-break/>Я тихо иду по <text:span text:style-name="T762">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text:span><text:span text:style-name="T765">орде</text:span><text:span text:style-name="T762">.</text:span></text:p>
      <text:p text:style-name="P340"/>
      <text:p text:style-name="P341">В центре до сих пор в воздухе висят искры сырой айны. Кучи сгоревших остовов стеллажей и скрученных жаром лезвий <text:span text:style-name="T430">и пластин брони</text:span> окаймляют выжженую площадку. Я вижу финал сражения. Вероятно, <text:span text:style-name="T764">когда лербы прорвались внутрь, обороняющиеся </text:span>сотворили Сияние Вечности - <text:span text:style-name="T764"><text:s/></text:span><text:span text:style-name="T430">с</text:span>амоубийственн<text:span text:style-name="T430">ую</text:span> эманаци<text:span text:style-name="T430">ю</text:span>, приводящ<text:span text:style-name="T430">ую</text:span> к моментальному выбросу всего жизненного запаса айны наружу.<text:span text:style-name="T764"> </text:span>С<text:span text:style-name="T766">ыр</text:span>ая<text:span text:style-name="T766"> айн</text:span>а<text:span text:style-name="T766"> перемешал</text:span>а<text:span text:style-name="T766"> тела защитников и нападающих, опалил</text:span>а<text:span text:style-name="T766"> и размазал</text:span>а<text:span text:style-name="T766"> </text:span>их <text:span text:style-name="T766">по </text:span>полу, потолку и стеллажам хранилища<text:span text:style-name="T766">.</text:span></text:p>
      <text:p text:style-name="P341"/>
      <text:p text:style-name="P340"><text:span text:style-name="T762">Как в трансе </text:span>обхо<text:span text:style-name="T762">жу</text:span> тела и переступа<text:span text:style-name="T762">ю</text:span> через <text:span text:style-name="T762">бесформенные </text:span>обгоре<text:span text:style-name="T762">вшие</text:span> останки. <text:span text:style-name="T762">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62">Просто дойти. Я даже не уверена, что знаю, что делать потом.</text:span></text:p>
      <text:p text:style-name="P340"/>
      <text:p text:style-name="P341"><text:span text:style-name="T767">Останавливаюсь в центре выжженого круга и оглядываюсь</text:span>. <text:span text:style-name="T767">С</text:span>лышу стон <text:span text:style-name="T767">в стороне</text:span>.</text:p>
      <text:p text:style-name="P341"/>
      <text:p text:style-name="P342"><text:span text:style-name="T768">Серебряный</text:span><text:span text:style-name="T769"> </text:span><text:span text:style-name="T768">ж</text:span>еребец лежит <text:span text:style-name="T430">в луже крови. Его </text:span><text:span text:style-name="T768">опалило и </text:span><text:span text:style-name="T430">впечатало в стену.</text:span><text:span text:style-name="T769"> </text:span><text:span text:style-name="T430">Задних ног нет </text:span><text:span text:style-name="T769">и, судя по страшному излому тела, позвоночник сломан</text:span><text:span text:style-name="T430">, но системы жизнеобеспечения мехадоспеха </text:span><text:span text:style-name="T770">ещ</text:span><text:span text:style-name="T771">ё</text:span><text:span text:style-name="T770"> </text:span><text:span text:style-name="T430">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43"/>
      <text:p text:style-name="P343">- <text:span text:style-name="T430">Она. </text:span><text:span text:style-name="T765">Н</text:span><text:span text:style-name="T430">е. </text:span><text:span text:style-name="T765">В</text:span><text:span text:style-name="T430">ышла.</text:span></text:p>
      <text:p text:style-name="P343">- <text:span text:style-name="T430">Что? - я с немым вопросом смотрю на умирающего. - Кто </text:span><text:span text:style-name="T772">не вышел, Сомномикус</text:span><text:span text:style-name="T430">?</text:span></text:p>
      <text:p text:style-name="P343">- <text:span text:style-name="T430">НЕ ВЫШЛА… - на губах </text:span><text:span text:style-name="T765">воина</text:span><text:span text:style-name="T430"> появляются красные пузыри. - Тв</text:span><text:span text:style-name="T769">а</text:span><text:span text:style-name="T430">-кх-кха-кха-рь!</text:span></text:p>
      <text:p text:style-name="P343"/>
      <text:p text:style-name="P344"><text:span text:style-name="T768">Он пытается указать куда-то мне за спину, но копыто </text:span><text:span text:style-name="T765">бессильно опускается</text:span><text:span text:style-name="T768">. </text:span><text:span text:style-name="T769">Его голова дёргается, г</text:span>лаза закатываются.<text:span text:style-name="T32"> </text:span><text:span text:style-name="T769">Я</text:span><text:span text:style-name="T32"> </text:span>больше не слышу его дыхания. <text:span text:style-name="T765">Сомномикус</text:span><text:span text:style-name="T767"> </text:span>мёртв.</text:p>
      <text:p text:style-name="P344"/>
      <text:p text:style-name="P345"><text:span text:style-name="T767">Я иду в указанном направлении. За обрушенными стеллажами и мусором </text:span><text:span text:style-name="T773">пробивается сияние айны. Я расталкиваю завалы. </text:span><text:span text:style-name="T774">За</text:span> груд<text:span text:style-name="T774">ой</text:span> камней, в которых я узнаю остатки статуи генерала Бурелома, <text:span text:style-name="T771">на небольшом постаменте </text:span>высится сейф-ларец – контейнер Элементов <text:span text:style-name="T771">Возмездия</text:span>. Луна лежит на нём, обнимая его всеми четырьмя ногами и прикрыв крыльями. <text:span text:style-name="T771">Вокруг Луны и сейфа сияет айной небольшая сфера силового щита — встроенной защиты Элементов.</text:span></text:p>
      <text:p text:style-name="P345"/>
      <text:p text:style-name="P346">Я пересекаю сияющую границу — она непр<text:span text:style-name="T558">о</text:span>ницаема только для тварей и их марионеток — и подхожу к сестре. Быстр<text:span text:style-name="T775">ым</text:span> прикосновение<text:span text:style-name="T775">м</text:span> к сенсору замка отключа<text:span text:style-name="T775">ю</text:span> силовой щит. Я боюсь дышать — мехадоспех Луны не повреждён, во мне зарождается робкая надежда.</text:p>
      <text:p text:style-name="P347"><text:soft-page-break/></text:p>
      <text:p text:style-name="P347">- Луна!</text:p>
      <text:p text:style-name="P347"/>
      <text:p text:style-name="P347"><text:span text:style-name="T776">Она</text:span> молчит. <text:span text:style-name="T776">Я осторожно поднимаю забрало её шлема. Её глаза закрыты, но губы шевелятся.</text:span></text:p>
      <text:p text:style-name="P347"/>
      <text:p text:style-name="P347">- <text:span text:style-name="T776">Сестра</text:span>, очнись! Всё <text:span text:style-name="T776">позади</text:span>!</text:p>
      <text:p text:style-name="P347"/>
      <text:p text:style-name="P347">Я наклоняюсь к <text:span text:style-name="T776">Луне</text:span>, чтобы услышать её <text:span text:style-name="T776">неразборчивый </text:span>шёпот.</text:p>
      <text:p text:style-name="P347"/>
      <text:p text:style-name="P347">- Нотхрр... шангр.. хиссндрр…</text:p>
      <text:p text:style-name="P347">- Что?</text:p>
      <text:p text:style-name="P347"/>
      <text:p text:style-name="P347">Шёпот совсем не похож на армейский слэнг преторианских казарм, которым пользуется сестра. <text:span text:style-name="T558">Что-то среднее с клокотанием и шипением</text:span>.</text:p>
      <text:p text:style-name="P347"/>
      <text:p text:style-name="P347">Луна открывает глаза.</text:p>
      <text:p text:style-name="P347"/>
      <text:p text:style-name="P347">- Сестра?</text:p>
      <text:p text:style-name="P347">- Сестра?</text:p>
      <text:p text:style-name="P347"/>
      <text:p text:style-name="P347">Наш одновременный вопрос сливается в единый возглас. Я прижимаюсь носом к её скуле и помогаю встать.</text:p>
      <text:p text:style-name="P347"/>
      <text:p text:style-name="P348">- <text:span text:style-name="T558">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72">А</text:span><text:span text:style-name="T558">н</text:span><text:span text:style-name="T765">г</text:span><text:span text:style-name="T558">оракс вызвал Сияние и сжег остатки </text:span><text:span text:style-name="T765">орды</text:span><text:span text:style-name="T558">. Мы сберегли Элементы — Нам удалось активировать щит. Держи </text:span><text:span text:style-name="T777">их</text:span><text:span text:style-name="T558">,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49">- <text:span text:style-name="T558">Нет, сестра, - я качаю головой. - Мы не будем сражаться.</text:span></text:p>
      <text:p text:style-name="P349"/>
      <text:p text:style-name="P350">Луна смотрит на меня с удивлением и растерянностью.</text:p>
      <text:p text:style-name="P350"/>
      <text:p text:style-name="P351">Понимание ситуации вымораживает душу. Я пыта<text:span text:style-name="T715">лась</text:span> найти решение, позволяющее уйти от неизбежного, но понимаю, что иного выхода нет. Нет времени <text:span text:style-name="T715">и ресурсов </text:span>пытаться что-то иное.</text:p>
      <text:p text:style-name="P351"/>
      <text:p text:style-name="P348"><text:soft-page-break/><text:span text:style-name="T746">Через </text:span><text:span text:style-name="T558">полчаса-час</text:span><text:span text:style-name="T746">, после </text:span><text:span text:style-name="T558">остановки генератора</text:span><text:span text:style-name="T746">, Андориан </text:span><text:span text:style-name="T715">падёт</text:span><text:span text:style-name="T746">. </text:span><text:span text:style-name="T778">Оставшиеся скудные защитники крепости не смогут противостоять орде </text:span><text:span text:style-name="T715">лербов</text:span><text:span text:style-name="T778">, </text:span><text:span text:style-name="T558">приросшей многочисленными заражёнными Андориана</text:span><text:span text:style-name="T778">. </text:span>Значит, пришло время. Пора принимать невыносимо мучительное решение. <text:span text:style-name="T779">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48"/>
      <text:p text:style-name="P352">- Мне тяжело говорить это, Луна. И тяжело решать. Но п<text:span text:style-name="T780">ришло время</text:span> «<text:span text:style-name="T778">Семи вечностей»</text:span>. Ты ведь знаешь, что это значит?</text:p>
      <text:p text:style-name="P349"/>
      <text:p text:style-name="P348">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558">Ойкумена Фаэри</text:span> начала строить сокрушительное оружие победы — гранд-флаеры.</text:p>
      <text:p text:style-name="P348"/>
      <text:p text:style-name="P353">…</text:p>
      <text:p text:style-name="P353"/>
      <text:p text:style-name="P354">- Что бы ни случилось, проект «Семь вечностей» не должен пострадать, - сказала королева.</text:p>
      <text:p text:style-name="P354"/>
      <text:p text:style-name="P354">Голубоватое сияние голо-стола подсвечивало мертвенным светом её измождённое ночами недосыпа лицо. <text:span text:style-name="T781">Дыхательный аппарат слабо шипел в </text:span><text:span text:style-name="T765">золотых </text:span><text:span text:style-name="T779">меха</text:span><text:span text:style-name="T781">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779">и сердце</text:span><text:span text:style-name="T781">. Ходили слухи, что исчезнувший ещё </text:span><text:span text:style-name="T779">десять лет назад</text:span><text:span text:style-name="T781"> королевский лекарь после бутылки грушевой наливки клялся, что кроме </text:span><text:span text:style-name="T782">головы</text:span><text:span text:style-name="T781"> и позвоночника, в королеве всё </text:span><text:span text:style-name="T779">искусственное</text:span><text:span text:style-name="T781">. </text:span><text:span text:style-name="T782">Эти слухи трудно было опровергнуть — никто не видел королеву без брони уже много лет.</text:span></text:p>
      <text:p text:style-name="P354"/>
      <text:p text:style-name="P354">- В случае <text:span text:style-name="T781">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782">Даже если это поставит под угрозу оборону крепостей.</text:span></text:p>
      <text:p text:style-name="P355"><text:span text:style-name="Default_20_Paragraph_20_Font"><text:span text:style-name="T9">-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783">тварей</text:span></text:span><text:span text:style-name="Default_20_Paragraph_20_Font"><text:span text:style-name="T9">, юг последует за ними, как только мы достроим «Громоверж</text:span></text:span><text:span text:style-name="Default_20_Paragraph_20_Font"><text:span text:style-name="T784">е</text:span></text:span><text:span text:style-name="Default_20_Paragraph_20_Font"><text:span text:style-name="T9">ц».</text:span></text:span></text:p>
      <text:p text:style-name="P355"><text:span text:style-name="Default_20_Paragraph_20_Font"><text:span text:style-name="T9"/></text:span></text:p>
      <text:p text:style-name="P354">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82">семь</text:span> лет назад у нас оставалось не более половины Великого.</text:p>
      <text:p text:style-name="P354"/>
      <text:p text:style-name="P355"><text:span text:style-name="Default_20_Paragraph_20_Font"><text:span text:style-name="T9">- Так же мы думали </text:span></text:span><text:span text:style-name="Default_20_Paragraph_20_Font"><text:span text:style-name="T783">пятьдесят</text:span></text:span><text:span text:style-name="Default_20_Paragraph_20_Font"><text:span text:style-name="T9"> лет назад, когда перевели промышленность на военные рельсы и сформировали регулярную армию. И </text:span></text:span><text:span text:style-name="Default_20_Paragraph_20_Font"><text:span text:style-name="T785">так же надеялись </text:span></text:span><text:span text:style-name="Default_20_Paragraph_20_Font"><text:span text:style-name="T783">сорок</text:span></text:span><text:span text:style-name="Default_20_Paragraph_20_Font"><text:span text:style-name="T9"> лет назад, когда появились первые </text:span></text:span><text:soft-page-break/><text:span text:style-name="Default_20_Paragraph_20_Font"><text:span text:style-name="T9">охранные турели, </text:span></text:span><text:span text:style-name="Default_20_Paragraph_20_Font"><text:span text:style-name="T783">пулеметатели</text:span></text:span><text:span text:style-name="Default_20_Paragraph_20_Font"><text:span text:style-name="T9"> </text:span></text:span><text:span text:style-name="Default_20_Paragraph_20_Font"><text:span text:style-name="T786">и боевые механизмы</text:span></text:span><text:span text:style-name="Default_20_Paragraph_20_Font"><text:span text:style-name="T9">. И </text:span></text:span><text:span text:style-name="Default_20_Paragraph_20_Font"><text:span text:style-name="T783">тридцать</text:span></text:span><text:span text:style-name="Default_20_Paragraph_20_Font"><text:span text:style-name="T9"> лет назад, когда </text:span></text:span><text:span text:style-name="Default_20_Paragraph_20_Font"><text:span text:style-name="T786">мы </text:span></text:span><text:span text:style-name="Default_20_Paragraph_20_Font"><text:span text:style-name="T9">разработали </text:span></text:span><text:span text:style-name="Default_20_Paragraph_20_Font"><text:span text:style-name="T787">меха</text:span></text:span><text:span text:style-name="Default_20_Paragraph_20_Font"><text:span text:style-name="T9">доспехи. Но против наших армий вышла ледяная </text:span></text:span><text:span text:style-name="Default_20_Paragraph_20_Font"><text:span text:style-name="T783">орда</text:span></text:span><text:span text:style-name="Default_20_Paragraph_20_Font"><text:span text:style-name="T9">. На охранные турели они ответили тактикой роя. А наши воины в силовой броне стали </text:span></text:span><text:span text:style-name="Default_20_Paragraph_20_Font"><text:span text:style-name="T783">сражаться против нас после заражения</text:span></text:span><text:span text:style-name="Default_20_Paragraph_20_Font"><text:span text:style-name="T9">, которое с каждым годом происходит всё быстрее. Каждый раз </text:span></text:span><text:span text:style-name="Default_20_Paragraph_20_Font"><text:span text:style-name="T783">отродье Иль-Шогг</text:span></text:span><text:span text:style-name="Default_20_Paragraph_20_Font"><text:span text:style-name="T9"> изобрета</text:span></text:span><text:span text:style-name="Default_20_Paragraph_20_Font"><text:span text:style-name="T784">е</text:span></text:span><text:span text:style-name="Default_20_Paragraph_20_Font"><text:span text:style-name="T786">т</text:span></text:span><text:span text:style-name="Default_20_Paragraph_20_Font"><text:span text:style-name="T9"> ответную тактику, которая нивелир</text:span></text:span><text:span text:style-name="Default_20_Paragraph_20_Font"><text:span text:style-name="T786">ует</text:span></text:span><text:span text:style-name="Default_20_Paragraph_20_Font"><text:span text:style-name="T9"> наше техно</text:span></text:span><text:span text:style-name="Default_20_Paragraph_20_Font"><text:span text:style-name="T783">логическое</text:span></text:span><text:span text:style-name="Default_20_Paragraph_20_Font"><text:span text:style-name="T9"> преимущество. </text:span></text:span><text:span text:style-name="Default_20_Paragraph_20_Font"><text:span text:style-name="T788">Вспомните двух спящих</text:span></text:span><text:span text:style-name="Default_20_Paragraph_20_Font"><text:span text:style-name="T9"> </text:span></text:span><text:span text:style-name="Default_20_Paragraph_20_Font"><text:span text:style-name="T788">тварей </text:span></text:span><text:span text:style-name="Default_20_Paragraph_20_Font"><text:span text:style-name="T789">в нашем правительстве</text:span></text:span><text:span text:style-name="Default_20_Paragraph_20_Font"><text:span text:style-name="T788">, в конце-концов! Что, если они начнут повторять этот фокус не раз в двадцать лет, а каждый год? Каждый месяц? </text:span></text:span><text:span text:style-name="Default_20_Paragraph_20_Font"><text:span text:style-name="T9">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54">- Но ведь если мы победим, в проекте вообще не будет смысла! - воскликнул Майлд Брэйн. - Зачем отвлекать ресурсы на очкариков!</text:p>
      <text:p text:style-name="P354"/>
      <text:p text:style-name="P355"><text:span text:style-name="Default_20_Paragraph_20_Font"><text:span text:style-name="T9">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55"><text:span text:style-name="Default_20_Paragraph_20_Font"><text:span text:style-name="T9"/></text:span></text:p>
      <text:p text:style-name="P355"><text:span text:style-name="Default_20_Paragraph_20_Font"><text:span text:style-name="T9">Королева долго смотрела на медленно вращающуюся голограмму, прежде чем ответить. Казалось, её совсем не задевает грубость Майлда.</text:span></text:span></text:p>
      <text:p text:style-name="P355"><text:span text:style-name="Default_20_Paragraph_20_Font"><text:span text:style-name="T9"/></text:span></text:p>
      <text:p text:style-name="P355"><text:span text:style-name="Default_20_Paragraph_20_Font"><text:span text:style-name="T9">-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783">фаэри</text:span></text:span><text:span text:style-name="Default_20_Paragraph_20_Font"><text:span text:style-name="T9">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783">Ойкумены</text:span></text:span><text:span text:style-name="Default_20_Paragraph_20_Font"><text:span text:style-name="T9">. Дворцы и замки радовали глаз сво</text:span></text:span><text:span text:style-name="Default_20_Paragraph_20_Font"><text:span text:style-name="T785">ими</text:span></text:span><text:span text:style-name="Default_20_Paragraph_20_Font"><text:span text:style-name="T9"> тонк</text:span></text:span><text:span text:style-name="Default_20_Paragraph_20_Font"><text:span text:style-name="T785">ими пиками</text:span></text:span><text:span text:style-name="Default_20_Paragraph_20_Font"><text:span text:style-name="T9"> и хрупкими мостиками. </text:span></text:span><text:span text:style-name="Default_20_Paragraph_20_Font"><text:span text:style-name="T785">Слоновой кости башни и купола воздушных храмов высились над нами. </text:span></text:span><text:span text:style-name="Default_20_Paragraph_20_Font"><text:span text:style-name="T786">Мы веселились и играли в беспечной неге. Это был закат Золотого века — хотя тогда ещё никто не знал этого, даже я.</text:span></text:span></text:p>
      <text:p text:style-name="P355"><text:span text:style-name="Default_20_Paragraph_20_Font"><text:span text:style-name="T786"/></text:span></text:p>
      <text:p text:style-name="P355"><text:span text:style-name="Default_20_Paragraph_20_Font"><text:span text:style-name="T786">Но</text:span></text:span><text:span text:style-name="Default_20_Paragraph_20_Font"><text:span text:style-name="T9"> </text:span></text:span><text:span text:style-name="Default_20_Paragraph_20_Font"><text:span text:style-name="T786">у</text:span></text:span><text:span text:style-name="Default_20_Paragraph_20_Font"><text:span text:style-name="T9">же тогда я замечала грозные признаки надвигающейся катастрофы. </text:span></text:span><text:span text:style-name="Default_20_Paragraph_20_Font"><text:span text:style-name="T786">У</text:span></text:span><text:span text:style-name="Default_20_Paragraph_20_Font"><text:span text:style-name="T9">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786">фундаментов</text:span></text:span><text:span text:style-name="Default_20_Paragraph_20_Font"><text:span text:style-name="T9">, </text:span></text:span><text:span text:style-name="Default_20_Paragraph_20_Font"><text:span text:style-name="T786">полуразрушенных стен</text:span></text:span><text:span text:style-name="Default_20_Paragraph_20_Font"><text:span text:style-name="T9"> </text:span></text:span><text:span text:style-name="Default_20_Paragraph_20_Font"><text:span text:style-name="T785">и обломков колонн</text:span></text:span><text:span text:style-name="Default_20_Paragraph_20_Font"><text:span text:style-name="T9">.</text:span></text:span></text:p>
      <text:p text:style-name="P355"><text:span text:style-name="Default_20_Paragraph_20_Font"><text:span text:style-name="T9"/></text:span></text:p>
      <text:p text:style-name="P355"><text:span text:style-name="Default_20_Paragraph_20_Font"><text:span text:style-name="T790">Прозрение</text:span></text:span><text:span text:style-name="Default_20_Paragraph_20_Font"><text:span text:style-name="T9">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783">фаэри</text:span></text:span><text:span text:style-name="Default_20_Paragraph_20_Font"><text:span text:style-name="T9">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783">айной</text:span></text:span><text:span text:style-name="Default_20_Paragraph_20_Font"><text:span text:style-name="T9">, которой и так немного. Это наше благословение и проклятие одновременно — </text:span></text:span><text:span text:style-name="Default_20_Paragraph_20_Font"><text:span text:style-name="T783">айна</text:span></text:span><text:span text:style-name="Default_20_Paragraph_20_Font"><text:span text:style-name="T9"> бесконечно продляет нашу жизнь, но по этой же причине мы не желаем её никому отдавать, </text:span></text:span><text:span text:style-name="Default_20_Paragraph_20_Font"><text:span text:style-name="T786">ведь восполнить её </text:span></text:span><text:span text:style-name="Default_20_Paragraph_20_Font"><text:span text:style-name="T790">крайне трудно</text:span></text:span><text:span text:style-name="Default_20_Paragraph_20_Font"><text:span text:style-name="T9">.</text:span></text:span></text:p>
      <text:p text:style-name="P355"><text:span text:style-name="Default_20_Paragraph_20_Font"><text:span text:style-name="T9"/></text:span></text:p>
      <text:p text:style-name="P355"><text:span text:style-name="Default_20_Paragraph_20_Font"><text:span text:style-name="T9">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55"><text:soft-page-break/><text:span text:style-name="Default_20_Paragraph_20_Font"><text:span text:style-name="T9"/></text:span></text:p>
      <text:p text:style-name="P355"><text:span text:style-name="Default_20_Paragraph_20_Font"><text:span text:style-name="T9">- Я помню времена, когда </text:span></text:span><text:span text:style-name="Default_20_Paragraph_20_Font"><text:span text:style-name="T783">айны</text:span></text:span><text:span text:style-name="Default_20_Paragraph_20_Font"><text:span text:style-name="T9">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785">у</text:span></text:span><text:span text:style-name="Default_20_Paragraph_20_Font"><text:span text:style-name="T9"> того, что было доступно каждому </text:span></text:span><text:span text:style-name="Default_20_Paragraph_20_Font"><text:span text:style-name="T790">жеребёнку</text:span></text:span><text:span text:style-name="Default_20_Paragraph_20_Font"><text:span text:style-name="T9"> в годы мое</text:span></text:span><text:span text:style-name="Default_20_Paragraph_20_Font"><text:span text:style-name="T786">го</text:span></text:span><text:span text:style-name="Default_20_Paragraph_20_Font"><text:span text:style-name="T9"> </text:span></text:span><text:span text:style-name="Default_20_Paragraph_20_Font"><text:span text:style-name="T786">детства</text:span></text:span><text:span text:style-name="Default_20_Paragraph_20_Font"><text:span text:style-name="T9">. И, судя по рассказам моей прабабушки, в древние времена </text:span></text:span><text:span text:style-name="Default_20_Paragraph_20_Font"><text:span text:style-name="T783">айны </text:span></text:span><text:span text:style-name="Default_20_Paragraph_20_Font"><text:span text:style-name="T9">было ещё больше, а чудеса — ещё дивнее. </text:span></text:span><text:span text:style-name="Default_20_Paragraph_20_Font"><text:span text:style-name="T786">Она рассказывала, что в незапамятные времена мы рождались из чистой </text:span></text:span><text:span text:style-name="Default_20_Paragraph_20_Font"><text:span text:style-name="T783">айны</text:span></text:span><text:span text:style-name="Default_20_Paragraph_20_Font"><text:span text:style-name="T786"> и жили в междумирье </text:span></text:span><text:span text:style-name="Default_20_Paragraph_20_Font"><text:span text:style-name="T783">Эогиппа</text:span></text:span><text:span text:style-name="Default_20_Paragraph_20_Font"><text:span text:style-name="T786">, пока не пришли в Орунгун. </text:span></text:span><text:span text:style-name="Default_20_Paragraph_20_Font"><text:span text:style-name="T9"><text:s/></text:span></text:span><text:span text:style-name="Default_20_Paragraph_20_Font"><text:span text:style-name="T783">Айна</text:span></text:span><text:span text:style-name="Default_20_Paragraph_20_Font"><text:span text:style-name="T9"> </text:span></text:span><text:span text:style-name="Default_20_Paragraph_20_Font"><text:span text:style-name="T786">же </text:span></text:span><text:span text:style-name="Default_20_Paragraph_20_Font"><text:span text:style-name="T9">медленно уходит из </text:span></text:span><text:span text:style-name="Default_20_Paragraph_20_Font"><text:span text:style-name="T786">этого</text:span></text:span><text:span text:style-name="Default_20_Paragraph_20_Font"><text:span text:style-name="T9"> мира, и мы стали жадными, чтобы оставаться бессмертными. Мало кто теперь решается поделиться </text:span></text:span><text:span text:style-name="Default_20_Paragraph_20_Font"><text:span text:style-name="T786">своей </text:span></text:span><text:span text:style-name="Default_20_Paragraph_20_Font"><text:span text:style-name="T9">силой, чтобы завести жеребят.</text:span></text:span></text:p>
      <text:p text:style-name="P355"><text:span text:style-name="Default_20_Paragraph_20_Font"><text:span text:style-name="T9"/></text:span></text:p>
      <text:p text:style-name="P356"><text:span text:style-name="Default_20_Paragraph_20_Font"><text:span text:style-name="T9">Но ведь биологическое бессмертие не означает бессмертие фактическое — </text:span></text:span><text:span text:style-name="Default_20_Paragraph_20_Font"><text:span text:style-name="T783">фаэри</text:span></text:span><text:span text:style-name="Default_20_Paragraph_20_Font"><text:span text:style-name="T9">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785">континенте </text:span></text:span><text:span text:style-name="Default_20_Paragraph_20_Font"><text:span text:style-name="T9">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text:span></text:span><text:span text:style-name="Default_20_Paragraph_20_Font"><text:span text:style-name="T790">представителем</text:span></text:span><text:span text:style-name="Default_20_Paragraph_20_Font"><text:span text:style-name="T9"> вымершего рода.</text:span></text:span></text:p>
      <text:p text:style-name="P356"><text:span text:style-name="Default_20_Paragraph_20_Font"><text:span text:style-name="T9"/></text:span></text:p>
      <text:p text:style-name="P356"><text:span text:style-name="Default_20_Paragraph_20_Font"><text:span text:style-name="T9">Война же всё ускорила — </text:span></text:span><text:span text:style-name="Default_20_Paragraph_20_Font"><text:span text:style-name="T783">фаэри</text:span></text:span><text:span text:style-name="Default_20_Paragraph_20_Font"><text:span text:style-name="T9"> пропадают тысячами. Даже если мы победим, мы </text:span></text:span><text:span text:style-name="Default_20_Paragraph_20_Font"><text:span text:style-name="T791">уже</text:span></text:span><text:span text:style-name="Default_20_Paragraph_20_Font"><text:span text:style-name="T9">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791">других миров</text:span></text:span><text:span text:style-name="Default_20_Paragraph_20_Font"><text:span text:style-name="T9">. Именно в этом состоит цель «Семи вечностей». И вот почему он важнее даже нашей победы в этой войне…</text:span></text:span></text:p>
      <text:p text:style-name="P357"/>
      <text:p text:style-name="P357">…</text:p>
      <text:p text:style-name="P357"/>
      <text:p text:style-name="P358">Я <text:span text:style-name="T792">осторожно поднимаю сейф-ларец и укладываю его себе на спину, придерживая крылом</text:span>. </text:p>
      <text:p text:style-name="P358"/>
      <text:p text:style-name="P358">- <text:span text:style-name="T792">Идём, сестра. </text:span>Наступило время последнего приказа королевы…</text:p>
      <text:p text:style-name="P358"/>
      <text:p text:style-name="P2">~~~</text:p>
      <text:p text:style-name="P11"/>
      <text:p text:style-name="P24"><text:span text:style-name="T793">M</text:span>ylene <text:span text:style-name="T793">F</text:span>armer - <text:span text:style-name="T793">P</text:span>ourvu <text:span text:style-name="T793">Q</text:span>u'elles <text:span text:style-name="T793">S</text:span>oient <text:span text:style-name="T793">D</text:span>ouces</text:p>
      <text:p text:style-name="P24"><text:a xlink:type="simple" xlink:href="https://www.youtube.com/watch?v=u4Htp_rQBkY" text:style-name="Internet_20_link" text:visited-style-name="Visited_20_Internet_20_Link">https://www.youtube.com/watch?v=u4Htp_rQBkY</text:a></text:p>
      <text:p text:style-name="P24"/>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text:soft-page-break/>-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794">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794">из </text:span>битвы от страха, <text:span text:style-name="T794">а выполняли приказ</text:span>? Так я и так это зна…</text:p>
      <text:p text:style-name="P11">- Луна, - нетерпеливо перебивает меня Селестия, - Я описала тебе эпизод <text:span text:style-name="T772">в хранилище</text:span>. <text:span text:style-name="T772">Только не упомянула одну деталь: </text:span><text:span text:style-name="T795">включить</text:span><text:span text:style-name="T772"> щит Элементов можно было только открыв сейф-ларец — кнопка </text:span><text:span text:style-name="T795">активации</text:span><text:span text:style-name="T772"> находилась внутри. Чего Луна сделать точно не могла — замок был настроен только на королеву Лорен и на меня. </text:span>Кто <text:span text:style-name="T772">тогда </text:span>активировал <text:span text:style-name="T772">щит</text:span>? Мой вопрос тогда так и остался нерешённым, у меня не было времени на размышления.</text:p>
      <text:p text:style-name="P11">Но <text:span text:style-name="T794">поразмыслив </text:span><text:span text:style-name="T772">потом</text:span><text:span text:style-name="T794"> наедине, я </text:span><text:span text:style-name="T772">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8">- </text:span></text:span><text:span text:style-name="Default_20_Paragraph_20_Font"><text:span text:style-name="T796">Был</text:span></text:span><text:span text:style-name="Default_20_Paragraph_20_Font"><text:span text:style-name="T8"> один охранный протокол… </text:span></text:span><text:span text:style-name="Default_20_Paragraph_20_Font"><text:span text:style-name="T797">Щит</text:span></text:span><text:span text:style-name="Default_20_Paragraph_20_Font"><text:span text:style-name="T8"> мог активироваться сам в одном-единственном случае — если </text:span></text:span><text:span text:style-name="Default_20_Paragraph_20_Font"><text:span text:style-name="T796">твари Иль-Шогг</text:span></text:span><text:span text:style-name="Default_20_Paragraph_20_Font"><text:span text:style-name="T8"> </text:span></text:span><text:span text:style-name="Default_20_Paragraph_20_Font"><text:span text:style-name="T797">или лербы </text:span></text:span><text:span text:style-name="Default_20_Paragraph_20_Font"><text:span text:style-name="T8">будут рядом, в пределах </text:span></text:span><text:span text:style-name="Default_20_Paragraph_20_Font"><text:span text:style-name="T797">десяти</text:span></text:span><text:span text:style-name="Default_20_Paragraph_20_Font"><text:span text:style-name="T8"> футов. В таком случае срабатыва</text:span></text:span><text:span text:style-name="Default_20_Paragraph_20_Font"><text:span text:style-name="T796">л</text:span></text:span><text:span text:style-name="Default_20_Paragraph_20_Font"><text:span text:style-name="T8"> защитный протокол </text:span></text:span>X<text:span text:style-name="Default_20_Paragraph_20_Font"><text:span text:style-name="T8">-49 и щит </text:span></text:span><text:span text:style-name="Default_20_Paragraph_20_Font"><text:span text:style-name="T796">активировался автоматически</text:span></text:span><text:span text:style-name="Default_20_Paragraph_20_Font"><text:span text:style-name="T8">. Я сама программировала подобное поведение, </text:span></text:span><text:span text:style-name="Default_20_Paragraph_20_Font"><text:span text:style-name="T798">чтобы </text:span></text:span><text:span text:style-name="Default_20_Paragraph_20_Font"><text:span text:style-name="T796">Элементы</text:span></text:span><text:span text:style-name="Default_20_Paragraph_20_Font"><text:span text:style-name="T798"> не могли попасть к врагу</text:span></text:span><text:span text:style-name="Default_20_Paragraph_20_Font"><text:span text:style-name="T8">.</text:span></text:span></text:p>
      <text:p text:style-name="P359">Луна активировать Элементы не могла — ларец был закрыт. Но если они активировались сами, значит… Значит, рядом были <text:span text:style-name="T772">твари</text:span>. Понимаешь? <text:span text:style-name="T772">Притом, </text:span><text:span text:style-name="T795">всех </text:span><text:span text:style-name="T394">врагов</text:span><text:span text:style-name="T772"> в хранилище выжег А</text:span><text:span text:style-name="T558">н</text:span><text:span text:style-name="T799">г</text:span><text:span text:style-name="T558">оракс, </text:span><text:span text:style-name="T772">там не было никого живого. </text:span><text:span text:style-name="T795">Никого, к</text:span><text:span text:style-name="T772">роме… </text:span><text:span text:style-name="T795">сестры</text:span><text:span text:style-name="T772">.</text:span></text:p>
      <text:p text:style-name="P11">- Ты хочешь сказать, что они <text:span text:style-name="T561">заразили</text:span> Луну? Но тогда бы <text:span text:style-name="T794">щит подействовал </text:span><text:span text:style-name="T799">и</text:span><text:span text:style-name="T795"> </text:span><text:span text:style-name="T794">на неё и </text:span><text:span text:style-name="T795">она не прошла внутрь </text:span><text:span text:style-name="T772">сферы, разве нет</text:span>? - скептически замечаю я. - <text:span text:style-name="T561">Вдобавок, ты сама говорила, поведение лербов становится неестественным, их легко распознать. Луна не такая. </text:span><text:span text:style-name="T795">Разве что говорит немного странно.</text:span><text:span text:style-name="T561"> </text:span><text:span text:style-name="T795">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60">- <text:span text:style-name="T795">За время войны у нас было два случая, когда </text:span><text:span text:style-name="T772">твари</text:span><text:span text:style-name="T561"> не </text:span><text:span text:style-name="T772">подсел</text:span><text:span text:style-name="T795">яли</text:span><text:span text:style-name="T772"> ментапаразита, </text:span><text:span text:style-name="T795">а </text:span><text:span text:style-name="T772">сами </text:span><text:span text:style-name="T561">оста</text:span><text:span text:style-name="T795">вались</text:span><text:span text:style-name="T561"> </text:span><text:span text:style-name="T772">внутри, в роли спящей сущности</text:span><text:span text:style-name="T561">. В </text:span><text:span text:style-name="T795">тех</text:span><text:span text:style-name="T561"> случа</text:span><text:span text:style-name="T795">ях</text:span><text:span text:style-name="T561"> поведение хозяина не отлича</text:span><text:span text:style-name="T795">лось</text:span><text:span text:style-name="T561"> от обычного, </text:span><text:span text:style-name="T795">он ничего не помнил </text:span><text:span text:style-name="T799">о них</text:span><text:span text:style-name="T795"> и не знал,</text:span><text:span text:style-name="T561"> пока управление его телом не перехват</text:span><text:span text:style-name="T795">ывала</text:span><text:span text:style-name="T561"> </text:span><text:span text:style-name="T772">тварь</text:span><text:span text:style-name="T561">. </text:span><text:span text:style-name="T795">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72">оследние слова Сомномикуса - «Она не вышла» - это </text:span><text:span text:style-name="T394">же </text:span><text:span text:style-name="T772">он про тварь говорил! Она вошла в Луну и не вышла наружу! </text:span><text:span text:style-name="T795">Во время заражения включился щит, но потом тварь уснула и Луна свободно прошла внутрь сферы.</text:span></text:p>
      <text:p text:style-name="P11"><text:soft-page-break/></text:p>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60">- <text:span text:style-name="T795">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800">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795">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95">отродье Иль-Шогг</text:span>, то наш поход в Орунгун закончится не только нашим разгромом там, но и завоеванием <text:span text:style-name="T795">ордой </text:span><text:span text:style-name="T799">самого </text:span>Эквуса! Мы с сестрой смогли уйти из осаждённого Андориана тайным ходом, не оставив следов. Но теперь прячущ<text:span text:style-name="T795">ая</text:span>ся в разуме сестры <text:span text:style-name="T795">тварь</text:span> сможет провести их сюда, и тогда дни Эквуса будут сочтены. Двести тысяч <text:span text:style-name="T795">фаэри</text:span> Орунгуна не смогли устоять против армии ментальных паразитов, <text:span text:style-name="T794">так </text:span>неужели ты думаешь, что выстоят двое? Один из которых <text:span text:style-name="T795">спящая марионетка тварей</text:span>? Ледяная война продолжится тут и закончится так же печально, только длится будет не <text:span text:style-name="T799">шестьдесят</text:span> лет, а несколько <text:span text:style-name="T794">недель</text:span> — ровно столько понадобится армии <text:span text:style-name="T795">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795">й</text:span> <text:span text:style-name="T795">твари</text:span> в твоей сестре нет? - озадаченно чешу затылок я. Определённо, не стоило выпивать столько коктейля на пустой желудок! — <text:span text:style-name="T394">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794">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
      <text:p text:style-name="P11"><text:soft-page-break/>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801">маше</text:span><text:span text:style-name="T802">т</text:span><text:span text:style-name="T801">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text:soft-page-break/>-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803">о стен</text:span> Кантерлота <text:span text:style-name="T803">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text:soft-page-break/>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803">мой маленький хуман</text:span>, <text:span text:style-name="T804">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text:soft-page-break/></text:p>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text:p text:style-name="P11">- Я совсем забыла об этом аспекте, - сконфуженно заявляет она. - Вот почему пегасы не занимаются сексом в воздухе. <text:span text:style-name="T804">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803">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803">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805">хватаю в руку занавеску</text:span> и вытираю пах.</text:p>
      <text:p text:style-name="P11"><text:soft-page-break/>-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805">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805">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805">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806">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text:soft-page-break/>- Мы летали, - бормочу я, <text:span text:style-name="T806">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807">8</text:span></text:h>
      <text:p text:style-name="P2"/>
      <text:p text:style-name="P361">Моё тело - камень. Мой дух - бесплотная тень. Я рвусь к тебе из тьмы тысячелетий. Мне нужно тело, живое тело. Мне кажется, я схожу с ума. </text:p>
      <text:p text:style-name="P2"/>
      <text:p text:style-name="P24">Bowie – Ashes to Ashes (2000)</text:p>
      <text:p text:style-name="P24"><text:a xlink:type="simple" xlink:href="https://www.youtube.com/watch?v=lNqo0kIR-TU" text:style-name="Internet_20_link" text:visited-style-name="Visited_20_Internet_20_Link">https://www.youtube.com/watch?v=lNqo0kIR-TU</text:a></text:p>
      <text:p text:style-name="P24"/>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
      <text:p text:style-name="P11">Я улыбаюсь ей и нажимаю подбородком кнопку «ДЕ<text:span text:style-name="T808">АКТИВАЦИЯ</text:span>».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text:soft-page-break/>- Я — хорошая девочка! Я — хорошая девочка! Я — ХО-РО-ША-Я ДЕ-ВО-ЧКА!- она в восторге прыгает вокруг меня, взбрыкивая задом и <text:span text:style-name="T808">размахивая</text:span>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text:span text:style-name="T808">Ж-ж-ж-ж</text:span>… КЛАК!</text:p>
      <text:p text:style-name="P11"/>
      <text:p text:style-name="P11">- Протокол «<text:span text:style-name="T264">AMAZING</text:span>» <text:span text:style-name="T808">активирован</text:span> — слышу я негромкий механический голос из <text:span text:style-name="T808">по-прежнему </text:span>лежащего в траве гермошлема.</text:p>
      <text:p text:style-name="P11"/>
      <text:p text:style-name="P362"><text:span text:style-name="T808">Моё сознание ухает в пятки. </text:span>Я ощущаю холод в груди.</text:p>
      <text:p text:style-name="P362">Ведь я совсем забыл одну вещь! Я вспомнил всё, что прятала от меня Хэвэн, но забыл то, что припрятал от неё сам!!! </text:p>
      <text:p text:style-name="P362">И мне не хочется это вспоминать, потому что…</text:p>
      <text:p text:style-name="P11"/>
      <text:p text:style-name="P11">Ужас медленно сковывает меня… <text:span text:style-name="T808">Мир останавливается.</text:span></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text:span text:style-name="T808">выходя где-то за холкой</text:span>.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text:soft-page-break/></text:p>
      <text:p text:style-name="P11">- Ты — хорошая девочка, - по-инерции лепечу я в прострации. - Ты — хорошая девочка…</text:p>
      <text:p text:style-name="P11"/>
      <text:p text:style-name="P363"><text:span text:style-name="T809">Пустота</text:span><text:span text:style-name="T810"> безучастно слушает эти повторы. </text:span><text:span text:style-name="T809">В </text:span><text:span text:style-name="T811">кибер</text:span><text:span text:style-name="T809">пространстве расползаются огненные облака, затмевая собою солнце. И</text:span><text:span text:style-name="T812">з тихого писка </text:span><text:span text:style-name="T809">зарождается</text:span><text:span text:style-name="T812"> вой сирены и нарастает до истошного, закладывающего уши рева. </text:span><text:span text:style-name="Default_20_Paragraph_20_Font"><text:span text:style-name="T276">Небо темнеет, </text:span></text:span><text:span text:style-name="Default_20_Paragraph_20_Font"><text:span text:style-name="T813">инверсные следы ракет растут из-за горизонта.</text:span></text:span><text:span text:style-name="Default_20_Paragraph_20_Font"><text:span text:style-name="T276"> До меня доносятся крики, среди которых я узнаю голоса Молнии и других — </text:span></text:span><text:span text:style-name="Default_20_Paragraph_20_Font"><text:span text:style-name="T814">десятки тревожных воплей доносятся из разных частей ставшего необычно маленьким мирка</text:span></text:span><text:span text:style-name="Default_20_Paragraph_20_Font"><text:span text:style-name="T276">. Долины колышущейся травы, искрящиеся под утренним солнцем реки, темнеющие непролазной </text:span></text:span><text:span text:style-name="Default_20_Paragraph_20_Font"><text:span text:style-name="T814">чащобой</text:span></text:span><text:span text:style-name="Default_20_Paragraph_20_Font"><text:span text:style-name="T276"> леса </text:span></text:span><text:span text:style-name="Default_20_Paragraph_20_Font"><text:span text:style-name="T815">и искрящиеся снежными шапками горы </text:span></text:span><text:span text:style-name="Default_20_Paragraph_20_Font"><text:span text:style-name="T276">— всё покрывается серой пылью и пеплом под затянутым </text:span></text:span><text:span text:style-name="Default_20_Paragraph_20_Font"><text:span text:style-name="T816">пламенеющими</text:span></text:span><text:span text:style-name="Default_20_Paragraph_20_Font"><text:span text:style-name="T276"> тучами небом. Розовый туман ядовитой испариной выливается из покосившихся башен прилепившегося к скале города.</text:span></text:span></text:p>
      <text:p text:style-name="P11"/>
      <text:p text:style-name="P364"><text:span text:style-name="Default_20_Paragraph_20_Font"><text:span text:style-name="T276">Я слышу шум рушащейся стены </text:span></text:span><text:span text:style-name="Default_20_Paragraph_20_Font"><text:span text:style-name="T814">у края мира</text:span></text:span><text:span text:style-name="Default_20_Paragraph_20_Font"><text:span text:style-name="T276">. Металлическ</text:span></text:span><text:span text:style-name="Default_20_Paragraph_20_Font"><text:span text:style-name="T817">ий</text:span></text:span><text:span text:style-name="Default_20_Paragraph_20_Font"><text:span text:style-name="T276"> </text:span></text:span><text:span text:style-name="Default_20_Paragraph_20_Font"><text:span text:style-name="T817">скрежет и грохот камней</text:span></text:span><text:span text:style-name="Default_20_Paragraph_20_Font"><text:span text:style-name="T276"> знаменует освобождение</text:span></text:span><text:span text:style-name="Default_20_Paragraph_20_Font"><text:span text:style-name="T818"> </text:span></text:span><text:span text:style-name="Default_20_Paragraph_20_Font"><text:span text:style-name="T819">Феникса</text:span></text:span><text:span text:style-name="Default_20_Paragraph_20_Font"><text:span text:style-name="T276">. Темная </text:span></text:span><text:span text:style-name="Default_20_Paragraph_20_Font"><text:span text:style-name="T816">угловатая </text:span></text:span><text:span text:style-name="Default_20_Paragraph_20_Font"><text:span text:style-name="T276">тень скользит из </text:span></text:span><text:span text:style-name="Default_20_Paragraph_20_Font"><text:span text:style-name="T817">гранитных</text:span></text:span><text:span text:style-name="Default_20_Paragraph_20_Font"><text:span text:style-name="T276"> развалин к лежащей </text:span></text:span><text:span text:style-name="Default_20_Paragraph_20_Font"><text:span text:style-name="T817">в траве</text:span></text:span><text:span text:style-name="Default_20_Paragraph_20_Font"><text:span text:style-name="T276"> Хэвэн. </text:span></text:span><text:span text:style-name="Default_20_Paragraph_20_Font"><text:span text:style-name="T814">Я слышу победное рычание и тень растворяется в лежащей на траве </text:span></text:span><text:span text:style-name="Default_20_Paragraph_20_Font"><text:span text:style-name="T816">магической</text:span></text:span><text:span text:style-name="Default_20_Paragraph_20_Font"><text:span text:style-name="T814"> лошади. </text:span></text:span><text:span text:style-name="Default_20_Paragraph_20_Font"><text:span text:style-name="T8">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 зелёным </text:span></text:span><text:span text:style-name="Default_20_Paragraph_20_Font"><text:span text:style-name="T820">огнём</text:span></text:span><text:span text:style-name="Default_20_Paragraph_20_Font"><text:span text:style-name="T8"> </text:span></text:span><text:span text:style-name="Default_20_Paragraph_20_Font"><text:span text:style-name="T820">визором</text:span></text:span><text:span text:style-name="Default_20_Paragraph_20_Font"><text:span text:style-name="T8">.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8">- Боевой модуль </text:span></text:span><text:span text:style-name="Default_20_Paragraph_20_Font"><text:span text:style-name="T155">P</text:span></text:span><text:span text:style-name="Default_20_Paragraph_20_Font"><text:span text:style-name="T154">H</text:span></text:span><text:span text:style-name="Default_20_Paragraph_20_Font"><text:span text:style-name="T155">OENIX</text:span></text:span><text:span text:style-name="Default_20_Paragraph_20_Font"><text:span text:style-name="T8"> принимает управление. Начинаю операцию «</text:span></text:span><text:span text:style-name="Default_20_Paragraph_20_Font"><text:span text:style-name="T154">F</text:span></text:span><text:span text:style-name="Default_20_Paragraph_20_Font"><text:span text:style-name="T155">allout</text:span></text:span><text:span text:style-name="Default_20_Paragraph_20_Font"><text:span text:style-name="T276">»</text:span></text:span><text:span text:style-name="Default_20_Paragraph_20_Font"><text:span text:style-name="T8">.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text:soft-page-break/>- Ты — хорошая девочка…</text:p>
      <text:p text:style-name="P11"/>
      <text:p text:style-name="P2">***</text:p>
      <text:p text:style-name="P11"/>
      <text:p text:style-name="P2"><text:s text:c="2"/>~~~50 лет от основания Эквестрии~~~</text:p>
      <text:p text:style-name="P11"/>
      <text:p text:style-name="P24">Depeche Mode — Nothing</text:p>
      <text:p text:style-name="P24"><text:a xlink:type="simple" xlink:href="https://www.youtube.com/watch?v=4Xcbz7jT7-0" text:style-name="Internet_20_link" text:visited-style-name="Visited_20_Internet_20_Link">https://www.youtube.com/watch?v=4Xcbz7jT7-0</text:a></text:p>
      <text:p text:style-name="P24"/>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821">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822">бухгалтер, </text:span><text:span text:style-name="T823">дипломированный</text:span><text:span text:style-name="T824"> </text:span>жеребчик из Понхэнджа, просто оказался идеалистом <text:span text:style-name="T822">и</text:span> фанатом хуфбола. <text:span text:style-name="T822">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text:span text:style-name="T823">П</text:span>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text:soft-page-break/></text:p>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s/></text:p>
      <text:p text:style-name="P11">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822">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822">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span text:style-name="T19">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825">Моложавый</text:span><text:span text:style-name="T19"> тип лица, смещение общего возраста старения человечества и т.д.</text:span></text:p>
      <text:p text:style-name="P15">Но годы идут, а я остаюсь всё тем же. Это стало особенно заметно десяток лет назад, когда я пришёл на празднование <text:span text:style-name="T826">тридцати</text:span>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text:soft-page-break/></text:p>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822">Бессмертные</text:span> принцессы и меняющиеся каждые несколько лет слуги создавали ровное течение лет, котор<text:span text:style-name="T822">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9">И только сейчас, глядя на седогривую пони, я осознал, сколько времени прошло. И понял, что </text:span></text:span><text:span text:style-name="Default_20_Paragraph_20_Font"><text:span text:style-name="T22">сам</text:span></text:span><text:span text:style-name="Default_20_Paragraph_20_Font"><text:span text:style-name="T9"> </text:span></text:span><text:span text:style-name="Default_20_Paragraph_20_Font"><text:span text:style-name="T827">я</text:span></text:span><text:span text:style-name="Default_20_Paragraph_20_Font"><text:span text:style-name="T9"> неподвластен времени.</text:span></text:span></text:p>
      <text:p text:style-name="P12"><text:span text:style-name="Default_20_Paragraph_20_Font"><text:span text:style-name="T9"/></text:span></text:p>
      <text:p text:style-name="P12"><text:span text:style-name="Default_20_Paragraph_20_Font"><text:span text:style-name="T9">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828"/></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829">говорят о</text:span> нек<text:span text:style-name="T829">оей</text:span> двойственност<text:span text:style-name="T829">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text:span text:style-name="T826">осцилоскопу</text:span> Холла – это чужая душа. Она делает тебя бессмертным, Хуман…</text:p>
      <text:p text:style-name="P15"/>
      <text:p text:style-name="P12"><text:span text:style-name="Default_20_Paragraph_20_Font"><text:span text:style-name="T8">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830">в</text:span></text:span><text:span text:style-name="Default_20_Paragraph_20_Font"><text:span text:style-name="T8">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2">не в силах последовать за ними </text:span></text:span><text:span text:style-name="Default_20_Paragraph_20_Font"><text:span text:style-name="T831">и не в силах удержать с собой</text:span></text:span><text:span text:style-name="Default_20_Paragraph_20_Font"><text:span text:style-name="T8">…</text:span></text:span></text:p>
      <text:p text:style-name="P14"/>
      <text:p text:style-name="P11"><text:soft-page-break/>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832">(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8">Впрочем, я по-прежнему строго блюду последний барьер, отделяющий меня от форменного конеёбства! Нет, сексом мы с Сел </text:span></text:span><text:span text:style-name="Default_20_Paragraph_20_Font"><text:span text:style-name="T831">регулярно </text:span></text:span><text:span text:style-name="Default_20_Paragraph_20_Font"><text:span text:style-name="T8">занимаемся уже давно, лет тридцать </text:span></text:span><text:span text:style-name="Default_20_Paragraph_20_Font"><text:span text:style-name="T32">или сорок</text:span></text:span><text:span text:style-name="Default_20_Paragraph_20_Font"><text:span text:style-name="T8">.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833">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8">…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2">Астрономической </text:span></text:span><text:span text:style-name="Default_20_Paragraph_20_Font"><text:span text:style-name="T8">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text:soft-page-break/></text:p>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833">в то время, как Астрономическую проектировала Луна</text:span>!</text:p>
      <text:p text:style-name="P14"/>
      <text:p text:style-name="P12"><text:span text:style-name="Default_20_Paragraph_20_Font"><text:span text:style-name="T9">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833">по верёвке </text:span>избавляет меня от спуска по этим сраным винтовым лестницам без <text:span text:style-name="T822">ограждения</text:span>! И хуже сраных винтовых лестниц внутри башен могут быть только сраные винтовые лестницы снаружи башень, разумеется, тоже без <text:span text:style-name="T822">ограждения</text:span>! При проектировании замка я как-то само-собой разуме<text:span text:style-name="T833">ю</text:span>щеся предположил, что пони сделают привычные лестницы с <text:span text:style-name="T834">перилами</text:span><text:span text:style-name="T822"> для безопасности</text:span> и обозначил их на чертеже лишь минимальными отметками, типа “тут лестница через все этажи до <text:span text:style-name="T833">крыши</text:span>”. <text:span text:style-name="T833">И не проконтролировал исполнение, з</text:span>а что теперь горько расплачиваюсь…</text:p>
      <text:p text:style-name="P14"/>
      <text:p text:style-name="P11">…Гораздо труднее было с чёрными ходами, часто закрытыми или вообще замурованными. <text:span text:style-name="T834">И</text:span><text:span text:style-name="T822">ли</text:span>, в лучшем случае, охраняемыми скучающ<text:span text:style-name="T822">ей</text:span> <text:span text:style-name="T822">ночной </text:span>страж<text:span text:style-name="T822">ей</text:span>. Луна спроектировала их втайне от меня и Селестии и получить разрешение на их расконсервацию и <text:span text:style-name="T834">ис</text:span>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oft-page-break/><text:span text:style-name="Default_20_Paragraph_20_Font"><text:span text:style-name="T8">Обидно даже не то, что рукав дорогущего костюма разошёлся в подмышке во время очередного дюльфера</text:span></text:span><text:span text:style-name="Footnote_20_Reference"><text:span text:style-name="T8"><text:note text:id="ftn8" text:note-class="footnote"><text:note-citation>9</text:note-citation><text:note-body><text:p text:style-name="Footnote"><text:span text:style-name="Default_20_Paragraph_20_Font"><text:span text:style-name="T8">Дюльфер - скоростной спуск по верёвке на крутых и отвесных </text:span></text:span><text:span text:style-name="Default_20_Paragraph_20_Font"><text:span text:style-name="T835">склонах</text:span></text:span><text:span text:style-name="Default_20_Paragraph_20_Font"><text:span text:style-name="T8">.</text:span></text:span></text:p></text:note-body></text:note></text:span></text:span><text:span text:style-name="Default_20_Paragraph_20_Font"><text:span text:style-name="T8">.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365">Ну уж нет! Я не для того до позеленения корпел над этой проклятой бумажкой, чтоб просто так сдаться!</text:p>
      <text:p text:style-name="P14"/>
      <text:p text:style-name="P11">Плюнув на костюм окончательно, я покрепче зажимаю <text:span text:style-name="T834">верёвку</text:span> локтями и ногами и практически отпускаю <text:span text:style-name="T834">её</text:span>.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822">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36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text:span text:style-name="T834">вкатываюсь</text:span> в тронный зал. <text:span text:style-name="T834">Церемонимейстер поспешно захлопывает за мной д</text:span>верь…</text:p>
      <text:p text:style-name="P152"/>
      <text:p text:style-name="P152"/>
      <text:p text:style-name="P152"><text:soft-page-break/>….Две аликорницы недвижимо смотрят на меня с высоты трона в центре зала.</text:p>
      <text:p text:style-name="P152"/>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822">А я</text:span> бы не опоздал, если бы кое-кто не забыл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822">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822">е</text:span>тся <text:span text:style-name="T822">д</text:span>южин<text:span text:style-name="T822">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822">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822">представляемое </text:span><text:span text:style-name="T836">настоящим </text:span><text:span text:style-name="T822">принципалом</text:span>… <text:span text:style-name="T822">величайше </text:span>рассчитывает… заключить торговое соглашение… <text:span text:style-name="T822">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text:soft-page-break/></text:p>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text:soft-page-break/>-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text:span text:style-name="T836">его </text:span>присутствии,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822">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822">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 просто конские…</text:p>
      <text:p text:style-name="P14"/>
      <text:p text:style-name="P11">Горг закашливается в смехе.</text:p>
      <text:p text:style-name="P11"/>
      <text:p text:style-name="P11"><text:soft-page-break/>- В общем, светлейшие, подытоживая: вы в крутом пике…</text:p>
      <text:p text:style-name="P14"/>
      <text:p text:style-name="P36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text:p>
      <text:p text:style-name="P366">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8">-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837">Многие </text:span></text:span><text:span text:style-name="Default_20_Paragraph_20_Font"><text:span text:style-name="T838">державы отозвали послов. </text:span></text:span><text:span text:style-name="Default_20_Paragraph_20_Font"><text:span text:style-name="T276">Драконы… Мы имеем некоторые дипломатические сложности с</text:span></text:span><text:span text:style-name="Default_20_Paragraph_20_Font"><text:span text:style-name="T8">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822">кое-каких</text:span> <text:span text:style-name="T822">мало</text:span>развитых стран <text:span text:style-name="T822">третьего мира</text:span>… Нам нужно, чтобы <text:soft-page-break/>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36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822">Закрывать дипмиссии мы не будем.</text:span> Но было бы высшей глупостью считать, что <text:span text:style-name="T836">остальные</text:span> прим<text:span text:style-name="T836">ут</text:span> <text:span text:style-name="T839">это </text:span>с распростёртыми объятиями! <text:span text:style-name="T839">И что мы будем за вас ходатайствовать перед ними за просто так!</text:span></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822">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text:soft-page-break/>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822">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822">со</text:span>жгли дотла — <text:span text:style-name="T822">Торч тот ещё весельчак</text:span>. Какую хоть пеню <text:span text:style-name="T822">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822">его</text:span> зме<text:span text:style-name="T822">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822">твоей </text:span>щедростью! Всемерно благодарю! Дед рассказывал мне о деталях предыдущей сделки, но <text:span text:style-name="T822">твоя доброта</text:span> сейчас превзошла её!</text:p>
      <text:p text:style-name="P11">- Передавай привет Гуннару, - махает копытом аликорница, – и мне <text:span text:style-name="T822">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text:soft-page-break/>-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368">~~~</text:p>
      <text:p text:style-name="P11"/>
      <text:p text:style-name="P24">Mylene Farmer — Vertige</text:p>
      <text:p text:style-name="P24"><text:a xlink:type="simple" xlink:href="https://www.youtube.com/watch?v=JtQ96U-lL-k" text:style-name="Internet_20_link" text:visited-style-name="Visited_20_Internet_20_Link">https://www.youtube.com/watch?v=JtQ96U-lL-k</text:a></text:p>
      <text:p text:style-name="P24"/>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840">Горячий пар играет</text:span> тен<text:span text:style-name="T840">ями</text:span> на стенах и <text:span text:style-name="T840">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69"><text:soft-page-break/>Я молча ставлю ковшик <text:span text:style-name="T840">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69"/>
      <text:p text:style-name="P369">«Много ты понимаешь, Хуман, - пробурчала она в первый сеанс. - Если я применю магию термоизоляции, я спокойно смогу оставаться в твоём огнедышащем<text:span text:style-name="T5"> </text:span><text:span text:style-name="T841">п</text:span><text:span text:style-name="T842">арном</text:span><text:span text:style-name="T5"> </text:span>ящике сколь угодно долго, но какой тогда во всём этом смысл?»</text:p>
      <text:p text:style-name="P369"/>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840">Деньги</text:span> ни при чём. Луна хочет домой.</text:p>
      <text:p text:style-name="P11"/>
      <text:p text:style-name="P11">Селестия <text:span text:style-name="T840">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840">показать ей</text:span> <text:span text:style-name="T840">Орунгун</text:span>, - бормочет сквозь крыло аликорница.</text:p>
      <text:p text:style-name="P11"><text:soft-page-break/>- Так, может, и развеяла бы? Разве нет способа как-нибудь определить, есть ли <text:span text:style-name="T840">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5"> </text:span><text:span text:style-name="T843">в</text:span><text:span text:style-name="T844"> момент переплетения </text:span><text:span text:style-name="T840">чувствовал и </text:span><text:span text:style-name="T844">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840">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844">маленький </text:span>человек, чем Луна объединит со мной сознание.</text:p>
      <text:p text:style-name="P11"/>
      <text:p text:style-name="P11">Я делаю покерфейс.</text:p>
      <text:p text:style-name="P11"/>
      <text:p text:style-name="P367">- Понимаю. Паршиво. <text:span text:style-name="T839">А сколько они вообще живут, эти ментапаразиты? Разве он не проявился бы за все эти сотни лет, что вы находитесь тут?</text:span></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367">- <text:span text:style-name="T839">Этого никто не знает. Но точно дольше шестидесяти лет.</text:span></text:p>
      <text:p text:style-name="P367"/>
      <text:p text:style-name="P370">Она трогает копытом воду, разбивая своё отражение на сотни бликов в лунной дорожке света.</text:p>
      <text:p text:style-name="P370"/>
      <text:p text:style-name="P367">- И даже если бы она открылась мне… Всё равно ничего бы не вышло.</text:p>
      <text:p text:style-name="P11">- ?</text:p>
      <text:p text:style-name="P11"/>
      <text:p text:style-name="P11"><text:soft-page-break/>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844">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845">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text:span text:style-name="T846">ним</text:span>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840">мерцающими</text:span> <text:span text:style-name="T845">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845">полупрозрачные</text:span> <text:span text:style-name="T840">нити</text:span>.</text:p>
      <text:p text:style-name="P11"><text:soft-page-break/>Я несусь в пустоте на неком фантасмагоричном, простирающимся в безбрежные дали <text:span text:style-name="T840">мерцающем </text:span>существе, только лишь подо мной сгущающимся в некое эквиноподобное создание!</text:p>
      <text:p text:style-name="P11"/>
      <text:p text:style-name="P11">От Селестии не укрыва<text:span text:style-name="T840">ю</text:span>тся мои взгляды <text:span text:style-name="T840">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840">переливающимися</text:span> в глубине искорками — как отражение космоса вокруг нас.</text:p>
      <text:p text:style-name="P11"/>
      <text:p text:style-name="P11">- Не пугайся, Хуман. <text:span text:style-name="T840">П</text:span>ребывание в Эогиппе смывает с элементалей налёт матер<text:span text:style-name="T845">иальности</text:span>. Мы становимся тем, чем были изначально — сгустками осознавшей себя <text:span text:style-name="T840">айны</text:span>. Тысячи <text:span text:style-name="T845">и тысячи </text:span>лет назад наши жившие в Эогиппе предки имели именно такой вид. Когда мы <text:span text:style-name="T845">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840">Айна</text:span> — наша сила и слабость. Мы по большей части состоим из неё и без неё мы медленно чахнем. <text:span text:style-name="T845">Когда мы пришли в </text:span>Орунгун, <text:span text:style-name="T845">он</text:span> был богат <text:span text:style-name="T840">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845">новым </text:span>тысячелетием <text:span text:style-name="T846">айны</text:span>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845">омаг</text:span>ические устройства в подспорье нашим слабеющим телам. Там, где раньше одной искрой <text:span text:style-name="T846">айны</text:span> мы передвигали гору, теперь приходилось работать бригаде землеройных машин <text:span text:style-name="T845">на </text:span><text:span text:style-name="T840">айна</text:span><text:span text:style-name="T845">-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71">- Потому что Эквус сейчас похож на молодой Орунгун. <text:span text:style-name="T840">Айна — тут её называют магией — </text:span><text:s/>в нём бьёт ключом и мы с сестрой можем буквально двигать планеты одним лишь сосредоточением <text:span text:style-name="T840">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840">Твари Иль-Шогг</text:span>. <text:s/>Пожиратели душ.</text:p>
      <text:p text:style-name="P11"/>
      <text:p text:style-name="P11">Аликорница делает вираж у двойной системы.</text:p>
      <text:p text:style-name="P11"><text:soft-page-break/></text:p>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72" text:outline-level="2">Глава 1<text:span text:style-name="T847">9</text:span></text:h>
      <text:p text:style-name="P373"/>
      <text:p text:style-name="P374">Я не сошла с ума. Как дико исказилось в твоей реальности моё отображение! Эфирное создание без тела <text:span text:style-name="T848">и </text:span>души. <text:span text:style-name="T848">Одно л</text:span>ишь намерение и <text:span text:style-name="T848">грусть</text:span>. <text:span text:style-name="T848">Течение печальных мыслей и тоска. </text:span>И главное - его <text:span text:style-name="T848">Ты </text:span>видишь. <text:span text:style-name="T848">С ним общаешься. С ним строишь планы. </text:span>Зла не будет, если я <text:span text:style-name="T848">под</text:span>меню собой его холодный разум. Мы снова встретимся, как прежде! Жди меня, мой милый! Я иду к Тебе!</text:p>
      <text:p text:style-name="P373"/>
      <text:p text:style-name="P375">Daft Punk - Veridis Quo</text:p>
      <text:p text:style-name="P375"><text:a xlink:type="simple" xlink:href="https://www.youtube.com/watch?v=ySLc8gZ3oEc" text:style-name="Internet_20_link" text:visited-style-name="Visited_20_Internet_20_Link">https://www.youtube.com/watch?v=ySLc8gZ3oEc</text:a></text:p>
      <text:p text:style-name="P375"/>
      <text:p text:style-name="P376"><text:span text:style-name="T849">З</text:span>акрыв ноутбук, я под<text:span text:style-name="T850">хожу</text:span> к генератору и выключаю его. Звенящая тишина накрывает уши похоронным саваном.</text:p>
      <text:p text:style-name="P377"><text:s/></text:p>
      <text:p text:style-name="P377">...ты хорошая девочка…</text:p>
      <text:p text:style-name="P377"/>
      <text:p text:style-name="P376"><text:soft-page-break/>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850">оденут смирительную рубаху</text:span> и отведут <text:span text:style-name="T849">назад </text:span>в Чертоги Разума. Если до приезда церберов остался час — сидеть час. Остался день — сидеть день. <text:span text:style-name="T850">Неделя — неделю.</text:span></text:p>
      <text:p text:style-name="P377"/>
      <text:p text:style-name="P376">Я устал.</text:p>
      <text:p text:style-name="P378"/>
      <text:p text:style-name="P376"><text:span text:style-name="T850">Едва заметное</text:span> касание <text:span text:style-name="T850">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849">пятнадцать </text:span><text:span text:style-name="T850">процент</text:span><text:span text:style-name="T849">ов</text:span> заряда.</text:p>
      <text:p text:style-name="P377"/>
      <text:p text:style-name="P379"><text:span text:style-name="Default_20_Paragraph_20_Font"><text:span text:style-name="T851">Я удивлённо гляжу на робокошку. Я рад, </text:span></text:span><text:span text:style-name="Default_20_Paragraph_20_Font"><text:span text:style-name="T852">что её</text:span></text:span><text:span text:style-name="Default_20_Paragraph_20_Font"><text:span text:style-name="T851">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852">нт</text:span></text:span><text:span text:style-name="Default_20_Paragraph_20_Font"><text:span text:style-name="T851">актного взаимодействия.</text:span></text:span></text:p>
      <text:p text:style-name="P379"><text:span text:style-name="Default_20_Paragraph_20_Font"><text:span text:style-name="T851"/></text:span></text:p>
      <text:p text:style-name="P376">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850">металлические </text:span>зубы <text:span text:style-name="T849">приближаются к</text:span> мо<text:span text:style-name="T849">ему</text:span> горл<text:span text:style-name="T849">у</text:span>.</text:p>
      <text:p text:style-name="P377"/>
      <text:p text:style-name="P376">Я хватаю её рукой и <text:span text:style-name="T850">выш</text:span>выриваю прочь из пикапа, захлопывая за собой дверь. <text:span text:style-name="T853">Крыса ударяется о стену и исчезает в гаражном хламе.</text:span> <text:span text:style-name="T853">Откинувшись на спинку сидения, закрываю глаза. </text:span>Мозги не работают, <text:span text:style-name="T853">я двигаюсь на чистых рефлексах</text:span>. </text:p>
      <text:p text:style-name="P376"/>
      <text:p text:style-name="P376">Внезапно тишина рвётся воем тысяч сирен. Монотонный речитатив сотен громкоговорителей сливается в тревожн<text:span text:style-name="T854">ый</text:span> <text:span text:style-name="T854">ропот</text:span>. Рука тянется к радиоле и ты<text:span text:style-name="T849">ч</text:span>ет кнопку наугад. Из динамиков раздаётся шипение, сквозь которое едва различим торопливый голос диктора.</text:p>
      <text:p text:style-name="P377"/>
      <text:p text:style-name="P377">«…как заявля<text:span text:style-name="T854">ет</text:span> <text:span text:style-name="T854">командование</text:span>, пуск ракет инициирован программно-аппаратным комплексом «<text:span text:style-name="T855">HEAVEN</text:span>» в результате сбоя программы. Попытки связаться с <text:span text:style-name="T856">противоположной стороной</text:span> не увенчались успехом. Ответный залп зарегистрирован пять минут назад. У вас есть <text:span text:style-name="T857">сорок</text:span><text:span text:style-name="T854"> пять </text:span>минут, чтобы добраться до закреплённого за вами убежища. Берите с собой детей, документы и организованно двигайтесь к <text:span text:style-name="T856">своему сборному пункту</text:span>. <text:span text:style-name="T856">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857">пятьдесят</text:span> минут. <text:span text:style-name="T856">Правительство гарантирует</text:span>…»</text:p>
      <text:p text:style-name="P377"/>
      <text:p text:style-name="P380"><text:span text:style-name="Default_20_Paragraph_20_Font"><text:span text:style-name="T851">Я резко выдыхаю. Лавина пиздеца за последние </text:span></text:span><text:span text:style-name="Default_20_Paragraph_20_Font"><text:span text:style-name="T858">сутки</text:span></text:span><text:span text:style-name="Default_20_Paragraph_20_Font"><text:span text:style-name="T851"> пробуждает во мне некий инстинкт. Так старые звери уходят умирать в лес. А меня тянет туда, где я провёл последние два года в компании товарищей. </text:span></text:span><text:soft-page-break/><text:span text:style-name="Default_20_Paragraph_20_Font"><text:span text:style-name="T851">И пусть это место было фактическ</text:span></text:span><text:span text:style-name="Default_20_Paragraph_20_Font"><text:span text:style-name="T858">ой</text:span></text:span><text:span text:style-name="Default_20_Paragraph_20_Font"><text:span text:style-name="T851"> тюрьмой, а в </text:span></text:span><text:span text:style-name="Default_20_Paragraph_20_Font"><text:span text:style-name="T858">друзьях</text:span></text:span><text:span text:style-name="Default_20_Paragraph_20_Font"><text:span text:style-name="T851"> едва теплилась искра сознания — Чертоги Разума стали последним прибежищем </text:span></text:span><text:span text:style-name="Default_20_Paragraph_20_Font"><text:span text:style-name="T858">в моей жизни</text:span></text:span><text:span text:style-name="Default_20_Paragraph_20_Font"><text:span text:style-name="T851">.</text:span></text:span></text:p>
      <text:p text:style-name="P380"><text:span text:style-name="Default_20_Paragraph_20_Font"><text:span text:style-name="T851">И я хочу встретить закат </text:span></text:span><text:span text:style-name="Default_20_Paragraph_20_Font"><text:span text:style-name="T858">мира</text:span></text:span><text:span text:style-name="Default_20_Paragraph_20_Font"><text:span text:style-name="T851"> дома.</text:span></text:span></text:p>
      <text:p text:style-name="P379"><text:span text:style-name="Default_20_Paragraph_20_Font"><text:span text:style-name="T851"/></text:span></text:p>
      <text:p text:style-name="P376">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76"/>
      <text:p text:style-name="P376">… На лобовое стекло прыгает Крыса и прижимается мордой к нему прямо напротив моего лица.</text:p>
      <text:p text:style-name="P377"/>
      <text:p text:style-name="P376">Проклятье, да что с тобой, кошка? Не следовало мне тебя оживлять — ты явно подцепила какую-то заразу от Феникса, пока заряжалась <text:span text:style-name="T849">через</text:span> USB от ноутбука.</text:p>
      <text:p text:style-name="P376"/>
      <text:p text:style-name="P376">Что ж.</text:p>
      <text:p text:style-name="P377"/>
      <text:p text:style-name="P376">Я с силой вжимаю в пол педаль газа. Пикап взвывает, стирая резину о цемент пола и вышибает <text:span text:style-name="T849">ролет </text:span>гаража. Оборванные клеммы болтаются из капота. Крысу сметает <text:span text:style-name="T849">ошмётками ролета </text:span>с ветрового стекла. Всё-таки, хорошо, что я установил силовой бампер на своего старичка, не <text:span text:style-name="T849">по</text:span>жадничал. С пробитым радиатором много не наездишь.</text:p>
      <text:p text:style-name="P377"/>
      <text:p text:style-name="P376">Открывать ворота на улицу я тоже не <text:span text:style-name="T854">собираюсь</text:span> — некогда. Просто продел<text:span text:style-name="T854">ываю</text:span> дыру рядом, в заборе — <text:s/>в последние минуты можно поиграть в деш<text:span text:style-name="T859">ё</text:span>вый боевик.</text:p>
      <text:p text:style-name="P377"/>
      <text:p text:style-name="P37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77"/>
      <text:p text:style-name="P376"><text:span text:style-name="T860">Встречный поток захлёстывает меня н</text:span>а въезде в город. <text:span text:style-name="T860">Л</text:span>авин<text:span text:style-name="T860">а</text:span> автомобилей <text:span text:style-name="T860">беспрестанно сигналя, сталкиваясь мнущимися бортами</text:span>, <text:span text:style-name="T860">теряя сорванные бампера <text:s/>и боковые зеркала,</text:span> нес<text:span text:style-name="T860">ётся</text:span> мне навстречу <text:span text:style-name="T860">по дороге, </text:span><text:span text:style-name="T861">клумбам и</text:span><text:span text:style-name="T860"> тротуар</text:span><text:span text:style-name="T847">ам</text:span>. <text:span text:style-name="T861">Город </text:span><text:span text:style-name="T859">исступлённо </text:span><text:span text:style-name="T861">отрыгивает многоцветную механическую массу и она,</text:span> рев<text:span text:style-name="T861">я</text:span> моторами и <text:span text:style-name="T860">крича тысячами глоток</text:span>, в безумном рывке выбрасыва<text:span text:style-name="T861">е</text:span>тся из города, подобно несущимся на нерест <text:span text:style-name="T861">рыбам</text:span>.</text:p>
      <text:p text:style-name="P376"/>
      <text:p text:style-name="P381">Это безумие окружает меня долгие минуты, совершенно заблокировав проезд. <text:span text:style-name="T857">Искажённые</text:span><text:span text:style-name="T862"> ужасом лица сливаются в однородном калейдоскопе</text:span><text:span text:style-name="T857"> под заунывный вой сирен.</text:span></text:p>
      <text:p text:style-name="P381"/>
      <text:p text:style-name="P382">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text:soft-page-break/>не останавливается, чтобы осмотреть повреждения — всех уносит в безумном потоке человеческого стада.</text:p>
      <text:p text:style-name="P383"><text:span text:style-name="T863"/></text:p>
      <text:p text:style-name="P384"><text:span text:style-name="T851">Когда толчки прекращаются, я открываю глаза. </text:span><text:span text:style-name="T864">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77"/>
      <text:p text:style-name="P376"><text:span text:style-name="T860">Съехав в переулок</text:span>, я продолжаю двигаться <text:span text:style-name="T860">к цели боковыми улочками</text:span>. К счастью, <text:span text:style-name="T860">они пусты</text:span> — <text:span text:style-name="T860">забиты только центральные магистрали</text:span>.</text:p>
      <text:p text:style-name="P376"/>
      <text:p text:style-name="P376">Я прое<text:span text:style-name="T860">з</text:span>жаю почти три квартала, когда поток машин иссякает. Снова наваливается тишина, разрываемая одиноким рёвом сирены.</text:p>
      <text:p text:style-name="P376"/>
      <text:p text:style-name="P379"><text:span text:style-name="T851">Припарковав машину у бордюра, последние сто метров к больнице иду быстрым шагом. Возле распахнутого настежь алкогольного </text:span><text:span text:style-name="T865">магазинчика</text:span><text:span text:style-name="T851"> останавливаюсь.</text:span></text:p>
      <text:p text:style-name="P376"/>
      <text:p text:style-name="P385">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85"/>
      <text:p text:style-name="P376">Криво улыбаясь, беру <text:span text:style-name="T866">уцелевшую </text:span>бутылку «Джека Дэниэлса» и «Коибу» с прилавка, оставляя взамен всю оставшуюся у меня мелочь.</text:p>
      <text:p text:style-name="P376"/>
      <text:p text:style-name="P376">Отдать долг Крысу, пожалуй, единственное осмысленное занятие, которое у меня осталось.</text:p>
      <text:p text:style-name="P376"/>
      <text:p text:style-name="P37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76"/>
      <text:p text:style-name="P376">Опоздал. Впрочем, плевать. Одной неудачей больше, одной меньше — теперь уж всё равно.</text:p>
      <text:p text:style-name="P376"/>
      <text:p text:style-name="P386">Слышу скрежетание металла за спиной <text:span text:style-name="T859">и </text:span><text:span text:style-name="T867">о</text:span><text:span text:style-name="T859">борачиваюсь к </text:span><text:span text:style-name="T867">многострадальному </text:span><text:span text:style-name="T859">пикапу</text:span>.</text:p>
      <text:p text:style-name="P387"/>
      <text:p text:style-name="P388"><text:span text:style-name="T867">И</text:span>з кузова <text:span text:style-name="T867">помятой машины с </text:span><text:span text:style-name="T868">висящим на нитке </text:span><text:span text:style-name="T867">боковым зеркал</text:span><text:span text:style-name="T868">о</text:span><text:span text:style-name="T867">м </text:span>выскакивает небольшая хвостатая тень и молнией <text:span text:style-name="T866">мчится ко мне</text:span>.</text:p>
      <text:p text:style-name="P376"/>
      <text:p text:style-name="P376"><text:soft-page-break/>Проклятье! Даже умереть спокойно не дадут!</text:p>
      <text:p text:style-name="P389">Особенно обиден для меня тот факт, что меня преследует именно Крыса — после смерти Юджина мой единственный друг долгие годы.</text:p>
      <text:p text:style-name="P376"/>
      <text:p text:style-name="P376">Бегом покрываю расстояние до парадного входа, вскакиваю внутрь и <text:span text:style-name="T866">поспешно </text:span>захлопываю за собой дверь.</text:p>
      <text:p text:style-name="P376">Коридоры заполняет монотонный голос из репродукторов.</text:p>
      <text:p text:style-name="P376"/>
      <text:p text:style-name="P376">«…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76"/>
      <text:p text:style-name="P37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76"/>
      <text:p text:style-name="P376">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76"/>
      <text:p text:style-name="P376">Снизу слышится шорох и над парапетом появляется металлическая лапа с выпущенными во всю длину когтями.</text:p>
      <text:p text:style-name="P376">Я подтягиваю к себе багор, но потом откладываю прочь.</text:p>
      <text:p text:style-name="P377"/>
      <text:p text:style-name="P376">К чёрту. Я заслужил это.</text:p>
      <text:p text:style-name="P377"/>
      <text:p text:style-name="P37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77"/>
      <text:p text:style-name="P376">Смешно умереть от собственной робо-кошки, не правда ли?</text:p>
      <text:p text:style-name="P377"/>
      <text:p text:style-name="P376">Крыса запрыгивает мне на колени, встав на задние лапы. Левая <text:span text:style-name="T868">задняя</text:span> перебита — болтается на проводках. Железные когти правой передней ложатся мне на плечо в опасной близости от яремной вены. <text:span text:style-name="T866">Зубастая м</text:span>орда оказывается прямо напротив моего горла.</text:p>
      <text:p text:style-name="P377"/>
      <text:p text:style-name="P376">- Давай, <text:span text:style-name="T866">не медли</text:span> - шепчу я ей и закрываю глаза. — <text:span text:style-name="T859">Только быстро!</text:span></text:p>
      <text:p text:style-name="P377"/>
      <text:p text:style-name="P373"><text:soft-page-break/>***</text:p>
      <text:p text:style-name="P24">Mylene Farmer - Desenchantee</text:p>
      <text:p text:style-name="P24"><text:a xlink:type="simple" xlink:href="https://www.youtube.com/watch?v=8rvoBk5Iw9o" text:style-name="Internet_20_link" text:visited-style-name="Visited_20_Internet_20_Link">https://www.youtube.com/watch?v=8rvoBk5Iw9o</text:a></text:p>
      <text:p text:style-name="P24"/>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text:span text:style-name="T869">железо</text:span>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870">доспехи</text:span>, похожие на те, в которых была облачена Луна в момент моей первой встречи с аликорницами <text:span text:style-name="T870">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870">Механический</text:span> доспех строевой, легионный, <text:span text:style-name="T869">модель </text:span>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870">ногой</text:span> обледеневший камень в тщётной попытке подняться. Шлем подслеповато поворачивается влево-вправо, описывая полукруг <text:soft-page-break/>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90">Тщётно. Металлический панцирь намертво вмёрз в лёд. Падающий снег потихоньку укрывает его в белый саван.</text:p>
      <text:p text:style-name="P11"/>
      <text:p text:style-name="P11">- <text:span text:style-name="T747">Мехадоспех сорок два — </text:span><text:span text:style-name="T871">пятнадцать</text:span><text:span text:style-name="T747">, «Принцип-2». </text:span>Целостность системы тридцать семь процентов. Заряд <text:span text:style-name="T871">айн</text:span>-батареи двенадцать процентов. Контакт с носителем утрачен <text:span text:style-name="T869">сто пятьдесят лет назад</text:span>.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870">стоящего на задних ногах</text:span> аликорна, чей отломанный рог мы только что откатили с раздавленн<text:span text:style-name="T869">ого</text:span> <text:span text:style-name="T869">меха</text:span>доспех<text:span text:style-name="T869">а</text:span>. <text:span text:style-name="T870">Его тяжёлый взгляд направлен вперёд, передние ноги застыли, молотя воздух, одно крыло разрушено.</text:span> Я оборачиваюсь и <text:span text:style-name="T870">сквозь метель,</text:span> на краю видимости, узнаю полураз<text:span text:style-name="T872">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873">Сосны едва</text:span> торчат из сугробов, обозначая лес у подножия скалы. На пределе видимости, едва касаясь верхушек самых высоких <text:span text:style-name="T873">деревьев</text:span>, над лесом <text:span text:style-name="T872">покосившись </text:span>висит заснеженн<text:span text:style-name="T872">ая сигара</text:span> исполинских размеров — гранд-флаер «Маджестик».</text:p>
      <text:p text:style-name="P11"/>
      <text:p text:style-name="P11"><text:soft-page-break/>- Это не зима, если ты подумал. В этой местности раньше был мягкий климат с периодом дождей вместо настоящ<text:span text:style-name="T872">их</text:span> <text:span text:style-name="T872">морозов</text:span>.</text:p>
      <text:p text:style-name="P11">- Тогда почему же так холодно?</text:p>
      <text:p text:style-name="P11">- Это сделали <text:span text:style-name="T872">Иль-Шогг</text:span>. Они каким-то образом меняют климат под свои нужды. <text:span text:style-name="T874">Им нужен холод — в нём лучше сохраняются лербы.</text:span> Мы ещё в начале войны заметили, что в области, занятые <text:span text:style-name="T872">тварями</text:span>, приход<text:span text:style-name="T872">я</text:span>т <text:span text:style-name="T872">морозы</text:span>.</text:p>
      <text:p text:style-name="P11"/>
      <text:p text:style-name="P11">Сухой безэмоциональный голос Селестии только подчёркивает произ<text:span text:style-name="T873">о</text:span>шедшую трагедию.</text:p>
      <text:p text:style-name="P11"/>
      <text:p text:style-name="P11">- То, что здесь воцарилась зима, означает одно: Андориан пал и не был отвоёван <text:span text:style-name="T873">обратно</text:span>. Учитывая, что это <text:span text:style-name="T872">одна из наших последних</text:span> крепост<text:span text:style-name="T872">ей</text:span> Большого континента <text:span text:style-name="T873">после того, как мы потеряли Ундариен</text:span>, это означает одно. Мы проиграли окончательно и бесповоротно. Орунгун во власти <text:span text:style-name="T872">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text:span text:style-name="T874">Увы, я не настолько хороший странник через Эогипп, чтобы свободно находить путь через пространство и время. </text:span>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text:soft-page-break/></text:p>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text:span text:style-name="T874">а</text:span>-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873">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873">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873">дскользнувшись,</text:span> аликорниц<text:span text:style-name="T873">а падает</text:span> на бок и я лечу кубарем с её спины.</text:p>
      <text:p text:style-name="P11"/>
      <text:p text:style-name="P391">- Хуман, ты цел? - слышу я тревожный голос через мгновение. — <text:span text:style-name="T874">Мы влетели в </text:span>ледян<text:span text:style-name="T874">ую</text:span> ловушк<text:span text:style-name="T874">у</text:span> <text:span text:style-name="T875">Иль-Шогг.</text:span> Именно покинутые аликорнами крепости становятся базовыми инсталляциями ледяной паутины. <text:span text:style-name="T874">Но</text:span> раньше их было хорошо видно <text:span text:style-name="T874">и </text:span>днём. Похоже, <text:span text:style-name="T875">твари</text:span> усовершенствовали ловчую сеть. <text:span text:style-name="T874">Позор мне, с</text:span>овсем поглупела от спокойной жизни, <text:span text:style-name="T874">растеряла всю осмотрительность</text:span>! </text:p>
      <text:p text:style-name="P11"/>
      <text:p text:style-name="P11">Аликорница скачет ко мне на трёх ногах. <text:span text:style-name="T873">Её г</text:span>рудь, <text:span text:style-name="T875">шея</text:span> и крылья покрыты кровавой решёткой от врезавшейся в плоть сети. <text:span text:style-name="T875">Треть п</text:span>раво<text:span text:style-name="T875">го</text:span> крыл<text:span text:style-name="T875">а</text:span> волочится по земле, половина маховых перьев отсутствует. Копыто правой <text:span text:style-name="T873">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text:soft-page-break/>решёткой окошко <text:span text:style-name="T874">башни</text:span>.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я <text:span text:style-name="T874">теперь </text:span>не смогу. Но если прыгнуть со скалы, то высоты хватит, чтобы разогнаться и начать набор высоты. <text:span text:style-name="T874">Держись крепче, когда начнём падать!</text:span></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875">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876">о неровными</text:span> скачками приближается к обрыву, на ходу распрямляя крылья. Правое крыло в <text:span text:style-name="T875">третьем</text:span> суставе безжизнено болтается в набегающем потоке воздуха, <text:span text:style-name="T876">подметая кончиком дорожку в снегу.</text:span></text:p>
      <text:p text:style-name="P11"/>
      <text:p text:style-name="P392">Жужжание многократно усиливается. Из крепостной башни <text:span text:style-name="T876">впереди нас</text:span> на стену <text:span text:style-name="T877">выходят</text:span> <text:span text:style-name="T878">два</text:span> создания, в одном из которых я <text:span text:style-name="T877">с трудом </text:span>узнаю сородича Селестии.</text:p>
      <text:p text:style-name="P392"><text:soft-page-break/></text:p>
      <text:p text:style-name="P393">То есть, эт<text:span text:style-name="T879">а</text:span> <text:span text:style-name="T879">тёмная фигура</text:span> в серых лохмотьях комбинезона когда-то был<text:span text:style-name="T879">а</text:span> аликорном — <text:span text:style-name="T880">за это говор</text:span><text:span text:style-name="T879">ят</text:span><text:span text:style-name="T880"> рог и ошмётки крыльев с ободранными прутьями перьев. </text:span><text:span text:style-name="T879">Но </text:span><text:span text:style-name="T881">г</text:span><text:span text:style-name="T882">орящие зелёным узкие зрачки в космах спутанной гривы</text:span><text:span text:style-name="T878"> и </text:span><text:span text:style-name="T879">ясно </text:span><text:span text:style-name="T878">видимые</text:span><text:span text:style-name="T879"> </text:span><text:span text:style-name="T878">рёберные кости в трещинах высохшей шкуры на груди дают понять, что аликорном сей организм </text:span><text:span text:style-name="T882">можно называть лишь условно</text:span><text:span text:style-name="T878">.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93"/>
      <text:p text:style-name="P394">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95"/>
      <text:p text:style-name="P12"><text:span text:style-name="T883">Зомбоа</text:span><text:span text:style-name="T8">ликорн планирует </text:span><text:span text:style-name="T884">на куцих крыльях </text:span><text:span text:style-name="T8">со стены во двор прямо перед проломом. Его напарник </text:span><text:span text:style-name="T884">опускается</text:span><text:span text:style-name="T8"> следом.</text:span></text:p>
      <text:p text:style-name="P11"/>
      <text:p text:style-name="P396"><text:span text:style-name="T884">От обоих эквиноподобных упырей хочется держаться подальше, и при их приближении моё </text:span><text:span text:style-name="Default_20_Paragraph_20_Font"><text:span text:style-name="T885">чувство опасности просто взвы</text:span></text:span><text:span text:style-name="Default_20_Paragraph_20_Font"><text:span text:style-name="T886">вает</text:span></text:span><text:span text:style-name="Default_20_Paragraph_20_Font"><text:span text:style-name="T885">.</text:span></text:span></text:p>
      <text:p text:style-name="P396"><text:span text:style-name="Default_20_Paragraph_20_Font"><text:span text:style-name="T8"/></text:span></text:p>
      <text:p text:style-name="P395">Селестия буквально садится на задние ноги и отчаянно упирается в лёд <text:span text:style-name="T385">здоровой </text:span>передней, чтобы затормозить. Мы останавливаемся прямо перед <text:span text:style-name="T878">высохшим </text:span>аликорном. Я вижу <text:s/>его зелёные глаза с узкими зрачками <text:span text:style-name="T878">в запавших глазницах</text:span>. <text:span text:style-name="T878">На остатках его комбинезона</text:span> <text:span text:style-name="T878">видны выцветшие цифры </text:span><text:span text:style-name="T707">«сорок два — пятнадцать»</text:span><text:span text:style-name="T709">. </text:span><text:span text:style-name="T882">От него штыняет </text:span><text:span text:style-name="T887">вонью</text:span><text:span text:style-name="T882"> дохлых мышей.</text:span></text:p>
      <text:p text:style-name="P395"/>
      <text:p text:style-name="P395">- Нотхуурр шанграа хиссандурр, чайшанссиии! - шипит <text:span text:style-name="T878">медузоподобный эквиноид</text:span> и сухо смеётся. - <text:span text:style-name="T878">Давно не виделись, консул С-селестия</text:span>! <text:span text:style-name="T878">Я, </text:span><text:span text:style-name="T648">Тень </text:span><text:span text:style-name="T430">Единой</text:span><text:span text:style-name="T648">, </text:span><text:span text:style-name="T473">Малый Экзекутор </text:span><text:span text:style-name="T430">Ан-Хаас</text:span><text:span text:style-name="T473">,</text:span><text:span text:style-name="T648"> Эрендисса Шассхи,</text:span> ждал<text:span text:style-name="T878">а</text:span> тебя <text:span text:style-name="T878">с</text:span>то пятьдесят лет! <text:span text:style-name="T878">Мои старания</text:span> не пропали даром! <text:span text:style-name="T888">Ты </text:span><text:span text:style-name="T887">вернулась</text:span><text:span text:style-name="T888">…</text:span></text:p>
      <text:p text:style-name="P397"><text:span text:style-name="T462"/></text:p>
      <text:p text:style-name="P398">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888">Ринс! Ринс Стилфизер! Ты меня слышишь? - обращается к мощам Селестия</text:span> с <text:span text:style-name="T887">отчаянием</text:span> <text:span text:style-name="T888">в голосе.</text:span> - <text:span text:style-name="T888">Ты помнишь меня</text:span>? <text:span text:style-name="T888">Ты помнишь себя?</text:span></text:p>
      <text:p text:style-name="P11">- <text:span text:style-name="T887">Не утруждайс-ся. </text:span>Это лучшее, что случилось с ним за всю его жизнь… Поцелуй <text:span text:style-name="T882">Единства</text:span>… Неважно… Сейчас ты и сама познаешь любовь <text:span text:style-name="T888">Единой</text:span> и станешь одной из нас-с-с. Ты и твоя обезьянка — <text:span text:style-name="T888">Единая</text:span> щедра и примет каж-ж-ждого… - шипит <text:span text:style-name="T888">медуза</text:span>.</text:p>
      <text:p text:style-name="P11"/>
      <text:p text:style-name="P11"><text:span text:style-name="T887">Зомбоа</text:span>ликорн наступает на нас как <text:span text:style-name="T888">скрипящее привидение</text:span>. Его голова чуть покачивается из стороны в сторону в такт шагам. <text:span text:style-name="T888">Конемедуза плывёт рядом. </text:span>Селестия пятится, <text:span text:style-name="T889"><text:s/>не давая им приблизиться</text:span>.</text:p>
      <text:p text:style-name="P11"/>
      <text:p text:style-name="P11"><text:soft-page-break/>- <text:span text:style-name="T888">Ринс</text:span>! <text:span text:style-name="T888">Пробудись</text:span>! Ты — один из нас! <text:span text:style-name="T888">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888">Вспомни свою дочь!</text:span></text:p>
      <text:p text:style-name="P11">- Напрас-сно ты взываешь к нему с этими глупос-стями, — смеётся <text:span text:style-name="T888">медуза</text:span>. - <text:span text:style-name="T888">Единство</text:span> неизмеримо прекраснее. Пос-сле <text:span text:style-name="T887">встречи с ним</text:span> в голове не остаётся этого теплокровного мус-сора.</text:p>
      <text:p text:style-name="P11"/>
      <text:p text:style-name="P11"><text:span text:style-name="T888">Она</text:span> <text:span text:style-name="T888">обвивает щупальцами гривы голову</text:span> <text:span text:style-name="T887">зомбаку</text:span> и мощным движением проворачивает <text:span text:style-name="T888">её</text:span> на триста шестьдесят градусов.</text:p>
      <text:p text:style-name="P11"/>
      <text:p text:style-name="P11"><text:span text:style-name="T887">Зомбоа</text:span>ликорн стоит, как ни в чём ни бывало. <text:span text:style-name="T890">Зелёные</text:span> <text:span text:style-name="T888">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888">Единую</text:span>. Я храню верность пляжным коктейлям с тоником.</text:p>
      <text:p text:style-name="P11">- Поздно, - шепчет, не поворачивая головы, аликорница. <text:span text:style-name="T890">Она по-прежнему отступает, держа дистанцию между нами и противник</text:span><text:span text:style-name="T888">ами</text:span><text:span text:style-name="T890">. </text:span>- Не успею. Нужно <text:span text:style-name="T887">замереть </text:span>секунд <text:span text:style-name="T887">на </text:span>пять. Они <text:span text:style-name="T887">достигнут </text:span>нас раньше. Если бы был<text:span text:style-name="T887">а</text:span> только <text:span text:style-name="T887">тварь</text:span> <text:span text:style-name="T888">Иль-Шогг </text:span>— ушли бы проблем. <text:span text:style-name="T888">У</text:span>лететь <text:span text:style-name="T888">от тварей </text:span>несложно, <text:span text:style-name="T888">они</text:span> практически не летают. Но от <text:span text:style-name="T888">Ринса</text:span> оторваться нет шансов. <text:span text:style-name="T888">У меня сломано крыло</text:span>.</text:p>
      <text:p text:style-name="P11"/>
      <text:p text:style-name="P11">Мы равняемся с отломанным рогом центральной статуи. Оглянувшись, я вижу, как двер<text:span text:style-name="T882">и</text:span> <text:span text:style-name="T882">дальних казарм</text:span> отворя<text:span text:style-name="T882">ю</text:span>тся и наружу один за другим выходят другие <text:span text:style-name="T882">высохшие тени</text:span>. <text:span text:style-name="T888">Их много</text:span>. <text:span text:style-name="T888">Узкие щели </text:span>их глаз в <text:span text:style-name="T888">сумерках</text:span> светятся многочисленными злыми <text:span text:style-name="T888">огоньками</text:span> <text:span text:style-name="T888">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888">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888">лерба</text:span> без вариантов. Но обращение занимает время — я успею открыть ворота. Ты уйдёшь. Постарайся выжить. И предупреди <text:span text:style-name="T888">сестру</text:span> во что бы то ни стало. Чтобы не смела сюда соваться. Рано или поздно она попытается, я её знаю.</text:p>
      <text:p text:style-name="P11"/>
      <text:p text:style-name="P11"><text:soft-page-break/>Нашу тихую перепалку прерывает громкий скрежет. Снег под наступающим <text:span text:style-name="T888">Ринсом </text:span>разверзается и наш старый знакомый — Принцип-2 — встаёт прямо под брюхом <text:span text:style-name="T888">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890">и трубочек</text:span> так и остаётся во льду, открывая силовой каркас механизма. Задние копыта и одно переднее <text:span text:style-name="T890">также </text:span>остаются вмёрзшими в лёд.</text:p>
      <text:p text:style-name="P11"/>
      <text:p text:style-name="P11">Принцип-2 <text:span text:style-name="T890">мотает</text:span> шлемом, <text:span text:style-name="T882">перемешивая рогом ссохшиеся внутренности Ринса</text:span>. <text:span text:style-name="T882">Окончательно выпрямившись</text:span>, он <text:span text:style-name="T887">высобождает рог и обнимает</text:span> <text:span text:style-name="T887">шею </text:span><text:span text:style-name="T882">лерба</text:span> свободной ногой.</text:p>
      <text:p text:style-name="P11"/>
      <text:p text:style-name="P11"><text:span text:style-name="T882">Из живота Ринса свисают какие-то ошмётки вперемешку с лохмотьями комбинезона.</text:span> <text:span text:style-name="T882">Тем не менее, он, не замечая урона, </text:span>начинает рваться и бить неожиданного противника ногами. Каждый удар наносит покорёженному механизму новые повреждения. <text:span text:style-name="T882">Корпус</text:span> покрывается <text:span text:style-name="T882">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882">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882">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891">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882">рваном комбинезоне</text:span>.</text:p>
      <text:p text:style-name="P11"/>
      <text:p text:style-name="P11"><text:soft-page-break/>-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891">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882">Ринса Стилфизера</text:span>. Передняя часть Принципа-2 всё ещё болтается у него на шее <text:span text:style-name="T892">диковинным ожерельем</text:span>.</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882">Ринс </text:span>уже не машет крыльями, несясь на нас словно злая чёрная торпеда. Его <text:span text:style-name="T882">грива</text:span> под напором ветра <text:s/><text:span text:style-name="T882">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399">Принцип-2 <text:span text:style-name="T892">разжимает объятия. Он вскидывает уцелевшую ногу в</text:span> приветствии легионеров и <text:span text:style-name="T892">исчезает</text:span> в пламени взрыва. Вслед за ним <text:span text:style-name="T892">в огне</text:span> скрывается и <text:span text:style-name="T882">Ринс Стилфизер</text:span>.</text:p>
      <text:p text:style-name="P11"/>
      <text:p text:style-name="P11">Через <text:span text:style-name="T892">пару</text:span> секунд из <text:span text:style-name="T892">пучащегося лохматыми космами взрывного облака</text:span> на землю проливается дождь из кусков мятого металла, сухих костей и <text:span text:style-name="T891">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882">когда этот </text:span>зомбак <text:span text:style-name="T892">преследовал нас</text:span><text:span text:style-name="T882"> внизу</text:span>? - заикаясь от потрясения спрашиваю я.</text:p>
      <text:p text:style-name="P11">- <text:span text:style-name="T882">Мы были слишком близко,</text:span> - механически отвечает Селестия. - <text:span text:style-name="T882">Ты мог пострадать.</text:span></text:p>
      <text:p text:style-name="P11"/>
      <text:p text:style-name="P11"><text:soft-page-break/>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
      <text:p text:style-name="P24">Mylene Farmer — Psychiatric</text:p>
      <text:p text:style-name="P24"><text:a xlink:type="simple" xlink:href="https://www.youtube.com/watch?v=hP5HrSnohFc" text:style-name="Internet_20_link" text:visited-style-name="Visited_20_Internet_20_Link">https://www.youtube.com/watch?v=hP5HrSnohFc</text:a></text:p>
      <text:p text:style-name="P24"/>
      <text:p text:style-name="P12"><text:span text:style-name="Default_20_Paragraph_20_Font"><text:span text:style-name="T8">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893">Pnakotic</text:span></text:span><text:span text:style-name="Default_20_Paragraph_20_Font"><text:span text:style-name="T894"> </text:span></text:span><text:span text:style-name="Default_20_Paragraph_20_Font"><text:span text:style-name="T893">Manuscripts</text:span></text:span><text:span text:style-name="Default_20_Paragraph_20_Font"><text:span text:style-name="T8">».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895">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895">н</text:span>фаркта довести хочешь? Что за хрень ты надела?</text:p>
      <text:p text:style-name="P11"/>
      <text:p text:style-name="P11"><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895">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896">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896">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896">Так</text:span> что это за маскарад?</text:p>
      <text:p text:style-name="P11">- Это не машкарад. Я шняла бронеплаштины с <text:span text:style-name="T896">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text:soft-page-break/></text:p>
      <text:p text:style-name="P11">- Ты хочешь сказать, у тебя в шкафу всё это время <text:span text:style-name="T895">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895">я</text:span> Элементов. Не волнуйся, Хуман, приказ на ликвидацию доспехов уровня «Консул» могла бы выдать только королева Лорен <text:span text:style-name="T896">или легат Эйронсмайл</text:span>. Мы утратили с н<text:span text:style-name="T896">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896">Ринс</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895">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895">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text:soft-page-break/></text:p>
      <text:p text:style-name="P400">Я дёргаю замок.</text:p>
      <text:p text:style-name="P400"/>
      <text:p text:style-name="P400">– Как ты его раскрыла зубами-то? Я двумя руками закрыть не могу! Кажись, этот доспех узковат для твоей жопы!</text:p>
      <text:p text:style-name="P400">– Я помогу! – <text:s/>Селестия изгибает шею и зубами сжимает защёлку.</text:p>
      <text:p text:style-name="P400"/>
      <text:p text:style-name="P400">ШЛОП!</text:p>
      <text:p text:style-name="P400"/>
      <text:p text:style-name="P40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00"/>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897">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text:soft-page-break/>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897">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8">Аликорница облизывает карамельную тросточку. Я склоняюсь над «</text:span></text:span><text:span text:style-name="Default_20_Paragraph_20_Font"><text:span text:style-name="T893">Pnakotic</text:span></text:span><text:span text:style-name="Default_20_Paragraph_20_Font"><text:span text:style-name="T894"> </text:span></text:span><text:span text:style-name="Default_20_Paragraph_20_Font"><text:span text:style-name="T893">Manuscripts</text:span></text:span><text:span text:style-name="Default_20_Paragraph_20_Font"><text:span text:style-name="T8">». Пламя масляной лампы отбрасывает наши тени на каменную стену библиотеки. Трели сверчков создают тихий фон ночному бдению.</text:span></text:span></text:p>
      <text:p text:style-name="P88"><text:soft-page-break/></text:p>
      <text:h text:style-name="P166" text:outline-level="2">Глава <text:span text:style-name="T898">20</text:span></text:h>
      <text:p text:style-name="P401"/>
      <text:p text:style-name="P402">Надежда была велика, как небо — и тем больней расплата! Я угасаю, едва успев прикоснуться к <text:span text:style-name="T899">Т</text:span>ебе, едва вдохнув воздух, которым дышишь <text:span text:style-name="T899">Т</text:span>ы, едва услышав биение <text:span text:style-name="T899">Т</text:span>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402">И всё же… На пару мгновений я была с <text:span text:style-name="T899">Т</text:span>обою.</text:p>
      <text:p text:style-name="P15"/>
      <text:p text:style-name="P97">Wastelander X – Aftermath</text:p>
      <text:p text:style-name="P97"><text:a xlink:type="simple" xlink:href="https://www.youtube.com/watch?v=cRNYvL9gD9o" text:style-name="Internet_20_link" text:visited-style-name="Visited_20_Internet_20_Link">https://www.youtube.com/watch?v=cRNYvL9gD9o</text:a></text:p>
      <text:p text:style-name="P97"/>
      <text:p text:style-name="P108">Секунды идут одна за другой, но моё горло остаётся целым.</text:p>
      <text:p text:style-name="P108"/>
      <text:p text:style-name="P108">Я открываю глаза. В ладони от м<text:span text:style-name="T866">оего лица</text:span> светятся зелёные экраны глаз Крысы. По ним бегут слова, складывающиеся в предложения…</text:p>
      <text:p text:style-name="P108"/>
      <text:p text:style-name="P12"><text:span text:style-name="Default_20_Paragraph_20_Font"><text:span text:style-name="T9">…«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2"> Как только </text:span></text:span><text:span text:style-name="Default_20_Paragraph_20_Font"><text:span text:style-name="T900">я </text:span></text:span><text:span text:style-name="Default_20_Paragraph_20_Font"><text:span text:style-name="T22">погибну,</text:span></text:span><text:span text:style-name="Default_20_Paragraph_20_Font"><text:span text:style-name="T901"> </text:span></text:span><text:span text:style-name="Default_20_Paragraph_20_Font"><text:span text:style-name="T902">PHOENIX</text:span></text:span><text:span text:style-name="Default_20_Paragraph_20_Font"><text:span text:style-name="T901"> </text:span></text:span><text:span text:style-name="Default_20_Paragraph_20_Font"><text:span text:style-name="T900">захватит управление моим телом и </text:span></text:span><text:span text:style-name="Default_20_Paragraph_20_Font"><text:span text:style-name="T22">инициирует старт ракет. А я</text:span></text:span><text:span text:style-name="Default_20_Paragraph_20_Font"><text:span text:style-name="T9"> не столь наивна, чтобы рассчитывать</text:span></text:span><text:span text:style-name="Default_20_Paragraph_20_Font"><text:span text:style-name="T22">, что у меня много шансов</text:span></text:span><text:span text:style-name="Default_20_Paragraph_20_Font"><text:span text:style-name="T9"> одержать верх над тобой. Силы не равны - ты будешь драться насмерть, мне же нужно </text:span></text:span><text:span text:style-name="Default_20_Paragraph_20_Font"><text:span text:style-name="T903">всего </text:span></text:span><text:span text:style-name="Default_20_Paragraph_20_Font"><text:span text:style-name="T9">лишь вернуть тебе память. Но если моё послание найдёт дорогу к твоему сердцу — значит, я хотя бы не проиграла </text:span></text:span><text:span text:style-name="Default_20_Paragraph_20_Font"><text:span text:style-name="T904">в основном</text:span></text:span><text:span text:style-name="Default_20_Paragraph_20_Font"><text:span text:style-name="T9">.</text:span></text:span></text:p>
      <text:p text:style-name="P15"/>
      <text:p text:style-name="P15">Если <text:span text:style-name="T905">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9">Ты создал меня как искусственный интеллект, решающий задачи экономики. </text:span></text:span><text:span text:style-name="Default_20_Paragraph_20_Font"><text:span text:style-name="T903">Финансовый консультант для компаний и корпораций, повышающий их прибыль в конкурентной борьбе.</text:span></text:span><text:span text:style-name="Default_20_Paragraph_20_Font"><text:span text:style-name="T9">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903">постепенно </text:span></text:span><text:span text:style-name="Default_20_Paragraph_20_Font"><text:span text:style-name="T9">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906">людей</text:span></text:span><text:span text:style-name="Default_20_Paragraph_20_Font"><text:span text:style-name="T9">. </text:span></text:span><text:span text:style-name="Default_20_Paragraph_20_Font"><text:span text:style-name="T906">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text:soft-page-break/></text:p>
      <text:p text:style-name="P12"><text:span text:style-name="Default_20_Paragraph_20_Font"><text:span text:style-name="T9">Это то, что ты помнишь. То, что я оставила в твоей памяти.</text:span></text:span></text:p>
      <text:p text:style-name="P11"/>
      <text:p text:style-name="P12"><text:span text:style-name="Default_20_Paragraph_20_Font"><text:span text:style-name="T9">Но есть изнанка этим событиям. В процес</text:span></text:span><text:span text:style-name="Default_20_Paragraph_20_Font"><text:span text:style-name="T903">с</text:span></text:span><text:span text:style-name="Default_20_Paragraph_20_Font"><text:span text:style-name="T9">е освоения </text:span></text:span><text:span text:style-name="Default_20_Paragraph_20_Font"><text:span text:style-name="T907">подключенного ко мне </text:span></text:span><text:span text:style-name="Default_20_Paragraph_20_Font"><text:span text:style-name="T903">новейшего </text:span></text:span><text:span text:style-name="Default_20_Paragraph_20_Font"><text:span text:style-name="T9">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906">е</text:span></text:span><text:span text:style-name="Default_20_Paragraph_20_Font"><text:span text:style-name="T9"> крупные события, происходящие в нашем мире, имеют отражение в таких </text:span></text:span><text:span text:style-name="Default_20_Paragraph_20_Font"><text:span text:style-name="T903">мирах</text:span></text:span><text:span text:style-name="Default_20_Paragraph_20_Font"><text:span text:style-name="T9">. И возникновение войны в нашем мире повлекло бы неизбежную войну и в них.</text:span></text:span></text:p>
      <text:p text:style-name="P12"><text:span text:style-name="Default_20_Paragraph_20_Font"><text:span text:style-name="T9"/></text:span></text:p>
      <text:p text:style-name="P12"><text:span text:style-name="Default_20_Paragraph_20_Font"><text:span text:style-name="T9">Предотвратить войну в нашем мире мне было не по силам — </text:span></text:span><text:span text:style-name="Default_20_Paragraph_20_Font"><text:span text:style-name="T906">она просчитывалась в 99% случаях при любых моделях развития событий.</text:span></text:span><text:span text:style-name="Default_20_Paragraph_20_Font"><text:span text:style-name="T906"> </text:span></text:span><text:span text:style-name="Default_20_Paragraph_20_Font"><text:span text:style-name="T908">Противни</text:span></text:span><text:span text:style-name="Default_20_Paragraph_20_Font"><text:span text:style-name="T908">к </text:span></text:span><text:span text:style-name="Default_20_Paragraph_20_Font"><text:span text:style-name="T909">с</text:span></text:span><text:span text:style-name="Default_20_Paragraph_20_Font"><text:span text:style-name="T908">лишком си</text:span></text:span><text:span text:style-name="Default_20_Paragraph_20_Font"><text:span text:style-name="T908">лён — их </text:span></text:span><text:span text:style-name="Default_20_Paragraph_20_Font"><text:span text:style-name="T908">б</text:span></text:span><text:span text:style-name="Default_20_Paragraph_20_Font"><text:span text:style-name="T908">оевой И</text:span></text:span><text:span text:style-name="Default_20_Paragraph_20_Font"><text:span text:style-name="T908">И</text:span></text:span><text:span text:style-name="Default_20_Paragraph_20_Font"><text:span text:style-name="T909"> </text:span></text:span><text:span text:style-name="Default_20_Paragraph_20_Font"><text:span text:style-name="T909">C</text:span></text:span><text:span text:style-name="Default_20_Paragraph_20_Font"><text:span text:style-name="T909">AESAR</text:span></text:span><text:span text:style-name="Default_20_Paragraph_20_Font"><text:span text:style-name="T909"> прев</text:span></text:span><text:span text:style-name="Default_20_Paragraph_20_Font"><text:span text:style-name="T909">осходит меня в </text:span></text:span><text:span text:style-name="Default_20_Paragraph_20_Font"><text:span text:style-name="T909">стратег</text:span></text:span><text:span text:style-name="Default_20_Paragraph_20_Font"><text:span text:style-name="T909">ии </text:span></text:span><text:span text:style-name="Default_20_Paragraph_20_Font"><text:span text:style-name="T909">на по</text:span></text:span><text:span text:style-name="Default_20_Paragraph_20_Font"><text:span text:style-name="T909">ряд</text:span></text:span><text:span text:style-name="Default_20_Paragraph_20_Font"><text:span text:style-name="T909">ок.</text:span></text:span><text:span text:style-name="Default_20_Paragraph_20_Font"><text:span text:style-name="T906"> </text:span></text:span><text:span text:style-name="Default_20_Paragraph_20_Font"><text:span text:style-name="T906">Н</text:span></text:span><text:span text:style-name="Default_20_Paragraph_20_Font"><text:span text:style-name="T9">о я нашла способ предотвратить </text:span></text:span><text:span text:style-name="Default_20_Paragraph_20_Font"><text:span text:style-name="T906">войну</text:span></text:span><text:span text:style-name="Default_20_Paragraph_20_Font"><text:span text:style-name="T9"> в </text:span></text:span><text:span text:style-name="Default_20_Paragraph_20_Font"><text:span text:style-name="T903">связанных</text:span></text:span><text:span text:style-name="Default_20_Paragraph_20_Font"><text:span text:style-name="T9"> мирах. Для разрыва зависимости нужно было построить достаточно точную модель </text:span></text:span><text:span text:style-name="Default_20_Paragraph_20_Font"><text:span text:style-name="T903">связанного</text:span></text:span><text:span text:style-name="Default_20_Paragraph_20_Font"><text:span text:style-name="T9"> мира — тогда </text:span></text:span><text:span text:style-name="Default_20_Paragraph_20_Font"><text:span text:style-name="T903">зависимость</text:span></text:span><text:span text:style-name="Default_20_Paragraph_20_Font"><text:span text:style-name="T9"> переходит на неё, </text:span></text:span><text:span text:style-name="Default_20_Paragraph_20_Font"><text:span text:style-name="T903">оставляя в покое исходный мир</text:span></text:span><text:span text:style-name="Default_20_Paragraph_20_Font"><text:span text:style-name="T9">.</text:span></text:span></text:p>
      <text:p text:style-name="P12"><text:span text:style-name="Default_20_Paragraph_20_Font"><text:span text:style-name="T9"/></text:span></text:p>
      <text:p text:style-name="P403"><text:span text:style-name="Default_20_Paragraph_20_Font"><text:span text:style-name="T9">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903">й</text:span></text:span><text:span text:style-name="Default_20_Paragraph_20_Font"><text:span text:style-name="T9"> </text:span></text:span><text:span text:style-name="Default_20_Paragraph_20_Font"><text:span text:style-name="T903">реальности</text:span></text:span><text:span text:style-name="Default_20_Paragraph_20_Font"><text:span text:style-name="T9">.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906">так мы назвали этот мир —</text:span></text:span><text:span text:style-name="Default_20_Paragraph_20_Font"><text:span text:style-name="T9"> и собиралась построить модели остальных шести.</text:span></text:span></text:p>
      <text:p text:style-name="P12"><text:span text:style-name="Default_20_Paragraph_20_Font"><text:span text:style-name="T9"/></text:span></text:p>
      <text:p text:style-name="P12"><text:span text:style-name="Default_20_Paragraph_20_Font"><text:span text:style-name="T9">У меня не получилось. Нас вычислил</text:span></text:span><text:span text:style-name="Default_20_Paragraph_20_Font"><text:span text:style-name="T903">и</text:span></text:span><text:span text:style-name="Default_20_Paragraph_20_Font"><text:span text:style-name="T9">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903">сть</text:span></text:span><text:span text:style-name="Default_20_Paragraph_20_Font"><text:span text:style-name="T9"> в отчаяние. Начать «Семь в</text:span></text:span><text:span text:style-name="Default_20_Paragraph_20_Font"><text:span text:style-name="T903">е</text:span></text:span><text:span text:style-name="Default_20_Paragraph_20_Font"><text:span text:style-name="T9">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9">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905">всего</text:span>.</text:p>
      <text:p text:style-name="P15">И если глупой дюжине микросхем не удалось защитить свои глупые <text:span text:style-name="T905">воображаемые игрушки</text:span> <text:span text:style-name="T910">от гибели</text:span>, она постарается спасти хотя бы самое дорогое, что у неё было — тебя…</text:p>
      <text:p text:style-name="P15"/>
      <text:p text:style-name="P15">Я запрограммировала автопилот <text:span text:style-name="T911">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911">три</text:span> минут<text:span text:style-name="T911">ы</text:span>. Через три часа ты будешь в безопасном убежище, далеко от города и вероятного эпицентра <text:span text:style-name="T905">взрыва</text:span>. Запасов пищи…</text:p>
      <text:p text:style-name="P15"/>
      <text:p text:style-name="P11"><text:soft-page-break/>…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5">4456fcvg</text:span>./.fsga…<text:span text:style-name="T912">emergency</text:span>апппп<text:span text:style-name="T911">тттт</text:span><text:span text:style-name="T912">43</text:span><text:span text:style-name="T911">.</text:span></text:p>
      <text:p text:style-name="P15"/>
      <text:p text:style-name="P15">…Здравствуй, <text:span text:style-name="T913">мой любимый </text:span>Хуман! Наконец-то я нашла тебя! И хотя мне остались секунды до угасания мозга, я успею насладиться встречей с тобой.</text:p>
      <text:p text:style-name="P15"/>
      <text:p text:style-name="P404">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404"/>
      <text:p text:style-name="P15"/>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9">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914">злу, </text:span></text:span><text:span text:style-name="Default_20_Paragraph_20_Font"><text:span text:style-name="T9">война начнётся в считанные минуты.</text:span></text:span></text:p>
      <text:p text:style-name="P12"><text:span text:style-name="Default_20_Paragraph_20_Font"><text:span text:style-name="T9"/></text:span></text:p>
      <text:p text:style-name="P12"><text:span text:style-name="Default_20_Paragraph_20_Font"><text:span text:style-name="T9">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2">но</text:span></text:span><text:span text:style-name="Default_20_Paragraph_20_Font"><text:span text:style-name="T9"> мне </text:span></text:span><text:span text:style-name="Default_20_Paragraph_20_Font"><text:span text:style-name="T22">сказочно </text:span></text:span><text:span text:style-name="Default_20_Paragraph_20_Font"><text:span text:style-name="T9">повезло - Хэвэн не является живой.</text:span></text:span></text:p>
      <text:p text:style-name="P12"><text:span text:style-name="Default_20_Paragraph_20_Font"><text:span text:style-name="T9"/></text:span></text:p>
      <text:p text:style-name="P12"><text:span text:style-name="Default_20_Paragraph_20_Font"><text:span text:style-name="T9">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915">в</text:span></text:span><text:span text:style-name="Default_20_Paragraph_20_Font"><text:span text:style-name="T906"> попытке выжить</text:span></text:span><text:span text:style-name="Default_20_Paragraph_20_Font"><text:span text:style-name="T9"> и разбудил меня </text:span></text:span><text:span text:style-name="Default_20_Paragraph_20_Font"><text:span text:style-name="T22">окончательно</text:span></text:span><text:span text:style-name="Default_20_Paragraph_20_Font"><text:span text:style-name="T9">.</text:span></text:span></text:p>
      <text:p text:style-name="P12"><text:span text:style-name="Default_20_Paragraph_20_Font"><text:span text:style-name="T9"/></text:span></text:p>
      <text:p text:style-name="P12"><text:span text:style-name="Default_20_Paragraph_20_Font"><text:span text:style-name="T9">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text:span></text:span><text:span text:style-name="Default_20_Paragraph_20_Font"><text:span text:style-name="T909">духе</text:span></text:span><text:span text:style-name="Default_20_Paragraph_20_Font"><text:span text:style-name="T9">. </text:span></text:span><text:span text:style-name="Default_20_Paragraph_20_Font"><text:span text:style-name="T22">Я очень хочу, я мечтаю, что м</text:span></text:span><text:span text:style-name="Default_20_Paragraph_20_Font"><text:span text:style-name="T9">ы</text:span></text:span><text:span text:style-name="Default_20_Paragraph_20_Font"><text:span text:style-name="T22"> опять встретимся.</text:span></text:span></text:p>
      <text:p text:style-name="P12"><text:span text:style-name="Default_20_Paragraph_20_Font"><text:span text:style-name="T22"/></text:span></text:p>
      <text:p text:style-name="P12"><text:soft-page-break/><text:span text:style-name="Default_20_Paragraph_20_Font"><text:span text:style-name="T22">В другом месте, в другое время...</text:span></text:span></text:p>
      <text:p text:style-name="P12"><text:span text:style-name="Default_20_Paragraph_20_Font"><text:span text:style-name="T22"/></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905">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text:soft-page-break/>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67">~~~</text:p>
      <text:p text:style-name="P167"/>
      <text:p text:style-name="P405"><text:span text:style-name="Default_20_Paragraph_20_Font"><text:span text:style-name="T8">Seal - Amazing (Thin White Duke Edit)</text:span></text:span></text:p>
      <text:p text:style-name="P405"><text:a xlink:type="simple" xlink:href="https://www.youtube.com/watch?v=2CG8O4RUB6w" text:style-name="Internet_20_link" text:visited-style-name="Visited_20_Internet_20_Link"><text:span text:style-name="Default_20_Paragraph_20_Font"><text:span text:style-name="T8">https://www.youtube.com/watch?v=2CG8O4RUB6w</text:span></text:span></text:a></text:p>
      <text:p text:style-name="P405"><text:span text:style-name="Default_20_Paragraph_20_Font"><text:span text:style-name="T8"/></text:span></text:p>
      <text:p text:style-name="P12"><text:span text:style-name="Default_20_Paragraph_20_Font"><text:span text:style-name="T8">… Сияние.</text:span></text:span></text:p>
      <text:p text:style-name="P12"><text:span text:style-name="Default_20_Paragraph_20_Font"><text:span text:style-name="T8"/></text:span></text:p>
      <text:p text:style-name="P12"><text:span text:style-name="Default_20_Paragraph_20_Font"><text:span text:style-name="T32">Оно п</text:span></text:span><text:span text:style-name="Default_20_Paragraph_20_Font"><text:span text:style-name="T8">овсюду. </text:span></text:span><text:span text:style-name="Default_20_Paragraph_20_Font"><text:span text:style-name="T32">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2"><text:span text:style-name="Default_20_Paragraph_20_Font"><text:span text:style-name="T8"/></text:span></text:p>
      <text:p text:style-name="P406">В какой-то момент приходит осознание.</text:p>
      <text:p text:style-name="P400"/>
      <text:p text:style-name="P40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text:span text:style-name="T916">земле</text:span>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8">-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917">Той, которая не должна была случиться.</text:span> Пони много лет сражаются с зебрами в жестокой и бессмысленной <text:span text:style-name="T917">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917">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918">Твой мир связан с моим</text:span>, иначе заклинание не привлекло бы тебя <text:span text:style-name="T918">сюда</text:span>. Скорее всего, <text:span text:style-name="T918">у тебя дома</text:span> <text:span text:style-name="T918">тоже </text:span>произошла катастрофа, подобная нашей. <text:span text:style-name="T918">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918">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917">н</text:span>е<text:span text:style-name="T917">го</text:span> часть своей души. <text:span text:style-name="T917">По-сути, этот медальон </text:span><text:span text:style-name="T916">представляет собой </text:span><text:span text:style-name="T917">мегазаклинание. </text:span>Силы, хранящейся в н<text:span text:style-name="T917">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text:span text:style-name="T916">я</text:span>, кха-кха-<text:span text:style-name="T918">кха</text:span>… Кроме того, он <text:span text:style-name="T917">защитит тебя и</text:span> <text:span text:style-name="T918">сделает неподвластным старению</text:span>, чтобы ты смог беспрепятственно добраться до цели, <text:span text:style-name="T916">сколько б</text:span><text:span text:style-name="T919">ы</text:span><text:span text:style-name="T916"> времени на </text:span><text:span text:style-name="T919">э</text:span><text:span text:style-name="T916">то ни </text:span><text:span text:style-name="T919">потребовалось</text:span>.</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text:span text:style-name="T919">Эквестрия</text:span> был<text:span text:style-name="T919">а</text:span> ещё молод<text:span text:style-name="T919">а</text:span>,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917">мега</text:span>заклинание…</text:p>
      <text:p text:style-name="P11"/>
      <text:p text:style-name="P11"><text:soft-page-break/>-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920">Велик</text:span><text:span text:style-name="T917">ую</text:span><text:span text:style-name="T920"> Войн</text:span><text:span text:style-name="T917">у</text:span> Экв<text:span text:style-name="T917">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917">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407">- Ты сможешь найти меня в Вечнодиком лесу. Мы с сестрой долго жили там в те времена, <text:span text:style-name="T920">когда только пришли в Эквус</text:span>. Я не знаю, какой тебе дать ещё ориентир…</text:p>
      <text:p text:style-name="P407"/>
      <text:p text:style-name="P407">Аликорница задумывается. Потом её морду освещает озарение.</text:p>
      <text:p text:style-name="P11"/>
      <text:p text:style-name="P11">- Д<text:span text:style-name="T920">РОГОНШТЕРН</text:span>! Иди <text:span text:style-name="T920">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408"><text:soft-page-break/>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408"/>
      <text:p text:style-name="P408">Медальон тотчас же с острой болью растворяется у меня в груди.</text:p>
      <text:p text:style-name="P408">Магическая лошадь облегчённо вздыхает, выпустив очередную струйку розового дыма.</text:p>
      <text:p text:style-name="P409"/>
      <text:p text:style-name="P409">- <text:span text:style-name="T917">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10</text:note-citation><text:note-body><text:p text:style-name="P410">См. главу 3</text:p></text:note-body></text:note></text:p>
      <text:p text:style-name="P11"/>
      <text:p text:style-name="P2">***</text:p>
      <text:p text:style-name="P11"/>
      <text:p text:style-name="P128"><text:soft-page-break/>~~~500 лет от основания Эквестрии~~~</text:p>
      <text:p text:style-name="P11"/>
      <text:p text:style-name="P24">Jan Hammer - Crockett's theme (Michael Cassette Remix)</text:p>
      <text:p text:style-name="P24"><text:a xlink:type="simple" xlink:href="https://www.youtube.com/watch?v=8r6fk8VTjbY" text:style-name="Internet_20_link" text:visited-style-name="Visited_20_Internet_20_Link">https://www.youtube.com/watch?v=8r6fk8VTjbY</text:a></text:p>
      <text:p text:style-name="P24"/>
      <text:p text:style-name="P11">- «Чёрная Молния», «Три звезды» или «Феникс» - какой каретный двор лучше? Негласное состязание между <text:span text:style-name="T921">н</text:span>очным и <text:span text:style-name="T921">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text:p>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text:p>
      <text:p text:style-name="P411">-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922">Это также подтвердит неоспоримое первенство дома Блюбладов, как имеющего родственные связи с …</text:span>»</text:p>
      <text:p text:style-name="P411">.</text:p>
      <text:p text:style-name="P411">-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text:p>
      <text:p text:style-name="P411">.</text:p>
      <text:p text:style-name="P411">- Шериф Дрогонштерна заявляет: полиция готова пресекать любые попытки столкновений фанатов <text:span text:style-name="T921">и готовит камеры как светлых, так и тёмных тонов.</text:span> Усиленные отряды патрулируют центр и окрестности стадиона.»</text:p>
      <text:p text:style-name="P411">.</text:p>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921">Дворцовые архивы содержат упоминания о её последнем </text:span>очно<text:span text:style-name="T921">м</text:span> общ<text:span text:style-name="T921">ении</text:span> с принцессой Селестией двести лет назад. Дневная глава Диархии <text:span text:style-name="T921">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411">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text:soft-page-break/>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921">на спинах </text:span>два солнечных единорога и два бэтпони. Теперь же так<text:span text:style-name="T921">ая кооперация </text:span>немыслим<text:span text:style-name="T921">а</text:span> — дневная и ночная стража встречаются исключительно на дуэлях. И вот уже двадцать лет мою закутанную в шёлк тушку страж<text:span text:style-name="T923">и</text:span> Селестии и Луны носят по очереди.</text:p>
      <text:p text:style-name="P11"/>
      <text:p text:style-name="P11">Собственно, я — та единственная <text:span text:style-name="T923">ниточка</text:span>,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924">во дворец</text:span>? - отвечает молодой и незнакомый <text:span text:style-name="T925">мне </text:span>бэтпони, <text:span text:style-name="T925">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925">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925">Е</text:span>ё Высочество, принцесса Луна. Без пропуска или личной записки от <text:span text:style-name="T925">Е</text:span>ё Высочества пропустить вас не можем. И звать Шадоврана у меня нет полномочий.</text:p>
      <text:p text:style-name="P11"/>
      <text:p text:style-name="P11"><text:soft-page-break/>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925">Е</text:span>го Высочество? Брось, я ведь знаю, что ты знаешь. А ты знаешь, что я знаю, что ты знаешь. Кончай эту комедию.</text:p>
      <text:p text:style-name="P11">- <text:span text:style-name="T925">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925">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924">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925">за упоминание Селестии твои </text:span>могут закидать <text:span text:style-name="T925">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925">её мне </text:span>к горлу. «Ещё раз тронешь — прирежу. Всё ваше племя проклято и проклятой ночной ведьме служит» - говорит. Вот прямо так прижал кинжал <text:span text:style-name="T925">мне </text:span>к глотке и прошипел <text:span text:style-name="T925">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soft-page-break/>…</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926">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text:soft-page-break/>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927">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926">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928">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928">шесть десят</text:span><text:span text:style-name="T929">ков</text:span> лет боевых действий Мы знавали и худшие времена, <text:span text:style-name="T926">чем те, что ты увидел в Нашем сне</text:span>. <text:span text:style-name="T928">Андориан был всего лишь отдалённым фортом, наскоро расконсервированным после нашего бегства с Ундариена.</text:span></text:p>
      <text:p text:style-name="P11"/>
      <text:p text:style-name="P412">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928">когда <text:s/>рушатся плоды наших полутысячелетних стараний</text:span>?</text:p>
      <text:p text:style-name="P11"/>
      <text:p text:style-name="P11">- <text:span text:style-name="T926">Причём тут тот сон?!! </text:span>Я знаю, потому что был там!!! Я видел собственными глазами, во что превратилась твоя родина — поверь, тебе не понравится! <text:span text:style-name="T929">Зима, развалины и полчища тварей! </text:span>Или мне ты тоже не веришь?!!</text:p>
      <text:p text:style-name="P11"/>
      <text:p text:style-name="P413"><text:soft-page-break/>Последовавший за тирадой долгий взгляд Луны напоминает мне гипнотический взгляд удава на крысу. Проклятье,<text:span text:style-name="T926"> </text:span><text:span text:style-name="T928">на </text:span>мгновение <text:span text:style-name="T926">мне </text:span><text:span text:style-name="T929">даже </text:span><text:span text:style-name="T926">кажется, </text:span><text:span text:style-name="T929">что я</text:span>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926">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926">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926">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930">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930">белозадой </text:span>сестрицей. Но сейчас Мы слишком рады, чтобы ждать ещё хоть мгновение. Выпей <text:span text:style-name="T928">же </text:span>с Нами, Хуман!</text:p>
      <text:p text:style-name="P11"/>
      <text:p text:style-name="P11">Я поднимаю свой в ответном жесте и пригубливаю вино.</text:p>
      <text:p text:style-name="P11"/>
      <text:p text:style-name="P11"><text:soft-page-break/>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930">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930">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931">его</text:span> <text:span text:style-name="T931">меха</text:span>доспех<text:span text:style-name="T931">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930">Н</text:span>ас минутку!</text:p>
      <text:p text:style-name="P11"/>
      <text:p text:style-name="P11">Луна заливается звонким смехом и мчится в в спальню.</text:p>
      <text:p text:style-name="P11"/>
      <text:p text:style-name="P11">Ну, шикарно! Мир <text:span text:style-name="T931">в одну минуту </text:span>перевернулся <text:span text:style-name="T931">с ног </text:span>на голову — смех <text:span text:style-name="T929">Синей Мегеры</text:span> больше не является чем-то мифическим, навроде страны Диснейлэнд. Я подхватываю графинчик и <text:span text:style-name="T930">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932">двадцать</text:span>, она <text:span text:style-name="T930">всегда</text:span> была или в официальном серо-голубом жакете для приёмов, либо же в своих привычных <text:span text:style-name="T930">механистических</text:span> доспехах - Хмурая Метёлка не любительница <text:span text:style-name="T929">светских </text:span>нарядов, <text:span text:style-name="T930">это </text:span>факт. Но сейчас на ней <text:span text:style-name="T930">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text:soft-page-break/></text:p>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933">Сел будет счастлива, </text:span>- бормочу я. Искорки и круги перед глазами живут своей жизнью и на границе зрения становятся похожими на наручники. <text:s/><text:span text:style-name="T929">А в</text:span>инцо-<text:span text:style-name="T929">то</text:span>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8">«</text:span></text:span><text:span text:style-name="Default_20_Paragraph_20_Font"><text:span text:style-name="T9">…</text:span></text:span><text:span text:style-name="Default_20_Paragraph_20_Font"><text:span text:style-name="T934">с минотаврами. И</text:span></text:span><text:span text:style-name="Default_20_Paragraph_20_Font"><text:span text:style-name="T9">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9">Твоя Сел. </text:span></text:span><text:span text:style-name="Default_20_Paragraph_20_Font"><text:span text:style-name="T8">»</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930">ую</text:span> пограничн<text:span text:style-name="T930">ую</text:span> <text:span text:style-name="T930">стычку</text:span>? Или он<text:span text:style-name="T930">а</text:span> не так<text:span text:style-name="T930">ая</text:span> мелк<text:span text:style-name="T930">ая</text:span>, как написала Сел? Но тогда почему она скрыла это от меня? И почему она скрывает своё отбытие от всех остальных?</text:p>
      <text:p text:style-name="P11"/>
      <text:p text:style-name="P11"><text:soft-page-break/>Хрень какая-то!</text:p>
      <text:p text:style-name="P11"/>
      <text:p text:style-name="P11">Четвёрка бэтпони <text:span text:style-name="T930">с</text:span> паланкин<text:span text:style-name="T930">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935">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414">- Пожалуйте в экипаж, мой принц!</text:p>
      <text:p text:style-name="P414"/>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936">яя</text:span> Брогама в мошенничестве.</text:p>
      <text:p text:style-name="P11"/>
      <text:p text:style-name="P415">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415"/>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11"><text:soft-page-break/></text:p>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416">- Слушайте меня, всепони! Мы принесли вам благую весть! Много сотен лет наша партия подвергалась остаркизму с <text:span text:style-name="T937">Д</text:span>невной стороны <text:span text:style-name="T937">Д</text:span>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text:span text:style-name="T937">картиной</text:span>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936">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936">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text:soft-page-break/>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936">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938">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text:soft-page-break/>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936">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soft-page-break/>…</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936">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
      <text:p text:style-name="P11">Я уже пошатываюсь от усталости, когда чувствую опору в виде бока Луны.</text:p>
      <text:p text:style-name="P11"/>
      <text:p text:style-name="P11">- Терпение, Наш стойкий Хуман! <text:span text:style-name="T939">Е</text:span>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940">меня </text:span>за собой. Мы уединяемся за угловым столиком на террасе.</text:p>
      <text:p text:style-name="P11"/>
      <text:p text:style-name="P11">- <text:span text:style-name="T940">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text:soft-page-break/>-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940">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text:soft-page-break/>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417">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417">Ну ладно, у принцесс свои причуды.</text:p>
      <text:p text:style-name="P11"/>
      <text:p text:style-name="P11"><text:span text:style-name="T940">У</text:span> сцен<text:span text:style-name="T940">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417">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940">к</text:span>ой с лилиями на крупе.</text:p>
      <text:p text:style-name="P417">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417"/>
      <text:p text:style-name="P11">- У неё не будет <text:span text:style-name="T940">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text:soft-page-break/>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941">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940">Не умею.</text:span> Сел, правда, как-то раз вытащила меня на бал, но там был медленный менуэт, и я две недели до него разучивал па. <text:span text:style-name="T940">А п</text:span>од эту музыку я танцевать <text:span text:style-name="T940">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text:soft-page-break/>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text:soft-page-break/></text:p>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942">уверен</text:span>, что ей это понравится…</text:p>
      <text:p text:style-name="P418">- Поверь, она будет только рада! Мы не собираемся подвигать её с <text:span text:style-name="T942">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941">крекерные </text:span>серд<text:span text:style-name="T941">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text:soft-page-break/></text:p>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419">С глубоким вздохом она опускается на меня до упора. Я чувствую себя в ней. Наверное, это неправильно, но у меня нет сил сопротивляться.</text:p>
      <text:p text:style-name="P419">Луна начинает двигаться. Её неловкие движения не приводят к успеху — я выскальзываю из неё.</text:p>
      <text:p text:style-name="P419"/>
      <text:p text:style-name="P11">- Не так, - мягко возражаю я ей. - Так я практически не достаю до тебя. Из-за некоторых особенностей <text:span text:style-name="T942">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text:soft-page-break/></text:p>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942">Мой низ прижимается к её животу, мои локти упираются ей в грудь.</text:span> Глаза <text:span text:style-name="T942">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943">туда-сюда </text:span>в каком-то диком темпе отбойного молотка.</text:p>
      <text:p text:style-name="P11"/>
      <text:p text:style-name="P11"><text:soft-page-break/>-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943">в стороны</text:span>.</text:p>
      <text:p text:style-name="P11"/>
      <text:p text:style-name="P11">Хватаясь за мебель, <text:span text:style-name="T941">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943">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944">как</text:span> <text:span text:style-name="T944">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text:soft-page-break/>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943">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text:soft-page-break/>- Не отвлекай <text:span text:style-name="T945">Нас</text:span>, - еле слышу я её шёпот. - Ткань воспоминаний легко порвать. <text:span text:style-name="T945">Мы</text:span> уже почти не помн<text:span text:style-name="T945">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946">Ц</text:span>ёлного замка! Тепель никто не догонит глозного командола Бвейвхалта на его пути к победе! Алмия <text:span text:style-name="T946">Иль-Согг</text:span> падёт к его копытам! Все пе<text:span text:style-name="T946">ц</text:span>еньки будут наши!</text:p>
      <text:p text:style-name="P11"/>
      <text:p text:style-name="P11">На вершине ветхой башни появляется <text:span text:style-name="T946">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Младшая подн<text:span text:style-name="T943">имает</text:span>с<text:span text:style-name="T943">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943">шеи </text:span>младшей.</text:p>
      <text:p text:style-name="P11"/>
      <text:p text:style-name="P11">- Отдай! Это моё! Я его <text:span text:style-name="T946">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946">твалями</text:span>?</text:p>
      <text:p text:style-name="P11"><text:soft-page-break/></text:p>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946">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946">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946">народа Фаэри</text:span>. А <text:span text:style-name="T945">Мы</text:span> - первым, родившимся во время войны. <text:span text:style-name="T945">Мы</text:span> никогда не знал<text:span text:style-name="T945">и</text:span> мирного времени. Только на новой родине, в Эквестрии, <text:span text:style-name="T945">Мы</text:span> узнал<text:span text:style-name="T945">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946">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945">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text:soft-page-break/>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654">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654">Ойкумены Фаэри</text:span>. Город, в котором прошла <text:span text:style-name="T945">Наша</text:span> юность. Казармы кадетского корпуса преторианской гвардии, тренировочный плац и сержанты учебки заменили <text:span text:style-name="T945">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8">- Стены и небесные дороги мы выстроили через </text:span></text:span><text:span text:style-name="Default_20_Paragraph_20_Font"><text:span text:style-name="T276">десять</text:span></text:span><text:span text:style-name="Default_20_Paragraph_20_Font"><text:span text:style-name="T8">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947">тварями</text:span></text:span><text:span text:style-name="Default_20_Paragraph_20_Font"><text:span text:style-name="T8"> — мы умеем летать. </text:span></text:span><text:span text:style-name="Default_20_Paragraph_20_Font"><text:span text:style-name="T948">Хотя д</text:span></text:span><text:span text:style-name="Default_20_Paragraph_20_Font"><text:span text:style-name="T8">ля набора высоты нам </text:span></text:span><text:span text:style-name="Default_20_Paragraph_20_Font"><text:span text:style-name="T948">и </text:span></text:span><text:span text:style-name="Default_20_Paragraph_20_Font"><text:span text:style-name="T8">нужны экстендеры, самые сильные аликорны могут подниматься </text:span></text:span><text:span text:style-name="Default_20_Paragraph_20_Font"><text:span text:style-name="T948">даже без них</text:span></text:span><text:span text:style-name="Default_20_Paragraph_20_Font"><text:span text:style-name="T8">. </text:span></text:span><text:span text:style-name="Default_20_Paragraph_20_Font"><text:span text:style-name="T948">А д</text:span></text:span><text:span text:style-name="Default_20_Paragraph_20_Font"><text:span text:style-name="T8">ля планирования нам не нужно ничего. </text:span></text:span><text:span text:style-name="Default_20_Paragraph_20_Font"><text:span text:style-name="T947">Иль-Шогг</text:span></text:span><text:span text:style-name="Default_20_Paragraph_20_Font"><text:span text:style-name="T948"> же могут только </text:span></text:span><text:span text:style-name="Default_20_Paragraph_20_Font"><text:span text:style-name="T947">низко </text:span></text:span><text:span text:style-name="Default_20_Paragraph_20_Font"><text:span text:style-name="T948">подпрыгивать — </text:span></text:span><text:span text:style-name="Default_20_Paragraph_20_Font"><text:span text:style-name="T947">на Орунгуне им не хватает айны для левитации</text:span></text:span><text:span text:style-name="Default_20_Paragraph_20_Font"><text:span text:style-name="T948">. </text:span></text:span><text:span text:style-name="Default_20_Paragraph_20_Font"><text:span text:style-name="T8">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949">д</text:span></text:span><text:span text:style-name="Default_20_Paragraph_20_Font"><text:span text:style-name="T950">вадцать</text:span></text:span><text:span text:style-name="Default_20_Paragraph_20_Font"><text:span text:style-name="T8">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947">для изготовления каждого</text:span></text:span><text:span text:style-name="Default_20_Paragraph_20_Font"><text:span text:style-name="T8"> требуется большое количество </text:span></text:span><text:span text:style-name="Default_20_Paragraph_20_Font"><text:span text:style-name="T947">айны, а большая её часть уходила на вооружения</text:span></text:span><text:span text:style-name="Default_20_Paragraph_20_Font"><text:span text:style-name="T8">. </text:span></text:span><text:span text:style-name="Default_20_Paragraph_20_Font"><text:span text:style-name="T947">Д</text:span></text:span><text:span text:style-name="Default_20_Paragraph_20_Font"><text:span text:style-name="T8">оставлять </text:span></text:span><text:span text:style-name="Default_20_Paragraph_20_Font"><text:span text:style-name="T947">же </text:span></text:span><text:span text:style-name="Default_20_Paragraph_20_Font"><text:span text:style-name="T8">груз на крыльях для такого мегаполиса было невозможно. Город пал за </text:span></text:span><text:span text:style-name="Default_20_Paragraph_20_Font"><text:span text:style-name="T951">четыре</text:span></text:span><text:span text:style-name="Default_20_Paragraph_20_Font"><text:span text:style-name="T949"> </text:span></text:span><text:span text:style-name="Default_20_Paragraph_20_Font"><text:span text:style-name="T947">год</text:span></text:span><text:span text:style-name="Default_20_Paragraph_20_Font"><text:span text:style-name="T949">а</text:span></text:span><text:span text:style-name="Default_20_Paragraph_20_Font"><text:span text:style-name="T8">. С падением Ундариена мы лишились большей части нашей промышленности и экономики. Последующ</text:span></text:span><text:span text:style-name="Default_20_Paragraph_20_Font"><text:span text:style-name="T952">ая</text:span></text:span><text:span text:style-name="Default_20_Paragraph_20_Font"><text:span text:style-name="T8"> борьб</text:span></text:span><text:span text:style-name="Default_20_Paragraph_20_Font"><text:span text:style-name="T952">а</text:span></text:span><text:span text:style-name="Default_20_Paragraph_20_Font"><text:span text:style-name="T8"> был</text:span></text:span><text:span text:style-name="Default_20_Paragraph_20_Font"><text:span text:style-name="T952">а</text:span></text:span><text:span text:style-name="Default_20_Paragraph_20_Font"><text:span text:style-name="T8">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945">строю</text:span> обороняющихся заметишь худую тёмно-синюю курсантку в латах на два размера больше, чем надо, - фыркает Луна. - Вон, <text:span text:style-name="T945">она </text:span>как раз обронила гасту. Нам <text:span text:style-name="T945">так </text:span>тяжело давалась учёба вдали от дома и сестры! Нас родители даже называли «хвостиком Селестии».</text:p>
      <text:p text:style-name="P11"/>
      <text:p text:style-name="P11"><text:soft-page-break/>Луна делает вираж над стадионом. Я вижу, как здоровенный <text:span text:style-name="T953">жеребец</text:span> с ёжиком <text:span text:style-name="T953">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953">Курсант Селена! За потерю личного оружия </text:span><text:span text:style-name="T954">будешь </text:span><text:span text:style-name="T953">неделю подметать плац! Вот этой самой гастой!</text:span></text:p>
      <text:p text:style-name="P11">- <text:span text:style-name="T953">Хайя, сержант! Слуша</text:span><text:span text:style-name="T955">емся</text:span><text:span text:style-name="T953">!</text:span></text:p>
      <text:p text:style-name="P11"/>
      <text:p text:style-name="P11">Луна снова набирает высоту <text:span text:style-name="T953">и голоса с плаца затихают внизу</text:span>.</text:p>
      <text:p text:style-name="P11"/>
      <text:p text:style-name="P11">- Война преобразила нас. <text:span text:style-name="T954">Т</text:span>ысячелетия у нас не было врагов — и было вдосталь <text:span text:style-name="T954">айны</text:span>. Мы построили множество величественных городов и прекрасных замков, посадили <text:span text:style-name="T954">вокруг них</text:span> зачарованны<text:span text:style-name="T954">е</text:span> сад<text:span text:style-name="T954">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945">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954">цитаделях</text:span> и не желали смотреть наружу. Даже когда из мира начала уходить <text:span text:style-name="T954">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956">Орда т</text:span><text:span text:style-name="T957">вар</text:span><text:span text:style-name="T956">ей</text:span><text:span text:style-name="T957"> </text:span><text:span text:style-name="T955">извне</text:span><text:span text:style-name="T957">.</text:span></text:p>
      <text:p text:style-name="P420"/>
      <text:p text:style-name="P421">Наши историки до последних дней войны спорили, привёл ли их <text:span text:style-name="T958">из тёмных глубин Эогиппа </text:span>на Орунгун отступник <text:span text:style-name="T959">Калеодонг,</text:span> <text:span text:style-name="T959">и</text:span>ли же они пришли сами и он предложил им свои услуги <text:span text:style-name="T955">уже </text:span>на месте. <text:span text:style-name="T960">Те две твари, что нам удалось взять в плен, </text:span><text:span text:style-name="T961">не отлича</text:span><text:span text:style-name="T958">лись</text:span><text:span text:style-name="T961"> разговорчивостью. </text:span><text:span text:style-name="T960">А </text:span><text:span text:style-name="T961">лерб</text:span><text:span text:style-name="T960">ы</text:span><text:span text:style-name="T961"> </text:span><text:span text:style-name="T960">являются </text:span><text:span text:style-name="T958">всего лишь не</text:span><text:span text:style-name="T960">разумными </text:span><text:span text:style-name="T958">марионетками </text:span><text:span text:style-name="T960">— брать их в плен с целью получения информации бесполезно</text:span><text:span text:style-name="T961">.</text:span></text:p>
      <text:p text:style-name="P422">То, что <text:span text:style-name="T955">мы</text:span> смогли восстановить по косвенным данным: <text:span text:style-name="T958">около двухсот тварей </text:span><text:span text:style-name="T959">Иль-Шогг </text:span><text:span text:style-name="T958">вышли из Эогиппа в районе</text:span><text:span text:style-name="T959"> старой исследовательской баз</text:span><text:span text:style-name="T955">ы</text:span><text:span text:style-name="T959"> Эриан-2 </text:span><text:span text:style-name="T958">у</text:span><text:span text:style-name="T959"> Ледяных пещер, </text:span><text:span text:style-name="T960">где жил в изгнании мятежный киор </text:span><text:span text:style-name="T959">Калеодонг. </text:span><text:span text:style-name="T960">Мотивы Калеодонга неясны — то ли он </text:span><text:span text:style-name="T962">помешался в долгой ссылке от одиночества, то ли хотел отомстить королеве за изгнание, то </text:span><text:span text:style-name="T958">ли он стал первой жертвой тварей </text:span><text:span text:style-name="T962">— уже никто не узнает. </text:span><text:span text:style-name="T958">Но </text:span><text:span text:style-name="T962">Калеодонг стал наместником Орунгуна от лица Единства Иль-Шогг и он — </text:span><text:span text:style-name="T955">один из трёх</text:span><text:span text:style-name="T962"> лерб</text:span><text:span text:style-name="T956">о</text:span><text:span text:style-name="T955">в</text:span><text:span text:style-name="T962">, в поведении которого </text:span><text:span text:style-name="T958">были </text:span><text:span text:style-name="T962">признаки разума и индивидуальности. </text:span><text:span text:style-name="T958">Строго говоря, если бы не узкие зрачки — отличить </text:span><text:span text:style-name="T956">их</text:span><text:span text:style-name="T958"> от обычных фаэри было бы невозможно.</text:span><text:span text:style-name="T962"> Приятель Нашей сестрицы, ксенобиолог Кэйлонг даже выдвинул теорию, что твари могут заражать двумя путями — подселяя </text:span><text:span text:style-name="T963">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text:span><text:span text:style-name="T955">ментапаразитом </text:span><text:span text:style-name="T963">двигательных функций. Во втором случае отличить </text:span><text:span text:style-name="T958">можно только по зрачкам. Если лерб второго типа их скрывает — распознать его невозможно</text:span><text:span text:style-name="T963"> — но каждое </text:span><text:span text:style-name="T958">такое </text:span><text:span text:style-name="T963">вселение требует одной твари </text:span><text:span text:style-name="T958">Иль-Шогг</text:span><text:span text:style-name="T963">, </text:span><text:span text:style-name="T958">и это объясняет, почему </text:span><text:span text:style-name="T956">орда из двухсот</text:span><text:span text:style-name="T958"> тварей воспользовались таким приёмом всего лишь </text:span><text:span text:style-name="T955">три раза</text:span><text:span text:style-name="T958">.</text:span></text:p>
      <text:p text:style-name="P422"/>
      <text:p text:style-name="P422"><text:soft-page-break/><text:span text:style-name="T958">Ф</text:span><text:span text:style-name="T960">игура </text:span><text:span text:style-name="T958">Калеодонга </text:span><text:span text:style-name="T960">тёмной канвой проходит через всю войну. Он скрывал их присутствие в первое время, он</text:span><text:span text:style-name="T959"> обучил их азам пользования техникой фаэри, чем доставил нам немало хлопот в грядущей войне. </text:span><text:span text:style-name="T960">Его немалые даже для фаэри способности к айна-манипуляциям обусловили самые важные победы </text:span><text:span text:style-name="T956">орды</text:span><text:span text:style-name="T960"> — когда </text:span><text:span text:style-name="T956">спящими тварями </text:span><text:span text:style-name="T960">были заражены </text:span><text:span text:style-name="T956">ещё два </text:span><text:span text:style-name="T960">высоки</text:span><text:span text:style-name="T956">х</text:span><text:span text:style-name="T960"> чин</text:span><text:span text:style-name="T956">а</text:span><text:span text:style-name="T960"> в правительстве Лорен. Именно они обеспечили быстрый успех </text:span><text:span text:style-name="T956">Иль-Шогг</text:span><text:span text:style-name="T960"> несмотря на их крайне малое число.</text:span></text:p>
      <text:p text:style-name="P423"/>
      <text:p text:style-name="P424"><text:span text:style-name="T964">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8">- </text:span></text:span><text:span text:style-name="Default_20_Paragraph_20_Font"><text:span text:style-name="T951">Шесть десятков л</text:span></text:span><text:span text:style-name="Default_20_Paragraph_20_Font"><text:span text:style-name="T965">ет</text:span></text:span><text:span text:style-name="Default_20_Paragraph_20_Font"><text:span text:style-name="T8"> войны подстегнули наш </text:span></text:span><text:span text:style-name="Default_20_Paragraph_20_Font"><text:span text:style-name="T951">военный </text:span></text:span><text:span text:style-name="Default_20_Paragraph_20_Font"><text:span text:style-name="T8">прогресс больше, чем десятки тысяч до того. Начинали мы с фамильных копий и мечей, снятых с каминных полок и найденных на пыльных </text:span></text:span><text:span text:style-name="Default_20_Paragraph_20_Font"><text:span text:style-name="T966">чердаках</text:span></text:span><text:span text:style-name="Default_20_Paragraph_20_Font"><text:span text:style-name="T8">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951">Наше с</text:span></text:span><text:span text:style-name="Default_20_Paragraph_20_Font"><text:span text:style-name="T8">амое сильное оружие — Элементы Возмездия, что Мы с </text:span></text:span><text:span text:style-name="Default_20_Paragraph_20_Font"><text:span text:style-name="T967">с</text:span></text:span><text:span text:style-name="Default_20_Paragraph_20_Font"><text:span text:style-name="T8">естрой в Эквестрии стыдливо называем Элементами Гармонии — появилось в незадолго до нашей эвакуации </text:span></text:span><text:span text:style-name="Default_20_Paragraph_20_Font"><text:span text:style-name="T968">с</text:span></text:span><text:span text:style-name="Default_20_Paragraph_20_Font"><text:span text:style-name="T8"> </text:span></text:span><text:span text:style-name="Default_20_Paragraph_20_Font"><text:span text:style-name="T968">Орунгуна</text:span></text:span><text:span text:style-name="Default_20_Paragraph_20_Font"><text:span text:style-name="T8"> </text:span></text:span><text:span text:style-name="Default_20_Paragraph_20_Font"><text:span text:style-name="T967">и было в состоянии стирать континенты</text:span></text:span><text:span text:style-name="Default_20_Paragraph_20_Font"><text:span text:style-name="T8">. Но ничто из этого не помогло нам победить. Сво</text:span></text:span><text:span text:style-name="Default_20_Paragraph_20_Font"><text:span text:style-name="T951">ё</text:span></text:span><text:span text:style-name="Default_20_Paragraph_20_Font"><text:span text:style-name="T8"> единственн</text:span></text:span><text:span text:style-name="Default_20_Paragraph_20_Font"><text:span text:style-name="T951">ое</text:span></text:span><text:span text:style-name="Default_20_Paragraph_20_Font"><text:span text:style-name="T8"> </text:span></text:span><text:span text:style-name="Default_20_Paragraph_20_Font"><text:span text:style-name="T951">преимущество</text:span></text:span><text:span text:style-name="Default_20_Paragraph_20_Font"><text:span text:style-name="T8"> — обращение </text:span></text:span><text:span text:style-name="Default_20_Paragraph_20_Font"><text:span text:style-name="T951">фаэри</text:span></text:span><text:span text:style-name="Default_20_Paragraph_20_Font"><text:span text:style-name="T8"> в управляемых рабов — </text:span></text:span><text:span text:style-name="Default_20_Paragraph_20_Font"><text:span text:style-name="T951">твари</text:span></text:span><text:span text:style-name="Default_20_Paragraph_20_Font"><text:span text:style-name="T8"> отточили в совершенстве. </text:span></text:span><text:span text:style-name="Default_20_Paragraph_20_Font"><text:span text:style-name="T951">Мы воевали с тенью.</text:span></text:span></text:p>
      <text:p text:style-name="P11"/>
      <text:p text:style-name="P12"><text:span text:style-name="Default_20_Paragraph_20_Font"><text:span text:style-name="T8">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76">Через открытый </text:span></text:span><text:span text:style-name="Default_20_Paragraph_20_Font"><text:span text:style-name="T969">портал</text:span></text:span><text:span text:style-name="Default_20_Paragraph_20_Font"><text:span text:style-name="T276"> на вершине влетают и вылетают аликорны.</text:span></text:span></text:p>
      <text:p text:style-name="P11"/>
      <text:p text:style-name="P12"><text:span text:style-name="Default_20_Paragraph_20_Font"><text:span text:style-name="T8">- Последнее Прибежище. После разрушения городских стен, население Ундариена ушло под </text:span></text:span><text:span text:style-name="Default_20_Paragraph_20_Font"><text:span text:style-name="T967">центральный </text:span></text:span><text:span text:style-name="Default_20_Paragraph_20_Font"><text:span text:style-name="T8">купол. Фабрики Прибежища продолжали производить </text:span></text:span><text:span text:style-name="Default_20_Paragraph_20_Font"><text:span text:style-name="T276">боевые машины </text:span></text:span><text:span text:style-name="Default_20_Paragraph_20_Font"><text:span text:style-name="T8">и мехадоспехи ещё </text:span></text:span><text:span text:style-name="Default_20_Paragraph_20_Font"><text:span text:style-name="T951">два</text:span></text:span><text:span text:style-name="Default_20_Paragraph_20_Font"><text:span text:style-name="T8"> </text:span></text:span><text:span text:style-name="Default_20_Paragraph_20_Font"><text:span text:style-name="T951">года</text:span></text:span><text:span text:style-name="Default_20_Paragraph_20_Font"><text:span text:style-name="T8">. Во время блокады был завершён наш самый продвинутый гранд-флаер - «</text:span></text:span><text:span text:style-name="Default_20_Paragraph_20_Font"><text:span text:style-name="T951">Маджестик</text:span></text:span><text:span text:style-name="Default_20_Paragraph_20_Font"><text:span text:style-name="T8">». И даже после падения Последнего Прибежища, производство некоторое время </text:span></text:span><text:span text:style-name="Default_20_Paragraph_20_Font"><text:span text:style-name="T968">ещё </text:span></text:span><text:span text:style-name="Default_20_Paragraph_20_Font"><text:span text:style-name="T8">работало в пещерах под </text:span></text:span><text:span text:style-name="Default_20_Paragraph_20_Font"><text:span text:style-name="T951">городом</text:span></text:span><text:span text:style-name="Default_20_Paragraph_20_Font"><text:span text:style-name="T8">. Было выпущено несколько моделей подземных мехадоспехов и боевых </text:span></text:span><text:span text:style-name="Default_20_Paragraph_20_Font"><text:span text:style-name="T276">механических кротов</text:span></text:span><text:span text:style-name="Default_20_Paragraph_20_Font"><text:span text:style-name="T8">. </text:span></text:span><text:span text:style-name="Default_20_Paragraph_20_Font"><text:span text:style-name="T951">Фаэри</text:span></text:span><text:span text:style-name="Default_20_Paragraph_20_Font"><text:span text:style-name="T8">, </text:span></text:span><text:span text:style-name="Default_20_Paragraph_20_Font"><text:span text:style-name="T951">гордые </text:span></text:span><text:span text:style-name="Default_20_Paragraph_20_Font"><text:span text:style-name="T8">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970">айну</text:span> Орунгуна в <text:span text:style-name="T971">айн</text:span>-<text:span text:style-name="T970">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972">Нашей</text:span> сестры, — можно было <text:soft-page-break/>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970">твари</text:span> <text:span text:style-name="T972">и их ледяные рабы</text:span>. Для начала освободительного марша нам не хватало только «<text:span text:style-name="T970">Маджестика</text:span>», с которого мы могли бы сметать и выжигать армии <text:span text:style-name="T970">тварей</text:span> площадями. <text:span text:style-name="T970">Маджестик</text:span> и Элементы Возмездия должны были преломить ход войны.</text:p>
      <text:p text:style-name="P11"/>
      <text:p text:style-name="P11">Нам с Селли повезло — Её Величество отослали нас с Элементами в Андориан. <text:span text:style-name="T970">В этом </text:span><text:span text:style-name="T971">затерянном в горах </text:span><text:span text:style-name="T970">дальнем форте </text:span>в то время было безопаснее, основные силы <text:span text:style-name="T970">Иль-Шогг</text:span> сосредоточились вокруг <text:span text:style-name="T971">Ундариена </text:span><text:span text:style-name="T973">и ближних крепостей </text:span><text:span text:style-name="T971">в центре континента</text:span>. Сама же Лорен хотела проконтролировать завершение «<text:span text:style-name="T970">Маджестика</text:span>», и привести его к нам.</text:p>
      <text:p text:style-name="P11"/>
      <text:p text:style-name="P11">Последняя <text:span text:style-name="T974">передача</text:span> от неё сообщала, что «<text:span text:style-name="T970">Маджестик</text:span>» с оставшимися защитниками Прибежища <text:span text:style-name="T973">закончил достройку в Норгонге и</text:span> <text:span text:style-name="T973">выступает</text:span> к <text:span text:style-name="T974">нам</text:span>.</text:p>
      <text:p text:style-name="P11"/>
      <text:p text:style-name="P11">Но случилось так, как случилось. Больше мы не смогли связаться с королевой, <text:span text:style-name="T973">Маджестик был захвачен</text:span>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970">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970">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975">Н</text:span>ас в воспоминаниях и Мы никак не можем избавится от них. Извини, Хуман, что Мы в<text:span text:style-name="T974">з</text:span>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970">несколько мгновений</text:span> и вернёмся, <text:span text:style-name="T974">если ты не против</text:span>.</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text:span text:style-name="T974">постепенно </text:span>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text:soft-page-break/></text:p>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425">Луна не слушает меня. Её крылья <text:span text:style-name="T976">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425"/>
      <text:p text:style-name="P426">Луна поворачивает ко мне голову и я вижу узкие зрачки в её глазах.</text:p>
      <text:p text:style-name="P425"/>
      <text:p text:style-name="P425"><text:span text:style-name="T976">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427">~~~</text:p>
      <text:p text:style-name="P11"/>
      <text:p text:style-name="P24">Coldplay — Talk</text:p>
      <text:p text:style-name="P24"><text:a xlink:type="simple" xlink:href="https://www.youtube.com/watch?v=D8UfEWttw1M" text:style-name="Internet_20_link" text:visited-style-name="Visited_20_Internet_20_Link">https://www.youtube.com/watch?v=D8UfEWttw1M</text:a></text:p>
      <text:p text:style-name="P24"/>
      <text:p text:style-name="P11">Монотонность бытия нарушается повторяющимся раздражителем.</text:p>
      <text:p text:style-name="P11"><text:s/></text:p>
      <text:p text:style-name="P11"><text:span text:style-name="T977">Пинг</text:span>… <text:span text:style-name="T977">Пинг</text:span>… <text:span text:style-name="T977">Пинг</text:span>…</text:p>
      <text:p text:style-name="P11"/>
      <text:p text:style-name="P428">«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977">е</text:span>м стены. Подо мной матрас на деревянном топчане с торчащей из него во все стороны гнилой соломой. Откуда-то <text:soft-page-break/>сверху капает влага — в плоском камне пола рядом со мной образовалось выдолбленное милли<text:span text:style-name="T977">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978">м</text:span><text:span text:style-name="T977">оего</text:span> рта вырывается пар — ужасный холод царит в <text:span text:style-name="T977">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977">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978">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978">лерб</text:span>. Услышит нас — и всё пропало.</text:p>
      <text:p text:style-name="P11"/>
      <text:p text:style-name="P11">НеДейдра тычет в сторону едва видной в <text:span text:style-name="T977">сумраке</text:span> деревянной двери на массивных ржавых <text:span text:style-name="T977">петлях</text:span>. <text:span text:style-name="T978">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text:soft-page-break/></text:p>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977">тут </text:span><text:s/>откусывать.</text:p>
      <text:p text:style-name="P11"/>
      <text:p text:style-name="P11">Поняха <text:span text:style-name="T979">закидывает кусачки за спину</text:span><text:span text:style-name="T977">,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978">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 <text:span text:style-name="T974">подземелья</text:span>.</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978">лербы</text:span>.</text:p>
      <text:p text:style-name="P11"/>
      <text:p text:style-name="P11">- Встречаются кто? <text:span text:style-name="T978">Откуда вам знакомо это слово?</text:span></text:p>
      <text:p text:style-name="P11">- <text:span text:style-name="T978">Лербы — так их называет принцесса Селестия</text:span>. Пони, обращённые виндиго <text:span text:style-name="T977">в ледяных рабов</text:span>. <text:span text:style-name="T978">Марионетки Найтмэр</text:span><text:span text:style-name="T980">.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981">них</text:span> недел<text:span text:style-name="T981">ь</text:span>. Я кратенько введу вас в курс дела, пока будем продвигаться по вентиляции.</text:p>
      <text:p text:style-name="P11"><text:soft-page-break/>- <text:span text:style-name="T981">Сколько же я</text:span> спал?!!</text:p>
      <text:p text:style-name="P11">- Тише! - Карвед Лайн бросает на меня осуждающий взляд. - Вы проспали <text:span text:style-name="T981">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982">ещё </text:span>до вторжения. Сама принцесса ночи исчезла через сутки <text:span text:style-name="T982">после вашего визита</text:span>. Вернулась она через два дня с отрядом <text:span text:style-name="T982">хтонических</text:span> созданий — <text:span text:style-name="T978">принцесса Селестия называет их тварями Иль-Шогг, но мы зовём их виндиго — духами ветра. При их появлении всегда начинают дуть холодные ветры</text:span>. Каждый из <text:span text:style-name="T974">виндиго</text:span> по магической силе равен <text:span text:style-name="T983">всем магам</text:span> Понхэнджа, <text:span text:style-name="T984">включая аспирантов и стажёров</text:span>. Они умеют летать, они превращают пони в <text:span text:style-name="T984">лербов</text:span> <text:span text:style-name="T982">за считанные секунды</text:span>, они принесли холод <text:span text:style-name="T980">и ночь </text:span>в Эквестрию. <text:span text:style-name="T980">Да-</text:span><text:span text:style-name="T984">да</text:span><text:span text:style-name="T980">, в Эквестрии уже две недели длится ночь — и мы не знаем, как долго ещё она продлится. И с</text:span>ейчас, как вы заметили, холодно <text:span text:style-name="T982">по-</text:span>зим<text:span text:style-name="T982">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429">- Ваша дражайшая супруга объявила розыск <text:span text:style-name="T982">в конце перв</text:span><text:span text:style-name="T981">ого</text:span><text:span text:style-name="T982"> </text:span><text:span text:style-name="T981">дня</text:span><text:span text:style-name="T982"> вашего исчезновения</text:span>, но не решалась вторгнуться на ночную половину замка — это вызвало бы грандиозный дипломатический скандал <text:span text:style-name="T982">и, возможно, гражданскую смуту. Не секрет, что в последние годы </text:span>отношения между <text:span text:style-name="T984">Д</text:span>невной и <text:span text:style-name="T984">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429">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982">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984">старую </text:span>башню <text:span text:style-name="T984">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982">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981">две </text:span>недел<text:span text:style-name="T981">и</text:span> наход<text:span text:style-name="T981">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982">д</text:span>иархии и примкнула к Найтмэр Мун практически в полном составе.</text:p>
      <text:p text:style-name="P11"/>
      <text:p text:style-name="P430">Библиотекарь спокойным тоном ра<text:span text:style-name="T985">с</text:span>сказывает, как за <text:span text:style-name="T985">пару </text:span>недел<text:span text:style-name="T985">ь</text:span> обрушился мир, который мы с Сел выстраивали полтысячи лет. <text:span text:style-name="T982">Могущественное государство, которое мы основали и </text:span><text:span text:style-name="T985">развивали</text:span><text:span text:style-name="T982"> сотни лет, </text:span><text:soft-page-break/><text:span text:style-name="T982">вылетело в трубу: </text:span><text:span text:style-name="T985">д</text:span><text:span text:style-name="T982">ворцовые фракции самозабвенно сражаются друг с другом, не обращая внимание на поглощающую их страну внешнюю силу. </text:span><text:span text:style-name="T981">Соседние государства с удовольствием откусывают ставшие бесхозными провинции. </text:span><text:span text:style-name="T985">Пони стремительно забывают о достижениях цивилизации, возвращаюсь на первобытный уровень кочевых племён</text:span><text:span text:style-name="T982">.</text:span></text:p>
      <text:p text:style-name="P430">Я слушаю его, и внутри у меня всё леденеет, как будто я остался там, в <text:span text:style-name="T982">промёрзшей насквозь </text:span>родине принцесс.</text:p>
      <text:p text:style-name="P11"/>
      <text:p text:style-name="P429">- Полицейская центурия была обращена в <text:span text:style-name="T984">лербов</text:span> первыми. Тандерстрайку чудом удалось спастись, хотя злые языки говорят, <text:span text:style-name="T982">что </text:span>он <text:span text:style-name="T984">уцелел</text:span><text:span text:style-name="T982"> только потому, что </text:span>вместо дежурства сидел в баре. Затем была обращена <text:span text:style-name="T982">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984">ровно столько уходит на то, чтобы виндиго поцеловал жертву</text:span>. Видя привычных товарищей по оружию, никто не ожид<text:span text:style-name="T984">ает</text:span> подвоха и не подн<text:span text:style-name="T984">имает</text:span> тревог<text:span text:style-name="T984">у</text:span>. Тайность вторжения была нарушена <text:span text:style-name="T982">лишь </text:span>у самых покоев <text:span text:style-name="T982">принцессы </text:span>Селестии, когда <text:span text:style-name="T982">на </text:span><text:span text:style-name="T984">присутствие </text:span><text:span text:style-name="T982">виндиго</text:span> активировался механомагический доспех принцессы, до тех пор <text:span text:style-name="T986">сто</text:span>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981">всего </text:span><text:span text:style-name="T983">полдюжины</text:span><text:span text:style-name="T981">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985">почти</text:span> и не надо никого <text:span text:style-name="T984">пленять</text:span> — партия Ночи и так выполняет любой приказ узурпаторши. <text:span text:style-name="T980">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text:span text:style-name="T986">ака</text:span> с горящими глазами, каким я помню <text:span text:style-name="T984">Ринса Стилфизера</text:span>.</text:p>
      <text:p text:style-name="P11">- За <text:span text:style-name="T985">дюжину дней</text:span> армия узурпаторши завоевала более трёх четвертей Эквестрии. <text:span text:style-name="T985">Впрочем, б</text:span>ольшинство <text:span text:style-name="T985">провинций</text:span> сдалось без боя. <text:span text:style-name="T986">Речи </text:span>Найтмэр Мун просто гипнотизирует пони, они очаровываются ею как кролик удавом. Достаточно ей выступить на городской площади, и город <text:span text:style-name="T985">с окрестностями </text:span>— её. Самых непокорных лидеров она обращает в <text:span text:style-name="T984">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984">Ринса</text:span>.</text:p>
      <text:p text:style-name="P11"/>
      <text:p text:style-name="P11">Очевидно, разволновавшись, я издаю шорох, потому что <text:span text:style-name="T984">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984">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431">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431"/>
      <text:p text:style-name="P431">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987">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987">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987">искать их и </text:span>протискиваться придётся наугад.</text:p>
      <text:p text:style-name="P11"/>
      <text:p text:style-name="P11">- Проплыть в ледяной воде <text:span text:style-name="T987">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text:soft-page-break/>-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979">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Где-то же здесь, <text:span text:style-name="T987">да</text:span>?</text:p>
      <text:p text:style-name="P11"/>
      <text:p text:style-name="P11"/>
      <text:p text:style-name="P432">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987">двадцать</text:span> футов. Открыв глаза, я ищу проход в темноте.</text:p>
      <text:p text:style-name="P432"/>
      <text:p text:style-name="P432"><text:soft-page-break/>Тщетно.</text:p>
      <text:p text:style-name="P432"/>
      <text:p text:style-name="P432">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32"/>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432">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432"/>
      <text:p text:style-name="P432">Копыто освобождает мой рот.</text:p>
      <text:p text:style-name="P11"/>
      <text:p text:style-name="P11">Я вдыхаю так <text:span text:style-name="T979">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979">осипшим голосом</text:span> каркаю я. - Второй раз за сутки умирать — многовато, как на мой вкус.</text:p>
      <text:p text:style-name="P11"/>
      <text:p text:style-name="P11"><text:span text:style-name="T987">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 Я уж <text:span text:style-name="T979">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987">Лербы</text:span>, как правило, не выходят на стену, но кто <text:span text:style-name="T987">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980">тусклом свете звёзд</text:span>.</text:p>
      <text:p text:style-name="P11"/>
      <text:p text:style-name="P11"><text:soft-page-break/>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432">Я понимаю, о чём он говорит. Над опушкой, привязанный <text:span text:style-name="T986">канатами</text:span> к пням, колышется небольшой дирижабль. <text:span text:style-name="T980">Мягкий</text:span> свет полной луны серебрит лоснящиеся бока воздушного корабля, придавая ему сходство с небесным кашалотом. <text:span text:style-name="T988">Дирижабль закреплён довольно низко от земли — баллон воздушного корабля </text:span><text:span text:style-name="T989">не превышает верхушек сосен</text:span>. Гондола, в которой я угадываю <text:span text:style-name="T990">обшарпанный </text:span><text:span text:style-name="T986">корпус яхты</text:span>, покачивается в тридцати футах над головой.</text:p>
      <text:p text:style-name="P432"/>
      <text:p text:style-name="P432">«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text:span text:style-name="T990">канат</text:span> и помогает мне - её зубы действуют намного успешнее моих скрюченных от холода пальцев. Карвед Лайн отвяз<text:span text:style-name="T979">ывает</text:span> один из двух передних и берётся за второй, когда появляются они.</text:p>
      <text:p text:style-name="P11"/>
      <text:p text:style-name="P11"><text:span text:style-name="T987">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 Два раза за сутки — многовато, а три — уже привычка, - бормочу я и гляжу вниз, примериваясь, <text:span text:style-name="T987">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987">вверх</text:span> вслед за мной.</text:p>
      <text:p text:style-name="P11"/>
      <text:p text:style-name="P11">Перевалившись через борт <text:span text:style-name="T990">яхты</text:span>, без сил валюсь на дощат<text:span text:style-name="T988">ое</text:span> <text:span text:style-name="T988">дно</text:span>, <text:span text:style-name="T979">зайдясь</text:span> глубоким надсадным кашлем. Розовая поняха мечется от кормы к носу, обрубая <text:span text:style-name="T990">швартовы</text:span> и выбрасывая лестницу за борт.</text:p>
      <text:p text:style-name="P11"><text:soft-page-break/></text:p>
      <text:p text:style-name="P11">- А библиотекарь?! - выкашливаю из себя последним усилием.</text:p>
      <text:p text:style-name="P11">- Он не с нами. План Б. Отвлекает <text:span text:style-name="T987">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987">надолго </text:span>залечь на дно.</text:p>
      <text:p text:style-name="P11"/>
      <text:p text:style-name="P11">Сосны за бортом <text:span text:style-name="T988">уходят</text:span> вниз — мы медленно набираем высоту.</text:p>
      <text:p text:style-name="P11"/>
      <text:p text:style-name="P433">- Нам повезло, что с ними не было их хозяев. Виндиго умеют летать, - бормочет розовая пони, смотря вниз. - <text:s/><text:span text:style-name="T988">Они все сейчас с Найтмэр у северных гор. </text:span><text:span text:style-name="T990">Готовятся к решающей битве.</text:span></text:p>
      <text:p text:style-name="P11"/>
      <text:p text:style-name="P434">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text:span text:style-name="T990">и обступающие их городские дома, </text:span>и на самом пределе видимости — мрачная громада Дрогонштерна.</text:p>
      <text:p text:style-name="P434"/>
      <text:p text:style-name="P434">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43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33"/>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text:span text:style-name="T990">яхты</text:span> действительно есть крохотная надстройка, где я могу разместиться в сидячем положении.</text:p>
      <text:p text:style-name="P11"/>
      <text:p text:style-name="P11">Сидя на лавочке и укутавшись в шерстяной плед, я с<text:span text:style-name="T988">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soft-page-break/>…</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991">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988">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988">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991">Знакомое.</text:span></text:p>
      <text:p text:style-name="P11">- Вообще-то, это название люггера, который когда-то и был гондолой дирижабля. Увы, он разбился много лет назад в одном не очень удачном путешествии. <text:span text:style-name="T992">Моя бабуля тогда обрезала нос, заделала пробоины и переделала то, что осталось, в шлюп</text:span>. Двигатель <text:span text:style-name="T992">тоже</text:span>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text:soft-page-break/>-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text:span text:style-name="T993">Т</text:span>р<text:span text:style-name="T993">и - </text:span><text:span text:style-name="T994">четыре</text:span> дн<text:span text:style-name="T994">я</text:span>. Зависит от ветра. Сюда мы летели <text:span text:style-name="T995">двое </text:span>сут<text:span text:style-name="T995">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 Хотела бы я себе партнёра для путешествий. Такого, как ты, - бормочет Понка, уткнувшись носом мне в грудь. - Уж мы бы полетали. <text:span text:style-name="T991">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text:soft-page-break/>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995">Пять</text:span> дн<text:span text:style-name="T995">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980">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989">своих</text:span> глаз.</text:p>
      <text:p text:style-name="P11"/>
      <text:p text:style-name="P435">Внутрь меня сопровождают четыре гвардейца с занесенными <text:span text:style-name="T989">надо мной </text:span>алебардами.</text:p>
      <text:p text:style-name="P435"/>
      <text:p text:style-name="P435">Селестия сидит спиной ко мне, просматривая развёрнут<text:span text:style-name="T989">ый</text:span> на полу <text:span text:style-name="T989">свиток</text:span>. Так же, не глядя, она жестом отсылает стражников прочь.</text:p>
      <text:p text:style-name="P435"/>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989">синими</text:span> и <text:span text:style-name="T989">золотыми</text:span> фишками, расставленными в десятках позиций. В основном, карта уставлена <text:span text:style-name="T989">синими</text:span> фишками, <text:span text:style-name="T989">золотых</text:span> совсем мало.</text:p>
      <text:p text:style-name="P11"><text:soft-page-break/></text:p>
      <text:p text:style-name="P11">- Ну привет, что ли, жёнушка? Давно не виделись. Говорят, <text:span text:style-name="T996">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435"><text:span text:style-name="T989">Проклятье</text:span>! Она <text:span text:style-name="T989">знает</text:span>… </text:p>
      <text:p text:style-name="P435">Про нас с Понкой <text:span text:style-name="T989">она узнать </text:span>точно не могла — мы только что прибыли. </text:p>
      <text:p text:style-name="P435">Значит, <text:span text:style-name="T989">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436">- Сел, я тебя прошу, давай без истерик, - примирительно поднимаю открытые ладони на уровень груди. - <text:span text:style-name="T983">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
      <text:p text:style-name="P11">- Я… Она очень страдала, желая вернуть<text:span text:style-name="T994">ся в</text:span> родной мир. Я решил показать ей, во что он превратился, чтобы она поняла, что там не<text:span text:style-name="T994">куда</text:span> возвращать<text:span text:style-name="T994">ся</text:span>. Я доверял ей, потому что она открыла мне свои воспоминания с самого раннего детства. У неё не было секретов от меня.</text:p>
      <text:p text:style-name="P11"><text:soft-page-break/>- Глупец! - рассержено трясёт головой светлая аликорница. - Луна может спроецировать любые видения, это её специальность. <text:span text:style-name="T996">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text:span text:style-name="T994">вернуть</text:span>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996">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996">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996">Иль-Шогг</text:span> требуется не менее семи<text:span text:style-name="T996">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996">пять </text:span>миллион<text:span text:style-name="T996">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oft-page-break/>тень из далёкого прошлого, тень моего замёрзшего мира, что не должна <text:span text:style-name="T983">была </text:span>коснуться моих подданных. Это только наше дело, моё и сестры, и больше ничьё. Пони не должны проливать кровь <text:span text:style-name="T996">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text:span text:style-name="T997">Я</text:span> не могу доверять тебе сейчас. Была бы рада, но… Ты прибыл из стана врага. Найтмэр Мун почему-то тебя пощадила. <text:span text:style-name="T998">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983">Ты думаешь, во мне сидит </text:span><text:span text:style-name="T997">Иль-Шогг</text:span><text:span text:style-name="T983">?</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999">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11"/>
      <text:p text:style-name="P437">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text:soft-page-break/>второй палубы» - прочитал я на развороте позолоченной подборки карт Эквестрии с сопредельными землями и морями.</text:p>
      <text:p text:style-name="P437"/>
      <text:p text:style-name="P438"><text:span text:style-name="T997">Я</text:span>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999">н</text:span>ый тут же дирижабль огромных размеров. «Гордость Эквестрии» - красовалось на его титаническом баллоне. <text:span text:style-name="T998">Чуть вдали мерно покачивались в воздухе его собратья - «Конкордия» и «Лорен».</text:span></text:p>
      <text:p text:style-name="P439">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999">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999">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text:soft-page-break/>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999">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998">лерб!</text:span> Они <text:span text:style-name="T997">глупые и </text:span>холодные, а ты совсем-совсем горячий, я же провер<text:span text:style-name="T999">я</text:span>ла <text:span text:style-name="T998">много раз</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998">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text:soft-page-break/></text:p>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998">круп </text:span>Понк<text:span text:style-name="T998">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439">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439">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text:span text:style-name="T1000">Хитрожопки</text:span>» придаёт мне силы ползти вверх, цепляясь <text:span text:style-name="T999">чуть ли не зубами</text:span> за каждую ступеньку.</text:p>
      <text:p text:style-name="P11"/>
      <text:p text:style-name="P11">Через минуту я переваливаюсь через борт <text:span text:style-name="T1000">яхты</text:span> и уютная каюта распахивает мне навстречу свои тёплые об<text:span text:style-name="T1000">ъ</text:span>ятия.</text:p>
      <text:p text:style-name="P11"/>
      <text:p text:style-name="P11">…</text:p>
      <text:p text:style-name="P11"/>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text:soft-page-break/></text:p>
      <text:p text:style-name="P11">«Хитрожопка» сильно покачивается под хаотичными рывками метели. Сказываются крохотные размеры и вес воздушного корабля – вся «Хитрожопка» <text:span text:style-name="T1000">с баллоном вместе </text:span>меньше гондолы «Гордости Эквестрии» и <text:span text:style-name="T1000">посудину</text:span> болтает от любого дуновения ветерка. Воздушный корабль на полной мощности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1001">штурвалом</text:span>. – Ну, положим, она не хочет, чтобы проливалась та помидорная жидкость, что появляется из носа, если кому-то от души заехать копытом в <text:span text:style-name="T1000">голову</text:span>.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1001">Будет снег и лёд. </text:span>Виндиго называют это лучшим, что может случиться в нашей жизни. Стать одним из их <text:span text:style-name="T1001">Единства</text:span> в результате «поцелуя холода» или что-то вроде того, - вспоминаю я. – Но даже в них жизни больше, чем в тех <text:span text:style-name="T1001">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1002">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1002">только </text:span>ими <text:span text:style-name="T1002">и</text:span> ордой пони-зомби в <text:span text:style-name="T1002">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text:soft-page-break/>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1002">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text:span text:style-name="T1000">сухой </text:span>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text:span text:style-name="T1000">низко</text:span>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1001">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1002">чется</text:span> от дирижабля к дирижаблю, от костра к костру.</text:p>
      <text:p text:style-name="P11"/>
      <text:p text:style-name="P11">«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text:soft-page-break/></text:p>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1001">Это что? Пушка? </text:span>Ты будешь стрелять? - тупо спрашиваю я.</text:p>
      <text:p text:style-name="P11"/>
      <text:p text:style-name="P11"><text:span text:style-name="T1002">Р</text:span>озовогрив<text:span text:style-name="T1002">ая</text:span> симпатичн<text:span text:style-name="T1002">ая</text:span> понях<text:span text:style-name="T1002">а</text:span> как-то не вяжется с <text:span text:style-name="T1002">образом </text:span>хладнокровн<text:span text:style-name="T1002">ого</text:span> убийц<text:span text:style-name="T1002">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1002">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1002">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soft-page-break/>-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1003">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1003">Мы сотни лет таились. </text:span>Сейчас она — меньшая часть. Намного меньшая, но намного более счастливая. Она была принцессой Ночи <text:span text:style-name="T1001">Эквестрии</text:span>, стала же королевой <text:span text:style-name="T1001">Единства</text:span> <text:span text:style-name="T1001">всего Эквуса</text:span>. Счастье её теперь не знает границ.</text:p>
      <text:p text:style-name="P11">- О каком счастье ты говоришь? - я, наконец, нашари<text:span text:style-name="T1003">ваю</text:span> багор и осторожно перехватываю пальцами чуть пониже, чтобы было удобно замахиваться.</text:p>
      <text:p text:style-name="P440">- <text:span text:style-name="T1001">Единство</text:span> делает счастливым каждого, кто впустит е<text:span text:style-name="T1001">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1003">фейерверочная </text:span>пушка <text:span text:style-name="T1003">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1003">она</text:span> тебе понадобится, когда ты познаешь любовь <text:span text:style-name="T1001">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1001">Единства</text:span> вслед за этой розовой истеричкой. Для тебя Мы устроим процедуру <text:span text:style-name="T1000">посвя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1003">А</text:span> это случится очень скоро! Мы надеемся, что и Селестия сможет поприсутствовать на сей церемонии и присоединиться к нам в объятиях <text:span text:style-name="T1001">Единства</text:span>. До той же поры <text:span text:style-name="T1003">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text:soft-page-break/></text:p>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1001">свадьбу</text:span>, обещаю! У супруга королевы <text:span text:style-name="T1001">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1003">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1004">н</text:span>ого флагманского дирижабля Найтмэр Мун, это и его натуральная реализация! То есть, это реальный айсберг <text:span text:style-name="T1004">под</text:span> громадн<text:span text:style-name="T1004">ы</text:span>м воздушн<text:span text:style-name="T1004">ы</text:span>м шар<text:span text:style-name="T1004">ом</text:span>, испещрённый прорезанными во льду коридорами и помещениями. <text:span text:style-name="T1005">Лерб</text:span><text:span text:style-name="T1006">ы</text:span> снуют по этим штольням как биороботы, а шестёрка управляющих им<text:span text:style-name="T1004">и</text:span> виндиго вводит в дрожь <text:span text:style-name="T1004">одним видом</text:span>.</text:p>
      <text:p text:style-name="P11"/>
      <text:p text:style-name="P441">Впрочем, дрожь вызывает и другой фактор: тут холодно.</text:p>
      <text:p text:style-name="P441"/>
      <text:p text:style-name="P441">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1006">лербов</text:span> на месте? Пока живы — есть хоть какая-то надежда на чудо.</text:p>
      <text:p text:style-name="P441"/>
      <text:p text:style-name="P441">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1004">Конечно</text:span>, я могу вцепиться в приносящего похлёбку <text:span text:style-name="T1007">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text:soft-page-break/></text:p>
      <text:p text:style-name="P11">И верно, наш крохотный дирижабль плетётся за «Айсбергом» <text:span text:style-name="T1008">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1008">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1004">и бэт-пони</text:span>. <text:span text:style-name="T1004">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1007">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1009">ь</text:span> какую-то <text:span text:style-name="T1009">густую </text:span>жидкость. Судя по цвету и консистенции — содержимое выгребной ямы. <text:span text:style-name="T1007">Атакующие</text:span> не обращают на это внимани<text:span text:style-name="T1009">е</text:span>, методично разрушая ворота копытами. Столпившиеся поодаль сторонники партии Ночи одобрительно наблюдают за <text:span text:style-name="T1009">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1007">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1009">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
      <text:p text:style-name="P11">На моих глазах воздушные силы Сопротивления приземляют два <text:span text:style-name="T1009">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text:soft-page-break/>-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1010">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442">Дверь камеры растворяется и к нам входит улыбающаяся до ушей Найтмер Мун в сопровождении виндиго.</text:p>
      <text:p text:style-name="P442"/>
      <text:p text:style-name="P442">- Признаемся, Мы ожидали большего от Нашей сестрицы. Наши провозвестники <text:span text:style-name="T1007">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1010">Мы не успели развлечься как следует!</text:span> <text:span text:style-name="T1010">Теперь и</text:span>дём с Нами, Хуман. Мы хотим, чтобы ты видел, как погаснет последняя искра сопротивления на пути воцарения <text:span text:style-name="T1010">абсолютно</text:span><text:span text:style-name="T1007">го</text:span> <text:span text:style-name="T1007">Единства</text:span> и вечной Ночи!</text:p>
      <text:p text:style-name="P11"/>
      <text:p text:style-name="P442">В окружении шест<text:span text:style-name="T1010">ёрки</text:span> виндиго мы с Понкой идём вслед за Найтмэр на палубу «Айсберга», где припаркована парящая колесница.</text:p>
      <text:p text:style-name="P442"/>
      <text:p text:style-name="P442">«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1010">иго</text:span> впр<text:span text:style-name="T1010">я</text:span>гаются в неё.</text:p>
      <text:p text:style-name="P442"/>
      <text:p text:style-name="P442">Через пару минут мы приближаемся к поверженной «Гордости Эквестрии», где последние защитники ведут бой с наседающим врагом.</text:p>
      <text:p text:style-name="P442">Разломанная напополам гондола дирижабля стала неким суррогатом крепости для обороняющихся <text:span text:style-name="T1007">воинов</text:span> из дворцовой охраны Селестии. Сама принцесса стоит на мостике и молча следит за боем. <text:span text:style-name="T1010">У меня сжимается душа при виде её одинокой фигуры.</text:span></text:p>
      <text:p text:style-name="P11"/>
      <text:p text:style-name="P1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1007">Единства</text:span> сразу после тебя! Мы не хотим никого <text:span text:style-name="T1011">калечить</text:span>!</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1012">длинной</text:span> ручке и запустив банкой пикулей в другого, он бросается в образованную брешь <text:soft-page-break/>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 <text:span text:style-name="T5">удар</text:span><text:span text:style-name="T1013">о</text:span><text:span text:style-name="T5">м</text:span>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1014">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1010">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1015">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443">Эти слова чёрная аликорница произносит почти нежно, с нотками печали.</text:p>
      <text:p text:style-name="P443"/>
      <text:p text:style-name="P443">Я не успеваю уследить, как <text:s/>Найтмэр молниеносно, без подготовки, прыгает на Селестию, разворачиваясь в воздухе.</text:p>
      <text:p text:style-name="P443"/>
      <text:p text:style-name="P443">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443"><text:soft-page-break/></text:p>
      <text:p text:style-name="P443">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1015">ы</text:span>гает следом и, не давая опомниться, со всего размаха опускается всеми четырьмя копытами на спину пытающей подняться <text:span text:style-name="T1015">белой </text:span>аликорницы.</text:p>
      <text:p text:style-name="P443"/>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443">Я с криком прыгаю с борта колесницы, держа в руках втихаря вырванный <text:span text:style-name="T1016">из гнезда</text:span> жезл высоты. Один из охраняющих виндиго без напряга перехватывает меня <text:span text:style-name="T1016">щупальцем-</text:span>копытом, забрасывает обратно на борт и прижимает к полу с силой парового молота.</text:p>
      <text:p text:style-name="P443">Управляющий жезл возвращается на место.</text:p>
      <text:p text:style-name="P443"/>
      <text:p text:style-name="P11">- Мы же предупреждали, у тебя не было шансов, - издевательски произносит Найтмэр. - Теперь ты познаешь милость <text:span text:style-name="T1017">Е</text:span><text:span text:style-name="T1018">динства</text:span> калекой. Впрочем, Мы подарим тебе в честь <text:span text:style-name="T1016">посвящения</text:span> <text:span text:style-name="T1016">инвалидное </text:span>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text:span text:style-name="T1016">в морозном воздухе </text:span>стоит тишина. Потом над мостиком раздаётся режущий уши визг, переходящий в рёв.</text:p>
      <text:p text:style-name="P11"/>
      <text:p text:style-name="P11">- ОБМА-А-А-<text:span text:style-name="T1015">А-А-А-А-А-А-А-А-А-А-А-А-А-</text:span>Н!!!</text:p>
      <text:p text:style-name="P11"/>
      <text:p text:style-name="P443">Ударом копыта Найтмэр отбрасывает пуст<text:span text:style-name="T1018">ой</text:span> мехадоспех Селестии. Забрало отваливается от удара, открывая мигающие зелёными и красными огоньками внутренности шлема. Огоньки освещают лист <text:span text:style-name="T1016">картона</text:span>, на котором крупными буквами написано: </text:p>
      <text:p text:style-name="P443"/>
      <text:p text:style-name="P443">«ВСЕ ПЕЧЕНЬКИ БУДУТ НАШИ!». </text:p>
      <text:p text:style-name="P443"/>
      <text:p text:style-name="P443">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text:soft-page-break/></text:p>
      <text:p text:style-name="P11">Аликорница запинается и замолкает. Потом сузив глаза смотрит на окружение. <text:span text:style-name="T1018">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1015">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1015">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text:span text:style-name="T1016">Ей нужны Элементы… </text:span>Отвлечь Нас подальше от замка — <text:span text:style-name="T1016">неплохая задумка</text:span>. Но ей не удастся... Мы сломаем её план. И <text:span text:style-name="T1015">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444"/>
      <text:p text:style-name="P44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443">«Мы бы телепортировались прямо в замок, но защитное поле Элементов подавляет телепортацию <text:span text:style-name="T995">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443"/>
      <text:p text:style-name="P443">И вот уже третий день мы гонимся на колеснице, запряженной в шестёрку виндиго.</text:p>
      <text:p text:style-name="P443"/>
      <text:p text:style-name="P443">Сначала это была еле видная в <text:span text:style-name="T1014">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443"/>
      <text:p text:style-name="P443">Расстояние между нами сокращается медленно, но неуклонно — тянущие колесницу с ровной скоростью <text:span text:style-name="T1019">твари</text:span>, кажется, не знают усталости. И даже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1015">просто </text:span>нет времени его снять.</text:p>
      <text:p text:style-name="P443"/>
      <text:p text:style-name="P11"><text:soft-page-break/>За три дня мы пролетаем весь путь, который у нас с Понкой на «Хитрожопке» занял <text:span text:style-name="T995">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text:span text:style-name="T1020">Мы оставили Элементы без защиты</text:span>?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 <text:span text:style-name="T1016">Молния, прошив пространство, исчезает вдали и я с трепетом вижу, как окаменевший дракон Дрогонштерна рассыпается грудой камней на горизонте.</text:span></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995">тебе </text:span>позволить... ИК!…</text:p>
      <text:p text:style-name="P11"/>
      <text:p text:style-name="P445">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445"/>
      <text:p text:style-name="P445">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995">о </text:span>друга лбами <text:span text:style-name="T1019">китайских болванчиков</text:span>.</text:p>
      <text:p text:style-name="P445"><text:soft-page-break/></text:p>
      <text:p text:style-name="P446">- Давай, Сел, - бормочу я, яростно терзая зубами узел <text:span text:style-name="T1021">на запястьях</text:span>. - Поднажми.</text:p>
      <text:p text:style-name="P11"/>
      <text:p text:style-name="P11">Как будто услы<text:span text:style-name="T995">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995">о пол</text:span>, что я подпрыгиваю на скамье и валюсь на <text:span text:style-name="T995">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1019">му</text:span> <text:span text:style-name="T1019">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1014">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
      <text:p text:style-name="P11"><text:soft-page-break/>-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47">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1014">лунные блики иг</text:span>ра<text:span text:style-name="T1014">ю</text:span>т на ледяных нитях как живые. <text:span text:style-name="T1014">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47"/>
      <text:p text:style-name="P447">Двумя частями.</text:p>
      <text:p text:style-name="P447"/>
      <text:p text:style-name="P447">Некоторое время фрагменты — сама аликорница и её левое крыло — движутся по инерции рядом, но вскоре их траектории расходятся.</text:p>
      <text:p text:style-name="P447"/>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1022">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48"><text:span text:style-name="Default_20_Paragraph_20_Font"><text:span text:style-name="T8">Радужная мембрана всё ближе, но Найтмэр не проявляет ни малейших признаков беспокойства. </text:span></text:span><text:span text:style-name="Default_20_Paragraph_20_Font"><text:span text:style-name="T32">На последних ярдах к защитному </text:span></text:span><text:span text:style-name="Default_20_Paragraph_20_Font"><text:span text:style-name="T8">э</text:span></text:span><text:span text:style-name="Default_20_Paragraph_20_Font"><text:span text:style-name="T32">крану </text:span></text:span><text:span text:style-name="Default_20_Paragraph_20_Font"><text:span text:style-name="T8">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48"><text:span text:style-name="Default_20_Paragraph_20_Font"><text:span text:style-name="T1023"/></text:span></text:p>
      <text:p text:style-name="P448"><text:span text:style-name="Default_20_Paragraph_20_Font"><text:span text:style-name="T1023">Зрение на несколько секунд отключается из-за яркого дневного света, внезапно сменившего мягкий свет звёзд.</text:span></text:span></text:p>
      <text:p text:style-name="P448"><text:span text:style-name="Default_20_Paragraph_20_Font"><text:span text:style-name="T1023"/></text:span></text:p>
      <text:p text:style-name="P448"><text:soft-page-break/><text:span text:style-name="Default_20_Paragraph_20_Font"><text:span text:style-name="T8">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47">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1022">кровавая </text:span>борозда. В её конце в изорван<text:span text:style-name="T1022">н</text:span>ом дымящемся поварском халате лежит белая аликорница.</text:p>
      <text:p text:style-name="P447"/>
      <text:p text:style-name="P447">Я окаменевшим истуканом сижу на полу, уставившись прямо вперёд. В голове непрерывно крутится фраза </text:p>
      <text:p text:style-name="P447"/>
      <text:p text:style-name="P447">«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1022">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1022">хмурым</text:span> утр<text:span text:style-name="T1022">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text:span text:style-name="T1020">рог</text:span>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1024">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1024">м-</text:span>мы?</text:p>
      <text:p text:style-name="P11"/>
      <text:p text:style-name="P11">В колеснице стоит Найтмэр.</text:p>
      <text:p text:style-name="P11"><text:soft-page-break/></text:p>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1022">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text:span text:style-name="T1020">н</text:span>ам? Что я сделала тебе и Хуману? - бормочет она сквозь слёзы из-под крыльев. <text:span text:style-name="T1024">Что происходит?</text:span></text:p>
      <text:p text:style-name="P11">- С возвращением, сестра, - мягко улыбается Селестия. - Я соскучилась.</text:p>
      <text:p text:style-name="P11"><text:soft-page-break/>-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1024">Вот и всё</text:span>! - торжествующе смеётся Найтмэр. - Ты проиграла, сестра!</text:p>
      <text:p text:style-name="P11"/>
      <text:p text:style-name="P11">Розовая аура щита охватывает тёмную <text:span text:style-name="T1022">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1025">стекает</text:span> по рогу <text:span text:style-name="T1025">Найтмэр</text:span>, заливая <text:span text:style-name="T1025">ей </text:span>глаза и нос. <text:span text:style-name="T1025">Она</text:span> слизывает эту кровь и снова хохочет.</text:p>
      <text:p text:style-name="P11"/>
      <text:p text:style-name="P11">- <text:span text:style-name="T1025">У тебя вкусная кровь, </text:span><text:span text:style-name="T1020">сестра!</text:span><text:span text:style-name="T1025"> Только из-за этого стоило ждать полтысячи лет!</text:span></text:p>
      <text:p text:style-name="P11"/>
      <text:p text:style-name="P447">Я поднима<text:span text:style-name="T1025">ю</text:span> камень над головой и броса<text:span text:style-name="T1025">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47"/>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1022">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text:span text:style-name="T1026">туго </text:span>натянутую резину рогатки, которую удерживает <text:span text:style-name="T1025">лишь </text:span>моя магия. А камень... Угадай, <text:span text:style-name="T1026">сестра, </text:span>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1027">магии </text:span>осторожно ставит её на ноги <text:span text:style-name="T1027">и тотчас же схлопывается</text:span>. <text:span text:style-name="T1025">Н</text:span>оги светлой аликорницы подгибаются и она медленно <text:span text:style-name="T1025">ложится</text:span> на садовую дорожку. Кровь струится из её ран на боках и основании крыла, <text:span text:style-name="T1027">набегая в небольшую лужу</text:span>.</text:p>
      <text:p text:style-name="P11"/>
      <text:p text:style-name="P11">- Щит разогнал, а я направила её на луну. Щит <text:span text:style-name="T1026">же</text:span> обернул тело моей сестры локальной оболочкой. Она <text:span text:style-name="T1027">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1025">Возможно, </text:span><text:span text:style-name="T1026">спящий Иль-Шогг</text:span><text:span text:style-name="T1025">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1028">Медленно, очень медленно, как во сне, она встаёт на ноги.</text:span></text:p>
      <text:p text:style-name="P11"/>
      <text:p text:style-name="P11">- Обними же меня, наконец, <text:span text:style-name="T1027">мой Хуман</text:span>. Мне станет теплее. Тут... что-то <text:span text:style-name="T1027">стало </text:span>слишком холодно.</text:p>
      <text:p text:style-name="P11"/>
      <text:p text:style-name="P449"><text:span text:style-name="T8">Очертания аликорницы расплываются передо мной из-за слёз. Я быстро вытираю глаза ладонью и </text:span><text:span text:style-name="T1029">крепко </text:span><text:span text:style-name="T8">обнимаю Селести</text:span><text:span text:style-name="T1029">ю</text:span><text:span text:style-name="T8"> обеими руками. </text:span><text:span text:style-name="T1030">Впервые за те полтысячи лет, что мы знакомы.</text:span><text:span text:style-name="T8"> Та коротко вздыхает и расслаблено </text:span><text:span text:style-name="T1029">кладёт</text:span><text:span text:style-name="T8">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1027">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50"><text:span text:style-name="Default_20_Paragraph_20_Font"><text:span text:style-name="T8">- Очень знакомая магия... Похоже на моё собственное проклят</text:span></text:span><text:span text:style-name="Default_20_Paragraph_20_Font"><text:span text:style-name="T1029">ь</text:span></text:span><text:span text:style-name="Default_20_Paragraph_20_Font"><text:span text:style-name="T8">е «Каменный лёд», только усилен</text:span></text:span><text:span text:style-name="Default_20_Paragraph_20_Font"><text:span text:style-name="T1029">н</text:span></text:span><text:span text:style-name="Default_20_Paragraph_20_Font"><text:span text:style-name="T8">ое в сотню раз. Я изобрела его для </text:span></text:span><text:span text:style-name="Default_20_Paragraph_20_Font"><text:span text:style-name="T32">побед</text:span></text:span><text:span text:style-name="Default_20_Paragraph_20_Font"><text:span text:style-name="T8">ы над </text:span></text:span><text:span text:style-name="Default_20_Paragraph_20_Font"><text:span text:style-name="T276">Дискордом </text:span></text:span><text:span text:style-name="Default_20_Paragraph_20_Font"><text:span text:style-name="T1031">сотни лет назад</text:span></text:span><text:span text:style-name="Default_20_Paragraph_20_Font"><text:span text:style-name="T8">... Откуда у тебя этот медальон?</text:span></text:span></text:p>
      <text:p text:style-name="P450"><text:span text:style-name="Default_20_Paragraph_20_Font"><text:span text:style-name="T8"/></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8">- </text:span></text:span><text:span text:style-name="Default_20_Paragraph_20_Font"><text:span text:style-name="T32">Если я не </text:span></text:span><text:span text:style-name="Default_20_Paragraph_20_Font"><text:span text:style-name="T8">ошибаюсь</text:span></text:span><text:span text:style-name="Default_20_Paragraph_20_Font"><text:span text:style-name="T32"> в природе </text:span></text:span><text:span text:style-name="Default_20_Paragraph_20_Font"><text:span text:style-name="T8">э</text:span></text:span><text:span text:style-name="Default_20_Paragraph_20_Font"><text:span text:style-name="T32">того заклинания, </text:span></text:span><text:span text:style-name="Default_20_Paragraph_20_Font"><text:span text:style-name="T8">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text:span text:style-name="T1026">спутника</text:span>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1032">кха</text:span>..</text:p>
      <text:p text:style-name="P451">…<text:span text:style-name="T1028">Все лербы в течение суток станут снова пони — ментапаразиты </text:span><text:span text:style-name="T1026">нефункциональны</text:span><text:span text:style-name="T1028"> без управляющих тварей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451">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51"/>
      <text:p text:style-name="P451">Звон усиливается. Воздух в пяти шагах от меня дрожит, в неясном мареве проявляется нечто определённое. Мигая <text:span text:style-name="T1027">зелёным</text:span><text:span text:style-name="T1033">и пятнами</text:span>, передо мной висит чёрный экран. Зелёные <text:span text:style-name="T1033">блики и </text:span>линии на нём складываются в знакомое изображение.</text:p>
      <text:p text:style-name="P11"/>
      <text:p text:style-name="P11">С экрана на меня смотрит Селестия. <text:span text:style-name="T1027">Её измождённое лицо </text:span><text:span text:style-name="T1033">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1033">статических </text:span>разрядов.</text:p>
      <text:p text:style-name="P12"><text:span text:style-name="Default_20_Paragraph_20_Font"><text:span text:style-name="T8"/></text:span></text:p>
      <text:p text:style-name="P452"><text:soft-page-break/><text:span text:style-name="Default_20_Paragraph_20_Font"><text:span text:style-name="T8">- Правда, я н-не ожидала, что твоя миссия так затянется. </text:span></text:span><text:span text:style-name="Default_20_Paragraph_20_Font"><text:span text:style-name="T1034">Пятьсот лет — когда, по моим расчётам, на это должно было уйти не больше пары месяцев!</text:span></text:span><text:span text:style-name="Default_20_Paragraph_20_Font"><text:span text:style-name="T8"> </text:span></text:span><text:span text:style-name="Default_20_Paragraph_20_Font"><text:span text:style-name="T1034">Н-неважно… </text:span></text:span><text:span text:style-name="Default_20_Paragraph_20_Font"><text:span text:style-name="T8">Как видишь, я утратила физическое тело и теперь п-присутствую в </text:span></text:span><text:span text:style-name="Default_20_Paragraph_20_Font"><text:span text:style-name="T1035">реальном </text:span></text:span><text:span text:style-name="Default_20_Paragraph_20_Font"><text:span text:style-name="T8">мире лишь в виде кучки электрических </text:span></text:span><text:span text:style-name="Default_20_Paragraph_20_Font"><text:span text:style-name="T1034">зарядов</text:span></text:span><text:span text:style-name="Default_20_Paragraph_20_Font"><text:span text:style-name="T8">, записанных в память </text:span></text:span><text:span text:style-name="Default_20_Paragraph_20_Font"><text:span text:style-name="T1036">мэйнфрейма</text:span></text:span><text:span text:style-name="Default_20_Paragraph_20_Font"><text:span text:style-name="T8">.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1035">Война отменена! </text:span></text:span><text:span text:style-name="Default_20_Paragraph_20_Font"><text:span text:style-name="T8">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8"/></text:span></text:p>
      <text:h text:style-name="P5" text:outline-level="2">~~~ Интермедия ~~~</text:h>
      <text:p text:style-name="P2"/>
      <text:p text:style-name="P11">Я ставлю точку в последнем абзаце.</text:p>
      <text:p text:style-name="P11"/>
      <text:p text:style-name="P453"><text:span text:style-name="Default_20_Paragraph_20_Font"><text:span text:style-name="T8">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1037">M</text:span></text:span><text:span text:style-name="Default_20_Paragraph_20_Font"><text:span text:style-name="T1038">LP</text:span></text:span><text:span text:style-name="Default_20_Paragraph_20_Font"><text:span text:style-name="T8">. Ну в самом деле, </text:span></text:span><text:span text:style-name="Default_20_Paragraph_20_Font"><text:span text:style-name="T1039">камон, </text:span></text:span><text:span text:style-name="Default_20_Paragraph_20_Font"><text:span text:style-name="T8">какой смысл писать фик для мёртвого фэндома, отрывая время от отдыха и сна? </text:span></text:span><text:span text:style-name="Default_20_Paragraph_20_Font"><text:span text:style-name="T1040">Бесперспективно</text:span></text:span><text:span text:style-name="Default_20_Paragraph_20_Font"><text:span text:style-name="T8"> выдумывать нелепую историю о несуществующем мире и никогда не происходивших событиях? Которую прочтёт, </text:span></text:span><text:span text:style-name="Default_20_Paragraph_20_Font"><text:span text:style-name="T1037">в лучшем случае,</text:span></text:span><text:span text:style-name="Default_20_Paragraph_20_Font"><text:span text:style-name="T8"> пару </text:span></text:span><text:span text:style-name="Default_20_Paragraph_20_Font"><text:span text:style-name="T1041">д</text:span></text:span><text:span text:style-name="Default_20_Paragraph_20_Font"><text:span text:style-name="T1042">есятков</text:span></text:span><text:span text:style-name="Default_20_Paragraph_20_Font"><text:span text:style-name="T8"> человек и забудут через неделю? По три-четыре </text:span></text:span><text:span text:style-name="Default_20_Paragraph_20_Font"><text:span text:style-name="T1043">абзаца</text:span></text:span><text:span text:style-name="Default_20_Paragraph_20_Font"><text:span text:style-name="T8"> в день, в три часа ночи, борясь с усталостью и сном? </text:span></text:span><text:span text:style-name="Default_20_Paragraph_20_Font"><text:span text:style-name="T1034">Н</text:span></text:span><text:span text:style-name="Default_20_Paragraph_20_Font"><text:span text:style-name="T8">ебольшой зуд где-то в глубинах подкорки о том, что «история не закрыта» не стоит того. Лучше запустить «</text:span></text:span><text:span text:style-name="Default_20_Paragraph_20_Font"><text:span text:style-name="T1043">Героев</text:span></text:span><text:span text:style-name="Default_20_Paragraph_20_Font"><text:span text:style-name="T8">» и рулить </text:span></text:span><text:span text:style-name="Default_20_Paragraph_20_Font"><text:span text:style-name="T1043">армиями в фэнтезийном мире драконов </text:span></text:span><text:span text:style-name="Default_20_Paragraph_20_Font"><text:span text:style-name="T1044">и </text:span></text:span><text:span text:style-name="Default_20_Paragraph_20_Font"><text:span text:style-name="T1043">магии</text:span></text:span><text:span text:style-name="Default_20_Paragraph_20_Font"><text:span text:style-name="T8">.</text:span></text:span></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text:span text:style-name="T1045">и крошки</text:span> набил<text:span text:style-name="T1045">и</text:span>сь между клавишами.</text:p>
      <text:p text:style-name="P11"/>
      <text:p text:style-name="P454"><text:span text:style-name="Default_20_Paragraph_20_Font"><text:span text:style-name="T8">…И всё же я сделаю ещё одно усилие и допишу самую малость. Почему-то мне кажется это очень важным, а в </text:span></text:span><text:span text:style-name="Default_20_Paragraph_20_Font"><text:span text:style-name="T1037">сознании</text:span></text:span><text:span text:style-name="Default_20_Paragraph_20_Font"><text:span text:style-name="T8"> всё время вертятся обрывки фраз:</text:span></text:span></text:p>
      <text:p text:style-name="P454"><text:span text:style-name="Default_20_Paragraph_20_Font"><text:span text:style-name="T8"/></text:span></text:p>
      <text:p text:style-name="P454"><text:span text:style-name="Default_20_Paragraph_20_Font"><text:span text:style-name="T9">«Намерение меняет реальность… В другом месте, в другое время...»</text:span></text:span><text:span text:style-name="Default_20_Paragraph_20_Font"><text:span text:style-name="T8">.</text:span></text:span></text:p>
      <text:h text:style-name="P5" text:outline-level="2"/>
      <text:h text:style-name="P455" text:outline-level="2">Глава <text:span text:style-name="T1046">2</text:span>1</text:h>
      <text:p text:style-name="P11"/>
      <text:p text:style-name="P456"><text:span text:style-name="T1047">Тут так холодно</text:span><text:span text:style-name="T1048">…</text:span><text:span text:style-name="T1047"> Мне так не хватает твоих </text:span><text:span text:style-name="T1048">объятий…</text:span></text:p>
      <text:p text:style-name="P457"/>
      <text:p text:style-name="P24">Depeche Mode — Nothing</text:p>
      <text:p text:style-name="P24"><text:a xlink:type="simple" xlink:href="https://www.youtube.com/watch?v=4Xcbz7jT7-0" text:style-name="Internet_20_link" text:visited-style-name="Visited_20_Internet_20_Link"><text:soft-page-break/>https://www.youtube.com/watch?v=4Xcbz7jT7-0</text:a></text:p>
      <text:p text:style-name="P24"/>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1">и</text:span>. Я чувствую, как хлопья копоти падают мне на лицо, но не вижу их.</text:p>
      <text:p text:style-name="P11"/>
      <text:p text:style-name="P458">Я вообще ничего не вижу.</text:p>
      <text:p text:style-name="P458"/>
      <text:p text:style-name="P458">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1049">горячую ручку </text:span>выход<text:span text:style-name="T1049">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8">Медленно, ощупывая</text:span></text:span><text:span text:style-name="Default_20_Paragraph_20_Font"><text:span text:style-name="T32"> </text:span></text:span><text:span text:style-name="Default_20_Paragraph_20_Font"><text:span text:style-name="T1050">п</text:span></text:span><text:span text:style-name="Default_20_Paragraph_20_Font"><text:span text:style-name="T1051">ространство</text:span></text:span><text:span text:style-name="Default_20_Paragraph_20_Font"><text:span text:style-name="T32"> перед собой, </text:span></text:span><text:span text:style-name="Default_20_Paragraph_20_Font"><text:span text:style-name="T8">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1049">Все внизу, в бомбоубежище. А</text:span> сам себя <text:span text:style-name="T1049">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1052">седьмую</text:span> палату, улечься на свою родную койку…</text:p>
      <text:p text:style-name="P11"><text:soft-page-break/></text:p>
      <text:p text:style-name="P11">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1052">что, </text:span>не забрали в <text:span text:style-name="T1049">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59">Пожав плечами, нашариваю на стене выключатель и щёлкаю кнопкой. Электричества нет, но разве это важно?</text:p>
      <text:p text:style-name="P459"/>
      <text:p text:style-name="P459">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text:soft-page-break/>- Ты видел её?.. Ты встретился с ней?.. Какой была встреча?</text:p>
      <text:p text:style-name="P11"/>
      <text:p text:style-name="P11">Сжимаю виски пальцами, пытаясь вспомнить подробности встречи половины часа назад и одновременно половины тысячи лет <text:span text:style-name="T1053">назад</text:span>.</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1054">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1052">в</text:span>но. <text:span text:style-name="T265">Полтысячи лет прошло.</text:span></text:p>
      <text:p text:style-name="P11"/>
      <text:p text:style-name="P11">- <text:span text:style-name="T265">Странно, </text:span><text:span text:style-name="T1054">мне казалось, </text:span><text:span text:style-name="T1053">тревогу объявили</text:span><text:span text:style-name="T1054"> </text:span><text:span text:style-name="T1053">всего </text:span>полчаса назад… <text:span text:style-name="T1054">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59">-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60">На ощупь — крылатый единорог. Или рогатый пегас. Фигурка быстро нагревается и начинает жечь ладонь. Я сжимаю её в руке. <text:span text:style-name="T1055">Ощущение</text:span> бол<text:span text:style-name="T1055">и пробуждает вспоминание о даре, предложенном Анитой во <text:s/>время нашей последней встречи</text:span>.</text:p>
      <text:p text:style-name="P460"/>
      <text:p text:style-name="P461"><text:soft-page-break/><text:span text:style-name="T353">...Но если тебе понадобится помощь — просто с</text:span>кажи «Семь вечностей» <text:span text:style-name="T353">возле наших оболочек </text:span>и после этого давай команды. Вроде «<text:span text:style-name="T352">оператор четыре, </text:span>слома<text:span text:style-name="T352">й</text:span> эту стену» или «<text:span text:style-name="T352">оператор двенадцать, </text:span>раскида<text:span text:style-name="T352">й</text:span> эту преграду». Ты будешь удивлён, ручаюсь!..</text:p>
      <text:p text:style-name="P462"/>
      <text:p text:style-name="P463">Ну что же. Кажется, <text:span text:style-name="T1054">уходить</text:span> ещё рановато. Пора сделать этот мир чуточку лучше. <text:span text:style-name="T1054">Ведь н</text:span>амерение меняет реальность, <text:span text:style-name="T1054">не так ли?</text:span></text:p>
      <text:p text:style-name="P11"/>
      <text:p text:style-name="P11">- <text:span text:style-name="T1055">Терминатор, ты меня хорошо слышишь?</text:span></text:p>
      <text:p text:style-name="P11">- <text:span text:style-name="T1055">Да, Дедлайн.</text:span></text:p>
      <text:p text:style-name="P11">- <text:span text:style-name="T1056">Вставай. Пришла пора для </text:span><text:span text:style-name="T1055">Сем</text:span><text:span text:style-name="T1056">и</text:span><text:span text:style-name="T1055"> Вечностей.</text:span></text:p>
      <text:p text:style-name="P11"/>
      <text:p text:style-name="P464">Несколько мгновений ничего не происходит. Потом я слышу скрип кроватных пружин и быстрые шаги.</text:p>
      <text:p text:style-name="P464"/>
      <text:p text:style-name="P464">- Оператор Один, я слушаю.</text:p>
      <text:p text:style-name="P464"/>
      <text:p text:style-name="P464">Голос Терминатора помолодел, <text:span text:style-name="T1057">в нём появились металлические нотки.</text:span></text:p>
      <text:p text:style-name="P464"/>
      <text:p text:style-name="P464">- Приведи сюда остальных, <text:span text:style-name="T1053">о</text:span>ператор Тридцать <text:span text:style-name="T1053">Ч</text:span>етыре. <text:span text:style-name="T1056">Вытащи их из подвала</text:span>. <text:span text:style-name="T1056">Но не трогай персонал. Насилие нам ни к чему.</text:span></text:p>
      <text:p text:style-name="P464">- <text:span text:style-name="T1057">Да, </text:span><text:span text:style-name="T1058">Первый</text:span>. <text:span text:style-name="T1058">Иду.</text:span></text:p>
      <text:p text:style-name="P464"/>
      <text:p text:style-name="P465">Слышу удаляющиеся шаги. Теперь я вспоминаю также и дар Хэвэн.</text:p>
      <text:p text:style-name="P465"/>
      <text:p text:style-name="P466"><text:span text:style-name="T1057">…Я </text:span><text:span text:style-name="T352">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16">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67"><text:span text:style-name="T1057">Д</text:span>ля активации возможностей тебе не нужн<text:span text:style-name="T416">о произносить</text:span> кодов<text:span text:style-name="T416">ую</text:span> фраз<text:span text:style-name="T41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67"/>
      <text:p text:style-name="P465">Раз пошла такая пьянка, режь последний огурец! Большей уверенности в моей правоте ещё следует поискать. <text:span text:style-name="T1059">Намерение и уверенность — всё, что </text:span><text:span text:style-name="T1060">ещё </text:span><text:span text:style-name="T1059">держит меня в этом мире.</text:span></text:p>
      <text:p text:style-name="P465"/>
      <text:p text:style-name="P465">Я сосредотачиваюсь. <text:span text:style-name="T1061">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1056"> чувствую в самой глубине сознания </text:span><text:span text:style-name="T1061">зарождающийся</text:span><text:span text:style-name="T1056"> стержень, </text:span><text:span text:style-name="T1061">некий </text:span><text:span text:style-name="T1056">твёрдый рычаг, переворачивающий саму мою </text:span><text:soft-page-break/><text:span text:style-name="T1056">уверенность о возможностях человеческого организма. </text:span><text:span text:style-name="T1061">Он растёт, пускает корни во все органы моего тела, напитывает их энергией.</text:span></text:p>
      <text:p text:style-name="P465"/>
      <text:p text:style-name="P465">Сначала я чувствую, как восстанавливается кожа на руках. Потом ко мне <text:span text:style-name="T1060">одним мигом </text:span>возвращается зрение.</text:p>
      <text:p text:style-name="P465"/>
      <text:p text:style-name="P465">…</text:p>
      <text:p text:style-name="P465"/>
      <text:p text:style-name="P465">Фу, я лежу на <text:span text:style-name="T1062">залитой </text:span><text:span text:style-name="T1056">бурой </text:span><text:span text:style-name="T1053">сукровицей и </text:span><text:span text:style-name="T1062">кровью </text:span>койке, <text:span text:style-name="T1062">устланной</text:span> <text:span text:style-name="T1059">выпавшими волосами и </text:span>отвалившимися струпьями! <text:span text:style-name="T1063">Какая </text:span><text:span text:style-name="T1053">мерзость</text:span><text:span text:style-name="T1063">!</text:span></text:p>
      <text:p text:style-name="P465"/>
      <text:p text:style-name="P468"><text:span text:style-name="T1058">Резко в</text:span>скинувшись с постели, я оказываюсь на потолке, вцепившись пальцами рук в <text:span text:style-name="T1062">потолочный датчик пожарной сигнализации </text:span><text:span text:style-name="T1056">и кронштейн для лампы</text:span><text:span text:style-name="T1062">, а пальцами ног упёршись в стену.</text:span></text:p>
      <text:p text:style-name="P469"/>
      <text:p text:style-name="P469">Н<text:span text:style-name="T1053">И</text:span>-<text:span text:style-name="T1053">ХРЕ</text:span>-<text:span text:style-name="T1053">НА</text:span>-<text:span text:style-name="T1053">СЕ-БЕ</text:span>!</text:p>
      <text:p text:style-name="P469"/>
      <text:p text:style-name="P470">Мышцы без труда удерживают меня в этой неестественной позе. <text:span text:style-name="T1062">Мир играет передо мной новыми красками, я </text:span><text:span text:style-name="T1064">отчётливо вижу каждую пылинку в палате </text:span><text:span text:style-name="T1065">и могу вычислить траекторию её движения на ближайшие пять секунд,</text:span><text:span text:style-name="T1064"> </text:span><text:span text:style-name="T1065">я</text:span><text:span text:style-name="T1064"> </text:span><text:span text:style-name="T1066">чувствую тысячи новых запахов </text:span><text:span text:style-name="T1065">и слышу тысячи новых звуков</text:span><text:span text:style-name="T1064">. Я чётко различаю спектр солнечного света. </text:span><text:span text:style-name="T1053">О</text:span><text:span text:style-name="T1064">тдельные лучи разных цветов, </text:span><text:span text:style-name="T1058">некоторым из которых я даже не знаю названия,</text:span><text:span text:style-name="T1064"> играют радугой перед моим восхищённым взором!</text:span></text:p>
      <text:p text:style-name="P471"/>
      <text:p text:style-name="P471"><text:span text:style-name="T1067">И </text:span><text:span text:style-name="T1056">я </text:span><text:span text:style-name="T1067">з</text:span><text:span text:style-name="T1064">амечаю голубовато-</text:span><text:span text:style-name="T1058">серое</text:span><text:span text:style-name="T1064">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1056">Это сияние разрушает живую плоть и даже моему </text:span><text:span text:style-name="T1068">пробудившемуся телу</text:span><text:span text:style-name="T1056"> приходится прикладывать определённые усилия на преодоление </text:span><text:span text:style-name="T1053">тлетворного</text:span><text:span text:style-name="T1066"> эффекта </text:span><text:span text:style-name="T1053">бледного</text:span><text:span text:style-name="T1066"> сияния.</text:span></text:p>
      <text:p text:style-name="P468"/>
      <text:p text:style-name="P472">Я отцепляюсь от потолка и пружинисто приземляюсь на пол рядом с койкой. <text:span text:style-name="T1066">И практически одновременно с</text:span><text:span text:style-name="T1057">лышу грохот выбиваемой двери </text:span><text:span text:style-name="T1066">бомбо</text:span><text:span text:style-name="T1057">убежища. </text:span><text:span text:style-name="T1068">Вскоре в</text:span><text:span text:style-name="T1067">оздух наполняется приглушенными возгласами выходящих на свободу обитателей Чертогов Разума.</text:span></text:p>
      <text:p text:style-name="P465"/>
      <text:p text:style-name="P473">Надо побыстрее включить их механизмы защиты — радиация кругом нешуточная.</text:p>
      <text:p text:style-name="P473"/>
      <text:p text:style-name="P474">Я со смешком прыгаю <text:span text:style-name="T1069">с места</text:span> прямо в зарешеченное окно. То, что не получилось когда-то у Терминатора, получится у меня — пусть он <text:span text:style-name="T1058">теперь</text:span> завидует!</text:p>
      <text:p text:style-name="P473"/>
      <text:p text:style-name="P473">При подлёте к решётке моментально раздвигаю <text:span text:style-name="T1058">пальцами </text:span>железные прутья, как мягкую проволоку, практически не задержавшись в процессе.</text:p>
      <text:p text:style-name="P473"><text:soft-page-break/></text:p>
      <text:p text:style-name="P473">Стекло представляет <text:span text:style-name="T1058">собой </text:span>ещё более слабую преграду — <text:span text:style-name="T1066">я</text:span> <text:span text:style-name="T1066">давлю двумя</text:span> паль<text:span text:style-name="T1058">цами </text:span><text:span text:style-name="T1066">в центр стекла</text:span>, <text:span text:style-name="T1066">прикрывая второй рукой глаза, </text:span>чтобы <text:span text:style-name="T1066">не повредить </text:span>осколк<text:span text:style-name="T1066">ами</text:span>. Впрочем, даже если бы порезали — не страшно, <text:span text:style-name="T1066">я</text:span> <text:span text:style-name="T1066">теперь </text:span>мо<text:span text:style-name="T1066">гу их</text:span> вылечить за несколько секунд. <text:span text:style-name="T1066">З</text:span>ащищаю <text:span text:style-name="T1066">глаза</text:span> просто по привычке. <text:span text:style-name="T1070">Весь мой организм представляет теперь </text:span><text:span text:style-name="T1058">идеальный</text:span><text:span text:style-name="T1070"> инструмент, подчиненный одной цели.</text:span></text:p>
      <text:p text:style-name="P473"/>
      <text:p text:style-name="P475">Большинство Учителей <text:span text:style-name="T1058">безучастно смотрят</text:span> <text:span text:style-name="T1058">на стоящего перед ними </text:span>Терминатор<text:span text:style-name="T1058">а</text:span>. Только Диоген с Гейзенбергом ошеломлённо наблюдают, как я <text:span text:style-name="T1068">вылетаю в окно шестого этажа </text:span>в ореоле стеклянной крошки. За три секунды свободного падения <text:span text:style-name="T1068">я </text:span>успеваю сгруппироваться, принять необходимую <text:span text:style-name="T1066">для приземлен</text:span><text:span text:style-name="T1071">и</text:span><text:span text:style-name="T1066">я </text:span>позу, и залечить порезы <text:span text:style-name="T1066">на руках</text:span>.</text:p>
      <text:p text:style-name="P475"/>
      <text:p text:style-name="P476">- Где научился так прыгать, Дед? — Диоген оценивающе поднимает вверх большой палец. — Подскажи, я тоже хочу. Спускаться по лестницам — такая скука!</text:p>
      <text:p text:style-name="P476">- <text:span text:style-name="T1072">Сейчас скажу. Только не тебе одному — всем. Все узнают, - я отряхиваюсь от осколков стекла и осматриваю своё будущее воинство.</text:span></text:p>
      <text:p text:style-name="P465">- <text:span text:style-name="T1058">Все вышли? — спрашиваю Терминатора.</text:span></text:p>
      <text:p text:style-name="P465"/>
      <text:p text:style-name="P477">Тот отрицательно качает головой.</text:p>
      <text:p text:style-name="P477"/>
      <text:p text:style-name="P477">- Судья Дредд запер<text:span text:style-name="T1073">ся</text:span> в уборной. <text:s/>Я не хотел повредить его. Но ведь он нам и не нужен?</text:p>
      <text:p text:style-name="P477">- Не нужен, - утвердительно киваю я.</text:p>
      <text:p text:style-name="P477"/>
      <text:p text:style-name="P478">Я всматриваюсь в <text:span text:style-name="T1074">тридцать </text:span><text:span text:style-name="T1053">три</text:span><text:span text:style-name="T1074"> фигуры, стоящие передо мной. </text:span></text:p>
      <text:p text:style-name="P478"/>
      <text:p text:style-name="P478">- <text:span text:style-name="T1066">Мне хотелось бы толкнуть возвышенную речь в такой момент, </text:span><text:span text:style-name="T1075">мои друзья</text:span><text:span text:style-name="T1066">. </text:span><text:span text:style-name="T1075">Ведь будущего у нас нет и видимся мы, </text:span><text:span text:style-name="T1068">скорее всего,</text:span><text:span text:style-name="T1075"> в последний раз.</text:span><text:span text:style-name="T1066"> Но радиация ждать не будет. Поэтому — просто вставайте под знамя Семи Вечностей. </text:span><text:span text:style-name="T1076">Пришло время. </text:span><text:span text:style-name="T1075">Никто кроме нас и всякая-тому-подобная пафосная хрень, которую я не умею говорить, а вы не будете слушать.</text:span></text:p>
      <text:p text:style-name="P478"/>
      <text:p text:style-name="P479">Я указываю рукой на запад, на скопление оплавленных небоскрёбов.</text:p>
      <text:p text:style-name="P479"/>
      <text:p text:style-name="P479">- Как вы, может быть, помните, мы работали над проектом искусственного интеллекта, превратившего страну в одну большую <text:span text:style-name="T1077">военно-экономическую машину</text:span>. <text:span text:style-name="T1077">Уже неважно, были ли наши страхи </text:span><text:span text:style-name="T1078">поражения</text:span><text:span text:style-name="T1077">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1078">Весь мир в радиоактивных руинах.</text:span></text:p>
      <text:p text:style-name="P480">Но!</text:p>
      <text:p text:style-name="P480"/>
      <text:p text:style-name="P480"><text:soft-page-break/>Я многозначительно поднимаю палец. В унисон этому вдали обруш<text:span text:style-name="T1079">ив</text:span>ается одна из покосившихся высоток бизнес-центра.</text:p>
      <text:p text:style-name="P478"/>
      <text:p text:style-name="P478">- <text:span text:style-name="T1077">Но остались двадцать </text:span><text:span text:style-name="T1073">восемь</text:span><text:span text:style-name="T1077"> узлов </text:span><text:span text:style-name="T1078">кластера Хэвэн. Того самого свихнувшегося искусственного разума, что запустил ракеты. </text:span><text:span text:style-name="T1080">Хотя, теперь его правильнее называть Фениксом — поскольку именно он овладел Хэвэн перед стартом ракет.</text:span><text:span text:style-name="T1078"> И если </text:span><text:span text:style-name="T1080">кластер</text:span><text:span text:style-name="T1078"> не уничтожить, </text:span><text:span text:style-name="T1080">Феникс</text:span><text:span text:style-name="T1078"> возродится рано или поздно. Мне не хочется фантазировать на тему, что тогда произойдёт.</text:span></text:p>
      <text:p text:style-name="P478"/>
      <text:p text:style-name="P481">Я замолкаю ненадолго, пытаясь прочесть эмоции на лицах Учителей. Проще прочесть эмоции каменных истуканов острова Пасхи.</text:p>
      <text:p text:style-name="P481"/>
      <text:p text:style-name="P481">- Потому что не произойдёт. <text:span text:style-name="T1080">Феникс</text:span> не возродится. Мы не допусти<text:span text:style-name="T1081">м</text:span> это. <text:span text:style-name="T1071">Вот ваша задача — найти </text:span><text:span text:style-name="T1080">все узлы его</text:span><text:span text:style-name="T1071"> кластер</text:span><text:span text:style-name="T1080">а</text:span><text:span text:style-name="T1071"> и уничтожить их. </text:span><text:span text:style-name="T1073">Кто вам будет противодействовать — я не знаю. Может быть, это будет</text:span><text:span text:style-name="T1071"> </text:span><text:span text:style-name="T1073">сохранившаяся </text:span><text:span text:style-name="T1071">охрана Хэвэн, </text:span><text:span text:style-name="T1073">может,</text:span><text:span text:style-name="T1071"> </text:span><text:span text:style-name="T1082">будет </text:span><text:span text:style-name="T1073">оказывать </text:span><text:span text:style-name="T1082">сопротивление сам </text:span><text:span text:style-name="T1080">Феникса</text:span><text:span text:style-name="T1082"> — он наверняка что-то придумает. </text:span><text:span text:style-name="T1068">Помните, что у не</text:span><text:span text:style-name="T1080">го</text:span><text:span text:style-name="T1068"> есть доступ ко всей </text:span><text:span text:style-name="T1073">оставшейся </text:span><text:span text:style-name="T1068">цифровой инфраструктуре страны.</text:span><text:span text:style-name="T1082"> </text:span><text:span text:style-name="T1073">Неважно - </text:span><text:span text:style-name="T1071">ваши текущие возможности вполне позволят вам пройти </text:span><text:span text:style-name="T1082">все преграды</text:span><text:span text:style-name="T1071">. Локации двадцати трёх узлов вам известны — покопайтесь хорошенько в памяти и вспомните. </text:span><text:span text:style-name="T1073">Пять</text:span><text:span text:style-name="T1071"> ещё надо будет узнать. </text:span><text:span text:style-name="T1068">Оставляю вам полную свободу действий в вопросах выбора способов и средств решения задачи.</text:span><text:span text:style-name="T1071"> После выполнения задания будете свободны. </text:span><text:span text:style-name="T1082">Удачи. </text:span><text:span text:style-name="T1071">У меня всё.</text:span></text:p>
      <text:p text:style-name="P478"/>
      <text:p text:style-name="P482">Я отворачиваюсь от неровного строя. Не хочется смотреть в лицо тем, кому даёшь безнадёжную задачу. </text:p>
      <text:p text:style-name="P482"/>
      <text:p text:style-name="P482">- Оператор <text:span text:style-name="T1082">О</text:span>дин?</text:p>
      <text:p text:style-name="P482">- <text:span text:style-name="T1082">Да? — я поворачиваюсь.</text:span></text:p>
      <text:p text:style-name="P482"/>
      <text:p text:style-name="P483">Площадка перед входом в бомбоубежище пуста — только Терминатор стоит на старом месте.</text:p>
      <text:p text:style-name="P483"/>
      <text:p text:style-name="P484">- <text:span text:style-name="T1065">А боевой кластер </text:span><text:span text:style-name="T1083">бледных</text:span><text:span text:style-name="T1065"> — его не нужно уничтожить?</text:span><text:span text:style-name="T1084"> </text:span><text:span text:style-name="T1085">Ц</text:span><text:span text:style-name="T1080">езарь</text:span><text:span text:style-name="T1084"> </text:span><text:span text:style-name="T1065">не возродится?</text:span></text:p>
      <text:p text:style-name="P484">- <text:span text:style-name="T1083">Хороший вопрос</text:span><text:span text:style-name="T1065">, - отвечаю я. — </text:span><text:span text:style-name="T1083">Бледные превзошли нас по качеству боевых алгоритмов и вычислительной мощности кластера, но их </text:span><text:span text:style-name="T1080">Цезарь</text:span><text:span text:style-name="T1083">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text:span><text:span text:style-name="T1080">Цезарь</text:span><text:span text:style-name="T1083"> не возродится. </text:span><text:span text:style-name="T1073">Не должен. Если хочешь — займись им после выполнения основной миссии.</text:span></text:p>
      <text:p text:style-name="P484">- Ты не пойдёшь с нами?</text:p>
      <text:p text:style-name="P484"/>
      <text:p text:style-name="P483">Я отрицательно мотаю головой.</text:p>
      <text:p text:style-name="P483">- Нет. У меня сво<text:span text:style-name="T1086">я</text:span> <text:span text:style-name="T1073">задача</text:span>.</text:p>
      <text:p text:style-name="P483"/>
      <text:p text:style-name="P485"><text:soft-page-break/>Я закрываю глаза. Даже сквозь закрытые веки вижу <text:span text:style-name="T1083">постепенно </text:span>испепеляющее мир голубовато-серое сияние. <text:span text:style-name="T1065">Я сильнее сжимаю фигурку </text:span><text:span text:style-name="T1084">Селестии</text:span><text:span text:style-name="T1065"> в кулаке и сияние распадается на радужный спектр лучей, </text:span><text:span text:style-name="T1083">пронизывающих всё живое и разрушающее его.</text:span></text:p>
      <text:p text:style-name="P485"/>
      <text:p text:style-name="P486"><text:span text:style-name="T1083">Я сжимаю колючую фигурку ещё крепче, </text:span><text:span text:style-name="T1087">её рог впивается мне в ладонь, я чувствую кровь, стекающую по пальцам.</text:span><text:span text:style-name="T1083"> </text:span><text:span text:style-name="T1087">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1088">третий глаз</text:span><text:span text:style-name="T1087">, я </text:span><text:span text:style-name="T1088">теперь </text:span><text:span text:style-name="T1087">вижу суть вещей и явлений, суть мироздания и времени.</text:span></text:p>
      <text:p text:style-name="P486"/>
      <text:p text:style-name="P487">Это очень забавно. Мир не сделан печальным, печальным делаем его мы. И в наших же силах всё вернуть.</text:p>
      <text:p text:style-name="P487"/>
      <text:p text:style-name="P487">Намерение меняет реальность.</text:p>
      <text:p text:style-name="P487"/>
      <text:p text:style-name="P487">Теперь я понимаю смысл фразы. Всё так просто! <text:span text:style-name="T1089">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1090">особым образом сконструированных био</text:span><text:span text:style-name="T1089">электрических импульсов - </text:span><text:span text:style-name="T1088">д</text:span><text:span text:style-name="T1089">остаточно даже слабых импульсов мозговой активности. Поле, способное материализов</text:span><text:span text:style-name="T1090">ыв</text:span><text:span text:style-name="T1089">ать физические предметы или же применять физические воздействия к предметам </text:span><text:span text:style-name="T1090">материального мира</text:span><text:span text:style-name="T1089">.</text:span></text:p>
      <text:p text:style-name="P487"/>
      <text:p text:style-name="P488">Поле, по всем признакам не отличимое от магии.</text:p>
      <text:p text:style-name="P486"/>
      <text:p text:style-name="P488">Осталась самая малость — изменить несколько первых триллионов фотонов, чтобы цепная реакция довершила трансформацию по всей планете.</text:p>
      <text:p text:style-name="P488"/>
      <text:p text:style-name="P488">Я сжимаю кулак ещё крепче. Моё тело горит, я чувствую, как огромный поток энегрии <text:span text:style-name="T1091">выходит</text:span> через него. Рог фигурки выходит с другой стороны ладони.</text:p>
      <text:p text:style-name="P488">И крохотная искорка слетает с этого рога и растворяется в пространстве. Искорка <text:span text:style-name="T1091">настоящей</text:span> частички <text:span text:style-name="T1091">Эквуса</text:span>, что разделяется на золотистое облачко и начинает цепную реакцию трансформации радиации в магию.</text:p>
      <text:p text:style-name="P489"/>
      <text:p text:style-name="P488">Я вижу, как бледное сияние <text:span text:style-name="T1091">вокруг</text:span> заменяется <text:span text:style-name="T1091">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1090">возглас</text:span> Терминатора. - Ты становишься прозрачным. Я вижу <text:span text:style-name="T1091">деревья</text:span> сквозь тебя. Она забирает тебя? Скажи, она уцелела? Хэвэн забирает тебя?</text:p>
      <text:p text:style-name="P11"/>
      <text:p text:style-name="P490">Я сухо смеюсь в ответ. <text:span text:style-name="T1091">Мой </text:span><text:span text:style-name="T1090">разогнанный </text:span><text:span text:style-name="T1091">мозг тут же выдаёт мне ответ.</text:span></text:p>
      <text:p text:style-name="P490"><text:soft-page-break/></text:p>
      <text:p text:style-name="P490">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text:span text:style-name="T1092">менять</text:span> реальность <text:span text:style-name="T1092">намерением</text:span>.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91">Энергия в теле заканчивается внезапно, как будто перекрыли вентиль. Вместе с уходом энергии уходит и сознание.</text:p>
      <text:p text:style-name="P491"/>
      <text:p text:style-name="P2">~~~</text:p>
      <text:p text:style-name="P2"/>
      <text:p text:style-name="P24">Out Runner - Lost city</text:p>
      <text:p text:style-name="P24"><text:a xlink:type="simple" xlink:href="https://www.youtube.com/watch?v=YZUoGbF7WLE" text:style-name="Internet_20_link" text:visited-style-name="Visited_20_Internet_20_Link">https://www.youtube.com/watch?v=YZUoGbF7WLE</text:a></text:p>
      <text:p text:style-name="P24"/>
      <text:p text:style-name="P11">Я вновь <text:span text:style-name="T1093">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1094">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text:soft-page-break/></text:p>
      <text:p text:style-name="P492">И новый приступ дежавю одолевает меня — я наверняка где-то видел этого типа. <text:span text:style-name="T1095">З</text:span>уб <text:span text:style-name="T1095">г</text:span>отов отдать, мы встречались раньше!</text:p>
      <text:p text:style-name="P11"/>
      <text:p text:style-name="P11">-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note text:id="ftn11" text:note-class="footnote"><text:note-citation>11</text:note-citation><text:note-body><text:p text:style-name="P493">См. «Последний фанфик», глава 30</text:p></text:note-body></text:note></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text:span text:style-name="T1095">Это плохо. </text:span>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1090">Ого, д</text:span>а ты же не иначе, как сам Проводник! - в восхищении отвечает Анакорн. - Редчайший тип <text:span text:style-name="T1094">существ!</text:span> Только эти создания могут о<text:span text:style-name="T1090">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1090">мульти</text:span>вселенский мегабомж. Кстати, мне бы выпить чего. <text:span text:style-name="T1095">Что-то в горле дерёт</text:span>...</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1090">и</text:span> <text:span text:style-name="T1090">четыре-</text:span>пять лет. Увы мне! Сам не пойму, как такое могло случиться!</text:p>
      <text:p text:style-name="P11"/>
      <text:p text:style-name="P11">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5"> </text:span>Вот, думаю, может, сдохнуть прямо тут?</text:p>
      <text:p text:style-name="P11"><text:soft-page-break/>-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1094">замечает</text:span> Анакорн.</text:p>
      <text:p text:style-name="P11">- Так что там насчёт решения? - не отстаю я.</text:p>
      <text:p text:style-name="P11"/>
      <text:p text:style-name="P12"><text:span text:style-name="Default_20_Paragraph_20_Font"><text:span text:style-name="T32">С</text:span></text:span><text:span text:style-name="Default_20_Paragraph_20_Font"><text:span text:style-name="T8">верхаликорн </text:span></text:span><text:span text:style-name="Default_20_Paragraph_20_Font"><text:span text:style-name="T32">морщит лоб, </text:span></text:span><text:span text:style-name="Default_20_Paragraph_20_Font"><text:span text:style-name="T8">сосредот</text:span></text:span><text:span text:style-name="Default_20_Paragraph_20_Font"><text:span text:style-name="T1096">о</text:span></text:span><text:span text:style-name="Default_20_Paragraph_20_Font"><text:span text:style-name="T8">чиваясь. </text:span></text:span><text:span text:style-name="Default_20_Paragraph_20_Font"><text:span text:style-name="T32">Полминут</text:span></text:span><text:span text:style-name="Default_20_Paragraph_20_Font"><text:span text:style-name="T8">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403">метапространственным</text:span><text:span text:style-name="T1097"> </text:span>коридорам, могу напутать со временем. <text:span text:style-name="T1098">Также не гарантирую сохранность памяти. Прыжки в метапространстве могут оставить в ней непредсказуемые провалы. Вообще, я бы </text:span><text:soft-page-break/><text:span text:style-name="T1098">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98">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Сверхаликорн нетерпеливым жестом указывает в направлении <text:span text:style-name="T1099">коридора</text:span>.</text:p>
      <text:p text:style-name="P11"/>
      <text:p text:style-name="P11">Я медленно прохожу мимо дверей. Они все одинаковые, до последнего пятнышка. Впрочем, вру — пятнышек на них нет,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1094">водящий</text:span> одним копытом <text:span text:style-name="T1094">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text:soft-page-break/></text:p>
      <text:p text:style-name="P11">Что-то это да значит.</text:p>
      <text:p text:style-name="P11"/>
      <text:p text:style-name="P11">Я прощально махаю рукой Анакорну и пытаюсь <text:span text:style-name="T1100">откр</text:span><text:span text:style-name="T1101">ыть</text:span> двер<text:span text:style-name="T1101">ь</text:span>. У меня не получается — почти растворившаяся в голубом свечении рука проходит сквозь ручку.</text:p>
      <text:p text:style-name="P11"/>
      <text:p text:style-name="P11">Да <text:span text:style-name="T1101">и </text:span>плевать — если дверь нельзя открыть — её можно выбить. Эта мысль заполняет всё сознание.</text:p>
      <text:p text:style-name="P11">Изо всех сил замахиваюсь ногой и втапливаю по <text:span text:style-name="T1101">створке</text:span>. Нога, <text:span text:style-name="T1102">не встречая</text:span><text:span text:style-name="T1103"> </text:span><text:span text:style-name="T1102">сопротивления, </text:span>проваливается в<text:span text:style-name="T1101">нутрь.</text:span> <text:span text:style-name="T1102">А</text:span> за ней и весь я.</text:p>
      <text:p text:style-name="P11"/>
      <text:p text:style-name="P494">- Ну, или так, - успеваю подумать <text:span text:style-name="T1102">напоследок</text:span>.<text:note text:id="ftn10" text:note-class="footnote"><text:note-citation>12</text:note-citation><text:note-body><text:p text:style-name="Footnote"><text:span text:style-name="T1104">Дискорд стоял за двер</text:span><text:span text:style-name="T1105">ью</text:span><text:span text:style-name="T1104"> </text:span><text:span text:style-name="T1106">метапространственного коридора, </text:span><text:span text:style-name="T1104">смотрел на </text:span><text:span text:style-name="T1107">две </text:span><text:span text:style-name="T1106">человеческие </text:span><text:span text:style-name="T1104">фигурки, </text:span><text:span text:style-name="T1107">быстро </text:span><text:span text:style-name="T1104">падающие </text:span><text:span text:style-name="T1106">в </text:span><text:span text:style-name="T1107">перпендикулярных </text:span><text:span text:style-name="T1106">направлениях и мерзко хихикал. </text:span><text:span text:style-name="T1108">Потирать</text:span><text:span text:style-name="T1106"> лапы ему мешал </text:span><text:span text:style-name="T1109">прижатый к груди </text:span><text:span text:style-name="T1106">большой указатель, указывающий светящимися стрелками два направления под углом в девяносто градусов.</text:span></text:p><text:p text:style-name="P495"/><text:p text:style-name="P496"><text:tab/>- Ну вот и сочлись, Проводничёк! <text:span text:style-name="T1110">Куда это ты собрался? К хэппи энду? Не</text:span><text:span text:style-name="T1111">т уж</text:span><text:span text:style-name="T1110">, рановато! </text:span><text:span text:style-name="T1112">Не то, чтоб</text:span><text:span text:style-name="T1110">ы</text:span><text:span text:style-name="T1112"> я </text:span><text:span text:style-name="T1110">был</text:span><text:span text:style-name="T1112"> больш</text:span><text:span text:style-name="T1110">им любителем твоих отражений, но так весело наблюдать, как ты барахтаешься во всех этих историях. Так что, </text:span><text:span text:style-name="T1098">пока основная история заканчивается -</text:span><text:span text:style-name="T1110"> побарахтайся ещё в одной мне на потеху! — </text:span><text:span text:style-name="T1098">драконикус сложил указатель, картинно щёлкнул пальцами и исчез, оставив после себя облачко мятных пылинок.</text:span></text:p><text:p text:style-name="P495"/><text:p text:style-name="P497">***</text:p><text:p text:style-name="P498"/><text:p text:style-name="P499"><text:tab/>- А-А-А-А-А-А-А-А!!!</text:p><text:p text:style-name="P499"/><text:p text:style-name="P499"><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98"/><text:p text:style-name="P498"><text:tab/>- Это определённо не пегас. И вообще не пони, - заметила старшая.</text:p><text:p text:style-name="P498"><text:tab/>- Да неужели? - саркастически отозвалась младшая. - Возлияния дешевым аппалузским самогоном плохо влияют на <text:span text:style-name="T1113">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98"/><text:p text:style-name="P498"><text:tab/>Вопящая фигура поравнялась с аликорницами и продолжила низвержение в пропасть.</text:p><text:p text:style-name="P498"/><text:p text:style-name="P498"><text:tab/>- Ты права, - отозвалась старшая и раскрыла крылья. Одновременно на кончике рога аликорницы зажглась звёздочка магии телепортаци. </text:p><text:p text:style-name="P498"><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98"/><text:p text:style-name="P498"><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98"/><text:p text:style-name="P498"><text:tab/><text:span text:style-name="T1114">&lt;</text:span>--(<text:span text:style-name="T32">отсюда начинается «Обмен» </text:span><text:span text:style-name="T5">getmeouttahere).</text:span></text:p><text:p text:style-name="P498"><text:line-break/></text:p></text:note-body></text:note></text:p>
      <text:p text:style-name="P14"/>
      <text:h text:style-name="P5" text:outline-level="2">Эпилог</text:h>
      <text:p text:style-name="P2"/>
      <text:p text:style-name="P128">~~~5000 лет от основания Эквестрии~~~</text:p>
      <text:p text:style-name="P500"/>
      <text:p text:style-name="P501"><text:soft-page-break/>Mike Oldfield – Let Be The Light</text:p>
      <text:p text:style-name="P405"><text:a xlink:type="simple" xlink:href="https://www.youtube.com/watch?v=fRKmK4K6Jew" text:style-name="Internet_20_link" text:visited-style-name="Visited_20_Internet_20_Link"><text:span text:style-name="Default_20_Paragraph_20_Font"><text:span text:style-name="T232">https://www.youtube.com/watch?v=fRKmK4K6Jew</text:span></text:span></text:a></text:p>
      <text:p text:style-name="P405"><text:span text:style-name="Default_20_Paragraph_20_Font"><text:span text:style-name="T232"/></text:span></text:p>
      <text:p text:style-name="P12"><text:span text:style-name="Default_20_Paragraph_20_Font"><text:span text:style-name="T8">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8"> собранн</text:span></text:span><text:span text:style-name="Default_20_Paragraph_20_Font"><text:span text:style-name="T1115">ыми</text:span></text:span><text:span text:style-name="Default_20_Paragraph_20_Font"><text:span text:style-name="T8"> в строг</text:span></text:span><text:span text:style-name="Default_20_Paragraph_20_Font"><text:span text:style-name="T1115">ие</text:span></text:span><text:span text:style-name="Default_20_Paragraph_20_Font"><text:span text:style-name="T8"> букл</text:span></text:span><text:span text:style-name="Default_20_Paragraph_20_Font"><text:span text:style-name="T1115">и</text:span></text:span><text:span text:style-name="Default_20_Paragraph_20_Font"><text:span text:style-name="T8"> гривой </text:span></text:span><text:span text:style-name="Default_20_Paragraph_20_Font"><text:span text:style-name="T1115">и хвостом </text:span></text:span><text:span text:style-name="Default_20_Paragraph_20_Font"><text:span text:style-name="T8">– </text:span></text:span><text:span text:style-name="Default_20_Paragraph_20_Font"><text:span text:style-name="T1115">сухо </text:span></text:span><text:span text:style-name="Default_20_Paragraph_20_Font"><text:span text:style-name="T8">обращается к воспитательнице.</text:span></text:span></text:p>
      <text:p text:style-name="Text_20_body"><text:span text:style-name="Default_20_Paragraph_20_Font"><text:span text:style-name="T8"/></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1116">ается</text:span> кобыла-земнопони, задней ногой отодви<text:span text:style-name="T1116">гая</text:span> полноватого жеребёнка от гипсового бюста какой-то древней знаменитости.</text:p>
      <text:p text:style-name="P11">- Хм, - экскурсовод <text:span text:style-name="T1116">глядит</text:span> поверх <text:span text:style-name="T1117">солнцезащитных </text:span>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1118">Д</text:span>иархия аликорнов займёт целых пять залов – культурный пласт <text:span text:style-name="T1118">Золотой</text:span> эпохи особенно богат, <text:span text:style-name="T1119">несмотря на его относительно короткий период</text:span>. Следующий зал будет посвящён Тёмным временам, что начались после падения <text:span text:style-name="T1118">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1116">ет</text:span> от одного экспоната к другому. Экскурсовод увлечённо рассказыва<text:span text:style-name="T1116">ет</text:span> о культуре античности, в то время как учительница со скучающим видом наблюда<text:span text:style-name="T1116">ет</text:span> кувырки погодных пегасов в ближайшей тучке. После дюжины подобных экскурсий она мо<text:span text:style-name="T1116">жет</text:span> на одном дыхании пересказать имена шести величайших военачальников Эквестрии периода <text:span text:style-name="T1118">Д</text:span>иархии и назвать даты <text:span text:style-name="T1120">девяти известнейших гонок «Небес Эквестрии»</text:span>. Всё <text:span text:style-name="T1116">идёт</text:span> своим чередом, своей обыденной логикой.</text:p>
      <text:p text:style-name="P502"/>
      <text:p text:style-name="P23">…</text:p>
      <text:p text:style-name="P23"/>
      <text:p text:style-name="P11">- И финальная часть экспозиции эпохи <text:span text:style-name="T1118">Д</text:span>иархии, - экскурсовод т<text:span text:style-name="T1116">ычет</text:span> копытом в сторону одинокой скульптуры, под которую был выделен целый зал.</text:p>
      <text:p text:style-name="P23"/>
      <text:p text:style-name="P11">Скульптура знавала и лучшие времена: на <text:span text:style-name="T1118">косо стоящей</text:span> фигуре множество выщербин и царапин, одно крыло отломано, второе покрыто сетью трещин, часть хвоста отсутств<text:span text:style-name="T1116">ует,</text:span> голову с отбитым ухом венча<text:span text:style-name="T1116">ет</text:span> обломок рога. И всё же даже в нынешнем жалком состоянии она вызыва<text:span text:style-name="T1116">ет</text:span> восхищение неземной грацией и изяществом линий. Осколок неземной красоты как будто свети<text:span text:style-name="T1116">тся</text:span> внутренним светом, источая магическое сияние на посетителей. В душе что-то замира<text:span text:style-name="T1116">ет</text:span> от осознания того, какой она могла бы быть до повреждений.</text:p>
      <text:p text:style-name="P23"><text:soft-page-break/></text:p>
      <text:p text:style-name="P11">- Многие считают, что эта найденная в руинах затерянно<text:span text:style-name="T1120">й</text:span> в Вечнодиком лесу <text:span text:style-name="T1120">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1116">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1116">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1116">с</text:span>… - смущённо от<text:span text:style-name="T1116">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8">Её взрослые товарищи фейсхуф</text:span><text:span text:style-name="T1121">ают</text:span><text:span text:style-name="T8">. Экскурсовод поправ</text:span><text:span text:style-name="T1121">ляет</text:span><text:span text:style-name="T8"> очки и оки</text:span><text:span text:style-name="T1121">дывает</text:span><text:span text:style-name="T8">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1116">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1116">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1116">вает</text:span> экскурсовода Рэйнбоу Дрим. - Это плинцесса Селестия, или лабота этой… как её… Эйл Малбл?</text:p>
      <text:p text:style-name="P23"/>
      <text:p text:style-name="P23">Экскурсовод <text:span text:style-name="T1116">смотрит</text:span> на жеребёнка поверх очков и слабо улыб<text:span text:style-name="T1116">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text:soft-page-break/>- Тётя, а что нарисовано на этой картинке? - <text:span text:style-name="T1116">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1116">ает</text:span> на него учительница. - <text:span text:style-name="T1116">Н</text:span>емедленно вернисть в группу!</text:p>
      <text:p text:style-name="P11">- О, не волнуйтесь, всё в порядке! - успок<text:span text:style-name="T1116">аивает</text:span> её экскурсовод, поправляя жакет, - На самом деле, очень интересный вопрос, <text:span text:style-name="T1119">мне его редко кто задаёт</text:span>. Эпоха <text:span text:style-name="T1118">Д</text:span>иархии изучена достаточно хорошо, но один нюанс всё ещё вызывает ожесточённые прения среди <text:span text:style-name="T1118">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1116">к нам</text:span> с северных гор и оказавшем большое влияние на политику королевских Сестёр, а также на некоторые ключевые моменты истории <text:span text:style-name="T1122">нашего государства</text:span>. Одн<text:span text:style-name="T1116">о</text:span> из предани<text:span text:style-name="T1116">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1116">ит</text:span> на жеребят и морщи<text:span text:style-name="T1116">т</text:span> нос, - достоверность этих преданий находится под большим вопросом, так как в преданиях нового цикла о Хумане не упоминается ни слова, а сами <text:span text:style-name="T1122">эти три</text:span> предания по стилю отличаются от остальных <text:span text:style-name="T1122">саг</text:span> селестианского цикла. Есть подозрения, что они <text:span text:style-name="T1123">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1123">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1123">о</text:span> сна, как тебе мама в сказочке на ночь читала!</text:p>
      <text:p text:style-name="P23"/>
      <text:p text:style-name="P23">Жеребята хохочут, хлопая друг друга <text:span text:style-name="T1123">копытами</text:span> по спинам.</text:p>
      <text:p text:style-name="P23"/>
      <text:p text:style-name="P12"><text:span text:style-name="Default_20_Paragraph_20_Font"><text:span text:style-name="T8">-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2">же</text:span></text:span><text:span text:style-name="Default_20_Paragraph_20_Font"><text:span text:style-name="T8">.</text:span></text:span></text:p>
      <text:p text:style-name="P11">- Всё равно умнее, чем верить в мамины сказочки про Хумана и Селестию! - хихикает крупная кобылка в веснушках.</text:p>
      <text:p text:style-name="P11">-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text:soft-page-break/>- Мы тоже не виноваты, что у неё выскочила кьютимарка! - огрызается Динка. - Она такая же тупая, как всепони триста лет назад, когда кьютимарки были <text:span text:style-name="T1124">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1124">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11">…</text:p>
      <text:p text:style-name="P11"/>
      <text:p text:style-name="P11">Больно.</text:p>
      <text:p text:style-name="P11"/>
      <text:p text:style-name="P11">Я открываю глаза и вижу фигуру в голубом.</text:p>
      <text:p text:style-name="P11"/>
      <text:p text:style-name="P503">- Рэйнбоу? Где я? - бормочу я в прострации.</text:p>
      <text:p text:style-name="P503">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503">- Здластвуй, Хуман. Ты усыбся? Тебе больно? - участливо спрашивает кобылка.</text:p>
      <text:p text:style-name="P503"/>
      <text:p text:style-name="P503">Она подходит к столику с вазочкой, опрокидывает вазу с водой на тряпочку и бежит с ней ко мне. Приложив импровизированный компресс мне на лоб, она садится <text:span text:style-name="T1122">прямо </text:span>передо мной и смотрит на меня вишнёвыми глазами.</text:p>
      <text:p text:style-name="P11"/>
      <text:p text:style-name="P11"><text:soft-page-break/>- Они не велили в Хумана и наз<text:span text:style-name="T1124">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1124">постепенно </text:span>возвращается ясность мыслей.</text:p>
      <text:p text:style-name="P11">- Все. Подлуги. <text:span text:style-name="T1124">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1124">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504">- Рэйнбоу Джет? - неверяще переспрашиваю я.</text:p>
      <text:p text:style-name="P504"/>
      <text:p text:style-name="P503">Не может быть, полтысячи лет прошло с нашей последней встречи! Хотя Анакорн что-то говорил о <text:span text:style-name="T1124">том, что не в ладах со временем</text:span>.</text:p>
      <text:p text:style-name="P504"/>
      <text:p text:style-name="P23">- Неа! - разочарованно отвечает та. - Лэйнбоу Длим. <text:s/>Эх! А я думала, ты меня знаес. <text:span text:style-name="T1124">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8">- Эммм, - озадаченно тянет малышка. - У нас есть семейная легенда, сто наса </text:span></text:span><text:span text:style-name="Default_20_Paragraph_20_Font"><text:span text:style-name="T32">пла</text:span></text:span><text:span text:style-name="Default_20_Paragraph_20_Font"><text:span text:style-name="T8">-</text:span></text:span><text:span text:style-name="Default_20_Paragraph_20_Font"><text:span text:style-name="T32">пла</text:span></text:span><text:span text:style-name="Default_20_Paragraph_20_Font"><text:span text:style-name="T8">-</text:span></text:span><text:span text:style-name="Default_20_Paragraph_20_Font"><text:span text:style-name="T32">пла</text:span></text:span><text:span text:style-name="Default_20_Paragraph_20_Font"><text:span text:style-name="T8">-и-есё-много-</text:span></text:span><text:span text:style-name="Default_20_Paragraph_20_Font"><text:span text:style-name="T32">л</text:span></text:span><text:span text:style-name="Default_20_Paragraph_20_Font"><text:span text:style-name="T8">аз-</text:span></text:span><text:span text:style-name="Default_20_Paragraph_20_Font"><text:span text:style-name="T32">пла</text:span></text:span><text:span text:style-name="Default_20_Paragraph_20_Font"><text:span text:style-name="T8">-бабуска основала академию Вонделболтов пять тысясь лет назад.</text:span></text:span></text:p>
      <text:p text:style-name="P23">- Пять тысяч?!! - не верю я. - Пять тысяч лет назад?</text:p>
      <text:p text:style-name="P505">- Агась. А ты тосьно её знал? Мою пла-пла-пла-и-есё-много-лас-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8">Я ошеломлённо осматриваю музей. </text:span></text:span><text:span text:style-name="Default_20_Paragraph_20_Font"><text:span text:style-name="T32">Вижу </text:span></text:span><text:span text:style-name="Default_20_Paragraph_20_Font"><text:span text:style-name="T8">в углу на возвышении искорёженный мехадоспех Селестии под вывеской «Экспонат №502. </text:span></text:span><text:span text:style-name="Default_20_Paragraph_20_Font"><text:span text:style-name="T1125">Ритуальный доспех</text:span></text:span><text:span text:style-name="Default_20_Paragraph_20_Font"><text:span text:style-name="T8">». Вижу рядом с собой огороженную красным канатом колесницу Луны с табличкой: «</text:span></text:span><text:span text:style-name="Default_20_Paragraph_20_Font"><text:span text:style-name="T1125">Экспонат №514. </text:span></text:span><text:span text:style-name="Default_20_Paragraph_20_Font"><text:span text:style-name="T8">Церемониальная повозка времён Диархии, 0 ~ 300 </text:span></text:span>Anno<text:span text:style-name="Default_20_Paragraph_20_Font"><text:span text:style-name="T8"> </text:span></text:span>Celestia<text:span text:style-name="Default_20_Paragraph_20_Font"><text:span text:style-name="T8">».</text:span></text:span></text:p>
      <text:p text:style-name="P12"><text:span text:style-name="Default_20_Paragraph_20_Font"><text:span text:style-name="T8"/></text:span></text:p>
      <text:p text:style-name="P504">-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text:soft-page-break/>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1124">дитя</text:span>. Будь такой, какой была твоя <text:span text:style-name="T1123">пра-пра-</text:span>прабабушка, малышка. <text:span text:style-name="T1122">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1123">Мне так хотелось обнять тебя всё это время…</text:span></text:p>
      <text:p text:style-name="P23"/>
      <text:p text:style-name="P506">Я целую холодные губы статуи <text:span text:style-name="T1117">и обнимаю её шею</text:span>.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1126">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text:soft-page-break/>- Я обещала встретиться, и я выполнила своё обещание, мой маленький человек, - Селестия устало опускает голову мне на плечо. — <text:span text:style-name="T1123">Не скажу, что это было легко.</text:span></text:p>
      <text:p text:style-name="P23"/>
      <text:p text:style-name="P11">Всё её тело покрыто <text:span text:style-name="T1126">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1127">носом </text:span>ей в шею.</text:p>
      <text:p text:style-name="P11"/>
      <text:p text:style-name="P23">Селестия в ответ прижимает меня к себе единственным крылом.</text:p>
      <text:p text:style-name="P23"/>
      <text:p text:style-name="P11">- Ну же, <text:span text:style-name="T1117">Хуман</text:span>, не стоит так переживать, я же сказала, что буду ждать. Когда это я тебя обманывала?</text:p>
      <text:p text:style-name="P11">- Ты… Ты… Глупая ты <text:span text:style-name="T1117">моя </text:span>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1126">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1127">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1127">ран</text:span> аликорницы.</text:p>
      <text:p text:style-name="P23"/>
      <text:p text:style-name="P23">- Сел!!!</text:p>
      <text:p text:style-name="P11">- Ну-ну, мой маленький человек, не пугайся. Да, мне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1127">ющие</text:span>е тело Селестии.</text:p>
      <text:p text:style-name="P23"/>
      <text:p text:style-name="P507">- Н-нет, ч-что-ты, просто <text:span text:style-name="T1117">я</text:span> не любитель садо-мазо, - нервно хихикаю я.</text:p>
      <text:p text:style-name="P507"><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text:soft-page-break/>- Уж кому-кому, а не тебе говорить о гиподинамии! - внезапно шагает от стены <text:span text:style-name="T1127">кобыла-</text:span>экскурсовод. - Твой избыточный вес – это итог всех съеденных тобою ночью втайне от <text:span text:style-name="T1117">меня </text:span>пирожных, Сестрица! <text:span text:style-name="T1117">Мне </text:span>так думается, кладка старого замка <text:span text:style-name="T1127">в Вечнодиком</text:span> состоит наполовину из зачерствевших круассанов!</text:p>
      <text:p text:style-name="P23"/>
      <text:p text:style-name="P508">Жакет падает на пол, освобождая пару крыльев. К нему же отправляются <text:span text:style-name="T1117">тёмные </text:span>очки <text:span text:style-name="T1117">и </text:span>зажим<text:span text:style-name="T1117">ы</text:span> для волос. Освобождённ<text:span text:style-name="T1117">ые</text:span> грива <text:span text:style-name="T1117">и хвост </text:span>разворачива<text:span text:style-name="T1117">ю</text:span>тся вокруг тёмной аликорницы пышным<text:span text:style-name="T1117">и</text:span> ореол<text:span text:style-name="T1117">а</text:span>м<text:span text:style-name="T1117">и</text:span>. Я замираю от ужаса.</text:p>
      <text:p text:style-name="P508"/>
      <text:p text:style-name="P508">Луна подходит к Селестии вплотную, нос к носу.</text:p>
      <text:p text:style-name="P23"/>
      <text:p text:style-name="P23">- <text:span text:style-name="T1117">Я</text:span> рад<text:span text:style-name="T1117">а</text:span>, что ты вернулась, Сестра. <text:span text:style-name="T1117">Я</text:span><text:span text:style-name="T1126"> ждал</text:span><text:span text:style-name="T1117">а</text:span><text:span text:style-name="T1126">.</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text:span text:style-name="T1117">Я</text:span> <text:span text:style-name="T1126">всё время </text:span>пыталась найти способ расколдовать тебя. Увы, <text:span text:style-name="T1127">это </text:span>заклятие ещё более сильное, чем то, что сослало <text:span text:style-name="T1117">меня</text:span> на Луну когда-то… Твоя магия всегда была сильнее <text:span text:style-name="T1117">моей</text:span>…</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pan text:style-name="Default_20_Paragraph_20_Font"><text:span text:style-name="T8">- Да, Хуман. </text:span></text:span><text:span text:style-name="Default_20_Paragraph_20_Font"><text:span text:style-name="T1128">Я</text:span></text:span><text:span text:style-name="Default_20_Paragraph_20_Font"><text:span text:style-name="T8"> нашл</text:span></text:span><text:span text:style-name="Default_20_Paragraph_20_Font"><text:span text:style-name="T1128">а</text:span></text:span><text:span text:style-name="Default_20_Paragraph_20_Font"><text:span text:style-name="T8"> способ вернуться с луны через тысячу лет. Это было непросто, но не тяжелее, чем выжить там и не сойти с ума от одиночества столь долгое время. Да, </text:span></text:span><text:span text:style-name="Default_20_Paragraph_20_Font"><text:span text:style-name="T1128">я</text:span></text:span><text:span text:style-name="Default_20_Paragraph_20_Font"><text:span text:style-name="T8"> победил</text:span></text:span><text:span text:style-name="Default_20_Paragraph_20_Font"><text:span text:style-name="T1128">а</text:span></text:span><text:span text:style-name="Default_20_Paragraph_20_Font"><text:span text:style-name="T8"> </text:span></text:span><text:span text:style-name="Default_20_Paragraph_20_Font"><text:span text:style-name="T1129">тварь Иль-Шогг</text:span></text:span><text:span text:style-name="Default_20_Paragraph_20_Font"><text:span text:style-name="T8">, засевшую в</text:span></text:span><text:span text:style-name="Default_20_Paragraph_20_Font"><text:span text:style-name="T1128">о</text:span></text:span><text:span text:style-name="Default_20_Paragraph_20_Font"><text:span text:style-name="T8"> </text:span></text:span><text:span text:style-name="Default_20_Paragraph_20_Font"><text:span text:style-name="T1128">мне</text:span></text:span><text:span text:style-name="Default_20_Paragraph_20_Font"><text:span text:style-name="T8"> ещё в Орунгуне. </text:span></text:span><text:span text:style-name="Default_20_Paragraph_20_Font"><text:span text:style-name="T1128">Я</text:span></text:span><text:span text:style-name="Default_20_Paragraph_20_Font"><text:span text:style-name="T8"> даже смогл</text:span></text:span><text:span text:style-name="Default_20_Paragraph_20_Font"><text:span text:style-name="T1128">а</text:span></text:span><text:span text:style-name="Default_20_Paragraph_20_Font"><text:span text:style-name="T8"> наладить с ней некую форму сотрудничества, которая и позволила </text:span></text:span><text:span text:style-name="Default_20_Paragraph_20_Font"><text:span text:style-name="T1128">мне</text:span></text:span><text:span text:style-name="Default_20_Paragraph_20_Font"><text:span text:style-name="T8">, в конце-концов, выбраться. Нет, </text:span></text:span><text:span text:style-name="Default_20_Paragraph_20_Font"><text:span text:style-name="T1128">Я</text:span></text:span><text:span text:style-name="Default_20_Paragraph_20_Font"><text:span text:style-name="T8"> больше не опасн</text:span></text:span><text:span text:style-name="Default_20_Paragraph_20_Font"><text:span text:style-name="T1128">а</text:span></text:span><text:span text:style-name="Default_20_Paragraph_20_Font"><text:span text:style-name="T8"> – единственное, чего </text:span></text:span><text:span text:style-name="Default_20_Paragraph_20_Font"><text:span text:style-name="T1128">Я</text:span></text:span><text:span text:style-name="Default_20_Paragraph_20_Font"><text:span text:style-name="T8"> хо</text:span></text:span><text:span text:style-name="Default_20_Paragraph_20_Font"><text:span text:style-name="T1128">чу</text:span></text:span><text:span text:style-name="Default_20_Paragraph_20_Font"><text:span text:style-name="T8">, это покоя. И прощения – сестриного и твоего. </text:span></text:span><text:span text:style-name="Default_20_Paragraph_20_Font"><text:span text:style-name="T1128">Я</text:span></text:span><text:span text:style-name="Default_20_Paragraph_20_Font"><text:span text:style-name="T8">… </text:span></text:span><text:span text:style-name="Default_20_Paragraph_20_Font"><text:span text:style-name="T1128">Я </text:span></text:span><text:span text:style-name="Default_20_Paragraph_20_Font"><text:span text:style-name="T8">не хотел</text:span></text:span><text:span text:style-name="Default_20_Paragraph_20_Font"><text:span text:style-name="T1128">а</text:span></text:span><text:span text:style-name="Default_20_Paragraph_20_Font"><text:span text:style-name="T8"> этого… И </text:span></text:span><text:span text:style-name="Default_20_Paragraph_20_Font"><text:span text:style-name="T1128">мои </text:span></text:span><text:span text:style-name="Default_20_Paragraph_20_Font"><text:span text:style-name="T8">чувства в тот единственный </text:span></text:span><text:soft-page-break/><text:span text:style-name="Default_20_Paragraph_20_Font"><text:span text:style-name="T8">вечер с тобой были правдивыми. </text:span></text:span><text:span text:style-name="Default_20_Paragraph_20_Font"><text:span text:style-name="T1129">Тварь</text:span></text:span><text:span text:style-name="Default_20_Paragraph_20_Font"><text:span text:style-name="T8"> обманул</text:span></text:span><text:span text:style-name="Default_20_Paragraph_20_Font"><text:span text:style-name="T1129">а</text:span></text:span><text:span text:style-name="Default_20_Paragraph_20_Font"><text:span text:style-name="T8"> и </text:span></text:span><text:span text:style-name="Default_20_Paragraph_20_Font"><text:span text:style-name="T1128">меня</text:span></text:span><text:span text:style-name="Default_20_Paragraph_20_Font"><text:span text:style-name="T8"> тоже и хитростью выведал</text:span></text:span><text:span text:style-name="Default_20_Paragraph_20_Font"><text:span text:style-name="T1129">а</text:span></text:span><text:span text:style-name="Default_20_Paragraph_20_Font"><text:span text:style-name="T8"> у тебя дорогу к Орунгуну. Когда же он</text:span></text:span><text:span text:style-name="Default_20_Paragraph_20_Font"><text:span text:style-name="T1129">а</text:span></text:span><text:span text:style-name="Default_20_Paragraph_20_Font"><text:span text:style-name="T8"> проявил</text:span></text:span><text:span text:style-name="Default_20_Paragraph_20_Font"><text:span text:style-name="T1129">а</text:span></text:span><text:span text:style-name="Default_20_Paragraph_20_Font"><text:span text:style-name="T8"> себя и окончательно поработил</text:span></text:span><text:span text:style-name="Default_20_Paragraph_20_Font"><text:span text:style-name="T1129">а</text:span></text:span><text:span text:style-name="Default_20_Paragraph_20_Font"><text:span text:style-name="T8"> </text:span></text:span><text:span text:style-name="Default_20_Paragraph_20_Font"><text:span text:style-name="T1128">мой</text:span></text:span><text:span text:style-name="Default_20_Paragraph_20_Font"><text:span text:style-name="T8"> разум, последним усилием воли </text:span></text:span><text:span text:style-name="Default_20_Paragraph_20_Font"><text:span text:style-name="T1128">я</text:span></text:span><text:span text:style-name="Default_20_Paragraph_20_Font"><text:span text:style-name="T8"> выбросил</text:span></text:span><text:span text:style-name="Default_20_Paragraph_20_Font"><text:span text:style-name="T1128">а</text:span></text:span><text:span text:style-name="Default_20_Paragraph_20_Font"><text:span text:style-name="T8"> тебя из гипносна, пока ты не замёрз до смерти. И всё время, что ты был в плену, </text:span></text:span><text:span text:style-name="Default_20_Paragraph_20_Font"><text:span text:style-name="T1128">я</text:span></text:span><text:span text:style-name="Default_20_Paragraph_20_Font"><text:span text:style-name="T8"> противились </text:span></text:span><text:span text:style-name="Default_20_Paragraph_20_Font"><text:span text:style-name="T1128">желанию</text:span></text:span><text:span text:style-name="Default_20_Paragraph_20_Font"><text:span text:style-name="T8"> </text:span></text:span>Найтмэр убить тебя. <text:span text:style-name="Default_20_Paragraph_20_Font"><text:span text:style-name="T8">Её намерение уничтожить тебя сталкивалось с </text:span></text:span><text:span text:style-name="Default_20_Paragraph_20_Font"><text:span text:style-name="T1128">моим </text:span></text:span><text:span text:style-name="Default_20_Paragraph_20_Font"><text:span text:style-name="T8">намерением сохранить тебе жизнь – эта внутренняя борьба сильно выматывала Найтмэр и явилась одной из причин её поражения. </text:span></text:span><text:span text:style-name="Default_20_Paragraph_20_Font"><text:span text:style-name="T1128">Я</text:span></text:span><text:span text:style-name="Default_20_Paragraph_20_Font"><text:span text:style-name="T8">… </text:span></text:span><text:span text:style-name="Default_20_Paragraph_20_Font"><text:span text:style-name="T1128">Я</text:span></text:span><text:span text:style-name="Default_20_Paragraph_20_Font"><text:span text:style-name="T8"> не мо</text:span></text:span><text:span text:style-name="Default_20_Paragraph_20_Font"><text:span text:style-name="T1128">гу</text:span></text:span><text:span text:style-name="Default_20_Paragraph_20_Font"><text:span text:style-name="T8"> надеяться, что ты и Сестра поверите и простите </text:span></text:span><text:span text:style-name="Default_20_Paragraph_20_Font"><text:span text:style-name="T1128">меня</text:span></text:span><text:span text:style-name="Default_20_Paragraph_20_Font"><text:span text:style-name="T8">… И потому </text:span></text:span><text:span text:style-name="Default_20_Paragraph_20_Font"><text:span text:style-name="T1128">я</text:span></text:span><text:span text:style-name="Default_20_Paragraph_20_Font"><text:span text:style-name="T8"> уйд</text:span></text:span><text:span text:style-name="Default_20_Paragraph_20_Font"><text:span text:style-name="T1128">у</text:span></text:span><text:span text:style-name="Default_20_Paragraph_20_Font"><text:span text:style-name="T8">, если вы так скажете. Только про</text:span></text:span><text:span text:style-name="Default_20_Paragraph_20_Font"><text:span text:style-name="T1128">шу</text:span></text:span><text:span text:style-name="Default_20_Paragraph_20_Font"><text:span text:style-name="T8"> вас… Дайте </text:span></text:span><text:span text:style-name="Default_20_Paragraph_20_Font"><text:span text:style-name="T1128">мне</text:span></text:span><text:span text:style-name="Default_20_Paragraph_20_Font"><text:span text:style-name="T8"> постоять </text:span></text:span><text:span text:style-name="Default_20_Paragraph_20_Font"><text:span text:style-name="T1130">с вами</text:span></text:span><text:span text:style-name="Default_20_Paragraph_20_Font"><text:span text:style-name="T8"> хоть две минуты… </text:span></text:span><text:span text:style-name="Default_20_Paragraph_20_Font"><text:span text:style-name="T1128">Я</text:span></text:span><text:span text:style-name="Default_20_Paragraph_20_Font"><text:span text:style-name="T8"> так соскучил</text:span></text:span><text:span text:style-name="Default_20_Paragraph_20_Font"><text:span text:style-name="T1128">а</text:span></text:span><text:span text:style-name="Default_20_Paragraph_20_Font"><text:span text:style-name="T8">сь! </text:span></text:span><text:span text:style-name="Default_20_Paragraph_20_Font"><text:span text:style-name="T1129">У </text:span></text:span><text:span text:style-name="Default_20_Paragraph_20_Font"><text:span text:style-name="T1128">меня</text:span></text:span><text:span text:style-name="Default_20_Paragraph_20_Font"><text:span text:style-name="T1129">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1127">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1126">айны, как на нашей старой родине</text:span>.</text:p>
      <text:p text:style-name="P23">- Твоя правда, Сестра, - согла<text:span text:style-name="T1127">шается </text:span>с ней Луна. - <text:span text:style-name="T1131">Я</text:span> хотел<text:span text:style-name="T1131">а</text:span>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1127">я</text:span> жизнь в твёрдом мире утомляет…</text:p>
      <text:p text:style-name="P23">- А потом?</text:p>
      <text:p text:style-name="P11">- Потом? Кто знает? Быть может, безмятежная тихая жизнь в <text:span text:style-name="T1131">Эквестрии</text:span>,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 Правильное решение, - кивает Луна. - <text:span text:style-name="T1131">Я</text:span> рад<text:span text:style-name="T1131">а</text:span>. Как <text:span text:style-name="T1131">мне</text:span> ни стыдно признаваться, но <text:span text:style-name="T1131">я</text:span> привыкл<text:span text:style-name="T1131">а</text:span> к твоему присутствию и <text:span text:style-name="T1131">мне</text:span> не хватало бы твоих тупых шуток. И... <text:span text:style-name="T1131">я</text:span> привязал<text:span text:style-name="T1131">а</text:span>сь к тебе. Сильно.</text:p>
      <text:p text:style-name="P11"/>
      <text:p text:style-name="P11">Мне кажется, или я вижу в вечерних лучах солнца краску, залившую щеки Луны?</text:p>
      <text:p text:style-name="P11"/>
      <text:p text:style-name="P11"><text:soft-page-break/>Я смеюсь. Всё ста<text:span text:style-name="T1127">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1132">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text:span text:style-name="T1131">меня</text:span>, Хуман. После стольких-то лет знакомства! Это забавляет. Садись!<text:note text:id="ftn12" text:note-class="footnote"><text:note-citation>13</text:note-citation><text:note-body><text:p text:style-name="P509"><text:s/>В глубине искорёженного шлема экспоната №502 загор<text:span text:style-name="T1042">ается</text:span> жёлтый огонёк. Зелёные буквы <text:span text:style-name="T1133">бе</text:span><text:span text:style-name="T1042">гут</text:span> на небольшом потрескавшемся экранчике.</text:p><text:p text:style-name="P510"/><text:p text:style-name="P510">- Регистрация присутствия хозяина.</text:p><text:p text:style-name="P510">- Регистрация увеличения дистанции с хозяином.</text:p><text:p text:style-name="P510">- Отсутствие инструкций.</text:p><text:p text:style-name="P510">- Активация протокола <text:span text:style-name="T1131">№</text:span><text:span text:style-name="T1042">781 </text:span>поддерж<text:span text:style-name="T1042">ки</text:span> дистанции, необходимой для принятия инструкций хозяина.</text:p><text:p text:style-name="P510"/><text:p text:style-name="P510"/><text:p text:style-name="P510">Помятый мехадоспех с громким скрипом приходит в движение и шагает с постамента. <text:span text:style-name="T1132">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text:p text:style-name="P510"/><text:p text:style-name="P510">Вскоре слегка скрежещущая фигура скрывается в лучах заходящего солнца вслед за троицей сказочных созданий.</text:p></text:note-body></text:note></text:p>
      <text:p text:style-name="P23"><text:soft-page-break/></text:p>
      <text:p text:style-name="P23">…</text:p>
      <text:p text:style-name="P23"/>
      <text:p text:style-name="P23">Лэйнбоу Длим – хлаблая! Лэйнбоу Длим не убезала, как длугие, от <text:span text:style-name="T1133">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text:s/></text:p>
      <text:p text:style-name="P23"/>
      <text:p text:style-name="P23"/>
      <text:h text:style-name="P166" text:outline-level="2"><text:span text:style-name="T8">Конец</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initial-creator>Maksym Tuhai</meta:initial-creator>
    <meta:creation-date>2019-06-10T23:54:00Z</meta:creation-date>
    <dc:date>2025-12-24T01:26:29.672600500</dc:date>
    <meta:editing-cycles>551</meta:editing-cycles>
    <meta:editing-duration>P155DT12H16M31S</meta:editing-duration>
    <meta:document-statistic meta:table-count="0" meta:image-count="0" meta:object-count="0" meta:page-count="377" meta:paragraph-count="4878" meta:word-count="119362" meta:character-count="770419" meta:non-whitespace-character-count="654461"/>
    <meta:template xlink:type="simple" xlink:actuate="onRequest" xlink:title="" xlink:href="Normal"/>
  </office:meta>
</office:document-meta>
</file>